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16mm"/>
    </style:style>
    <style:style style:name="co7" style:family="table-column">
      <style:table-column-properties fo:break-before="auto" style:column-width="30.3mm"/>
    </style:style>
    <style:style style:name="co8" style:family="table-column">
      <style:table-column-properties fo:break-before="auto" style:column-width="16.97mm"/>
    </style:style>
    <style:style style:name="co9" style:family="table-column">
      <style:table-column-properties fo:break-before="auto" style:column-width="9.61mm"/>
    </style:style>
    <style:style style:name="co10" style:family="table-column">
      <style:table-column-properties fo:break-before="auto" style:column-width="20.23mm"/>
    </style:style>
    <style:style style:name="co11" style:family="table-column">
      <style:table-column-properties fo:break-before="auto" style:column-width="30.59mm"/>
    </style:style>
    <style:style style:name="co12" style:family="table-column">
      <style:table-column-properties fo:break-before="auto" style:column-width="12.88mm"/>
    </style:style>
    <style:style style:name="co13" style:family="table-column">
      <style:table-column-properties fo:break-before="auto" style:column-width="10.16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9.69mm"/>
    </style:style>
    <style:style style:name="co17" style:family="table-column">
      <style:table-column-properties fo:break-before="auto" style:column-width="22.68mm"/>
    </style:style>
    <style:style style:name="co18" style:family="table-column">
      <style:table-column-properties fo:break-before="auto" style:column-width="23.23mm"/>
    </style:style>
    <style:style style:name="co19" style:family="table-column">
      <style:table-column-properties fo:break-before="auto" style:column-width="19.97mm"/>
    </style:style>
    <style:style style:name="co20" style:family="table-column">
      <style:table-column-properties fo:break-before="auto" style:column-width="22.95mm"/>
    </style:style>
    <style:style style:name="co21" style:family="table-column">
      <style:table-column-properties fo:break-before="auto" style:column-width="17.78mm"/>
    </style:style>
    <style:style style:name="co22" style:family="table-column">
      <style:table-column-properties fo:break-before="auto" style:column-width="13.97mm"/>
    </style:style>
    <style:style style:name="co23" style:family="table-column">
      <style:table-column-properties fo:break-before="auto" style:column-width="15.59mm"/>
    </style:style>
    <style:style style:name="co24" style:family="table-column">
      <style:table-column-properties fo:break-before="auto" style:column-width="33.3mm"/>
    </style:style>
    <style:style style:name="co25" style:family="table-column">
      <style:table-column-properties fo:break-before="auto" style:column-width="36.02mm"/>
    </style:style>
    <style:style style:name="co26" style:family="table-column">
      <style:table-column-properties fo:break-before="auto" style:column-width="34.11mm"/>
    </style:style>
    <style:style style:name="co27" style:family="table-column">
      <style:table-column-properties fo:break-before="auto" style:column-width="32.49mm"/>
    </style:style>
    <style:style style:name="co28" style:family="table-column">
      <style:table-column-properties fo:break-before="auto" style:column-width="13.16mm"/>
    </style:style>
    <style:style style:name="co29" style:family="table-column">
      <style:table-column-properties fo:break-before="auto" style:column-width="20.41mm"/>
    </style:style>
    <style:style style:name="co30" style:family="table-column">
      <style:table-column-properties fo:break-before="auto" style:column-width="12.29mm"/>
    </style:style>
    <style:style style:name="co31" style:family="table-column">
      <style:table-column-properties fo:break-before="auto" style:column-width="26.23mm"/>
    </style:style>
    <style:style style:name="co32" style:family="table-column">
      <style:table-column-properties fo:break-before="auto" style:column-width="8.78mm"/>
    </style:style>
    <style:style style:name="co33" style:family="table-column">
      <style:table-column-properties fo:break-before="auto" style:column-width="7.07mm"/>
    </style:style>
    <style:style style:name="co34" style:family="table-column">
      <style:table-column-properties fo:break-before="auto" style:column-width="26.76mm"/>
    </style:style>
    <style:style style:name="co35" style:family="table-column">
      <style:table-column-properties fo:break-before="auto" style:column-width="2.08mm"/>
    </style:style>
    <style:style style:name="co36" style:family="table-column">
      <style:table-column-properties fo:break-before="auto" style:column-width="5.59mm"/>
    </style:style>
    <style:style style:name="co37" style:family="table-column">
      <style:table-column-properties fo:break-before="auto" style:column-width="5.33mm"/>
    </style:style>
    <style:style style:name="co38" style:family="table-column">
      <style:table-column-properties fo:break-before="auto" style:column-width="5.08mm"/>
    </style:style>
    <style:style style:name="co39" style:family="table-column">
      <style:table-column-properties fo:break-before="auto" style:column-width="7.39mm"/>
    </style:style>
    <style:style style:name="co40" style:family="table-column">
      <style:table-column-properties fo:break-before="auto" style:column-width="9.45mm"/>
    </style:style>
    <style:style style:name="co41" style:family="table-column">
      <style:table-column-properties fo:break-before="auto" style:column-width="12.33mm"/>
    </style:style>
    <style:style style:name="co42" style:family="table-column">
      <style:table-column-properties fo:break-before="auto" style:column-width="1.57mm"/>
    </style:style>
    <style:style style:name="co43" style:family="table-column">
      <style:table-column-properties fo:break-before="auto" style:column-width="2.36mm"/>
    </style:style>
    <style:style style:name="co44" style:family="table-column">
      <style:table-column-properties fo:break-before="auto" style:column-width="7.58mm"/>
    </style:style>
    <style:style style:name="co45" style:family="table-column">
      <style:table-column-properties fo:break-before="auto" style:column-width="29.49mm"/>
    </style:style>
    <style:style style:name="co46" style:family="table-column">
      <style:table-column-properties fo:break-before="auto" style:column-width="6.01mm"/>
    </style:style>
    <style:style style:name="co47" style:family="table-column">
      <style:table-column-properties fo:break-before="auto" style:column-width="4.18mm"/>
    </style:style>
    <style:style style:name="co48" style:family="table-column">
      <style:table-column-properties fo:break-before="auto" style:column-width="14.66mm"/>
    </style:style>
    <style:style style:name="co49" style:family="table-column">
      <style:table-column-properties fo:break-before="auto" style:column-width="24.85mm"/>
    </style:style>
    <style:style style:name="co50" style:family="table-column">
      <style:table-column-properties fo:break-before="auto" style:column-width="9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56mm" fo:break-before="auto" style:use-optimal-row-height="false"/>
    </style:style>
    <style:style style:name="ro6" style:family="table-row">
      <style:table-row-properties style:row-height="5.6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cell-protect="protected formula-hidden" style:print-content="tru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cell-protect="protected formula-hidden" style:print-content="true"/>
      <style:text-properties fo:font-size="11pt" style:font-size-asian="11pt" style:font-size-complex="11pt"/>
    </style:style>
    <style:style style:name="ce13" style:family="table-cell" style:parent-style-name="Default">
      <style:table-cell-properties fo:background-color="#ffff00" style:cell-protect="none" style:print-content="true"/>
      <style:text-properties fo:font-size="11pt" style:font-size-asian="11pt" style:font-size-complex="11pt"/>
    </style:style>
    <style:style style:name="ce14" style:family="table-cell" style:parent-style-name="Default">
      <style:table-cell-properties fo:background-color="#ffff00" style:cell-protect="protected formula-hidden" style:print-content="true" style:text-align-source="fix" style:repeat-content="false" style:vertical-align="middl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00" style:cell-protect="protected formula-hidden" style:print-content="true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ext-properties fo:font-size="11pt" style:font-size-asian="11pt" style:font-size-complex="11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style="normal" style:font-size-asian="11pt" style:font-style-asian="normal" style:font-size-complex="11pt" style:font-style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style:font-size-asian="11pt" style:font-style-asian="normal" style:font-size-complex="11pt" style:font-style-complex="normal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00" style:family="table-cell" style:parent-style-name="Excel_20_Built-in_20_Hyperlink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1" style:family="table-cell" style:parent-style-name="Excel_20_Built-in_20_Hyperlink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2" style:family="table-cell" style:parent-style-name="Excel_20_Built-in_20_Hyperlink" style:data-style-name="N129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3" style:family="table-cell" style:parent-style-name="Default" style:data-style-name="N129">
      <style:text-properties style:font-name="Liberation Sans" fo:font-size="11pt" style:font-size-asian="11pt" style:font-size-complex="11pt"/>
    </style:style>
    <style:style style:name="ce104" style:family="table-cell" style:parent-style-name="Excel_20_Built-in_20_Normal" style:data-style-name="N4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105" style:family="table-cell" style:parent-style-name="Excel_20_Built-in_20_Hyperlink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6" style:family="table-cell" style:parent-style-name="Excel_20_Built-in_20_Hyperlink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7" style:family="table-cell" style:parent-style-name="Excel_20_Built-in_20_Hyperlink" style:data-style-name="N4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08" style:family="table-cell" style:parent-style-name="Default" style:data-style-name="N40">
      <style:text-properties style:font-name="Liberation Sans" fo:font-size="11pt" style:font-size-asian="11pt" style:font-size-complex="11pt"/>
    </style:style>
    <style:style style:name="ce109" style:family="table-cell" style:parent-style-name="Excel_20_Built-in_20_Hyperlink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0" style:family="table-cell" style:parent-style-name="Excel_20_Built-in_20_Hyperlink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1" style:family="table-cell" style:parent-style-name="Excel_20_Built-in_20_Hyperlink" style:data-style-name="N1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2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3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114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5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25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fo:border-bottom="0.74pt soli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ext-properties style:font-name="Liberation Sans" fo:font-size="11pt" style:font-size-asian="11pt" style:font-size-complex="11pt"/>
    </style:style>
    <style:style style:name="ce3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Partite.B1"/>
    </style:style>
    <style:style style:name="ce31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11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5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6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8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49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5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1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2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5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4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5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6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Partite.B1"/>
    </style:style>
    <style:style style:name="ce357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8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59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6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60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Partite.E1"/>
    </style:style>
    <style:style style:name="ce361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Partite.E1"/>
    </style:style>
    <style:style style:name="ce36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6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6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368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69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70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1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2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3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4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5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6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7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8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79" style:family="table-cell" style:parent-style-name="Excel_20_Built-in_20_Hyperlink" style:data-style-name="N125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38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80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3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97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98" style:family="table-cell" style:parent-style-name="Default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99" style:family="table-cell" style:parent-style-name="Excel_20_Built-in_20_Normal" style:data-style-name="N129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mm"/>
      <style:text-properties fo:font-size="11pt" fo:font-weight="bold" style:font-size-asian="11pt" style:font-weight-asian="bold" style:font-size-complex="11pt" style:font-weight-complex="bold"/>
    </style:style>
    <style:style style:name="ce153" style:family="table-cell" style:parent-style-name="Default">
      <style:table-cell-properties style:cell-protect="protected formula-hidden" style:print-content="true"/>
      <style:text-properties fo:font-size="11pt" fo:font-weight="bold" style:font-size-asian="11pt" style:font-weight-asian="bold" style:font-size-complex="11pt" style:font-weight-complex="bold"/>
    </style:style>
    <style:style style:name="ce154" style:family="table-cell" style:parent-style-name="Default">
      <style:table-cell-properties fo:background-color="#ffff00" style:cell-protect="none" style:print-content="true"/>
      <style:text-properties fo:font-size="11pt" style:font-size-asian="11pt" style:font-size-complex="11pt"/>
    </style:style>
    <style:style style:name="ce155" style:family="table-cell" style:parent-style-name="Default">
      <style:table-cell-properties style:cell-protect="protected formula-hidden" style:print-content="true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ff00" style:cell-protect="protected formula-hidden" style:print-content="true" style:text-align-source="fix" style:repeat-content="false" style:vertical-align="middl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ackground-color="#ffff00" style:cell-protect="none" style:print-content="true"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58" style:family="table-cell" style:parent-style-name="Default">
      <style:table-cell-properties fo:background-color="#ffff00" style:cell-protect="protected formula-hidden" style:print-content="true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ackground-color="#ffff00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62" style:family="table-cell" style:parent-style-name="Default">
      <style:text-properties fo:font-size="11pt" style:font-size-asian="11pt" style:font-size-complex="11pt"/>
    </style:style>
    <style:style style:name="ce16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font-size="11pt" fo:font-style="normal" style:font-size-asian="11pt" style:font-style-asian="normal" style:font-size-complex="11pt" style:font-style-complex="normal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normal" style:font-size-asian="11pt" style:font-style-asian="normal" style:font-size-complex="11pt" style:font-style-complex="normal"/>
    </style:style>
    <style:style style:name="ce169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170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171" style:family="table-cell" style:parent-style-name="Default">
      <style:table-cell-properties fo:border-bottom="0.74pt dotte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172" style:family="table-cell" style:parent-style-name="Default">
      <style:table-cell-properties fo:border-bottom="0.74pt solid #000000" fo:background-color="#a9d18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use-window-font-color="true" style:font-name="Liberation Sans" fo:font-size="11pt" fo:font-weight="normal" style:font-size-asian="11pt" style:font-weight-asian="normal" style:font-size-complex="11pt" style:font-weight-complex="normal"/>
    </style:style>
    <style:style style:name="ce174" style:family="table-cell" style:parent-style-name="Default">
      <style:text-properties style:font-name="Liberation Sans" fo:font-size="11pt" style:font-size-asian="11pt" style:font-size-complex="11pt"/>
    </style:style>
    <style:style style:name="ce175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Partite.B1"/>
    </style:style>
    <style:style style:name="ce176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77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18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18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18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89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0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2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3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5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6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8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199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20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3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4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05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206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207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208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73" style:base-cell-address="Partite.B1"/>
    </style:style>
    <style:style style:name="ce209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21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213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216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Partite.E1"/>
    </style:style>
    <style:style style:name="ce21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207" style:base-cell-address="Partite.E1"/>
    </style:style>
    <style:style style:name="ce218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219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220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Partite.C2"/>
    </style:style>
    <style:style style:name="ce221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222" style:family="table-cell" style:parent-style-name="Default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223" style:family="table-cell" style:parent-style-name="Default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AND(#REF!&gt;#REF!;ISNUMBER(#REF!);ISNUMBER(#REF!));1;0))" style:apply-style-name="ConditionalStyle_5f_202" style:base-cell-address="Partite.G2"/>
    </style:style>
    <style:style style:name="ce224" style:family="table-cell" style:parent-style-name="Excel_20_Built-in_20_Normal" style:data-style-name="N129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225" style:family="table-cell" style:parent-style-name="Excel_20_Built-in_20_Hyperlink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26" style:family="table-cell" style:parent-style-name="Excel_20_Built-in_20_Hyperlink" style:data-style-name="N129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27" style:family="table-cell" style:parent-style-name="Excel_20_Built-in_20_Hyperlink" style:data-style-name="N129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28" style:family="table-cell" style:parent-style-name="Default" style:data-style-name="N129">
      <style:text-properties style:font-name="Liberation Sans" fo:font-size="11pt" style:font-size-asian="11pt" style:font-size-complex="11pt"/>
    </style:style>
    <style:style style:name="ce229" style:family="table-cell" style:parent-style-name="Excel_20_Built-in_20_Normal" style:data-style-name="N4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#REF!=&quot;Black and White&quot;)" style:apply-style-name="ConditionalStyle_5f_163" style:base-cell-address="Partite.A1"/>
    </style:style>
    <style:style style:name="ce230" style:family="table-cell" style:parent-style-name="Excel_20_Built-in_20_Hyperlink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33" style:family="table-cell" style:parent-style-name="Excel_20_Built-in_20_Hyperlink" style:data-style-name="N40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34" style:family="table-cell" style:parent-style-name="Excel_20_Built-in_20_Hyperlink" style:data-style-name="N40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37" style:family="table-cell" style:parent-style-name="Default" style:data-style-name="N40">
      <style:text-properties style:font-name="Liberation Sans" fo:font-size="11pt" style:font-size-asian="11pt" style:font-size-complex="11pt"/>
    </style:style>
    <style:style style:name="ce238" style:family="table-cell" style:parent-style-name="Excel_20_Built-in_20_Hyperlink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39" style:family="table-cell" style:parent-style-name="Excel_20_Built-in_20_Hyperlink" style:data-style-name="N1">
      <style:table-cell-properties fo:border-bottom="0.74pt dotte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40" style:family="table-cell" style:parent-style-name="Excel_20_Built-in_20_Hyperlink" style:data-style-name="N1">
      <style:table-cell-properties fo:border-bottom="0.74pt solid #000000" fo:background-color="#ffff00" style:cell-protect="protected formula-hidden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41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42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43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44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45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46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47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48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49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51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52" style:family="table-cell" style:parent-style-name="Excel_20_Built-in_20_Hyperlink" style:data-style-name="N1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53" style:family="table-cell" style:parent-style-name="Excel_20_Built-in_20_Hyperlink" style:data-style-name="N1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54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55" style:family="table-cell" style:parent-style-name="Excel_20_Built-in_20_Hyperlink" style:data-style-name="N125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56" style:family="table-cell" style:parent-style-name="Excel_20_Built-in_20_Hyperlink" style:data-style-name="N125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Partite.H2"/>
    </style:style>
    <style:style style:name="ce257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58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63" style:base-cell-address="'Classifiche Gironi'.A1"/>
    </style:style>
    <style:style style:name="ce382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3" style:family="table-cell" style:parent-style-name="Excel_20_Built-in_20_Normal">
      <style:table-cell-properties fo:border-bottom="0.74pt dotte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4" style:family="table-cell" style:parent-style-name="Excel_20_Built-in_20_Normal">
      <style:table-cell-properties fo:border-bottom="0.74pt solid #000000" fo:background-color="#fff2cc" style:text-align-source="fix" style:repeat-content="false" fo:border-left="0.74pt solid #000000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385" style:family="table-cell" style:parent-style-name="Excel_20_Built-in_20_Hyperlink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1pt" style:font-size-asian="11pt" style:font-size-complex="11pt"/>
    </style:style>
    <style:style style:name="ce387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173" style:base-cell-address="'Classifiche Gironi'.B1"/>
    </style:style>
    <style:style style:name="ce388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89" style:family="table-cell" style:parent-style-name="Default">
      <style:table-cell-properties fo:border-bottom="0.74pt dotte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>
      <style:table-cell-properties fo:border-bottom="0.74pt solid #000000" fo:background-color="#ff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1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2" style:family="table-cell" style:parent-style-name="Default">
      <style:table-cell-properties fo:border-bottom="0.74pt dotte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>
      <style:table-cell-properties fo:border-bottom="0.74pt solid #000000" fo:background-color="#ffa5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fo:border-bottom="0.74pt dotte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order-bottom="0.74pt solid #000000" fo:background-color="#ffff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000000" style:font-name="Liberation Sans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8" style:family="table-cell" style:parent-style-name="Default">
      <style:table-cell-properties fo:border-bottom="0.74pt dotte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399" style:family="table-cell" style:parent-style-name="Default">
      <style:table-cell-properties fo:border-bottom="0.74pt solid #000000" fo:background-color="#008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0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fo:border-bottom="0.74pt dotte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2" style:family="table-cell" style:parent-style-name="Default">
      <style:table-cell-properties fo:border-bottom="0.74pt solid #000000" fo:background-color="#0000ff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order-bottom="0.74pt dotte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5" style:family="table-cell" style:parent-style-name="Default">
      <style:table-cell-properties fo:border-bottom="0.74pt solid #000000" fo:background-color="#4b0082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6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order-bottom="0.74pt dotte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8" style:family="table-cell" style:parent-style-name="Default">
      <style:table-cell-properties fo:border-bottom="0.74pt solid #000000" fo:background-color="#ee82ee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09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soli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0" style:family="table-cell" style:parent-style-name="Default">
      <style:table-cell-properties fo:border-bottom="0.74pt dotte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order-bottom="0.74pt solid #000000" fo:background-color="#000000" style:cell-protect="protected formula-hidden" style:print-content="true" style:text-align-source="fix" style:repeat-content="false" fo:border-left="none" fo:border-right="none" fo:border-top="0.74pt dotted #000000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12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3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4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5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6" style:family="table-cell" style:parent-style-name="Excel_20_Built-in_20_Hyperlink" style:data-style-name="N0">
      <style:table-cell-properties fo:border-bottom="0.74pt dotte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417" style:family="table-cell" style:parent-style-name="Excel_20_Built-in_20_Hyperlink" style:data-style-name="N0">
      <style:table-cell-properties fo:border-bottom="0.74pt solid #000000" fo:background-color="#c5e0b4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82" style:base-cell-address="'Classifiche Gironi'.C2"/>
    </style:style>
    <style:style style:name="ce295" style:family="table-cell" style:parent-style-name="Excel_20_Built-in_20_Normal" style:data-style-name="N1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E$2]=&quot;Black and White&quot;)" style:apply-style-name="ConditionalStyle_5f_207" style:base-cell-address="'Classifiche Gironi'.E1"/>
    </style:style>
    <style:style style:name="ce296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97" style:family="table-cell" style:parent-style-name="Excel_20_Built-in_20_Hyperlink" style:data-style-name="N1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98" style:family="table-cell" style:parent-style-name="Excel_20_Built-in_20_Hyperlink" style:data-style-name="N1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299" style:family="table-cell" style:parent-style-name="Excel_20_Built-in_20_Hyperlink" style:data-style-name="N130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300" style:family="table-cell" style:parent-style-name="Excel_20_Built-in_20_Hyperlink" style:data-style-name="N130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301" style:family="table-cell" style:parent-style-name="Excel_20_Built-in_20_Hyperlink" style:data-style-name="N130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302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303" style:family="table-cell" style:parent-style-name="Excel_20_Built-in_20_Hyperlink" style:data-style-name="N125">
      <style:table-cell-properties fo:border-bottom="0.74pt dotte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304" style:family="table-cell" style:parent-style-name="Excel_20_Built-in_20_Hyperlink" style:data-style-name="N125">
      <style:table-cell-properties fo:border-bottom="0.74pt solid #000000" fo:background-color="#a9d18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E$2]=&quot;Black and White&quot;)" style:apply-style-name="ConditionalStyle_5f_150" style:base-cell-address="'Classifiche Gironi'.E2"/>
    </style:style>
    <style:style style:name="ce135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 style:data-style-name="N126">
      <style:table-cell-properties fo:border-bottom="0.74pt dotte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 style:data-style-name="N126">
      <style:table-cell-properties fo:border-bottom="0.74pt solid #000000" fo:background-color="#fff2cc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1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name-complex="Calibri" style:font-size-complex="11pt" style:font-weight-complex="bold"/>
    </style:style>
    <style:style style:name="ce202" style:family="table-cell" style:parent-style-name="Default">
      <style:table-cell-properties style:cell-protect="none" style:print-content="false" style:text-align-source="fix" style:repeat-content="false" style:vertical-align="middle"/>
      <style:paragraph-properties fo:text-align="center" fo:margin-left="0mm"/>
      <style:text-properties style:use-window-font-color="true" style:font-name="Liberation Sans Narrow" fo:font-size="11pt" fo:font-weight="bold" style:font-size-asian="11pt" style:font-weight-asian="bold" style:font-size-complex="11pt" style:font-weight-complex="bold"/>
    </style:style>
    <style:style style:name="ce440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9" style:base-cell-address="'Calendario e Tabellone'.A4"/>
    </style:style>
    <style:style style:name="ce17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179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161" style:family="table-cell" style:parent-style-name="Default">
      <style:table-cell-properties style:cell-protect="none" style:print-content="false" style:text-align-source="fix" style:repeat-content="false"/>
      <style:paragraph-properties fo:text-align="center" fo:margin-left="0mm"/>
    </style:style>
    <style:style style:name="ce16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is-true-formula([.$P$5]=&quot;Black and White&quot;)" style:apply-style-name="ConditionalStyle_5f_204" style:base-cell-address="'Calendario e Tabellone'.B1"/>
    </style:style>
    <style:style style:name="ce316" style:family="table-cell" style:parent-style-name="Default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17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10" style:family="table-cell" style:parent-style-name="Default" style:data-style-name="N127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211" style:family="table-cell" style:parent-style-name="Default" style:data-style-name="N127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435" style:family="table-cell" style:parent-style-name="Default" style:data-style-name="N114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3" style:family="table-cell" style:parent-style-name="Excel_20_Built-in_20_Hyperlink" style:data-style-name="N0">
      <style:table-cell-properties fo:border-bottom="0.74pt solid #3366ff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214" style:family="table-cell" style:parent-style-name="Default" style:data-style-name="N4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215" style:family="table-cell" style:parent-style-name="Default" style:data-style-name="N40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none" style:rotation-angle="0" style:rotation-align="none" style:shrink-to-fit="tru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D5];&quot;_win&quot;);1;0))" style:apply-style-name="ConditionalStyle_5f_227" style:base-cell-address="'Calendario e Tabellone'.A6"/>
    </style:style>
    <style:style style:name="ce447" style:family="table-cell" style:parent-style-name="Default" style:data-style-name="N116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9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8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9" style:base-cell-address="'Calendario e Tabellone'.A4"/>
    </style:style>
    <style:style style:name="ce231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2" style:family="table-cell" style:parent-style-name="Default">
      <style:table-cell-properties fo:border-bottom="0.06pt solid #2f5597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3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7" style:family="table-cell" style:parent-style-name="Default">
      <style:table-cell-properties fo:border-bottom="1.76pt solid #000000" fo:background-color="#1f4e7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3366ff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5" style:family="table-cell" style:parent-style-name="Default">
      <style:table-cell-properties fo:border-bottom="none" fo:background-color="#fff2cc" style:cell-protect="none" style:print-content="true" style:diagonal-bl-tr="none" style:diagonal-tl-br="none" style:text-align-source="fix" style:repeat-content="false" fo:wrap-option="no-wrap" fo:border-left="0.06pt solid #2f5597" style:direction="ltr" fo:border-right="0.06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06pt solid #2f5597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8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2f5597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CONCATENATE([.$G5];&quot;_win&quot;);1;0))" style:apply-style-name="ConditionalStyle_5f_226" style:base-cell-address="'Calendario e Tabellone'.A5"/>
    </style:style>
    <style:style style:name="ce490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2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06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1" style:family="table-cell" style:parent-style-name="Default">
      <style:table-cell-properties fo:border-bottom="0.06pt solid #2f5597" fo:background-color="#f2f2f2" style:cell-protect="protected formula-hidden" style:print-content="true" style:diagonal-bl-tr="none" style:diagonal-tl-br="none" style:text-align-source="fix" style:repeat-content="false" fo:wrap-option="no-wrap" fo:border-left="0.06pt solid #2f5597" style:direction="ltr" fo:border-right="0.74pt solid #2f5597" style:rotation-angle="0" style:rotation-align="none" style:shrink-to-fit="false" fo:border-top="0.74pt solid #2f5597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6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7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8" style:family="table-cell" style:parent-style-name="Default">
      <style:table-cell-properties style:cell-protect="protected formula-hidden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0.74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0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6" style:base-cell-address="'Calendario e Tabellone'.K4"/>
    </style:style>
    <style:style style:name="ce50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8" style:base-cell-address="'Calendario e Tabellone'.K5"/>
    </style:style>
    <style:style style:name="ce50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6" style:base-cell-address="'Calendario e Tabellone'.K6"/>
    </style:style>
    <style:style style:name="ce50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7" style:base-cell-address="'Calendario e Tabellone'.K7"/>
    </style:style>
    <style:style style:name="ce504" style:family="table-cell" style:parent-style-name="Excel_20_Built-in_20_Normal">
      <style:table-cell-properties fo:border-bottom="none" fo:background-color="#ff8c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05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1" style:base-cell-address="'Calendario e Tabellone'.K10"/>
    </style:style>
    <style:style style:name="ce506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9" style:base-cell-address="'Calendario e Tabellone'.K11"/>
    </style:style>
    <style:style style:name="ce507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0" style:base-cell-address="'Calendario e Tabellone'.K12"/>
    </style:style>
    <style:style style:name="ce508" style:family="table-cell" style:parent-style-name="Excel_20_Built-in_20_Normal">
      <style:table-cell-properties fo:border-bottom="none" fo:background-color="#ffff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09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4" style:base-cell-address="'Calendario e Tabellone'.K15"/>
    </style:style>
    <style:style style:name="ce510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2" style:base-cell-address="'Calendario e Tabellone'.K16"/>
    </style:style>
    <style:style style:name="ce511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3" style:base-cell-address="'Calendario e Tabellone'.K17"/>
    </style:style>
    <style:style style:name="ce512" style:family="table-cell" style:parent-style-name="Excel_20_Built-in_20_Normal">
      <style:table-cell-properties fo:border-bottom="none" fo:background-color="#008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13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7" style:base-cell-address="'Calendario e Tabellone'.K20"/>
    </style:style>
    <style:style style:name="ce514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5" style:base-cell-address="'Calendario e Tabellone'.K21"/>
    </style:style>
    <style:style style:name="ce515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6" style:base-cell-address="'Calendario e Tabellone'.K22"/>
    </style:style>
    <style:style style:name="ce51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517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518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34" style:base-cell-address="'Calendario e Tabellone'.K26"/>
    </style:style>
    <style:style style:name="ce519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5" style:base-cell-address="'Calendario e Tabellone'.K27"/>
    </style:style>
    <style:style style:name="ce52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1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80" style:base-cell-address="'Calendario e Tabellone'.K30"/>
    </style:style>
    <style:style style:name="ce522" style:family="table-cell" style:parent-style-name="Excel_20_Built-in_20_Normal">
      <style:table-cell-properties fo:border-bottom="none" fo:background-color="#c5e0b4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79" style:base-cell-address="'Calendario e Tabellone'.K31"/>
    </style:style>
    <style:style style:name="ce523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78" style:base-cell-address="'Calendario e Tabellone'.K32"/>
    </style:style>
    <style:style style:name="ce524" style:family="table-cell" style:parent-style-name="Excel_20_Built-in_20_Normal">
      <style:table-cell-properties fo:border-bottom="none" fo:background-color="#ee82ee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1" style:base-cell-address="'Calendario e Tabellone'.K34"/>
    </style:style>
    <style:style style:name="ce525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6" style:family="table-cell" style:parent-style-name="Excel_20_Built-in_20_Normal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4" style:base-cell-address="'Calendario e Tabellone'.K42"/>
    </style:style>
    <style:style style:name="ce527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" style:base-cell-address="'Calendario e Tabellone'.K43"/>
    </style:style>
    <style:style style:name="ce52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530" style:family="table-cell" style:parent-style-name="Excel_20_Built-in_20_Normal">
      <style:table-cell-properties fo:border-bottom="none" fo:background-color="#ff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6" style:base-cell-address="'Calendario e Tabellone'.K4"/>
    </style:style>
    <style:style style:name="ce53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5" style:base-cell-address="'Calendario e Tabellone'.L5"/>
    </style:style>
    <style:style style:name="ce53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7" style:base-cell-address="'Calendario e Tabellone'.L6"/>
    </style:style>
    <style:style style:name="ce53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8" style:base-cell-address="'Calendario e Tabellone'.L7"/>
    </style:style>
    <style:style style:name="ce53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9" style:base-cell-address="'Calendario e Tabellone'.L8"/>
    </style:style>
    <style:style style:name="ce535" style:family="table-cell" style:parent-style-name="Excel_20_Built-in_20_Normal">
      <style:table-cell-properties fo:background-color="#ff8c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3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4" style:base-cell-address="'Calendario e Tabellone'.L10"/>
    </style:style>
    <style:style style:name="ce53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6" style:base-cell-address="'Calendario e Tabellone'.L11"/>
    </style:style>
    <style:style style:name="ce53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7" style:base-cell-address="'Calendario e Tabellone'.L12"/>
    </style:style>
    <style:style style:name="ce53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8" style:base-cell-address="'Calendario e Tabellone'.L13"/>
    </style:style>
    <style:style style:name="ce540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4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3" style:base-cell-address="'Calendario e Tabellone'.L15"/>
    </style:style>
    <style:style style:name="ce54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5" style:base-cell-address="'Calendario e Tabellone'.L16"/>
    </style:style>
    <style:style style:name="ce54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6" style:base-cell-address="'Calendario e Tabellone'.L17"/>
    </style:style>
    <style:style style:name="ce54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7" style:base-cell-address="'Calendario e Tabellone'.L18"/>
    </style:style>
    <style:style style:name="ce545" style:family="table-cell" style:parent-style-name="Excel_20_Built-in_20_Normal">
      <style:table-cell-properties fo:background-color="#0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208" style:base-cell-address="'Calendario e Tabellone'.K9"/>
    </style:style>
    <style:style style:name="ce54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2" style:base-cell-address="'Calendario e Tabellone'.L20"/>
    </style:style>
    <style:style style:name="ce54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4" style:base-cell-address="'Calendario e Tabellone'.L21"/>
    </style:style>
    <style:style style:name="ce54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5" style:base-cell-address="'Calendario e Tabellone'.L22"/>
    </style:style>
    <style:style style:name="ce54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6" style:base-cell-address="'Calendario e Tabellone'.L23"/>
    </style:style>
    <style:style style:name="ce550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1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552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5" style:base-cell-address="'Calendario e Tabellone'.L26"/>
    </style:style>
    <style:style style:name="ce55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4" style:base-cell-address="'Calendario e Tabellone'.L27"/>
    </style:style>
    <style:style style:name="ce55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5" style:base-cell-address="'Calendario e Tabellone'.L28"/>
    </style:style>
    <style:style style:name="ce555" style:family="table-cell" style:parent-style-name="Excel_20_Built-in_20_Normal">
      <style:table-cell-properties fo:background-color="#4b008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6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83" style:base-cell-address="'Calendario e Tabellone'.L30"/>
    </style:style>
    <style:style style:name="ce55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4" style:base-cell-address="'Calendario e Tabellone'.L31"/>
    </style:style>
    <style:style style:name="ce55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1" style:base-cell-address="'Calendario e Tabellone'.L32"/>
    </style:style>
    <style:style style:name="ce55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82" style:base-cell-address="'Calendario e Tabellone'.L33"/>
    </style:style>
    <style:style style:name="ce560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0" style:base-cell-address="'Calendario e Tabellone'.L34"/>
    </style:style>
    <style:style style:name="ce561" style:family="table-cell" style:parent-style-name="Excel_20_Built-in_20_Normal">
      <style:table-cell-properties fo:background-color="#00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" style:base-cell-address="'Calendario e Tabellone'.L42"/>
    </style:style>
    <style:style style:name="ce56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" style:base-cell-address="'Calendario e Tabellone'.L43"/>
    </style:style>
    <style:style style:name="ce564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0" style:base-cell-address="'Calendario e Tabellone'.M6"/>
    </style:style>
    <style:style style:name="ce56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4" style:base-cell-address="'Calendario e Tabellone'.M7"/>
    </style:style>
    <style:style style:name="ce56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3" style:base-cell-address="'Calendario e Tabellone'.M8"/>
    </style:style>
    <style:style style:name="ce56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9" style:base-cell-address="'Calendario e Tabellone'.M11"/>
    </style:style>
    <style:style style:name="ce56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3" style:base-cell-address="'Calendario e Tabellone'.M12"/>
    </style:style>
    <style:style style:name="ce56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2" style:base-cell-address="'Calendario e Tabellone'.M13"/>
    </style:style>
    <style:style style:name="ce570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8" style:base-cell-address="'Calendario e Tabellone'.M16"/>
    </style:style>
    <style:style style:name="ce57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2" style:base-cell-address="'Calendario e Tabellone'.M17"/>
    </style:style>
    <style:style style:name="ce57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1" style:base-cell-address="'Calendario e Tabellone'.M18"/>
    </style:style>
    <style:style style:name="ce573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7" style:base-cell-address="'Calendario e Tabellone'.M21"/>
    </style:style>
    <style:style style:name="ce57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1" style:base-cell-address="'Calendario e Tabellone'.M22"/>
    </style:style>
    <style:style style:name="ce57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0" style:base-cell-address="'Calendario e Tabellone'.M23"/>
    </style:style>
    <style:style style:name="ce576" style:family="table-cell" style:parent-style-name="Excel_20_Built-in_20_Normal">
      <style:table-cell-properties fo:background-color="#0000ff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577" style:family="table-cell" style:parent-style-name="Excel_20_Built-in_20_Normal" style:data-style-name="N1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29" style:base-cell-address="'Calendario e Tabellone'.M26"/>
    </style:style>
    <style:style style:name="ce57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3" style:base-cell-address="'Calendario e Tabellone'.M27"/>
    </style:style>
    <style:style style:name="ce57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2" style:base-cell-address="'Calendario e Tabellone'.M28"/>
    </style:style>
    <style:style style:name="ce58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3" style:base-cell-address="'Calendario e Tabellone'.M32"/>
    </style:style>
    <style:style style:name="ce581" style:family="table-cell" style:parent-style-name="Excel_20_Built-in_20_Normal" style:data-style-name="N1">
      <style:table-cell-properties fo:background-color="#ee82ee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89" style:base-cell-address="'Calendario e Tabellone'.M34"/>
    </style:style>
    <style:style style:name="ce58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" style:base-cell-address="'Calendario e Tabellone'.M42"/>
    </style:style>
    <style:style style:name="ce583" style:family="table-cell" style:parent-style-name="Excel_20_Built-in_20_Normal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" style:base-cell-address="'Calendario e Tabellone'.M43"/>
    </style:style>
    <style:style style:name="ce584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2" style:base-cell-address="'Calendario e Tabellone'.N7"/>
    </style:style>
    <style:style style:name="ce585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1" style:base-cell-address="'Calendario e Tabellone'.N12"/>
    </style:style>
    <style:style style:name="ce586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0" style:base-cell-address="'Calendario e Tabellone'.N17"/>
    </style:style>
    <style:style style:name="ce587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9" style:base-cell-address="'Calendario e Tabellone'.N22"/>
    </style:style>
    <style:style style:name="ce588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1" style:base-cell-address="'Calendario e Tabellone'.N27"/>
    </style:style>
    <style:style style:name="ce589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1" style:base-cell-address="'Calendario e Tabellone'.O7"/>
    </style:style>
    <style:style style:name="ce590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0" style:base-cell-address="'Calendario e Tabellone'.O12"/>
    </style:style>
    <style:style style:name="ce591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9" style:base-cell-address="'Calendario e Tabellone'.O17"/>
    </style:style>
    <style:style style:name="ce592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8" style:base-cell-address="'Calendario e Tabellone'.O22"/>
    </style:style>
    <style:style style:name="ce593" style:family="table-cell" style:parent-style-name="Excel_20_Built-in_20_Normal" style:data-style-name="N1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0" style:base-cell-address="'Calendario e Tabellone'.O27"/>
    </style:style>
    <style:style style:name="ce59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5" style:base-cell-address="'Calendario e Tabellone'.L5"/>
    </style:style>
    <style:style style:name="ce595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0" style:base-cell-address="'Calendario e Tabellone'.M6"/>
    </style:style>
    <style:style style:name="ce596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31" style:base-cell-address="'Calendario e Tabellone'.O7"/>
    </style:style>
    <style:style style:name="ce59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4" style:base-cell-address="'Calendario e Tabellone'.L10"/>
    </style:style>
    <style:style style:name="ce59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39" style:base-cell-address="'Calendario e Tabellone'.M11"/>
    </style:style>
    <style:style style:name="ce59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0" style:base-cell-address="'Calendario e Tabellone'.O12"/>
    </style:style>
    <style:style style:name="ce600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3" style:base-cell-address="'Calendario e Tabellone'.L15"/>
    </style:style>
    <style:style style:name="ce60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48" style:base-cell-address="'Calendario e Tabellone'.M16"/>
    </style:style>
    <style:style style:name="ce602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49" style:base-cell-address="'Calendario e Tabellone'.O17"/>
    </style:style>
    <style:style style:name="ce603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2" style:base-cell-address="'Calendario e Tabellone'.L20"/>
    </style:style>
    <style:style style:name="ce604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57" style:base-cell-address="'Calendario e Tabellone'.M21"/>
    </style:style>
    <style:style style:name="ce605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58" style:base-cell-address="'Calendario e Tabellone'.O22"/>
    </style:style>
    <style:style style:name="ce606" style:family="table-cell" style:parent-style-name="Excel_20_Built-in_20_Normal">
      <style:table-cell-properties fo:border-bottom="none" fo:background-color="#0000ff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3" style:base-cell-address="'Calendario e Tabellone'.K24"/>
    </style:style>
    <style:style style:name="ce607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92" style:base-cell-address="'Calendario e Tabellone'.K25"/>
    </style:style>
    <style:style style:name="ce608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129" style:base-cell-address="'Calendario e Tabellone'.M26"/>
    </style:style>
    <style:style style:name="ce609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30" style:base-cell-address="'Calendario e Tabellone'.O27"/>
    </style:style>
    <style:style style:name="ce610" style:family="table-cell" style:parent-style-name="Excel_20_Built-in_20_Normal">
      <style:table-cell-properties fo:border-bottom="none" fo:background-color="#4b0082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1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83" style:base-cell-address="'Calendario e Tabellone'.L30"/>
    </style:style>
    <style:style style:name="ce612" style:family="table-cell" style:parent-style-name="Excel_20_Built-in_20_Normal" style:data-style-name="N125">
      <style:table-cell-properties fo:background-color="#c5e0b4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[.$P$5]=&quot;Black and White&quot;)" style:apply-style-name="ConditionalStyle_5f_64" style:base-cell-address="'Calendario e Tabellone'.L31"/>
    </style:style>
    <style:style style:name="ce613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63" style:base-cell-address="'Calendario e Tabellone'.M32"/>
    </style:style>
    <style:style style:name="ce614" style:family="table-cell" style:parent-style-name="Excel_20_Built-in_20_Normal">
      <style:table-cell-properties fo:border-bottom="none" fo:background-color="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7" style:family="table-cell" style:parent-style-name="Excel_20_Built-in_20_Normal" style:data-style-name="N125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1" style:base-cell-address="'Calendario e Tabellone'.M42"/>
    </style:style>
    <style:style style:name="ce618" style:family="table-cell" style:parent-style-name="Excel_20_Built-in_20_Normal" style:data-style-name="N125">
      <style:table-cell-properties fo:border-bottom="1.76pt solid #000000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[.$P$5]=&quot;Black and White&quot;)" style:apply-style-name="ConditionalStyle_5f_2" style:base-cell-address="'Calendario e Tabellone'.M43"/>
    </style:style>
    <style:style style:name="ce619" style:family="table-cell" style:parent-style-name="Excel_20_Built-in_20_Hyperlink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background-color="transparent" fo:wrap-option="no-wrap" fo:border-left="none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0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1.76pt solid #000000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1" style:family="table-cell" style:parent-style-name="Excel_20_Built-in_20_Hyperlink" style:data-style-name="N0">
      <style:table-cell-properties fo:border-bottom="none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2" style:family="table-cell" style:parent-style-name="Excel_20_Built-in_20_Hyperlink" style:data-style-name="N0">
      <style:table-cell-properties fo:border-bottom="1.76pt solid #000000" fo:background-color="#333333" style:cell-protect="protected formula-hidden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24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italic" fo:text-shadow="none" style:text-underline-style="none" fo:font-weight="bold" style:font-size-asian="14pt" style:font-style-asian="italic" style:font-weight-asian="bold" style:font-name-complex="Calibri" style:font-size-complex="14pt" style:font-style-complex="italic" style:font-weight-complex="bold"/>
    </style:style>
    <style:style style:name="ce625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26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9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6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28" style:family="table-cell" style:parent-style-name="Default">
      <style:table-cell-properties fo:background-color="#e2f0d9" style:cell-protect="protected formula-hidden" style:print-content="true" style:diagonal-bl-tr="none" style:diagonal-tl-br="none" style:text-align-source="fix" style:repeat-content="false" fo:wrap-option="no-wrap" fo:border="0.74pt solid #5b9bd5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29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0.74pt solid #5b9bd5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0" style:family="table-cell" style:parent-style-name="Default" style:data-style-name="N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8" style:family="table-cell" style:parent-style-name="Default" style:data-style-name="N100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2" style:family="table-cell" style:parent-style-name="Default" style:data-style-name="N0">
      <style:table-cell-properties fo:background-color="#ffff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8" style:family="table-cell" style:parent-style-name="Default" style:data-style-name="N0">
      <style:table-cell-properties fo:border-bottom="0.74pt solid #3366ff" fo:background-color="#ffff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1" style:family="table-cell" style:parent-style-name="Default" style:data-style-name="N100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4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5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76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6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200" style:base-cell-address="'Calendario e Tabellone'.W7"/>
    </style:style>
    <style:style style:name="ce63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99" style:base-cell-address="'Calendario e Tabellone'.W8"/>
    </style:style>
    <style:style style:name="ce638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39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2]=#REF!;1;0))" style:apply-style-name="ConditionalStyle_5f_219" style:base-cell-address="'Calendario e Tabellone'.W12"/>
      <style:map style:condition="is-true-formula(IF([.$AW11]=#REF!;1;0))" style:apply-style-name="ConditionalStyle_5f_218" style:base-cell-address="'Calendario e Tabellone'.W12"/>
    </style:style>
    <style:style style:name="ce640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6]=#REF!;1;0))" style:apply-style-name="ConditionalStyle_5f_211" style:base-cell-address="'Calendario e Tabellone'.W16"/>
      <style:map style:condition="is-true-formula(IF([.$AW15]=#REF!;1;0))" style:apply-style-name="ConditionalStyle_5f_210" style:base-cell-address="'Calendario e Tabellone'.W16"/>
    </style:style>
    <style:style style:name="ce641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20]=#REF!;1;0))" style:apply-style-name="ConditionalStyle_5f_198" style:base-cell-address="'Calendario e Tabellone'.W20"/>
      <style:map style:condition="is-true-formula(IF([.$AW19]=#REF!;1;0))" style:apply-style-name="ConditionalStyle_5f_197" style:base-cell-address="'Calendario e Tabellone'.W20"/>
    </style:style>
    <style:style style:name="ce642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24]=#REF!;1;0))" style:apply-style-name="ConditionalStyle_5f_215" style:base-cell-address="'Calendario e Tabellone'.W24"/>
      <style:map style:condition="is-true-formula(IF([.$AW23]=#REF!;1;0))" style:apply-style-name="ConditionalStyle_5f_214" style:base-cell-address="'Calendario e Tabellone'.W24"/>
    </style:style>
    <style:style style:name="ce643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44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11]=#REF!;1;0))" style:apply-style-name="ConditionalStyle_5f_213" style:base-cell-address="'Calendario e Tabellone'.W11"/>
      <style:map style:condition="is-true-formula(IF([.$AW12]=#REF!;1;0))" style:apply-style-name="ConditionalStyle_5f_212" style:base-cell-address="'Calendario e Tabellone'.W11"/>
    </style:style>
    <style:style style:name="ce645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2]=#REF!;1;0))" style:apply-style-name="ConditionalStyle_5f_217" style:base-cell-address="'Calendario e Tabellone'.W32"/>
      <style:map style:condition="is-true-formula(IF([.$AW31]=#REF!;1;0))" style:apply-style-name="ConditionalStyle_5f_216" style:base-cell-address="'Calendario e Tabellone'.W32"/>
    </style:style>
    <style:style style:name="ce646" style:family="table-cell" style:parent-style-name="Default">
      <style:table-cell-properties fo:border-bottom="0.06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5]=#REF!;1;0))" style:apply-style-name="ConditionalStyle_5f_196" style:base-cell-address="'Calendario e Tabellone'.W35"/>
      <style:map style:condition="is-true-formula(IF([.$AW36]=#REF!;1;0))" style:apply-style-name="ConditionalStyle_5f_195" style:base-cell-address="'Calendario e Tabellone'.W35"/>
    </style:style>
    <style:style style:name="ce647" style:family="table-cell" style:parent-style-name="Default">
      <style:table-cell-properties fo:border-bottom="0.74pt solid #3366ff" fo:background-color="#e2f0d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none" style:rotation-angle="0" style:rotation-align="none" style:shrink-to-fit="tru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IF([.$AW36]=#REF!;1;0))" style:apply-style-name="ConditionalStyle_5f_194" style:base-cell-address="'Calendario e Tabellone'.W36"/>
      <style:map style:condition="is-true-formula(IF([.$AW35]=#REF!;1;0))" style:apply-style-name="ConditionalStyle_5f_193" style:base-cell-address="'Calendario e Tabellone'.W36"/>
    </style:style>
    <style:style style:name="ce648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9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0" style:family="table-cell" style:parent-style-name="Default">
      <style:table-cell-properties fo:border-bottom="none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0.74pt solid #5b9bd5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51" style:family="table-cell" style:parent-style-name="Default">
      <style:table-cell-properties fo:border-bottom="0.74pt solid #5b9bd5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5b9bd5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26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202" style:base-cell-address="'Calendario e Tabellone'.X7"/>
    </style:style>
    <style:style style:name="ce483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201" style:base-cell-address="'Calendario e Tabellone'.X8"/>
    </style:style>
    <style:style style:name="ce655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7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6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7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8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9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0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1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2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7f7f7f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3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6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5" style:family="table-cell" style:parent-style-name="Default">
      <style:table-cell-properties fo:background-color="#ffe699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6" style:family="table-cell" style:parent-style-name="Default">
      <style:table-cell-properties fo:border-bottom="0.74pt solid #3366ff" fo:background-color="#ffe699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7" style:family="table-cell" style:parent-style-name="Excel_20_Built-in_20_Normal">
      <style:table-cell-properties fo:border-bottom="0.06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14" style:base-cell-address="'Calendario e Tabellone'.AB9"/>
    </style:style>
    <style:style style:name="ce66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13" style:base-cell-address="'Calendario e Tabellone'.AB10"/>
    </style:style>
    <style:style style:name="ce670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11" style:base-cell-address="'Calendario e Tabellone'.AB18"/>
    </style:style>
    <style:style style:name="ce671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9" style:base-cell-address="'Calendario e Tabellone'.AB26"/>
    </style:style>
    <style:style style:name="ce672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7" style:base-cell-address="'Calendario e Tabellone'.AB34"/>
    </style:style>
    <style:style style:name="ce652" style:family="table-cell" style:parent-style-name="Default">
      <style:table-cell-properties fo:border-bottom="0.74pt solid #3366ff" fo:background-color="#f2f2f2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9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8" style:base-cell-address="'Calendario e Tabellone'.AC9"/>
    </style:style>
    <style:style style:name="ce680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7" style:base-cell-address="'Calendario e Tabellone'.AC10"/>
    </style:style>
    <style:style style:name="ce686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6" style:base-cell-address="'Calendario e Tabellone'.AC17"/>
    </style:style>
    <style:style style:name="ce689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5" style:base-cell-address="'Calendario e Tabellone'.AC18"/>
    </style:style>
    <style:style style:name="ce690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4" style:base-cell-address="'Calendario e Tabellone'.AC25"/>
    </style:style>
    <style:style style:name="ce69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3" style:base-cell-address="'Calendario e Tabellone'.AC26"/>
    </style:style>
    <style:style style:name="ce69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2" style:base-cell-address="'Calendario e Tabellone'.AC33"/>
    </style:style>
    <style:style style:name="ce698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21" style:base-cell-address="'Calendario e Tabellone'.AC34"/>
    </style:style>
    <style:style style:name="ce681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2" style:family="table-cell" style:parent-style-name="Default">
      <style:table-cell-properties fo:border-bottom="0.74pt solid #8497b0" fo:background-color="#f2f2f2" style:cell-protect="protected formula-hidden" style:print-content="true" style:diagonal-bl-tr="none" style:diagonal-tl-br="none" style:text-align-source="value-type" style:repeat-content="false" fo:wrap-option="no-wrap" fo:border-left="none" style:direction="ltr" fo:border-right="0.74pt solid #8497b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3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0.74pt solid #8497b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Arial CYR" style:font-size-complex="11pt" style:font-style-complex="normal" style:font-weight-complex="normal"/>
    </style:style>
    <style:style style:name="ce684" style:family="table-cell" style:parent-style-name="Default">
      <style:table-cell-properties fo:background-color="#deebf7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5" style:family="table-cell" style:parent-style-name="Default">
      <style:table-cell-properties fo:border-bottom="0.74pt solid #3366ff" fo:background-color="#deebf7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8" style:family="table-cell" style:parent-style-name="Excel_20_Built-in_20_Hyperlink" style:data-style-name="N0">
      <style:table-cell-properties fo:background-color="#1f4e79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68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5" style:base-cell-address="'Calendario e Tabellone'.AG14"/>
    </style:style>
    <style:style style:name="ce688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3" style:base-cell-address="'Calendario e Tabellone'.AG30"/>
    </style:style>
    <style:style style:name="ce723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20" style:base-cell-address="'Calendario e Tabellone'.AH13"/>
    </style:style>
    <style:style style:name="ce724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9" style:base-cell-address="'Calendario e Tabellone'.AH14"/>
    </style:style>
    <style:style style:name="ce725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8" style:base-cell-address="'Calendario e Tabellone'.AH29"/>
    </style:style>
    <style:style style:name="ce726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7" style:base-cell-address="'Calendario e Tabellone'.AH30"/>
    </style:style>
    <style:style style:name="ce693" style:family="table-cell" style:parent-style-name="Default">
      <style:table-cell-properties fo:background-color="#f2f2f2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4" style:family="table-cell" style:parent-style-name="Default">
      <style:table-cell-properties fo:border-bottom="none" fo:background-color="#f2f2f2" style:cell-protect="protected formula-hidden" style:print-content="true" style:diagonal-bl-tr="none" style:diagonal-tl-br="none" style:text-align-source="value-type" style:repeat-content="false" fo:wrap-option="no-wrap" fo:border-left="0.74pt solid #8497b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5" style:family="table-cell" style:parent-style-name="Default">
      <style:table-cell-properties fo:background-color="#fbe5d6" style:cell-protect="protected formula-hidden" style:print-content="true" style:diagonal-bl-tr="none" style:diagonal-tl-br="none" style:text-align-source="fix" style:repeat-content="false" fo:wrap-option="no-wrap" fo:border="0.74pt solid #3366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6" style:family="table-cell" style:parent-style-name="Default">
      <style:table-cell-properties fo:border-bottom="0.74pt solid #3366ff" fo:background-color="#fbe5d6" style:cell-protect="protected formula-hidden" style:print-content="true" style:diagonal-bl-tr="none" style:diagonal-tl-br="none" style:text-align-source="fix" style:repeat-content="false" fo:wrap-option="no-wrap" fo:border-left="0.74pt solid #3366ff" style:direction="ltr" fo:border-right="0.74pt solid #3366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7" style:family="table-cell" style:parent-style-name="Excel_20_Built-in_20_Normal">
      <style:table-cell-properties fo:border-bottom="0.74pt solid #4472c4" fo:background-color="#e2f0d9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4472c4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is-true-formula([.$P$5]=&quot;Black and White&quot;)" style:apply-style-name="ConditionalStyle_5f_101" style:base-cell-address="'Calendario e Tabellone'.AL21"/>
    </style:style>
    <style:style style:name="ce732" style:family="table-cell" style:parent-style-name="Default">
      <style:table-cell-properties fo:border-bottom="0.06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74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gt;#REF!;ISNUMBER(#REF!);ISNUMBER(#REF!));1;0))" style:apply-style-name="ConditionalStyle_5f_116" style:base-cell-address="'Calendario e Tabellone'.AM20"/>
    </style:style>
    <style:style style:name="ce741" style:family="table-cell" style:parent-style-name="Default">
      <style:table-cell-properties fo:border-bottom="0.74pt solid #3366ff" fo:background-color="#fff2cc" style:cell-protect="protected formula-hidden" style:print-content="true" style:diagonal-bl-tr="none" style:diagonal-tl-br="none" style:text-align-source="fix" style:repeat-content="false" fo:wrap-option="no-wrap" fo:border-left="0.06pt solid #3366ff" style:direction="ltr" fo:border-right="0.74pt solid #3366ff" style:rotation-angle="0" style:rotation-align="none" style:shrink-to-fit="false" fo:border-top="0.06pt solid #3366ff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AND(#REF!&lt;#REF!;ISNUMBER(#REF!);ISNUMBER(#REF!));1;0))" style:apply-style-name="ConditionalStyle_5f_115" style:base-cell-address="'Calendario e Tabellone'.AM21"/>
    </style:style>
    <style:style style:name="ce700" style:family="table-cell" style:parent-style-name="Excel_20_Built-in_20_Hyperlink" style:data-style-name="N0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969696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8" style:base-cell-address="'Calendario e Tabellone'.AN26"/>
    </style:style>
    <style:style style:name="ce701" style:family="table-cell" style:parent-style-name="Excel_20_Built-in_20_Normal">
      <style:table-cell-properties fo:background-color="#ffff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2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3" style:family="table-cell" style:parent-style-name="Excel_20_Built-in_20_Normal">
      <style:table-cell-properties fo:background-color="#ff0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4" style:family="table-cell" style:parent-style-name="Excel_20_Built-in_20_Normal">
      <style:table-cell-properties fo:background-color="#0000ff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5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1" style:base-cell-address="'Calendario e Tabellone'.CX19"/>
    </style:style>
    <style:style style:name="ce706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is-true-formula(IF(#REF!=#REF!;1;IF(#REF!=#REF!;1;0)))" style:apply-style-name="ConditionalStyle_5f_220" style:base-cell-address="'Calendario e Tabellone'.CX24"/>
    </style:style>
    <style:style style:name="ce707" style:family="table-cell" style:parent-style-name="Excel_20_Built-in_20_Normal">
      <style:table-cell-properties fo:background-color="#ff66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8" style:family="table-cell" style:parent-style-name="Excel_20_Built-in_20_Normal">
      <style:table-cell-properties fo:background-color="#003366"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09" style:family="table-cell" style:parent-style-name="Excel_20_Built-in_20_Normal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0" style:family="table-cell" style:parent-style-name="Default">
      <style:table-cell-properties fo:background-color="#f2f2f2" style:cell-protect="protected formula-hidden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X41"/>
    </style:style>
    <style:style style:name="ce711" style:family="table-cell" style:parent-style-name="Excel_20_Built-in_20_Normal">
      <style:table-cell-properties fo:background-color="#808000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2" style:family="table-cell" style:parent-style-name="Excel_20_Built-in_20_Normal">
      <style:table-cell-properties fo:background-color="#993366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Liberation Sans Narrow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13" style:family="table-cell" style:parent-style-name="Excel_20_Built-in_20_Normal" style:data-style-name="N1">
      <style:table-cell-properties fo:background-color="#f2f2f2"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4" style:family="table-cell" style:parent-style-name="Default">
      <style:table-cell-properties fo:background-color="#f2f2f2" style:cell-protect="protected formula-hidden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IF(#REF!=#REF!;1;IF(#REF!=#REF!;1;0)))" style:apply-style-name="ConditionalStyle_5f_222" style:base-cell-address="'Calendario e Tabellone'.CX41"/>
    </style:style>
    <style:style style:name="ce715" style:family="table-cell" style:parent-style-name="Default">
      <style:table-cell-properties fo:background-color="#d9d9d9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ans Narrow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arametri" table:style-name="ta1">
        <table:table-column table:style-name="co1" table:default-cell-style-name="ce151"/>
        <table:table-column table:style-name="co2" table:default-cell-style-name="ce155"/>
        <table:table-column table:style-name="co3" table:default-cell-style-name="ce151"/>
        <table:table-column table:style-name="co4" table:default-cell-style-name="ce151"/>
        <table:table-column table:style-name="co5" table:default-cell-style-name="ce162"/>
        <table:table-column table:style-name="co6" table:default-cell-style-name="ce168"/>
        <table:table-column table:style-name="co7" table:default-cell-style-name="ce162"/>
        <table:table-column table:style-name="co5" table:number-columns-repeated="57" table:default-cell-style-name="ce162"/>
        <table:table-row table:style-name="ro1">
          <table:table-cell table:style-name="ce150"/>
          <table:table-cell table:style-name="ce152" office:value-type="string" calcext:value-type="string">
            <text:p>Nome Torneo: </text:p>
          </table:table-cell>
          <table:table-cell table:style-name="ce156" office:value-type="string" calcext:value-type="string" table:number-columns-spanned="6" table:number-rows-spanned="1">
            <text:p>Torneo dell’Estate</text:p>
          </table:table-cell>
          <table:covered-table-cell table:style-name="ce158"/>
          <table:covered-table-cell table:style-name="ce159"/>
          <table:covered-table-cell table:style-name="ce163"/>
          <table:covered-table-cell table:number-columns-repeated="2" table:style-name="ce159"/>
          <table:table-cell table:style-name="ce160" table:number-columns-repeated="56"/>
        </table:table-row>
        <table:table-row table:style-name="ro1">
          <table:table-cell table:style-name="ce150"/>
          <table:table-cell table:style-name="ce152" office:value-type="string" calcext:value-type="string">
            <text:p>Ediz.Torneo: </text:p>
          </table:table-cell>
          <table:table-cell table:style-name="ce156" office:value-type="float" office:value="2021" calcext:value-type="float" table:number-columns-spanned="6" table:number-rows-spanned="1">
            <text:p>2021</text:p>
          </table:table-cell>
          <table:covered-table-cell table:style-name="ce158"/>
          <table:covered-table-cell table:style-name="ce159"/>
          <table:covered-table-cell table:style-name="ce163"/>
          <table:covered-table-cell table:number-columns-repeated="2" table:style-name="ce159"/>
          <table:table-cell table:style-name="ce160" table:number-columns-repeated="56"/>
        </table:table-row>
        <table:table-row table:style-name="ro1">
          <table:table-cell table:style-name="ce150"/>
          <table:table-cell table:style-name="ce153"/>
          <table:table-cell table:style-name="ce150" table:number-columns-repeated="2"/>
          <table:table-cell table:style-name="ce160"/>
          <table:table-cell table:style-name="ce164"/>
          <table:table-cell table:style-name="ce160" table:number-columns-repeated="58"/>
        </table:table-row>
        <table:table-row table:style-name="ro1">
          <table:table-cell table:style-name="Default" table:number-columns-repeated="4"/>
          <table:table-cell table:style-name="ce160"/>
          <table:table-cell table:style-name="Default" table:number-columns-repeated="2"/>
          <table:table-cell table:style-name="ce160" table:number-columns-repeated="57"/>
        </table:table-row>
        <table:table-row table:style-name="ro1">
          <table:table-cell table:style-name="ce150" office:value-type="string" calcext:value-type="string">
            <text:p>ID</text:p>
          </table:table-cell>
          <table:table-cell table:style-name="ce153" office:value-type="string" calcext:value-type="string">
            <text:p>Nome Squadra</text:p>
          </table:table-cell>
          <table:table-cell table:style-name="ce150" office:value-type="string" calcext:value-type="string">
            <text:p>Girone</text:p>
          </table:table-cell>
          <table:table-cell table:style-name="ce150" office:value-type="string" calcext:value-type="string">
            <text:p>IDG</text:p>
          </table:table-cell>
          <table:table-cell/>
          <table:table-cell table:style-name="ce165" office:value-type="string" calcext:value-type="string">
            <text:p>ID</text:p>
          </table:table-cell>
          <table:table-cell table:style-name="ce153" office:value-type="string" calcext:value-type="string">
            <text:p>Nome</text:p>
          </table:table-cell>
          <table:table-cell table:number-columns-repeated="5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54" office:value-type="string" calcext:value-type="string">
            <text:p>Leoni</text:p>
          </table:table-cell>
          <table:table-cell table:style-name="ce157" office:value-type="string" calcext:value-type="string">
            <text:p>A</text:p>
          </table:table-cell>
          <table:table-cell table:style-name="ce15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style-name="ce154" office:value-type="string" calcext:value-type="string">
            <text:p>Cristo Re 1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54" office:value-type="string" calcext:value-type="string">
            <text:p>Pantere</text:p>
          </table:table-cell>
          <table:table-cell table:style-name="ce157" office:value-type="string" calcext:value-type="string">
            <text:p>A</text:p>
          </table:table-cell>
          <table:table-cell table:style-name="ce157" office:value-type="float" office:value="2" calcext:value-type="float">
            <text:p>2</text:p>
          </table:table-cell>
          <table:table-cell/>
          <table:table-cell table:style-name="ce167" office:value-type="float" office:value="2" calcext:value-type="float">
            <text:p>2</text:p>
          </table:table-cell>
          <table:table-cell table:style-name="ce154" office:value-type="string" calcext:value-type="string">
            <text:p>Cristo Re 2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54" office:value-type="string" calcext:value-type="string">
            <text:p>Tigri</text:p>
          </table:table-cell>
          <table:table-cell table:style-name="ce157" office:value-type="string" calcext:value-type="string">
            <text:p>A</text:p>
          </table:table-cell>
          <table:table-cell table:style-name="ce157" office:value-type="float" office:value="3" calcext:value-type="float">
            <text:p>3</text:p>
          </table:table-cell>
          <table:table-cell/>
          <table:table-cell table:style-name="ce167" office:value-type="float" office:value="3" calcext:value-type="float">
            <text:p>3</text:p>
          </table:table-cell>
          <table:table-cell table:style-name="ce154" office:value-type="string" calcext:value-type="string">
            <text:p>Basket Giovane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4" office:value-type="string" calcext:value-type="string">
            <text:p>Ghepardi</text:p>
          </table:table-cell>
          <table:table-cell table:style-name="ce157" office:value-type="string" calcext:value-type="string">
            <text:p>A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table:style-name="ce167" office:value-type="float" office:value="4" calcext:value-type="float">
            <text:p>4</text:p>
          </table:table-cell>
          <table:table-cell table:style-name="ce154" office:value-type="string" calcext:value-type="string">
            <text:p>Nuova Scuola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4" office:value-type="string" calcext:value-type="string">
            <text:p>Giaguari</text:p>
          </table:table-cell>
          <table:table-cell table:style-name="ce157" office:value-type="string" calcext:value-type="string">
            <text:p>B</text:p>
          </table:table-cell>
          <table:table-cell table:style-name="ce157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4" office:value-type="string" calcext:value-type="string">
            <text:p>Campo Cinque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54" office:value-type="string" calcext:value-type="string">
            <text:p>Puma</text:p>
          </table:table-cell>
          <table:table-cell table:style-name="ce157" office:value-type="string" calcext:value-type="string">
            <text:p>B</text:p>
          </table:table-cell>
          <table:table-cell table:style-name="ce157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ce154" office:value-type="string" calcext:value-type="string">
            <text:p>Campo Sei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54" office:value-type="string" calcext:value-type="string">
            <text:p>Linci</text:p>
          </table:table-cell>
          <table:table-cell table:style-name="ce157" office:value-type="string" calcext:value-type="string">
            <text:p>B</text:p>
          </table:table-cell>
          <table:table-cell table:style-name="ce157"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table:style-name="ce154" office:value-type="string" calcext:value-type="string">
            <text:p>Campo Sette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54" office:value-type="string" calcext:value-type="string">
            <text:p>Serval</text:p>
          </table:table-cell>
          <table:table-cell table:style-name="ce157" office:value-type="string" calcext:value-type="string">
            <text:p>B</text:p>
          </table:table-cell>
          <table:table-cell table:style-name="ce157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4" office:value-type="string" calcext:value-type="string">
            <text:p>Campo Otto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54" office:value-type="string" calcext:value-type="string">
            <text:p>Elefanti</text:p>
          </table:table-cell>
          <table:table-cell table:style-name="ce157" office:value-type="string" calcext:value-type="string">
            <text:p>C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54" office:value-type="string" calcext:value-type="string">
            <text:p>Giraffe</text:p>
          </table:table-cell>
          <table:table-cell table:style-name="ce157" office:value-type="string" calcext:value-type="string">
            <text:p>C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54" office:value-type="string" calcext:value-type="string">
            <text:p>Ippopotami</text:p>
          </table:table-cell>
          <table:table-cell table:style-name="ce157" office:value-type="string" calcext:value-type="string">
            <text:p>C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54" office:value-type="string" calcext:value-type="string">
            <text:p>Iguane</text:p>
          </table:table-cell>
          <table:table-cell table:style-name="ce157" office:value-type="string" calcext:value-type="string">
            <text:p>C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54" office:value-type="string" calcext:value-type="string">
            <text:p>Coccodrilli</text:p>
          </table:table-cell>
          <table:table-cell table:style-name="ce157" office:value-type="string" calcext:value-type="string">
            <text:p>D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54" office:value-type="string" calcext:value-type="string">
            <text:p>Pitoni</text:p>
          </table:table-cell>
          <table:table-cell table:style-name="ce157" office:value-type="string" calcext:value-type="string">
            <text:p>D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54" office:value-type="string" calcext:value-type="string">
            <text:p>Aquile</text:p>
          </table:table-cell>
          <table:table-cell table:style-name="ce157" office:value-type="string" calcext:value-type="string">
            <text:p>D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54" office:value-type="string" calcext:value-type="string">
            <text:p>Falchi</text:p>
          </table:table-cell>
          <table:table-cell table:style-name="ce157" office:value-type="string" calcext:value-type="string">
            <text:p>D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54" office:value-type="string" calcext:value-type="string">
            <text:p>Bisonti</text:p>
          </table:table-cell>
          <table:table-cell table:style-name="ce157" office:value-type="string" calcext:value-type="string">
            <text:p>E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54" office:value-type="string" calcext:value-type="string">
            <text:p>Bufali</text:p>
          </table:table-cell>
          <table:table-cell table:style-name="ce157" office:value-type="string" calcext:value-type="string">
            <text:p>E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54" office:value-type="string" calcext:value-type="string">
            <text:p>Cervi</text:p>
          </table:table-cell>
          <table:table-cell table:style-name="ce157" office:value-type="string" calcext:value-type="string">
            <text:p>E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4" office:value-type="string" calcext:value-type="string">
            <text:p>Cinghiali</text:p>
          </table:table-cell>
          <table:table-cell table:style-name="ce157" office:value-type="string" calcext:value-type="string">
            <text:p>E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4" office:value-type="string" calcext:value-type="string">
            <text:p>Balene</text:p>
          </table:table-cell>
          <table:table-cell table:style-name="ce157" office:value-type="string" calcext:value-type="string">
            <text:p>F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54" office:value-type="string" calcext:value-type="string">
            <text:p>Gabbiani</text:p>
          </table:table-cell>
          <table:table-cell table:style-name="ce157" office:value-type="string" calcext:value-type="string">
            <text:p>F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54" office:value-type="string" calcext:value-type="string">
            <text:p>Delfini</text:p>
          </table:table-cell>
          <table:table-cell table:style-name="ce157" office:value-type="string" calcext:value-type="string">
            <text:p>F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54" office:value-type="string" calcext:value-type="string">
            <text:p>Fenicotteri</text:p>
          </table:table-cell>
          <table:table-cell table:style-name="ce157" office:value-type="string" calcext:value-type="string">
            <text:p>F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54" office:value-type="string" calcext:value-type="string">
            <text:p>Istrici</text:p>
          </table:table-cell>
          <table:table-cell table:style-name="ce157" office:value-type="string" calcext:value-type="string">
            <text:p>G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54" office:value-type="string" calcext:value-type="string">
            <text:p>Gorilla</text:p>
          </table:table-cell>
          <table:table-cell table:style-name="ce157" office:value-type="string" calcext:value-type="string">
            <text:p>G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4" office:value-type="string" calcext:value-type="string">
            <text:p>Muli</text:p>
          </table:table-cell>
          <table:table-cell table:style-name="ce157" office:value-type="string" calcext:value-type="string">
            <text:p>G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54" office:value-type="string" calcext:value-type="string">
            <text:p>Orche</text:p>
          </table:table-cell>
          <table:table-cell table:style-name="ce157" office:value-type="string" calcext:value-type="string">
            <text:p>G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54" office:value-type="string" calcext:value-type="string">
            <text:p>Piranha</text:p>
          </table:table-cell>
          <table:table-cell table:style-name="ce157" office:value-type="string" calcext:value-type="string">
            <text:p>H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54" office:value-type="string" calcext:value-type="string">
            <text:p>Scorpioni</text:p>
          </table:table-cell>
          <table:table-cell table:style-name="ce157" office:value-type="string" calcext:value-type="string">
            <text:p>H</text:p>
          </table:table-cell>
          <table:table-cell table:style-name="ce157" office:value-type="float" office:value="2" calcext:value-type="float">
            <text:p>2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54" office:value-type="string" calcext:value-type="string">
            <text:p>Tonni</text:p>
          </table:table-cell>
          <table:table-cell table:style-name="ce157" office:value-type="string" calcext:value-type="string">
            <text:p>H</text:p>
          </table:table-cell>
          <table:table-cell table:style-name="ce157" office:value-type="float" office:value="3" calcext:value-type="float">
            <text:p>3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54" office:value-type="string" calcext:value-type="string">
            <text:p>Zebre</text:p>
          </table:table-cell>
          <table:table-cell table:style-name="ce157" office:value-type="string" calcext:value-type="string">
            <text:p>H</text:p>
          </table:table-cell>
          <table:table-cell table:style-name="ce157" office:value-type="float" office:value="4" calcext:value-type="float">
            <text:p>4</text:p>
          </table:table-cell>
          <table:table-cell table:number-columns-repeated="60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tite" table:style-name="ta1">
        <table:table-column table:style-name="co8" table:default-cell-style-name="ce174"/>
        <table:table-column table:style-name="co3" table:default-cell-style-name="ce174"/>
        <table:table-column table:style-name="co9" table:default-cell-style-name="ce174"/>
        <table:table-column table:style-name="co7" table:default-cell-style-name="ce174"/>
        <table:table-column table:style-name="co9" table:default-cell-style-name="ce174"/>
        <table:table-column table:style-name="co7" table:default-cell-style-name="ce174"/>
        <table:table-column table:style-name="co10" table:default-cell-style-name="ce174"/>
        <table:table-column table:style-name="co11" table:default-cell-style-name="ce228"/>
        <table:table-column table:style-name="co12" table:default-cell-style-name="ce237"/>
        <table:table-column table:style-name="co13" table:default-cell-style-name="ce174"/>
        <table:table-column table:style-name="co14" table:default-cell-style-name="ce174"/>
        <table:table-column table:style-name="co8" table:default-cell-style-name="ce174"/>
        <table:table-column table:style-name="co15" table:default-cell-style-name="ce174"/>
        <table:table-column table:style-name="co16" table:default-cell-style-name="ce174"/>
        <table:table-column table:style-name="co17" table:default-cell-style-name="ce174"/>
        <table:table-column table:style-name="co18" table:default-cell-style-name="ce174"/>
        <table:table-column table:style-name="co19" table:default-cell-style-name="ce174"/>
        <table:table-column table:style-name="co8" table:default-cell-style-name="ce174"/>
        <table:table-column table:style-name="co15" table:default-cell-style-name="ce174"/>
        <table:table-column table:style-name="co16" table:default-cell-style-name="ce174"/>
        <table:table-column table:style-name="co20" table:default-cell-style-name="ce174"/>
        <table:table-column table:style-name="co18" table:default-cell-style-name="ce174"/>
        <table:table-column table:style-name="co19" table:default-cell-style-name="ce174"/>
        <table:table-column table:style-name="co5" table:number-columns-repeated="41" table:default-cell-style-name="ce174"/>
        <table:table-row table:style-name="ro2">
          <table:table-cell table:style-name="ce169" office:value-type="string" calcext:value-type="string">
            <text:p>Gara n.</text:p>
          </table:table-cell>
          <table:table-cell table:style-name="ce175" office:value-type="string" calcext:value-type="string">
            <text:p>Girone</text:p>
          </table:table-cell>
          <table:table-cell table:style-name="ce175" office:value-type="string" calcext:value-type="string">
            <text:p>Def</text:p>
          </table:table-cell>
          <table:table-cell table:style-name="ce208" office:value-type="string" calcext:value-type="string">
            <text:p>Partita (A</text:p>
          </table:table-cell>
          <table:table-cell table:style-name="ce216" table:formula="of:=IF(AND([.D1]&lt;&gt;&quot;&quot;;[.F1]&lt;&gt;&quot;&quot;);&quot; vs &quot;;&quot;&quot;)" office:value-type="string" office:string-value=" vs " calcext:value-type="string">
            <text:p><text:s/>vs </text:p>
          </table:table-cell>
          <table:table-cell table:style-name="ce217" office:value-type="string" calcext:value-type="string">
            <text:p>B)</text:p>
          </table:table-cell>
          <table:table-cell table:style-name="ce216" office:value-type="string" calcext:value-type="string">
            <text:p>Risultato</text:p>
          </table:table-cell>
          <table:table-cell table:style-name="ce224" office:value-type="string" calcext:value-type="string">
            <text:p>Data</text:p>
          </table:table-cell>
          <table:table-cell table:style-name="ce229" office:value-type="string" calcext:value-type="string">
            <text:p>Ora</text:p>
          </table:table-cell>
          <table:table-cell table:style-name="ce169" office:value-type="string" calcext:value-type="string">
            <text:p>IDC</text:p>
          </table:table-cell>
          <table:table-cell table:style-name="ce169" office:value-type="string" calcext:value-type="string">
            <text:p>Nome Campo</text:p>
          </table:table-cell>
          <table:table-cell table:style-name="ce216" office:value-type="string" calcext:value-type="string">
            <text:p>Vinta A</text:p>
          </table:table-cell>
          <table:table-cell table:style-name="ce216" office:value-type="string" calcext:value-type="string">
            <text:p>Persa A</text:p>
          </table:table-cell>
          <table:table-cell table:style-name="ce216" office:value-type="string" calcext:value-type="string">
            <text:p>Forfait A</text:p>
          </table:table-cell>
          <table:table-cell table:style-name="ce216" office:value-type="string" calcext:value-type="string">
            <text:p>Punti GFA</text:p>
          </table:table-cell>
          <table:table-cell table:style-name="ce216" office:value-type="string" calcext:value-type="string">
            <text:p>Punti GSA</text:p>
          </table:table-cell>
          <table:table-cell table:style-name="ce169" office:value-type="string" calcext:value-type="string">
            <text:p>Diff.PGA</text:p>
          </table:table-cell>
          <table:table-cell table:style-name="ce169" office:value-type="string" calcext:value-type="string">
            <text:p>Vinta B</text:p>
          </table:table-cell>
          <table:table-cell table:style-name="ce175" office:value-type="string" calcext:value-type="string">
            <text:p>Persa B</text:p>
          </table:table-cell>
          <table:table-cell table:style-name="ce175" office:value-type="string" calcext:value-type="string">
            <text:p>Forfait B</text:p>
          </table:table-cell>
          <table:table-cell table:style-name="ce175" office:value-type="string" calcext:value-type="string">
            <text:p>Punti GFB</text:p>
          </table:table-cell>
          <table:table-cell table:style-name="ce216" office:value-type="string" calcext:value-type="string">
            <text:p>Punti GSB</text:p>
          </table:table-cell>
          <table:table-cell table:style-name="ce216" office:value-type="string" calcext:value-type="string">
            <text:p>Diff.PGB</text:p>
          </table:table-cell>
          <table:table-cell/>
          <table:table-cell table:style-name="ce257" table:number-columns-repeated="40"/>
        </table:table-row>
        <table:table-row table:style-name="ro2">
          <table:table-cell table:style-name="ce170" office:value-type="float" office:value="1" calcext:value-type="float">
            <text:p>1</text:p>
          </table:table-cell>
          <table:table-cell table:style-name="ce176" office:value-type="string" calcext:value-type="string">
            <text:p>A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table:formula="of:=IF(FIND([.B2];&quot;ABCDEFGH&quot;;1)&gt;0;INDEX([$Parametri.A$6:$Parametri.D$37];MATCH(1;([$Parametri.C$6:$Parametri.C$37]=[.B2])*([$Parametri.D$6:$Parametri.D$37]=INT([.C2]/10));0);2)&amp;&quot; (&quot;&amp;INDEX([$Parametri.A$6:$Parametri.D$37];MATCH(1;([$Parametri.C$6:$Parametri.C$37]=[.B2])*([$Parametri.D$6:$Parametri.D$37]=INT([.C2]/10));0);1)&amp;&quot;)&quot;;&quot;DA SISTEMARE&quot;)" office:value-type="string" office:string-value="Leoni (1)" calcext:value-type="string">
            <text:p>Leoni (1)</text:p>
          </table:table-cell>
          <table:table-cell table:style-name="ce205" table:formula="of:=IF(AND([.D2]&lt;&gt;&quot;&quot;;[.F2]&lt;&gt;&quot;&quot;);&quot; vs &quot;;&quot;&quot;)" office:value-type="string" office:string-value=" vs " calcext:value-type="string">
            <text:p><text:s/>vs </text:p>
          </table:table-cell>
          <table:table-cell table:style-name="ce218" table:formula="of:=IF(FIND([.B2];&quot;ABCDEFGH&quot;;1)&gt;0;INDEX([$Parametri.A$6:$Parametri.D$37];MATCH(1;([$Parametri.C$6:$Parametri.C$37]=[.B2])*([$Parametri.D$6:$Parametri.D$37]=[.C2]-10*INT([.C2]/10));0);2)&amp;&quot; (&quot;&amp;INDEX([$Parametri.A$6:$Parametri.D$37];MATCH(1;([$Parametri.C$6:$Parametri.C$37]=[.B2])*([$Parametri.D$6:$Parametri.D$37]=[.C2]-10*INT([.C2]/10));0);1)&amp;&quot;)&quot;;&quot;DA SISTEMARE&quot;)" office:value-type="string" office:string-value="Pantere (2)" calcext:value-type="string">
            <text:p>Pantere (2)</text:p>
          </table:table-cell>
          <table:table-cell table:style-name="ce221" office:value-type="string" calcext:value-type="string">
            <text:p>72-49</text:p>
          </table:table-cell>
          <table:table-cell table:style-name="ce225" office:value-type="date" office:date-value="2021-06-07" calcext:value-type="date">
            <text:p>lun 07/06/2021</text:p>
          </table:table-cell>
          <table:table-cell table:style-name="ce230" office:value-type="time" office:time-value="PT16H00M00S" calcext:value-type="time">
            <text:p>16:00</text:p>
          </table:table-cell>
          <table:table-cell table:style-name="ce238" office:value-type="float" office:value="1" calcext:value-type="float">
            <text:p>1</text:p>
          </table:table-cell>
          <table:table-cell table:style-name="ce241" table:formula="of:=IF([.$J2]=&quot;&quot;;&quot;&quot;;VLOOKUP([.$J2];CAMPI;2;0))" office:value-type="string" office:string-value="Cristo Re 1" calcext:value-type="string">
            <text:p>Cristo Re 1</text:p>
          </table:table-cell>
          <table:table-cell table:style-name="ce244" table:formula="of:=IF([.$G2]=&quot;&quot;;&quot;&quot;;IF(FIND(&quot;-&quot;;[.$G2])=0;&quot;&quot;;1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244" table:formula="of:=IF([.$G2]=&quot;&quot;;&quot;&quot;;IF(FIND(&quot;-&quot;;[.$G2])=0;&quot;&quot;;1*NOT([.$G2]=&quot;0-20&quot;)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244" table:formula="of:=IF([.$G2]=&quot;&quot;;&quot;&quot;;IF(FIND(&quot;-&quot;;[.$G2])=0;&quot;&quot;;1*([.$G2]=&quot;0-20&quot;)))" office:value-type="float" office:value="0" calcext:value-type="float">
            <text:p>0</text:p>
          </table:table-cell>
          <table:table-cell table:style-name="ce244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244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247" table:formula="of:=IF([.$G2]=&quot;&quot;;&quot;&quot;;IF(FIND(&quot;-&quot;;[.$G2])=0;&quot;&quot;;NUMBERVALUE(MID([.$G2];1;FIND(&quot;-&quot;;[.$G2])-1))-NUMBERVALUE(MID([.$G2];FIND(&quot;-&quot;;[.$G2])+1;LEN([.$G2])-FIND(&quot;-&quot;;[.$G2])))))" office:value-type="float" office:value="23" calcext:value-type="float">
            <text:p>+23</text:p>
          </table:table-cell>
          <table:table-cell table:style-name="ce251" table:formula="of:=IF([.$G2]=&quot;&quot;;&quot;&quot;;IF(FIND(&quot;-&quot;;[.$G2])=0;&quot;&quot;;1*(NUMBERVALUE(MID([.$G2];1;FIND(&quot;-&quot;;[.$G2])-1))&lt;NUMBERVALUE(MID([.$G2];FIND(&quot;-&quot;;[.$G2])+1;LEN([.$G2])-FIND(&quot;-&quot;;[.$G2]))))))" office:value-type="float" office:value="0" calcext:value-type="float">
            <text:p>0</text:p>
          </table:table-cell>
          <table:table-cell table:style-name="ce251" table:formula="of:=IF([.$G2]=&quot;&quot;;&quot;&quot;;IF(FIND(&quot;-&quot;;[.$G2])=0;&quot;&quot;;1*NOT([.$G2]=&quot;20-0&quot;)*(NUMBERVALUE(MID([.$G2];1;FIND(&quot;-&quot;;[.$G2])-1))&gt;NUMBERVALUE(MID([.$G2];FIND(&quot;-&quot;;[.$G2])+1;LEN([.$G2])-FIND(&quot;-&quot;;[.$G2]))))))" office:value-type="float" office:value="1" calcext:value-type="float">
            <text:p>1</text:p>
          </table:table-cell>
          <table:table-cell table:style-name="ce251" table:formula="of:=IF([.$G2]=&quot;&quot;;&quot;&quot;;IF(FIND(&quot;-&quot;;[.$G2])=0;&quot;&quot;;1*([.$G2]=&quot;20-0&quot;)))" office:value-type="float" office:value="0" calcext:value-type="float">
            <text:p>0</text:p>
          </table:table-cell>
          <table:table-cell table:style-name="ce251" table:formula="of:=IF([.$G2]=&quot;&quot;;&quot;&quot;;IF(FIND(&quot;-&quot;;[.$G2])=0;&quot;&quot;;NUMBERVALUE(MID([.$G2];FIND(&quot;-&quot;;[.$G2])+1;LEN([.$G2])-FIND(&quot;-&quot;;[.$G2])))))" office:value-type="float" office:value="49" calcext:value-type="float">
            <text:p>49</text:p>
          </table:table-cell>
          <table:table-cell table:style-name="ce251" table:formula="of:=IF([.$G2]=&quot;&quot;;&quot;&quot;;IF(FIND(&quot;-&quot;;[.$G2])=0;&quot;&quot;;NUMBERVALUE(MID([.$G2];1;FIND(&quot;-&quot;;[.$G2])-1))))" office:value-type="float" office:value="72" calcext:value-type="float">
            <text:p>72</text:p>
          </table:table-cell>
          <table:table-cell table:style-name="ce254" table:formula="of:=IF([.$G2]=&quot;&quot;;&quot;&quot;;IF(FIND(&quot;-&quot;;[.$G2])=0;&quot;&quot;;-NUMBERVALUE(MID([.$G2];1;FIND(&quot;-&quot;;[.$G2])-1))+NUMBERVALUE(MID([.$G2];FIND(&quot;-&quot;;[.$G2])+1;LEN([.$G2])-FIND(&quot;-&quot;;[.$G2])))))" office:value-type="float" office:value="-23" calcext:value-type="float">
            <text:p>-23</text:p>
          </table:table-cell>
          <table:table-cell table:number-columns-repeated="41"/>
        </table:table-row>
        <table:table-row table:style-name="ro2">
          <table:table-cell table:style-name="ce171" office:value-type="float" office:value="2" calcext:value-type="float">
            <text:p>2</text:p>
          </table:table-cell>
          <table:table-cell table:style-name="ce177" office:value-type="string" calcext:value-type="string">
            <text:p>A</text:p>
          </table:table-cell>
          <table:table-cell table:style-name="ce206" office:value-type="float" office:value="13" calcext:value-type="float">
            <text:p>13</text:p>
          </table:table-cell>
          <table:table-cell table:style-name="ce212" table:formula="of:=IF(FIND([.B3];&quot;ABCDEFGH&quot;;1)&gt;0;INDEX([$Parametri.A$6:$Parametri.D$37];MATCH(1;([$Parametri.C$6:$Parametri.C$37]=[.B3])*([$Parametri.D$6:$Parametri.D$37]=INT([.C3]/10));0);2)&amp;&quot; (&quot;&amp;INDEX([$Parametri.A$6:$Parametri.D$37];MATCH(1;([$Parametri.C$6:$Parametri.C$37]=[.B3])*([$Parametri.D$6:$Parametri.D$37]=INT([.C3]/10));0);1)&amp;&quot;)&quot;;&quot;DA SISTEMARE&quot;)" office:value-type="string" office:string-value="Leoni (1)" calcext:value-type="string">
            <text:p>Leoni (1)</text:p>
          </table:table-cell>
          <table:table-cell table:style-name="ce206" table:formula="of:=IF(AND([.D3]&lt;&gt;&quot;&quot;;[.F3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3];&quot;ABCDEFGH&quot;;1)&gt;0;INDEX([$Parametri.A$6:$Parametri.D$37];MATCH(1;([$Parametri.C$6:$Parametri.C$37]=[.B3])*([$Parametri.D$6:$Parametri.D$37]=[.C3]-10*INT([.C3]/10));0);2)&amp;&quot; (&quot;&amp;INDEX([$Parametri.A$6:$Parametri.D$37];MATCH(1;([$Parametri.C$6:$Parametri.C$37]=[.B3])*([$Parametri.D$6:$Parametri.D$37]=[.C3]-10*INT([.C3]/10));0);1)&amp;&quot;)&quot;;&quot;DA SISTEMARE&quot;)" office:value-type="string" office:string-value="Tigri (3)" calcext:value-type="string">
            <text:p>Tigri (3)</text:p>
          </table:table-cell>
          <table:table-cell table:style-name="ce222" office:value-type="string" calcext:value-type="string">
            <text:p>90-22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09H00M00S" calcext:value-type="time">
            <text:p>09:00</text:p>
          </table:table-cell>
          <table:table-cell table:style-name="ce239" office:value-type="float" office:value="1" calcext:value-type="float">
            <text:p>1</text:p>
          </table:table-cell>
          <table:table-cell table:style-name="ce242" table:formula="of:=IF([.$J3]=&quot;&quot;;&quot;&quot;;VLOOKUP([.$J3];CAMPI;2;0))" office:value-type="string" office:string-value="Cristo Re 1" calcext:value-type="string">
            <text:p>Cristo Re 1</text:p>
          </table:table-cell>
          <table:table-cell table:style-name="ce245" table:formula="of:=IF([.$G3]=&quot;&quot;;&quot;&quot;;IF(FIND(&quot;-&quot;;[.$G3])=0;&quot;&quot;;1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245" table:formula="of:=IF([.$G3]=&quot;&quot;;&quot;&quot;;IF(FIND(&quot;-&quot;;[.$G3])=0;&quot;&quot;;1*NOT([.$G3]=&quot;0-20&quot;)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245" table:formula="of:=IF([.$G3]=&quot;&quot;;&quot;&quot;;IF(FIND(&quot;-&quot;;[.$G3])=0;&quot;&quot;;1*([.$G3]=&quot;0-20&quot;)))" office:value-type="float" office:value="0" calcext:value-type="float">
            <text:p>0</text:p>
          </table:table-cell>
          <table:table-cell table:style-name="ce245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245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248" table:formula="of:=IF([.$G3]=&quot;&quot;;&quot;&quot;;IF(FIND(&quot;-&quot;;[.$G3])=0;&quot;&quot;;NUMBERVALUE(MID([.$G3];1;FIND(&quot;-&quot;;[.$G3])-1))-NUMBERVALUE(MID([.$G3];FIND(&quot;-&quot;;[.$G3])+1;LEN([.$G3])-FIND(&quot;-&quot;;[.$G3])))))" office:value-type="float" office:value="68" calcext:value-type="float">
            <text:p>+68</text:p>
          </table:table-cell>
          <table:table-cell table:style-name="ce252" table:formula="of:=IF([.$G3]=&quot;&quot;;&quot;&quot;;IF(FIND(&quot;-&quot;;[.$G3])=0;&quot;&quot;;1*(NUMBERVALUE(MID([.$G3];1;FIND(&quot;-&quot;;[.$G3])-1))&lt;NUMBERVALUE(MID([.$G3];FIND(&quot;-&quot;;[.$G3])+1;LEN([.$G3])-FIND(&quot;-&quot;;[.$G3]))))))" office:value-type="float" office:value="0" calcext:value-type="float">
            <text:p>0</text:p>
          </table:table-cell>
          <table:table-cell table:style-name="ce252" table:formula="of:=IF([.$G3]=&quot;&quot;;&quot;&quot;;IF(FIND(&quot;-&quot;;[.$G3])=0;&quot;&quot;;1*NOT([.$G3]=&quot;20-0&quot;)*(NUMBERVALUE(MID([.$G3];1;FIND(&quot;-&quot;;[.$G3])-1))&gt;NUMBERVALUE(MID([.$G3];FIND(&quot;-&quot;;[.$G3])+1;LEN([.$G3])-FIND(&quot;-&quot;;[.$G3]))))))" office:value-type="float" office:value="1" calcext:value-type="float">
            <text:p>1</text:p>
          </table:table-cell>
          <table:table-cell table:style-name="ce252" table:formula="of:=IF([.$G3]=&quot;&quot;;&quot;&quot;;IF(FIND(&quot;-&quot;;[.$G3])=0;&quot;&quot;;1*([.$G3]=&quot;20-0&quot;)))" office:value-type="float" office:value="0" calcext:value-type="float">
            <text:p>0</text:p>
          </table:table-cell>
          <table:table-cell table:style-name="ce252" table:formula="of:=IF([.$G3]=&quot;&quot;;&quot;&quot;;IF(FIND(&quot;-&quot;;[.$G3])=0;&quot;&quot;;NUMBERVALUE(MID([.$G3];FIND(&quot;-&quot;;[.$G3])+1;LEN([.$G3])-FIND(&quot;-&quot;;[.$G3])))))" office:value-type="float" office:value="22" calcext:value-type="float">
            <text:p>22</text:p>
          </table:table-cell>
          <table:table-cell table:style-name="ce252" table:formula="of:=IF([.$G3]=&quot;&quot;;&quot;&quot;;IF(FIND(&quot;-&quot;;[.$G3])=0;&quot;&quot;;NUMBERVALUE(MID([.$G3];1;FIND(&quot;-&quot;;[.$G3])-1))))" office:value-type="float" office:value="90" calcext:value-type="float">
            <text:p>90</text:p>
          </table:table-cell>
          <table:table-cell table:style-name="ce255" table:formula="of:=IF([.$G3]=&quot;&quot;;&quot;&quot;;IF(FIND(&quot;-&quot;;[.$G3])=0;&quot;&quot;;-NUMBERVALUE(MID([.$G3];1;FIND(&quot;-&quot;;[.$G3])-1))+NUMBERVALUE(MID([.$G3];FIND(&quot;-&quot;;[.$G3])+1;LEN([.$G3])-FIND(&quot;-&quot;;[.$G3])))))" office:value-type="float" office:value="-68" calcext:value-type="float">
            <text:p>-68</text:p>
          </table:table-cell>
          <table:table-cell table:number-columns-repeated="41"/>
        </table:table-row>
        <table:table-row table:style-name="ro2">
          <table:table-cell table:style-name="ce171" office:value-type="float" office:value="3" calcext:value-type="float">
            <text:p>3</text:p>
          </table:table-cell>
          <table:table-cell table:style-name="ce177" office:value-type="string" calcext:value-type="string">
            <text:p>A</text:p>
          </table:table-cell>
          <table:table-cell table:style-name="ce206" office:value-type="float" office:value="14" calcext:value-type="float">
            <text:p>14</text:p>
          </table:table-cell>
          <table:table-cell table:style-name="ce212" table:formula="of:=IF(FIND([.B4];&quot;ABCDEFGH&quot;;1)&gt;0;INDEX([$Parametri.A$6:$Parametri.D$37];MATCH(1;([$Parametri.C$6:$Parametri.C$37]=[.B4])*([$Parametri.D$6:$Parametri.D$37]=INT([.C4]/10));0);2)&amp;&quot; (&quot;&amp;INDEX([$Parametri.A$6:$Parametri.D$37];MATCH(1;([$Parametri.C$6:$Parametri.C$37]=[.B4])*([$Parametri.D$6:$Parametri.D$37]=INT([.C4]/10));0);1)&amp;&quot;)&quot;;&quot;DA SISTEMARE&quot;)" office:value-type="string" office:string-value="Leoni (1)" calcext:value-type="string">
            <text:p>Leoni (1)</text:p>
          </table:table-cell>
          <table:table-cell table:style-name="ce206" table:formula="of:=IF(AND([.D4]&lt;&gt;&quot;&quot;;[.F4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4];&quot;ABCDEFGH&quot;;1)&gt;0;INDEX([$Parametri.A$6:$Parametri.D$37];MATCH(1;([$Parametri.C$6:$Parametri.C$37]=[.B4])*([$Parametri.D$6:$Parametri.D$37]=[.C4]-10*INT([.C4]/10));0);2)&amp;&quot; (&quot;&amp;INDEX([$Parametri.A$6:$Parametri.D$37];MATCH(1;([$Parametri.C$6:$Parametri.C$37]=[.B4])*([$Parametri.D$6:$Parametri.D$37]=[.C4]-10*INT([.C4]/10));0);1)&amp;&quot;)&quot;;&quot;DA SISTEMARE&quot;)" office:value-type="string" office:string-value="Ghepardi (4)" calcext:value-type="string">
            <text:p>Ghepardi (4)</text:p>
          </table:table-cell>
          <table:table-cell table:style-name="ce222" office:value-type="string" calcext:value-type="string">
            <text:p>25-82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18H30M00S" calcext:value-type="time">
            <text:p>18:30</text:p>
          </table:table-cell>
          <table:table-cell table:style-name="ce239" office:value-type="float" office:value="1" calcext:value-type="float">
            <text:p>1</text:p>
          </table:table-cell>
          <table:table-cell table:style-name="ce242" table:formula="of:=IF([.$J4]=&quot;&quot;;&quot;&quot;;VLOOKUP([.$J4];CAMPI;2;0))" office:value-type="string" office:string-value="Cristo Re 1" calcext:value-type="string">
            <text:p>Cristo Re 1</text:p>
          </table:table-cell>
          <table:table-cell table:style-name="ce245" table:formula="of:=IF([.$G4]=&quot;&quot;;&quot;&quot;;IF(FIND(&quot;-&quot;;[.$G4])=0;&quot;&quot;;1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245" table:formula="of:=IF([.$G4]=&quot;&quot;;&quot;&quot;;IF(FIND(&quot;-&quot;;[.$G4])=0;&quot;&quot;;1*NOT([.$G4]=&quot;0-20&quot;)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245" table:formula="of:=IF([.$G4]=&quot;&quot;;&quot;&quot;;IF(FIND(&quot;-&quot;;[.$G4])=0;&quot;&quot;;1*([.$G4]=&quot;0-20&quot;)))" office:value-type="float" office:value="0" calcext:value-type="float">
            <text:p>0</text:p>
          </table:table-cell>
          <table:table-cell table:style-name="ce245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245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248" table:formula="of:=IF([.$G4]=&quot;&quot;;&quot;&quot;;IF(FIND(&quot;-&quot;;[.$G4])=0;&quot;&quot;;NUMBERVALUE(MID([.$G4];1;FIND(&quot;-&quot;;[.$G4])-1))-NUMBERVALUE(MID([.$G4];FIND(&quot;-&quot;;[.$G4])+1;LEN([.$G4])-FIND(&quot;-&quot;;[.$G4])))))" office:value-type="float" office:value="-57" calcext:value-type="float">
            <text:p>-57</text:p>
          </table:table-cell>
          <table:table-cell table:style-name="ce252" table:formula="of:=IF([.$G4]=&quot;&quot;;&quot;&quot;;IF(FIND(&quot;-&quot;;[.$G4])=0;&quot;&quot;;1*(NUMBERVALUE(MID([.$G4];1;FIND(&quot;-&quot;;[.$G4])-1))&lt;NUMBERVALUE(MID([.$G4];FIND(&quot;-&quot;;[.$G4])+1;LEN([.$G4])-FIND(&quot;-&quot;;[.$G4]))))))" office:value-type="float" office:value="1" calcext:value-type="float">
            <text:p>1</text:p>
          </table:table-cell>
          <table:table-cell table:style-name="ce252" table:formula="of:=IF([.$G4]=&quot;&quot;;&quot;&quot;;IF(FIND(&quot;-&quot;;[.$G4])=0;&quot;&quot;;1*NOT([.$G4]=&quot;20-0&quot;)*(NUMBERVALUE(MID([.$G4];1;FIND(&quot;-&quot;;[.$G4])-1))&gt;NUMBERVALUE(MID([.$G4];FIND(&quot;-&quot;;[.$G4])+1;LEN([.$G4])-FIND(&quot;-&quot;;[.$G4]))))))" office:value-type="float" office:value="0" calcext:value-type="float">
            <text:p>0</text:p>
          </table:table-cell>
          <table:table-cell table:style-name="ce252" table:formula="of:=IF([.$G4]=&quot;&quot;;&quot;&quot;;IF(FIND(&quot;-&quot;;[.$G4])=0;&quot;&quot;;1*([.$G4]=&quot;20-0&quot;)))" office:value-type="float" office:value="0" calcext:value-type="float">
            <text:p>0</text:p>
          </table:table-cell>
          <table:table-cell table:style-name="ce252" table:formula="of:=IF([.$G4]=&quot;&quot;;&quot;&quot;;IF(FIND(&quot;-&quot;;[.$G4])=0;&quot;&quot;;NUMBERVALUE(MID([.$G4];FIND(&quot;-&quot;;[.$G4])+1;LEN([.$G4])-FIND(&quot;-&quot;;[.$G4])))))" office:value-type="float" office:value="82" calcext:value-type="float">
            <text:p>82</text:p>
          </table:table-cell>
          <table:table-cell table:style-name="ce252" table:formula="of:=IF([.$G4]=&quot;&quot;;&quot;&quot;;IF(FIND(&quot;-&quot;;[.$G4])=0;&quot;&quot;;NUMBERVALUE(MID([.$G4];1;FIND(&quot;-&quot;;[.$G4])-1))))" office:value-type="float" office:value="25" calcext:value-type="float">
            <text:p>25</text:p>
          </table:table-cell>
          <table:table-cell table:style-name="ce255" table:formula="of:=IF([.$G4]=&quot;&quot;;&quot;&quot;;IF(FIND(&quot;-&quot;;[.$G4])=0;&quot;&quot;;-NUMBERVALUE(MID([.$G4];1;FIND(&quot;-&quot;;[.$G4])-1))+NUMBERVALUE(MID([.$G4];FIND(&quot;-&quot;;[.$G4])+1;LEN([.$G4])-FIND(&quot;-&quot;;[.$G4])))))" office:value-type="float" office:value="57" calcext:value-type="float">
            <text:p>+57</text:p>
          </table:table-cell>
          <table:table-cell table:number-columns-repeated="41"/>
        </table:table-row>
        <table:table-row table:style-name="ro2">
          <table:table-cell table:style-name="ce171" office:value-type="float" office:value="4" calcext:value-type="float">
            <text:p>4</text:p>
          </table:table-cell>
          <table:table-cell table:style-name="ce177" office:value-type="string" calcext:value-type="string">
            <text:p>A</text:p>
          </table:table-cell>
          <table:table-cell table:style-name="ce206" office:value-type="float" office:value="23" calcext:value-type="float">
            <text:p>23</text:p>
          </table:table-cell>
          <table:table-cell table:style-name="ce212" table:formula="of:=IF(FIND([.B5];&quot;ABCDEFGH&quot;;1)&gt;0;INDEX([$Parametri.A$6:$Parametri.D$37];MATCH(1;([$Parametri.C$6:$Parametri.C$37]=[.B5])*([$Parametri.D$6:$Parametri.D$37]=INT([.C5]/10));0);2)&amp;&quot; (&quot;&amp;INDEX([$Parametri.A$6:$Parametri.D$37];MATCH(1;([$Parametri.C$6:$Parametri.C$37]=[.B5])*([$Parametri.D$6:$Parametri.D$37]=INT([.C5]/10));0);1)&amp;&quot;)&quot;;&quot;DA SISTEMARE&quot;)" office:value-type="string" office:string-value="Pantere (2)" calcext:value-type="string">
            <text:p>Pantere (2)</text:p>
          </table:table-cell>
          <table:table-cell table:style-name="ce206" table:formula="of:=IF(AND([.D5]&lt;&gt;&quot;&quot;;[.F5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5];&quot;ABCDEFGH&quot;;1)&gt;0;INDEX([$Parametri.A$6:$Parametri.D$37];MATCH(1;([$Parametri.C$6:$Parametri.C$37]=[.B5])*([$Parametri.D$6:$Parametri.D$37]=[.C5]-10*INT([.C5]/10));0);2)&amp;&quot; (&quot;&amp;INDEX([$Parametri.A$6:$Parametri.D$37];MATCH(1;([$Parametri.C$6:$Parametri.C$37]=[.B5])*([$Parametri.D$6:$Parametri.D$37]=[.C5]-10*INT([.C5]/10));0);1)&amp;&quot;)&quot;;&quot;DA SISTEMARE&quot;)" office:value-type="string" office:string-value="Tigri (3)" calcext:value-type="string">
            <text:p>Tigri (3)</text:p>
          </table:table-cell>
          <table:table-cell table:style-name="ce222" office:value-type="string" calcext:value-type="string">
            <text:p>93-30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5H30M00S" calcext:value-type="time">
            <text:p>15:30</text:p>
          </table:table-cell>
          <table:table-cell table:style-name="ce239" office:value-type="float" office:value="1" calcext:value-type="float">
            <text:p>1</text:p>
          </table:table-cell>
          <table:table-cell table:style-name="ce242" table:formula="of:=IF([.$J5]=&quot;&quot;;&quot;&quot;;VLOOKUP([.$J5];CAMPI;2;0))" office:value-type="string" office:string-value="Cristo Re 1" calcext:value-type="string">
            <text:p>Cristo Re 1</text:p>
          </table:table-cell>
          <table:table-cell table:style-name="ce245" table:formula="of:=IF([.$G5]=&quot;&quot;;&quot;&quot;;IF(FIND(&quot;-&quot;;[.$G5])=0;&quot;&quot;;1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245" table:formula="of:=IF([.$G5]=&quot;&quot;;&quot;&quot;;IF(FIND(&quot;-&quot;;[.$G5])=0;&quot;&quot;;1*NOT([.$G5]=&quot;0-20&quot;)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245" table:formula="of:=IF([.$G5]=&quot;&quot;;&quot;&quot;;IF(FIND(&quot;-&quot;;[.$G5])=0;&quot;&quot;;1*([.$G5]=&quot;0-20&quot;)))" office:value-type="float" office:value="0" calcext:value-type="float">
            <text:p>0</text:p>
          </table:table-cell>
          <table:table-cell table:style-name="ce245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245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248" table:formula="of:=IF([.$G5]=&quot;&quot;;&quot;&quot;;IF(FIND(&quot;-&quot;;[.$G5])=0;&quot;&quot;;NUMBERVALUE(MID([.$G5];1;FIND(&quot;-&quot;;[.$G5])-1))-NUMBERVALUE(MID([.$G5];FIND(&quot;-&quot;;[.$G5])+1;LEN([.$G5])-FIND(&quot;-&quot;;[.$G5])))))" office:value-type="float" office:value="63" calcext:value-type="float">
            <text:p>+63</text:p>
          </table:table-cell>
          <table:table-cell table:style-name="ce252" table:formula="of:=IF([.$G5]=&quot;&quot;;&quot;&quot;;IF(FIND(&quot;-&quot;;[.$G5])=0;&quot;&quot;;1*(NUMBERVALUE(MID([.$G5];1;FIND(&quot;-&quot;;[.$G5])-1))&lt;NUMBERVALUE(MID([.$G5];FIND(&quot;-&quot;;[.$G5])+1;LEN([.$G5])-FIND(&quot;-&quot;;[.$G5]))))))" office:value-type="float" office:value="0" calcext:value-type="float">
            <text:p>0</text:p>
          </table:table-cell>
          <table:table-cell table:style-name="ce252" table:formula="of:=IF([.$G5]=&quot;&quot;;&quot;&quot;;IF(FIND(&quot;-&quot;;[.$G5])=0;&quot;&quot;;1*NOT([.$G5]=&quot;20-0&quot;)*(NUMBERVALUE(MID([.$G5];1;FIND(&quot;-&quot;;[.$G5])-1))&gt;NUMBERVALUE(MID([.$G5];FIND(&quot;-&quot;;[.$G5])+1;LEN([.$G5])-FIND(&quot;-&quot;;[.$G5]))))))" office:value-type="float" office:value="1" calcext:value-type="float">
            <text:p>1</text:p>
          </table:table-cell>
          <table:table-cell table:style-name="ce252" table:formula="of:=IF([.$G5]=&quot;&quot;;&quot;&quot;;IF(FIND(&quot;-&quot;;[.$G5])=0;&quot;&quot;;1*([.$G5]=&quot;20-0&quot;)))" office:value-type="float" office:value="0" calcext:value-type="float">
            <text:p>0</text:p>
          </table:table-cell>
          <table:table-cell table:style-name="ce252" table:formula="of:=IF([.$G5]=&quot;&quot;;&quot;&quot;;IF(FIND(&quot;-&quot;;[.$G5])=0;&quot;&quot;;NUMBERVALUE(MID([.$G5];FIND(&quot;-&quot;;[.$G5])+1;LEN([.$G5])-FIND(&quot;-&quot;;[.$G5])))))" office:value-type="float" office:value="30" calcext:value-type="float">
            <text:p>30</text:p>
          </table:table-cell>
          <table:table-cell table:style-name="ce252" table:formula="of:=IF([.$G5]=&quot;&quot;;&quot;&quot;;IF(FIND(&quot;-&quot;;[.$G5])=0;&quot;&quot;;NUMBERVALUE(MID([.$G5];1;FIND(&quot;-&quot;;[.$G5])-1))))" office:value-type="float" office:value="93" calcext:value-type="float">
            <text:p>93</text:p>
          </table:table-cell>
          <table:table-cell table:style-name="ce255" table:formula="of:=IF([.$G5]=&quot;&quot;;&quot;&quot;;IF(FIND(&quot;-&quot;;[.$G5])=0;&quot;&quot;;-NUMBERVALUE(MID([.$G5];1;FIND(&quot;-&quot;;[.$G5])-1))+NUMBERVALUE(MID([.$G5];FIND(&quot;-&quot;;[.$G5])+1;LEN([.$G5])-FIND(&quot;-&quot;;[.$G5])))))" office:value-type="float" office:value="-63" calcext:value-type="float">
            <text:p>-63</text:p>
          </table:table-cell>
          <table:table-cell table:number-columns-repeated="41"/>
        </table:table-row>
        <table:table-row table:style-name="ro2">
          <table:table-cell table:style-name="ce171" office:value-type="float" office:value="5" calcext:value-type="float">
            <text:p>5</text:p>
          </table:table-cell>
          <table:table-cell table:style-name="ce177" office:value-type="string" calcext:value-type="string">
            <text:p>A</text:p>
          </table:table-cell>
          <table:table-cell table:style-name="ce206" office:value-type="float" office:value="24" calcext:value-type="float">
            <text:p>24</text:p>
          </table:table-cell>
          <table:table-cell table:style-name="ce212" table:formula="of:=IF(FIND([.B6];&quot;ABCDEFGH&quot;;1)&gt;0;INDEX([$Parametri.A$6:$Parametri.D$37];MATCH(1;([$Parametri.C$6:$Parametri.C$37]=[.B6])*([$Parametri.D$6:$Parametri.D$37]=INT([.C6]/10));0);2)&amp;&quot; (&quot;&amp;INDEX([$Parametri.A$6:$Parametri.D$37];MATCH(1;([$Parametri.C$6:$Parametri.C$37]=[.B6])*([$Parametri.D$6:$Parametri.D$37]=INT([.C6]/10));0);1)&amp;&quot;)&quot;;&quot;DA SISTEMARE&quot;)" office:value-type="string" office:string-value="Pantere (2)" calcext:value-type="string">
            <text:p>Pantere (2)</text:p>
          </table:table-cell>
          <table:table-cell table:style-name="ce206" table:formula="of:=IF(AND([.D6]&lt;&gt;&quot;&quot;;[.F6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6];&quot;ABCDEFGH&quot;;1)&gt;0;INDEX([$Parametri.A$6:$Parametri.D$37];MATCH(1;([$Parametri.C$6:$Parametri.C$37]=[.B6])*([$Parametri.D$6:$Parametri.D$37]=[.C6]-10*INT([.C6]/10));0);2)&amp;&quot; (&quot;&amp;INDEX([$Parametri.A$6:$Parametri.D$37];MATCH(1;([$Parametri.C$6:$Parametri.C$37]=[.B6])*([$Parametri.D$6:$Parametri.D$37]=[.C6]-10*INT([.C6]/10));0);1)&amp;&quot;)&quot;;&quot;DA SISTEMARE&quot;)" office:value-type="string" office:string-value="Ghepardi (4)" calcext:value-type="string">
            <text:p>Ghepardi (4)</text:p>
          </table:table-cell>
          <table:table-cell table:style-name="ce222" office:value-type="string" calcext:value-type="string">
            <text:p>57-21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11H00M00S" calcext:value-type="time">
            <text:p>11:00</text:p>
          </table:table-cell>
          <table:table-cell table:style-name="ce239" office:value-type="float" office:value="1" calcext:value-type="float">
            <text:p>1</text:p>
          </table:table-cell>
          <table:table-cell table:style-name="ce242" table:formula="of:=IF([.$J6]=&quot;&quot;;&quot;&quot;;VLOOKUP([.$J6];CAMPI;2;0))" office:value-type="string" office:string-value="Cristo Re 1" calcext:value-type="string">
            <text:p>Cristo Re 1</text:p>
          </table:table-cell>
          <table:table-cell table:style-name="ce245" table:formula="of:=IF([.$G6]=&quot;&quot;;&quot;&quot;;IF(FIND(&quot;-&quot;;[.$G6])=0;&quot;&quot;;1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245" table:formula="of:=IF([.$G6]=&quot;&quot;;&quot;&quot;;IF(FIND(&quot;-&quot;;[.$G6])=0;&quot;&quot;;1*NOT([.$G6]=&quot;0-20&quot;)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245" table:formula="of:=IF([.$G6]=&quot;&quot;;&quot;&quot;;IF(FIND(&quot;-&quot;;[.$G6])=0;&quot;&quot;;1*([.$G6]=&quot;0-20&quot;)))" office:value-type="float" office:value="0" calcext:value-type="float">
            <text:p>0</text:p>
          </table:table-cell>
          <table:table-cell table:style-name="ce245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245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248" table:formula="of:=IF([.$G6]=&quot;&quot;;&quot;&quot;;IF(FIND(&quot;-&quot;;[.$G6])=0;&quot;&quot;;NUMBERVALUE(MID([.$G6];1;FIND(&quot;-&quot;;[.$G6])-1))-NUMBERVALUE(MID([.$G6];FIND(&quot;-&quot;;[.$G6])+1;LEN([.$G6])-FIND(&quot;-&quot;;[.$G6])))))" office:value-type="float" office:value="36" calcext:value-type="float">
            <text:p>+36</text:p>
          </table:table-cell>
          <table:table-cell table:style-name="ce252" table:formula="of:=IF([.$G6]=&quot;&quot;;&quot;&quot;;IF(FIND(&quot;-&quot;;[.$G6])=0;&quot;&quot;;1*(NUMBERVALUE(MID([.$G6];1;FIND(&quot;-&quot;;[.$G6])-1))&lt;NUMBERVALUE(MID([.$G6];FIND(&quot;-&quot;;[.$G6])+1;LEN([.$G6])-FIND(&quot;-&quot;;[.$G6]))))))" office:value-type="float" office:value="0" calcext:value-type="float">
            <text:p>0</text:p>
          </table:table-cell>
          <table:table-cell table:style-name="ce252" table:formula="of:=IF([.$G6]=&quot;&quot;;&quot;&quot;;IF(FIND(&quot;-&quot;;[.$G6])=0;&quot;&quot;;1*NOT([.$G6]=&quot;20-0&quot;)*(NUMBERVALUE(MID([.$G6];1;FIND(&quot;-&quot;;[.$G6])-1))&gt;NUMBERVALUE(MID([.$G6];FIND(&quot;-&quot;;[.$G6])+1;LEN([.$G6])-FIND(&quot;-&quot;;[.$G6]))))))" office:value-type="float" office:value="1" calcext:value-type="float">
            <text:p>1</text:p>
          </table:table-cell>
          <table:table-cell table:style-name="ce252" table:formula="of:=IF([.$G6]=&quot;&quot;;&quot;&quot;;IF(FIND(&quot;-&quot;;[.$G6])=0;&quot;&quot;;1*([.$G6]=&quot;20-0&quot;)))" office:value-type="float" office:value="0" calcext:value-type="float">
            <text:p>0</text:p>
          </table:table-cell>
          <table:table-cell table:style-name="ce252" table:formula="of:=IF([.$G6]=&quot;&quot;;&quot;&quot;;IF(FIND(&quot;-&quot;;[.$G6])=0;&quot;&quot;;NUMBERVALUE(MID([.$G6];FIND(&quot;-&quot;;[.$G6])+1;LEN([.$G6])-FIND(&quot;-&quot;;[.$G6])))))" office:value-type="float" office:value="21" calcext:value-type="float">
            <text:p>21</text:p>
          </table:table-cell>
          <table:table-cell table:style-name="ce252" table:formula="of:=IF([.$G6]=&quot;&quot;;&quot;&quot;;IF(FIND(&quot;-&quot;;[.$G6])=0;&quot;&quot;;NUMBERVALUE(MID([.$G6];1;FIND(&quot;-&quot;;[.$G6])-1))))" office:value-type="float" office:value="57" calcext:value-type="float">
            <text:p>57</text:p>
          </table:table-cell>
          <table:table-cell table:style-name="ce255" table:formula="of:=IF([.$G6]=&quot;&quot;;&quot;&quot;;IF(FIND(&quot;-&quot;;[.$G6])=0;&quot;&quot;;-NUMBERVALUE(MID([.$G6];1;FIND(&quot;-&quot;;[.$G6])-1))+NUMBERVALUE(MID([.$G6];FIND(&quot;-&quot;;[.$G6])+1;LEN([.$G6])-FIND(&quot;-&quot;;[.$G6])))))" office:value-type="float" office:value="-36" calcext:value-type="float">
            <text:p>-36</text:p>
          </table:table-cell>
          <table:table-cell table:number-columns-repeated="41"/>
        </table:table-row>
        <table:table-row table:style-name="ro2">
          <table:table-cell table:style-name="ce172" office:value-type="float" office:value="6" calcext:value-type="float">
            <text:p>6</text:p>
          </table:table-cell>
          <table:table-cell table:style-name="ce180" office:value-type="string" calcext:value-type="string">
            <text:p>A</text:p>
          </table:table-cell>
          <table:table-cell table:style-name="ce207" office:value-type="float" office:value="34" calcext:value-type="float">
            <text:p>34</text:p>
          </table:table-cell>
          <table:table-cell table:style-name="ce213" table:formula="of:=IF(FIND([.B7];&quot;ABCDEFGH&quot;;1)&gt;0;INDEX([$Parametri.A$6:$Parametri.D$37];MATCH(1;([$Parametri.C$6:$Parametri.C$37]=[.B7])*([$Parametri.D$6:$Parametri.D$37]=INT([.C7]/10));0);2)&amp;&quot; (&quot;&amp;INDEX([$Parametri.A$6:$Parametri.D$37];MATCH(1;([$Parametri.C$6:$Parametri.C$37]=[.B7])*([$Parametri.D$6:$Parametri.D$37]=INT([.C7]/10));0);1)&amp;&quot;)&quot;;&quot;DA SISTEMARE&quot;)" office:value-type="string" office:string-value="Tigri (3)" calcext:value-type="string">
            <text:p>Tigri (3)</text:p>
          </table:table-cell>
          <table:table-cell table:style-name="ce207" table:formula="of:=IF(AND([.D7]&lt;&gt;&quot;&quot;;[.F7]&lt;&gt;&quot;&quot;);&quot; vs &quot;;&quot;&quot;)" office:value-type="string" office:string-value=" vs " calcext:value-type="string">
            <text:p><text:s/>vs </text:p>
          </table:table-cell>
          <table:table-cell table:style-name="ce220" table:formula="of:=IF(FIND([.B7];&quot;ABCDEFGH&quot;;1)&gt;0;INDEX([$Parametri.A$6:$Parametri.D$37];MATCH(1;([$Parametri.C$6:$Parametri.C$37]=[.B7])*([$Parametri.D$6:$Parametri.D$37]=[.C7]-10*INT([.C7]/10));0);2)&amp;&quot; (&quot;&amp;INDEX([$Parametri.A$6:$Parametri.D$37];MATCH(1;([$Parametri.C$6:$Parametri.C$37]=[.B7])*([$Parametri.D$6:$Parametri.D$37]=[.C7]-10*INT([.C7]/10));0);1)&amp;&quot;)&quot;;&quot;DA SISTEMARE&quot;)" office:value-type="string" office:string-value="Ghepardi (4)" calcext:value-type="string">
            <text:p>Ghepardi (4)</text:p>
          </table:table-cell>
          <table:table-cell table:style-name="ce223" office:value-type="string" calcext:value-type="string">
            <text:p>79-48</text:p>
          </table:table-cell>
          <table:table-cell table:style-name="ce227" office:value-type="date" office:date-value="2021-06-07" calcext:value-type="date">
            <text:p>lun 07/06/2021</text:p>
          </table:table-cell>
          <table:table-cell table:style-name="ce234" office:value-type="time" office:time-value="PT18H00M00S" calcext:value-type="time">
            <text:p>18:00</text:p>
          </table:table-cell>
          <table:table-cell table:style-name="ce240" office:value-type="float" office:value="1" calcext:value-type="float">
            <text:p>1</text:p>
          </table:table-cell>
          <table:table-cell table:style-name="ce243" table:formula="of:=IF([.$J7]=&quot;&quot;;&quot;&quot;;VLOOKUP([.$J7];CAMPI;2;0))" office:value-type="string" office:string-value="Cristo Re 1" calcext:value-type="string">
            <text:p>Cristo Re 1</text:p>
          </table:table-cell>
          <table:table-cell table:style-name="ce246" table:formula="of:=IF([.$G7]=&quot;&quot;;&quot;&quot;;IF(FIND(&quot;-&quot;;[.$G7])=0;&quot;&quot;;1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246" table:formula="of:=IF([.$G7]=&quot;&quot;;&quot;&quot;;IF(FIND(&quot;-&quot;;[.$G7])=0;&quot;&quot;;1*NOT([.$G7]=&quot;0-20&quot;)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246" table:formula="of:=IF([.$G7]=&quot;&quot;;&quot;&quot;;IF(FIND(&quot;-&quot;;[.$G7])=0;&quot;&quot;;1*([.$G7]=&quot;0-20&quot;)))" office:value-type="float" office:value="0" calcext:value-type="float">
            <text:p>0</text:p>
          </table:table-cell>
          <table:table-cell table:style-name="ce246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246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249" table:formula="of:=IF([.$G7]=&quot;&quot;;&quot;&quot;;IF(FIND(&quot;-&quot;;[.$G7])=0;&quot;&quot;;NUMBERVALUE(MID([.$G7];1;FIND(&quot;-&quot;;[.$G7])-1))-NUMBERVALUE(MID([.$G7];FIND(&quot;-&quot;;[.$G7])+1;LEN([.$G7])-FIND(&quot;-&quot;;[.$G7])))))" office:value-type="float" office:value="31" calcext:value-type="float">
            <text:p>+31</text:p>
          </table:table-cell>
          <table:table-cell table:style-name="ce253" table:formula="of:=IF([.$G7]=&quot;&quot;;&quot;&quot;;IF(FIND(&quot;-&quot;;[.$G7])=0;&quot;&quot;;1*(NUMBERVALUE(MID([.$G7];1;FIND(&quot;-&quot;;[.$G7])-1))&lt;NUMBERVALUE(MID([.$G7];FIND(&quot;-&quot;;[.$G7])+1;LEN([.$G7])-FIND(&quot;-&quot;;[.$G7]))))))" office:value-type="float" office:value="0" calcext:value-type="float">
            <text:p>0</text:p>
          </table:table-cell>
          <table:table-cell table:style-name="ce253" table:formula="of:=IF([.$G7]=&quot;&quot;;&quot;&quot;;IF(FIND(&quot;-&quot;;[.$G7])=0;&quot;&quot;;1*NOT([.$G7]=&quot;20-0&quot;)*(NUMBERVALUE(MID([.$G7];1;FIND(&quot;-&quot;;[.$G7])-1))&gt;NUMBERVALUE(MID([.$G7];FIND(&quot;-&quot;;[.$G7])+1;LEN([.$G7])-FIND(&quot;-&quot;;[.$G7]))))))" office:value-type="float" office:value="1" calcext:value-type="float">
            <text:p>1</text:p>
          </table:table-cell>
          <table:table-cell table:style-name="ce253" table:formula="of:=IF([.$G7]=&quot;&quot;;&quot;&quot;;IF(FIND(&quot;-&quot;;[.$G7])=0;&quot;&quot;;1*([.$G7]=&quot;20-0&quot;)))" office:value-type="float" office:value="0" calcext:value-type="float">
            <text:p>0</text:p>
          </table:table-cell>
          <table:table-cell table:style-name="ce253" table:formula="of:=IF([.$G7]=&quot;&quot;;&quot;&quot;;IF(FIND(&quot;-&quot;;[.$G7])=0;&quot;&quot;;NUMBERVALUE(MID([.$G7];FIND(&quot;-&quot;;[.$G7])+1;LEN([.$G7])-FIND(&quot;-&quot;;[.$G7])))))" office:value-type="float" office:value="48" calcext:value-type="float">
            <text:p>48</text:p>
          </table:table-cell>
          <table:table-cell table:style-name="ce253" table:formula="of:=IF([.$G7]=&quot;&quot;;&quot;&quot;;IF(FIND(&quot;-&quot;;[.$G7])=0;&quot;&quot;;NUMBERVALUE(MID([.$G7];1;FIND(&quot;-&quot;;[.$G7])-1))))" office:value-type="float" office:value="79" calcext:value-type="float">
            <text:p>79</text:p>
          </table:table-cell>
          <table:table-cell table:style-name="ce256" table:formula="of:=IF([.$G7]=&quot;&quot;;&quot;&quot;;IF(FIND(&quot;-&quot;;[.$G7])=0;&quot;&quot;;-NUMBERVALUE(MID([.$G7];1;FIND(&quot;-&quot;;[.$G7])-1))+NUMBERVALUE(MID([.$G7];FIND(&quot;-&quot;;[.$G7])+1;LEN([.$G7])-FIND(&quot;-&quot;;[.$G7])))))" office:value-type="float" office:value="-31" calcext:value-type="float">
            <text:p>-31</text:p>
          </table:table-cell>
          <table:table-cell table:number-columns-repeated="41"/>
        </table:table-row>
        <table:table-row table:style-name="ro2">
          <table:table-cell table:style-name="ce170" office:value-type="float" office:value="7" calcext:value-type="float">
            <text:p>7</text:p>
          </table:table-cell>
          <table:table-cell table:style-name="ce181" office:value-type="string" calcext:value-type="string">
            <text:p>B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table:formula="of:=IF(FIND([.B8];&quot;ABCDEFGH&quot;;1)&gt;0;INDEX([$Parametri.A$6:$Parametri.D$37];MATCH(1;([$Parametri.C$6:$Parametri.C$37]=[.B8])*([$Parametri.D$6:$Parametri.D$37]=INT([.C8]/10));0);2)&amp;&quot; (&quot;&amp;INDEX([$Parametri.A$6:$Parametri.D$37];MATCH(1;([$Parametri.C$6:$Parametri.C$37]=[.B8])*([$Parametri.D$6:$Parametri.D$37]=INT([.C8]/10));0);1)&amp;&quot;)&quot;;&quot;DA SISTEMARE&quot;)" office:value-type="string" office:string-value="Giaguari (5)" calcext:value-type="string">
            <text:p>Giaguari (5)</text:p>
          </table:table-cell>
          <table:table-cell table:style-name="ce205" table:formula="of:=IF(AND([.D8]&lt;&gt;&quot;&quot;;[.F8]&lt;&gt;&quot;&quot;);&quot; vs &quot;;&quot;&quot;)" office:value-type="string" office:string-value=" vs " calcext:value-type="string">
            <text:p><text:s/>vs </text:p>
          </table:table-cell>
          <table:table-cell table:style-name="ce218" table:formula="of:=IF(FIND([.B8];&quot;ABCDEFGH&quot;;1)&gt;0;INDEX([$Parametri.A$6:$Parametri.D$37];MATCH(1;([$Parametri.C$6:$Parametri.C$37]=[.B8])*([$Parametri.D$6:$Parametri.D$37]=[.C8]-10*INT([.C8]/10));0);2)&amp;&quot; (&quot;&amp;INDEX([$Parametri.A$6:$Parametri.D$37];MATCH(1;([$Parametri.C$6:$Parametri.C$37]=[.B8])*([$Parametri.D$6:$Parametri.D$37]=[.C8]-10*INT([.C8]/10));0);1)&amp;&quot;)&quot;;&quot;DA SISTEMARE&quot;)" office:value-type="string" office:string-value="Puma (6)" calcext:value-type="string">
            <text:p>Puma (6)</text:p>
          </table:table-cell>
          <table:table-cell table:style-name="ce221" office:value-type="string" calcext:value-type="string">
            <text:p>51-67</text:p>
          </table:table-cell>
          <table:table-cell table:style-name="ce225" office:value-type="date" office:date-value="2021-06-07" calcext:value-type="date">
            <text:p>lun 07/06/2021</text:p>
          </table:table-cell>
          <table:table-cell table:style-name="ce230" office:value-type="time" office:time-value="PT16H00M00S" calcext:value-type="time">
            <text:p>16:00</text:p>
          </table:table-cell>
          <table:table-cell table:style-name="ce238" office:value-type="float" office:value="2" calcext:value-type="float">
            <text:p>2</text:p>
          </table:table-cell>
          <table:table-cell table:style-name="ce241" table:formula="of:=IF([.$J8]=&quot;&quot;;&quot;&quot;;VLOOKUP([.$J8];CAMPI;2;0))" office:value-type="string" office:string-value="Cristo Re 2" calcext:value-type="string">
            <text:p>Cristo Re 2</text:p>
          </table:table-cell>
          <table:table-cell table:style-name="ce244" table:formula="of:=IF([.$G8]=&quot;&quot;;&quot;&quot;;IF(FIND(&quot;-&quot;;[.$G8])=0;&quot;&quot;;1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244" table:formula="of:=IF([.$G8]=&quot;&quot;;&quot;&quot;;IF(FIND(&quot;-&quot;;[.$G8])=0;&quot;&quot;;1*NOT([.$G8]=&quot;0-20&quot;)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244" table:formula="of:=IF([.$G8]=&quot;&quot;;&quot;&quot;;IF(FIND(&quot;-&quot;;[.$G8])=0;&quot;&quot;;1*([.$G8]=&quot;0-20&quot;)))" office:value-type="float" office:value="0" calcext:value-type="float">
            <text:p>0</text:p>
          </table:table-cell>
          <table:table-cell table:style-name="ce244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244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247" table:formula="of:=IF([.$G8]=&quot;&quot;;&quot;&quot;;IF(FIND(&quot;-&quot;;[.$G8])=0;&quot;&quot;;NUMBERVALUE(MID([.$G8];1;FIND(&quot;-&quot;;[.$G8])-1))-NUMBERVALUE(MID([.$G8];FIND(&quot;-&quot;;[.$G8])+1;LEN([.$G8])-FIND(&quot;-&quot;;[.$G8])))))" office:value-type="float" office:value="-16" calcext:value-type="float">
            <text:p>-16</text:p>
          </table:table-cell>
          <table:table-cell table:style-name="ce251" table:formula="of:=IF([.$G8]=&quot;&quot;;&quot;&quot;;IF(FIND(&quot;-&quot;;[.$G8])=0;&quot;&quot;;1*(NUMBERVALUE(MID([.$G8];1;FIND(&quot;-&quot;;[.$G8])-1))&lt;NUMBERVALUE(MID([.$G8];FIND(&quot;-&quot;;[.$G8])+1;LEN([.$G8])-FIND(&quot;-&quot;;[.$G8]))))))" office:value-type="float" office:value="1" calcext:value-type="float">
            <text:p>1</text:p>
          </table:table-cell>
          <table:table-cell table:style-name="ce251" table:formula="of:=IF([.$G8]=&quot;&quot;;&quot;&quot;;IF(FIND(&quot;-&quot;;[.$G8])=0;&quot;&quot;;1*NOT([.$G8]=&quot;20-0&quot;)*(NUMBERVALUE(MID([.$G8];1;FIND(&quot;-&quot;;[.$G8])-1))&gt;NUMBERVALUE(MID([.$G8];FIND(&quot;-&quot;;[.$G8])+1;LEN([.$G8])-FIND(&quot;-&quot;;[.$G8]))))))" office:value-type="float" office:value="0" calcext:value-type="float">
            <text:p>0</text:p>
          </table:table-cell>
          <table:table-cell table:style-name="ce251" table:formula="of:=IF([.$G8]=&quot;&quot;;&quot;&quot;;IF(FIND(&quot;-&quot;;[.$G8])=0;&quot;&quot;;1*([.$G8]=&quot;20-0&quot;)))" office:value-type="float" office:value="0" calcext:value-type="float">
            <text:p>0</text:p>
          </table:table-cell>
          <table:table-cell table:style-name="ce251" table:formula="of:=IF([.$G8]=&quot;&quot;;&quot;&quot;;IF(FIND(&quot;-&quot;;[.$G8])=0;&quot;&quot;;NUMBERVALUE(MID([.$G8];FIND(&quot;-&quot;;[.$G8])+1;LEN([.$G8])-FIND(&quot;-&quot;;[.$G8])))))" office:value-type="float" office:value="67" calcext:value-type="float">
            <text:p>67</text:p>
          </table:table-cell>
          <table:table-cell table:style-name="ce251" table:formula="of:=IF([.$G8]=&quot;&quot;;&quot;&quot;;IF(FIND(&quot;-&quot;;[.$G8])=0;&quot;&quot;;NUMBERVALUE(MID([.$G8];1;FIND(&quot;-&quot;;[.$G8])-1))))" office:value-type="float" office:value="51" calcext:value-type="float">
            <text:p>51</text:p>
          </table:table-cell>
          <table:table-cell table:style-name="ce254" table:formula="of:=IF([.$G8]=&quot;&quot;;&quot;&quot;;IF(FIND(&quot;-&quot;;[.$G8])=0;&quot;&quot;;-NUMBERVALUE(MID([.$G8];1;FIND(&quot;-&quot;;[.$G8])-1))+NUMBERVALUE(MID([.$G8];FIND(&quot;-&quot;;[.$G8])+1;LEN([.$G8])-FIND(&quot;-&quot;;[.$G8])))))" office:value-type="float" office:value="16" calcext:value-type="float">
            <text:p>+16</text:p>
          </table:table-cell>
          <table:table-cell table:number-columns-repeated="41"/>
        </table:table-row>
        <table:table-row table:style-name="ro2">
          <table:table-cell table:style-name="ce171" office:value-type="float" office:value="8" calcext:value-type="float">
            <text:p>8</text:p>
          </table:table-cell>
          <table:table-cell table:style-name="ce182" office:value-type="string" calcext:value-type="string">
            <text:p>B</text:p>
          </table:table-cell>
          <table:table-cell table:style-name="ce206" office:value-type="float" office:value="13" calcext:value-type="float">
            <text:p>13</text:p>
          </table:table-cell>
          <table:table-cell table:style-name="ce212" table:formula="of:=IF(FIND([.B9];&quot;ABCDEFGH&quot;;1)&gt;0;INDEX([$Parametri.A$6:$Parametri.D$37];MATCH(1;([$Parametri.C$6:$Parametri.C$37]=[.B9])*([$Parametri.D$6:$Parametri.D$37]=INT([.C9]/10));0);2)&amp;&quot; (&quot;&amp;INDEX([$Parametri.A$6:$Parametri.D$37];MATCH(1;([$Parametri.C$6:$Parametri.C$37]=[.B9])*([$Parametri.D$6:$Parametri.D$37]=INT([.C9]/10));0);1)&amp;&quot;)&quot;;&quot;DA SISTEMARE&quot;)" office:value-type="string" office:string-value="Giaguari (5)" calcext:value-type="string">
            <text:p>Giaguari (5)</text:p>
          </table:table-cell>
          <table:table-cell table:style-name="ce206" table:formula="of:=IF(AND([.D9]&lt;&gt;&quot;&quot;;[.F9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9];&quot;ABCDEFGH&quot;;1)&gt;0;INDEX([$Parametri.A$6:$Parametri.D$37];MATCH(1;([$Parametri.C$6:$Parametri.C$37]=[.B9])*([$Parametri.D$6:$Parametri.D$37]=[.C9]-10*INT([.C9]/10));0);2)&amp;&quot; (&quot;&amp;INDEX([$Parametri.A$6:$Parametri.D$37];MATCH(1;([$Parametri.C$6:$Parametri.C$37]=[.B9])*([$Parametri.D$6:$Parametri.D$37]=[.C9]-10*INT([.C9]/10));0);1)&amp;&quot;)&quot;;&quot;DA SISTEMARE&quot;)" office:value-type="string" office:string-value="Linci (7)" calcext:value-type="string">
            <text:p>Linci (7)</text:p>
          </table:table-cell>
          <table:table-cell table:style-name="ce222" office:value-type="string" calcext:value-type="string">
            <text:p>47-56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09H00M00S" calcext:value-type="time">
            <text:p>09:00</text:p>
          </table:table-cell>
          <table:table-cell table:style-name="ce239" office:value-type="float" office:value="2" calcext:value-type="float">
            <text:p>2</text:p>
          </table:table-cell>
          <table:table-cell table:style-name="ce242" table:formula="of:=IF([.$J9]=&quot;&quot;;&quot;&quot;;VLOOKUP([.$J9];CAMPI;2;0))" office:value-type="string" office:string-value="Cristo Re 2" calcext:value-type="string">
            <text:p>Cristo Re 2</text:p>
          </table:table-cell>
          <table:table-cell table:style-name="ce245" table:formula="of:=IF([.$G9]=&quot;&quot;;&quot;&quot;;IF(FIND(&quot;-&quot;;[.$G9])=0;&quot;&quot;;1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245" table:formula="of:=IF([.$G9]=&quot;&quot;;&quot;&quot;;IF(FIND(&quot;-&quot;;[.$G9])=0;&quot;&quot;;1*NOT([.$G9]=&quot;0-20&quot;)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245" table:formula="of:=IF([.$G9]=&quot;&quot;;&quot;&quot;;IF(FIND(&quot;-&quot;;[.$G9])=0;&quot;&quot;;1*([.$G9]=&quot;0-20&quot;)))" office:value-type="float" office:value="0" calcext:value-type="float">
            <text:p>0</text:p>
          </table:table-cell>
          <table:table-cell table:style-name="ce245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245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248" table:formula="of:=IF([.$G9]=&quot;&quot;;&quot;&quot;;IF(FIND(&quot;-&quot;;[.$G9])=0;&quot;&quot;;NUMBERVALUE(MID([.$G9];1;FIND(&quot;-&quot;;[.$G9])-1))-NUMBERVALUE(MID([.$G9];FIND(&quot;-&quot;;[.$G9])+1;LEN([.$G9])-FIND(&quot;-&quot;;[.$G9])))))" office:value-type="float" office:value="-9" calcext:value-type="float">
            <text:p>-9</text:p>
          </table:table-cell>
          <table:table-cell table:style-name="ce252" table:formula="of:=IF([.$G9]=&quot;&quot;;&quot;&quot;;IF(FIND(&quot;-&quot;;[.$G9])=0;&quot;&quot;;1*(NUMBERVALUE(MID([.$G9];1;FIND(&quot;-&quot;;[.$G9])-1))&lt;NUMBERVALUE(MID([.$G9];FIND(&quot;-&quot;;[.$G9])+1;LEN([.$G9])-FIND(&quot;-&quot;;[.$G9]))))))" office:value-type="float" office:value="1" calcext:value-type="float">
            <text:p>1</text:p>
          </table:table-cell>
          <table:table-cell table:style-name="ce252" table:formula="of:=IF([.$G9]=&quot;&quot;;&quot;&quot;;IF(FIND(&quot;-&quot;;[.$G9])=0;&quot;&quot;;1*NOT([.$G9]=&quot;20-0&quot;)*(NUMBERVALUE(MID([.$G9];1;FIND(&quot;-&quot;;[.$G9])-1))&gt;NUMBERVALUE(MID([.$G9];FIND(&quot;-&quot;;[.$G9])+1;LEN([.$G9])-FIND(&quot;-&quot;;[.$G9]))))))" office:value-type="float" office:value="0" calcext:value-type="float">
            <text:p>0</text:p>
          </table:table-cell>
          <table:table-cell table:style-name="ce252" table:formula="of:=IF([.$G9]=&quot;&quot;;&quot;&quot;;IF(FIND(&quot;-&quot;;[.$G9])=0;&quot;&quot;;1*([.$G9]=&quot;20-0&quot;)))" office:value-type="float" office:value="0" calcext:value-type="float">
            <text:p>0</text:p>
          </table:table-cell>
          <table:table-cell table:style-name="ce252" table:formula="of:=IF([.$G9]=&quot;&quot;;&quot;&quot;;IF(FIND(&quot;-&quot;;[.$G9])=0;&quot;&quot;;NUMBERVALUE(MID([.$G9];FIND(&quot;-&quot;;[.$G9])+1;LEN([.$G9])-FIND(&quot;-&quot;;[.$G9])))))" office:value-type="float" office:value="56" calcext:value-type="float">
            <text:p>56</text:p>
          </table:table-cell>
          <table:table-cell table:style-name="ce252" table:formula="of:=IF([.$G9]=&quot;&quot;;&quot;&quot;;IF(FIND(&quot;-&quot;;[.$G9])=0;&quot;&quot;;NUMBERVALUE(MID([.$G9];1;FIND(&quot;-&quot;;[.$G9])-1))))" office:value-type="float" office:value="47" calcext:value-type="float">
            <text:p>47</text:p>
          </table:table-cell>
          <table:table-cell table:style-name="ce255" table:formula="of:=IF([.$G9]=&quot;&quot;;&quot;&quot;;IF(FIND(&quot;-&quot;;[.$G9])=0;&quot;&quot;;-NUMBERVALUE(MID([.$G9];1;FIND(&quot;-&quot;;[.$G9])-1))+NUMBERVALUE(MID([.$G9];FIND(&quot;-&quot;;[.$G9])+1;LEN([.$G9])-FIND(&quot;-&quot;;[.$G9])))))" office:value-type="float" office:value="9" calcext:value-type="float">
            <text:p>+9</text:p>
          </table:table-cell>
          <table:table-cell table:number-columns-repeated="41"/>
        </table:table-row>
        <table:table-row table:style-name="ro2">
          <table:table-cell table:style-name="ce171" office:value-type="float" office:value="9" calcext:value-type="float">
            <text:p>9</text:p>
          </table:table-cell>
          <table:table-cell table:style-name="ce182" office:value-type="string" calcext:value-type="string">
            <text:p>B</text:p>
          </table:table-cell>
          <table:table-cell table:style-name="ce206" office:value-type="float" office:value="14" calcext:value-type="float">
            <text:p>14</text:p>
          </table:table-cell>
          <table:table-cell table:style-name="ce212" table:formula="of:=IF(FIND([.B10];&quot;ABCDEFGH&quot;;1)&gt;0;INDEX([$Parametri.A$6:$Parametri.D$37];MATCH(1;([$Parametri.C$6:$Parametri.C$37]=[.B10])*([$Parametri.D$6:$Parametri.D$37]=INT([.C10]/10));0);2)&amp;&quot; (&quot;&amp;INDEX([$Parametri.A$6:$Parametri.D$37];MATCH(1;([$Parametri.C$6:$Parametri.C$37]=[.B10])*([$Parametri.D$6:$Parametri.D$37]=INT([.C10]/10));0);1)&amp;&quot;)&quot;;&quot;DA SISTEMARE&quot;)" office:value-type="string" office:string-value="Giaguari (5)" calcext:value-type="string">
            <text:p>Giaguari (5)</text:p>
          </table:table-cell>
          <table:table-cell table:style-name="ce206" table:formula="of:=IF(AND([.D10]&lt;&gt;&quot;&quot;;[.F10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10];&quot;ABCDEFGH&quot;;1)&gt;0;INDEX([$Parametri.A$6:$Parametri.D$37];MATCH(1;([$Parametri.C$6:$Parametri.C$37]=[.B10])*([$Parametri.D$6:$Parametri.D$37]=[.C10]-10*INT([.C10]/10));0);2)&amp;&quot; (&quot;&amp;INDEX([$Parametri.A$6:$Parametri.D$37];MATCH(1;([$Parametri.C$6:$Parametri.C$37]=[.B10])*([$Parametri.D$6:$Parametri.D$37]=[.C10]-10*INT([.C10]/10));0);1)&amp;&quot;)&quot;;&quot;DA SISTEMARE&quot;)" office:value-type="string" office:string-value="Serval (8)" calcext:value-type="string">
            <text:p>Serval (8)</text:p>
          </table:table-cell>
          <table:table-cell table:style-name="ce222" office:value-type="string" calcext:value-type="string">
            <text:p>76-94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18H30M00S" calcext:value-type="time">
            <text:p>18:30</text:p>
          </table:table-cell>
          <table:table-cell table:style-name="ce239" office:value-type="float" office:value="2" calcext:value-type="float">
            <text:p>2</text:p>
          </table:table-cell>
          <table:table-cell table:style-name="ce242" table:formula="of:=IF([.$J10]=&quot;&quot;;&quot;&quot;;VLOOKUP([.$J10];CAMPI;2;0))" office:value-type="string" office:string-value="Cristo Re 2" calcext:value-type="string">
            <text:p>Cristo Re 2</text:p>
          </table:table-cell>
          <table:table-cell table:style-name="ce245" table:formula="of:=IF([.$G10]=&quot;&quot;;&quot;&quot;;IF(FIND(&quot;-&quot;;[.$G10])=0;&quot;&quot;;1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245" table:formula="of:=IF([.$G10]=&quot;&quot;;&quot;&quot;;IF(FIND(&quot;-&quot;;[.$G10])=0;&quot;&quot;;1*NOT([.$G10]=&quot;0-20&quot;)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245" table:formula="of:=IF([.$G10]=&quot;&quot;;&quot;&quot;;IF(FIND(&quot;-&quot;;[.$G10])=0;&quot;&quot;;1*([.$G10]=&quot;0-20&quot;)))" office:value-type="float" office:value="0" calcext:value-type="float">
            <text:p>0</text:p>
          </table:table-cell>
          <table:table-cell table:style-name="ce245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245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248" table:formula="of:=IF([.$G10]=&quot;&quot;;&quot;&quot;;IF(FIND(&quot;-&quot;;[.$G10])=0;&quot;&quot;;NUMBERVALUE(MID([.$G10];1;FIND(&quot;-&quot;;[.$G10])-1))-NUMBERVALUE(MID([.$G10];FIND(&quot;-&quot;;[.$G10])+1;LEN([.$G10])-FIND(&quot;-&quot;;[.$G10])))))" office:value-type="float" office:value="-18" calcext:value-type="float">
            <text:p>-18</text:p>
          </table:table-cell>
          <table:table-cell table:style-name="ce252" table:formula="of:=IF([.$G10]=&quot;&quot;;&quot;&quot;;IF(FIND(&quot;-&quot;;[.$G10])=0;&quot;&quot;;1*(NUMBERVALUE(MID([.$G10];1;FIND(&quot;-&quot;;[.$G10])-1))&lt;NUMBERVALUE(MID([.$G10];FIND(&quot;-&quot;;[.$G10])+1;LEN([.$G10])-FIND(&quot;-&quot;;[.$G10]))))))" office:value-type="float" office:value="1" calcext:value-type="float">
            <text:p>1</text:p>
          </table:table-cell>
          <table:table-cell table:style-name="ce252" table:formula="of:=IF([.$G10]=&quot;&quot;;&quot;&quot;;IF(FIND(&quot;-&quot;;[.$G10])=0;&quot;&quot;;1*NOT([.$G10]=&quot;20-0&quot;)*(NUMBERVALUE(MID([.$G10];1;FIND(&quot;-&quot;;[.$G10])-1))&gt;NUMBERVALUE(MID([.$G10];FIND(&quot;-&quot;;[.$G10])+1;LEN([.$G10])-FIND(&quot;-&quot;;[.$G10]))))))" office:value-type="float" office:value="0" calcext:value-type="float">
            <text:p>0</text:p>
          </table:table-cell>
          <table:table-cell table:style-name="ce252" table:formula="of:=IF([.$G10]=&quot;&quot;;&quot;&quot;;IF(FIND(&quot;-&quot;;[.$G10])=0;&quot;&quot;;1*([.$G10]=&quot;20-0&quot;)))" office:value-type="float" office:value="0" calcext:value-type="float">
            <text:p>0</text:p>
          </table:table-cell>
          <table:table-cell table:style-name="ce252" table:formula="of:=IF([.$G10]=&quot;&quot;;&quot;&quot;;IF(FIND(&quot;-&quot;;[.$G10])=0;&quot;&quot;;NUMBERVALUE(MID([.$G10];FIND(&quot;-&quot;;[.$G10])+1;LEN([.$G10])-FIND(&quot;-&quot;;[.$G10])))))" office:value-type="float" office:value="94" calcext:value-type="float">
            <text:p>94</text:p>
          </table:table-cell>
          <table:table-cell table:style-name="ce252" table:formula="of:=IF([.$G10]=&quot;&quot;;&quot;&quot;;IF(FIND(&quot;-&quot;;[.$G10])=0;&quot;&quot;;NUMBERVALUE(MID([.$G10];1;FIND(&quot;-&quot;;[.$G10])-1))))" office:value-type="float" office:value="76" calcext:value-type="float">
            <text:p>76</text:p>
          </table:table-cell>
          <table:table-cell table:style-name="ce255" table:formula="of:=IF([.$G10]=&quot;&quot;;&quot;&quot;;IF(FIND(&quot;-&quot;;[.$G10])=0;&quot;&quot;;-NUMBERVALUE(MID([.$G10];1;FIND(&quot;-&quot;;[.$G10])-1))+NUMBERVALUE(MID([.$G10];FIND(&quot;-&quot;;[.$G10])+1;LEN([.$G10])-FIND(&quot;-&quot;;[.$G10])))))" office:value-type="float" office:value="18" calcext:value-type="float">
            <text:p>+18</text:p>
          </table:table-cell>
          <table:table-cell table:number-columns-repeated="41"/>
        </table:table-row>
        <table:table-row table:style-name="ro2">
          <table:table-cell table:style-name="ce171" office:value-type="float" office:value="10" calcext:value-type="float">
            <text:p>10</text:p>
          </table:table-cell>
          <table:table-cell table:style-name="ce182" office:value-type="string" calcext:value-type="string">
            <text:p>B</text:p>
          </table:table-cell>
          <table:table-cell table:style-name="ce206" office:value-type="float" office:value="23" calcext:value-type="float">
            <text:p>23</text:p>
          </table:table-cell>
          <table:table-cell table:style-name="ce212" table:formula="of:=IF(FIND([.B11];&quot;ABCDEFGH&quot;;1)&gt;0;INDEX([$Parametri.A$6:$Parametri.D$37];MATCH(1;([$Parametri.C$6:$Parametri.C$37]=[.B11])*([$Parametri.D$6:$Parametri.D$37]=INT([.C11]/10));0);2)&amp;&quot; (&quot;&amp;INDEX([$Parametri.A$6:$Parametri.D$37];MATCH(1;([$Parametri.C$6:$Parametri.C$37]=[.B11])*([$Parametri.D$6:$Parametri.D$37]=INT([.C11]/10));0);1)&amp;&quot;)&quot;;&quot;DA SISTEMARE&quot;)" office:value-type="string" office:string-value="Puma (6)" calcext:value-type="string">
            <text:p>Puma (6)</text:p>
          </table:table-cell>
          <table:table-cell table:style-name="ce206" table:formula="of:=IF(AND([.D11]&lt;&gt;&quot;&quot;;[.F11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11];&quot;ABCDEFGH&quot;;1)&gt;0;INDEX([$Parametri.A$6:$Parametri.D$37];MATCH(1;([$Parametri.C$6:$Parametri.C$37]=[.B11])*([$Parametri.D$6:$Parametri.D$37]=[.C11]-10*INT([.C11]/10));0);2)&amp;&quot; (&quot;&amp;INDEX([$Parametri.A$6:$Parametri.D$37];MATCH(1;([$Parametri.C$6:$Parametri.C$37]=[.B11])*([$Parametri.D$6:$Parametri.D$37]=[.C11]-10*INT([.C11]/10));0);1)&amp;&quot;)&quot;;&quot;DA SISTEMARE&quot;)" office:value-type="string" office:string-value="Linci (7)" calcext:value-type="string">
            <text:p>Linci (7)</text:p>
          </table:table-cell>
          <table:table-cell table:style-name="ce222" office:value-type="string" calcext:value-type="string">
            <text:p>72-97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5H30M00S" calcext:value-type="time">
            <text:p>15:30</text:p>
          </table:table-cell>
          <table:table-cell table:style-name="ce239" office:value-type="float" office:value="2" calcext:value-type="float">
            <text:p>2</text:p>
          </table:table-cell>
          <table:table-cell table:style-name="ce242" table:formula="of:=IF([.$J11]=&quot;&quot;;&quot;&quot;;VLOOKUP([.$J11];CAMPI;2;0))" office:value-type="string" office:string-value="Cristo Re 2" calcext:value-type="string">
            <text:p>Cristo Re 2</text:p>
          </table:table-cell>
          <table:table-cell table:style-name="ce245" table:formula="of:=IF([.$G11]=&quot;&quot;;&quot;&quot;;IF(FIND(&quot;-&quot;;[.$G11])=0;&quot;&quot;;1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245" table:formula="of:=IF([.$G11]=&quot;&quot;;&quot;&quot;;IF(FIND(&quot;-&quot;;[.$G11])=0;&quot;&quot;;1*NOT([.$G11]=&quot;0-20&quot;)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245" table:formula="of:=IF([.$G11]=&quot;&quot;;&quot;&quot;;IF(FIND(&quot;-&quot;;[.$G11])=0;&quot;&quot;;1*([.$G11]=&quot;0-20&quot;)))" office:value-type="float" office:value="0" calcext:value-type="float">
            <text:p>0</text:p>
          </table:table-cell>
          <table:table-cell table:style-name="ce245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245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248" table:formula="of:=IF([.$G11]=&quot;&quot;;&quot;&quot;;IF(FIND(&quot;-&quot;;[.$G11])=0;&quot;&quot;;NUMBERVALUE(MID([.$G11];1;FIND(&quot;-&quot;;[.$G11])-1))-NUMBERVALUE(MID([.$G11];FIND(&quot;-&quot;;[.$G11])+1;LEN([.$G11])-FIND(&quot;-&quot;;[.$G11])))))" office:value-type="float" office:value="-25" calcext:value-type="float">
            <text:p>-25</text:p>
          </table:table-cell>
          <table:table-cell table:style-name="ce252" table:formula="of:=IF([.$G11]=&quot;&quot;;&quot;&quot;;IF(FIND(&quot;-&quot;;[.$G11])=0;&quot;&quot;;1*(NUMBERVALUE(MID([.$G11];1;FIND(&quot;-&quot;;[.$G11])-1))&lt;NUMBERVALUE(MID([.$G11];FIND(&quot;-&quot;;[.$G11])+1;LEN([.$G11])-FIND(&quot;-&quot;;[.$G11]))))))" office:value-type="float" office:value="1" calcext:value-type="float">
            <text:p>1</text:p>
          </table:table-cell>
          <table:table-cell table:style-name="ce252" table:formula="of:=IF([.$G11]=&quot;&quot;;&quot;&quot;;IF(FIND(&quot;-&quot;;[.$G11])=0;&quot;&quot;;1*NOT([.$G11]=&quot;20-0&quot;)*(NUMBERVALUE(MID([.$G11];1;FIND(&quot;-&quot;;[.$G11])-1))&gt;NUMBERVALUE(MID([.$G11];FIND(&quot;-&quot;;[.$G11])+1;LEN([.$G11])-FIND(&quot;-&quot;;[.$G11]))))))" office:value-type="float" office:value="0" calcext:value-type="float">
            <text:p>0</text:p>
          </table:table-cell>
          <table:table-cell table:style-name="ce252" table:formula="of:=IF([.$G11]=&quot;&quot;;&quot;&quot;;IF(FIND(&quot;-&quot;;[.$G11])=0;&quot;&quot;;1*([.$G11]=&quot;20-0&quot;)))" office:value-type="float" office:value="0" calcext:value-type="float">
            <text:p>0</text:p>
          </table:table-cell>
          <table:table-cell table:style-name="ce252" table:formula="of:=IF([.$G11]=&quot;&quot;;&quot;&quot;;IF(FIND(&quot;-&quot;;[.$G11])=0;&quot;&quot;;NUMBERVALUE(MID([.$G11];FIND(&quot;-&quot;;[.$G11])+1;LEN([.$G11])-FIND(&quot;-&quot;;[.$G11])))))" office:value-type="float" office:value="97" calcext:value-type="float">
            <text:p>97</text:p>
          </table:table-cell>
          <table:table-cell table:style-name="ce252" table:formula="of:=IF([.$G11]=&quot;&quot;;&quot;&quot;;IF(FIND(&quot;-&quot;;[.$G11])=0;&quot;&quot;;NUMBERVALUE(MID([.$G11];1;FIND(&quot;-&quot;;[.$G11])-1))))" office:value-type="float" office:value="72" calcext:value-type="float">
            <text:p>72</text:p>
          </table:table-cell>
          <table:table-cell table:style-name="ce255" table:formula="of:=IF([.$G11]=&quot;&quot;;&quot;&quot;;IF(FIND(&quot;-&quot;;[.$G11])=0;&quot;&quot;;-NUMBERVALUE(MID([.$G11];1;FIND(&quot;-&quot;;[.$G11])-1))+NUMBERVALUE(MID([.$G11];FIND(&quot;-&quot;;[.$G11])+1;LEN([.$G11])-FIND(&quot;-&quot;;[.$G11])))))" office:value-type="float" office:value="25" calcext:value-type="float">
            <text:p>+25</text:p>
          </table:table-cell>
          <table:table-cell table:number-columns-repeated="41"/>
        </table:table-row>
        <table:table-row table:style-name="ro2">
          <table:table-cell table:style-name="ce171" office:value-type="float" office:value="11" calcext:value-type="float">
            <text:p>11</text:p>
          </table:table-cell>
          <table:table-cell table:style-name="ce182" office:value-type="string" calcext:value-type="string">
            <text:p>B</text:p>
          </table:table-cell>
          <table:table-cell table:style-name="ce206" office:value-type="float" office:value="24" calcext:value-type="float">
            <text:p>24</text:p>
          </table:table-cell>
          <table:table-cell table:style-name="ce212" table:formula="of:=IF(FIND([.B12];&quot;ABCDEFGH&quot;;1)&gt;0;INDEX([$Parametri.A$6:$Parametri.D$37];MATCH(1;([$Parametri.C$6:$Parametri.C$37]=[.B12])*([$Parametri.D$6:$Parametri.D$37]=INT([.C12]/10));0);2)&amp;&quot; (&quot;&amp;INDEX([$Parametri.A$6:$Parametri.D$37];MATCH(1;([$Parametri.C$6:$Parametri.C$37]=[.B12])*([$Parametri.D$6:$Parametri.D$37]=INT([.C12]/10));0);1)&amp;&quot;)&quot;;&quot;DA SISTEMARE&quot;)" office:value-type="string" office:string-value="Puma (6)" calcext:value-type="string">
            <text:p>Puma (6)</text:p>
          </table:table-cell>
          <table:table-cell table:style-name="ce206" table:formula="of:=IF(AND([.D12]&lt;&gt;&quot;&quot;;[.F12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12];&quot;ABCDEFGH&quot;;1)&gt;0;INDEX([$Parametri.A$6:$Parametri.D$37];MATCH(1;([$Parametri.C$6:$Parametri.C$37]=[.B12])*([$Parametri.D$6:$Parametri.D$37]=[.C12]-10*INT([.C12]/10));0);2)&amp;&quot; (&quot;&amp;INDEX([$Parametri.A$6:$Parametri.D$37];MATCH(1;([$Parametri.C$6:$Parametri.C$37]=[.B12])*([$Parametri.D$6:$Parametri.D$37]=[.C12]-10*INT([.C12]/10));0);1)&amp;&quot;)&quot;;&quot;DA SISTEMARE&quot;)" office:value-type="string" office:string-value="Serval (8)" calcext:value-type="string">
            <text:p>Serval (8)</text:p>
          </table:table-cell>
          <table:table-cell table:style-name="ce222" office:value-type="string" calcext:value-type="string">
            <text:p>45-68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11H00M00S" calcext:value-type="time">
            <text:p>11:00</text:p>
          </table:table-cell>
          <table:table-cell table:style-name="ce239" office:value-type="float" office:value="2" calcext:value-type="float">
            <text:p>2</text:p>
          </table:table-cell>
          <table:table-cell table:style-name="ce242" table:formula="of:=IF([.$J12]=&quot;&quot;;&quot;&quot;;VLOOKUP([.$J12];CAMPI;2;0))" office:value-type="string" office:string-value="Cristo Re 2" calcext:value-type="string">
            <text:p>Cristo Re 2</text:p>
          </table:table-cell>
          <table:table-cell table:style-name="ce245" table:formula="of:=IF([.$G12]=&quot;&quot;;&quot;&quot;;IF(FIND(&quot;-&quot;;[.$G12])=0;&quot;&quot;;1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245" table:formula="of:=IF([.$G12]=&quot;&quot;;&quot;&quot;;IF(FIND(&quot;-&quot;;[.$G12])=0;&quot;&quot;;1*NOT([.$G12]=&quot;0-20&quot;)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245" table:formula="of:=IF([.$G12]=&quot;&quot;;&quot;&quot;;IF(FIND(&quot;-&quot;;[.$G12])=0;&quot;&quot;;1*([.$G12]=&quot;0-20&quot;)))" office:value-type="float" office:value="0" calcext:value-type="float">
            <text:p>0</text:p>
          </table:table-cell>
          <table:table-cell table:style-name="ce245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245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248" table:formula="of:=IF([.$G12]=&quot;&quot;;&quot;&quot;;IF(FIND(&quot;-&quot;;[.$G12])=0;&quot;&quot;;NUMBERVALUE(MID([.$G12];1;FIND(&quot;-&quot;;[.$G12])-1))-NUMBERVALUE(MID([.$G12];FIND(&quot;-&quot;;[.$G12])+1;LEN([.$G12])-FIND(&quot;-&quot;;[.$G12])))))" office:value-type="float" office:value="-23" calcext:value-type="float">
            <text:p>-23</text:p>
          </table:table-cell>
          <table:table-cell table:style-name="ce252" table:formula="of:=IF([.$G12]=&quot;&quot;;&quot;&quot;;IF(FIND(&quot;-&quot;;[.$G12])=0;&quot;&quot;;1*(NUMBERVALUE(MID([.$G12];1;FIND(&quot;-&quot;;[.$G12])-1))&lt;NUMBERVALUE(MID([.$G12];FIND(&quot;-&quot;;[.$G12])+1;LEN([.$G12])-FIND(&quot;-&quot;;[.$G12]))))))" office:value-type="float" office:value="1" calcext:value-type="float">
            <text:p>1</text:p>
          </table:table-cell>
          <table:table-cell table:style-name="ce252" table:formula="of:=IF([.$G12]=&quot;&quot;;&quot;&quot;;IF(FIND(&quot;-&quot;;[.$G12])=0;&quot;&quot;;1*NOT([.$G12]=&quot;20-0&quot;)*(NUMBERVALUE(MID([.$G12];1;FIND(&quot;-&quot;;[.$G12])-1))&gt;NUMBERVALUE(MID([.$G12];FIND(&quot;-&quot;;[.$G12])+1;LEN([.$G12])-FIND(&quot;-&quot;;[.$G12]))))))" office:value-type="float" office:value="0" calcext:value-type="float">
            <text:p>0</text:p>
          </table:table-cell>
          <table:table-cell table:style-name="ce252" table:formula="of:=IF([.$G12]=&quot;&quot;;&quot;&quot;;IF(FIND(&quot;-&quot;;[.$G12])=0;&quot;&quot;;1*([.$G12]=&quot;20-0&quot;)))" office:value-type="float" office:value="0" calcext:value-type="float">
            <text:p>0</text:p>
          </table:table-cell>
          <table:table-cell table:style-name="ce252" table:formula="of:=IF([.$G12]=&quot;&quot;;&quot;&quot;;IF(FIND(&quot;-&quot;;[.$G12])=0;&quot;&quot;;NUMBERVALUE(MID([.$G12];FIND(&quot;-&quot;;[.$G12])+1;LEN([.$G12])-FIND(&quot;-&quot;;[.$G12])))))" office:value-type="float" office:value="68" calcext:value-type="float">
            <text:p>68</text:p>
          </table:table-cell>
          <table:table-cell table:style-name="ce252" table:formula="of:=IF([.$G12]=&quot;&quot;;&quot;&quot;;IF(FIND(&quot;-&quot;;[.$G12])=0;&quot;&quot;;NUMBERVALUE(MID([.$G12];1;FIND(&quot;-&quot;;[.$G12])-1))))" office:value-type="float" office:value="45" calcext:value-type="float">
            <text:p>45</text:p>
          </table:table-cell>
          <table:table-cell table:style-name="ce255" table:formula="of:=IF([.$G12]=&quot;&quot;;&quot;&quot;;IF(FIND(&quot;-&quot;;[.$G12])=0;&quot;&quot;;-NUMBERVALUE(MID([.$G12];1;FIND(&quot;-&quot;;[.$G12])-1))+NUMBERVALUE(MID([.$G12];FIND(&quot;-&quot;;[.$G12])+1;LEN([.$G12])-FIND(&quot;-&quot;;[.$G12])))))" office:value-type="float" office:value="23" calcext:value-type="float">
            <text:p>+23</text:p>
          </table:table-cell>
          <table:table-cell table:number-columns-repeated="41"/>
        </table:table-row>
        <table:table-row table:style-name="ro2">
          <table:table-cell table:style-name="ce172" office:value-type="float" office:value="12" calcext:value-type="float">
            <text:p>12</text:p>
          </table:table-cell>
          <table:table-cell table:style-name="ce183" office:value-type="string" calcext:value-type="string">
            <text:p>B</text:p>
          </table:table-cell>
          <table:table-cell table:style-name="ce207" office:value-type="float" office:value="34" calcext:value-type="float">
            <text:p>34</text:p>
          </table:table-cell>
          <table:table-cell table:style-name="ce213" table:formula="of:=IF(FIND([.B13];&quot;ABCDEFGH&quot;;1)&gt;0;INDEX([$Parametri.A$6:$Parametri.D$37];MATCH(1;([$Parametri.C$6:$Parametri.C$37]=[.B13])*([$Parametri.D$6:$Parametri.D$37]=INT([.C13]/10));0);2)&amp;&quot; (&quot;&amp;INDEX([$Parametri.A$6:$Parametri.D$37];MATCH(1;([$Parametri.C$6:$Parametri.C$37]=[.B13])*([$Parametri.D$6:$Parametri.D$37]=INT([.C13]/10));0);1)&amp;&quot;)&quot;;&quot;DA SISTEMARE&quot;)" office:value-type="string" office:string-value="Linci (7)" calcext:value-type="string">
            <text:p>Linci (7)</text:p>
          </table:table-cell>
          <table:table-cell table:style-name="ce207" table:formula="of:=IF(AND([.D13]&lt;&gt;&quot;&quot;;[.F13]&lt;&gt;&quot;&quot;);&quot; vs &quot;;&quot;&quot;)" office:value-type="string" office:string-value=" vs " calcext:value-type="string">
            <text:p><text:s/>vs </text:p>
          </table:table-cell>
          <table:table-cell table:style-name="ce220" table:formula="of:=IF(FIND([.B13];&quot;ABCDEFGH&quot;;1)&gt;0;INDEX([$Parametri.A$6:$Parametri.D$37];MATCH(1;([$Parametri.C$6:$Parametri.C$37]=[.B13])*([$Parametri.D$6:$Parametri.D$37]=[.C13]-10*INT([.C13]/10));0);2)&amp;&quot; (&quot;&amp;INDEX([$Parametri.A$6:$Parametri.D$37];MATCH(1;([$Parametri.C$6:$Parametri.C$37]=[.B13])*([$Parametri.D$6:$Parametri.D$37]=[.C13]-10*INT([.C13]/10));0);1)&amp;&quot;)&quot;;&quot;DA SISTEMARE&quot;)" office:value-type="string" office:string-value="Serval (8)" calcext:value-type="string">
            <text:p>Serval (8)</text:p>
          </table:table-cell>
          <table:table-cell table:style-name="ce223" office:value-type="string" calcext:value-type="string">
            <text:p>88-62</text:p>
          </table:table-cell>
          <table:table-cell table:style-name="ce227" office:value-type="date" office:date-value="2021-06-07" calcext:value-type="date">
            <text:p>lun 07/06/2021</text:p>
          </table:table-cell>
          <table:table-cell table:style-name="ce234" office:value-type="time" office:time-value="PT18H00M00S" calcext:value-type="time">
            <text:p>18:00</text:p>
          </table:table-cell>
          <table:table-cell table:style-name="ce240" office:value-type="float" office:value="2" calcext:value-type="float">
            <text:p>2</text:p>
          </table:table-cell>
          <table:table-cell table:style-name="ce243" table:formula="of:=IF([.$J13]=&quot;&quot;;&quot;&quot;;VLOOKUP([.$J13];CAMPI;2;0))" office:value-type="string" office:string-value="Cristo Re 2" calcext:value-type="string">
            <text:p>Cristo Re 2</text:p>
          </table:table-cell>
          <table:table-cell table:style-name="ce246" table:formula="of:=IF([.$G13]=&quot;&quot;;&quot;&quot;;IF(FIND(&quot;-&quot;;[.$G13])=0;&quot;&quot;;1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246" table:formula="of:=IF([.$G13]=&quot;&quot;;&quot;&quot;;IF(FIND(&quot;-&quot;;[.$G13])=0;&quot;&quot;;1*NOT([.$G13]=&quot;0-20&quot;)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246" table:formula="of:=IF([.$G13]=&quot;&quot;;&quot;&quot;;IF(FIND(&quot;-&quot;;[.$G13])=0;&quot;&quot;;1*([.$G13]=&quot;0-20&quot;)))" office:value-type="float" office:value="0" calcext:value-type="float">
            <text:p>0</text:p>
          </table:table-cell>
          <table:table-cell table:style-name="ce246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246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249" table:formula="of:=IF([.$G13]=&quot;&quot;;&quot;&quot;;IF(FIND(&quot;-&quot;;[.$G13])=0;&quot;&quot;;NUMBERVALUE(MID([.$G13];1;FIND(&quot;-&quot;;[.$G13])-1))-NUMBERVALUE(MID([.$G13];FIND(&quot;-&quot;;[.$G13])+1;LEN([.$G13])-FIND(&quot;-&quot;;[.$G13])))))" office:value-type="float" office:value="26" calcext:value-type="float">
            <text:p>+26</text:p>
          </table:table-cell>
          <table:table-cell table:style-name="ce253" table:formula="of:=IF([.$G13]=&quot;&quot;;&quot;&quot;;IF(FIND(&quot;-&quot;;[.$G13])=0;&quot;&quot;;1*(NUMBERVALUE(MID([.$G13];1;FIND(&quot;-&quot;;[.$G13])-1))&lt;NUMBERVALUE(MID([.$G13];FIND(&quot;-&quot;;[.$G13])+1;LEN([.$G13])-FIND(&quot;-&quot;;[.$G13]))))))" office:value-type="float" office:value="0" calcext:value-type="float">
            <text:p>0</text:p>
          </table:table-cell>
          <table:table-cell table:style-name="ce253" table:formula="of:=IF([.$G13]=&quot;&quot;;&quot;&quot;;IF(FIND(&quot;-&quot;;[.$G13])=0;&quot;&quot;;1*NOT([.$G13]=&quot;20-0&quot;)*(NUMBERVALUE(MID([.$G13];1;FIND(&quot;-&quot;;[.$G13])-1))&gt;NUMBERVALUE(MID([.$G13];FIND(&quot;-&quot;;[.$G13])+1;LEN([.$G13])-FIND(&quot;-&quot;;[.$G13]))))))" office:value-type="float" office:value="1" calcext:value-type="float">
            <text:p>1</text:p>
          </table:table-cell>
          <table:table-cell table:style-name="ce253" table:formula="of:=IF([.$G13]=&quot;&quot;;&quot;&quot;;IF(FIND(&quot;-&quot;;[.$G13])=0;&quot;&quot;;1*([.$G13]=&quot;20-0&quot;)))" office:value-type="float" office:value="0" calcext:value-type="float">
            <text:p>0</text:p>
          </table:table-cell>
          <table:table-cell table:style-name="ce253" table:formula="of:=IF([.$G13]=&quot;&quot;;&quot;&quot;;IF(FIND(&quot;-&quot;;[.$G13])=0;&quot;&quot;;NUMBERVALUE(MID([.$G13];FIND(&quot;-&quot;;[.$G13])+1;LEN([.$G13])-FIND(&quot;-&quot;;[.$G13])))))" office:value-type="float" office:value="62" calcext:value-type="float">
            <text:p>62</text:p>
          </table:table-cell>
          <table:table-cell table:style-name="ce253" table:formula="of:=IF([.$G13]=&quot;&quot;;&quot;&quot;;IF(FIND(&quot;-&quot;;[.$G13])=0;&quot;&quot;;NUMBERVALUE(MID([.$G13];1;FIND(&quot;-&quot;;[.$G13])-1))))" office:value-type="float" office:value="88" calcext:value-type="float">
            <text:p>88</text:p>
          </table:table-cell>
          <table:table-cell table:style-name="ce256" table:formula="of:=IF([.$G13]=&quot;&quot;;&quot;&quot;;IF(FIND(&quot;-&quot;;[.$G13])=0;&quot;&quot;;-NUMBERVALUE(MID([.$G13];1;FIND(&quot;-&quot;;[.$G13])-1))+NUMBERVALUE(MID([.$G13];FIND(&quot;-&quot;;[.$G13])+1;LEN([.$G13])-FIND(&quot;-&quot;;[.$G13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0" office:value-type="float" office:value="13" calcext:value-type="float">
            <text:p>13</text:p>
          </table:table-cell>
          <table:table-cell table:style-name="ce184" office:value-type="string" calcext:value-type="string">
            <text:p>C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table:formula="of:=IF(FIND([.B14];&quot;ABCDEFGH&quot;;1)&gt;0;INDEX([$Parametri.A$6:$Parametri.D$37];MATCH(1;([$Parametri.C$6:$Parametri.C$37]=[.B14])*([$Parametri.D$6:$Parametri.D$37]=INT([.C14]/10));0);2)&amp;&quot; (&quot;&amp;INDEX([$Parametri.A$6:$Parametri.D$37];MATCH(1;([$Parametri.C$6:$Parametri.C$37]=[.B14])*([$Parametri.D$6:$Parametri.D$37]=INT([.C14]/10));0);1)&amp;&quot;)&quot;;&quot;DA SISTEMARE&quot;)" office:value-type="string" office:string-value="Elefanti (9)" calcext:value-type="string">
            <text:p>Elefanti (9)</text:p>
          </table:table-cell>
          <table:table-cell table:style-name="ce205" table:formula="of:=IF(AND([.D14]&lt;&gt;&quot;&quot;;[.F14]&lt;&gt;&quot;&quot;);&quot; vs &quot;;&quot;&quot;)" office:value-type="string" office:string-value=" vs " calcext:value-type="string">
            <text:p><text:s/>vs </text:p>
          </table:table-cell>
          <table:table-cell table:style-name="ce218" table:formula="of:=IF(FIND([.B14];&quot;ABCDEFGH&quot;;1)&gt;0;INDEX([$Parametri.A$6:$Parametri.D$37];MATCH(1;([$Parametri.C$6:$Parametri.C$37]=[.B14])*([$Parametri.D$6:$Parametri.D$37]=[.C14]-10*INT([.C14]/10));0);2)&amp;&quot; (&quot;&amp;INDEX([$Parametri.A$6:$Parametri.D$37];MATCH(1;([$Parametri.C$6:$Parametri.C$37]=[.B14])*([$Parametri.D$6:$Parametri.D$37]=[.C14]-10*INT([.C14]/10));0);1)&amp;&quot;)&quot;;&quot;DA SISTEMARE&quot;)" office:value-type="string" office:string-value="Giraffe (10)" calcext:value-type="string">
            <text:p>Giraffe (10)</text:p>
          </table:table-cell>
          <table:table-cell table:style-name="ce221" office:value-type="string" calcext:value-type="string">
            <text:p>31-100</text:p>
          </table:table-cell>
          <table:table-cell table:style-name="ce225" office:value-type="date" office:date-value="2021-06-07" calcext:value-type="date">
            <text:p>lun 07/06/2021</text:p>
          </table:table-cell>
          <table:table-cell table:style-name="ce230" office:value-type="time" office:time-value="PT16H00M00S" calcext:value-type="time">
            <text:p>16:00</text:p>
          </table:table-cell>
          <table:table-cell table:style-name="ce238" office:value-type="float" office:value="3" calcext:value-type="float">
            <text:p>3</text:p>
          </table:table-cell>
          <table:table-cell table:style-name="ce241" table:formula="of:=IF([.$J14]=&quot;&quot;;&quot;&quot;;VLOOKUP([.$J14];CAMPI;2;0))" office:value-type="string" office:string-value="Basket Giovane" calcext:value-type="string">
            <text:p>Basket Giovane</text:p>
          </table:table-cell>
          <table:table-cell table:style-name="ce244" table:formula="of:=IF([.$G14]=&quot;&quot;;&quot;&quot;;IF(FIND(&quot;-&quot;;[.$G14])=0;&quot;&quot;;1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244" table:formula="of:=IF([.$G14]=&quot;&quot;;&quot;&quot;;IF(FIND(&quot;-&quot;;[.$G14])=0;&quot;&quot;;1*NOT([.$G14]=&quot;0-20&quot;)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244" table:formula="of:=IF([.$G14]=&quot;&quot;;&quot;&quot;;IF(FIND(&quot;-&quot;;[.$G14])=0;&quot;&quot;;1*([.$G14]=&quot;0-20&quot;)))" office:value-type="float" office:value="0" calcext:value-type="float">
            <text:p>0</text:p>
          </table:table-cell>
          <table:table-cell table:style-name="ce244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244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247" table:formula="of:=IF([.$G14]=&quot;&quot;;&quot;&quot;;IF(FIND(&quot;-&quot;;[.$G14])=0;&quot;&quot;;NUMBERVALUE(MID([.$G14];1;FIND(&quot;-&quot;;[.$G14])-1))-NUMBERVALUE(MID([.$G14];FIND(&quot;-&quot;;[.$G14])+1;LEN([.$G14])-FIND(&quot;-&quot;;[.$G14])))))" office:value-type="float" office:value="-69" calcext:value-type="float">
            <text:p>-69</text:p>
          </table:table-cell>
          <table:table-cell table:style-name="ce251" table:formula="of:=IF([.$G14]=&quot;&quot;;&quot;&quot;;IF(FIND(&quot;-&quot;;[.$G14])=0;&quot;&quot;;1*(NUMBERVALUE(MID([.$G14];1;FIND(&quot;-&quot;;[.$G14])-1))&lt;NUMBERVALUE(MID([.$G14];FIND(&quot;-&quot;;[.$G14])+1;LEN([.$G14])-FIND(&quot;-&quot;;[.$G14]))))))" office:value-type="float" office:value="1" calcext:value-type="float">
            <text:p>1</text:p>
          </table:table-cell>
          <table:table-cell table:style-name="ce251" table:formula="of:=IF([.$G14]=&quot;&quot;;&quot;&quot;;IF(FIND(&quot;-&quot;;[.$G14])=0;&quot;&quot;;1*NOT([.$G14]=&quot;20-0&quot;)*(NUMBERVALUE(MID([.$G14];1;FIND(&quot;-&quot;;[.$G14])-1))&gt;NUMBERVALUE(MID([.$G14];FIND(&quot;-&quot;;[.$G14])+1;LEN([.$G14])-FIND(&quot;-&quot;;[.$G14]))))))" office:value-type="float" office:value="0" calcext:value-type="float">
            <text:p>0</text:p>
          </table:table-cell>
          <table:table-cell table:style-name="ce251" table:formula="of:=IF([.$G14]=&quot;&quot;;&quot;&quot;;IF(FIND(&quot;-&quot;;[.$G14])=0;&quot;&quot;;1*([.$G14]=&quot;20-0&quot;)))" office:value-type="float" office:value="0" calcext:value-type="float">
            <text:p>0</text:p>
          </table:table-cell>
          <table:table-cell table:style-name="ce251" table:formula="of:=IF([.$G14]=&quot;&quot;;&quot;&quot;;IF(FIND(&quot;-&quot;;[.$G14])=0;&quot;&quot;;NUMBERVALUE(MID([.$G14];FIND(&quot;-&quot;;[.$G14])+1;LEN([.$G14])-FIND(&quot;-&quot;;[.$G14])))))" office:value-type="float" office:value="100" calcext:value-type="float">
            <text:p>100</text:p>
          </table:table-cell>
          <table:table-cell table:style-name="ce251" table:formula="of:=IF([.$G14]=&quot;&quot;;&quot;&quot;;IF(FIND(&quot;-&quot;;[.$G14])=0;&quot;&quot;;NUMBERVALUE(MID([.$G14];1;FIND(&quot;-&quot;;[.$G14])-1))))" office:value-type="float" office:value="31" calcext:value-type="float">
            <text:p>31</text:p>
          </table:table-cell>
          <table:table-cell table:style-name="ce254" table:formula="of:=IF([.$G14]=&quot;&quot;;&quot;&quot;;IF(FIND(&quot;-&quot;;[.$G14])=0;&quot;&quot;;-NUMBERVALUE(MID([.$G14];1;FIND(&quot;-&quot;;[.$G14])-1))+NUMBERVALUE(MID([.$G14];FIND(&quot;-&quot;;[.$G14])+1;LEN([.$G14])-FIND(&quot;-&quot;;[.$G14])))))" office:value-type="float" office:value="69" calcext:value-type="float">
            <text:p>+69</text:p>
          </table:table-cell>
          <table:table-cell table:number-columns-repeated="41"/>
        </table:table-row>
        <table:table-row table:style-name="ro2">
          <table:table-cell table:style-name="ce171" office:value-type="float" office:value="14" calcext:value-type="float">
            <text:p>14</text:p>
          </table:table-cell>
          <table:table-cell table:style-name="ce185" office:value-type="string" calcext:value-type="string">
            <text:p>C</text:p>
          </table:table-cell>
          <table:table-cell table:style-name="ce206" office:value-type="float" office:value="13" calcext:value-type="float">
            <text:p>13</text:p>
          </table:table-cell>
          <table:table-cell table:style-name="ce212" table:formula="of:=IF(FIND([.B15];&quot;ABCDEFGH&quot;;1)&gt;0;INDEX([$Parametri.A$6:$Parametri.D$37];MATCH(1;([$Parametri.C$6:$Parametri.C$37]=[.B15])*([$Parametri.D$6:$Parametri.D$37]=INT([.C15]/10));0);2)&amp;&quot; (&quot;&amp;INDEX([$Parametri.A$6:$Parametri.D$37];MATCH(1;([$Parametri.C$6:$Parametri.C$37]=[.B15])*([$Parametri.D$6:$Parametri.D$37]=INT([.C15]/10));0);1)&amp;&quot;)&quot;;&quot;DA SISTEMARE&quot;)" office:value-type="string" office:string-value="Elefanti (9)" calcext:value-type="string">
            <text:p>Elefanti (9)</text:p>
          </table:table-cell>
          <table:table-cell table:style-name="ce206" table:formula="of:=IF(AND([.D15]&lt;&gt;&quot;&quot;;[.F15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15];&quot;ABCDEFGH&quot;;1)&gt;0;INDEX([$Parametri.A$6:$Parametri.D$37];MATCH(1;([$Parametri.C$6:$Parametri.C$37]=[.B15])*([$Parametri.D$6:$Parametri.D$37]=[.C15]-10*INT([.C15]/10));0);2)&amp;&quot; (&quot;&amp;INDEX([$Parametri.A$6:$Parametri.D$37];MATCH(1;([$Parametri.C$6:$Parametri.C$37]=[.B15])*([$Parametri.D$6:$Parametri.D$37]=[.C15]-10*INT([.C15]/10));0);1)&amp;&quot;)&quot;;&quot;DA SISTEMARE&quot;)" office:value-type="string" office:string-value="Ippopotami (11)" calcext:value-type="string">
            <text:p>Ippopotami (11)</text:p>
          </table:table-cell>
          <table:table-cell table:style-name="ce222" office:value-type="string" calcext:value-type="string">
            <text:p>66-95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09H00M00S" calcext:value-type="time">
            <text:p>09:00</text:p>
          </table:table-cell>
          <table:table-cell table:style-name="ce239" office:value-type="float" office:value="3" calcext:value-type="float">
            <text:p>3</text:p>
          </table:table-cell>
          <table:table-cell table:style-name="ce242" table:formula="of:=IF([.$J15]=&quot;&quot;;&quot;&quot;;VLOOKUP([.$J15];CAMPI;2;0))" office:value-type="string" office:string-value="Basket Giovane" calcext:value-type="string">
            <text:p>Basket Giovane</text:p>
          </table:table-cell>
          <table:table-cell table:style-name="ce245" table:formula="of:=IF([.$G15]=&quot;&quot;;&quot;&quot;;IF(FIND(&quot;-&quot;;[.$G15])=0;&quot;&quot;;1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245" table:formula="of:=IF([.$G15]=&quot;&quot;;&quot;&quot;;IF(FIND(&quot;-&quot;;[.$G15])=0;&quot;&quot;;1*NOT([.$G15]=&quot;0-20&quot;)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245" table:formula="of:=IF([.$G15]=&quot;&quot;;&quot;&quot;;IF(FIND(&quot;-&quot;;[.$G15])=0;&quot;&quot;;1*([.$G15]=&quot;0-20&quot;)))" office:value-type="float" office:value="0" calcext:value-type="float">
            <text:p>0</text:p>
          </table:table-cell>
          <table:table-cell table:style-name="ce245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245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248" table:formula="of:=IF([.$G15]=&quot;&quot;;&quot;&quot;;IF(FIND(&quot;-&quot;;[.$G15])=0;&quot;&quot;;NUMBERVALUE(MID([.$G15];1;FIND(&quot;-&quot;;[.$G15])-1))-NUMBERVALUE(MID([.$G15];FIND(&quot;-&quot;;[.$G15])+1;LEN([.$G15])-FIND(&quot;-&quot;;[.$G15])))))" office:value-type="float" office:value="-29" calcext:value-type="float">
            <text:p>-29</text:p>
          </table:table-cell>
          <table:table-cell table:style-name="ce252" table:formula="of:=IF([.$G15]=&quot;&quot;;&quot;&quot;;IF(FIND(&quot;-&quot;;[.$G15])=0;&quot;&quot;;1*(NUMBERVALUE(MID([.$G15];1;FIND(&quot;-&quot;;[.$G15])-1))&lt;NUMBERVALUE(MID([.$G15];FIND(&quot;-&quot;;[.$G15])+1;LEN([.$G15])-FIND(&quot;-&quot;;[.$G15]))))))" office:value-type="float" office:value="1" calcext:value-type="float">
            <text:p>1</text:p>
          </table:table-cell>
          <table:table-cell table:style-name="ce252" table:formula="of:=IF([.$G15]=&quot;&quot;;&quot;&quot;;IF(FIND(&quot;-&quot;;[.$G15])=0;&quot;&quot;;1*NOT([.$G15]=&quot;20-0&quot;)*(NUMBERVALUE(MID([.$G15];1;FIND(&quot;-&quot;;[.$G15])-1))&gt;NUMBERVALUE(MID([.$G15];FIND(&quot;-&quot;;[.$G15])+1;LEN([.$G15])-FIND(&quot;-&quot;;[.$G15]))))))" office:value-type="float" office:value="0" calcext:value-type="float">
            <text:p>0</text:p>
          </table:table-cell>
          <table:table-cell table:style-name="ce252" table:formula="of:=IF([.$G15]=&quot;&quot;;&quot;&quot;;IF(FIND(&quot;-&quot;;[.$G15])=0;&quot;&quot;;1*([.$G15]=&quot;20-0&quot;)))" office:value-type="float" office:value="0" calcext:value-type="float">
            <text:p>0</text:p>
          </table:table-cell>
          <table:table-cell table:style-name="ce252" table:formula="of:=IF([.$G15]=&quot;&quot;;&quot;&quot;;IF(FIND(&quot;-&quot;;[.$G15])=0;&quot;&quot;;NUMBERVALUE(MID([.$G15];FIND(&quot;-&quot;;[.$G15])+1;LEN([.$G15])-FIND(&quot;-&quot;;[.$G15])))))" office:value-type="float" office:value="95" calcext:value-type="float">
            <text:p>95</text:p>
          </table:table-cell>
          <table:table-cell table:style-name="ce252" table:formula="of:=IF([.$G15]=&quot;&quot;;&quot;&quot;;IF(FIND(&quot;-&quot;;[.$G15])=0;&quot;&quot;;NUMBERVALUE(MID([.$G15];1;FIND(&quot;-&quot;;[.$G15])-1))))" office:value-type="float" office:value="66" calcext:value-type="float">
            <text:p>66</text:p>
          </table:table-cell>
          <table:table-cell table:style-name="ce255" table:formula="of:=IF([.$G15]=&quot;&quot;;&quot;&quot;;IF(FIND(&quot;-&quot;;[.$G15])=0;&quot;&quot;;-NUMBERVALUE(MID([.$G15];1;FIND(&quot;-&quot;;[.$G15])-1))+NUMBERVALUE(MID([.$G15];FIND(&quot;-&quot;;[.$G15])+1;LEN([.$G15])-FIND(&quot;-&quot;;[.$G15])))))" office:value-type="float" office:value="29" calcext:value-type="float">
            <text:p>+29</text:p>
          </table:table-cell>
          <table:table-cell table:number-columns-repeated="41"/>
        </table:table-row>
        <table:table-row table:style-name="ro2">
          <table:table-cell table:style-name="ce171" office:value-type="float" office:value="15" calcext:value-type="float">
            <text:p>15</text:p>
          </table:table-cell>
          <table:table-cell table:style-name="ce185" office:value-type="string" calcext:value-type="string">
            <text:p>C</text:p>
          </table:table-cell>
          <table:table-cell table:style-name="ce206" office:value-type="float" office:value="14" calcext:value-type="float">
            <text:p>14</text:p>
          </table:table-cell>
          <table:table-cell table:style-name="ce212" table:formula="of:=IF(FIND([.B16];&quot;ABCDEFGH&quot;;1)&gt;0;INDEX([$Parametri.A$6:$Parametri.D$37];MATCH(1;([$Parametri.C$6:$Parametri.C$37]=[.B16])*([$Parametri.D$6:$Parametri.D$37]=INT([.C16]/10));0);2)&amp;&quot; (&quot;&amp;INDEX([$Parametri.A$6:$Parametri.D$37];MATCH(1;([$Parametri.C$6:$Parametri.C$37]=[.B16])*([$Parametri.D$6:$Parametri.D$37]=INT([.C16]/10));0);1)&amp;&quot;)&quot;;&quot;DA SISTEMARE&quot;)" office:value-type="string" office:string-value="Elefanti (9)" calcext:value-type="string">
            <text:p>Elefanti (9)</text:p>
          </table:table-cell>
          <table:table-cell table:style-name="ce206" table:formula="of:=IF(AND([.D16]&lt;&gt;&quot;&quot;;[.F16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16];&quot;ABCDEFGH&quot;;1)&gt;0;INDEX([$Parametri.A$6:$Parametri.D$37];MATCH(1;([$Parametri.C$6:$Parametri.C$37]=[.B16])*([$Parametri.D$6:$Parametri.D$37]=[.C16]-10*INT([.C16]/10));0);2)&amp;&quot; (&quot;&amp;INDEX([$Parametri.A$6:$Parametri.D$37];MATCH(1;([$Parametri.C$6:$Parametri.C$37]=[.B16])*([$Parametri.D$6:$Parametri.D$37]=[.C16]-10*INT([.C16]/10));0);1)&amp;&quot;)&quot;;&quot;DA SISTEMARE&quot;)" office:value-type="string" office:string-value="Iguane (12)" calcext:value-type="string">
            <text:p>Iguane (12)</text:p>
          </table:table-cell>
          <table:table-cell table:style-name="ce222" office:value-type="string" calcext:value-type="string">
            <text:p>57-42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18H30M00S" calcext:value-type="time">
            <text:p>18:30</text:p>
          </table:table-cell>
          <table:table-cell table:style-name="ce239" office:value-type="float" office:value="3" calcext:value-type="float">
            <text:p>3</text:p>
          </table:table-cell>
          <table:table-cell table:style-name="ce242" table:formula="of:=IF([.$J16]=&quot;&quot;;&quot;&quot;;VLOOKUP([.$J16];CAMPI;2;0))" office:value-type="string" office:string-value="Basket Giovane" calcext:value-type="string">
            <text:p>Basket Giovane</text:p>
          </table:table-cell>
          <table:table-cell table:style-name="ce245" table:formula="of:=IF([.$G16]=&quot;&quot;;&quot;&quot;;IF(FIND(&quot;-&quot;;[.$G16])=0;&quot;&quot;;1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245" table:formula="of:=IF([.$G16]=&quot;&quot;;&quot;&quot;;IF(FIND(&quot;-&quot;;[.$G16])=0;&quot;&quot;;1*NOT([.$G16]=&quot;0-20&quot;)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245" table:formula="of:=IF([.$G16]=&quot;&quot;;&quot;&quot;;IF(FIND(&quot;-&quot;;[.$G16])=0;&quot;&quot;;1*([.$G16]=&quot;0-20&quot;)))" office:value-type="float" office:value="0" calcext:value-type="float">
            <text:p>0</text:p>
          </table:table-cell>
          <table:table-cell table:style-name="ce245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245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248" table:formula="of:=IF([.$G16]=&quot;&quot;;&quot;&quot;;IF(FIND(&quot;-&quot;;[.$G16])=0;&quot;&quot;;NUMBERVALUE(MID([.$G16];1;FIND(&quot;-&quot;;[.$G16])-1))-NUMBERVALUE(MID([.$G16];FIND(&quot;-&quot;;[.$G16])+1;LEN([.$G16])-FIND(&quot;-&quot;;[.$G16])))))" office:value-type="float" office:value="15" calcext:value-type="float">
            <text:p>+15</text:p>
          </table:table-cell>
          <table:table-cell table:style-name="ce252" table:formula="of:=IF([.$G16]=&quot;&quot;;&quot;&quot;;IF(FIND(&quot;-&quot;;[.$G16])=0;&quot;&quot;;1*(NUMBERVALUE(MID([.$G16];1;FIND(&quot;-&quot;;[.$G16])-1))&lt;NUMBERVALUE(MID([.$G16];FIND(&quot;-&quot;;[.$G16])+1;LEN([.$G16])-FIND(&quot;-&quot;;[.$G16]))))))" office:value-type="float" office:value="0" calcext:value-type="float">
            <text:p>0</text:p>
          </table:table-cell>
          <table:table-cell table:style-name="ce252" table:formula="of:=IF([.$G16]=&quot;&quot;;&quot;&quot;;IF(FIND(&quot;-&quot;;[.$G16])=0;&quot;&quot;;1*NOT([.$G16]=&quot;20-0&quot;)*(NUMBERVALUE(MID([.$G16];1;FIND(&quot;-&quot;;[.$G16])-1))&gt;NUMBERVALUE(MID([.$G16];FIND(&quot;-&quot;;[.$G16])+1;LEN([.$G16])-FIND(&quot;-&quot;;[.$G16]))))))" office:value-type="float" office:value="1" calcext:value-type="float">
            <text:p>1</text:p>
          </table:table-cell>
          <table:table-cell table:style-name="ce252" table:formula="of:=IF([.$G16]=&quot;&quot;;&quot;&quot;;IF(FIND(&quot;-&quot;;[.$G16])=0;&quot;&quot;;1*([.$G16]=&quot;20-0&quot;)))" office:value-type="float" office:value="0" calcext:value-type="float">
            <text:p>0</text:p>
          </table:table-cell>
          <table:table-cell table:style-name="ce252" table:formula="of:=IF([.$G16]=&quot;&quot;;&quot;&quot;;IF(FIND(&quot;-&quot;;[.$G16])=0;&quot;&quot;;NUMBERVALUE(MID([.$G16];FIND(&quot;-&quot;;[.$G16])+1;LEN([.$G16])-FIND(&quot;-&quot;;[.$G16])))))" office:value-type="float" office:value="42" calcext:value-type="float">
            <text:p>42</text:p>
          </table:table-cell>
          <table:table-cell table:style-name="ce252" table:formula="of:=IF([.$G16]=&quot;&quot;;&quot;&quot;;IF(FIND(&quot;-&quot;;[.$G16])=0;&quot;&quot;;NUMBERVALUE(MID([.$G16];1;FIND(&quot;-&quot;;[.$G16])-1))))" office:value-type="float" office:value="57" calcext:value-type="float">
            <text:p>57</text:p>
          </table:table-cell>
          <table:table-cell table:style-name="ce255" table:formula="of:=IF([.$G16]=&quot;&quot;;&quot;&quot;;IF(FIND(&quot;-&quot;;[.$G16])=0;&quot;&quot;;-NUMBERVALUE(MID([.$G16];1;FIND(&quot;-&quot;;[.$G16])-1))+NUMBERVALUE(MID([.$G16];FIND(&quot;-&quot;;[.$G16])+1;LEN([.$G16])-FIND(&quot;-&quot;;[.$G16])))))" office:value-type="float" office:value="-15" calcext:value-type="float">
            <text:p>-15</text:p>
          </table:table-cell>
          <table:table-cell table:number-columns-repeated="41"/>
        </table:table-row>
        <table:table-row table:style-name="ro2">
          <table:table-cell table:style-name="ce171" office:value-type="float" office:value="16" calcext:value-type="float">
            <text:p>16</text:p>
          </table:table-cell>
          <table:table-cell table:style-name="ce185" office:value-type="string" calcext:value-type="string">
            <text:p>C</text:p>
          </table:table-cell>
          <table:table-cell table:style-name="ce206" office:value-type="float" office:value="23" calcext:value-type="float">
            <text:p>23</text:p>
          </table:table-cell>
          <table:table-cell table:style-name="ce212" table:formula="of:=IF(FIND([.B17];&quot;ABCDEFGH&quot;;1)&gt;0;INDEX([$Parametri.A$6:$Parametri.D$37];MATCH(1;([$Parametri.C$6:$Parametri.C$37]=[.B17])*([$Parametri.D$6:$Parametri.D$37]=INT([.C17]/10));0);2)&amp;&quot; (&quot;&amp;INDEX([$Parametri.A$6:$Parametri.D$37];MATCH(1;([$Parametri.C$6:$Parametri.C$37]=[.B17])*([$Parametri.D$6:$Parametri.D$37]=INT([.C17]/10));0);1)&amp;&quot;)&quot;;&quot;DA SISTEMARE&quot;)" office:value-type="string" office:string-value="Giraffe (10)" calcext:value-type="string">
            <text:p>Giraffe (10)</text:p>
          </table:table-cell>
          <table:table-cell table:style-name="ce206" table:formula="of:=IF(AND([.D17]&lt;&gt;&quot;&quot;;[.F17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17];&quot;ABCDEFGH&quot;;1)&gt;0;INDEX([$Parametri.A$6:$Parametri.D$37];MATCH(1;([$Parametri.C$6:$Parametri.C$37]=[.B17])*([$Parametri.D$6:$Parametri.D$37]=[.C17]-10*INT([.C17]/10));0);2)&amp;&quot; (&quot;&amp;INDEX([$Parametri.A$6:$Parametri.D$37];MATCH(1;([$Parametri.C$6:$Parametri.C$37]=[.B17])*([$Parametri.D$6:$Parametri.D$37]=[.C17]-10*INT([.C17]/10));0);1)&amp;&quot;)&quot;;&quot;DA SISTEMARE&quot;)" office:value-type="string" office:string-value="Ippopotami (11)" calcext:value-type="string">
            <text:p>Ippopotami (11)</text:p>
          </table:table-cell>
          <table:table-cell table:style-name="ce222" office:value-type="string" calcext:value-type="string">
            <text:p>98-89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5H30M00S" calcext:value-type="time">
            <text:p>15:30</text:p>
          </table:table-cell>
          <table:table-cell table:style-name="ce239" office:value-type="float" office:value="3" calcext:value-type="float">
            <text:p>3</text:p>
          </table:table-cell>
          <table:table-cell table:style-name="ce242" table:formula="of:=IF([.$J17]=&quot;&quot;;&quot;&quot;;VLOOKUP([.$J17];CAMPI;2;0))" office:value-type="string" office:string-value="Basket Giovane" calcext:value-type="string">
            <text:p>Basket Giovane</text:p>
          </table:table-cell>
          <table:table-cell table:style-name="ce245" table:formula="of:=IF([.$G17]=&quot;&quot;;&quot;&quot;;IF(FIND(&quot;-&quot;;[.$G17])=0;&quot;&quot;;1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245" table:formula="of:=IF([.$G17]=&quot;&quot;;&quot;&quot;;IF(FIND(&quot;-&quot;;[.$G17])=0;&quot;&quot;;1*NOT([.$G17]=&quot;0-20&quot;)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245" table:formula="of:=IF([.$G17]=&quot;&quot;;&quot;&quot;;IF(FIND(&quot;-&quot;;[.$G17])=0;&quot;&quot;;1*([.$G17]=&quot;0-20&quot;)))" office:value-type="float" office:value="0" calcext:value-type="float">
            <text:p>0</text:p>
          </table:table-cell>
          <table:table-cell table:style-name="ce245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245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248" table:formula="of:=IF([.$G17]=&quot;&quot;;&quot;&quot;;IF(FIND(&quot;-&quot;;[.$G17])=0;&quot;&quot;;NUMBERVALUE(MID([.$G17];1;FIND(&quot;-&quot;;[.$G17])-1))-NUMBERVALUE(MID([.$G17];FIND(&quot;-&quot;;[.$G17])+1;LEN([.$G17])-FIND(&quot;-&quot;;[.$G17])))))" office:value-type="float" office:value="9" calcext:value-type="float">
            <text:p>+9</text:p>
          </table:table-cell>
          <table:table-cell table:style-name="ce252" table:formula="of:=IF([.$G17]=&quot;&quot;;&quot;&quot;;IF(FIND(&quot;-&quot;;[.$G17])=0;&quot;&quot;;1*(NUMBERVALUE(MID([.$G17];1;FIND(&quot;-&quot;;[.$G17])-1))&lt;NUMBERVALUE(MID([.$G17];FIND(&quot;-&quot;;[.$G17])+1;LEN([.$G17])-FIND(&quot;-&quot;;[.$G17]))))))" office:value-type="float" office:value="0" calcext:value-type="float">
            <text:p>0</text:p>
          </table:table-cell>
          <table:table-cell table:style-name="ce252" table:formula="of:=IF([.$G17]=&quot;&quot;;&quot;&quot;;IF(FIND(&quot;-&quot;;[.$G17])=0;&quot;&quot;;1*NOT([.$G17]=&quot;20-0&quot;)*(NUMBERVALUE(MID([.$G17];1;FIND(&quot;-&quot;;[.$G17])-1))&gt;NUMBERVALUE(MID([.$G17];FIND(&quot;-&quot;;[.$G17])+1;LEN([.$G17])-FIND(&quot;-&quot;;[.$G17]))))))" office:value-type="float" office:value="1" calcext:value-type="float">
            <text:p>1</text:p>
          </table:table-cell>
          <table:table-cell table:style-name="ce252" table:formula="of:=IF([.$G17]=&quot;&quot;;&quot;&quot;;IF(FIND(&quot;-&quot;;[.$G17])=0;&quot;&quot;;1*([.$G17]=&quot;20-0&quot;)))" office:value-type="float" office:value="0" calcext:value-type="float">
            <text:p>0</text:p>
          </table:table-cell>
          <table:table-cell table:style-name="ce252" table:formula="of:=IF([.$G17]=&quot;&quot;;&quot;&quot;;IF(FIND(&quot;-&quot;;[.$G17])=0;&quot;&quot;;NUMBERVALUE(MID([.$G17];FIND(&quot;-&quot;;[.$G17])+1;LEN([.$G17])-FIND(&quot;-&quot;;[.$G17])))))" office:value-type="float" office:value="89" calcext:value-type="float">
            <text:p>89</text:p>
          </table:table-cell>
          <table:table-cell table:style-name="ce252" table:formula="of:=IF([.$G17]=&quot;&quot;;&quot;&quot;;IF(FIND(&quot;-&quot;;[.$G17])=0;&quot;&quot;;NUMBERVALUE(MID([.$G17];1;FIND(&quot;-&quot;;[.$G17])-1))))" office:value-type="float" office:value="98" calcext:value-type="float">
            <text:p>98</text:p>
          </table:table-cell>
          <table:table-cell table:style-name="ce255" table:formula="of:=IF([.$G17]=&quot;&quot;;&quot;&quot;;IF(FIND(&quot;-&quot;;[.$G17])=0;&quot;&quot;;-NUMBERVALUE(MID([.$G17];1;FIND(&quot;-&quot;;[.$G17])-1))+NUMBERVALUE(MID([.$G17];FIND(&quot;-&quot;;[.$G17])+1;LEN([.$G17])-FIND(&quot;-&quot;;[.$G17])))))" office:value-type="float" office:value="-9" calcext:value-type="float">
            <text:p>-9</text:p>
          </table:table-cell>
          <table:table-cell table:number-columns-repeated="41"/>
        </table:table-row>
        <table:table-row table:style-name="ro2">
          <table:table-cell table:style-name="ce171" office:value-type="float" office:value="17" calcext:value-type="float">
            <text:p>17</text:p>
          </table:table-cell>
          <table:table-cell table:style-name="ce185" office:value-type="string" calcext:value-type="string">
            <text:p>C</text:p>
          </table:table-cell>
          <table:table-cell table:style-name="ce206" office:value-type="float" office:value="24" calcext:value-type="float">
            <text:p>24</text:p>
          </table:table-cell>
          <table:table-cell table:style-name="ce212" table:formula="of:=IF(FIND([.B18];&quot;ABCDEFGH&quot;;1)&gt;0;INDEX([$Parametri.A$6:$Parametri.D$37];MATCH(1;([$Parametri.C$6:$Parametri.C$37]=[.B18])*([$Parametri.D$6:$Parametri.D$37]=INT([.C18]/10));0);2)&amp;&quot; (&quot;&amp;INDEX([$Parametri.A$6:$Parametri.D$37];MATCH(1;([$Parametri.C$6:$Parametri.C$37]=[.B18])*([$Parametri.D$6:$Parametri.D$37]=INT([.C18]/10));0);1)&amp;&quot;)&quot;;&quot;DA SISTEMARE&quot;)" office:value-type="string" office:string-value="Giraffe (10)" calcext:value-type="string">
            <text:p>Giraffe (10)</text:p>
          </table:table-cell>
          <table:table-cell table:style-name="ce206" table:formula="of:=IF(AND([.D18]&lt;&gt;&quot;&quot;;[.F18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18];&quot;ABCDEFGH&quot;;1)&gt;0;INDEX([$Parametri.A$6:$Parametri.D$37];MATCH(1;([$Parametri.C$6:$Parametri.C$37]=[.B18])*([$Parametri.D$6:$Parametri.D$37]=[.C18]-10*INT([.C18]/10));0);2)&amp;&quot; (&quot;&amp;INDEX([$Parametri.A$6:$Parametri.D$37];MATCH(1;([$Parametri.C$6:$Parametri.C$37]=[.B18])*([$Parametri.D$6:$Parametri.D$37]=[.C18]-10*INT([.C18]/10));0);1)&amp;&quot;)&quot;;&quot;DA SISTEMARE&quot;)" office:value-type="string" office:string-value="Iguane (12)" calcext:value-type="string">
            <text:p>Iguane (12)</text:p>
          </table:table-cell>
          <table:table-cell table:style-name="ce222" office:value-type="string" calcext:value-type="string">
            <text:p>60-34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11H00M00S" calcext:value-type="time">
            <text:p>11:00</text:p>
          </table:table-cell>
          <table:table-cell table:style-name="ce239" office:value-type="float" office:value="3" calcext:value-type="float">
            <text:p>3</text:p>
          </table:table-cell>
          <table:table-cell table:style-name="ce242" table:formula="of:=IF([.$J18]=&quot;&quot;;&quot;&quot;;VLOOKUP([.$J18];CAMPI;2;0))" office:value-type="string" office:string-value="Basket Giovane" calcext:value-type="string">
            <text:p>Basket Giovane</text:p>
          </table:table-cell>
          <table:table-cell table:style-name="ce245" table:formula="of:=IF([.$G18]=&quot;&quot;;&quot;&quot;;IF(FIND(&quot;-&quot;;[.$G18])=0;&quot;&quot;;1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245" table:formula="of:=IF([.$G18]=&quot;&quot;;&quot;&quot;;IF(FIND(&quot;-&quot;;[.$G18])=0;&quot;&quot;;1*NOT([.$G18]=&quot;0-20&quot;)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245" table:formula="of:=IF([.$G18]=&quot;&quot;;&quot;&quot;;IF(FIND(&quot;-&quot;;[.$G18])=0;&quot;&quot;;1*([.$G18]=&quot;0-20&quot;)))" office:value-type="float" office:value="0" calcext:value-type="float">
            <text:p>0</text:p>
          </table:table-cell>
          <table:table-cell table:style-name="ce245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245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248" table:formula="of:=IF([.$G18]=&quot;&quot;;&quot;&quot;;IF(FIND(&quot;-&quot;;[.$G18])=0;&quot;&quot;;NUMBERVALUE(MID([.$G18];1;FIND(&quot;-&quot;;[.$G18])-1))-NUMBERVALUE(MID([.$G18];FIND(&quot;-&quot;;[.$G18])+1;LEN([.$G18])-FIND(&quot;-&quot;;[.$G18])))))" office:value-type="float" office:value="26" calcext:value-type="float">
            <text:p>+26</text:p>
          </table:table-cell>
          <table:table-cell table:style-name="ce252" table:formula="of:=IF([.$G18]=&quot;&quot;;&quot;&quot;;IF(FIND(&quot;-&quot;;[.$G18])=0;&quot;&quot;;1*(NUMBERVALUE(MID([.$G18];1;FIND(&quot;-&quot;;[.$G18])-1))&lt;NUMBERVALUE(MID([.$G18];FIND(&quot;-&quot;;[.$G18])+1;LEN([.$G18])-FIND(&quot;-&quot;;[.$G18]))))))" office:value-type="float" office:value="0" calcext:value-type="float">
            <text:p>0</text:p>
          </table:table-cell>
          <table:table-cell table:style-name="ce252" table:formula="of:=IF([.$G18]=&quot;&quot;;&quot;&quot;;IF(FIND(&quot;-&quot;;[.$G18])=0;&quot;&quot;;1*NOT([.$G18]=&quot;20-0&quot;)*(NUMBERVALUE(MID([.$G18];1;FIND(&quot;-&quot;;[.$G18])-1))&gt;NUMBERVALUE(MID([.$G18];FIND(&quot;-&quot;;[.$G18])+1;LEN([.$G18])-FIND(&quot;-&quot;;[.$G18]))))))" office:value-type="float" office:value="1" calcext:value-type="float">
            <text:p>1</text:p>
          </table:table-cell>
          <table:table-cell table:style-name="ce252" table:formula="of:=IF([.$G18]=&quot;&quot;;&quot;&quot;;IF(FIND(&quot;-&quot;;[.$G18])=0;&quot;&quot;;1*([.$G18]=&quot;20-0&quot;)))" office:value-type="float" office:value="0" calcext:value-type="float">
            <text:p>0</text:p>
          </table:table-cell>
          <table:table-cell table:style-name="ce252" table:formula="of:=IF([.$G18]=&quot;&quot;;&quot;&quot;;IF(FIND(&quot;-&quot;;[.$G18])=0;&quot;&quot;;NUMBERVALUE(MID([.$G18];FIND(&quot;-&quot;;[.$G18])+1;LEN([.$G18])-FIND(&quot;-&quot;;[.$G18])))))" office:value-type="float" office:value="34" calcext:value-type="float">
            <text:p>34</text:p>
          </table:table-cell>
          <table:table-cell table:style-name="ce252" table:formula="of:=IF([.$G18]=&quot;&quot;;&quot;&quot;;IF(FIND(&quot;-&quot;;[.$G18])=0;&quot;&quot;;NUMBERVALUE(MID([.$G18];1;FIND(&quot;-&quot;;[.$G18])-1))))" office:value-type="float" office:value="60" calcext:value-type="float">
            <text:p>60</text:p>
          </table:table-cell>
          <table:table-cell table:style-name="ce255" table:formula="of:=IF([.$G18]=&quot;&quot;;&quot;&quot;;IF(FIND(&quot;-&quot;;[.$G18])=0;&quot;&quot;;-NUMBERVALUE(MID([.$G18];1;FIND(&quot;-&quot;;[.$G18])-1))+NUMBERVALUE(MID([.$G18];FIND(&quot;-&quot;;[.$G18])+1;LEN([.$G18])-FIND(&quot;-&quot;;[.$G18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2" office:value-type="float" office:value="18" calcext:value-type="float">
            <text:p>18</text:p>
          </table:table-cell>
          <table:table-cell table:style-name="ce186" office:value-type="string" calcext:value-type="string">
            <text:p>C</text:p>
          </table:table-cell>
          <table:table-cell table:style-name="ce207" office:value-type="float" office:value="34" calcext:value-type="float">
            <text:p>34</text:p>
          </table:table-cell>
          <table:table-cell table:style-name="ce213" table:formula="of:=IF(FIND([.B19];&quot;ABCDEFGH&quot;;1)&gt;0;INDEX([$Parametri.A$6:$Parametri.D$37];MATCH(1;([$Parametri.C$6:$Parametri.C$37]=[.B19])*([$Parametri.D$6:$Parametri.D$37]=INT([.C19]/10));0);2)&amp;&quot; (&quot;&amp;INDEX([$Parametri.A$6:$Parametri.D$37];MATCH(1;([$Parametri.C$6:$Parametri.C$37]=[.B19])*([$Parametri.D$6:$Parametri.D$37]=INT([.C19]/10));0);1)&amp;&quot;)&quot;;&quot;DA SISTEMARE&quot;)" office:value-type="string" office:string-value="Ippopotami (11)" calcext:value-type="string">
            <text:p>Ippopotami (11)</text:p>
          </table:table-cell>
          <table:table-cell table:style-name="ce207" table:formula="of:=IF(AND([.D19]&lt;&gt;&quot;&quot;;[.F19]&lt;&gt;&quot;&quot;);&quot; vs &quot;;&quot;&quot;)" office:value-type="string" office:string-value=" vs " calcext:value-type="string">
            <text:p><text:s/>vs </text:p>
          </table:table-cell>
          <table:table-cell table:style-name="ce220" table:formula="of:=IF(FIND([.B19];&quot;ABCDEFGH&quot;;1)&gt;0;INDEX([$Parametri.A$6:$Parametri.D$37];MATCH(1;([$Parametri.C$6:$Parametri.C$37]=[.B19])*([$Parametri.D$6:$Parametri.D$37]=[.C19]-10*INT([.C19]/10));0);2)&amp;&quot; (&quot;&amp;INDEX([$Parametri.A$6:$Parametri.D$37];MATCH(1;([$Parametri.C$6:$Parametri.C$37]=[.B19])*([$Parametri.D$6:$Parametri.D$37]=[.C19]-10*INT([.C19]/10));0);1)&amp;&quot;)&quot;;&quot;DA SISTEMARE&quot;)" office:value-type="string" office:string-value="Iguane (12)" calcext:value-type="string">
            <text:p>Iguane (12)</text:p>
          </table:table-cell>
          <table:table-cell table:style-name="ce223" office:value-type="string" calcext:value-type="string">
            <text:p>96-25</text:p>
          </table:table-cell>
          <table:table-cell table:style-name="ce227" office:value-type="date" office:date-value="2021-06-07" calcext:value-type="date">
            <text:p>lun 07/06/2021</text:p>
          </table:table-cell>
          <table:table-cell table:style-name="ce234" office:value-type="time" office:time-value="PT18H00M00S" calcext:value-type="time">
            <text:p>18:00</text:p>
          </table:table-cell>
          <table:table-cell table:style-name="ce240" office:value-type="float" office:value="3" calcext:value-type="float">
            <text:p>3</text:p>
          </table:table-cell>
          <table:table-cell table:style-name="ce243" table:formula="of:=IF([.$J19]=&quot;&quot;;&quot;&quot;;VLOOKUP([.$J19];CAMPI;2;0))" office:value-type="string" office:string-value="Basket Giovane" calcext:value-type="string">
            <text:p>Basket Giovane</text:p>
          </table:table-cell>
          <table:table-cell table:style-name="ce246" table:formula="of:=IF([.$G19]=&quot;&quot;;&quot;&quot;;IF(FIND(&quot;-&quot;;[.$G19])=0;&quot;&quot;;1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246" table:formula="of:=IF([.$G19]=&quot;&quot;;&quot;&quot;;IF(FIND(&quot;-&quot;;[.$G19])=0;&quot;&quot;;1*NOT([.$G19]=&quot;0-20&quot;)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246" table:formula="of:=IF([.$G19]=&quot;&quot;;&quot;&quot;;IF(FIND(&quot;-&quot;;[.$G19])=0;&quot;&quot;;1*([.$G19]=&quot;0-20&quot;)))" office:value-type="float" office:value="0" calcext:value-type="float">
            <text:p>0</text:p>
          </table:table-cell>
          <table:table-cell table:style-name="ce246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246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249" table:formula="of:=IF([.$G19]=&quot;&quot;;&quot;&quot;;IF(FIND(&quot;-&quot;;[.$G19])=0;&quot;&quot;;NUMBERVALUE(MID([.$G19];1;FIND(&quot;-&quot;;[.$G19])-1))-NUMBERVALUE(MID([.$G19];FIND(&quot;-&quot;;[.$G19])+1;LEN([.$G19])-FIND(&quot;-&quot;;[.$G19])))))" office:value-type="float" office:value="71" calcext:value-type="float">
            <text:p>+71</text:p>
          </table:table-cell>
          <table:table-cell table:style-name="ce253" table:formula="of:=IF([.$G19]=&quot;&quot;;&quot;&quot;;IF(FIND(&quot;-&quot;;[.$G19])=0;&quot;&quot;;1*(NUMBERVALUE(MID([.$G19];1;FIND(&quot;-&quot;;[.$G19])-1))&lt;NUMBERVALUE(MID([.$G19];FIND(&quot;-&quot;;[.$G19])+1;LEN([.$G19])-FIND(&quot;-&quot;;[.$G19]))))))" office:value-type="float" office:value="0" calcext:value-type="float">
            <text:p>0</text:p>
          </table:table-cell>
          <table:table-cell table:style-name="ce253" table:formula="of:=IF([.$G19]=&quot;&quot;;&quot;&quot;;IF(FIND(&quot;-&quot;;[.$G19])=0;&quot;&quot;;1*NOT([.$G19]=&quot;20-0&quot;)*(NUMBERVALUE(MID([.$G19];1;FIND(&quot;-&quot;;[.$G19])-1))&gt;NUMBERVALUE(MID([.$G19];FIND(&quot;-&quot;;[.$G19])+1;LEN([.$G19])-FIND(&quot;-&quot;;[.$G19]))))))" office:value-type="float" office:value="1" calcext:value-type="float">
            <text:p>1</text:p>
          </table:table-cell>
          <table:table-cell table:style-name="ce253" table:formula="of:=IF([.$G19]=&quot;&quot;;&quot;&quot;;IF(FIND(&quot;-&quot;;[.$G19])=0;&quot;&quot;;1*([.$G19]=&quot;20-0&quot;)))" office:value-type="float" office:value="0" calcext:value-type="float">
            <text:p>0</text:p>
          </table:table-cell>
          <table:table-cell table:style-name="ce253" table:formula="of:=IF([.$G19]=&quot;&quot;;&quot;&quot;;IF(FIND(&quot;-&quot;;[.$G19])=0;&quot;&quot;;NUMBERVALUE(MID([.$G19];FIND(&quot;-&quot;;[.$G19])+1;LEN([.$G19])-FIND(&quot;-&quot;;[.$G19])))))" office:value-type="float" office:value="25" calcext:value-type="float">
            <text:p>25</text:p>
          </table:table-cell>
          <table:table-cell table:style-name="ce253" table:formula="of:=IF([.$G19]=&quot;&quot;;&quot;&quot;;IF(FIND(&quot;-&quot;;[.$G19])=0;&quot;&quot;;NUMBERVALUE(MID([.$G19];1;FIND(&quot;-&quot;;[.$G19])-1))))" office:value-type="float" office:value="96" calcext:value-type="float">
            <text:p>96</text:p>
          </table:table-cell>
          <table:table-cell table:style-name="ce256" table:formula="of:=IF([.$G19]=&quot;&quot;;&quot;&quot;;IF(FIND(&quot;-&quot;;[.$G19])=0;&quot;&quot;;-NUMBERVALUE(MID([.$G19];1;FIND(&quot;-&quot;;[.$G19])-1))+NUMBERVALUE(MID([.$G19];FIND(&quot;-&quot;;[.$G19])+1;LEN([.$G19])-FIND(&quot;-&quot;;[.$G19])))))" office:value-type="float" office:value="-71" calcext:value-type="float">
            <text:p>-71</text:p>
          </table:table-cell>
          <table:table-cell table:number-columns-repeated="41"/>
        </table:table-row>
        <table:table-row table:style-name="ro2">
          <table:table-cell table:style-name="ce170" office:value-type="float" office:value="19" calcext:value-type="float">
            <text:p>19</text:p>
          </table:table-cell>
          <table:table-cell table:style-name="ce187" office:value-type="string" calcext:value-type="string">
            <text:p>D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table:formula="of:=IF(FIND([.B20];&quot;ABCDEFGH&quot;;1)&gt;0;INDEX([$Parametri.A$6:$Parametri.D$37];MATCH(1;([$Parametri.C$6:$Parametri.C$37]=[.B20])*([$Parametri.D$6:$Parametri.D$37]=INT([.C20]/10));0);2)&amp;&quot; (&quot;&amp;INDEX([$Parametri.A$6:$Parametri.D$37];MATCH(1;([$Parametri.C$6:$Parametri.C$37]=[.B20])*([$Parametri.D$6:$Parametri.D$37]=INT([.C20]/10));0);1)&amp;&quot;)&quot;;&quot;DA SISTEMARE&quot;)" office:value-type="string" office:string-value="Coccodrilli (13)" calcext:value-type="string">
            <text:p>Coccodrilli (13)</text:p>
          </table:table-cell>
          <table:table-cell table:style-name="ce205" table:formula="of:=IF(AND([.D20]&lt;&gt;&quot;&quot;;[.F20]&lt;&gt;&quot;&quot;);&quot; vs &quot;;&quot;&quot;)" office:value-type="string" office:string-value=" vs " calcext:value-type="string">
            <text:p><text:s/>vs </text:p>
          </table:table-cell>
          <table:table-cell table:style-name="ce218" table:formula="of:=IF(FIND([.B20];&quot;ABCDEFGH&quot;;1)&gt;0;INDEX([$Parametri.A$6:$Parametri.D$37];MATCH(1;([$Parametri.C$6:$Parametri.C$37]=[.B20])*([$Parametri.D$6:$Parametri.D$37]=[.C20]-10*INT([.C20]/10));0);2)&amp;&quot; (&quot;&amp;INDEX([$Parametri.A$6:$Parametri.D$37];MATCH(1;([$Parametri.C$6:$Parametri.C$37]=[.B20])*([$Parametri.D$6:$Parametri.D$37]=[.C20]-10*INT([.C20]/10));0);1)&amp;&quot;)&quot;;&quot;DA SISTEMARE&quot;)" office:value-type="string" office:string-value="Pitoni (14)" calcext:value-type="string">
            <text:p>Pitoni (14)</text:p>
          </table:table-cell>
          <table:table-cell table:style-name="ce221" office:value-type="string" calcext:value-type="string">
            <text:p>96-68</text:p>
          </table:table-cell>
          <table:table-cell table:style-name="ce225" office:value-type="date" office:date-value="2021-06-07" calcext:value-type="date">
            <text:p>lun 07/06/2021</text:p>
          </table:table-cell>
          <table:table-cell table:style-name="ce230" office:value-type="time" office:time-value="PT16H00M00S" calcext:value-type="time">
            <text:p>16:00</text:p>
          </table:table-cell>
          <table:table-cell table:style-name="ce238" office:value-type="float" office:value="4" calcext:value-type="float">
            <text:p>4</text:p>
          </table:table-cell>
          <table:table-cell table:style-name="ce241" table:formula="of:=IF([.$J20]=&quot;&quot;;&quot;&quot;;VLOOKUP([.$J20];CAMPI;2;0))" office:value-type="string" office:string-value="Nuova Scuola" calcext:value-type="string">
            <text:p>Nuova Scuola</text:p>
          </table:table-cell>
          <table:table-cell table:style-name="ce244" table:formula="of:=IF([.$G20]=&quot;&quot;;&quot;&quot;;IF(FIND(&quot;-&quot;;[.$G20])=0;&quot;&quot;;1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244" table:formula="of:=IF([.$G20]=&quot;&quot;;&quot;&quot;;IF(FIND(&quot;-&quot;;[.$G20])=0;&quot;&quot;;1*NOT([.$G20]=&quot;0-20&quot;)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244" table:formula="of:=IF([.$G20]=&quot;&quot;;&quot;&quot;;IF(FIND(&quot;-&quot;;[.$G20])=0;&quot;&quot;;1*([.$G20]=&quot;0-20&quot;)))" office:value-type="float" office:value="0" calcext:value-type="float">
            <text:p>0</text:p>
          </table:table-cell>
          <table:table-cell table:style-name="ce244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244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247" table:formula="of:=IF([.$G20]=&quot;&quot;;&quot;&quot;;IF(FIND(&quot;-&quot;;[.$G20])=0;&quot;&quot;;NUMBERVALUE(MID([.$G20];1;FIND(&quot;-&quot;;[.$G20])-1))-NUMBERVALUE(MID([.$G20];FIND(&quot;-&quot;;[.$G20])+1;LEN([.$G20])-FIND(&quot;-&quot;;[.$G20])))))" office:value-type="float" office:value="28" calcext:value-type="float">
            <text:p>+28</text:p>
          </table:table-cell>
          <table:table-cell table:style-name="ce251" table:formula="of:=IF([.$G20]=&quot;&quot;;&quot;&quot;;IF(FIND(&quot;-&quot;;[.$G20])=0;&quot;&quot;;1*(NUMBERVALUE(MID([.$G20];1;FIND(&quot;-&quot;;[.$G20])-1))&lt;NUMBERVALUE(MID([.$G20];FIND(&quot;-&quot;;[.$G20])+1;LEN([.$G20])-FIND(&quot;-&quot;;[.$G20]))))))" office:value-type="float" office:value="0" calcext:value-type="float">
            <text:p>0</text:p>
          </table:table-cell>
          <table:table-cell table:style-name="ce251" table:formula="of:=IF([.$G20]=&quot;&quot;;&quot;&quot;;IF(FIND(&quot;-&quot;;[.$G20])=0;&quot;&quot;;1*NOT([.$G20]=&quot;20-0&quot;)*(NUMBERVALUE(MID([.$G20];1;FIND(&quot;-&quot;;[.$G20])-1))&gt;NUMBERVALUE(MID([.$G20];FIND(&quot;-&quot;;[.$G20])+1;LEN([.$G20])-FIND(&quot;-&quot;;[.$G20]))))))" office:value-type="float" office:value="1" calcext:value-type="float">
            <text:p>1</text:p>
          </table:table-cell>
          <table:table-cell table:style-name="ce251" table:formula="of:=IF([.$G20]=&quot;&quot;;&quot;&quot;;IF(FIND(&quot;-&quot;;[.$G20])=0;&quot;&quot;;1*([.$G20]=&quot;20-0&quot;)))" office:value-type="float" office:value="0" calcext:value-type="float">
            <text:p>0</text:p>
          </table:table-cell>
          <table:table-cell table:style-name="ce251" table:formula="of:=IF([.$G20]=&quot;&quot;;&quot;&quot;;IF(FIND(&quot;-&quot;;[.$G20])=0;&quot;&quot;;NUMBERVALUE(MID([.$G20];FIND(&quot;-&quot;;[.$G20])+1;LEN([.$G20])-FIND(&quot;-&quot;;[.$G20])))))" office:value-type="float" office:value="68" calcext:value-type="float">
            <text:p>68</text:p>
          </table:table-cell>
          <table:table-cell table:style-name="ce251" table:formula="of:=IF([.$G20]=&quot;&quot;;&quot;&quot;;IF(FIND(&quot;-&quot;;[.$G20])=0;&quot;&quot;;NUMBERVALUE(MID([.$G20];1;FIND(&quot;-&quot;;[.$G20])-1))))" office:value-type="float" office:value="96" calcext:value-type="float">
            <text:p>96</text:p>
          </table:table-cell>
          <table:table-cell table:style-name="ce254" table:formula="of:=IF([.$G20]=&quot;&quot;;&quot;&quot;;IF(FIND(&quot;-&quot;;[.$G20])=0;&quot;&quot;;-NUMBERVALUE(MID([.$G20];1;FIND(&quot;-&quot;;[.$G20])-1))+NUMBERVALUE(MID([.$G20];FIND(&quot;-&quot;;[.$G20])+1;LEN([.$G20])-FIND(&quot;-&quot;;[.$G20])))))" office:value-type="float" office:value="-28" calcext:value-type="float">
            <text:p>-28</text:p>
          </table:table-cell>
          <table:table-cell table:number-columns-repeated="41"/>
        </table:table-row>
        <table:table-row table:style-name="ro2">
          <table:table-cell table:style-name="ce171" office:value-type="float" office:value="20" calcext:value-type="float">
            <text:p>20</text:p>
          </table:table-cell>
          <table:table-cell table:style-name="ce189" office:value-type="string" calcext:value-type="string">
            <text:p>D</text:p>
          </table:table-cell>
          <table:table-cell table:style-name="ce206" office:value-type="float" office:value="13" calcext:value-type="float">
            <text:p>13</text:p>
          </table:table-cell>
          <table:table-cell table:style-name="ce212" table:formula="of:=IF(FIND([.B21];&quot;ABCDEFGH&quot;;1)&gt;0;INDEX([$Parametri.A$6:$Parametri.D$37];MATCH(1;([$Parametri.C$6:$Parametri.C$37]=[.B21])*([$Parametri.D$6:$Parametri.D$37]=INT([.C21]/10));0);2)&amp;&quot; (&quot;&amp;INDEX([$Parametri.A$6:$Parametri.D$37];MATCH(1;([$Parametri.C$6:$Parametri.C$37]=[.B21])*([$Parametri.D$6:$Parametri.D$37]=INT([.C21]/10));0);1)&amp;&quot;)&quot;;&quot;DA SISTEMARE&quot;)" office:value-type="string" office:string-value="Coccodrilli (13)" calcext:value-type="string">
            <text:p>Coccodrilli (13)</text:p>
          </table:table-cell>
          <table:table-cell table:style-name="ce206" table:formula="of:=IF(AND([.D21]&lt;&gt;&quot;&quot;;[.F21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21];&quot;ABCDEFGH&quot;;1)&gt;0;INDEX([$Parametri.A$6:$Parametri.D$37];MATCH(1;([$Parametri.C$6:$Parametri.C$37]=[.B21])*([$Parametri.D$6:$Parametri.D$37]=[.C21]-10*INT([.C21]/10));0);2)&amp;&quot; (&quot;&amp;INDEX([$Parametri.A$6:$Parametri.D$37];MATCH(1;([$Parametri.C$6:$Parametri.C$37]=[.B21])*([$Parametri.D$6:$Parametri.D$37]=[.C21]-10*INT([.C21]/10));0);1)&amp;&quot;)&quot;;&quot;DA SISTEMARE&quot;)" office:value-type="string" office:string-value="Aquile (15)" calcext:value-type="string">
            <text:p>Aquile (15)</text:p>
          </table:table-cell>
          <table:table-cell table:style-name="ce222" office:value-type="string" calcext:value-type="string">
            <text:p>21-29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09H00M00S" calcext:value-type="time">
            <text:p>09:00</text:p>
          </table:table-cell>
          <table:table-cell table:style-name="ce239" office:value-type="float" office:value="4" calcext:value-type="float">
            <text:p>4</text:p>
          </table:table-cell>
          <table:table-cell table:style-name="ce242" table:formula="of:=IF([.$J21]=&quot;&quot;;&quot;&quot;;VLOOKUP([.$J21];CAMPI;2;0))" office:value-type="string" office:string-value="Nuova Scuola" calcext:value-type="string">
            <text:p>Nuova Scuola</text:p>
          </table:table-cell>
          <table:table-cell table:style-name="ce245" table:formula="of:=IF([.$G21]=&quot;&quot;;&quot;&quot;;IF(FIND(&quot;-&quot;;[.$G21])=0;&quot;&quot;;1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245" table:formula="of:=IF([.$G21]=&quot;&quot;;&quot;&quot;;IF(FIND(&quot;-&quot;;[.$G21])=0;&quot;&quot;;1*NOT([.$G21]=&quot;0-20&quot;)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245" table:formula="of:=IF([.$G21]=&quot;&quot;;&quot;&quot;;IF(FIND(&quot;-&quot;;[.$G21])=0;&quot;&quot;;1*([.$G21]=&quot;0-20&quot;)))" office:value-type="float" office:value="0" calcext:value-type="float">
            <text:p>0</text:p>
          </table:table-cell>
          <table:table-cell table:style-name="ce245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245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248" table:formula="of:=IF([.$G21]=&quot;&quot;;&quot;&quot;;IF(FIND(&quot;-&quot;;[.$G21])=0;&quot;&quot;;NUMBERVALUE(MID([.$G21];1;FIND(&quot;-&quot;;[.$G21])-1))-NUMBERVALUE(MID([.$G21];FIND(&quot;-&quot;;[.$G21])+1;LEN([.$G21])-FIND(&quot;-&quot;;[.$G21])))))" office:value-type="float" office:value="-8" calcext:value-type="float">
            <text:p>-8</text:p>
          </table:table-cell>
          <table:table-cell table:style-name="ce252" table:formula="of:=IF([.$G21]=&quot;&quot;;&quot;&quot;;IF(FIND(&quot;-&quot;;[.$G21])=0;&quot;&quot;;1*(NUMBERVALUE(MID([.$G21];1;FIND(&quot;-&quot;;[.$G21])-1))&lt;NUMBERVALUE(MID([.$G21];FIND(&quot;-&quot;;[.$G21])+1;LEN([.$G21])-FIND(&quot;-&quot;;[.$G21]))))))" office:value-type="float" office:value="1" calcext:value-type="float">
            <text:p>1</text:p>
          </table:table-cell>
          <table:table-cell table:style-name="ce252" table:formula="of:=IF([.$G21]=&quot;&quot;;&quot;&quot;;IF(FIND(&quot;-&quot;;[.$G21])=0;&quot;&quot;;1*NOT([.$G21]=&quot;20-0&quot;)*(NUMBERVALUE(MID([.$G21];1;FIND(&quot;-&quot;;[.$G21])-1))&gt;NUMBERVALUE(MID([.$G21];FIND(&quot;-&quot;;[.$G21])+1;LEN([.$G21])-FIND(&quot;-&quot;;[.$G21]))))))" office:value-type="float" office:value="0" calcext:value-type="float">
            <text:p>0</text:p>
          </table:table-cell>
          <table:table-cell table:style-name="ce252" table:formula="of:=IF([.$G21]=&quot;&quot;;&quot;&quot;;IF(FIND(&quot;-&quot;;[.$G21])=0;&quot;&quot;;1*([.$G21]=&quot;20-0&quot;)))" office:value-type="float" office:value="0" calcext:value-type="float">
            <text:p>0</text:p>
          </table:table-cell>
          <table:table-cell table:style-name="ce252" table:formula="of:=IF([.$G21]=&quot;&quot;;&quot;&quot;;IF(FIND(&quot;-&quot;;[.$G21])=0;&quot;&quot;;NUMBERVALUE(MID([.$G21];FIND(&quot;-&quot;;[.$G21])+1;LEN([.$G21])-FIND(&quot;-&quot;;[.$G21])))))" office:value-type="float" office:value="29" calcext:value-type="float">
            <text:p>29</text:p>
          </table:table-cell>
          <table:table-cell table:style-name="ce252" table:formula="of:=IF([.$G21]=&quot;&quot;;&quot;&quot;;IF(FIND(&quot;-&quot;;[.$G21])=0;&quot;&quot;;NUMBERVALUE(MID([.$G21];1;FIND(&quot;-&quot;;[.$G21])-1))))" office:value-type="float" office:value="21" calcext:value-type="float">
            <text:p>21</text:p>
          </table:table-cell>
          <table:table-cell table:style-name="ce255" table:formula="of:=IF([.$G21]=&quot;&quot;;&quot;&quot;;IF(FIND(&quot;-&quot;;[.$G21])=0;&quot;&quot;;-NUMBERVALUE(MID([.$G21];1;FIND(&quot;-&quot;;[.$G21])-1))+NUMBERVALUE(MID([.$G21];FIND(&quot;-&quot;;[.$G21])+1;LEN([.$G21])-FIND(&quot;-&quot;;[.$G21])))))" office:value-type="float" office:value="8" calcext:value-type="float">
            <text:p>+8</text:p>
          </table:table-cell>
          <table:table-cell table:number-columns-repeated="41"/>
        </table:table-row>
        <table:table-row table:style-name="ro2">
          <table:table-cell table:style-name="ce171" office:value-type="float" office:value="21" calcext:value-type="float">
            <text:p>21</text:p>
          </table:table-cell>
          <table:table-cell table:style-name="ce189" office:value-type="string" calcext:value-type="string">
            <text:p>D</text:p>
          </table:table-cell>
          <table:table-cell table:style-name="ce206" office:value-type="float" office:value="14" calcext:value-type="float">
            <text:p>14</text:p>
          </table:table-cell>
          <table:table-cell table:style-name="ce212" table:formula="of:=IF(FIND([.B22];&quot;ABCDEFGH&quot;;1)&gt;0;INDEX([$Parametri.A$6:$Parametri.D$37];MATCH(1;([$Parametri.C$6:$Parametri.C$37]=[.B22])*([$Parametri.D$6:$Parametri.D$37]=INT([.C22]/10));0);2)&amp;&quot; (&quot;&amp;INDEX([$Parametri.A$6:$Parametri.D$37];MATCH(1;([$Parametri.C$6:$Parametri.C$37]=[.B22])*([$Parametri.D$6:$Parametri.D$37]=INT([.C22]/10));0);1)&amp;&quot;)&quot;;&quot;DA SISTEMARE&quot;)" office:value-type="string" office:string-value="Coccodrilli (13)" calcext:value-type="string">
            <text:p>Coccodrilli (13)</text:p>
          </table:table-cell>
          <table:table-cell table:style-name="ce206" table:formula="of:=IF(AND([.D22]&lt;&gt;&quot;&quot;;[.F22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22];&quot;ABCDEFGH&quot;;1)&gt;0;INDEX([$Parametri.A$6:$Parametri.D$37];MATCH(1;([$Parametri.C$6:$Parametri.C$37]=[.B22])*([$Parametri.D$6:$Parametri.D$37]=[.C22]-10*INT([.C22]/10));0);2)&amp;&quot; (&quot;&amp;INDEX([$Parametri.A$6:$Parametri.D$37];MATCH(1;([$Parametri.C$6:$Parametri.C$37]=[.B22])*([$Parametri.D$6:$Parametri.D$37]=[.C22]-10*INT([.C22]/10));0);1)&amp;&quot;)&quot;;&quot;DA SISTEMARE&quot;)" office:value-type="string" office:string-value="Falchi (16)" calcext:value-type="string">
            <text:p>Falchi (16)</text:p>
          </table:table-cell>
          <table:table-cell table:style-name="ce222" office:value-type="string" calcext:value-type="string">
            <text:p>54-64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18H30M00S" calcext:value-type="time">
            <text:p>18:30</text:p>
          </table:table-cell>
          <table:table-cell table:style-name="ce239" office:value-type="float" office:value="4" calcext:value-type="float">
            <text:p>4</text:p>
          </table:table-cell>
          <table:table-cell table:style-name="ce242" table:formula="of:=IF([.$J22]=&quot;&quot;;&quot;&quot;;VLOOKUP([.$J22];CAMPI;2;0))" office:value-type="string" office:string-value="Nuova Scuola" calcext:value-type="string">
            <text:p>Nuova Scuola</text:p>
          </table:table-cell>
          <table:table-cell table:style-name="ce245" table:formula="of:=IF([.$G22]=&quot;&quot;;&quot;&quot;;IF(FIND(&quot;-&quot;;[.$G22])=0;&quot;&quot;;1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245" table:formula="of:=IF([.$G22]=&quot;&quot;;&quot;&quot;;IF(FIND(&quot;-&quot;;[.$G22])=0;&quot;&quot;;1*NOT([.$G22]=&quot;0-20&quot;)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245" table:formula="of:=IF([.$G22]=&quot;&quot;;&quot;&quot;;IF(FIND(&quot;-&quot;;[.$G22])=0;&quot;&quot;;1*([.$G22]=&quot;0-20&quot;)))" office:value-type="float" office:value="0" calcext:value-type="float">
            <text:p>0</text:p>
          </table:table-cell>
          <table:table-cell table:style-name="ce245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245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248" table:formula="of:=IF([.$G22]=&quot;&quot;;&quot;&quot;;IF(FIND(&quot;-&quot;;[.$G22])=0;&quot;&quot;;NUMBERVALUE(MID([.$G22];1;FIND(&quot;-&quot;;[.$G22])-1))-NUMBERVALUE(MID([.$G22];FIND(&quot;-&quot;;[.$G22])+1;LEN([.$G22])-FIND(&quot;-&quot;;[.$G22])))))" office:value-type="float" office:value="-10" calcext:value-type="float">
            <text:p>-10</text:p>
          </table:table-cell>
          <table:table-cell table:style-name="ce252" table:formula="of:=IF([.$G22]=&quot;&quot;;&quot;&quot;;IF(FIND(&quot;-&quot;;[.$G22])=0;&quot;&quot;;1*(NUMBERVALUE(MID([.$G22];1;FIND(&quot;-&quot;;[.$G22])-1))&lt;NUMBERVALUE(MID([.$G22];FIND(&quot;-&quot;;[.$G22])+1;LEN([.$G22])-FIND(&quot;-&quot;;[.$G22]))))))" office:value-type="float" office:value="1" calcext:value-type="float">
            <text:p>1</text:p>
          </table:table-cell>
          <table:table-cell table:style-name="ce252" table:formula="of:=IF([.$G22]=&quot;&quot;;&quot;&quot;;IF(FIND(&quot;-&quot;;[.$G22])=0;&quot;&quot;;1*NOT([.$G22]=&quot;20-0&quot;)*(NUMBERVALUE(MID([.$G22];1;FIND(&quot;-&quot;;[.$G22])-1))&gt;NUMBERVALUE(MID([.$G22];FIND(&quot;-&quot;;[.$G22])+1;LEN([.$G22])-FIND(&quot;-&quot;;[.$G22]))))))" office:value-type="float" office:value="0" calcext:value-type="float">
            <text:p>0</text:p>
          </table:table-cell>
          <table:table-cell table:style-name="ce252" table:formula="of:=IF([.$G22]=&quot;&quot;;&quot;&quot;;IF(FIND(&quot;-&quot;;[.$G22])=0;&quot;&quot;;1*([.$G22]=&quot;20-0&quot;)))" office:value-type="float" office:value="0" calcext:value-type="float">
            <text:p>0</text:p>
          </table:table-cell>
          <table:table-cell table:style-name="ce252" table:formula="of:=IF([.$G22]=&quot;&quot;;&quot;&quot;;IF(FIND(&quot;-&quot;;[.$G22])=0;&quot;&quot;;NUMBERVALUE(MID([.$G22];FIND(&quot;-&quot;;[.$G22])+1;LEN([.$G22])-FIND(&quot;-&quot;;[.$G22])))))" office:value-type="float" office:value="64" calcext:value-type="float">
            <text:p>64</text:p>
          </table:table-cell>
          <table:table-cell table:style-name="ce252" table:formula="of:=IF([.$G22]=&quot;&quot;;&quot;&quot;;IF(FIND(&quot;-&quot;;[.$G22])=0;&quot;&quot;;NUMBERVALUE(MID([.$G22];1;FIND(&quot;-&quot;;[.$G22])-1))))" office:value-type="float" office:value="54" calcext:value-type="float">
            <text:p>54</text:p>
          </table:table-cell>
          <table:table-cell table:style-name="ce255" table:formula="of:=IF([.$G22]=&quot;&quot;;&quot;&quot;;IF(FIND(&quot;-&quot;;[.$G22])=0;&quot;&quot;;-NUMBERVALUE(MID([.$G22];1;FIND(&quot;-&quot;;[.$G22])-1))+NUMBERVALUE(MID([.$G22];FIND(&quot;-&quot;;[.$G22])+1;LEN([.$G22])-FIND(&quot;-&quot;;[.$G22])))))" office:value-type="float" office:value="10" calcext:value-type="float">
            <text:p>+10</text:p>
          </table:table-cell>
          <table:table-cell table:number-columns-repeated="41"/>
        </table:table-row>
        <table:table-row table:style-name="ro2">
          <table:table-cell table:style-name="ce171" office:value-type="float" office:value="22" calcext:value-type="float">
            <text:p>22</text:p>
          </table:table-cell>
          <table:table-cell table:style-name="ce189" office:value-type="string" calcext:value-type="string">
            <text:p>D</text:p>
          </table:table-cell>
          <table:table-cell table:style-name="ce206" office:value-type="float" office:value="23" calcext:value-type="float">
            <text:p>23</text:p>
          </table:table-cell>
          <table:table-cell table:style-name="ce212" table:formula="of:=IF(FIND([.B23];&quot;ABCDEFGH&quot;;1)&gt;0;INDEX([$Parametri.A$6:$Parametri.D$37];MATCH(1;([$Parametri.C$6:$Parametri.C$37]=[.B23])*([$Parametri.D$6:$Parametri.D$37]=INT([.C23]/10));0);2)&amp;&quot; (&quot;&amp;INDEX([$Parametri.A$6:$Parametri.D$37];MATCH(1;([$Parametri.C$6:$Parametri.C$37]=[.B23])*([$Parametri.D$6:$Parametri.D$37]=INT([.C23]/10));0);1)&amp;&quot;)&quot;;&quot;DA SISTEMARE&quot;)" office:value-type="string" office:string-value="Pitoni (14)" calcext:value-type="string">
            <text:p>Pitoni (14)</text:p>
          </table:table-cell>
          <table:table-cell table:style-name="ce206" table:formula="of:=IF(AND([.D23]&lt;&gt;&quot;&quot;;[.F23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23];&quot;ABCDEFGH&quot;;1)&gt;0;INDEX([$Parametri.A$6:$Parametri.D$37];MATCH(1;([$Parametri.C$6:$Parametri.C$37]=[.B23])*([$Parametri.D$6:$Parametri.D$37]=[.C23]-10*INT([.C23]/10));0);2)&amp;&quot; (&quot;&amp;INDEX([$Parametri.A$6:$Parametri.D$37];MATCH(1;([$Parametri.C$6:$Parametri.C$37]=[.B23])*([$Parametri.D$6:$Parametri.D$37]=[.C23]-10*INT([.C23]/10));0);1)&amp;&quot;)&quot;;&quot;DA SISTEMARE&quot;)" office:value-type="string" office:string-value="Aquile (15)" calcext:value-type="string">
            <text:p>Aquile (15)</text:p>
          </table:table-cell>
          <table:table-cell table:style-name="ce222" office:value-type="string" calcext:value-type="string">
            <text:p>67-53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5H30M00S" calcext:value-type="time">
            <text:p>15:30</text:p>
          </table:table-cell>
          <table:table-cell table:style-name="ce239" office:value-type="float" office:value="4" calcext:value-type="float">
            <text:p>4</text:p>
          </table:table-cell>
          <table:table-cell table:style-name="ce242" table:formula="of:=IF([.$J23]=&quot;&quot;;&quot;&quot;;VLOOKUP([.$J23];CAMPI;2;0))" office:value-type="string" office:string-value="Nuova Scuola" calcext:value-type="string">
            <text:p>Nuova Scuola</text:p>
          </table:table-cell>
          <table:table-cell table:style-name="ce245" table:formula="of:=IF([.$G23]=&quot;&quot;;&quot;&quot;;IF(FIND(&quot;-&quot;;[.$G23])=0;&quot;&quot;;1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245" table:formula="of:=IF([.$G23]=&quot;&quot;;&quot;&quot;;IF(FIND(&quot;-&quot;;[.$G23])=0;&quot;&quot;;1*NOT([.$G23]=&quot;0-20&quot;)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245" table:formula="of:=IF([.$G23]=&quot;&quot;;&quot;&quot;;IF(FIND(&quot;-&quot;;[.$G23])=0;&quot;&quot;;1*([.$G23]=&quot;0-20&quot;)))" office:value-type="float" office:value="0" calcext:value-type="float">
            <text:p>0</text:p>
          </table:table-cell>
          <table:table-cell table:style-name="ce245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245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248" table:formula="of:=IF([.$G23]=&quot;&quot;;&quot;&quot;;IF(FIND(&quot;-&quot;;[.$G23])=0;&quot;&quot;;NUMBERVALUE(MID([.$G23];1;FIND(&quot;-&quot;;[.$G23])-1))-NUMBERVALUE(MID([.$G23];FIND(&quot;-&quot;;[.$G23])+1;LEN([.$G23])-FIND(&quot;-&quot;;[.$G23])))))" office:value-type="float" office:value="14" calcext:value-type="float">
            <text:p>+14</text:p>
          </table:table-cell>
          <table:table-cell table:style-name="ce252" table:formula="of:=IF([.$G23]=&quot;&quot;;&quot;&quot;;IF(FIND(&quot;-&quot;;[.$G23])=0;&quot;&quot;;1*(NUMBERVALUE(MID([.$G23];1;FIND(&quot;-&quot;;[.$G23])-1))&lt;NUMBERVALUE(MID([.$G23];FIND(&quot;-&quot;;[.$G23])+1;LEN([.$G23])-FIND(&quot;-&quot;;[.$G23]))))))" office:value-type="float" office:value="0" calcext:value-type="float">
            <text:p>0</text:p>
          </table:table-cell>
          <table:table-cell table:style-name="ce252" table:formula="of:=IF([.$G23]=&quot;&quot;;&quot;&quot;;IF(FIND(&quot;-&quot;;[.$G23])=0;&quot;&quot;;1*NOT([.$G23]=&quot;20-0&quot;)*(NUMBERVALUE(MID([.$G23];1;FIND(&quot;-&quot;;[.$G23])-1))&gt;NUMBERVALUE(MID([.$G23];FIND(&quot;-&quot;;[.$G23])+1;LEN([.$G23])-FIND(&quot;-&quot;;[.$G23]))))))" office:value-type="float" office:value="1" calcext:value-type="float">
            <text:p>1</text:p>
          </table:table-cell>
          <table:table-cell table:style-name="ce252" table:formula="of:=IF([.$G23]=&quot;&quot;;&quot;&quot;;IF(FIND(&quot;-&quot;;[.$G23])=0;&quot;&quot;;1*([.$G23]=&quot;20-0&quot;)))" office:value-type="float" office:value="0" calcext:value-type="float">
            <text:p>0</text:p>
          </table:table-cell>
          <table:table-cell table:style-name="ce252" table:formula="of:=IF([.$G23]=&quot;&quot;;&quot;&quot;;IF(FIND(&quot;-&quot;;[.$G23])=0;&quot;&quot;;NUMBERVALUE(MID([.$G23];FIND(&quot;-&quot;;[.$G23])+1;LEN([.$G23])-FIND(&quot;-&quot;;[.$G23])))))" office:value-type="float" office:value="53" calcext:value-type="float">
            <text:p>53</text:p>
          </table:table-cell>
          <table:table-cell table:style-name="ce252" table:formula="of:=IF([.$G23]=&quot;&quot;;&quot;&quot;;IF(FIND(&quot;-&quot;;[.$G23])=0;&quot;&quot;;NUMBERVALUE(MID([.$G23];1;FIND(&quot;-&quot;;[.$G23])-1))))" office:value-type="float" office:value="67" calcext:value-type="float">
            <text:p>67</text:p>
          </table:table-cell>
          <table:table-cell table:style-name="ce255" table:formula="of:=IF([.$G23]=&quot;&quot;;&quot;&quot;;IF(FIND(&quot;-&quot;;[.$G23])=0;&quot;&quot;;-NUMBERVALUE(MID([.$G23];1;FIND(&quot;-&quot;;[.$G23])-1))+NUMBERVALUE(MID([.$G23];FIND(&quot;-&quot;;[.$G23])+1;LEN([.$G23])-FIND(&quot;-&quot;;[.$G23])))))" office:value-type="float" office:value="-14" calcext:value-type="float">
            <text:p>-14</text:p>
          </table:table-cell>
          <table:table-cell table:number-columns-repeated="41"/>
        </table:table-row>
        <table:table-row table:style-name="ro2">
          <table:table-cell table:style-name="ce171" office:value-type="float" office:value="23" calcext:value-type="float">
            <text:p>23</text:p>
          </table:table-cell>
          <table:table-cell table:style-name="ce189" office:value-type="string" calcext:value-type="string">
            <text:p>D</text:p>
          </table:table-cell>
          <table:table-cell table:style-name="ce206" office:value-type="float" office:value="24" calcext:value-type="float">
            <text:p>24</text:p>
          </table:table-cell>
          <table:table-cell table:style-name="ce212" table:formula="of:=IF(FIND([.B24];&quot;ABCDEFGH&quot;;1)&gt;0;INDEX([$Parametri.A$6:$Parametri.D$37];MATCH(1;([$Parametri.C$6:$Parametri.C$37]=[.B24])*([$Parametri.D$6:$Parametri.D$37]=INT([.C24]/10));0);2)&amp;&quot; (&quot;&amp;INDEX([$Parametri.A$6:$Parametri.D$37];MATCH(1;([$Parametri.C$6:$Parametri.C$37]=[.B24])*([$Parametri.D$6:$Parametri.D$37]=INT([.C24]/10));0);1)&amp;&quot;)&quot;;&quot;DA SISTEMARE&quot;)" office:value-type="string" office:string-value="Pitoni (14)" calcext:value-type="string">
            <text:p>Pitoni (14)</text:p>
          </table:table-cell>
          <table:table-cell table:style-name="ce206" table:formula="of:=IF(AND([.D24]&lt;&gt;&quot;&quot;;[.F24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24];&quot;ABCDEFGH&quot;;1)&gt;0;INDEX([$Parametri.A$6:$Parametri.D$37];MATCH(1;([$Parametri.C$6:$Parametri.C$37]=[.B24])*([$Parametri.D$6:$Parametri.D$37]=[.C24]-10*INT([.C24]/10));0);2)&amp;&quot; (&quot;&amp;INDEX([$Parametri.A$6:$Parametri.D$37];MATCH(1;([$Parametri.C$6:$Parametri.C$37]=[.B24])*([$Parametri.D$6:$Parametri.D$37]=[.C24]-10*INT([.C24]/10));0);1)&amp;&quot;)&quot;;&quot;DA SISTEMARE&quot;)" office:value-type="string" office:string-value="Falchi (16)" calcext:value-type="string">
            <text:p>Falchi (16)</text:p>
          </table:table-cell>
          <table:table-cell table:style-name="ce222" office:value-type="string" calcext:value-type="string">
            <text:p>83-57</text:p>
          </table:table-cell>
          <table:table-cell table:style-name="ce226" office:value-type="date" office:date-value="2021-06-08" calcext:value-type="date">
            <text:p>mar 08/06/2021</text:p>
          </table:table-cell>
          <table:table-cell table:style-name="ce233" office:value-type="time" office:time-value="PT11H00M00S" calcext:value-type="time">
            <text:p>11:00</text:p>
          </table:table-cell>
          <table:table-cell table:style-name="ce239" office:value-type="float" office:value="4" calcext:value-type="float">
            <text:p>4</text:p>
          </table:table-cell>
          <table:table-cell table:style-name="ce242" table:formula="of:=IF([.$J24]=&quot;&quot;;&quot;&quot;;VLOOKUP([.$J24];CAMPI;2;0))" office:value-type="string" office:string-value="Nuova Scuola" calcext:value-type="string">
            <text:p>Nuova Scuola</text:p>
          </table:table-cell>
          <table:table-cell table:style-name="ce245" table:formula="of:=IF([.$G24]=&quot;&quot;;&quot;&quot;;IF(FIND(&quot;-&quot;;[.$G24])=0;&quot;&quot;;1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245" table:formula="of:=IF([.$G24]=&quot;&quot;;&quot;&quot;;IF(FIND(&quot;-&quot;;[.$G24])=0;&quot;&quot;;1*NOT([.$G24]=&quot;0-20&quot;)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245" table:formula="of:=IF([.$G24]=&quot;&quot;;&quot;&quot;;IF(FIND(&quot;-&quot;;[.$G24])=0;&quot;&quot;;1*([.$G24]=&quot;0-20&quot;)))" office:value-type="float" office:value="0" calcext:value-type="float">
            <text:p>0</text:p>
          </table:table-cell>
          <table:table-cell table:style-name="ce245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245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248" table:formula="of:=IF([.$G24]=&quot;&quot;;&quot;&quot;;IF(FIND(&quot;-&quot;;[.$G24])=0;&quot;&quot;;NUMBERVALUE(MID([.$G24];1;FIND(&quot;-&quot;;[.$G24])-1))-NUMBERVALUE(MID([.$G24];FIND(&quot;-&quot;;[.$G24])+1;LEN([.$G24])-FIND(&quot;-&quot;;[.$G24])))))" office:value-type="float" office:value="26" calcext:value-type="float">
            <text:p>+26</text:p>
          </table:table-cell>
          <table:table-cell table:style-name="ce252" table:formula="of:=IF([.$G24]=&quot;&quot;;&quot;&quot;;IF(FIND(&quot;-&quot;;[.$G24])=0;&quot;&quot;;1*(NUMBERVALUE(MID([.$G24];1;FIND(&quot;-&quot;;[.$G24])-1))&lt;NUMBERVALUE(MID([.$G24];FIND(&quot;-&quot;;[.$G24])+1;LEN([.$G24])-FIND(&quot;-&quot;;[.$G24]))))))" office:value-type="float" office:value="0" calcext:value-type="float">
            <text:p>0</text:p>
          </table:table-cell>
          <table:table-cell table:style-name="ce252" table:formula="of:=IF([.$G24]=&quot;&quot;;&quot;&quot;;IF(FIND(&quot;-&quot;;[.$G24])=0;&quot;&quot;;1*NOT([.$G24]=&quot;20-0&quot;)*(NUMBERVALUE(MID([.$G24];1;FIND(&quot;-&quot;;[.$G24])-1))&gt;NUMBERVALUE(MID([.$G24];FIND(&quot;-&quot;;[.$G24])+1;LEN([.$G24])-FIND(&quot;-&quot;;[.$G24]))))))" office:value-type="float" office:value="1" calcext:value-type="float">
            <text:p>1</text:p>
          </table:table-cell>
          <table:table-cell table:style-name="ce252" table:formula="of:=IF([.$G24]=&quot;&quot;;&quot;&quot;;IF(FIND(&quot;-&quot;;[.$G24])=0;&quot;&quot;;1*([.$G24]=&quot;20-0&quot;)))" office:value-type="float" office:value="0" calcext:value-type="float">
            <text:p>0</text:p>
          </table:table-cell>
          <table:table-cell table:style-name="ce252" table:formula="of:=IF([.$G24]=&quot;&quot;;&quot;&quot;;IF(FIND(&quot;-&quot;;[.$G24])=0;&quot;&quot;;NUMBERVALUE(MID([.$G24];FIND(&quot;-&quot;;[.$G24])+1;LEN([.$G24])-FIND(&quot;-&quot;;[.$G24])))))" office:value-type="float" office:value="57" calcext:value-type="float">
            <text:p>57</text:p>
          </table:table-cell>
          <table:table-cell table:style-name="ce252" table:formula="of:=IF([.$G24]=&quot;&quot;;&quot;&quot;;IF(FIND(&quot;-&quot;;[.$G24])=0;&quot;&quot;;NUMBERVALUE(MID([.$G24];1;FIND(&quot;-&quot;;[.$G24])-1))))" office:value-type="float" office:value="83" calcext:value-type="float">
            <text:p>83</text:p>
          </table:table-cell>
          <table:table-cell table:style-name="ce255" table:formula="of:=IF([.$G24]=&quot;&quot;;&quot;&quot;;IF(FIND(&quot;-&quot;;[.$G24])=0;&quot;&quot;;-NUMBERVALUE(MID([.$G24];1;FIND(&quot;-&quot;;[.$G24])-1))+NUMBERVALUE(MID([.$G24];FIND(&quot;-&quot;;[.$G24])+1;LEN([.$G24])-FIND(&quot;-&quot;;[.$G24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2" office:value-type="float" office:value="24" calcext:value-type="float">
            <text:p>24</text:p>
          </table:table-cell>
          <table:table-cell table:style-name="ce190" office:value-type="string" calcext:value-type="string">
            <text:p>D</text:p>
          </table:table-cell>
          <table:table-cell table:style-name="ce207" office:value-type="float" office:value="34" calcext:value-type="float">
            <text:p>34</text:p>
          </table:table-cell>
          <table:table-cell table:style-name="ce213" table:formula="of:=IF(FIND([.B25];&quot;ABCDEFGH&quot;;1)&gt;0;INDEX([$Parametri.A$6:$Parametri.D$37];MATCH(1;([$Parametri.C$6:$Parametri.C$37]=[.B25])*([$Parametri.D$6:$Parametri.D$37]=INT([.C25]/10));0);2)&amp;&quot; (&quot;&amp;INDEX([$Parametri.A$6:$Parametri.D$37];MATCH(1;([$Parametri.C$6:$Parametri.C$37]=[.B25])*([$Parametri.D$6:$Parametri.D$37]=INT([.C25]/10));0);1)&amp;&quot;)&quot;;&quot;DA SISTEMARE&quot;)" office:value-type="string" office:string-value="Aquile (15)" calcext:value-type="string">
            <text:p>Aquile (15)</text:p>
          </table:table-cell>
          <table:table-cell table:style-name="ce207" table:formula="of:=IF(AND([.D25]&lt;&gt;&quot;&quot;;[.F25]&lt;&gt;&quot;&quot;);&quot; vs &quot;;&quot;&quot;)" office:value-type="string" office:string-value=" vs " calcext:value-type="string">
            <text:p><text:s/>vs </text:p>
          </table:table-cell>
          <table:table-cell table:style-name="ce220" table:formula="of:=IF(FIND([.B25];&quot;ABCDEFGH&quot;;1)&gt;0;INDEX([$Parametri.A$6:$Parametri.D$37];MATCH(1;([$Parametri.C$6:$Parametri.C$37]=[.B25])*([$Parametri.D$6:$Parametri.D$37]=[.C25]-10*INT([.C25]/10));0);2)&amp;&quot; (&quot;&amp;INDEX([$Parametri.A$6:$Parametri.D$37];MATCH(1;([$Parametri.C$6:$Parametri.C$37]=[.B25])*([$Parametri.D$6:$Parametri.D$37]=[.C25]-10*INT([.C25]/10));0);1)&amp;&quot;)&quot;;&quot;DA SISTEMARE&quot;)" office:value-type="string" office:string-value="Falchi (16)" calcext:value-type="string">
            <text:p>Falchi (16)</text:p>
          </table:table-cell>
          <table:table-cell table:style-name="ce223" office:value-type="string" calcext:value-type="string">
            <text:p>72-52</text:p>
          </table:table-cell>
          <table:table-cell table:style-name="ce227" office:value-type="date" office:date-value="2021-06-07" calcext:value-type="date">
            <text:p>lun 07/06/2021</text:p>
          </table:table-cell>
          <table:table-cell table:style-name="ce234" office:value-type="time" office:time-value="PT18H00M00S" calcext:value-type="time">
            <text:p>18:00</text:p>
          </table:table-cell>
          <table:table-cell table:style-name="ce240" office:value-type="float" office:value="4" calcext:value-type="float">
            <text:p>4</text:p>
          </table:table-cell>
          <table:table-cell table:style-name="ce243" table:formula="of:=IF([.$J25]=&quot;&quot;;&quot;&quot;;VLOOKUP([.$J25];CAMPI;2;0))" office:value-type="string" office:string-value="Nuova Scuola" calcext:value-type="string">
            <text:p>Nuova Scuola</text:p>
          </table:table-cell>
          <table:table-cell table:style-name="ce246" table:formula="of:=IF([.$G25]=&quot;&quot;;&quot;&quot;;IF(FIND(&quot;-&quot;;[.$G25])=0;&quot;&quot;;1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246" table:formula="of:=IF([.$G25]=&quot;&quot;;&quot;&quot;;IF(FIND(&quot;-&quot;;[.$G25])=0;&quot;&quot;;1*NOT([.$G25]=&quot;0-20&quot;)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246" table:formula="of:=IF([.$G25]=&quot;&quot;;&quot;&quot;;IF(FIND(&quot;-&quot;;[.$G25])=0;&quot;&quot;;1*([.$G25]=&quot;0-20&quot;)))" office:value-type="float" office:value="0" calcext:value-type="float">
            <text:p>0</text:p>
          </table:table-cell>
          <table:table-cell table:style-name="ce246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246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249" table:formula="of:=IF([.$G25]=&quot;&quot;;&quot;&quot;;IF(FIND(&quot;-&quot;;[.$G25])=0;&quot;&quot;;NUMBERVALUE(MID([.$G25];1;FIND(&quot;-&quot;;[.$G25])-1))-NUMBERVALUE(MID([.$G25];FIND(&quot;-&quot;;[.$G25])+1;LEN([.$G25])-FIND(&quot;-&quot;;[.$G25])))))" office:value-type="float" office:value="20" calcext:value-type="float">
            <text:p>+20</text:p>
          </table:table-cell>
          <table:table-cell table:style-name="ce253" table:formula="of:=IF([.$G25]=&quot;&quot;;&quot;&quot;;IF(FIND(&quot;-&quot;;[.$G25])=0;&quot;&quot;;1*(NUMBERVALUE(MID([.$G25];1;FIND(&quot;-&quot;;[.$G25])-1))&lt;NUMBERVALUE(MID([.$G25];FIND(&quot;-&quot;;[.$G25])+1;LEN([.$G25])-FIND(&quot;-&quot;;[.$G25]))))))" office:value-type="float" office:value="0" calcext:value-type="float">
            <text:p>0</text:p>
          </table:table-cell>
          <table:table-cell table:style-name="ce253" table:formula="of:=IF([.$G25]=&quot;&quot;;&quot;&quot;;IF(FIND(&quot;-&quot;;[.$G25])=0;&quot;&quot;;1*NOT([.$G25]=&quot;20-0&quot;)*(NUMBERVALUE(MID([.$G25];1;FIND(&quot;-&quot;;[.$G25])-1))&gt;NUMBERVALUE(MID([.$G25];FIND(&quot;-&quot;;[.$G25])+1;LEN([.$G25])-FIND(&quot;-&quot;;[.$G25]))))))" office:value-type="float" office:value="1" calcext:value-type="float">
            <text:p>1</text:p>
          </table:table-cell>
          <table:table-cell table:style-name="ce253" table:formula="of:=IF([.$G25]=&quot;&quot;;&quot;&quot;;IF(FIND(&quot;-&quot;;[.$G25])=0;&quot;&quot;;1*([.$G25]=&quot;20-0&quot;)))" office:value-type="float" office:value="0" calcext:value-type="float">
            <text:p>0</text:p>
          </table:table-cell>
          <table:table-cell table:style-name="ce253" table:formula="of:=IF([.$G25]=&quot;&quot;;&quot;&quot;;IF(FIND(&quot;-&quot;;[.$G25])=0;&quot;&quot;;NUMBERVALUE(MID([.$G25];FIND(&quot;-&quot;;[.$G25])+1;LEN([.$G25])-FIND(&quot;-&quot;;[.$G25])))))" office:value-type="float" office:value="52" calcext:value-type="float">
            <text:p>52</text:p>
          </table:table-cell>
          <table:table-cell table:style-name="ce253" table:formula="of:=IF([.$G25]=&quot;&quot;;&quot;&quot;;IF(FIND(&quot;-&quot;;[.$G25])=0;&quot;&quot;;NUMBERVALUE(MID([.$G25];1;FIND(&quot;-&quot;;[.$G25])-1))))" office:value-type="float" office:value="72" calcext:value-type="float">
            <text:p>72</text:p>
          </table:table-cell>
          <table:table-cell table:style-name="ce256" table:formula="of:=IF([.$G25]=&quot;&quot;;&quot;&quot;;IF(FIND(&quot;-&quot;;[.$G25])=0;&quot;&quot;;-NUMBERVALUE(MID([.$G25];1;FIND(&quot;-&quot;;[.$G25])-1))+NUMBERVALUE(MID([.$G25];FIND(&quot;-&quot;;[.$G25])+1;LEN([.$G25])-FIND(&quot;-&quot;;[.$G25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170" office:value-type="float" office:value="25" calcext:value-type="float">
            <text:p>25</text:p>
          </table:table-cell>
          <table:table-cell table:style-name="ce191" office:value-type="string" calcext:value-type="string">
            <text:p>E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table:formula="of:=IF(FIND([.B26];&quot;ABCDEFGH&quot;;1)&gt;0;INDEX([$Parametri.A$6:$Parametri.D$37];MATCH(1;([$Parametri.C$6:$Parametri.C$37]=[.B26])*([$Parametri.D$6:$Parametri.D$37]=INT([.C26]/10));0);2)&amp;&quot; (&quot;&amp;INDEX([$Parametri.A$6:$Parametri.D$37];MATCH(1;([$Parametri.C$6:$Parametri.C$37]=[.B26])*([$Parametri.D$6:$Parametri.D$37]=INT([.C26]/10));0);1)&amp;&quot;)&quot;;&quot;DA SISTEMARE&quot;)" office:value-type="string" office:string-value="Bisonti (17)" calcext:value-type="string">
            <text:p>Bisonti (17)</text:p>
          </table:table-cell>
          <table:table-cell table:style-name="ce205" table:formula="of:=IF(AND([.D26]&lt;&gt;&quot;&quot;;[.F26]&lt;&gt;&quot;&quot;);&quot; vs &quot;;&quot;&quot;)" office:value-type="string" office:string-value=" vs " calcext:value-type="string">
            <text:p><text:s/>vs </text:p>
          </table:table-cell>
          <table:table-cell table:style-name="ce218" table:formula="of:=IF(FIND([.B26];&quot;ABCDEFGH&quot;;1)&gt;0;INDEX([$Parametri.A$6:$Parametri.D$37];MATCH(1;([$Parametri.C$6:$Parametri.C$37]=[.B26])*([$Parametri.D$6:$Parametri.D$37]=[.C26]-10*INT([.C26]/10));0);2)&amp;&quot; (&quot;&amp;INDEX([$Parametri.A$6:$Parametri.D$37];MATCH(1;([$Parametri.C$6:$Parametri.C$37]=[.B26])*([$Parametri.D$6:$Parametri.D$37]=[.C26]-10*INT([.C26]/10));0);1)&amp;&quot;)&quot;;&quot;DA SISTEMARE&quot;)" office:value-type="string" office:string-value="Bufali (18)" calcext:value-type="string">
            <text:p>Bufali (18)</text:p>
          </table:table-cell>
          <table:table-cell table:style-name="ce221" office:value-type="string" calcext:value-type="string">
            <text:p>86-97</text:p>
          </table:table-cell>
          <table:table-cell table:style-name="ce225" office:value-type="date" office:date-value="2021-06-08" calcext:value-type="date">
            <text:p>mar 08/06/2021</text:p>
          </table:table-cell>
          <table:table-cell table:style-name="ce230" office:value-type="time" office:time-value="PT15H30M00S" calcext:value-type="time">
            <text:p>15:30</text:p>
          </table:table-cell>
          <table:table-cell table:style-name="ce238" office:value-type="float" office:value="1" calcext:value-type="float">
            <text:p>1</text:p>
          </table:table-cell>
          <table:table-cell table:style-name="ce241" table:formula="of:=IF([.$J26]=&quot;&quot;;&quot;&quot;;VLOOKUP([.$J26];CAMPI;2;0))" office:value-type="string" office:string-value="Cristo Re 1" calcext:value-type="string">
            <text:p>Cristo Re 1</text:p>
          </table:table-cell>
          <table:table-cell table:style-name="ce244" table:formula="of:=IF([.$G26]=&quot;&quot;;&quot;&quot;;IF(FIND(&quot;-&quot;;[.$G26])=0;&quot;&quot;;1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244" table:formula="of:=IF([.$G26]=&quot;&quot;;&quot;&quot;;IF(FIND(&quot;-&quot;;[.$G26])=0;&quot;&quot;;1*NOT([.$G26]=&quot;0-20&quot;)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244" table:formula="of:=IF([.$G26]=&quot;&quot;;&quot;&quot;;IF(FIND(&quot;-&quot;;[.$G26])=0;&quot;&quot;;1*([.$G26]=&quot;0-20&quot;)))" office:value-type="float" office:value="0" calcext:value-type="float">
            <text:p>0</text:p>
          </table:table-cell>
          <table:table-cell table:style-name="ce244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244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247" table:formula="of:=IF([.$G26]=&quot;&quot;;&quot;&quot;;IF(FIND(&quot;-&quot;;[.$G26])=0;&quot;&quot;;NUMBERVALUE(MID([.$G26];1;FIND(&quot;-&quot;;[.$G26])-1))-NUMBERVALUE(MID([.$G26];FIND(&quot;-&quot;;[.$G26])+1;LEN([.$G26])-FIND(&quot;-&quot;;[.$G26])))))" office:value-type="float" office:value="-11" calcext:value-type="float">
            <text:p>-11</text:p>
          </table:table-cell>
          <table:table-cell table:style-name="ce251" table:formula="of:=IF([.$G26]=&quot;&quot;;&quot;&quot;;IF(FIND(&quot;-&quot;;[.$G26])=0;&quot;&quot;;1*(NUMBERVALUE(MID([.$G26];1;FIND(&quot;-&quot;;[.$G26])-1))&lt;NUMBERVALUE(MID([.$G26];FIND(&quot;-&quot;;[.$G26])+1;LEN([.$G26])-FIND(&quot;-&quot;;[.$G26]))))))" office:value-type="float" office:value="1" calcext:value-type="float">
            <text:p>1</text:p>
          </table:table-cell>
          <table:table-cell table:style-name="ce251" table:formula="of:=IF([.$G26]=&quot;&quot;;&quot;&quot;;IF(FIND(&quot;-&quot;;[.$G26])=0;&quot;&quot;;1*NOT([.$G26]=&quot;20-0&quot;)*(NUMBERVALUE(MID([.$G26];1;FIND(&quot;-&quot;;[.$G26])-1))&gt;NUMBERVALUE(MID([.$G26];FIND(&quot;-&quot;;[.$G26])+1;LEN([.$G26])-FIND(&quot;-&quot;;[.$G26]))))))" office:value-type="float" office:value="0" calcext:value-type="float">
            <text:p>0</text:p>
          </table:table-cell>
          <table:table-cell table:style-name="ce251" table:formula="of:=IF([.$G26]=&quot;&quot;;&quot;&quot;;IF(FIND(&quot;-&quot;;[.$G26])=0;&quot;&quot;;1*([.$G26]=&quot;20-0&quot;)))" office:value-type="float" office:value="0" calcext:value-type="float">
            <text:p>0</text:p>
          </table:table-cell>
          <table:table-cell table:style-name="ce251" table:formula="of:=IF([.$G26]=&quot;&quot;;&quot;&quot;;IF(FIND(&quot;-&quot;;[.$G26])=0;&quot;&quot;;NUMBERVALUE(MID([.$G26];FIND(&quot;-&quot;;[.$G26])+1;LEN([.$G26])-FIND(&quot;-&quot;;[.$G26])))))" office:value-type="float" office:value="97" calcext:value-type="float">
            <text:p>97</text:p>
          </table:table-cell>
          <table:table-cell table:style-name="ce251" table:formula="of:=IF([.$G26]=&quot;&quot;;&quot;&quot;;IF(FIND(&quot;-&quot;;[.$G26])=0;&quot;&quot;;NUMBERVALUE(MID([.$G26];1;FIND(&quot;-&quot;;[.$G26])-1))))" office:value-type="float" office:value="86" calcext:value-type="float">
            <text:p>86</text:p>
          </table:table-cell>
          <table:table-cell table:style-name="ce254" table:formula="of:=IF([.$G26]=&quot;&quot;;&quot;&quot;;IF(FIND(&quot;-&quot;;[.$G26])=0;&quot;&quot;;-NUMBERVALUE(MID([.$G26];1;FIND(&quot;-&quot;;[.$G26])-1))+NUMBERVALUE(MID([.$G26];FIND(&quot;-&quot;;[.$G26])+1;LEN([.$G26])-FIND(&quot;-&quot;;[.$G26])))))" office:value-type="float" office:value="11" calcext:value-type="float">
            <text:p>+11</text:p>
          </table:table-cell>
          <table:table-cell table:number-columns-repeated="41"/>
        </table:table-row>
        <table:table-row table:style-name="ro2">
          <table:table-cell table:style-name="ce171" office:value-type="float" office:value="26" calcext:value-type="float">
            <text:p>26</text:p>
          </table:table-cell>
          <table:table-cell table:style-name="ce192" office:value-type="string" calcext:value-type="string">
            <text:p>E</text:p>
          </table:table-cell>
          <table:table-cell table:style-name="ce206" office:value-type="float" office:value="13" calcext:value-type="float">
            <text:p>13</text:p>
          </table:table-cell>
          <table:table-cell table:style-name="ce212" table:formula="of:=IF(FIND([.B27];&quot;ABCDEFGH&quot;;1)&gt;0;INDEX([$Parametri.A$6:$Parametri.D$37];MATCH(1;([$Parametri.C$6:$Parametri.C$37]=[.B27])*([$Parametri.D$6:$Parametri.D$37]=INT([.C27]/10));0);2)&amp;&quot; (&quot;&amp;INDEX([$Parametri.A$6:$Parametri.D$37];MATCH(1;([$Parametri.C$6:$Parametri.C$37]=[.B27])*([$Parametri.D$6:$Parametri.D$37]=INT([.C27]/10));0);1)&amp;&quot;)&quot;;&quot;DA SISTEMARE&quot;)" office:value-type="string" office:string-value="Bisonti (17)" calcext:value-type="string">
            <text:p>Bisonti (17)</text:p>
          </table:table-cell>
          <table:table-cell table:style-name="ce206" table:formula="of:=IF(AND([.D27]&lt;&gt;&quot;&quot;;[.F27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27];&quot;ABCDEFGH&quot;;1)&gt;0;INDEX([$Parametri.A$6:$Parametri.D$37];MATCH(1;([$Parametri.C$6:$Parametri.C$37]=[.B27])*([$Parametri.D$6:$Parametri.D$37]=[.C27]-10*INT([.C27]/10));0);2)&amp;&quot; (&quot;&amp;INDEX([$Parametri.A$6:$Parametri.D$37];MATCH(1;([$Parametri.C$6:$Parametri.C$37]=[.B27])*([$Parametri.D$6:$Parametri.D$37]=[.C27]-10*INT([.C27]/10));0);1)&amp;&quot;)&quot;;&quot;DA SISTEMARE&quot;)" office:value-type="string" office:string-value="Cervi (19)" calcext:value-type="string">
            <text:p>Cervi (19)</text:p>
          </table:table-cell>
          <table:table-cell table:style-name="ce222" office:value-type="string" calcext:value-type="string">
            <text:p>20-0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09H00M00S" calcext:value-type="time">
            <text:p>09:00</text:p>
          </table:table-cell>
          <table:table-cell table:style-name="ce239" office:value-type="float" office:value="1" calcext:value-type="float">
            <text:p>1</text:p>
          </table:table-cell>
          <table:table-cell table:style-name="ce242" table:formula="of:=IF([.$J27]=&quot;&quot;;&quot;&quot;;VLOOKUP([.$J27];CAMPI;2;0))" office:value-type="string" office:string-value="Cristo Re 1" calcext:value-type="string">
            <text:p>Cristo Re 1</text:p>
          </table:table-cell>
          <table:table-cell table:style-name="ce245" table:formula="of:=IF([.$G27]=&quot;&quot;;&quot;&quot;;IF(FIND(&quot;-&quot;;[.$G27])=0;&quot;&quot;;1*(NUMBERVALUE(MID([.$G27];1;FIND(&quot;-&quot;;[.$G27])-1))&gt;NUMBERVALUE(MID([.$G27];FIND(&quot;-&quot;;[.$G27])+1;LEN([.$G27])-FIND(&quot;-&quot;;[.$G27]))))))" office:value-type="float" office:value="1" calcext:value-type="float">
            <text:p>1</text:p>
          </table:table-cell>
          <table:table-cell table:style-name="ce245" table:formula="of:=IF([.$G27]=&quot;&quot;;&quot;&quot;;IF(FIND(&quot;-&quot;;[.$G27])=0;&quot;&quot;;1*NOT([.$G27]=&quot;0-20&quot;)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245" table:formula="of:=IF([.$G27]=&quot;&quot;;&quot;&quot;;IF(FIND(&quot;-&quot;;[.$G27])=0;&quot;&quot;;1*([.$G27]=&quot;0-20&quot;)))" office:value-type="float" office:value="0" calcext:value-type="float">
            <text:p>0</text:p>
          </table:table-cell>
          <table:table-cell table:style-name="ce245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245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248" table:formula="of:=IF([.$G27]=&quot;&quot;;&quot;&quot;;IF(FIND(&quot;-&quot;;[.$G27])=0;&quot;&quot;;NUMBERVALUE(MID([.$G27];1;FIND(&quot;-&quot;;[.$G27])-1))-NUMBERVALUE(MID([.$G27];FIND(&quot;-&quot;;[.$G27])+1;LEN([.$G27])-FIND(&quot;-&quot;;[.$G27])))))" office:value-type="float" office:value="20" calcext:value-type="float">
            <text:p>+20</text:p>
          </table:table-cell>
          <table:table-cell table:style-name="ce252" table:formula="of:=IF([.$G27]=&quot;&quot;;&quot;&quot;;IF(FIND(&quot;-&quot;;[.$G27])=0;&quot;&quot;;1*(NUMBERVALUE(MID([.$G27];1;FIND(&quot;-&quot;;[.$G27])-1))&l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252" table:formula="of:=IF([.$G27]=&quot;&quot;;&quot;&quot;;IF(FIND(&quot;-&quot;;[.$G27])=0;&quot;&quot;;1*NOT([.$G27]=&quot;20-0&quot;)*(NUMBERVALUE(MID([.$G27];1;FIND(&quot;-&quot;;[.$G27])-1))&gt;NUMBERVALUE(MID([.$G27];FIND(&quot;-&quot;;[.$G27])+1;LEN([.$G27])-FIND(&quot;-&quot;;[.$G27]))))))" office:value-type="float" office:value="0" calcext:value-type="float">
            <text:p>0</text:p>
          </table:table-cell>
          <table:table-cell table:style-name="ce252" table:formula="of:=IF([.$G27]=&quot;&quot;;&quot;&quot;;IF(FIND(&quot;-&quot;;[.$G27])=0;&quot;&quot;;1*([.$G27]=&quot;20-0&quot;)))" office:value-type="float" office:value="1" calcext:value-type="float">
            <text:p>1</text:p>
          </table:table-cell>
          <table:table-cell table:style-name="ce252" table:formula="of:=IF([.$G27]=&quot;&quot;;&quot;&quot;;IF(FIND(&quot;-&quot;;[.$G27])=0;&quot;&quot;;NUMBERVALUE(MID([.$G27];FIND(&quot;-&quot;;[.$G27])+1;LEN([.$G27])-FIND(&quot;-&quot;;[.$G27])))))" office:value-type="float" office:value="0" calcext:value-type="float">
            <text:p>0</text:p>
          </table:table-cell>
          <table:table-cell table:style-name="ce252" table:formula="of:=IF([.$G27]=&quot;&quot;;&quot;&quot;;IF(FIND(&quot;-&quot;;[.$G27])=0;&quot;&quot;;NUMBERVALUE(MID([.$G27];1;FIND(&quot;-&quot;;[.$G27])-1))))" office:value-type="float" office:value="20" calcext:value-type="float">
            <text:p>20</text:p>
          </table:table-cell>
          <table:table-cell table:style-name="ce255" table:formula="of:=IF([.$G27]=&quot;&quot;;&quot;&quot;;IF(FIND(&quot;-&quot;;[.$G27])=0;&quot;&quot;;-NUMBERVALUE(MID([.$G27];1;FIND(&quot;-&quot;;[.$G27])-1))+NUMBERVALUE(MID([.$G27];FIND(&quot;-&quot;;[.$G27])+1;LEN([.$G27])-FIND(&quot;-&quot;;[.$G27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171" office:value-type="float" office:value="27" calcext:value-type="float">
            <text:p>27</text:p>
          </table:table-cell>
          <table:table-cell table:style-name="ce192" office:value-type="string" calcext:value-type="string">
            <text:p>E</text:p>
          </table:table-cell>
          <table:table-cell table:style-name="ce206" office:value-type="float" office:value="14" calcext:value-type="float">
            <text:p>14</text:p>
          </table:table-cell>
          <table:table-cell table:style-name="ce212" table:formula="of:=IF(FIND([.B28];&quot;ABCDEFGH&quot;;1)&gt;0;INDEX([$Parametri.A$6:$Parametri.D$37];MATCH(1;([$Parametri.C$6:$Parametri.C$37]=[.B28])*([$Parametri.D$6:$Parametri.D$37]=INT([.C28]/10));0);2)&amp;&quot; (&quot;&amp;INDEX([$Parametri.A$6:$Parametri.D$37];MATCH(1;([$Parametri.C$6:$Parametri.C$37]=[.B28])*([$Parametri.D$6:$Parametri.D$37]=INT([.C28]/10));0);1)&amp;&quot;)&quot;;&quot;DA SISTEMARE&quot;)" office:value-type="string" office:string-value="Bisonti (17)" calcext:value-type="string">
            <text:p>Bisonti (17)</text:p>
          </table:table-cell>
          <table:table-cell table:style-name="ce206" table:formula="of:=IF(AND([.D28]&lt;&gt;&quot;&quot;;[.F28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28];&quot;ABCDEFGH&quot;;1)&gt;0;INDEX([$Parametri.A$6:$Parametri.D$37];MATCH(1;([$Parametri.C$6:$Parametri.C$37]=[.B28])*([$Parametri.D$6:$Parametri.D$37]=[.C28]-10*INT([.C28]/10));0);2)&amp;&quot; (&quot;&amp;INDEX([$Parametri.A$6:$Parametri.D$37];MATCH(1;([$Parametri.C$6:$Parametri.C$37]=[.B28])*([$Parametri.D$6:$Parametri.D$37]=[.C28]-10*INT([.C28]/10));0);1)&amp;&quot;)&quot;;&quot;DA SISTEMARE&quot;)" office:value-type="string" office:string-value="Cinghiali (20)" calcext:value-type="string">
            <text:p>Cinghiali (20)</text:p>
          </table:table-cell>
          <table:table-cell table:style-name="ce222" office:value-type="string" calcext:value-type="string">
            <text:p>42-82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7H00M00S" calcext:value-type="time">
            <text:p>17:00</text:p>
          </table:table-cell>
          <table:table-cell table:style-name="ce239" office:value-type="float" office:value="1" calcext:value-type="float">
            <text:p>1</text:p>
          </table:table-cell>
          <table:table-cell table:style-name="ce242" table:formula="of:=IF([.$J28]=&quot;&quot;;&quot;&quot;;VLOOKUP([.$J28];CAMPI;2;0))" office:value-type="string" office:string-value="Cristo Re 1" calcext:value-type="string">
            <text:p>Cristo Re 1</text:p>
          </table:table-cell>
          <table:table-cell table:style-name="ce245" table:formula="of:=IF([.$G28]=&quot;&quot;;&quot;&quot;;IF(FIND(&quot;-&quot;;[.$G28])=0;&quot;&quot;;1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245" table:formula="of:=IF([.$G28]=&quot;&quot;;&quot;&quot;;IF(FIND(&quot;-&quot;;[.$G28])=0;&quot;&quot;;1*NOT([.$G28]=&quot;0-20&quot;)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245" table:formula="of:=IF([.$G28]=&quot;&quot;;&quot;&quot;;IF(FIND(&quot;-&quot;;[.$G28])=0;&quot;&quot;;1*([.$G28]=&quot;0-20&quot;)))" office:value-type="float" office:value="0" calcext:value-type="float">
            <text:p>0</text:p>
          </table:table-cell>
          <table:table-cell table:style-name="ce245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245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248" table:formula="of:=IF([.$G28]=&quot;&quot;;&quot;&quot;;IF(FIND(&quot;-&quot;;[.$G28])=0;&quot;&quot;;NUMBERVALUE(MID([.$G28];1;FIND(&quot;-&quot;;[.$G28])-1))-NUMBERVALUE(MID([.$G28];FIND(&quot;-&quot;;[.$G28])+1;LEN([.$G28])-FIND(&quot;-&quot;;[.$G28])))))" office:value-type="float" office:value="-40" calcext:value-type="float">
            <text:p>-40</text:p>
          </table:table-cell>
          <table:table-cell table:style-name="ce252" table:formula="of:=IF([.$G28]=&quot;&quot;;&quot;&quot;;IF(FIND(&quot;-&quot;;[.$G28])=0;&quot;&quot;;1*(NUMBERVALUE(MID([.$G28];1;FIND(&quot;-&quot;;[.$G28])-1))&lt;NUMBERVALUE(MID([.$G28];FIND(&quot;-&quot;;[.$G28])+1;LEN([.$G28])-FIND(&quot;-&quot;;[.$G28]))))))" office:value-type="float" office:value="1" calcext:value-type="float">
            <text:p>1</text:p>
          </table:table-cell>
          <table:table-cell table:style-name="ce252" table:formula="of:=IF([.$G28]=&quot;&quot;;&quot;&quot;;IF(FIND(&quot;-&quot;;[.$G28])=0;&quot;&quot;;1*NOT([.$G28]=&quot;20-0&quot;)*(NUMBERVALUE(MID([.$G28];1;FIND(&quot;-&quot;;[.$G28])-1))&gt;NUMBERVALUE(MID([.$G28];FIND(&quot;-&quot;;[.$G28])+1;LEN([.$G28])-FIND(&quot;-&quot;;[.$G28]))))))" office:value-type="float" office:value="0" calcext:value-type="float">
            <text:p>0</text:p>
          </table:table-cell>
          <table:table-cell table:style-name="ce252" table:formula="of:=IF([.$G28]=&quot;&quot;;&quot;&quot;;IF(FIND(&quot;-&quot;;[.$G28])=0;&quot;&quot;;1*([.$G28]=&quot;20-0&quot;)))" office:value-type="float" office:value="0" calcext:value-type="float">
            <text:p>0</text:p>
          </table:table-cell>
          <table:table-cell table:style-name="ce252" table:formula="of:=IF([.$G28]=&quot;&quot;;&quot;&quot;;IF(FIND(&quot;-&quot;;[.$G28])=0;&quot;&quot;;NUMBERVALUE(MID([.$G28];FIND(&quot;-&quot;;[.$G28])+1;LEN([.$G28])-FIND(&quot;-&quot;;[.$G28])))))" office:value-type="float" office:value="82" calcext:value-type="float">
            <text:p>82</text:p>
          </table:table-cell>
          <table:table-cell table:style-name="ce252" table:formula="of:=IF([.$G28]=&quot;&quot;;&quot;&quot;;IF(FIND(&quot;-&quot;;[.$G28])=0;&quot;&quot;;NUMBERVALUE(MID([.$G28];1;FIND(&quot;-&quot;;[.$G28])-1))))" office:value-type="float" office:value="42" calcext:value-type="float">
            <text:p>42</text:p>
          </table:table-cell>
          <table:table-cell table:style-name="ce255" table:formula="of:=IF([.$G28]=&quot;&quot;;&quot;&quot;;IF(FIND(&quot;-&quot;;[.$G28])=0;&quot;&quot;;-NUMBERVALUE(MID([.$G28];1;FIND(&quot;-&quot;;[.$G28])-1))+NUMBERVALUE(MID([.$G28];FIND(&quot;-&quot;;[.$G28])+1;LEN([.$G28])-FIND(&quot;-&quot;;[.$G28])))))" office:value-type="float" office:value="40" calcext:value-type="float">
            <text:p>+40</text:p>
          </table:table-cell>
          <table:table-cell table:number-columns-repeated="41"/>
        </table:table-row>
        <table:table-row table:style-name="ro2">
          <table:table-cell table:style-name="ce171" office:value-type="float" office:value="28" calcext:value-type="float">
            <text:p>28</text:p>
          </table:table-cell>
          <table:table-cell table:style-name="ce192" office:value-type="string" calcext:value-type="string">
            <text:p>E</text:p>
          </table:table-cell>
          <table:table-cell table:style-name="ce206" office:value-type="float" office:value="23" calcext:value-type="float">
            <text:p>23</text:p>
          </table:table-cell>
          <table:table-cell table:style-name="ce212" table:formula="of:=IF(FIND([.B29];&quot;ABCDEFGH&quot;;1)&gt;0;INDEX([$Parametri.A$6:$Parametri.D$37];MATCH(1;([$Parametri.C$6:$Parametri.C$37]=[.B29])*([$Parametri.D$6:$Parametri.D$37]=INT([.C29]/10));0);2)&amp;&quot; (&quot;&amp;INDEX([$Parametri.A$6:$Parametri.D$37];MATCH(1;([$Parametri.C$6:$Parametri.C$37]=[.B29])*([$Parametri.D$6:$Parametri.D$37]=INT([.C29]/10));0);1)&amp;&quot;)&quot;;&quot;DA SISTEMARE&quot;)" office:value-type="string" office:string-value="Bufali (18)" calcext:value-type="string">
            <text:p>Bufali (18)</text:p>
          </table:table-cell>
          <table:table-cell table:style-name="ce206" table:formula="of:=IF(AND([.D29]&lt;&gt;&quot;&quot;;[.F29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29];&quot;ABCDEFGH&quot;;1)&gt;0;INDEX([$Parametri.A$6:$Parametri.D$37];MATCH(1;([$Parametri.C$6:$Parametri.C$37]=[.B29])*([$Parametri.D$6:$Parametri.D$37]=[.C29]-10*INT([.C29]/10));0);2)&amp;&quot; (&quot;&amp;INDEX([$Parametri.A$6:$Parametri.D$37];MATCH(1;([$Parametri.C$6:$Parametri.C$37]=[.B29])*([$Parametri.D$6:$Parametri.D$37]=[.C29]-10*INT([.C29]/10));0);1)&amp;&quot;)&quot;;&quot;DA SISTEMARE&quot;)" office:value-type="string" office:string-value="Cervi (19)" calcext:value-type="string">
            <text:p>Cervi (19)</text:p>
          </table:table-cell>
          <table:table-cell table:style-name="ce222" office:value-type="string" calcext:value-type="string">
            <text:p>66-49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8H30M00S" calcext:value-type="time">
            <text:p>18:30</text:p>
          </table:table-cell>
          <table:table-cell table:style-name="ce239" office:value-type="float" office:value="1" calcext:value-type="float">
            <text:p>1</text:p>
          </table:table-cell>
          <table:table-cell table:style-name="ce242" table:formula="of:=IF([.$J29]=&quot;&quot;;&quot;&quot;;VLOOKUP([.$J29];CAMPI;2;0))" office:value-type="string" office:string-value="Cristo Re 1" calcext:value-type="string">
            <text:p>Cristo Re 1</text:p>
          </table:table-cell>
          <table:table-cell table:style-name="ce245" table:formula="of:=IF([.$G29]=&quot;&quot;;&quot;&quot;;IF(FIND(&quot;-&quot;;[.$G29])=0;&quot;&quot;;1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245" table:formula="of:=IF([.$G29]=&quot;&quot;;&quot;&quot;;IF(FIND(&quot;-&quot;;[.$G29])=0;&quot;&quot;;1*NOT([.$G29]=&quot;0-20&quot;)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245" table:formula="of:=IF([.$G29]=&quot;&quot;;&quot;&quot;;IF(FIND(&quot;-&quot;;[.$G29])=0;&quot;&quot;;1*([.$G29]=&quot;0-20&quot;)))" office:value-type="float" office:value="0" calcext:value-type="float">
            <text:p>0</text:p>
          </table:table-cell>
          <table:table-cell table:style-name="ce245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245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248" table:formula="of:=IF([.$G29]=&quot;&quot;;&quot;&quot;;IF(FIND(&quot;-&quot;;[.$G29])=0;&quot;&quot;;NUMBERVALUE(MID([.$G29];1;FIND(&quot;-&quot;;[.$G29])-1))-NUMBERVALUE(MID([.$G29];FIND(&quot;-&quot;;[.$G29])+1;LEN([.$G29])-FIND(&quot;-&quot;;[.$G29])))))" office:value-type="float" office:value="17" calcext:value-type="float">
            <text:p>+17</text:p>
          </table:table-cell>
          <table:table-cell table:style-name="ce252" table:formula="of:=IF([.$G29]=&quot;&quot;;&quot;&quot;;IF(FIND(&quot;-&quot;;[.$G29])=0;&quot;&quot;;1*(NUMBERVALUE(MID([.$G29];1;FIND(&quot;-&quot;;[.$G29])-1))&lt;NUMBERVALUE(MID([.$G29];FIND(&quot;-&quot;;[.$G29])+1;LEN([.$G29])-FIND(&quot;-&quot;;[.$G29]))))))" office:value-type="float" office:value="0" calcext:value-type="float">
            <text:p>0</text:p>
          </table:table-cell>
          <table:table-cell table:style-name="ce252" table:formula="of:=IF([.$G29]=&quot;&quot;;&quot;&quot;;IF(FIND(&quot;-&quot;;[.$G29])=0;&quot;&quot;;1*NOT([.$G29]=&quot;20-0&quot;)*(NUMBERVALUE(MID([.$G29];1;FIND(&quot;-&quot;;[.$G29])-1))&gt;NUMBERVALUE(MID([.$G29];FIND(&quot;-&quot;;[.$G29])+1;LEN([.$G29])-FIND(&quot;-&quot;;[.$G29]))))))" office:value-type="float" office:value="1" calcext:value-type="float">
            <text:p>1</text:p>
          </table:table-cell>
          <table:table-cell table:style-name="ce252" table:formula="of:=IF([.$G29]=&quot;&quot;;&quot;&quot;;IF(FIND(&quot;-&quot;;[.$G29])=0;&quot;&quot;;1*([.$G29]=&quot;20-0&quot;)))" office:value-type="float" office:value="0" calcext:value-type="float">
            <text:p>0</text:p>
          </table:table-cell>
          <table:table-cell table:style-name="ce252" table:formula="of:=IF([.$G29]=&quot;&quot;;&quot;&quot;;IF(FIND(&quot;-&quot;;[.$G29])=0;&quot;&quot;;NUMBERVALUE(MID([.$G29];FIND(&quot;-&quot;;[.$G29])+1;LEN([.$G29])-FIND(&quot;-&quot;;[.$G29])))))" office:value-type="float" office:value="49" calcext:value-type="float">
            <text:p>49</text:p>
          </table:table-cell>
          <table:table-cell table:style-name="ce252" table:formula="of:=IF([.$G29]=&quot;&quot;;&quot;&quot;;IF(FIND(&quot;-&quot;;[.$G29])=0;&quot;&quot;;NUMBERVALUE(MID([.$G29];1;FIND(&quot;-&quot;;[.$G29])-1))))" office:value-type="float" office:value="66" calcext:value-type="float">
            <text:p>66</text:p>
          </table:table-cell>
          <table:table-cell table:style-name="ce255" table:formula="of:=IF([.$G29]=&quot;&quot;;&quot;&quot;;IF(FIND(&quot;-&quot;;[.$G29])=0;&quot;&quot;;-NUMBERVALUE(MID([.$G29];1;FIND(&quot;-&quot;;[.$G29])-1))+NUMBERVALUE(MID([.$G29];FIND(&quot;-&quot;;[.$G29])+1;LEN([.$G29])-FIND(&quot;-&quot;;[.$G29])))))" office:value-type="float" office:value="-17" calcext:value-type="float">
            <text:p>-17</text:p>
          </table:table-cell>
          <table:table-cell table:number-columns-repeated="41"/>
        </table:table-row>
        <table:table-row table:style-name="ro2">
          <table:table-cell table:style-name="ce171" office:value-type="float" office:value="29" calcext:value-type="float">
            <text:p>29</text:p>
          </table:table-cell>
          <table:table-cell table:style-name="ce192" office:value-type="string" calcext:value-type="string">
            <text:p>E</text:p>
          </table:table-cell>
          <table:table-cell table:style-name="ce206" office:value-type="float" office:value="24" calcext:value-type="float">
            <text:p>24</text:p>
          </table:table-cell>
          <table:table-cell table:style-name="ce212" table:formula="of:=IF(FIND([.B30];&quot;ABCDEFGH&quot;;1)&gt;0;INDEX([$Parametri.A$6:$Parametri.D$37];MATCH(1;([$Parametri.C$6:$Parametri.C$37]=[.B30])*([$Parametri.D$6:$Parametri.D$37]=INT([.C30]/10));0);2)&amp;&quot; (&quot;&amp;INDEX([$Parametri.A$6:$Parametri.D$37];MATCH(1;([$Parametri.C$6:$Parametri.C$37]=[.B30])*([$Parametri.D$6:$Parametri.D$37]=INT([.C30]/10));0);1)&amp;&quot;)&quot;;&quot;DA SISTEMARE&quot;)" office:value-type="string" office:string-value="Bufali (18)" calcext:value-type="string">
            <text:p>Bufali (18)</text:p>
          </table:table-cell>
          <table:table-cell table:style-name="ce206" table:formula="of:=IF(AND([.D30]&lt;&gt;&quot;&quot;;[.F30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30];&quot;ABCDEFGH&quot;;1)&gt;0;INDEX([$Parametri.A$6:$Parametri.D$37];MATCH(1;([$Parametri.C$6:$Parametri.C$37]=[.B30])*([$Parametri.D$6:$Parametri.D$37]=[.C30]-10*INT([.C30]/10));0);2)&amp;&quot; (&quot;&amp;INDEX([$Parametri.A$6:$Parametri.D$37];MATCH(1;([$Parametri.C$6:$Parametri.C$37]=[.B30])*([$Parametri.D$6:$Parametri.D$37]=[.C30]-10*INT([.C30]/10));0);1)&amp;&quot;)&quot;;&quot;DA SISTEMARE&quot;)" office:value-type="string" office:string-value="Cinghiali (20)" calcext:value-type="string">
            <text:p>Cinghiali (20)</text:p>
          </table:table-cell>
          <table:table-cell table:style-name="ce222" office:value-type="string" calcext:value-type="string">
            <text:p>0-20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1H00M00S" calcext:value-type="time">
            <text:p>11:00</text:p>
          </table:table-cell>
          <table:table-cell table:style-name="ce239" office:value-type="float" office:value="1" calcext:value-type="float">
            <text:p>1</text:p>
          </table:table-cell>
          <table:table-cell table:style-name="ce242" table:formula="of:=IF([.$J30]=&quot;&quot;;&quot;&quot;;VLOOKUP([.$J30];CAMPI;2;0))" office:value-type="string" office:string-value="Cristo Re 1" calcext:value-type="string">
            <text:p>Cristo Re 1</text:p>
          </table:table-cell>
          <table:table-cell table:style-name="ce245" table:formula="of:=IF([.$G30]=&quot;&quot;;&quot;&quot;;IF(FIND(&quot;-&quot;;[.$G30])=0;&quot;&quot;;1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245" table:formula="of:=IF([.$G30]=&quot;&quot;;&quot;&quot;;IF(FIND(&quot;-&quot;;[.$G30])=0;&quot;&quot;;1*NOT([.$G30]=&quot;0-20&quot;)*(NUMBERVALUE(MID([.$G30];1;FIND(&quot;-&quot;;[.$G30])-1))&l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245" table:formula="of:=IF([.$G30]=&quot;&quot;;&quot;&quot;;IF(FIND(&quot;-&quot;;[.$G30])=0;&quot;&quot;;1*([.$G30]=&quot;0-20&quot;)))" office:value-type="float" office:value="1" calcext:value-type="float">
            <text:p>1</text:p>
          </table:table-cell>
          <table:table-cell table:style-name="ce245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245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248" table:formula="of:=IF([.$G30]=&quot;&quot;;&quot;&quot;;IF(FIND(&quot;-&quot;;[.$G30])=0;&quot;&quot;;NUMBERVALUE(MID([.$G30];1;FIND(&quot;-&quot;;[.$G30])-1))-NUMBERVALUE(MID([.$G30];FIND(&quot;-&quot;;[.$G30])+1;LEN([.$G30])-FIND(&quot;-&quot;;[.$G30])))))" office:value-type="float" office:value="-20" calcext:value-type="float">
            <text:p>-20</text:p>
          </table:table-cell>
          <table:table-cell table:style-name="ce252" table:formula="of:=IF([.$G30]=&quot;&quot;;&quot;&quot;;IF(FIND(&quot;-&quot;;[.$G30])=0;&quot;&quot;;1*(NUMBERVALUE(MID([.$G30];1;FIND(&quot;-&quot;;[.$G30])-1))&lt;NUMBERVALUE(MID([.$G30];FIND(&quot;-&quot;;[.$G30])+1;LEN([.$G30])-FIND(&quot;-&quot;;[.$G30]))))))" office:value-type="float" office:value="1" calcext:value-type="float">
            <text:p>1</text:p>
          </table:table-cell>
          <table:table-cell table:style-name="ce252" table:formula="of:=IF([.$G30]=&quot;&quot;;&quot;&quot;;IF(FIND(&quot;-&quot;;[.$G30])=0;&quot;&quot;;1*NOT([.$G30]=&quot;20-0&quot;)*(NUMBERVALUE(MID([.$G30];1;FIND(&quot;-&quot;;[.$G30])-1))&gt;NUMBERVALUE(MID([.$G30];FIND(&quot;-&quot;;[.$G30])+1;LEN([.$G30])-FIND(&quot;-&quot;;[.$G30]))))))" office:value-type="float" office:value="0" calcext:value-type="float">
            <text:p>0</text:p>
          </table:table-cell>
          <table:table-cell table:style-name="ce252" table:formula="of:=IF([.$G30]=&quot;&quot;;&quot;&quot;;IF(FIND(&quot;-&quot;;[.$G30])=0;&quot;&quot;;1*([.$G30]=&quot;20-0&quot;)))" office:value-type="float" office:value="0" calcext:value-type="float">
            <text:p>0</text:p>
          </table:table-cell>
          <table:table-cell table:style-name="ce252" table:formula="of:=IF([.$G30]=&quot;&quot;;&quot;&quot;;IF(FIND(&quot;-&quot;;[.$G30])=0;&quot;&quot;;NUMBERVALUE(MID([.$G30];FIND(&quot;-&quot;;[.$G30])+1;LEN([.$G30])-FIND(&quot;-&quot;;[.$G30])))))" office:value-type="float" office:value="20" calcext:value-type="float">
            <text:p>20</text:p>
          </table:table-cell>
          <table:table-cell table:style-name="ce252" table:formula="of:=IF([.$G30]=&quot;&quot;;&quot;&quot;;IF(FIND(&quot;-&quot;;[.$G30])=0;&quot;&quot;;NUMBERVALUE(MID([.$G30];1;FIND(&quot;-&quot;;[.$G30])-1))))" office:value-type="float" office:value="0" calcext:value-type="float">
            <text:p>0</text:p>
          </table:table-cell>
          <table:table-cell table:style-name="ce255" table:formula="of:=IF([.$G30]=&quot;&quot;;&quot;&quot;;IF(FIND(&quot;-&quot;;[.$G30])=0;&quot;&quot;;-NUMBERVALUE(MID([.$G30];1;FIND(&quot;-&quot;;[.$G30])-1))+NUMBERVALUE(MID([.$G30];FIND(&quot;-&quot;;[.$G30])+1;LEN([.$G30])-FIND(&quot;-&quot;;[.$G30])))))" office:value-type="float" office:value="20" calcext:value-type="float">
            <text:p>+20</text:p>
          </table:table-cell>
          <table:table-cell table:number-columns-repeated="41"/>
        </table:table-row>
        <table:table-row table:style-name="ro2">
          <table:table-cell table:style-name="ce172" office:value-type="float" office:value="30" calcext:value-type="float">
            <text:p>30</text:p>
          </table:table-cell>
          <table:table-cell table:style-name="ce193" office:value-type="string" calcext:value-type="string">
            <text:p>E</text:p>
          </table:table-cell>
          <table:table-cell table:style-name="ce207" office:value-type="float" office:value="34" calcext:value-type="float">
            <text:p>34</text:p>
          </table:table-cell>
          <table:table-cell table:style-name="ce213" table:formula="of:=IF(FIND([.B31];&quot;ABCDEFGH&quot;;1)&gt;0;INDEX([$Parametri.A$6:$Parametri.D$37];MATCH(1;([$Parametri.C$6:$Parametri.C$37]=[.B31])*([$Parametri.D$6:$Parametri.D$37]=INT([.C31]/10));0);2)&amp;&quot; (&quot;&amp;INDEX([$Parametri.A$6:$Parametri.D$37];MATCH(1;([$Parametri.C$6:$Parametri.C$37]=[.B31])*([$Parametri.D$6:$Parametri.D$37]=INT([.C31]/10));0);1)&amp;&quot;)&quot;;&quot;DA SISTEMARE&quot;)" office:value-type="string" office:string-value="Cervi (19)" calcext:value-type="string">
            <text:p>Cervi (19)</text:p>
          </table:table-cell>
          <table:table-cell table:style-name="ce207" table:formula="of:=IF(AND([.D31]&lt;&gt;&quot;&quot;;[.F31]&lt;&gt;&quot;&quot;);&quot; vs &quot;;&quot;&quot;)" office:value-type="string" office:string-value=" vs " calcext:value-type="string">
            <text:p><text:s/>vs </text:p>
          </table:table-cell>
          <table:table-cell table:style-name="ce220" table:formula="of:=IF(FIND([.B31];&quot;ABCDEFGH&quot;;1)&gt;0;INDEX([$Parametri.A$6:$Parametri.D$37];MATCH(1;([$Parametri.C$6:$Parametri.C$37]=[.B31])*([$Parametri.D$6:$Parametri.D$37]=[.C31]-10*INT([.C31]/10));0);2)&amp;&quot; (&quot;&amp;INDEX([$Parametri.A$6:$Parametri.D$37];MATCH(1;([$Parametri.C$6:$Parametri.C$37]=[.B31])*([$Parametri.D$6:$Parametri.D$37]=[.C31]-10*INT([.C31]/10));0);1)&amp;&quot;)&quot;;&quot;DA SISTEMARE&quot;)" office:value-type="string" office:string-value="Cinghiali (20)" calcext:value-type="string">
            <text:p>Cinghiali (20)</text:p>
          </table:table-cell>
          <table:table-cell table:style-name="ce223" office:value-type="string" calcext:value-type="string">
            <text:p>0-20</text:p>
          </table:table-cell>
          <table:table-cell table:style-name="ce227" office:value-type="date" office:date-value="2021-06-08" calcext:value-type="date">
            <text:p>mar 08/06/2021</text:p>
          </table:table-cell>
          <table:table-cell table:style-name="ce234" office:value-type="time" office:time-value="PT17H00M00S" calcext:value-type="time">
            <text:p>17:00</text:p>
          </table:table-cell>
          <table:table-cell table:style-name="ce240" office:value-type="float" office:value="1" calcext:value-type="float">
            <text:p>1</text:p>
          </table:table-cell>
          <table:table-cell table:style-name="ce243" table:formula="of:=IF([.$J31]=&quot;&quot;;&quot;&quot;;VLOOKUP([.$J31];CAMPI;2;0))" office:value-type="string" office:string-value="Cristo Re 1" calcext:value-type="string">
            <text:p>Cristo Re 1</text:p>
          </table:table-cell>
          <table:table-cell table:style-name="ce246" table:formula="of:=IF([.$G31]=&quot;&quot;;&quot;&quot;;IF(FIND(&quot;-&quot;;[.$G31])=0;&quot;&quot;;1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246" table:formula="of:=IF([.$G31]=&quot;&quot;;&quot;&quot;;IF(FIND(&quot;-&quot;;[.$G31])=0;&quot;&quot;;1*NOT([.$G31]=&quot;0-20&quot;)*(NUMBERVALUE(MID([.$G31];1;FIND(&quot;-&quot;;[.$G31])-1))&l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246" table:formula="of:=IF([.$G31]=&quot;&quot;;&quot;&quot;;IF(FIND(&quot;-&quot;;[.$G31])=0;&quot;&quot;;1*([.$G31]=&quot;0-20&quot;)))" office:value-type="float" office:value="1" calcext:value-type="float">
            <text:p>1</text:p>
          </table:table-cell>
          <table:table-cell table:style-name="ce246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246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249" table:formula="of:=IF([.$G31]=&quot;&quot;;&quot;&quot;;IF(FIND(&quot;-&quot;;[.$G31])=0;&quot;&quot;;NUMBERVALUE(MID([.$G31];1;FIND(&quot;-&quot;;[.$G31])-1))-NUMBERVALUE(MID([.$G31];FIND(&quot;-&quot;;[.$G31])+1;LEN([.$G31])-FIND(&quot;-&quot;;[.$G31])))))" office:value-type="float" office:value="-20" calcext:value-type="float">
            <text:p>-20</text:p>
          </table:table-cell>
          <table:table-cell table:style-name="ce253" table:formula="of:=IF([.$G31]=&quot;&quot;;&quot;&quot;;IF(FIND(&quot;-&quot;;[.$G31])=0;&quot;&quot;;1*(NUMBERVALUE(MID([.$G31];1;FIND(&quot;-&quot;;[.$G31])-1))&lt;NUMBERVALUE(MID([.$G31];FIND(&quot;-&quot;;[.$G31])+1;LEN([.$G31])-FIND(&quot;-&quot;;[.$G31]))))))" office:value-type="float" office:value="1" calcext:value-type="float">
            <text:p>1</text:p>
          </table:table-cell>
          <table:table-cell table:style-name="ce253" table:formula="of:=IF([.$G31]=&quot;&quot;;&quot;&quot;;IF(FIND(&quot;-&quot;;[.$G31])=0;&quot;&quot;;1*NOT([.$G31]=&quot;20-0&quot;)*(NUMBERVALUE(MID([.$G31];1;FIND(&quot;-&quot;;[.$G31])-1))&gt;NUMBERVALUE(MID([.$G31];FIND(&quot;-&quot;;[.$G31])+1;LEN([.$G31])-FIND(&quot;-&quot;;[.$G31]))))))" office:value-type="float" office:value="0" calcext:value-type="float">
            <text:p>0</text:p>
          </table:table-cell>
          <table:table-cell table:style-name="ce253" table:formula="of:=IF([.$G31]=&quot;&quot;;&quot;&quot;;IF(FIND(&quot;-&quot;;[.$G31])=0;&quot;&quot;;1*([.$G31]=&quot;20-0&quot;)))" office:value-type="float" office:value="0" calcext:value-type="float">
            <text:p>0</text:p>
          </table:table-cell>
          <table:table-cell table:style-name="ce253" table:formula="of:=IF([.$G31]=&quot;&quot;;&quot;&quot;;IF(FIND(&quot;-&quot;;[.$G31])=0;&quot;&quot;;NUMBERVALUE(MID([.$G31];FIND(&quot;-&quot;;[.$G31])+1;LEN([.$G31])-FIND(&quot;-&quot;;[.$G31])))))" office:value-type="float" office:value="20" calcext:value-type="float">
            <text:p>20</text:p>
          </table:table-cell>
          <table:table-cell table:style-name="ce253" table:formula="of:=IF([.$G31]=&quot;&quot;;&quot;&quot;;IF(FIND(&quot;-&quot;;[.$G31])=0;&quot;&quot;;NUMBERVALUE(MID([.$G31];1;FIND(&quot;-&quot;;[.$G31])-1))))" office:value-type="float" office:value="0" calcext:value-type="float">
            <text:p>0</text:p>
          </table:table-cell>
          <table:table-cell table:style-name="ce256" table:formula="of:=IF([.$G31]=&quot;&quot;;&quot;&quot;;IF(FIND(&quot;-&quot;;[.$G31])=0;&quot;&quot;;-NUMBERVALUE(MID([.$G31];1;FIND(&quot;-&quot;;[.$G31])-1))+NUMBERVALUE(MID([.$G31];FIND(&quot;-&quot;;[.$G31])+1;LEN([.$G31])-FIND(&quot;-&quot;;[.$G31])))))" office:value-type="float" office:value="20" calcext:value-type="float">
            <text:p>+20</text:p>
          </table:table-cell>
          <table:table-cell table:number-columns-repeated="41"/>
        </table:table-row>
        <table:table-row table:style-name="ro2">
          <table:table-cell table:style-name="ce170" office:value-type="float" office:value="31" calcext:value-type="float">
            <text:p>31</text:p>
          </table:table-cell>
          <table:table-cell table:style-name="ce194" office:value-type="string" calcext:value-type="string">
            <text:p>F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table:formula="of:=IF(FIND([.B32];&quot;ABCDEFGH&quot;;1)&gt;0;INDEX([$Parametri.A$6:$Parametri.D$37];MATCH(1;([$Parametri.C$6:$Parametri.C$37]=[.B32])*([$Parametri.D$6:$Parametri.D$37]=INT([.C32]/10));0);2)&amp;&quot; (&quot;&amp;INDEX([$Parametri.A$6:$Parametri.D$37];MATCH(1;([$Parametri.C$6:$Parametri.C$37]=[.B32])*([$Parametri.D$6:$Parametri.D$37]=INT([.C32]/10));0);1)&amp;&quot;)&quot;;&quot;DA SISTEMARE&quot;)" office:value-type="string" office:string-value="Balene (21)" calcext:value-type="string">
            <text:p>Balene (21)</text:p>
          </table:table-cell>
          <table:table-cell table:style-name="ce205" table:formula="of:=IF(AND([.D32]&lt;&gt;&quot;&quot;;[.F32]&lt;&gt;&quot;&quot;);&quot; vs &quot;;&quot;&quot;)" office:value-type="string" office:string-value=" vs " calcext:value-type="string">
            <text:p><text:s/>vs </text:p>
          </table:table-cell>
          <table:table-cell table:style-name="ce218" table:formula="of:=IF(FIND([.B32];&quot;ABCDEFGH&quot;;1)&gt;0;INDEX([$Parametri.A$6:$Parametri.D$37];MATCH(1;([$Parametri.C$6:$Parametri.C$37]=[.B32])*([$Parametri.D$6:$Parametri.D$37]=[.C32]-10*INT([.C32]/10));0);2)&amp;&quot; (&quot;&amp;INDEX([$Parametri.A$6:$Parametri.D$37];MATCH(1;([$Parametri.C$6:$Parametri.C$37]=[.B32])*([$Parametri.D$6:$Parametri.D$37]=[.C32]-10*INT([.C32]/10));0);1)&amp;&quot;)&quot;;&quot;DA SISTEMARE&quot;)" office:value-type="string" office:string-value="Gabbiani (22)" calcext:value-type="string">
            <text:p>Gabbiani (22)</text:p>
          </table:table-cell>
          <table:table-cell table:style-name="ce221" office:value-type="string" calcext:value-type="string">
            <text:p>61-41</text:p>
          </table:table-cell>
          <table:table-cell table:style-name="ce225" office:value-type="date" office:date-value="2021-06-08" calcext:value-type="date">
            <text:p>mar 08/06/2021</text:p>
          </table:table-cell>
          <table:table-cell table:style-name="ce230" office:value-type="time" office:time-value="PT15H30M00S" calcext:value-type="time">
            <text:p>15:30</text:p>
          </table:table-cell>
          <table:table-cell table:style-name="ce238" office:value-type="float" office:value="2" calcext:value-type="float">
            <text:p>2</text:p>
          </table:table-cell>
          <table:table-cell table:style-name="ce241" table:formula="of:=IF([.$J32]=&quot;&quot;;&quot;&quot;;VLOOKUP([.$J32];CAMPI;2;0))" office:value-type="string" office:string-value="Cristo Re 2" calcext:value-type="string">
            <text:p>Cristo Re 2</text:p>
          </table:table-cell>
          <table:table-cell table:style-name="ce244" table:formula="of:=IF([.$G32]=&quot;&quot;;&quot;&quot;;IF(FIND(&quot;-&quot;;[.$G32])=0;&quot;&quot;;1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244" table:formula="of:=IF([.$G32]=&quot;&quot;;&quot;&quot;;IF(FIND(&quot;-&quot;;[.$G32])=0;&quot;&quot;;1*NOT([.$G32]=&quot;0-20&quot;)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244" table:formula="of:=IF([.$G32]=&quot;&quot;;&quot;&quot;;IF(FIND(&quot;-&quot;;[.$G32])=0;&quot;&quot;;1*([.$G32]=&quot;0-20&quot;)))" office:value-type="float" office:value="0" calcext:value-type="float">
            <text:p>0</text:p>
          </table:table-cell>
          <table:table-cell table:style-name="ce244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244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247" table:formula="of:=IF([.$G32]=&quot;&quot;;&quot;&quot;;IF(FIND(&quot;-&quot;;[.$G32])=0;&quot;&quot;;NUMBERVALUE(MID([.$G32];1;FIND(&quot;-&quot;;[.$G32])-1))-NUMBERVALUE(MID([.$G32];FIND(&quot;-&quot;;[.$G32])+1;LEN([.$G32])-FIND(&quot;-&quot;;[.$G32])))))" office:value-type="float" office:value="20" calcext:value-type="float">
            <text:p>+20</text:p>
          </table:table-cell>
          <table:table-cell table:style-name="ce251" table:formula="of:=IF([.$G32]=&quot;&quot;;&quot;&quot;;IF(FIND(&quot;-&quot;;[.$G32])=0;&quot;&quot;;1*(NUMBERVALUE(MID([.$G32];1;FIND(&quot;-&quot;;[.$G32])-1))&lt;NUMBERVALUE(MID([.$G32];FIND(&quot;-&quot;;[.$G32])+1;LEN([.$G32])-FIND(&quot;-&quot;;[.$G32]))))))" office:value-type="float" office:value="0" calcext:value-type="float">
            <text:p>0</text:p>
          </table:table-cell>
          <table:table-cell table:style-name="ce251" table:formula="of:=IF([.$G32]=&quot;&quot;;&quot;&quot;;IF(FIND(&quot;-&quot;;[.$G32])=0;&quot;&quot;;1*NOT([.$G32]=&quot;20-0&quot;)*(NUMBERVALUE(MID([.$G32];1;FIND(&quot;-&quot;;[.$G32])-1))&gt;NUMBERVALUE(MID([.$G32];FIND(&quot;-&quot;;[.$G32])+1;LEN([.$G32])-FIND(&quot;-&quot;;[.$G32]))))))" office:value-type="float" office:value="1" calcext:value-type="float">
            <text:p>1</text:p>
          </table:table-cell>
          <table:table-cell table:style-name="ce251" table:formula="of:=IF([.$G32]=&quot;&quot;;&quot;&quot;;IF(FIND(&quot;-&quot;;[.$G32])=0;&quot;&quot;;1*([.$G32]=&quot;20-0&quot;)))" office:value-type="float" office:value="0" calcext:value-type="float">
            <text:p>0</text:p>
          </table:table-cell>
          <table:table-cell table:style-name="ce251" table:formula="of:=IF([.$G32]=&quot;&quot;;&quot;&quot;;IF(FIND(&quot;-&quot;;[.$G32])=0;&quot;&quot;;NUMBERVALUE(MID([.$G32];FIND(&quot;-&quot;;[.$G32])+1;LEN([.$G32])-FIND(&quot;-&quot;;[.$G32])))))" office:value-type="float" office:value="41" calcext:value-type="float">
            <text:p>41</text:p>
          </table:table-cell>
          <table:table-cell table:style-name="ce251" table:formula="of:=IF([.$G32]=&quot;&quot;;&quot;&quot;;IF(FIND(&quot;-&quot;;[.$G32])=0;&quot;&quot;;NUMBERVALUE(MID([.$G32];1;FIND(&quot;-&quot;;[.$G32])-1))))" office:value-type="float" office:value="61" calcext:value-type="float">
            <text:p>61</text:p>
          </table:table-cell>
          <table:table-cell table:style-name="ce254" table:formula="of:=IF([.$G32]=&quot;&quot;;&quot;&quot;;IF(FIND(&quot;-&quot;;[.$G32])=0;&quot;&quot;;-NUMBERVALUE(MID([.$G32];1;FIND(&quot;-&quot;;[.$G32])-1))+NUMBERVALUE(MID([.$G32];FIND(&quot;-&quot;;[.$G32])+1;LEN([.$G32])-FIND(&quot;-&quot;;[.$G32])))))" office:value-type="float" office:value="-20" calcext:value-type="float">
            <text:p>-20</text:p>
          </table:table-cell>
          <table:table-cell table:number-columns-repeated="41"/>
        </table:table-row>
        <table:table-row table:style-name="ro2">
          <table:table-cell table:style-name="ce171" office:value-type="float" office:value="32" calcext:value-type="float">
            <text:p>32</text:p>
          </table:table-cell>
          <table:table-cell table:style-name="ce195" office:value-type="string" calcext:value-type="string">
            <text:p>F</text:p>
          </table:table-cell>
          <table:table-cell table:style-name="ce206" office:value-type="float" office:value="13" calcext:value-type="float">
            <text:p>13</text:p>
          </table:table-cell>
          <table:table-cell table:style-name="ce212" table:formula="of:=IF(FIND([.B33];&quot;ABCDEFGH&quot;;1)&gt;0;INDEX([$Parametri.A$6:$Parametri.D$37];MATCH(1;([$Parametri.C$6:$Parametri.C$37]=[.B33])*([$Parametri.D$6:$Parametri.D$37]=INT([.C33]/10));0);2)&amp;&quot; (&quot;&amp;INDEX([$Parametri.A$6:$Parametri.D$37];MATCH(1;([$Parametri.C$6:$Parametri.C$37]=[.B33])*([$Parametri.D$6:$Parametri.D$37]=INT([.C33]/10));0);1)&amp;&quot;)&quot;;&quot;DA SISTEMARE&quot;)" office:value-type="string" office:string-value="Balene (21)" calcext:value-type="string">
            <text:p>Balene (21)</text:p>
          </table:table-cell>
          <table:table-cell table:style-name="ce206" table:formula="of:=IF(AND([.D33]&lt;&gt;&quot;&quot;;[.F33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33];&quot;ABCDEFGH&quot;;1)&gt;0;INDEX([$Parametri.A$6:$Parametri.D$37];MATCH(1;([$Parametri.C$6:$Parametri.C$37]=[.B33])*([$Parametri.D$6:$Parametri.D$37]=[.C33]-10*INT([.C33]/10));0);2)&amp;&quot; (&quot;&amp;INDEX([$Parametri.A$6:$Parametri.D$37];MATCH(1;([$Parametri.C$6:$Parametri.C$37]=[.B33])*([$Parametri.D$6:$Parametri.D$37]=[.C33]-10*INT([.C33]/10));0);1)&amp;&quot;)&quot;;&quot;DA SISTEMARE&quot;)" office:value-type="string" office:string-value="Delfini (23)" calcext:value-type="string">
            <text:p>Delfini (23)</text:p>
          </table:table-cell>
          <table:table-cell table:style-name="ce222" office:value-type="string" calcext:value-type="string">
            <text:p>64-24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09H00M00S" calcext:value-type="time">
            <text:p>09:00</text:p>
          </table:table-cell>
          <table:table-cell table:style-name="ce239" office:value-type="float" office:value="2" calcext:value-type="float">
            <text:p>2</text:p>
          </table:table-cell>
          <table:table-cell table:style-name="ce242" table:formula="of:=IF([.$J33]=&quot;&quot;;&quot;&quot;;VLOOKUP([.$J33];CAMPI;2;0))" office:value-type="string" office:string-value="Cristo Re 2" calcext:value-type="string">
            <text:p>Cristo Re 2</text:p>
          </table:table-cell>
          <table:table-cell table:style-name="ce245" table:formula="of:=IF([.$G33]=&quot;&quot;;&quot;&quot;;IF(FIND(&quot;-&quot;;[.$G33])=0;&quot;&quot;;1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245" table:formula="of:=IF([.$G33]=&quot;&quot;;&quot;&quot;;IF(FIND(&quot;-&quot;;[.$G33])=0;&quot;&quot;;1*NOT([.$G33]=&quot;0-20&quot;)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245" table:formula="of:=IF([.$G33]=&quot;&quot;;&quot;&quot;;IF(FIND(&quot;-&quot;;[.$G33])=0;&quot;&quot;;1*([.$G33]=&quot;0-20&quot;)))" office:value-type="float" office:value="0" calcext:value-type="float">
            <text:p>0</text:p>
          </table:table-cell>
          <table:table-cell table:style-name="ce245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245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248" table:formula="of:=IF([.$G33]=&quot;&quot;;&quot;&quot;;IF(FIND(&quot;-&quot;;[.$G33])=0;&quot;&quot;;NUMBERVALUE(MID([.$G33];1;FIND(&quot;-&quot;;[.$G33])-1))-NUMBERVALUE(MID([.$G33];FIND(&quot;-&quot;;[.$G33])+1;LEN([.$G33])-FIND(&quot;-&quot;;[.$G33])))))" office:value-type="float" office:value="40" calcext:value-type="float">
            <text:p>+40</text:p>
          </table:table-cell>
          <table:table-cell table:style-name="ce252" table:formula="of:=IF([.$G33]=&quot;&quot;;&quot;&quot;;IF(FIND(&quot;-&quot;;[.$G33])=0;&quot;&quot;;1*(NUMBERVALUE(MID([.$G33];1;FIND(&quot;-&quot;;[.$G33])-1))&lt;NUMBERVALUE(MID([.$G33];FIND(&quot;-&quot;;[.$G33])+1;LEN([.$G33])-FIND(&quot;-&quot;;[.$G33]))))))" office:value-type="float" office:value="0" calcext:value-type="float">
            <text:p>0</text:p>
          </table:table-cell>
          <table:table-cell table:style-name="ce252" table:formula="of:=IF([.$G33]=&quot;&quot;;&quot;&quot;;IF(FIND(&quot;-&quot;;[.$G33])=0;&quot;&quot;;1*NOT([.$G33]=&quot;20-0&quot;)*(NUMBERVALUE(MID([.$G33];1;FIND(&quot;-&quot;;[.$G33])-1))&gt;NUMBERVALUE(MID([.$G33];FIND(&quot;-&quot;;[.$G33])+1;LEN([.$G33])-FIND(&quot;-&quot;;[.$G33]))))))" office:value-type="float" office:value="1" calcext:value-type="float">
            <text:p>1</text:p>
          </table:table-cell>
          <table:table-cell table:style-name="ce252" table:formula="of:=IF([.$G33]=&quot;&quot;;&quot;&quot;;IF(FIND(&quot;-&quot;;[.$G33])=0;&quot;&quot;;1*([.$G33]=&quot;20-0&quot;)))" office:value-type="float" office:value="0" calcext:value-type="float">
            <text:p>0</text:p>
          </table:table-cell>
          <table:table-cell table:style-name="ce252" table:formula="of:=IF([.$G33]=&quot;&quot;;&quot;&quot;;IF(FIND(&quot;-&quot;;[.$G33])=0;&quot;&quot;;NUMBERVALUE(MID([.$G33];FIND(&quot;-&quot;;[.$G33])+1;LEN([.$G33])-FIND(&quot;-&quot;;[.$G33])))))" office:value-type="float" office:value="24" calcext:value-type="float">
            <text:p>24</text:p>
          </table:table-cell>
          <table:table-cell table:style-name="ce252" table:formula="of:=IF([.$G33]=&quot;&quot;;&quot;&quot;;IF(FIND(&quot;-&quot;;[.$G33])=0;&quot;&quot;;NUMBERVALUE(MID([.$G33];1;FIND(&quot;-&quot;;[.$G33])-1))))" office:value-type="float" office:value="64" calcext:value-type="float">
            <text:p>64</text:p>
          </table:table-cell>
          <table:table-cell table:style-name="ce255" table:formula="of:=IF([.$G33]=&quot;&quot;;&quot;&quot;;IF(FIND(&quot;-&quot;;[.$G33])=0;&quot;&quot;;-NUMBERVALUE(MID([.$G33];1;FIND(&quot;-&quot;;[.$G33])-1))+NUMBERVALUE(MID([.$G33];FIND(&quot;-&quot;;[.$G33])+1;LEN([.$G33])-FIND(&quot;-&quot;;[.$G33])))))" office:value-type="float" office:value="-40" calcext:value-type="float">
            <text:p>-40</text:p>
          </table:table-cell>
          <table:table-cell table:number-columns-repeated="41"/>
        </table:table-row>
        <table:table-row table:style-name="ro2">
          <table:table-cell table:style-name="ce171" office:value-type="float" office:value="33" calcext:value-type="float">
            <text:p>33</text:p>
          </table:table-cell>
          <table:table-cell table:style-name="ce195" office:value-type="string" calcext:value-type="string">
            <text:p>F</text:p>
          </table:table-cell>
          <table:table-cell table:style-name="ce206" office:value-type="float" office:value="14" calcext:value-type="float">
            <text:p>14</text:p>
          </table:table-cell>
          <table:table-cell table:style-name="ce212" table:formula="of:=IF(FIND([.B34];&quot;ABCDEFGH&quot;;1)&gt;0;INDEX([$Parametri.A$6:$Parametri.D$37];MATCH(1;([$Parametri.C$6:$Parametri.C$37]=[.B34])*([$Parametri.D$6:$Parametri.D$37]=INT([.C34]/10));0);2)&amp;&quot; (&quot;&amp;INDEX([$Parametri.A$6:$Parametri.D$37];MATCH(1;([$Parametri.C$6:$Parametri.C$37]=[.B34])*([$Parametri.D$6:$Parametri.D$37]=INT([.C34]/10));0);1)&amp;&quot;)&quot;;&quot;DA SISTEMARE&quot;)" office:value-type="string" office:string-value="Balene (21)" calcext:value-type="string">
            <text:p>Balene (21)</text:p>
          </table:table-cell>
          <table:table-cell table:style-name="ce206" table:formula="of:=IF(AND([.D34]&lt;&gt;&quot;&quot;;[.F34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34];&quot;ABCDEFGH&quot;;1)&gt;0;INDEX([$Parametri.A$6:$Parametri.D$37];MATCH(1;([$Parametri.C$6:$Parametri.C$37]=[.B34])*([$Parametri.D$6:$Parametri.D$37]=[.C34]-10*INT([.C34]/10));0);2)&amp;&quot; (&quot;&amp;INDEX([$Parametri.A$6:$Parametri.D$37];MATCH(1;([$Parametri.C$6:$Parametri.C$37]=[.B34])*([$Parametri.D$6:$Parametri.D$37]=[.C34]-10*INT([.C34]/10));0);1)&amp;&quot;)&quot;;&quot;DA SISTEMARE&quot;)" office:value-type="string" office:string-value="Fenicotteri (24)" calcext:value-type="string">
            <text:p>Fenicotteri (24)</text:p>
          </table:table-cell>
          <table:table-cell table:style-name="ce222" office:value-type="string" calcext:value-type="string">
            <text:p>24-23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7H00M00S" calcext:value-type="time">
            <text:p>17:00</text:p>
          </table:table-cell>
          <table:table-cell table:style-name="ce239" office:value-type="float" office:value="2" calcext:value-type="float">
            <text:p>2</text:p>
          </table:table-cell>
          <table:table-cell table:style-name="ce242" table:formula="of:=IF([.$J34]=&quot;&quot;;&quot;&quot;;VLOOKUP([.$J34];CAMPI;2;0))" office:value-type="string" office:string-value="Cristo Re 2" calcext:value-type="string">
            <text:p>Cristo Re 2</text:p>
          </table:table-cell>
          <table:table-cell table:style-name="ce245" table:formula="of:=IF([.$G34]=&quot;&quot;;&quot;&quot;;IF(FIND(&quot;-&quot;;[.$G34])=0;&quot;&quot;;1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245" table:formula="of:=IF([.$G34]=&quot;&quot;;&quot;&quot;;IF(FIND(&quot;-&quot;;[.$G34])=0;&quot;&quot;;1*NOT([.$G34]=&quot;0-20&quot;)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245" table:formula="of:=IF([.$G34]=&quot;&quot;;&quot;&quot;;IF(FIND(&quot;-&quot;;[.$G34])=0;&quot;&quot;;1*([.$G34]=&quot;0-20&quot;)))" office:value-type="float" office:value="0" calcext:value-type="float">
            <text:p>0</text:p>
          </table:table-cell>
          <table:table-cell table:style-name="ce245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245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248" table:formula="of:=IF([.$G34]=&quot;&quot;;&quot;&quot;;IF(FIND(&quot;-&quot;;[.$G34])=0;&quot;&quot;;NUMBERVALUE(MID([.$G34];1;FIND(&quot;-&quot;;[.$G34])-1))-NUMBERVALUE(MID([.$G34];FIND(&quot;-&quot;;[.$G34])+1;LEN([.$G34])-FIND(&quot;-&quot;;[.$G34])))))" office:value-type="float" office:value="1" calcext:value-type="float">
            <text:p>+1</text:p>
          </table:table-cell>
          <table:table-cell table:style-name="ce252" table:formula="of:=IF([.$G34]=&quot;&quot;;&quot;&quot;;IF(FIND(&quot;-&quot;;[.$G34])=0;&quot;&quot;;1*(NUMBERVALUE(MID([.$G34];1;FIND(&quot;-&quot;;[.$G34])-1))&lt;NUMBERVALUE(MID([.$G34];FIND(&quot;-&quot;;[.$G34])+1;LEN([.$G34])-FIND(&quot;-&quot;;[.$G34]))))))" office:value-type="float" office:value="0" calcext:value-type="float">
            <text:p>0</text:p>
          </table:table-cell>
          <table:table-cell table:style-name="ce252" table:formula="of:=IF([.$G34]=&quot;&quot;;&quot;&quot;;IF(FIND(&quot;-&quot;;[.$G34])=0;&quot;&quot;;1*NOT([.$G34]=&quot;20-0&quot;)*(NUMBERVALUE(MID([.$G34];1;FIND(&quot;-&quot;;[.$G34])-1))&gt;NUMBERVALUE(MID([.$G34];FIND(&quot;-&quot;;[.$G34])+1;LEN([.$G34])-FIND(&quot;-&quot;;[.$G34]))))))" office:value-type="float" office:value="1" calcext:value-type="float">
            <text:p>1</text:p>
          </table:table-cell>
          <table:table-cell table:style-name="ce252" table:formula="of:=IF([.$G34]=&quot;&quot;;&quot;&quot;;IF(FIND(&quot;-&quot;;[.$G34])=0;&quot;&quot;;1*([.$G34]=&quot;20-0&quot;)))" office:value-type="float" office:value="0" calcext:value-type="float">
            <text:p>0</text:p>
          </table:table-cell>
          <table:table-cell table:style-name="ce252" table:formula="of:=IF([.$G34]=&quot;&quot;;&quot;&quot;;IF(FIND(&quot;-&quot;;[.$G34])=0;&quot;&quot;;NUMBERVALUE(MID([.$G34];FIND(&quot;-&quot;;[.$G34])+1;LEN([.$G34])-FIND(&quot;-&quot;;[.$G34])))))" office:value-type="float" office:value="23" calcext:value-type="float">
            <text:p>23</text:p>
          </table:table-cell>
          <table:table-cell table:style-name="ce252" table:formula="of:=IF([.$G34]=&quot;&quot;;&quot;&quot;;IF(FIND(&quot;-&quot;;[.$G34])=0;&quot;&quot;;NUMBERVALUE(MID([.$G34];1;FIND(&quot;-&quot;;[.$G34])-1))))" office:value-type="float" office:value="24" calcext:value-type="float">
            <text:p>24</text:p>
          </table:table-cell>
          <table:table-cell table:style-name="ce255" table:formula="of:=IF([.$G34]=&quot;&quot;;&quot;&quot;;IF(FIND(&quot;-&quot;;[.$G34])=0;&quot;&quot;;-NUMBERVALUE(MID([.$G34];1;FIND(&quot;-&quot;;[.$G34])-1))+NUMBERVALUE(MID([.$G34];FIND(&quot;-&quot;;[.$G34])+1;LEN([.$G34])-FIND(&quot;-&quot;;[.$G34])))))" office:value-type="float" office:value="-1" calcext:value-type="float">
            <text:p>-1</text:p>
          </table:table-cell>
          <table:table-cell table:number-columns-repeated="41"/>
        </table:table-row>
        <table:table-row table:style-name="ro2">
          <table:table-cell table:style-name="ce171" office:value-type="float" office:value="34" calcext:value-type="float">
            <text:p>34</text:p>
          </table:table-cell>
          <table:table-cell table:style-name="ce195" office:value-type="string" calcext:value-type="string">
            <text:p>F</text:p>
          </table:table-cell>
          <table:table-cell table:style-name="ce206" office:value-type="float" office:value="23" calcext:value-type="float">
            <text:p>23</text:p>
          </table:table-cell>
          <table:table-cell table:style-name="ce212" table:formula="of:=IF(FIND([.B35];&quot;ABCDEFGH&quot;;1)&gt;0;INDEX([$Parametri.A$6:$Parametri.D$37];MATCH(1;([$Parametri.C$6:$Parametri.C$37]=[.B35])*([$Parametri.D$6:$Parametri.D$37]=INT([.C35]/10));0);2)&amp;&quot; (&quot;&amp;INDEX([$Parametri.A$6:$Parametri.D$37];MATCH(1;([$Parametri.C$6:$Parametri.C$37]=[.B35])*([$Parametri.D$6:$Parametri.D$37]=INT([.C35]/10));0);1)&amp;&quot;)&quot;;&quot;DA SISTEMARE&quot;)" office:value-type="string" office:string-value="Gabbiani (22)" calcext:value-type="string">
            <text:p>Gabbiani (22)</text:p>
          </table:table-cell>
          <table:table-cell table:style-name="ce206" table:formula="of:=IF(AND([.D35]&lt;&gt;&quot;&quot;;[.F35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35];&quot;ABCDEFGH&quot;;1)&gt;0;INDEX([$Parametri.A$6:$Parametri.D$37];MATCH(1;([$Parametri.C$6:$Parametri.C$37]=[.B35])*([$Parametri.D$6:$Parametri.D$37]=[.C35]-10*INT([.C35]/10));0);2)&amp;&quot; (&quot;&amp;INDEX([$Parametri.A$6:$Parametri.D$37];MATCH(1;([$Parametri.C$6:$Parametri.C$37]=[.B35])*([$Parametri.D$6:$Parametri.D$37]=[.C35]-10*INT([.C35]/10));0);1)&amp;&quot;)&quot;;&quot;DA SISTEMARE&quot;)" office:value-type="string" office:string-value="Delfini (23)" calcext:value-type="string">
            <text:p>Delfini (23)</text:p>
          </table:table-cell>
          <table:table-cell table:style-name="ce222" office:value-type="string" calcext:value-type="string">
            <text:p>94-38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8H30M00S" calcext:value-type="time">
            <text:p>18:30</text:p>
          </table:table-cell>
          <table:table-cell table:style-name="ce239" office:value-type="float" office:value="2" calcext:value-type="float">
            <text:p>2</text:p>
          </table:table-cell>
          <table:table-cell table:style-name="ce242" table:formula="of:=IF([.$J35]=&quot;&quot;;&quot;&quot;;VLOOKUP([.$J35];CAMPI;2;0))" office:value-type="string" office:string-value="Cristo Re 2" calcext:value-type="string">
            <text:p>Cristo Re 2</text:p>
          </table:table-cell>
          <table:table-cell table:style-name="ce245" table:formula="of:=IF([.$G35]=&quot;&quot;;&quot;&quot;;IF(FIND(&quot;-&quot;;[.$G35])=0;&quot;&quot;;1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245" table:formula="of:=IF([.$G35]=&quot;&quot;;&quot;&quot;;IF(FIND(&quot;-&quot;;[.$G35])=0;&quot;&quot;;1*NOT([.$G35]=&quot;0-20&quot;)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245" table:formula="of:=IF([.$G35]=&quot;&quot;;&quot;&quot;;IF(FIND(&quot;-&quot;;[.$G35])=0;&quot;&quot;;1*([.$G35]=&quot;0-20&quot;)))" office:value-type="float" office:value="0" calcext:value-type="float">
            <text:p>0</text:p>
          </table:table-cell>
          <table:table-cell table:style-name="ce245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245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248" table:formula="of:=IF([.$G35]=&quot;&quot;;&quot;&quot;;IF(FIND(&quot;-&quot;;[.$G35])=0;&quot;&quot;;NUMBERVALUE(MID([.$G35];1;FIND(&quot;-&quot;;[.$G35])-1))-NUMBERVALUE(MID([.$G35];FIND(&quot;-&quot;;[.$G35])+1;LEN([.$G35])-FIND(&quot;-&quot;;[.$G35])))))" office:value-type="float" office:value="56" calcext:value-type="float">
            <text:p>+56</text:p>
          </table:table-cell>
          <table:table-cell table:style-name="ce252" table:formula="of:=IF([.$G35]=&quot;&quot;;&quot;&quot;;IF(FIND(&quot;-&quot;;[.$G35])=0;&quot;&quot;;1*(NUMBERVALUE(MID([.$G35];1;FIND(&quot;-&quot;;[.$G35])-1))&lt;NUMBERVALUE(MID([.$G35];FIND(&quot;-&quot;;[.$G35])+1;LEN([.$G35])-FIND(&quot;-&quot;;[.$G35]))))))" office:value-type="float" office:value="0" calcext:value-type="float">
            <text:p>0</text:p>
          </table:table-cell>
          <table:table-cell table:style-name="ce252" table:formula="of:=IF([.$G35]=&quot;&quot;;&quot;&quot;;IF(FIND(&quot;-&quot;;[.$G35])=0;&quot;&quot;;1*NOT([.$G35]=&quot;20-0&quot;)*(NUMBERVALUE(MID([.$G35];1;FIND(&quot;-&quot;;[.$G35])-1))&gt;NUMBERVALUE(MID([.$G35];FIND(&quot;-&quot;;[.$G35])+1;LEN([.$G35])-FIND(&quot;-&quot;;[.$G35]))))))" office:value-type="float" office:value="1" calcext:value-type="float">
            <text:p>1</text:p>
          </table:table-cell>
          <table:table-cell table:style-name="ce252" table:formula="of:=IF([.$G35]=&quot;&quot;;&quot;&quot;;IF(FIND(&quot;-&quot;;[.$G35])=0;&quot;&quot;;1*([.$G35]=&quot;20-0&quot;)))" office:value-type="float" office:value="0" calcext:value-type="float">
            <text:p>0</text:p>
          </table:table-cell>
          <table:table-cell table:style-name="ce252" table:formula="of:=IF([.$G35]=&quot;&quot;;&quot;&quot;;IF(FIND(&quot;-&quot;;[.$G35])=0;&quot;&quot;;NUMBERVALUE(MID([.$G35];FIND(&quot;-&quot;;[.$G35])+1;LEN([.$G35])-FIND(&quot;-&quot;;[.$G35])))))" office:value-type="float" office:value="38" calcext:value-type="float">
            <text:p>38</text:p>
          </table:table-cell>
          <table:table-cell table:style-name="ce252" table:formula="of:=IF([.$G35]=&quot;&quot;;&quot;&quot;;IF(FIND(&quot;-&quot;;[.$G35])=0;&quot;&quot;;NUMBERVALUE(MID([.$G35];1;FIND(&quot;-&quot;;[.$G35])-1))))" office:value-type="float" office:value="94" calcext:value-type="float">
            <text:p>94</text:p>
          </table:table-cell>
          <table:table-cell table:style-name="ce255" table:formula="of:=IF([.$G35]=&quot;&quot;;&quot;&quot;;IF(FIND(&quot;-&quot;;[.$G35])=0;&quot;&quot;;-NUMBERVALUE(MID([.$G35];1;FIND(&quot;-&quot;;[.$G35])-1))+NUMBERVALUE(MID([.$G35];FIND(&quot;-&quot;;[.$G35])+1;LEN([.$G35])-FIND(&quot;-&quot;;[.$G35])))))" office:value-type="float" office:value="-56" calcext:value-type="float">
            <text:p>-56</text:p>
          </table:table-cell>
          <table:table-cell table:number-columns-repeated="41"/>
        </table:table-row>
        <table:table-row table:style-name="ro2">
          <table:table-cell table:style-name="ce171" office:value-type="float" office:value="35" calcext:value-type="float">
            <text:p>35</text:p>
          </table:table-cell>
          <table:table-cell table:style-name="ce195" office:value-type="string" calcext:value-type="string">
            <text:p>F</text:p>
          </table:table-cell>
          <table:table-cell table:style-name="ce206" office:value-type="float" office:value="24" calcext:value-type="float">
            <text:p>24</text:p>
          </table:table-cell>
          <table:table-cell table:style-name="ce212" table:formula="of:=IF(FIND([.B36];&quot;ABCDEFGH&quot;;1)&gt;0;INDEX([$Parametri.A$6:$Parametri.D$37];MATCH(1;([$Parametri.C$6:$Parametri.C$37]=[.B36])*([$Parametri.D$6:$Parametri.D$37]=INT([.C36]/10));0);2)&amp;&quot; (&quot;&amp;INDEX([$Parametri.A$6:$Parametri.D$37];MATCH(1;([$Parametri.C$6:$Parametri.C$37]=[.B36])*([$Parametri.D$6:$Parametri.D$37]=INT([.C36]/10));0);1)&amp;&quot;)&quot;;&quot;DA SISTEMARE&quot;)" office:value-type="string" office:string-value="Gabbiani (22)" calcext:value-type="string">
            <text:p>Gabbiani (22)</text:p>
          </table:table-cell>
          <table:table-cell table:style-name="ce206" table:formula="of:=IF(AND([.D36]&lt;&gt;&quot;&quot;;[.F36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36];&quot;ABCDEFGH&quot;;1)&gt;0;INDEX([$Parametri.A$6:$Parametri.D$37];MATCH(1;([$Parametri.C$6:$Parametri.C$37]=[.B36])*([$Parametri.D$6:$Parametri.D$37]=[.C36]-10*INT([.C36]/10));0);2)&amp;&quot; (&quot;&amp;INDEX([$Parametri.A$6:$Parametri.D$37];MATCH(1;([$Parametri.C$6:$Parametri.C$37]=[.B36])*([$Parametri.D$6:$Parametri.D$37]=[.C36]-10*INT([.C36]/10));0);1)&amp;&quot;)&quot;;&quot;DA SISTEMARE&quot;)" office:value-type="string" office:string-value="Fenicotteri (24)" calcext:value-type="string">
            <text:p>Fenicotteri (24)</text:p>
          </table:table-cell>
          <table:table-cell table:style-name="ce222" office:value-type="string" calcext:value-type="string">
            <text:p>41-35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1H00M00S" calcext:value-type="time">
            <text:p>11:00</text:p>
          </table:table-cell>
          <table:table-cell table:style-name="ce239" office:value-type="float" office:value="2" calcext:value-type="float">
            <text:p>2</text:p>
          </table:table-cell>
          <table:table-cell table:style-name="ce242" table:formula="of:=IF([.$J36]=&quot;&quot;;&quot;&quot;;VLOOKUP([.$J36];CAMPI;2;0))" office:value-type="string" office:string-value="Cristo Re 2" calcext:value-type="string">
            <text:p>Cristo Re 2</text:p>
          </table:table-cell>
          <table:table-cell table:style-name="ce245" table:formula="of:=IF([.$G36]=&quot;&quot;;&quot;&quot;;IF(FIND(&quot;-&quot;;[.$G36])=0;&quot;&quot;;1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245" table:formula="of:=IF([.$G36]=&quot;&quot;;&quot;&quot;;IF(FIND(&quot;-&quot;;[.$G36])=0;&quot;&quot;;1*NOT([.$G36]=&quot;0-20&quot;)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245" table:formula="of:=IF([.$G36]=&quot;&quot;;&quot;&quot;;IF(FIND(&quot;-&quot;;[.$G36])=0;&quot;&quot;;1*([.$G36]=&quot;0-20&quot;)))" office:value-type="float" office:value="0" calcext:value-type="float">
            <text:p>0</text:p>
          </table:table-cell>
          <table:table-cell table:style-name="ce245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245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248" table:formula="of:=IF([.$G36]=&quot;&quot;;&quot;&quot;;IF(FIND(&quot;-&quot;;[.$G36])=0;&quot;&quot;;NUMBERVALUE(MID([.$G36];1;FIND(&quot;-&quot;;[.$G36])-1))-NUMBERVALUE(MID([.$G36];FIND(&quot;-&quot;;[.$G36])+1;LEN([.$G36])-FIND(&quot;-&quot;;[.$G36])))))" office:value-type="float" office:value="6" calcext:value-type="float">
            <text:p>+6</text:p>
          </table:table-cell>
          <table:table-cell table:style-name="ce252" table:formula="of:=IF([.$G36]=&quot;&quot;;&quot;&quot;;IF(FIND(&quot;-&quot;;[.$G36])=0;&quot;&quot;;1*(NUMBERVALUE(MID([.$G36];1;FIND(&quot;-&quot;;[.$G36])-1))&lt;NUMBERVALUE(MID([.$G36];FIND(&quot;-&quot;;[.$G36])+1;LEN([.$G36])-FIND(&quot;-&quot;;[.$G36]))))))" office:value-type="float" office:value="0" calcext:value-type="float">
            <text:p>0</text:p>
          </table:table-cell>
          <table:table-cell table:style-name="ce252" table:formula="of:=IF([.$G36]=&quot;&quot;;&quot;&quot;;IF(FIND(&quot;-&quot;;[.$G36])=0;&quot;&quot;;1*NOT([.$G36]=&quot;20-0&quot;)*(NUMBERVALUE(MID([.$G36];1;FIND(&quot;-&quot;;[.$G36])-1))&gt;NUMBERVALUE(MID([.$G36];FIND(&quot;-&quot;;[.$G36])+1;LEN([.$G36])-FIND(&quot;-&quot;;[.$G36]))))))" office:value-type="float" office:value="1" calcext:value-type="float">
            <text:p>1</text:p>
          </table:table-cell>
          <table:table-cell table:style-name="ce252" table:formula="of:=IF([.$G36]=&quot;&quot;;&quot;&quot;;IF(FIND(&quot;-&quot;;[.$G36])=0;&quot;&quot;;1*([.$G36]=&quot;20-0&quot;)))" office:value-type="float" office:value="0" calcext:value-type="float">
            <text:p>0</text:p>
          </table:table-cell>
          <table:table-cell table:style-name="ce252" table:formula="of:=IF([.$G36]=&quot;&quot;;&quot;&quot;;IF(FIND(&quot;-&quot;;[.$G36])=0;&quot;&quot;;NUMBERVALUE(MID([.$G36];FIND(&quot;-&quot;;[.$G36])+1;LEN([.$G36])-FIND(&quot;-&quot;;[.$G36])))))" office:value-type="float" office:value="35" calcext:value-type="float">
            <text:p>35</text:p>
          </table:table-cell>
          <table:table-cell table:style-name="ce252" table:formula="of:=IF([.$G36]=&quot;&quot;;&quot;&quot;;IF(FIND(&quot;-&quot;;[.$G36])=0;&quot;&quot;;NUMBERVALUE(MID([.$G36];1;FIND(&quot;-&quot;;[.$G36])-1))))" office:value-type="float" office:value="41" calcext:value-type="float">
            <text:p>41</text:p>
          </table:table-cell>
          <table:table-cell table:style-name="ce255" table:formula="of:=IF([.$G36]=&quot;&quot;;&quot;&quot;;IF(FIND(&quot;-&quot;;[.$G36])=0;&quot;&quot;;-NUMBERVALUE(MID([.$G36];1;FIND(&quot;-&quot;;[.$G36])-1))+NUMBERVALUE(MID([.$G36];FIND(&quot;-&quot;;[.$G36])+1;LEN([.$G36])-FIND(&quot;-&quot;;[.$G36])))))" office:value-type="float" office:value="-6" calcext:value-type="float">
            <text:p>-6</text:p>
          </table:table-cell>
          <table:table-cell table:number-columns-repeated="41"/>
        </table:table-row>
        <table:table-row table:style-name="ro2">
          <table:table-cell table:style-name="ce172" office:value-type="float" office:value="36" calcext:value-type="float">
            <text:p>36</text:p>
          </table:table-cell>
          <table:table-cell table:style-name="ce196" office:value-type="string" calcext:value-type="string">
            <text:p>F</text:p>
          </table:table-cell>
          <table:table-cell table:style-name="ce207" office:value-type="float" office:value="34" calcext:value-type="float">
            <text:p>34</text:p>
          </table:table-cell>
          <table:table-cell table:style-name="ce213" table:formula="of:=IF(FIND([.B37];&quot;ABCDEFGH&quot;;1)&gt;0;INDEX([$Parametri.A$6:$Parametri.D$37];MATCH(1;([$Parametri.C$6:$Parametri.C$37]=[.B37])*([$Parametri.D$6:$Parametri.D$37]=INT([.C37]/10));0);2)&amp;&quot; (&quot;&amp;INDEX([$Parametri.A$6:$Parametri.D$37];MATCH(1;([$Parametri.C$6:$Parametri.C$37]=[.B37])*([$Parametri.D$6:$Parametri.D$37]=INT([.C37]/10));0);1)&amp;&quot;)&quot;;&quot;DA SISTEMARE&quot;)" office:value-type="string" office:string-value="Delfini (23)" calcext:value-type="string">
            <text:p>Delfini (23)</text:p>
          </table:table-cell>
          <table:table-cell table:style-name="ce207" table:formula="of:=IF(AND([.D37]&lt;&gt;&quot;&quot;;[.F37]&lt;&gt;&quot;&quot;);&quot; vs &quot;;&quot;&quot;)" office:value-type="string" office:string-value=" vs " calcext:value-type="string">
            <text:p><text:s/>vs </text:p>
          </table:table-cell>
          <table:table-cell table:style-name="ce220" table:formula="of:=IF(FIND([.B37];&quot;ABCDEFGH&quot;;1)&gt;0;INDEX([$Parametri.A$6:$Parametri.D$37];MATCH(1;([$Parametri.C$6:$Parametri.C$37]=[.B37])*([$Parametri.D$6:$Parametri.D$37]=[.C37]-10*INT([.C37]/10));0);2)&amp;&quot; (&quot;&amp;INDEX([$Parametri.A$6:$Parametri.D$37];MATCH(1;([$Parametri.C$6:$Parametri.C$37]=[.B37])*([$Parametri.D$6:$Parametri.D$37]=[.C37]-10*INT([.C37]/10));0);1)&amp;&quot;)&quot;;&quot;DA SISTEMARE&quot;)" office:value-type="string" office:string-value="Fenicotteri (24)" calcext:value-type="string">
            <text:p>Fenicotteri (24)</text:p>
          </table:table-cell>
          <table:table-cell table:style-name="ce223" office:value-type="string" calcext:value-type="string">
            <text:p>72-46</text:p>
          </table:table-cell>
          <table:table-cell table:style-name="ce227" office:value-type="date" office:date-value="2021-06-08" calcext:value-type="date">
            <text:p>mar 08/06/2021</text:p>
          </table:table-cell>
          <table:table-cell table:style-name="ce234" office:value-type="time" office:time-value="PT17H00M00S" calcext:value-type="time">
            <text:p>17:00</text:p>
          </table:table-cell>
          <table:table-cell table:style-name="ce240" office:value-type="float" office:value="2" calcext:value-type="float">
            <text:p>2</text:p>
          </table:table-cell>
          <table:table-cell table:style-name="ce243" table:formula="of:=IF([.$J37]=&quot;&quot;;&quot;&quot;;VLOOKUP([.$J37];CAMPI;2;0))" office:value-type="string" office:string-value="Cristo Re 2" calcext:value-type="string">
            <text:p>Cristo Re 2</text:p>
          </table:table-cell>
          <table:table-cell table:style-name="ce246" table:formula="of:=IF([.$G37]=&quot;&quot;;&quot;&quot;;IF(FIND(&quot;-&quot;;[.$G37])=0;&quot;&quot;;1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246" table:formula="of:=IF([.$G37]=&quot;&quot;;&quot;&quot;;IF(FIND(&quot;-&quot;;[.$G37])=0;&quot;&quot;;1*NOT([.$G37]=&quot;0-20&quot;)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246" table:formula="of:=IF([.$G37]=&quot;&quot;;&quot;&quot;;IF(FIND(&quot;-&quot;;[.$G37])=0;&quot;&quot;;1*([.$G37]=&quot;0-20&quot;)))" office:value-type="float" office:value="0" calcext:value-type="float">
            <text:p>0</text:p>
          </table:table-cell>
          <table:table-cell table:style-name="ce246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246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249" table:formula="of:=IF([.$G37]=&quot;&quot;;&quot;&quot;;IF(FIND(&quot;-&quot;;[.$G37])=0;&quot;&quot;;NUMBERVALUE(MID([.$G37];1;FIND(&quot;-&quot;;[.$G37])-1))-NUMBERVALUE(MID([.$G37];FIND(&quot;-&quot;;[.$G37])+1;LEN([.$G37])-FIND(&quot;-&quot;;[.$G37])))))" office:value-type="float" office:value="26" calcext:value-type="float">
            <text:p>+26</text:p>
          </table:table-cell>
          <table:table-cell table:style-name="ce253" table:formula="of:=IF([.$G37]=&quot;&quot;;&quot;&quot;;IF(FIND(&quot;-&quot;;[.$G37])=0;&quot;&quot;;1*(NUMBERVALUE(MID([.$G37];1;FIND(&quot;-&quot;;[.$G37])-1))&lt;NUMBERVALUE(MID([.$G37];FIND(&quot;-&quot;;[.$G37])+1;LEN([.$G37])-FIND(&quot;-&quot;;[.$G37]))))))" office:value-type="float" office:value="0" calcext:value-type="float">
            <text:p>0</text:p>
          </table:table-cell>
          <table:table-cell table:style-name="ce253" table:formula="of:=IF([.$G37]=&quot;&quot;;&quot;&quot;;IF(FIND(&quot;-&quot;;[.$G37])=0;&quot;&quot;;1*NOT([.$G37]=&quot;20-0&quot;)*(NUMBERVALUE(MID([.$G37];1;FIND(&quot;-&quot;;[.$G37])-1))&gt;NUMBERVALUE(MID([.$G37];FIND(&quot;-&quot;;[.$G37])+1;LEN([.$G37])-FIND(&quot;-&quot;;[.$G37]))))))" office:value-type="float" office:value="1" calcext:value-type="float">
            <text:p>1</text:p>
          </table:table-cell>
          <table:table-cell table:style-name="ce253" table:formula="of:=IF([.$G37]=&quot;&quot;;&quot;&quot;;IF(FIND(&quot;-&quot;;[.$G37])=0;&quot;&quot;;1*([.$G37]=&quot;20-0&quot;)))" office:value-type="float" office:value="0" calcext:value-type="float">
            <text:p>0</text:p>
          </table:table-cell>
          <table:table-cell table:style-name="ce253" table:formula="of:=IF([.$G37]=&quot;&quot;;&quot;&quot;;IF(FIND(&quot;-&quot;;[.$G37])=0;&quot;&quot;;NUMBERVALUE(MID([.$G37];FIND(&quot;-&quot;;[.$G37])+1;LEN([.$G37])-FIND(&quot;-&quot;;[.$G37])))))" office:value-type="float" office:value="46" calcext:value-type="float">
            <text:p>46</text:p>
          </table:table-cell>
          <table:table-cell table:style-name="ce253" table:formula="of:=IF([.$G37]=&quot;&quot;;&quot;&quot;;IF(FIND(&quot;-&quot;;[.$G37])=0;&quot;&quot;;NUMBERVALUE(MID([.$G37];1;FIND(&quot;-&quot;;[.$G37])-1))))" office:value-type="float" office:value="72" calcext:value-type="float">
            <text:p>72</text:p>
          </table:table-cell>
          <table:table-cell table:style-name="ce256" table:formula="of:=IF([.$G37]=&quot;&quot;;&quot;&quot;;IF(FIND(&quot;-&quot;;[.$G37])=0;&quot;&quot;;-NUMBERVALUE(MID([.$G37];1;FIND(&quot;-&quot;;[.$G37])-1))+NUMBERVALUE(MID([.$G37];FIND(&quot;-&quot;;[.$G37])+1;LEN([.$G37])-FIND(&quot;-&quot;;[.$G37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0" office:value-type="float" office:value="37" calcext:value-type="float">
            <text:p>37</text:p>
          </table:table-cell>
          <table:table-cell table:style-name="ce197" office:value-type="string" calcext:value-type="string">
            <text:p>G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table:formula="of:=IF(FIND([.B38];&quot;ABCDEFGH&quot;;1)&gt;0;INDEX([$Parametri.A$6:$Parametri.D$37];MATCH(1;([$Parametri.C$6:$Parametri.C$37]=[.B38])*([$Parametri.D$6:$Parametri.D$37]=INT([.C38]/10));0);2)&amp;&quot; (&quot;&amp;INDEX([$Parametri.A$6:$Parametri.D$37];MATCH(1;([$Parametri.C$6:$Parametri.C$37]=[.B38])*([$Parametri.D$6:$Parametri.D$37]=INT([.C38]/10));0);1)&amp;&quot;)&quot;;&quot;DA SISTEMARE&quot;)" office:value-type="string" office:string-value="Istrici (25)" calcext:value-type="string">
            <text:p>Istrici (25)</text:p>
          </table:table-cell>
          <table:table-cell table:style-name="ce205" table:formula="of:=IF(AND([.D38]&lt;&gt;&quot;&quot;;[.F38]&lt;&gt;&quot;&quot;);&quot; vs &quot;;&quot;&quot;)" office:value-type="string" office:string-value=" vs " calcext:value-type="string">
            <text:p><text:s/>vs </text:p>
          </table:table-cell>
          <table:table-cell table:style-name="ce218" table:formula="of:=IF(FIND([.B38];&quot;ABCDEFGH&quot;;1)&gt;0;INDEX([$Parametri.A$6:$Parametri.D$37];MATCH(1;([$Parametri.C$6:$Parametri.C$37]=[.B38])*([$Parametri.D$6:$Parametri.D$37]=[.C38]-10*INT([.C38]/10));0);2)&amp;&quot; (&quot;&amp;INDEX([$Parametri.A$6:$Parametri.D$37];MATCH(1;([$Parametri.C$6:$Parametri.C$37]=[.B38])*([$Parametri.D$6:$Parametri.D$37]=[.C38]-10*INT([.C38]/10));0);1)&amp;&quot;)&quot;;&quot;DA SISTEMARE&quot;)" office:value-type="string" office:string-value="Gorilla (26)" calcext:value-type="string">
            <text:p>Gorilla (26)</text:p>
          </table:table-cell>
          <table:table-cell table:style-name="ce221" office:value-type="string" calcext:value-type="string">
            <text:p>57-55</text:p>
          </table:table-cell>
          <table:table-cell table:style-name="ce225" office:value-type="date" office:date-value="2021-06-08" calcext:value-type="date">
            <text:p>mar 08/06/2021</text:p>
          </table:table-cell>
          <table:table-cell table:style-name="ce230" office:value-type="time" office:time-value="PT15H30M00S" calcext:value-type="time">
            <text:p>15:30</text:p>
          </table:table-cell>
          <table:table-cell table:style-name="ce238" office:value-type="float" office:value="3" calcext:value-type="float">
            <text:p>3</text:p>
          </table:table-cell>
          <table:table-cell table:style-name="ce241" table:formula="of:=IF([.$J38]=&quot;&quot;;&quot;&quot;;VLOOKUP([.$J38];CAMPI;2;0))" office:value-type="string" office:string-value="Basket Giovane" calcext:value-type="string">
            <text:p>Basket Giovane</text:p>
          </table:table-cell>
          <table:table-cell table:style-name="ce244" table:formula="of:=IF([.$G38]=&quot;&quot;;&quot;&quot;;IF(FIND(&quot;-&quot;;[.$G38])=0;&quot;&quot;;1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244" table:formula="of:=IF([.$G38]=&quot;&quot;;&quot;&quot;;IF(FIND(&quot;-&quot;;[.$G38])=0;&quot;&quot;;1*NOT([.$G38]=&quot;0-20&quot;)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244" table:formula="of:=IF([.$G38]=&quot;&quot;;&quot;&quot;;IF(FIND(&quot;-&quot;;[.$G38])=0;&quot;&quot;;1*([.$G38]=&quot;0-20&quot;)))" office:value-type="float" office:value="0" calcext:value-type="float">
            <text:p>0</text:p>
          </table:table-cell>
          <table:table-cell table:style-name="ce244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244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247" table:formula="of:=IF([.$G38]=&quot;&quot;;&quot;&quot;;IF(FIND(&quot;-&quot;;[.$G38])=0;&quot;&quot;;NUMBERVALUE(MID([.$G38];1;FIND(&quot;-&quot;;[.$G38])-1))-NUMBERVALUE(MID([.$G38];FIND(&quot;-&quot;;[.$G38])+1;LEN([.$G38])-FIND(&quot;-&quot;;[.$G38])))))" office:value-type="float" office:value="2" calcext:value-type="float">
            <text:p>+2</text:p>
          </table:table-cell>
          <table:table-cell table:style-name="ce251" table:formula="of:=IF([.$G38]=&quot;&quot;;&quot;&quot;;IF(FIND(&quot;-&quot;;[.$G38])=0;&quot;&quot;;1*(NUMBERVALUE(MID([.$G38];1;FIND(&quot;-&quot;;[.$G38])-1))&lt;NUMBERVALUE(MID([.$G38];FIND(&quot;-&quot;;[.$G38])+1;LEN([.$G38])-FIND(&quot;-&quot;;[.$G38]))))))" office:value-type="float" office:value="0" calcext:value-type="float">
            <text:p>0</text:p>
          </table:table-cell>
          <table:table-cell table:style-name="ce251" table:formula="of:=IF([.$G38]=&quot;&quot;;&quot;&quot;;IF(FIND(&quot;-&quot;;[.$G38])=0;&quot;&quot;;1*NOT([.$G38]=&quot;20-0&quot;)*(NUMBERVALUE(MID([.$G38];1;FIND(&quot;-&quot;;[.$G38])-1))&gt;NUMBERVALUE(MID([.$G38];FIND(&quot;-&quot;;[.$G38])+1;LEN([.$G38])-FIND(&quot;-&quot;;[.$G38]))))))" office:value-type="float" office:value="1" calcext:value-type="float">
            <text:p>1</text:p>
          </table:table-cell>
          <table:table-cell table:style-name="ce251" table:formula="of:=IF([.$G38]=&quot;&quot;;&quot;&quot;;IF(FIND(&quot;-&quot;;[.$G38])=0;&quot;&quot;;1*([.$G38]=&quot;20-0&quot;)))" office:value-type="float" office:value="0" calcext:value-type="float">
            <text:p>0</text:p>
          </table:table-cell>
          <table:table-cell table:style-name="ce251" table:formula="of:=IF([.$G38]=&quot;&quot;;&quot;&quot;;IF(FIND(&quot;-&quot;;[.$G38])=0;&quot;&quot;;NUMBERVALUE(MID([.$G38];FIND(&quot;-&quot;;[.$G38])+1;LEN([.$G38])-FIND(&quot;-&quot;;[.$G38])))))" office:value-type="float" office:value="55" calcext:value-type="float">
            <text:p>55</text:p>
          </table:table-cell>
          <table:table-cell table:style-name="ce251" table:formula="of:=IF([.$G38]=&quot;&quot;;&quot;&quot;;IF(FIND(&quot;-&quot;;[.$G38])=0;&quot;&quot;;NUMBERVALUE(MID([.$G38];1;FIND(&quot;-&quot;;[.$G38])-1))))" office:value-type="float" office:value="57" calcext:value-type="float">
            <text:p>57</text:p>
          </table:table-cell>
          <table:table-cell table:style-name="ce254" table:formula="of:=IF([.$G38]=&quot;&quot;;&quot;&quot;;IF(FIND(&quot;-&quot;;[.$G38])=0;&quot;&quot;;-NUMBERVALUE(MID([.$G38];1;FIND(&quot;-&quot;;[.$G38])-1))+NUMBERVALUE(MID([.$G38];FIND(&quot;-&quot;;[.$G38])+1;LEN([.$G38])-FIND(&quot;-&quot;;[.$G38])))))" office:value-type="float" office:value="-2" calcext:value-type="float">
            <text:p>-2</text:p>
          </table:table-cell>
          <table:table-cell table:number-columns-repeated="41"/>
        </table:table-row>
        <table:table-row table:style-name="ro2">
          <table:table-cell table:style-name="ce171" office:value-type="float" office:value="38" calcext:value-type="float">
            <text:p>38</text:p>
          </table:table-cell>
          <table:table-cell table:style-name="ce198" office:value-type="string" calcext:value-type="string">
            <text:p>G</text:p>
          </table:table-cell>
          <table:table-cell table:style-name="ce206" office:value-type="float" office:value="13" calcext:value-type="float">
            <text:p>13</text:p>
          </table:table-cell>
          <table:table-cell table:style-name="ce212" table:formula="of:=IF(FIND([.B39];&quot;ABCDEFGH&quot;;1)&gt;0;INDEX([$Parametri.A$6:$Parametri.D$37];MATCH(1;([$Parametri.C$6:$Parametri.C$37]=[.B39])*([$Parametri.D$6:$Parametri.D$37]=INT([.C39]/10));0);2)&amp;&quot; (&quot;&amp;INDEX([$Parametri.A$6:$Parametri.D$37];MATCH(1;([$Parametri.C$6:$Parametri.C$37]=[.B39])*([$Parametri.D$6:$Parametri.D$37]=INT([.C39]/10));0);1)&amp;&quot;)&quot;;&quot;DA SISTEMARE&quot;)" office:value-type="string" office:string-value="Istrici (25)" calcext:value-type="string">
            <text:p>Istrici (25)</text:p>
          </table:table-cell>
          <table:table-cell table:style-name="ce206" table:formula="of:=IF(AND([.D39]&lt;&gt;&quot;&quot;;[.F39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39];&quot;ABCDEFGH&quot;;1)&gt;0;INDEX([$Parametri.A$6:$Parametri.D$37];MATCH(1;([$Parametri.C$6:$Parametri.C$37]=[.B39])*([$Parametri.D$6:$Parametri.D$37]=[.C39]-10*INT([.C39]/10));0);2)&amp;&quot; (&quot;&amp;INDEX([$Parametri.A$6:$Parametri.D$37];MATCH(1;([$Parametri.C$6:$Parametri.C$37]=[.B39])*([$Parametri.D$6:$Parametri.D$37]=[.C39]-10*INT([.C39]/10));0);1)&amp;&quot;)&quot;;&quot;DA SISTEMARE&quot;)" office:value-type="string" office:string-value="Muli (27)" calcext:value-type="string">
            <text:p>Muli (27)</text:p>
          </table:table-cell>
          <table:table-cell table:style-name="ce222" office:value-type="string" calcext:value-type="string">
            <text:p>48-36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09H00M00S" calcext:value-type="time">
            <text:p>09:00</text:p>
          </table:table-cell>
          <table:table-cell table:style-name="ce239" office:value-type="float" office:value="3" calcext:value-type="float">
            <text:p>3</text:p>
          </table:table-cell>
          <table:table-cell table:style-name="ce242" table:formula="of:=IF([.$J39]=&quot;&quot;;&quot;&quot;;VLOOKUP([.$J39];CAMPI;2;0))" office:value-type="string" office:string-value="Basket Giovane" calcext:value-type="string">
            <text:p>Basket Giovane</text:p>
          </table:table-cell>
          <table:table-cell table:style-name="ce245" table:formula="of:=IF([.$G39]=&quot;&quot;;&quot;&quot;;IF(FIND(&quot;-&quot;;[.$G39])=0;&quot;&quot;;1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245" table:formula="of:=IF([.$G39]=&quot;&quot;;&quot;&quot;;IF(FIND(&quot;-&quot;;[.$G39])=0;&quot;&quot;;1*NOT([.$G39]=&quot;0-20&quot;)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245" table:formula="of:=IF([.$G39]=&quot;&quot;;&quot;&quot;;IF(FIND(&quot;-&quot;;[.$G39])=0;&quot;&quot;;1*([.$G39]=&quot;0-20&quot;)))" office:value-type="float" office:value="0" calcext:value-type="float">
            <text:p>0</text:p>
          </table:table-cell>
          <table:table-cell table:style-name="ce245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245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248" table:formula="of:=IF([.$G39]=&quot;&quot;;&quot;&quot;;IF(FIND(&quot;-&quot;;[.$G39])=0;&quot;&quot;;NUMBERVALUE(MID([.$G39];1;FIND(&quot;-&quot;;[.$G39])-1))-NUMBERVALUE(MID([.$G39];FIND(&quot;-&quot;;[.$G39])+1;LEN([.$G39])-FIND(&quot;-&quot;;[.$G39])))))" office:value-type="float" office:value="12" calcext:value-type="float">
            <text:p>+12</text:p>
          </table:table-cell>
          <table:table-cell table:style-name="ce252" table:formula="of:=IF([.$G39]=&quot;&quot;;&quot;&quot;;IF(FIND(&quot;-&quot;;[.$G39])=0;&quot;&quot;;1*(NUMBERVALUE(MID([.$G39];1;FIND(&quot;-&quot;;[.$G39])-1))&lt;NUMBERVALUE(MID([.$G39];FIND(&quot;-&quot;;[.$G39])+1;LEN([.$G39])-FIND(&quot;-&quot;;[.$G39]))))))" office:value-type="float" office:value="0" calcext:value-type="float">
            <text:p>0</text:p>
          </table:table-cell>
          <table:table-cell table:style-name="ce252" table:formula="of:=IF([.$G39]=&quot;&quot;;&quot;&quot;;IF(FIND(&quot;-&quot;;[.$G39])=0;&quot;&quot;;1*NOT([.$G39]=&quot;20-0&quot;)*(NUMBERVALUE(MID([.$G39];1;FIND(&quot;-&quot;;[.$G39])-1))&gt;NUMBERVALUE(MID([.$G39];FIND(&quot;-&quot;;[.$G39])+1;LEN([.$G39])-FIND(&quot;-&quot;;[.$G39]))))))" office:value-type="float" office:value="1" calcext:value-type="float">
            <text:p>1</text:p>
          </table:table-cell>
          <table:table-cell table:style-name="ce252" table:formula="of:=IF([.$G39]=&quot;&quot;;&quot;&quot;;IF(FIND(&quot;-&quot;;[.$G39])=0;&quot;&quot;;1*([.$G39]=&quot;20-0&quot;)))" office:value-type="float" office:value="0" calcext:value-type="float">
            <text:p>0</text:p>
          </table:table-cell>
          <table:table-cell table:style-name="ce252" table:formula="of:=IF([.$G39]=&quot;&quot;;&quot;&quot;;IF(FIND(&quot;-&quot;;[.$G39])=0;&quot;&quot;;NUMBERVALUE(MID([.$G39];FIND(&quot;-&quot;;[.$G39])+1;LEN([.$G39])-FIND(&quot;-&quot;;[.$G39])))))" office:value-type="float" office:value="36" calcext:value-type="float">
            <text:p>36</text:p>
          </table:table-cell>
          <table:table-cell table:style-name="ce252" table:formula="of:=IF([.$G39]=&quot;&quot;;&quot;&quot;;IF(FIND(&quot;-&quot;;[.$G39])=0;&quot;&quot;;NUMBERVALUE(MID([.$G39];1;FIND(&quot;-&quot;;[.$G39])-1))))" office:value-type="float" office:value="48" calcext:value-type="float">
            <text:p>48</text:p>
          </table:table-cell>
          <table:table-cell table:style-name="ce255" table:formula="of:=IF([.$G39]=&quot;&quot;;&quot;&quot;;IF(FIND(&quot;-&quot;;[.$G39])=0;&quot;&quot;;-NUMBERVALUE(MID([.$G39];1;FIND(&quot;-&quot;;[.$G39])-1))+NUMBERVALUE(MID([.$G39];FIND(&quot;-&quot;;[.$G39])+1;LEN([.$G39])-FIND(&quot;-&quot;;[.$G39])))))" office:value-type="float" office:value="-12" calcext:value-type="float">
            <text:p>-12</text:p>
          </table:table-cell>
          <table:table-cell table:number-columns-repeated="41"/>
        </table:table-row>
        <table:table-row table:style-name="ro2">
          <table:table-cell table:style-name="ce171" office:value-type="float" office:value="39" calcext:value-type="float">
            <text:p>39</text:p>
          </table:table-cell>
          <table:table-cell table:style-name="ce198" office:value-type="string" calcext:value-type="string">
            <text:p>G</text:p>
          </table:table-cell>
          <table:table-cell table:style-name="ce206" office:value-type="float" office:value="14" calcext:value-type="float">
            <text:p>14</text:p>
          </table:table-cell>
          <table:table-cell table:style-name="ce212" table:formula="of:=IF(FIND([.B40];&quot;ABCDEFGH&quot;;1)&gt;0;INDEX([$Parametri.A$6:$Parametri.D$37];MATCH(1;([$Parametri.C$6:$Parametri.C$37]=[.B40])*([$Parametri.D$6:$Parametri.D$37]=INT([.C40]/10));0);2)&amp;&quot; (&quot;&amp;INDEX([$Parametri.A$6:$Parametri.D$37];MATCH(1;([$Parametri.C$6:$Parametri.C$37]=[.B40])*([$Parametri.D$6:$Parametri.D$37]=INT([.C40]/10));0);1)&amp;&quot;)&quot;;&quot;DA SISTEMARE&quot;)" office:value-type="string" office:string-value="Istrici (25)" calcext:value-type="string">
            <text:p>Istrici (25)</text:p>
          </table:table-cell>
          <table:table-cell table:style-name="ce206" table:formula="of:=IF(AND([.D40]&lt;&gt;&quot;&quot;;[.F40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40];&quot;ABCDEFGH&quot;;1)&gt;0;INDEX([$Parametri.A$6:$Parametri.D$37];MATCH(1;([$Parametri.C$6:$Parametri.C$37]=[.B40])*([$Parametri.D$6:$Parametri.D$37]=[.C40]-10*INT([.C40]/10));0);2)&amp;&quot; (&quot;&amp;INDEX([$Parametri.A$6:$Parametri.D$37];MATCH(1;([$Parametri.C$6:$Parametri.C$37]=[.B40])*([$Parametri.D$6:$Parametri.D$37]=[.C40]-10*INT([.C40]/10));0);1)&amp;&quot;)&quot;;&quot;DA SISTEMARE&quot;)" office:value-type="string" office:string-value="Orche (28)" calcext:value-type="string">
            <text:p>Orche (28)</text:p>
          </table:table-cell>
          <table:table-cell table:style-name="ce222" office:value-type="string" calcext:value-type="string">
            <text:p>32-31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7H00M00S" calcext:value-type="time">
            <text:p>17:00</text:p>
          </table:table-cell>
          <table:table-cell table:style-name="ce239" office:value-type="float" office:value="3" calcext:value-type="float">
            <text:p>3</text:p>
          </table:table-cell>
          <table:table-cell table:style-name="ce242" table:formula="of:=IF([.$J40]=&quot;&quot;;&quot;&quot;;VLOOKUP([.$J40];CAMPI;2;0))" office:value-type="string" office:string-value="Basket Giovane" calcext:value-type="string">
            <text:p>Basket Giovane</text:p>
          </table:table-cell>
          <table:table-cell table:style-name="ce245" table:formula="of:=IF([.$G40]=&quot;&quot;;&quot;&quot;;IF(FIND(&quot;-&quot;;[.$G40])=0;&quot;&quot;;1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245" table:formula="of:=IF([.$G40]=&quot;&quot;;&quot;&quot;;IF(FIND(&quot;-&quot;;[.$G40])=0;&quot;&quot;;1*NOT([.$G40]=&quot;0-20&quot;)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245" table:formula="of:=IF([.$G40]=&quot;&quot;;&quot;&quot;;IF(FIND(&quot;-&quot;;[.$G40])=0;&quot;&quot;;1*([.$G40]=&quot;0-20&quot;)))" office:value-type="float" office:value="0" calcext:value-type="float">
            <text:p>0</text:p>
          </table:table-cell>
          <table:table-cell table:style-name="ce245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245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248" table:formula="of:=IF([.$G40]=&quot;&quot;;&quot;&quot;;IF(FIND(&quot;-&quot;;[.$G40])=0;&quot;&quot;;NUMBERVALUE(MID([.$G40];1;FIND(&quot;-&quot;;[.$G40])-1))-NUMBERVALUE(MID([.$G40];FIND(&quot;-&quot;;[.$G40])+1;LEN([.$G40])-FIND(&quot;-&quot;;[.$G40])))))" office:value-type="float" office:value="1" calcext:value-type="float">
            <text:p>+1</text:p>
          </table:table-cell>
          <table:table-cell table:style-name="ce252" table:formula="of:=IF([.$G40]=&quot;&quot;;&quot;&quot;;IF(FIND(&quot;-&quot;;[.$G40])=0;&quot;&quot;;1*(NUMBERVALUE(MID([.$G40];1;FIND(&quot;-&quot;;[.$G40])-1))&lt;NUMBERVALUE(MID([.$G40];FIND(&quot;-&quot;;[.$G40])+1;LEN([.$G40])-FIND(&quot;-&quot;;[.$G40]))))))" office:value-type="float" office:value="0" calcext:value-type="float">
            <text:p>0</text:p>
          </table:table-cell>
          <table:table-cell table:style-name="ce252" table:formula="of:=IF([.$G40]=&quot;&quot;;&quot;&quot;;IF(FIND(&quot;-&quot;;[.$G40])=0;&quot;&quot;;1*NOT([.$G40]=&quot;20-0&quot;)*(NUMBERVALUE(MID([.$G40];1;FIND(&quot;-&quot;;[.$G40])-1))&gt;NUMBERVALUE(MID([.$G40];FIND(&quot;-&quot;;[.$G40])+1;LEN([.$G40])-FIND(&quot;-&quot;;[.$G40]))))))" office:value-type="float" office:value="1" calcext:value-type="float">
            <text:p>1</text:p>
          </table:table-cell>
          <table:table-cell table:style-name="ce252" table:formula="of:=IF([.$G40]=&quot;&quot;;&quot;&quot;;IF(FIND(&quot;-&quot;;[.$G40])=0;&quot;&quot;;1*([.$G40]=&quot;20-0&quot;)))" office:value-type="float" office:value="0" calcext:value-type="float">
            <text:p>0</text:p>
          </table:table-cell>
          <table:table-cell table:style-name="ce252" table:formula="of:=IF([.$G40]=&quot;&quot;;&quot;&quot;;IF(FIND(&quot;-&quot;;[.$G40])=0;&quot;&quot;;NUMBERVALUE(MID([.$G40];FIND(&quot;-&quot;;[.$G40])+1;LEN([.$G40])-FIND(&quot;-&quot;;[.$G40])))))" office:value-type="float" office:value="31" calcext:value-type="float">
            <text:p>31</text:p>
          </table:table-cell>
          <table:table-cell table:style-name="ce252" table:formula="of:=IF([.$G40]=&quot;&quot;;&quot;&quot;;IF(FIND(&quot;-&quot;;[.$G40])=0;&quot;&quot;;NUMBERVALUE(MID([.$G40];1;FIND(&quot;-&quot;;[.$G40])-1))))" office:value-type="float" office:value="32" calcext:value-type="float">
            <text:p>32</text:p>
          </table:table-cell>
          <table:table-cell table:style-name="ce255" table:formula="of:=IF([.$G40]=&quot;&quot;;&quot;&quot;;IF(FIND(&quot;-&quot;;[.$G40])=0;&quot;&quot;;-NUMBERVALUE(MID([.$G40];1;FIND(&quot;-&quot;;[.$G40])-1))+NUMBERVALUE(MID([.$G40];FIND(&quot;-&quot;;[.$G40])+1;LEN([.$G40])-FIND(&quot;-&quot;;[.$G40])))))" office:value-type="float" office:value="-1" calcext:value-type="float">
            <text:p>-1</text:p>
          </table:table-cell>
          <table:table-cell table:number-columns-repeated="41"/>
        </table:table-row>
        <table:table-row table:style-name="ro2">
          <table:table-cell table:style-name="ce171" office:value-type="float" office:value="40" calcext:value-type="float">
            <text:p>40</text:p>
          </table:table-cell>
          <table:table-cell table:style-name="ce198" office:value-type="string" calcext:value-type="string">
            <text:p>G</text:p>
          </table:table-cell>
          <table:table-cell table:style-name="ce206" office:value-type="float" office:value="23" calcext:value-type="float">
            <text:p>23</text:p>
          </table:table-cell>
          <table:table-cell table:style-name="ce212" table:formula="of:=IF(FIND([.B41];&quot;ABCDEFGH&quot;;1)&gt;0;INDEX([$Parametri.A$6:$Parametri.D$37];MATCH(1;([$Parametri.C$6:$Parametri.C$37]=[.B41])*([$Parametri.D$6:$Parametri.D$37]=INT([.C41]/10));0);2)&amp;&quot; (&quot;&amp;INDEX([$Parametri.A$6:$Parametri.D$37];MATCH(1;([$Parametri.C$6:$Parametri.C$37]=[.B41])*([$Parametri.D$6:$Parametri.D$37]=INT([.C41]/10));0);1)&amp;&quot;)&quot;;&quot;DA SISTEMARE&quot;)" office:value-type="string" office:string-value="Gorilla (26)" calcext:value-type="string">
            <text:p>Gorilla (26)</text:p>
          </table:table-cell>
          <table:table-cell table:style-name="ce206" table:formula="of:=IF(AND([.D41]&lt;&gt;&quot;&quot;;[.F41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41];&quot;ABCDEFGH&quot;;1)&gt;0;INDEX([$Parametri.A$6:$Parametri.D$37];MATCH(1;([$Parametri.C$6:$Parametri.C$37]=[.B41])*([$Parametri.D$6:$Parametri.D$37]=[.C41]-10*INT([.C41]/10));0);2)&amp;&quot; (&quot;&amp;INDEX([$Parametri.A$6:$Parametri.D$37];MATCH(1;([$Parametri.C$6:$Parametri.C$37]=[.B41])*([$Parametri.D$6:$Parametri.D$37]=[.C41]-10*INT([.C41]/10));0);1)&amp;&quot;)&quot;;&quot;DA SISTEMARE&quot;)" office:value-type="string" office:string-value="Muli (27)" calcext:value-type="string">
            <text:p>Muli (27)</text:p>
          </table:table-cell>
          <table:table-cell table:style-name="ce222" office:value-type="string" calcext:value-type="string">
            <text:p>56-58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8H30M00S" calcext:value-type="time">
            <text:p>18:30</text:p>
          </table:table-cell>
          <table:table-cell table:style-name="ce239" office:value-type="float" office:value="3" calcext:value-type="float">
            <text:p>3</text:p>
          </table:table-cell>
          <table:table-cell table:style-name="ce242" table:formula="of:=IF([.$J41]=&quot;&quot;;&quot;&quot;;VLOOKUP([.$J41];CAMPI;2;0))" office:value-type="string" office:string-value="Basket Giovane" calcext:value-type="string">
            <text:p>Basket Giovane</text:p>
          </table:table-cell>
          <table:table-cell table:style-name="ce245" table:formula="of:=IF([.$G41]=&quot;&quot;;&quot;&quot;;IF(FIND(&quot;-&quot;;[.$G41])=0;&quot;&quot;;1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245" table:formula="of:=IF([.$G41]=&quot;&quot;;&quot;&quot;;IF(FIND(&quot;-&quot;;[.$G41])=0;&quot;&quot;;1*NOT([.$G41]=&quot;0-20&quot;)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245" table:formula="of:=IF([.$G41]=&quot;&quot;;&quot;&quot;;IF(FIND(&quot;-&quot;;[.$G41])=0;&quot;&quot;;1*([.$G41]=&quot;0-20&quot;)))" office:value-type="float" office:value="0" calcext:value-type="float">
            <text:p>0</text:p>
          </table:table-cell>
          <table:table-cell table:style-name="ce245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245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248" table:formula="of:=IF([.$G41]=&quot;&quot;;&quot;&quot;;IF(FIND(&quot;-&quot;;[.$G41])=0;&quot;&quot;;NUMBERVALUE(MID([.$G41];1;FIND(&quot;-&quot;;[.$G41])-1))-NUMBERVALUE(MID([.$G41];FIND(&quot;-&quot;;[.$G41])+1;LEN([.$G41])-FIND(&quot;-&quot;;[.$G41])))))" office:value-type="float" office:value="-2" calcext:value-type="float">
            <text:p>-2</text:p>
          </table:table-cell>
          <table:table-cell table:style-name="ce252" table:formula="of:=IF([.$G41]=&quot;&quot;;&quot;&quot;;IF(FIND(&quot;-&quot;;[.$G41])=0;&quot;&quot;;1*(NUMBERVALUE(MID([.$G41];1;FIND(&quot;-&quot;;[.$G41])-1))&lt;NUMBERVALUE(MID([.$G41];FIND(&quot;-&quot;;[.$G41])+1;LEN([.$G41])-FIND(&quot;-&quot;;[.$G41]))))))" office:value-type="float" office:value="1" calcext:value-type="float">
            <text:p>1</text:p>
          </table:table-cell>
          <table:table-cell table:style-name="ce252" table:formula="of:=IF([.$G41]=&quot;&quot;;&quot;&quot;;IF(FIND(&quot;-&quot;;[.$G41])=0;&quot;&quot;;1*NOT([.$G41]=&quot;20-0&quot;)*(NUMBERVALUE(MID([.$G41];1;FIND(&quot;-&quot;;[.$G41])-1))&gt;NUMBERVALUE(MID([.$G41];FIND(&quot;-&quot;;[.$G41])+1;LEN([.$G41])-FIND(&quot;-&quot;;[.$G41]))))))" office:value-type="float" office:value="0" calcext:value-type="float">
            <text:p>0</text:p>
          </table:table-cell>
          <table:table-cell table:style-name="ce252" table:formula="of:=IF([.$G41]=&quot;&quot;;&quot;&quot;;IF(FIND(&quot;-&quot;;[.$G41])=0;&quot;&quot;;1*([.$G41]=&quot;20-0&quot;)))" office:value-type="float" office:value="0" calcext:value-type="float">
            <text:p>0</text:p>
          </table:table-cell>
          <table:table-cell table:style-name="ce252" table:formula="of:=IF([.$G41]=&quot;&quot;;&quot;&quot;;IF(FIND(&quot;-&quot;;[.$G41])=0;&quot;&quot;;NUMBERVALUE(MID([.$G41];FIND(&quot;-&quot;;[.$G41])+1;LEN([.$G41])-FIND(&quot;-&quot;;[.$G41])))))" office:value-type="float" office:value="58" calcext:value-type="float">
            <text:p>58</text:p>
          </table:table-cell>
          <table:table-cell table:style-name="ce252" table:formula="of:=IF([.$G41]=&quot;&quot;;&quot;&quot;;IF(FIND(&quot;-&quot;;[.$G41])=0;&quot;&quot;;NUMBERVALUE(MID([.$G41];1;FIND(&quot;-&quot;;[.$G41])-1))))" office:value-type="float" office:value="56" calcext:value-type="float">
            <text:p>56</text:p>
          </table:table-cell>
          <table:table-cell table:style-name="ce255" table:formula="of:=IF([.$G41]=&quot;&quot;;&quot;&quot;;IF(FIND(&quot;-&quot;;[.$G41])=0;&quot;&quot;;-NUMBERVALUE(MID([.$G41];1;FIND(&quot;-&quot;;[.$G41])-1))+NUMBERVALUE(MID([.$G41];FIND(&quot;-&quot;;[.$G41])+1;LEN([.$G41])-FIND(&quot;-&quot;;[.$G41])))))" office:value-type="float" office:value="2" calcext:value-type="float">
            <text:p>+2</text:p>
          </table:table-cell>
          <table:table-cell table:number-columns-repeated="41"/>
        </table:table-row>
        <table:table-row table:style-name="ro2">
          <table:table-cell table:style-name="ce171" office:value-type="float" office:value="41" calcext:value-type="float">
            <text:p>41</text:p>
          </table:table-cell>
          <table:table-cell table:style-name="ce198" office:value-type="string" calcext:value-type="string">
            <text:p>G</text:p>
          </table:table-cell>
          <table:table-cell table:style-name="ce206" office:value-type="float" office:value="24" calcext:value-type="float">
            <text:p>24</text:p>
          </table:table-cell>
          <table:table-cell table:style-name="ce212" table:formula="of:=IF(FIND([.B42];&quot;ABCDEFGH&quot;;1)&gt;0;INDEX([$Parametri.A$6:$Parametri.D$37];MATCH(1;([$Parametri.C$6:$Parametri.C$37]=[.B42])*([$Parametri.D$6:$Parametri.D$37]=INT([.C42]/10));0);2)&amp;&quot; (&quot;&amp;INDEX([$Parametri.A$6:$Parametri.D$37];MATCH(1;([$Parametri.C$6:$Parametri.C$37]=[.B42])*([$Parametri.D$6:$Parametri.D$37]=INT([.C42]/10));0);1)&amp;&quot;)&quot;;&quot;DA SISTEMARE&quot;)" office:value-type="string" office:string-value="Gorilla (26)" calcext:value-type="string">
            <text:p>Gorilla (26)</text:p>
          </table:table-cell>
          <table:table-cell table:style-name="ce206" table:formula="of:=IF(AND([.D42]&lt;&gt;&quot;&quot;;[.F42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42];&quot;ABCDEFGH&quot;;1)&gt;0;INDEX([$Parametri.A$6:$Parametri.D$37];MATCH(1;([$Parametri.C$6:$Parametri.C$37]=[.B42])*([$Parametri.D$6:$Parametri.D$37]=[.C42]-10*INT([.C42]/10));0);2)&amp;&quot; (&quot;&amp;INDEX([$Parametri.A$6:$Parametri.D$37];MATCH(1;([$Parametri.C$6:$Parametri.C$37]=[.B42])*([$Parametri.D$6:$Parametri.D$37]=[.C42]-10*INT([.C42]/10));0);1)&amp;&quot;)&quot;;&quot;DA SISTEMARE&quot;)" office:value-type="string" office:string-value="Orche (28)" calcext:value-type="string">
            <text:p>Orche (28)</text:p>
          </table:table-cell>
          <table:table-cell table:style-name="ce222" office:value-type="string" calcext:value-type="string">
            <text:p>50-64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1H00M00S" calcext:value-type="time">
            <text:p>11:00</text:p>
          </table:table-cell>
          <table:table-cell table:style-name="ce239" office:value-type="float" office:value="3" calcext:value-type="float">
            <text:p>3</text:p>
          </table:table-cell>
          <table:table-cell table:style-name="ce242" table:formula="of:=IF([.$J42]=&quot;&quot;;&quot;&quot;;VLOOKUP([.$J42];CAMPI;2;0))" office:value-type="string" office:string-value="Basket Giovane" calcext:value-type="string">
            <text:p>Basket Giovane</text:p>
          </table:table-cell>
          <table:table-cell table:style-name="ce245" table:formula="of:=IF([.$G42]=&quot;&quot;;&quot;&quot;;IF(FIND(&quot;-&quot;;[.$G42])=0;&quot;&quot;;1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245" table:formula="of:=IF([.$G42]=&quot;&quot;;&quot;&quot;;IF(FIND(&quot;-&quot;;[.$G42])=0;&quot;&quot;;1*NOT([.$G42]=&quot;0-20&quot;)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245" table:formula="of:=IF([.$G42]=&quot;&quot;;&quot;&quot;;IF(FIND(&quot;-&quot;;[.$G42])=0;&quot;&quot;;1*([.$G42]=&quot;0-20&quot;)))" office:value-type="float" office:value="0" calcext:value-type="float">
            <text:p>0</text:p>
          </table:table-cell>
          <table:table-cell table:style-name="ce245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245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248" table:formula="of:=IF([.$G42]=&quot;&quot;;&quot;&quot;;IF(FIND(&quot;-&quot;;[.$G42])=0;&quot;&quot;;NUMBERVALUE(MID([.$G42];1;FIND(&quot;-&quot;;[.$G42])-1))-NUMBERVALUE(MID([.$G42];FIND(&quot;-&quot;;[.$G42])+1;LEN([.$G42])-FIND(&quot;-&quot;;[.$G42])))))" office:value-type="float" office:value="-14" calcext:value-type="float">
            <text:p>-14</text:p>
          </table:table-cell>
          <table:table-cell table:style-name="ce252" table:formula="of:=IF([.$G42]=&quot;&quot;;&quot;&quot;;IF(FIND(&quot;-&quot;;[.$G42])=0;&quot;&quot;;1*(NUMBERVALUE(MID([.$G42];1;FIND(&quot;-&quot;;[.$G42])-1))&lt;NUMBERVALUE(MID([.$G42];FIND(&quot;-&quot;;[.$G42])+1;LEN([.$G42])-FIND(&quot;-&quot;;[.$G42]))))))" office:value-type="float" office:value="1" calcext:value-type="float">
            <text:p>1</text:p>
          </table:table-cell>
          <table:table-cell table:style-name="ce252" table:formula="of:=IF([.$G42]=&quot;&quot;;&quot;&quot;;IF(FIND(&quot;-&quot;;[.$G42])=0;&quot;&quot;;1*NOT([.$G42]=&quot;20-0&quot;)*(NUMBERVALUE(MID([.$G42];1;FIND(&quot;-&quot;;[.$G42])-1))&gt;NUMBERVALUE(MID([.$G42];FIND(&quot;-&quot;;[.$G42])+1;LEN([.$G42])-FIND(&quot;-&quot;;[.$G42]))))))" office:value-type="float" office:value="0" calcext:value-type="float">
            <text:p>0</text:p>
          </table:table-cell>
          <table:table-cell table:style-name="ce252" table:formula="of:=IF([.$G42]=&quot;&quot;;&quot;&quot;;IF(FIND(&quot;-&quot;;[.$G42])=0;&quot;&quot;;1*([.$G42]=&quot;20-0&quot;)))" office:value-type="float" office:value="0" calcext:value-type="float">
            <text:p>0</text:p>
          </table:table-cell>
          <table:table-cell table:style-name="ce252" table:formula="of:=IF([.$G42]=&quot;&quot;;&quot;&quot;;IF(FIND(&quot;-&quot;;[.$G42])=0;&quot;&quot;;NUMBERVALUE(MID([.$G42];FIND(&quot;-&quot;;[.$G42])+1;LEN([.$G42])-FIND(&quot;-&quot;;[.$G42])))))" office:value-type="float" office:value="64" calcext:value-type="float">
            <text:p>64</text:p>
          </table:table-cell>
          <table:table-cell table:style-name="ce252" table:formula="of:=IF([.$G42]=&quot;&quot;;&quot;&quot;;IF(FIND(&quot;-&quot;;[.$G42])=0;&quot;&quot;;NUMBERVALUE(MID([.$G42];1;FIND(&quot;-&quot;;[.$G42])-1))))" office:value-type="float" office:value="50" calcext:value-type="float">
            <text:p>50</text:p>
          </table:table-cell>
          <table:table-cell table:style-name="ce255" table:formula="of:=IF([.$G42]=&quot;&quot;;&quot;&quot;;IF(FIND(&quot;-&quot;;[.$G42])=0;&quot;&quot;;-NUMBERVALUE(MID([.$G42];1;FIND(&quot;-&quot;;[.$G42])-1))+NUMBERVALUE(MID([.$G42];FIND(&quot;-&quot;;[.$G42])+1;LEN([.$G42])-FIND(&quot;-&quot;;[.$G42])))))" office:value-type="float" office:value="14" calcext:value-type="float">
            <text:p>+14</text:p>
          </table:table-cell>
          <table:table-cell table:number-columns-repeated="41"/>
        </table:table-row>
        <table:table-row table:style-name="ro2">
          <table:table-cell table:style-name="ce172" office:value-type="float" office:value="42" calcext:value-type="float">
            <text:p>42</text:p>
          </table:table-cell>
          <table:table-cell table:style-name="ce199" office:value-type="string" calcext:value-type="string">
            <text:p>G</text:p>
          </table:table-cell>
          <table:table-cell table:style-name="ce207" office:value-type="float" office:value="34" calcext:value-type="float">
            <text:p>34</text:p>
          </table:table-cell>
          <table:table-cell table:style-name="ce213" table:formula="of:=IF(FIND([.B43];&quot;ABCDEFGH&quot;;1)&gt;0;INDEX([$Parametri.A$6:$Parametri.D$37];MATCH(1;([$Parametri.C$6:$Parametri.C$37]=[.B43])*([$Parametri.D$6:$Parametri.D$37]=INT([.C43]/10));0);2)&amp;&quot; (&quot;&amp;INDEX([$Parametri.A$6:$Parametri.D$37];MATCH(1;([$Parametri.C$6:$Parametri.C$37]=[.B43])*([$Parametri.D$6:$Parametri.D$37]=INT([.C43]/10));0);1)&amp;&quot;)&quot;;&quot;DA SISTEMARE&quot;)" office:value-type="string" office:string-value="Muli (27)" calcext:value-type="string">
            <text:p>Muli (27)</text:p>
          </table:table-cell>
          <table:table-cell table:style-name="ce207" table:formula="of:=IF(AND([.D43]&lt;&gt;&quot;&quot;;[.F43]&lt;&gt;&quot;&quot;);&quot; vs &quot;;&quot;&quot;)" office:value-type="string" office:string-value=" vs " calcext:value-type="string">
            <text:p><text:s/>vs </text:p>
          </table:table-cell>
          <table:table-cell table:style-name="ce220" table:formula="of:=IF(FIND([.B43];&quot;ABCDEFGH&quot;;1)&gt;0;INDEX([$Parametri.A$6:$Parametri.D$37];MATCH(1;([$Parametri.C$6:$Parametri.C$37]=[.B43])*([$Parametri.D$6:$Parametri.D$37]=[.C43]-10*INT([.C43]/10));0);2)&amp;&quot; (&quot;&amp;INDEX([$Parametri.A$6:$Parametri.D$37];MATCH(1;([$Parametri.C$6:$Parametri.C$37]=[.B43])*([$Parametri.D$6:$Parametri.D$37]=[.C43]-10*INT([.C43]/10));0);1)&amp;&quot;)&quot;;&quot;DA SISTEMARE&quot;)" office:value-type="string" office:string-value="Orche (28)" calcext:value-type="string">
            <text:p>Orche (28)</text:p>
          </table:table-cell>
          <table:table-cell table:style-name="ce223" office:value-type="string" calcext:value-type="string">
            <text:p>49-88</text:p>
          </table:table-cell>
          <table:table-cell table:style-name="ce227" office:value-type="date" office:date-value="2021-06-08" calcext:value-type="date">
            <text:p>mar 08/06/2021</text:p>
          </table:table-cell>
          <table:table-cell table:style-name="ce234" office:value-type="time" office:time-value="PT17H00M00S" calcext:value-type="time">
            <text:p>17:00</text:p>
          </table:table-cell>
          <table:table-cell table:style-name="ce240" office:value-type="float" office:value="3" calcext:value-type="float">
            <text:p>3</text:p>
          </table:table-cell>
          <table:table-cell table:style-name="ce243" table:formula="of:=IF([.$J43]=&quot;&quot;;&quot;&quot;;VLOOKUP([.$J43];CAMPI;2;0))" office:value-type="string" office:string-value="Basket Giovane" calcext:value-type="string">
            <text:p>Basket Giovane</text:p>
          </table:table-cell>
          <table:table-cell table:style-name="ce246" table:formula="of:=IF([.$G43]=&quot;&quot;;&quot;&quot;;IF(FIND(&quot;-&quot;;[.$G43])=0;&quot;&quot;;1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246" table:formula="of:=IF([.$G43]=&quot;&quot;;&quot;&quot;;IF(FIND(&quot;-&quot;;[.$G43])=0;&quot;&quot;;1*NOT([.$G43]=&quot;0-20&quot;)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246" table:formula="of:=IF([.$G43]=&quot;&quot;;&quot;&quot;;IF(FIND(&quot;-&quot;;[.$G43])=0;&quot;&quot;;1*([.$G43]=&quot;0-20&quot;)))" office:value-type="float" office:value="0" calcext:value-type="float">
            <text:p>0</text:p>
          </table:table-cell>
          <table:table-cell table:style-name="ce246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246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249" table:formula="of:=IF([.$G43]=&quot;&quot;;&quot;&quot;;IF(FIND(&quot;-&quot;;[.$G43])=0;&quot;&quot;;NUMBERVALUE(MID([.$G43];1;FIND(&quot;-&quot;;[.$G43])-1))-NUMBERVALUE(MID([.$G43];FIND(&quot;-&quot;;[.$G43])+1;LEN([.$G43])-FIND(&quot;-&quot;;[.$G43])))))" office:value-type="float" office:value="-39" calcext:value-type="float">
            <text:p>-39</text:p>
          </table:table-cell>
          <table:table-cell table:style-name="ce253" table:formula="of:=IF([.$G43]=&quot;&quot;;&quot;&quot;;IF(FIND(&quot;-&quot;;[.$G43])=0;&quot;&quot;;1*(NUMBERVALUE(MID([.$G43];1;FIND(&quot;-&quot;;[.$G43])-1))&lt;NUMBERVALUE(MID([.$G43];FIND(&quot;-&quot;;[.$G43])+1;LEN([.$G43])-FIND(&quot;-&quot;;[.$G43]))))))" office:value-type="float" office:value="1" calcext:value-type="float">
            <text:p>1</text:p>
          </table:table-cell>
          <table:table-cell table:style-name="ce253" table:formula="of:=IF([.$G43]=&quot;&quot;;&quot;&quot;;IF(FIND(&quot;-&quot;;[.$G43])=0;&quot;&quot;;1*NOT([.$G43]=&quot;20-0&quot;)*(NUMBERVALUE(MID([.$G43];1;FIND(&quot;-&quot;;[.$G43])-1))&gt;NUMBERVALUE(MID([.$G43];FIND(&quot;-&quot;;[.$G43])+1;LEN([.$G43])-FIND(&quot;-&quot;;[.$G43]))))))" office:value-type="float" office:value="0" calcext:value-type="float">
            <text:p>0</text:p>
          </table:table-cell>
          <table:table-cell table:style-name="ce253" table:formula="of:=IF([.$G43]=&quot;&quot;;&quot;&quot;;IF(FIND(&quot;-&quot;;[.$G43])=0;&quot;&quot;;1*([.$G43]=&quot;20-0&quot;)))" office:value-type="float" office:value="0" calcext:value-type="float">
            <text:p>0</text:p>
          </table:table-cell>
          <table:table-cell table:style-name="ce253" table:formula="of:=IF([.$G43]=&quot;&quot;;&quot;&quot;;IF(FIND(&quot;-&quot;;[.$G43])=0;&quot;&quot;;NUMBERVALUE(MID([.$G43];FIND(&quot;-&quot;;[.$G43])+1;LEN([.$G43])-FIND(&quot;-&quot;;[.$G43])))))" office:value-type="float" office:value="88" calcext:value-type="float">
            <text:p>88</text:p>
          </table:table-cell>
          <table:table-cell table:style-name="ce253" table:formula="of:=IF([.$G43]=&quot;&quot;;&quot;&quot;;IF(FIND(&quot;-&quot;;[.$G43])=0;&quot;&quot;;NUMBERVALUE(MID([.$G43];1;FIND(&quot;-&quot;;[.$G43])-1))))" office:value-type="float" office:value="49" calcext:value-type="float">
            <text:p>49</text:p>
          </table:table-cell>
          <table:table-cell table:style-name="ce256" table:formula="of:=IF([.$G43]=&quot;&quot;;&quot;&quot;;IF(FIND(&quot;-&quot;;[.$G43])=0;&quot;&quot;;-NUMBERVALUE(MID([.$G43];1;FIND(&quot;-&quot;;[.$G43])-1))+NUMBERVALUE(MID([.$G43];FIND(&quot;-&quot;;[.$G43])+1;LEN([.$G43])-FIND(&quot;-&quot;;[.$G43])))))" office:value-type="float" office:value="39" calcext:value-type="float">
            <text:p>+39</text:p>
          </table:table-cell>
          <table:table-cell table:number-columns-repeated="41"/>
        </table:table-row>
        <table:table-row table:style-name="ro2">
          <table:table-cell table:style-name="ce170" office:value-type="float" office:value="43" calcext:value-type="float">
            <text:p>43</text:p>
          </table:table-cell>
          <table:table-cell table:style-name="ce200" office:value-type="string" calcext:value-type="string">
            <text:p>H</text:p>
          </table:table-cell>
          <table:table-cell table:style-name="ce205" office:value-type="float" office:value="12" calcext:value-type="float">
            <text:p>12</text:p>
          </table:table-cell>
          <table:table-cell table:style-name="ce209" table:formula="of:=IF(FIND([.B44];&quot;ABCDEFGH&quot;;1)&gt;0;INDEX([$Parametri.A$6:$Parametri.D$37];MATCH(1;([$Parametri.C$6:$Parametri.C$37]=[.B44])*([$Parametri.D$6:$Parametri.D$37]=INT([.C44]/10));0);2)&amp;&quot; (&quot;&amp;INDEX([$Parametri.A$6:$Parametri.D$37];MATCH(1;([$Parametri.C$6:$Parametri.C$37]=[.B44])*([$Parametri.D$6:$Parametri.D$37]=INT([.C44]/10));0);1)&amp;&quot;)&quot;;&quot;DA SISTEMARE&quot;)" office:value-type="string" office:string-value="Piranha (29)" calcext:value-type="string">
            <text:p>Piranha (29)</text:p>
          </table:table-cell>
          <table:table-cell table:style-name="ce205" table:formula="of:=IF(AND([.D44]&lt;&gt;&quot;&quot;;[.F44]&lt;&gt;&quot;&quot;);&quot; vs &quot;;&quot;&quot;)" office:value-type="string" office:string-value=" vs " calcext:value-type="string">
            <text:p><text:s/>vs </text:p>
          </table:table-cell>
          <table:table-cell table:style-name="ce218" table:formula="of:=IF(FIND([.B44];&quot;ABCDEFGH&quot;;1)&gt;0;INDEX([$Parametri.A$6:$Parametri.D$37];MATCH(1;([$Parametri.C$6:$Parametri.C$37]=[.B44])*([$Parametri.D$6:$Parametri.D$37]=[.C44]-10*INT([.C44]/10));0);2)&amp;&quot; (&quot;&amp;INDEX([$Parametri.A$6:$Parametri.D$37];MATCH(1;([$Parametri.C$6:$Parametri.C$37]=[.B44])*([$Parametri.D$6:$Parametri.D$37]=[.C44]-10*INT([.C44]/10));0);1)&amp;&quot;)&quot;;&quot;DA SISTEMARE&quot;)" office:value-type="string" office:string-value="Scorpioni (30)" calcext:value-type="string">
            <text:p>Scorpioni (30)</text:p>
          </table:table-cell>
          <table:table-cell table:style-name="ce221" office:value-type="string" calcext:value-type="string">
            <text:p>28-93</text:p>
          </table:table-cell>
          <table:table-cell table:style-name="ce225" office:value-type="date" office:date-value="2021-06-08" calcext:value-type="date">
            <text:p>mar 08/06/2021</text:p>
          </table:table-cell>
          <table:table-cell table:style-name="ce230" office:value-type="time" office:time-value="PT15H30M00S" calcext:value-type="time">
            <text:p>15:30</text:p>
          </table:table-cell>
          <table:table-cell table:style-name="ce238" office:value-type="float" office:value="4" calcext:value-type="float">
            <text:p>4</text:p>
          </table:table-cell>
          <table:table-cell table:style-name="ce241" table:formula="of:=IF([.$J44]=&quot;&quot;;&quot;&quot;;VLOOKUP([.$J44];CAMPI;2;0))" office:value-type="string" office:string-value="Nuova Scuola" calcext:value-type="string">
            <text:p>Nuova Scuola</text:p>
          </table:table-cell>
          <table:table-cell table:style-name="ce244" table:formula="of:=IF([.$G44]=&quot;&quot;;&quot;&quot;;IF(FIND(&quot;-&quot;;[.$G44])=0;&quot;&quot;;1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244" table:formula="of:=IF([.$G44]=&quot;&quot;;&quot;&quot;;IF(FIND(&quot;-&quot;;[.$G44])=0;&quot;&quot;;1*NOT([.$G44]=&quot;0-20&quot;)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244" table:formula="of:=IF([.$G44]=&quot;&quot;;&quot;&quot;;IF(FIND(&quot;-&quot;;[.$G44])=0;&quot;&quot;;1*([.$G44]=&quot;0-20&quot;)))" office:value-type="float" office:value="0" calcext:value-type="float">
            <text:p>0</text:p>
          </table:table-cell>
          <table:table-cell table:style-name="ce244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244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247" table:formula="of:=IF([.$G44]=&quot;&quot;;&quot;&quot;;IF(FIND(&quot;-&quot;;[.$G44])=0;&quot;&quot;;NUMBERVALUE(MID([.$G44];1;FIND(&quot;-&quot;;[.$G44])-1))-NUMBERVALUE(MID([.$G44];FIND(&quot;-&quot;;[.$G44])+1;LEN([.$G44])-FIND(&quot;-&quot;;[.$G44])))))" office:value-type="float" office:value="-65" calcext:value-type="float">
            <text:p>-65</text:p>
          </table:table-cell>
          <table:table-cell table:style-name="ce251" table:formula="of:=IF([.$G44]=&quot;&quot;;&quot;&quot;;IF(FIND(&quot;-&quot;;[.$G44])=0;&quot;&quot;;1*(NUMBERVALUE(MID([.$G44];1;FIND(&quot;-&quot;;[.$G44])-1))&lt;NUMBERVALUE(MID([.$G44];FIND(&quot;-&quot;;[.$G44])+1;LEN([.$G44])-FIND(&quot;-&quot;;[.$G44]))))))" office:value-type="float" office:value="1" calcext:value-type="float">
            <text:p>1</text:p>
          </table:table-cell>
          <table:table-cell table:style-name="ce251" table:formula="of:=IF([.$G44]=&quot;&quot;;&quot;&quot;;IF(FIND(&quot;-&quot;;[.$G44])=0;&quot;&quot;;1*NOT([.$G44]=&quot;20-0&quot;)*(NUMBERVALUE(MID([.$G44];1;FIND(&quot;-&quot;;[.$G44])-1))&gt;NUMBERVALUE(MID([.$G44];FIND(&quot;-&quot;;[.$G44])+1;LEN([.$G44])-FIND(&quot;-&quot;;[.$G44]))))))" office:value-type="float" office:value="0" calcext:value-type="float">
            <text:p>0</text:p>
          </table:table-cell>
          <table:table-cell table:style-name="ce251" table:formula="of:=IF([.$G44]=&quot;&quot;;&quot;&quot;;IF(FIND(&quot;-&quot;;[.$G44])=0;&quot;&quot;;1*([.$G44]=&quot;20-0&quot;)))" office:value-type="float" office:value="0" calcext:value-type="float">
            <text:p>0</text:p>
          </table:table-cell>
          <table:table-cell table:style-name="ce251" table:formula="of:=IF([.$G44]=&quot;&quot;;&quot;&quot;;IF(FIND(&quot;-&quot;;[.$G44])=0;&quot;&quot;;NUMBERVALUE(MID([.$G44];FIND(&quot;-&quot;;[.$G44])+1;LEN([.$G44])-FIND(&quot;-&quot;;[.$G44])))))" office:value-type="float" office:value="93" calcext:value-type="float">
            <text:p>93</text:p>
          </table:table-cell>
          <table:table-cell table:style-name="ce251" table:formula="of:=IF([.$G44]=&quot;&quot;;&quot;&quot;;IF(FIND(&quot;-&quot;;[.$G44])=0;&quot;&quot;;NUMBERVALUE(MID([.$G44];1;FIND(&quot;-&quot;;[.$G44])-1))))" office:value-type="float" office:value="28" calcext:value-type="float">
            <text:p>28</text:p>
          </table:table-cell>
          <table:table-cell table:style-name="ce254" table:formula="of:=IF([.$G44]=&quot;&quot;;&quot;&quot;;IF(FIND(&quot;-&quot;;[.$G44])=0;&quot;&quot;;-NUMBERVALUE(MID([.$G44];1;FIND(&quot;-&quot;;[.$G44])-1))+NUMBERVALUE(MID([.$G44];FIND(&quot;-&quot;;[.$G44])+1;LEN([.$G44])-FIND(&quot;-&quot;;[.$G44])))))" office:value-type="float" office:value="65" calcext:value-type="float">
            <text:p>+65</text:p>
          </table:table-cell>
          <table:table-cell table:number-columns-repeated="41"/>
        </table:table-row>
        <table:table-row table:style-name="ro2">
          <table:table-cell table:style-name="ce171" office:value-type="float" office:value="44" calcext:value-type="float">
            <text:p>44</text:p>
          </table:table-cell>
          <table:table-cell table:style-name="ce203" office:value-type="string" calcext:value-type="string">
            <text:p>H</text:p>
          </table:table-cell>
          <table:table-cell table:style-name="ce206" office:value-type="float" office:value="13" calcext:value-type="float">
            <text:p>13</text:p>
          </table:table-cell>
          <table:table-cell table:style-name="ce212" table:formula="of:=IF(FIND([.B45];&quot;ABCDEFGH&quot;;1)&gt;0;INDEX([$Parametri.A$6:$Parametri.D$37];MATCH(1;([$Parametri.C$6:$Parametri.C$37]=[.B45])*([$Parametri.D$6:$Parametri.D$37]=INT([.C45]/10));0);2)&amp;&quot; (&quot;&amp;INDEX([$Parametri.A$6:$Parametri.D$37];MATCH(1;([$Parametri.C$6:$Parametri.C$37]=[.B45])*([$Parametri.D$6:$Parametri.D$37]=INT([.C45]/10));0);1)&amp;&quot;)&quot;;&quot;DA SISTEMARE&quot;)" office:value-type="string" office:string-value="Piranha (29)" calcext:value-type="string">
            <text:p>Piranha (29)</text:p>
          </table:table-cell>
          <table:table-cell table:style-name="ce206" table:formula="of:=IF(AND([.D45]&lt;&gt;&quot;&quot;;[.F45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45];&quot;ABCDEFGH&quot;;1)&gt;0;INDEX([$Parametri.A$6:$Parametri.D$37];MATCH(1;([$Parametri.C$6:$Parametri.C$37]=[.B45])*([$Parametri.D$6:$Parametri.D$37]=[.C45]-10*INT([.C45]/10));0);2)&amp;&quot; (&quot;&amp;INDEX([$Parametri.A$6:$Parametri.D$37];MATCH(1;([$Parametri.C$6:$Parametri.C$37]=[.B45])*([$Parametri.D$6:$Parametri.D$37]=[.C45]-10*INT([.C45]/10));0);1)&amp;&quot;)&quot;;&quot;DA SISTEMARE&quot;)" office:value-type="string" office:string-value="Tonni (31)" calcext:value-type="string">
            <text:p>Tonni (31)</text:p>
          </table:table-cell>
          <table:table-cell table:style-name="ce222" office:value-type="string" calcext:value-type="string">
            <text:p>75-49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09H00M00S" calcext:value-type="time">
            <text:p>09:00</text:p>
          </table:table-cell>
          <table:table-cell table:style-name="ce239" office:value-type="float" office:value="4" calcext:value-type="float">
            <text:p>4</text:p>
          </table:table-cell>
          <table:table-cell table:style-name="ce242" table:formula="of:=IF([.$J45]=&quot;&quot;;&quot;&quot;;VLOOKUP([.$J45];CAMPI;2;0))" office:value-type="string" office:string-value="Nuova Scuola" calcext:value-type="string">
            <text:p>Nuova Scuola</text:p>
          </table:table-cell>
          <table:table-cell table:style-name="ce245" table:formula="of:=IF([.$G45]=&quot;&quot;;&quot;&quot;;IF(FIND(&quot;-&quot;;[.$G45])=0;&quot;&quot;;1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245" table:formula="of:=IF([.$G45]=&quot;&quot;;&quot;&quot;;IF(FIND(&quot;-&quot;;[.$G45])=0;&quot;&quot;;1*NOT([.$G45]=&quot;0-20&quot;)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245" table:formula="of:=IF([.$G45]=&quot;&quot;;&quot;&quot;;IF(FIND(&quot;-&quot;;[.$G45])=0;&quot;&quot;;1*([.$G45]=&quot;0-20&quot;)))" office:value-type="float" office:value="0" calcext:value-type="float">
            <text:p>0</text:p>
          </table:table-cell>
          <table:table-cell table:style-name="ce245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245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248" table:formula="of:=IF([.$G45]=&quot;&quot;;&quot;&quot;;IF(FIND(&quot;-&quot;;[.$G45])=0;&quot;&quot;;NUMBERVALUE(MID([.$G45];1;FIND(&quot;-&quot;;[.$G45])-1))-NUMBERVALUE(MID([.$G45];FIND(&quot;-&quot;;[.$G45])+1;LEN([.$G45])-FIND(&quot;-&quot;;[.$G45])))))" office:value-type="float" office:value="26" calcext:value-type="float">
            <text:p>+26</text:p>
          </table:table-cell>
          <table:table-cell table:style-name="ce252" table:formula="of:=IF([.$G45]=&quot;&quot;;&quot;&quot;;IF(FIND(&quot;-&quot;;[.$G45])=0;&quot;&quot;;1*(NUMBERVALUE(MID([.$G45];1;FIND(&quot;-&quot;;[.$G45])-1))&lt;NUMBERVALUE(MID([.$G45];FIND(&quot;-&quot;;[.$G45])+1;LEN([.$G45])-FIND(&quot;-&quot;;[.$G45]))))))" office:value-type="float" office:value="0" calcext:value-type="float">
            <text:p>0</text:p>
          </table:table-cell>
          <table:table-cell table:style-name="ce252" table:formula="of:=IF([.$G45]=&quot;&quot;;&quot;&quot;;IF(FIND(&quot;-&quot;;[.$G45])=0;&quot;&quot;;1*NOT([.$G45]=&quot;20-0&quot;)*(NUMBERVALUE(MID([.$G45];1;FIND(&quot;-&quot;;[.$G45])-1))&gt;NUMBERVALUE(MID([.$G45];FIND(&quot;-&quot;;[.$G45])+1;LEN([.$G45])-FIND(&quot;-&quot;;[.$G45]))))))" office:value-type="float" office:value="1" calcext:value-type="float">
            <text:p>1</text:p>
          </table:table-cell>
          <table:table-cell table:style-name="ce252" table:formula="of:=IF([.$G45]=&quot;&quot;;&quot;&quot;;IF(FIND(&quot;-&quot;;[.$G45])=0;&quot;&quot;;1*([.$G45]=&quot;20-0&quot;)))" office:value-type="float" office:value="0" calcext:value-type="float">
            <text:p>0</text:p>
          </table:table-cell>
          <table:table-cell table:style-name="ce252" table:formula="of:=IF([.$G45]=&quot;&quot;;&quot;&quot;;IF(FIND(&quot;-&quot;;[.$G45])=0;&quot;&quot;;NUMBERVALUE(MID([.$G45];FIND(&quot;-&quot;;[.$G45])+1;LEN([.$G45])-FIND(&quot;-&quot;;[.$G45])))))" office:value-type="float" office:value="49" calcext:value-type="float">
            <text:p>49</text:p>
          </table:table-cell>
          <table:table-cell table:style-name="ce252" table:formula="of:=IF([.$G45]=&quot;&quot;;&quot;&quot;;IF(FIND(&quot;-&quot;;[.$G45])=0;&quot;&quot;;NUMBERVALUE(MID([.$G45];1;FIND(&quot;-&quot;;[.$G45])-1))))" office:value-type="float" office:value="75" calcext:value-type="float">
            <text:p>75</text:p>
          </table:table-cell>
          <table:table-cell table:style-name="ce255" table:formula="of:=IF([.$G45]=&quot;&quot;;&quot;&quot;;IF(FIND(&quot;-&quot;;[.$G45])=0;&quot;&quot;;-NUMBERVALUE(MID([.$G45];1;FIND(&quot;-&quot;;[.$G45])-1))+NUMBERVALUE(MID([.$G45];FIND(&quot;-&quot;;[.$G45])+1;LEN([.$G45])-FIND(&quot;-&quot;;[.$G45])))))" office:value-type="float" office:value="-26" calcext:value-type="float">
            <text:p>-26</text:p>
          </table:table-cell>
          <table:table-cell table:number-columns-repeated="41"/>
        </table:table-row>
        <table:table-row table:style-name="ro2">
          <table:table-cell table:style-name="ce171" office:value-type="float" office:value="45" calcext:value-type="float">
            <text:p>45</text:p>
          </table:table-cell>
          <table:table-cell table:style-name="ce203" office:value-type="string" calcext:value-type="string">
            <text:p>H</text:p>
          </table:table-cell>
          <table:table-cell table:style-name="ce206" office:value-type="float" office:value="14" calcext:value-type="float">
            <text:p>14</text:p>
          </table:table-cell>
          <table:table-cell table:style-name="ce212" table:formula="of:=IF(FIND([.B46];&quot;ABCDEFGH&quot;;1)&gt;0;INDEX([$Parametri.A$6:$Parametri.D$37];MATCH(1;([$Parametri.C$6:$Parametri.C$37]=[.B46])*([$Parametri.D$6:$Parametri.D$37]=INT([.C46]/10));0);2)&amp;&quot; (&quot;&amp;INDEX([$Parametri.A$6:$Parametri.D$37];MATCH(1;([$Parametri.C$6:$Parametri.C$37]=[.B46])*([$Parametri.D$6:$Parametri.D$37]=INT([.C46]/10));0);1)&amp;&quot;)&quot;;&quot;DA SISTEMARE&quot;)" office:value-type="string" office:string-value="Piranha (29)" calcext:value-type="string">
            <text:p>Piranha (29)</text:p>
          </table:table-cell>
          <table:table-cell table:style-name="ce206" table:formula="of:=IF(AND([.D46]&lt;&gt;&quot;&quot;;[.F46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46];&quot;ABCDEFGH&quot;;1)&gt;0;INDEX([$Parametri.A$6:$Parametri.D$37];MATCH(1;([$Parametri.C$6:$Parametri.C$37]=[.B46])*([$Parametri.D$6:$Parametri.D$37]=[.C46]-10*INT([.C46]/10));0);2)&amp;&quot; (&quot;&amp;INDEX([$Parametri.A$6:$Parametri.D$37];MATCH(1;([$Parametri.C$6:$Parametri.C$37]=[.B46])*([$Parametri.D$6:$Parametri.D$37]=[.C46]-10*INT([.C46]/10));0);1)&amp;&quot;)&quot;;&quot;DA SISTEMARE&quot;)" office:value-type="string" office:string-value="Zebre (32)" calcext:value-type="string">
            <text:p>Zebre (32)</text:p>
          </table:table-cell>
          <table:table-cell table:style-name="ce222" office:value-type="string" calcext:value-type="string">
            <text:p>86-73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7H00M00S" calcext:value-type="time">
            <text:p>17:00</text:p>
          </table:table-cell>
          <table:table-cell table:style-name="ce239" office:value-type="float" office:value="4" calcext:value-type="float">
            <text:p>4</text:p>
          </table:table-cell>
          <table:table-cell table:style-name="ce242" table:formula="of:=IF([.$J46]=&quot;&quot;;&quot;&quot;;VLOOKUP([.$J46];CAMPI;2;0))" office:value-type="string" office:string-value="Nuova Scuola" calcext:value-type="string">
            <text:p>Nuova Scuola</text:p>
          </table:table-cell>
          <table:table-cell table:style-name="ce245" table:formula="of:=IF([.$G46]=&quot;&quot;;&quot;&quot;;IF(FIND(&quot;-&quot;;[.$G46])=0;&quot;&quot;;1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245" table:formula="of:=IF([.$G46]=&quot;&quot;;&quot;&quot;;IF(FIND(&quot;-&quot;;[.$G46])=0;&quot;&quot;;1*NOT([.$G46]=&quot;0-20&quot;)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245" table:formula="of:=IF([.$G46]=&quot;&quot;;&quot;&quot;;IF(FIND(&quot;-&quot;;[.$G46])=0;&quot;&quot;;1*([.$G46]=&quot;0-20&quot;)))" office:value-type="float" office:value="0" calcext:value-type="float">
            <text:p>0</text:p>
          </table:table-cell>
          <table:table-cell table:style-name="ce245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245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248" table:formula="of:=IF([.$G46]=&quot;&quot;;&quot;&quot;;IF(FIND(&quot;-&quot;;[.$G46])=0;&quot;&quot;;NUMBERVALUE(MID([.$G46];1;FIND(&quot;-&quot;;[.$G46])-1))-NUMBERVALUE(MID([.$G46];FIND(&quot;-&quot;;[.$G46])+1;LEN([.$G46])-FIND(&quot;-&quot;;[.$G46])))))" office:value-type="float" office:value="13" calcext:value-type="float">
            <text:p>+13</text:p>
          </table:table-cell>
          <table:table-cell table:style-name="ce252" table:formula="of:=IF([.$G46]=&quot;&quot;;&quot;&quot;;IF(FIND(&quot;-&quot;;[.$G46])=0;&quot;&quot;;1*(NUMBERVALUE(MID([.$G46];1;FIND(&quot;-&quot;;[.$G46])-1))&lt;NUMBERVALUE(MID([.$G46];FIND(&quot;-&quot;;[.$G46])+1;LEN([.$G46])-FIND(&quot;-&quot;;[.$G46]))))))" office:value-type="float" office:value="0" calcext:value-type="float">
            <text:p>0</text:p>
          </table:table-cell>
          <table:table-cell table:style-name="ce252" table:formula="of:=IF([.$G46]=&quot;&quot;;&quot;&quot;;IF(FIND(&quot;-&quot;;[.$G46])=0;&quot;&quot;;1*NOT([.$G46]=&quot;20-0&quot;)*(NUMBERVALUE(MID([.$G46];1;FIND(&quot;-&quot;;[.$G46])-1))&gt;NUMBERVALUE(MID([.$G46];FIND(&quot;-&quot;;[.$G46])+1;LEN([.$G46])-FIND(&quot;-&quot;;[.$G46]))))))" office:value-type="float" office:value="1" calcext:value-type="float">
            <text:p>1</text:p>
          </table:table-cell>
          <table:table-cell table:style-name="ce252" table:formula="of:=IF([.$G46]=&quot;&quot;;&quot;&quot;;IF(FIND(&quot;-&quot;;[.$G46])=0;&quot;&quot;;1*([.$G46]=&quot;20-0&quot;)))" office:value-type="float" office:value="0" calcext:value-type="float">
            <text:p>0</text:p>
          </table:table-cell>
          <table:table-cell table:style-name="ce252" table:formula="of:=IF([.$G46]=&quot;&quot;;&quot;&quot;;IF(FIND(&quot;-&quot;;[.$G46])=0;&quot;&quot;;NUMBERVALUE(MID([.$G46];FIND(&quot;-&quot;;[.$G46])+1;LEN([.$G46])-FIND(&quot;-&quot;;[.$G46])))))" office:value-type="float" office:value="73" calcext:value-type="float">
            <text:p>73</text:p>
          </table:table-cell>
          <table:table-cell table:style-name="ce252" table:formula="of:=IF([.$G46]=&quot;&quot;;&quot;&quot;;IF(FIND(&quot;-&quot;;[.$G46])=0;&quot;&quot;;NUMBERVALUE(MID([.$G46];1;FIND(&quot;-&quot;;[.$G46])-1))))" office:value-type="float" office:value="86" calcext:value-type="float">
            <text:p>86</text:p>
          </table:table-cell>
          <table:table-cell table:style-name="ce255" table:formula="of:=IF([.$G46]=&quot;&quot;;&quot;&quot;;IF(FIND(&quot;-&quot;;[.$G46])=0;&quot;&quot;;-NUMBERVALUE(MID([.$G46];1;FIND(&quot;-&quot;;[.$G46])-1))+NUMBERVALUE(MID([.$G46];FIND(&quot;-&quot;;[.$G46])+1;LEN([.$G46])-FIND(&quot;-&quot;;[.$G46])))))" office:value-type="float" office:value="-13" calcext:value-type="float">
            <text:p>-13</text:p>
          </table:table-cell>
          <table:table-cell table:number-columns-repeated="41"/>
        </table:table-row>
        <table:table-row table:style-name="ro2">
          <table:table-cell table:style-name="ce171" office:value-type="float" office:value="46" calcext:value-type="float">
            <text:p>46</text:p>
          </table:table-cell>
          <table:table-cell table:style-name="ce203" office:value-type="string" calcext:value-type="string">
            <text:p>H</text:p>
          </table:table-cell>
          <table:table-cell table:style-name="ce206" office:value-type="float" office:value="23" calcext:value-type="float">
            <text:p>23</text:p>
          </table:table-cell>
          <table:table-cell table:style-name="ce212" table:formula="of:=IF(FIND([.B47];&quot;ABCDEFGH&quot;;1)&gt;0;INDEX([$Parametri.A$6:$Parametri.D$37];MATCH(1;([$Parametri.C$6:$Parametri.C$37]=[.B47])*([$Parametri.D$6:$Parametri.D$37]=INT([.C47]/10));0);2)&amp;&quot; (&quot;&amp;INDEX([$Parametri.A$6:$Parametri.D$37];MATCH(1;([$Parametri.C$6:$Parametri.C$37]=[.B47])*([$Parametri.D$6:$Parametri.D$37]=INT([.C47]/10));0);1)&amp;&quot;)&quot;;&quot;DA SISTEMARE&quot;)" office:value-type="string" office:string-value="Scorpioni (30)" calcext:value-type="string">
            <text:p>Scorpioni (30)</text:p>
          </table:table-cell>
          <table:table-cell table:style-name="ce206" table:formula="of:=IF(AND([.D47]&lt;&gt;&quot;&quot;;[.F47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47];&quot;ABCDEFGH&quot;;1)&gt;0;INDEX([$Parametri.A$6:$Parametri.D$37];MATCH(1;([$Parametri.C$6:$Parametri.C$37]=[.B47])*([$Parametri.D$6:$Parametri.D$37]=[.C47]-10*INT([.C47]/10));0);2)&amp;&quot; (&quot;&amp;INDEX([$Parametri.A$6:$Parametri.D$37];MATCH(1;([$Parametri.C$6:$Parametri.C$37]=[.B47])*([$Parametri.D$6:$Parametri.D$37]=[.C47]-10*INT([.C47]/10));0);1)&amp;&quot;)&quot;;&quot;DA SISTEMARE&quot;)" office:value-type="string" office:string-value="Tonni (31)" calcext:value-type="string">
            <text:p>Tonni (31)</text:p>
          </table:table-cell>
          <table:table-cell table:style-name="ce222" office:value-type="string" calcext:value-type="string">
            <text:p>39-81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8H30M00S" calcext:value-type="time">
            <text:p>18:30</text:p>
          </table:table-cell>
          <table:table-cell table:style-name="ce239" office:value-type="float" office:value="4" calcext:value-type="float">
            <text:p>4</text:p>
          </table:table-cell>
          <table:table-cell table:style-name="ce242" table:formula="of:=IF([.$J47]=&quot;&quot;;&quot;&quot;;VLOOKUP([.$J47];CAMPI;2;0))" office:value-type="string" office:string-value="Nuova Scuola" calcext:value-type="string">
            <text:p>Nuova Scuola</text:p>
          </table:table-cell>
          <table:table-cell table:style-name="ce245" table:formula="of:=IF([.$G47]=&quot;&quot;;&quot;&quot;;IF(FIND(&quot;-&quot;;[.$G47])=0;&quot;&quot;;1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245" table:formula="of:=IF([.$G47]=&quot;&quot;;&quot;&quot;;IF(FIND(&quot;-&quot;;[.$G47])=0;&quot;&quot;;1*NOT([.$G47]=&quot;0-20&quot;)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245" table:formula="of:=IF([.$G47]=&quot;&quot;;&quot;&quot;;IF(FIND(&quot;-&quot;;[.$G47])=0;&quot;&quot;;1*([.$G47]=&quot;0-20&quot;)))" office:value-type="float" office:value="0" calcext:value-type="float">
            <text:p>0</text:p>
          </table:table-cell>
          <table:table-cell table:style-name="ce245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245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248" table:formula="of:=IF([.$G47]=&quot;&quot;;&quot;&quot;;IF(FIND(&quot;-&quot;;[.$G47])=0;&quot;&quot;;NUMBERVALUE(MID([.$G47];1;FIND(&quot;-&quot;;[.$G47])-1))-NUMBERVALUE(MID([.$G47];FIND(&quot;-&quot;;[.$G47])+1;LEN([.$G47])-FIND(&quot;-&quot;;[.$G47])))))" office:value-type="float" office:value="-42" calcext:value-type="float">
            <text:p>-42</text:p>
          </table:table-cell>
          <table:table-cell table:style-name="ce252" table:formula="of:=IF([.$G47]=&quot;&quot;;&quot;&quot;;IF(FIND(&quot;-&quot;;[.$G47])=0;&quot;&quot;;1*(NUMBERVALUE(MID([.$G47];1;FIND(&quot;-&quot;;[.$G47])-1))&lt;NUMBERVALUE(MID([.$G47];FIND(&quot;-&quot;;[.$G47])+1;LEN([.$G47])-FIND(&quot;-&quot;;[.$G47]))))))" office:value-type="float" office:value="1" calcext:value-type="float">
            <text:p>1</text:p>
          </table:table-cell>
          <table:table-cell table:style-name="ce252" table:formula="of:=IF([.$G47]=&quot;&quot;;&quot;&quot;;IF(FIND(&quot;-&quot;;[.$G47])=0;&quot;&quot;;1*NOT([.$G47]=&quot;20-0&quot;)*(NUMBERVALUE(MID([.$G47];1;FIND(&quot;-&quot;;[.$G47])-1))&gt;NUMBERVALUE(MID([.$G47];FIND(&quot;-&quot;;[.$G47])+1;LEN([.$G47])-FIND(&quot;-&quot;;[.$G47]))))))" office:value-type="float" office:value="0" calcext:value-type="float">
            <text:p>0</text:p>
          </table:table-cell>
          <table:table-cell table:style-name="ce252" table:formula="of:=IF([.$G47]=&quot;&quot;;&quot;&quot;;IF(FIND(&quot;-&quot;;[.$G47])=0;&quot;&quot;;1*([.$G47]=&quot;20-0&quot;)))" office:value-type="float" office:value="0" calcext:value-type="float">
            <text:p>0</text:p>
          </table:table-cell>
          <table:table-cell table:style-name="ce252" table:formula="of:=IF([.$G47]=&quot;&quot;;&quot;&quot;;IF(FIND(&quot;-&quot;;[.$G47])=0;&quot;&quot;;NUMBERVALUE(MID([.$G47];FIND(&quot;-&quot;;[.$G47])+1;LEN([.$G47])-FIND(&quot;-&quot;;[.$G47])))))" office:value-type="float" office:value="81" calcext:value-type="float">
            <text:p>81</text:p>
          </table:table-cell>
          <table:table-cell table:style-name="ce252" table:formula="of:=IF([.$G47]=&quot;&quot;;&quot;&quot;;IF(FIND(&quot;-&quot;;[.$G47])=0;&quot;&quot;;NUMBERVALUE(MID([.$G47];1;FIND(&quot;-&quot;;[.$G47])-1))))" office:value-type="float" office:value="39" calcext:value-type="float">
            <text:p>39</text:p>
          </table:table-cell>
          <table:table-cell table:style-name="ce255" table:formula="of:=IF([.$G47]=&quot;&quot;;&quot;&quot;;IF(FIND(&quot;-&quot;;[.$G47])=0;&quot;&quot;;-NUMBERVALUE(MID([.$G47];1;FIND(&quot;-&quot;;[.$G47])-1))+NUMBERVALUE(MID([.$G47];FIND(&quot;-&quot;;[.$G47])+1;LEN([.$G47])-FIND(&quot;-&quot;;[.$G47])))))" office:value-type="float" office:value="42" calcext:value-type="float">
            <text:p>+42</text:p>
          </table:table-cell>
          <table:table-cell table:number-columns-repeated="41"/>
        </table:table-row>
        <table:table-row table:style-name="ro2">
          <table:table-cell table:style-name="ce171" office:value-type="float" office:value="47" calcext:value-type="float">
            <text:p>47</text:p>
          </table:table-cell>
          <table:table-cell table:style-name="ce203" office:value-type="string" calcext:value-type="string">
            <text:p>H</text:p>
          </table:table-cell>
          <table:table-cell table:style-name="ce206" office:value-type="float" office:value="24" calcext:value-type="float">
            <text:p>24</text:p>
          </table:table-cell>
          <table:table-cell table:style-name="ce212" table:formula="of:=IF(FIND([.B48];&quot;ABCDEFGH&quot;;1)&gt;0;INDEX([$Parametri.A$6:$Parametri.D$37];MATCH(1;([$Parametri.C$6:$Parametri.C$37]=[.B48])*([$Parametri.D$6:$Parametri.D$37]=INT([.C48]/10));0);2)&amp;&quot; (&quot;&amp;INDEX([$Parametri.A$6:$Parametri.D$37];MATCH(1;([$Parametri.C$6:$Parametri.C$37]=[.B48])*([$Parametri.D$6:$Parametri.D$37]=INT([.C48]/10));0);1)&amp;&quot;)&quot;;&quot;DA SISTEMARE&quot;)" office:value-type="string" office:string-value="Scorpioni (30)" calcext:value-type="string">
            <text:p>Scorpioni (30)</text:p>
          </table:table-cell>
          <table:table-cell table:style-name="ce206" table:formula="of:=IF(AND([.D48]&lt;&gt;&quot;&quot;;[.F48]&lt;&gt;&quot;&quot;);&quot; vs &quot;;&quot;&quot;)" office:value-type="string" office:string-value=" vs " calcext:value-type="string">
            <text:p><text:s/>vs </text:p>
          </table:table-cell>
          <table:table-cell table:style-name="ce219" table:formula="of:=IF(FIND([.B48];&quot;ABCDEFGH&quot;;1)&gt;0;INDEX([$Parametri.A$6:$Parametri.D$37];MATCH(1;([$Parametri.C$6:$Parametri.C$37]=[.B48])*([$Parametri.D$6:$Parametri.D$37]=[.C48]-10*INT([.C48]/10));0);2)&amp;&quot; (&quot;&amp;INDEX([$Parametri.A$6:$Parametri.D$37];MATCH(1;([$Parametri.C$6:$Parametri.C$37]=[.B48])*([$Parametri.D$6:$Parametri.D$37]=[.C48]-10*INT([.C48]/10));0);1)&amp;&quot;)&quot;;&quot;DA SISTEMARE&quot;)" office:value-type="string" office:string-value="Zebre (32)" calcext:value-type="string">
            <text:p>Zebre (32)</text:p>
          </table:table-cell>
          <table:table-cell table:style-name="ce222" office:value-type="string" calcext:value-type="string">
            <text:p>82-74</text:p>
          </table:table-cell>
          <table:table-cell table:style-name="ce226" office:value-type="date" office:date-value="2021-06-09" calcext:value-type="date">
            <text:p>mer 09/06/2021</text:p>
          </table:table-cell>
          <table:table-cell table:style-name="ce233" office:value-type="time" office:time-value="PT11H00M00S" calcext:value-type="time">
            <text:p>11:00</text:p>
          </table:table-cell>
          <table:table-cell table:style-name="ce239" office:value-type="float" office:value="4" calcext:value-type="float">
            <text:p>4</text:p>
          </table:table-cell>
          <table:table-cell table:style-name="ce242" table:formula="of:=IF([.$J48]=&quot;&quot;;&quot;&quot;;VLOOKUP([.$J48];CAMPI;2;0))" office:value-type="string" office:string-value="Nuova Scuola" calcext:value-type="string">
            <text:p>Nuova Scuola</text:p>
          </table:table-cell>
          <table:table-cell table:style-name="ce245" table:formula="of:=IF([.$G48]=&quot;&quot;;&quot;&quot;;IF(FIND(&quot;-&quot;;[.$G48])=0;&quot;&quot;;1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245" table:formula="of:=IF([.$G48]=&quot;&quot;;&quot;&quot;;IF(FIND(&quot;-&quot;;[.$G48])=0;&quot;&quot;;1*NOT([.$G48]=&quot;0-20&quot;)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245" table:formula="of:=IF([.$G48]=&quot;&quot;;&quot;&quot;;IF(FIND(&quot;-&quot;;[.$G48])=0;&quot;&quot;;1*([.$G48]=&quot;0-20&quot;)))" office:value-type="float" office:value="0" calcext:value-type="float">
            <text:p>0</text:p>
          </table:table-cell>
          <table:table-cell table:style-name="ce245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245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248" table:formula="of:=IF([.$G48]=&quot;&quot;;&quot;&quot;;IF(FIND(&quot;-&quot;;[.$G48])=0;&quot;&quot;;NUMBERVALUE(MID([.$G48];1;FIND(&quot;-&quot;;[.$G48])-1))-NUMBERVALUE(MID([.$G48];FIND(&quot;-&quot;;[.$G48])+1;LEN([.$G48])-FIND(&quot;-&quot;;[.$G48])))))" office:value-type="float" office:value="8" calcext:value-type="float">
            <text:p>+8</text:p>
          </table:table-cell>
          <table:table-cell table:style-name="ce252" table:formula="of:=IF([.$G48]=&quot;&quot;;&quot;&quot;;IF(FIND(&quot;-&quot;;[.$G48])=0;&quot;&quot;;1*(NUMBERVALUE(MID([.$G48];1;FIND(&quot;-&quot;;[.$G48])-1))&lt;NUMBERVALUE(MID([.$G48];FIND(&quot;-&quot;;[.$G48])+1;LEN([.$G48])-FIND(&quot;-&quot;;[.$G48]))))))" office:value-type="float" office:value="0" calcext:value-type="float">
            <text:p>0</text:p>
          </table:table-cell>
          <table:table-cell table:style-name="ce252" table:formula="of:=IF([.$G48]=&quot;&quot;;&quot;&quot;;IF(FIND(&quot;-&quot;;[.$G48])=0;&quot;&quot;;1*NOT([.$G48]=&quot;20-0&quot;)*(NUMBERVALUE(MID([.$G48];1;FIND(&quot;-&quot;;[.$G48])-1))&gt;NUMBERVALUE(MID([.$G48];FIND(&quot;-&quot;;[.$G48])+1;LEN([.$G48])-FIND(&quot;-&quot;;[.$G48]))))))" office:value-type="float" office:value="1" calcext:value-type="float">
            <text:p>1</text:p>
          </table:table-cell>
          <table:table-cell table:style-name="ce252" table:formula="of:=IF([.$G48]=&quot;&quot;;&quot;&quot;;IF(FIND(&quot;-&quot;;[.$G48])=0;&quot;&quot;;1*([.$G48]=&quot;20-0&quot;)))" office:value-type="float" office:value="0" calcext:value-type="float">
            <text:p>0</text:p>
          </table:table-cell>
          <table:table-cell table:style-name="ce252" table:formula="of:=IF([.$G48]=&quot;&quot;;&quot;&quot;;IF(FIND(&quot;-&quot;;[.$G48])=0;&quot;&quot;;NUMBERVALUE(MID([.$G48];FIND(&quot;-&quot;;[.$G48])+1;LEN([.$G48])-FIND(&quot;-&quot;;[.$G48])))))" office:value-type="float" office:value="74" calcext:value-type="float">
            <text:p>74</text:p>
          </table:table-cell>
          <table:table-cell table:style-name="ce252" table:formula="of:=IF([.$G48]=&quot;&quot;;&quot;&quot;;IF(FIND(&quot;-&quot;;[.$G48])=0;&quot;&quot;;NUMBERVALUE(MID([.$G48];1;FIND(&quot;-&quot;;[.$G48])-1))))" office:value-type="float" office:value="82" calcext:value-type="float">
            <text:p>82</text:p>
          </table:table-cell>
          <table:table-cell table:style-name="ce255" table:formula="of:=IF([.$G48]=&quot;&quot;;&quot;&quot;;IF(FIND(&quot;-&quot;;[.$G48])=0;&quot;&quot;;-NUMBERVALUE(MID([.$G48];1;FIND(&quot;-&quot;;[.$G48])-1))+NUMBERVALUE(MID([.$G48];FIND(&quot;-&quot;;[.$G48])+1;LEN([.$G48])-FIND(&quot;-&quot;;[.$G48])))))" office:value-type="float" office:value="-8" calcext:value-type="float">
            <text:p>-8</text:p>
          </table:table-cell>
          <table:table-cell table:number-columns-repeated="41"/>
        </table:table-row>
        <table:table-row table:style-name="ro2">
          <table:table-cell table:style-name="ce172" office:value-type="float" office:value="48" calcext:value-type="float">
            <text:p>48</text:p>
          </table:table-cell>
          <table:table-cell table:style-name="ce204" office:value-type="string" calcext:value-type="string">
            <text:p>H</text:p>
          </table:table-cell>
          <table:table-cell table:style-name="ce207" office:value-type="float" office:value="34" calcext:value-type="float">
            <text:p>34</text:p>
          </table:table-cell>
          <table:table-cell table:style-name="ce213" table:formula="of:=IF(FIND([.B49];&quot;ABCDEFGH&quot;;1)&gt;0;INDEX([$Parametri.A$6:$Parametri.D$37];MATCH(1;([$Parametri.C$6:$Parametri.C$37]=[.B49])*([$Parametri.D$6:$Parametri.D$37]=INT([.C49]/10));0);2)&amp;&quot; (&quot;&amp;INDEX([$Parametri.A$6:$Parametri.D$37];MATCH(1;([$Parametri.C$6:$Parametri.C$37]=[.B49])*([$Parametri.D$6:$Parametri.D$37]=INT([.C49]/10));0);1)&amp;&quot;)&quot;;&quot;DA SISTEMARE&quot;)" office:value-type="string" office:string-value="Tonni (31)" calcext:value-type="string">
            <text:p>Tonni (31)</text:p>
          </table:table-cell>
          <table:table-cell table:style-name="ce207" table:formula="of:=IF(AND([.D49]&lt;&gt;&quot;&quot;;[.F49]&lt;&gt;&quot;&quot;);&quot; vs &quot;;&quot;&quot;)" office:value-type="string" office:string-value=" vs " calcext:value-type="string">
            <text:p><text:s/>vs </text:p>
          </table:table-cell>
          <table:table-cell table:style-name="ce220" table:formula="of:=IF(FIND([.B49];&quot;ABCDEFGH&quot;;1)&gt;0;INDEX([$Parametri.A$6:$Parametri.D$37];MATCH(1;([$Parametri.C$6:$Parametri.C$37]=[.B49])*([$Parametri.D$6:$Parametri.D$37]=[.C49]-10*INT([.C49]/10));0);2)&amp;&quot; (&quot;&amp;INDEX([$Parametri.A$6:$Parametri.D$37];MATCH(1;([$Parametri.C$6:$Parametri.C$37]=[.B49])*([$Parametri.D$6:$Parametri.D$37]=[.C49]-10*INT([.C49]/10));0);1)&amp;&quot;)&quot;;&quot;DA SISTEMARE&quot;)" office:value-type="string" office:string-value="Zebre (32)" calcext:value-type="string">
            <text:p>Zebre (32)</text:p>
          </table:table-cell>
          <table:table-cell table:style-name="ce223" office:value-type="string" calcext:value-type="string">
            <text:p>55-69</text:p>
          </table:table-cell>
          <table:table-cell table:style-name="ce227" office:value-type="date" office:date-value="2021-06-08" calcext:value-type="date">
            <text:p>mar 08/06/2021</text:p>
          </table:table-cell>
          <table:table-cell table:style-name="ce234" office:value-type="time" office:time-value="PT17H00M00S" calcext:value-type="time">
            <text:p>17:00</text:p>
          </table:table-cell>
          <table:table-cell table:style-name="ce240" office:value-type="float" office:value="4" calcext:value-type="float">
            <text:p>4</text:p>
          </table:table-cell>
          <table:table-cell table:style-name="ce243" table:formula="of:=IF([.$J49]=&quot;&quot;;&quot;&quot;;VLOOKUP([.$J49];CAMPI;2;0))" office:value-type="string" office:string-value="Nuova Scuola" calcext:value-type="string">
            <text:p>Nuova Scuola</text:p>
          </table:table-cell>
          <table:table-cell table:style-name="ce246" table:formula="of:=IF([.$G49]=&quot;&quot;;&quot;&quot;;IF(FIND(&quot;-&quot;;[.$G49])=0;&quot;&quot;;1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246" table:formula="of:=IF([.$G49]=&quot;&quot;;&quot;&quot;;IF(FIND(&quot;-&quot;;[.$G49])=0;&quot;&quot;;1*NOT([.$G49]=&quot;0-20&quot;)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246" table:formula="of:=IF([.$G49]=&quot;&quot;;&quot;&quot;;IF(FIND(&quot;-&quot;;[.$G49])=0;&quot;&quot;;1*([.$G49]=&quot;0-20&quot;)))" office:value-type="float" office:value="0" calcext:value-type="float">
            <text:p>0</text:p>
          </table:table-cell>
          <table:table-cell table:style-name="ce246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246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249" table:formula="of:=IF([.$G49]=&quot;&quot;;&quot;&quot;;IF(FIND(&quot;-&quot;;[.$G49])=0;&quot;&quot;;NUMBERVALUE(MID([.$G49];1;FIND(&quot;-&quot;;[.$G49])-1))-NUMBERVALUE(MID([.$G49];FIND(&quot;-&quot;;[.$G49])+1;LEN([.$G49])-FIND(&quot;-&quot;;[.$G49])))))" office:value-type="float" office:value="-14" calcext:value-type="float">
            <text:p>-14</text:p>
          </table:table-cell>
          <table:table-cell table:style-name="ce253" table:formula="of:=IF([.$G49]=&quot;&quot;;&quot;&quot;;IF(FIND(&quot;-&quot;;[.$G49])=0;&quot;&quot;;1*(NUMBERVALUE(MID([.$G49];1;FIND(&quot;-&quot;;[.$G49])-1))&lt;NUMBERVALUE(MID([.$G49];FIND(&quot;-&quot;;[.$G49])+1;LEN([.$G49])-FIND(&quot;-&quot;;[.$G49]))))))" office:value-type="float" office:value="1" calcext:value-type="float">
            <text:p>1</text:p>
          </table:table-cell>
          <table:table-cell table:style-name="ce253" table:formula="of:=IF([.$G49]=&quot;&quot;;&quot;&quot;;IF(FIND(&quot;-&quot;;[.$G49])=0;&quot;&quot;;1*NOT([.$G49]=&quot;20-0&quot;)*(NUMBERVALUE(MID([.$G49];1;FIND(&quot;-&quot;;[.$G49])-1))&gt;NUMBERVALUE(MID([.$G49];FIND(&quot;-&quot;;[.$G49])+1;LEN([.$G49])-FIND(&quot;-&quot;;[.$G49]))))))" office:value-type="float" office:value="0" calcext:value-type="float">
            <text:p>0</text:p>
          </table:table-cell>
          <table:table-cell table:style-name="ce253" table:formula="of:=IF([.$G49]=&quot;&quot;;&quot;&quot;;IF(FIND(&quot;-&quot;;[.$G49])=0;&quot;&quot;;1*([.$G49]=&quot;20-0&quot;)))" office:value-type="float" office:value="0" calcext:value-type="float">
            <text:p>0</text:p>
          </table:table-cell>
          <table:table-cell table:style-name="ce253" table:formula="of:=IF([.$G49]=&quot;&quot;;&quot;&quot;;IF(FIND(&quot;-&quot;;[.$G49])=0;&quot;&quot;;NUMBERVALUE(MID([.$G49];FIND(&quot;-&quot;;[.$G49])+1;LEN([.$G49])-FIND(&quot;-&quot;;[.$G49])))))" office:value-type="float" office:value="69" calcext:value-type="float">
            <text:p>69</text:p>
          </table:table-cell>
          <table:table-cell table:style-name="ce253" table:formula="of:=IF([.$G49]=&quot;&quot;;&quot;&quot;;IF(FIND(&quot;-&quot;;[.$G49])=0;&quot;&quot;;NUMBERVALUE(MID([.$G49];1;FIND(&quot;-&quot;;[.$G49])-1))))" office:value-type="float" office:value="55" calcext:value-type="float">
            <text:p>55</text:p>
          </table:table-cell>
          <table:table-cell table:style-name="ce256" table:formula="of:=IF([.$G49]=&quot;&quot;;&quot;&quot;;IF(FIND(&quot;-&quot;;[.$G49])=0;&quot;&quot;;-NUMBERVALUE(MID([.$G49];1;FIND(&quot;-&quot;;[.$G49])-1))+NUMBERVALUE(MID([.$G49];FIND(&quot;-&quot;;[.$G49])+1;LEN([.$G49])-FIND(&quot;-&quot;;[.$G49])))))" office:value-type="float" office:value="14" calcext:value-type="float">
            <text:p>+14</text:p>
          </table:table-cell>
          <table:table-cell table:number-columns-repeated="41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Partite.L1:Partite.P1 Partite.V1:Partite.W1 Partite.E1:Partite.G1">
            <calcext:condition calcext:apply-style-name="ConditionalStyle_207" calcext:value="formula-is(#REF!=&quot;Black and White&quot;)" calcext:base-cell-address="Partite.E1"/>
          </calcext:conditional-format>
          <calcext:conditional-format calcext:target-range-address="Partite.Q1:Partite.R1 Partite.A1:Partite.A1 Partite.H1:Partite.K1">
            <calcext:condition calcext:apply-style-name="ConditionalStyle_163" calcext:value="formula-is(#REF!=&quot;Black and White&quot;)" calcext:base-cell-address="Partite.A1"/>
          </calcext:conditional-format>
          <calcext:conditional-format calcext:target-range-address="Partite.B1:Partite.D1 Partite.S1:Partite.U1">
            <calcext:condition calcext:apply-style-name="ConditionalStyle_173" calcext:value="formula-is(#REF!=&quot;Black and White&quot;)" calcext:base-cell-address="Partite.B1"/>
          </calcext:conditional-format>
          <calcext:conditional-format calcext:target-range-address="Partite.C2:Partite.F49">
            <calcext:condition calcext:apply-style-name="ConditionalStyle_182" calcext:value="formula-is([.$E$2]=&quot;Black and White&quot;)" calcext:base-cell-address="Partite.C2"/>
          </calcext:conditional-format>
          <calcext:conditional-format calcext:target-range-address="Partite.H2:Partite.W49">
            <calcext:condition calcext:apply-style-name="ConditionalStyle_150" calcext:value="formula-is([.$E$2]=&quot;Black and White&quot;)" calcext:base-cell-address="Partite.H2"/>
          </calcext:conditional-format>
          <calcext:conditional-format calcext:target-range-address="Partite.G2:Partite.G49">
            <calcext:condition calcext:apply-style-name="ConditionalStyle_202" calcext:value="formula-is(IF(AND(#REF!&gt;#REF!;ISNUMBER(#REF!);ISNUMBER(#REF!));1;0))" calcext:base-cell-address="Partite.G2"/>
          </calcext:conditional-format>
        </calcext:conditional-formats>
      </table:table>
      <table:table table:name="Classifiche Gironi" table:style-name="ta1">
        <table:table-column table:style-name="co4" table:default-cell-style-name="ce386"/>
        <table:table-column table:style-name="co3" table:default-cell-style-name="ce174"/>
        <table:table-column table:style-name="co4" table:default-cell-style-name="ce174"/>
        <table:table-column table:style-name="co7" table:default-cell-style-name="ce174"/>
        <table:table-column table:style-name="co21" table:default-cell-style-name="ce174"/>
        <table:table-column table:style-name="co12" table:default-cell-style-name="ce174"/>
        <table:table-column table:style-name="co22" table:default-cell-style-name="ce174"/>
        <table:table-column table:style-name="co23" table:default-cell-style-name="ce174"/>
        <table:table-column table:style-name="co15" table:default-cell-style-name="ce174"/>
        <table:table-column table:style-name="co24" table:default-cell-style-name="ce174"/>
        <table:table-column table:style-name="co25" table:default-cell-style-name="ce174"/>
        <table:table-column table:style-name="co14" table:default-cell-style-name="ce174"/>
        <table:table-column table:style-name="co26" table:number-columns-repeated="3" table:default-cell-style-name="ce174"/>
        <table:table-column table:style-name="co27" table:number-columns-repeated="4" table:default-cell-style-name="ce174"/>
        <table:table-column table:style-name="co5" table:number-columns-repeated="45" table:default-cell-style-name="ce174"/>
        <table:table-row table:style-name="ro2">
          <table:table-cell table:style-name="ce25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295" office:value-type="string" calcext:value-type="string">
            <text:p>Giocate</text:p>
          </table:table-cell>
          <table:table-cell table:style-name="ce295" office:value-type="string" calcext:value-type="string">
            <text:p>Vinte</text:p>
          </table:table-cell>
          <table:table-cell table:style-name="ce295" office:value-type="string" calcext:value-type="string">
            <text:p>Perse</text:p>
          </table:table-cell>
          <table:table-cell table:style-name="ce295" office:value-type="string" calcext:value-type="string">
            <text:p>Forfait</text:p>
          </table:table-cell>
          <table:table-cell table:style-name="ce295" office:value-type="string" calcext:value-type="string">
            <text:p>P.Class.</text:p>
          </table:table-cell>
          <table:table-cell table:style-name="ce295" office:value-type="string" calcext:value-type="string">
            <text:p>P.Gara Fatti Tot.</text:p>
          </table:table-cell>
          <table:table-cell table:style-name="ce295" office:value-type="string" calcext:value-type="string">
            <text:p>P.Gara Subiti Tot.</text:p>
          </table:table-cell>
          <table:table-cell table:style-name="ce295" office:value-type="string" calcext:value-type="string">
            <text:p>Diff.P.Gara Tot.</text:p>
          </table:table-cell>
          <table:table-cell table:style-name="ce295" office:value-type="string" calcext:value-type="string">
            <text:p>P.Gara Fatti SD1</text:p>
          </table:table-cell>
          <table:table-cell table:style-name="ce295" office:value-type="string" calcext:value-type="string">
            <text:p>P.Gara Fatti SD2</text:p>
          </table:table-cell>
          <table:table-cell table:style-name="ce295" office:value-type="string" calcext:value-type="string">
            <text:p>P.Gara Fatti SD3</text:p>
          </table:table-cell>
          <table:table-cell table:style-name="ce295" office:value-type="string" calcext:value-type="string">
            <text:p>Diff.P.Gara SD1</text:p>
          </table:table-cell>
          <table:table-cell table:style-name="ce295" office:value-type="string" calcext:value-type="string">
            <text:p>Diff.P.Gara SD2</text:p>
          </table:table-cell>
          <table:table-cell table:style-name="ce295" office:value-type="string" calcext:value-type="string">
            <text:p>Diff.P.Gara SD3</text:p>
          </table:table-cell>
          <table:table-cell table:style-name="ce25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382" table:formula="of:=COUNTIF([.$S$2:.$S$5];&quot;&gt;=&quot;&amp;[.S2])" office:value-type="float" office:value="1" calcext:value-type="float">
            <text:p>1</text:p>
          </table:table-cell>
          <table:table-cell table:style-name="ce388" office:value-type="string" calcext:value-type="string">
            <text:p>A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];&quot;ABCDEFGH&quot;;1)&gt;0;INDEX([$Parametri.A$6:$Parametri.D$37];MATCH(1;([$Parametri.C$6:$Parametri.C$37]=[.$B2])*([$Parametri.D$6:$Parametri.D$37]=[.$C2]);0);2)&amp;&quot; (&quot;&amp;INDEX([$Parametri.A$6:$Parametri.D$37];MATCH(1;([$Parametri.C$6:$Parametri.C$37]=[.$B2])*([$Parametri.D$6:$Parametri.D$37]=[.$C2]);0);1)&amp;&quot;)&quot;;&quot;DA SISTEMARE&quot;)" office:value-type="string" office:string-value="Leoni (1)" calcext:value-type="string">
            <text:p>Leoni (1)</text:p>
          </table:table-cell>
          <table:table-cell table:style-name="ce296" table:formula="of:=[.F2]+[.G2]+[.H2]" office:value-type="float" office:value="3" calcext:value-type="float">
            <text:p>3</text:p>
          </table:table-cell>
          <table:table-cell table:style-name="ce296" table:formula="of:=SUMIF([$Partite.$D$2:$Partite.$D$49];[.D2];[$Partite.$L$2:$Partite.$L$49])+SUMIF([$Partite.$F$2:$Partite.$F$49];[.D2];[$Partite.$R$2:$Partite.$R$49])" office:value-type="float" office:value="2" calcext:value-type="float">
            <text:p>2</text:p>
          </table:table-cell>
          <table:table-cell table:style-name="ce296" table:formula="of:=SUMIF([$Partite.$D$2:$Partite.$D$49];[.D2];[$Partite.$M$2:$Partite.$M$49])+SUMIF([$Partite.$F$2:$Partite.$F$49];[.D2];[$Partite.$S$2:$Partite.$S$49])" office:value-type="float" office:value="1" calcext:value-type="float">
            <text:p>1</text:p>
          </table:table-cell>
          <table:table-cell table:style-name="ce296" table:formula="of:=SUMIF([$Partite.$D$2:$Partite.$D$49];[.D2];[$Partite.$N$2:$Partite.$N$49])+SUMIF([$Partite.$F$2:$Partite.$F$49];[.D2];[$Partite.$T$2:$Partite.$T$49])" office:value-type="float" office:value="0" calcext:value-type="float">
            <text:p>0</text:p>
          </table:table-cell>
          <table:table-cell table:style-name="ce296" table:formula="of:=2*[.F2]+1*[.G2]+0*[.H2]" office:value-type="float" office:value="5" calcext:value-type="float">
            <text:p>5</text:p>
          </table:table-cell>
          <table:table-cell table:style-name="ce296" table:formula="of:=SUMIF([$Partite.$D$2:$Partite.$D$49];[.D2];[$Partite.$O$2:$Partite.$O$49])+SUMIF([$Partite.$F$2:$Partite.$F$49];[.D2];[$Partite.$U$2:$Partite.$U$49])" office:value-type="float" office:value="187" calcext:value-type="float">
            <text:p>187</text:p>
          </table:table-cell>
          <table:table-cell table:style-name="ce296" table:formula="of:=SUMIF([$Partite.$D$2:$Partite.$D$49];[.D2];[$Partite.$P$2:$Partite.$P$49])+SUMIF([$Partite.$F$2:$Partite.$F$49];[.D2];[$Partite.$V$2:$Partite.$V$49])" office:value-type="float" office:value="153" calcext:value-type="float">
            <text:p>153</text:p>
          </table:table-cell>
          <table:table-cell table:style-name="ce299" table:formula="of:=SUMIF([$Partite.$D$2:$Partite.$D$49];[.D2];[$Partite.$Q$2:$Partite.$Q$49])+SUMIF([$Partite.$F$2:$Partite.$F$49];[.D2];[$Partite.$W$2:$Partite.$W$49])" office:value-type="float" office:value="34" calcext:value-type="float">
            <text:p>+34</text:p>
          </table:table-cell>
          <table:table-cell table:style-name="ce296" table:formula="of:=IF([.I2]=[.I3];[$Partite.O2];0)" office:value-type="float" office:value="72" calcext:value-type="float">
            <text:p>72</text:p>
          </table:table-cell>
          <table:table-cell table:style-name="ce296" table:formula="of:=IF([.I2]=[.I4];[$Partite.O3];0)" office:value-type="float" office:value="0" calcext:value-type="float">
            <text:p>0</text:p>
          </table:table-cell>
          <table:table-cell table:style-name="ce296" table:formula="of:=IF([.I2]=[.I5];[$Partite.O4];0)" office:value-type="float" office:value="0" calcext:value-type="float">
            <text:p>0</text:p>
          </table:table-cell>
          <table:table-cell table:style-name="ce302" table:formula="of:=IF([.I2]=[.I3];[$Partite.Q2];0)" office:value-type="float" office:value="23" calcext:value-type="float">
            <text:p>+23</text:p>
          </table:table-cell>
          <table:table-cell table:style-name="ce302" table:formula="of:=IF([.I2]=[.I4];[$Partite.Q3];0)" office:value-type="float" office:value="0" calcext:value-type="float">
            <text:p>+0</text:p>
          </table:table-cell>
          <table:table-cell table:style-name="ce302" table:formula="of:=IF([.I2]=[.I5];[$Partite.Q4];0)" office:value-type="float" office:value="0" calcext:value-type="float">
            <text:p>+0</text:p>
          </table:table-cell>
          <table:table-cell table:style-name="ce135" table:formula="of:=[.I2]+(500+[.P2]+[.Q2]+[.R2])*10^-3+([.M2]+[.N2]+[.O2])*10^-6+(500+[.L2])*10^-9+[.J2]*10^-12" office:value-type="float" office:value="5.523072534187" calcext:value-type="float">
            <text:p>5,523072534187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3])" office:value-type="float" office:value="2" calcext:value-type="float">
            <text:p>2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];&quot;ABCDEFGH&quot;;1)&gt;0;INDEX([$Parametri.A$6:$Parametri.D$37];MATCH(1;([$Parametri.C$6:$Parametri.C$37]=[.$B3])*([$Parametri.D$6:$Parametri.D$37]=[.$C3]);0);2)&amp;&quot; (&quot;&amp;INDEX([$Parametri.A$6:$Parametri.D$37];MATCH(1;([$Parametri.C$6:$Parametri.C$37]=[.$B3])*([$Parametri.D$6:$Parametri.D$37]=[.$C3]);0);1)&amp;&quot;)&quot;;&quot;DA SISTEMARE&quot;)" office:value-type="string" office:string-value="Pantere (2)" calcext:value-type="string">
            <text:p>Pantere (2)</text:p>
          </table:table-cell>
          <table:table-cell table:style-name="ce297" table:formula="of:=[.F3]+[.G3]+[.H3]" office:value-type="float" office:value="3" calcext:value-type="float">
            <text:p>3</text:p>
          </table:table-cell>
          <table:table-cell table:style-name="ce297" table:formula="of:=SUMIF([$Partite.$D$2:$Partite.$D$49];[.D3];[$Partite.$L$2:$Partite.$L$49])+SUMIF([$Partite.$F$2:$Partite.$F$49];[.D3];[$Partite.$R$2:$Partite.$R$49])" office:value-type="float" office:value="2" calcext:value-type="float">
            <text:p>2</text:p>
          </table:table-cell>
          <table:table-cell table:style-name="ce297" table:formula="of:=SUMIF([$Partite.$D$2:$Partite.$D$49];[.D3];[$Partite.$M$2:$Partite.$M$49])+SUMIF([$Partite.$F$2:$Partite.$F$49];[.D3];[$Partite.$S$2:$Partite.$S$49])" office:value-type="float" office:value="1" calcext:value-type="float">
            <text:p>1</text:p>
          </table:table-cell>
          <table:table-cell table:style-name="ce297" table:formula="of:=SUMIF([$Partite.$D$2:$Partite.$D$49];[.D3];[$Partite.$N$2:$Partite.$N$49])+SUMIF([$Partite.$F$2:$Partite.$F$49];[.D3];[$Partite.$T$2:$Partite.$T$49])" office:value-type="float" office:value="0" calcext:value-type="float">
            <text:p>0</text:p>
          </table:table-cell>
          <table:table-cell table:style-name="ce297" table:formula="of:=2*[.F3]+1*[.G3]+0*[.H3]" office:value-type="float" office:value="5" calcext:value-type="float">
            <text:p>5</text:p>
          </table:table-cell>
          <table:table-cell table:style-name="ce297" table:formula="of:=SUMIF([$Partite.$D$2:$Partite.$D$49];[.D3];[$Partite.$O$2:$Partite.$O$49])+SUMIF([$Partite.$F$2:$Partite.$F$49];[.D3];[$Partite.$U$2:$Partite.$U$49])" office:value-type="float" office:value="199" calcext:value-type="float">
            <text:p>199</text:p>
          </table:table-cell>
          <table:table-cell table:style-name="ce297" table:formula="of:=SUMIF([$Partite.$D$2:$Partite.$D$49];[.D3];[$Partite.$P$2:$Partite.$P$49])+SUMIF([$Partite.$F$2:$Partite.$F$49];[.D3];[$Partite.$V$2:$Partite.$V$49])" office:value-type="float" office:value="123" calcext:value-type="float">
            <text:p>123</text:p>
          </table:table-cell>
          <table:table-cell table:style-name="ce300" table:formula="of:=SUMIF([$Partite.$D$2:$Partite.$D$49];[.D3];[$Partite.$Q$2:$Partite.$Q$49])+SUMIF([$Partite.$F$2:$Partite.$F$49];[.D3];[$Partite.$W$2:$Partite.$W$49])" office:value-type="float" office:value="76" calcext:value-type="float">
            <text:p>+76</text:p>
          </table:table-cell>
          <table:table-cell table:style-name="ce297" table:formula="of:=IF([.I3]=[.I4];[$Partite.O5];0)" office:value-type="float" office:value="0" calcext:value-type="float">
            <text:p>0</text:p>
          </table:table-cell>
          <table:table-cell table:style-name="ce297" table:formula="of:=IF([.I3]=[.I5];[$Partite.O6];0)" office:value-type="float" office:value="0" calcext:value-type="float">
            <text:p>0</text:p>
          </table:table-cell>
          <table:table-cell table:style-name="ce297" table:formula="of:=IF([.I3]=[.I2];[$Partite.U2];0)" office:value-type="float" office:value="49" calcext:value-type="float">
            <text:p>49</text:p>
          </table:table-cell>
          <table:table-cell table:style-name="ce303" table:formula="of:=IF([.F3]=[.F4];[$Partite.Q5])" office:value-type="float" office:value="0" calcext:value-type="float">
            <text:p>+0</text:p>
          </table:table-cell>
          <table:table-cell table:style-name="ce303" table:formula="of:=IF([.I3]=[.I5];[$Partite.Q6];0)" office:value-type="float" office:value="0" calcext:value-type="float">
            <text:p>+0</text:p>
          </table:table-cell>
          <table:table-cell table:style-name="ce303" table:formula="of:=IF([.I3]=[.I2];[$Partite.W2];0)" office:value-type="float" office:value="-23" calcext:value-type="float">
            <text:p>-23</text:p>
          </table:table-cell>
          <table:table-cell table:style-name="ce135" table:formula="of:=[.I3]+(500+[.P3]+[.Q3]+[.R3])*10^-3+([.M3]+[.N3]+[.O3])*10^-6+(500+[.L3])*10^-9+[.J3]*10^-12" office:value-type="float" office:value="5.477049576199" calcext:value-type="float">
            <text:p>5,477049576199</text:p>
          </table:table-cell>
          <table:table-cell table:number-columns-repeated="45"/>
        </table:table-row>
        <table:table-row table:style-name="ro2">
          <table:table-cell table:style-name="ce383" table:formula="of:=COUNTIF([.$S$2:.$S$5];&quot;&gt;=&quot;&amp;[.S4])" office:value-type="float" office:value="3" calcext:value-type="float">
            <text:p>3</text:p>
          </table:table-cell>
          <table:table-cell table:style-name="ce389" office:value-type="string" calcext:value-type="string">
            <text:p>A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];&quot;ABCDEFGH&quot;;1)&gt;0;INDEX([$Parametri.A$6:$Parametri.D$37];MATCH(1;([$Parametri.C$6:$Parametri.C$37]=[.$B4])*([$Parametri.D$6:$Parametri.D$37]=[.$C4]);0);2)&amp;&quot; (&quot;&amp;INDEX([$Parametri.A$6:$Parametri.D$37];MATCH(1;([$Parametri.C$6:$Parametri.C$37]=[.$B4])*([$Parametri.D$6:$Parametri.D$37]=[.$C4]);0);1)&amp;&quot;)&quot;;&quot;DA SISTEMARE&quot;)" office:value-type="string" office:string-value="Tigri (3)" calcext:value-type="string">
            <text:p>Tigri (3)</text:p>
          </table:table-cell>
          <table:table-cell table:style-name="ce297" table:formula="of:=[.F4]+[.G4]+[.H4]" office:value-type="float" office:value="3" calcext:value-type="float">
            <text:p>3</text:p>
          </table:table-cell>
          <table:table-cell table:style-name="ce297" table:formula="of:=SUMIF([$Partite.$D$2:$Partite.$D$49];[.D4];[$Partite.$L$2:$Partite.$L$49])+SUMIF([$Partite.$F$2:$Partite.$F$49];[.D4];[$Partite.$R$2:$Partite.$R$49])" office:value-type="float" office:value="1" calcext:value-type="float">
            <text:p>1</text:p>
          </table:table-cell>
          <table:table-cell table:style-name="ce297" table:formula="of:=SUMIF([$Partite.$D$2:$Partite.$D$49];[.D4];[$Partite.$M$2:$Partite.$M$49])+SUMIF([$Partite.$F$2:$Partite.$F$49];[.D4];[$Partite.$S$2:$Partite.$S$49])" office:value-type="float" office:value="2" calcext:value-type="float">
            <text:p>2</text:p>
          </table:table-cell>
          <table:table-cell table:style-name="ce297" table:formula="of:=SUMIF([$Partite.$D$2:$Partite.$D$49];[.D4];[$Partite.$N$2:$Partite.$N$49])+SUMIF([$Partite.$F$2:$Partite.$F$49];[.D4];[$Partite.$T$2:$Partite.$T$49])" office:value-type="float" office:value="0" calcext:value-type="float">
            <text:p>0</text:p>
          </table:table-cell>
          <table:table-cell table:style-name="ce297" table:formula="of:=2*[.F4]+1*[.G4]+0*[.H4]" office:value-type="float" office:value="4" calcext:value-type="float">
            <text:p>4</text:p>
          </table:table-cell>
          <table:table-cell table:style-name="ce297" table:formula="of:=SUMIF([$Partite.$D$2:$Partite.$D$49];[.D4];[$Partite.$O$2:$Partite.$O$49])+SUMIF([$Partite.$F$2:$Partite.$F$49];[.D4];[$Partite.$U$2:$Partite.$U$49])" office:value-type="float" office:value="131" calcext:value-type="float">
            <text:p>131</text:p>
          </table:table-cell>
          <table:table-cell table:style-name="ce297" table:formula="of:=SUMIF([$Partite.$D$2:$Partite.$D$49];[.D4];[$Partite.$P$2:$Partite.$P$49])+SUMIF([$Partite.$F$2:$Partite.$F$49];[.D4];[$Partite.$V$2:$Partite.$V$49])" office:value-type="float" office:value="231" calcext:value-type="float">
            <text:p>231</text:p>
          </table:table-cell>
          <table:table-cell table:style-name="ce300" table:formula="of:=SUMIF([$Partite.$D$2:$Partite.$D$49];[.D4];[$Partite.$Q$2:$Partite.$Q$49])+SUMIF([$Partite.$F$2:$Partite.$F$49];[.D4];[$Partite.$W$2:$Partite.$W$49])" office:value-type="float" office:value="-100" calcext:value-type="float">
            <text:p>-100</text:p>
          </table:table-cell>
          <table:table-cell table:style-name="ce297" table:formula="of:=IF([.I4]=[.I5];[$Partite.O7];0)" office:value-type="float" office:value="79" calcext:value-type="float">
            <text:p>79</text:p>
          </table:table-cell>
          <table:table-cell table:style-name="ce297" table:formula="of:=IF([.I4]=[.I2];[$Partite.U3];0)" office:value-type="float" office:value="0" calcext:value-type="float">
            <text:p>0</text:p>
          </table:table-cell>
          <table:table-cell table:style-name="ce297" table:formula="of:=IF([.I4]=[.I3];[$Partite.U5];0)" office:value-type="float" office:value="0" calcext:value-type="float">
            <text:p>0</text:p>
          </table:table-cell>
          <table:table-cell table:style-name="ce303" table:formula="of:=IF([.I4]=[.I5];[$Partite.Q7];0)" office:value-type="float" office:value="31" calcext:value-type="float">
            <text:p>+31</text:p>
          </table:table-cell>
          <table:table-cell table:style-name="ce303" table:formula="of:=IF([.D4]=[.D2];[$Partite.W3];0)" office:value-type="float" office:value="0" calcext:value-type="float">
            <text:p>+0</text:p>
          </table:table-cell>
          <table:table-cell table:style-name="ce303" table:formula="of:=IF([.I4]=[.I3];[$Partite.W5];0)" office:value-type="float" office:value="0" calcext:value-type="float">
            <text:p>+0</text:p>
          </table:table-cell>
          <table:table-cell table:style-name="ce135" table:formula="of:=[.I4]+(500+[.P4]+[.Q4]+[.R4])*10^-3+([.M4]+[.N4]+[.O4])*10^-6+(500+[.L4])*10^-9+[.J4]*10^-12" office:value-type="float" office:value="4.531079400131" calcext:value-type="float">
            <text:p>4,531079400131</text:p>
          </table:table-cell>
          <table:table-cell table:number-columns-repeated="45"/>
        </table:table-row>
        <table:table-row table:style-name="ro2">
          <table:table-cell table:style-name="ce384" table:formula="of:=COUNTIF([.$S$2:.$S$5];&quot;&gt;=&quot;&amp;[.S5])" office:value-type="float" office:value="4" calcext:value-type="float">
            <text:p>4</text:p>
          </table:table-cell>
          <table:table-cell table:style-name="ce390" office:value-type="string" calcext:value-type="string">
            <text:p>A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5];&quot;ABCDEFGH&quot;;1)&gt;0;INDEX([$Parametri.A$6:$Parametri.D$37];MATCH(1;([$Parametri.C$6:$Parametri.C$37]=[.$B5])*([$Parametri.D$6:$Parametri.D$37]=[.$C5]);0);2)&amp;&quot; (&quot;&amp;INDEX([$Parametri.A$6:$Parametri.D$37];MATCH(1;([$Parametri.C$6:$Parametri.C$37]=[.$B5])*([$Parametri.D$6:$Parametri.D$37]=[.$C5]);0);1)&amp;&quot;)&quot;;&quot;DA SISTEMARE&quot;)" office:value-type="string" office:string-value="Ghepardi (4)" calcext:value-type="string">
            <text:p>Ghepardi (4)</text:p>
          </table:table-cell>
          <table:table-cell table:style-name="ce298" table:formula="of:=[.F5]+[.G5]+[.H5]" office:value-type="float" office:value="3" calcext:value-type="float">
            <text:p>3</text:p>
          </table:table-cell>
          <table:table-cell table:style-name="ce298" table:formula="of:=SUMIF([$Partite.$D$2:$Partite.$D$49];[.D5];[$Partite.$L$2:$Partite.$L$49])+SUMIF([$Partite.$F$2:$Partite.$F$49];[.D5];[$Partite.$R$2:$Partite.$R$49])" office:value-type="float" office:value="1" calcext:value-type="float">
            <text:p>1</text:p>
          </table:table-cell>
          <table:table-cell table:style-name="ce298" table:formula="of:=SUMIF([$Partite.$D$2:$Partite.$D$49];[.D5];[$Partite.$M$2:$Partite.$M$49])+SUMIF([$Partite.$F$2:$Partite.$F$49];[.D5];[$Partite.$S$2:$Partite.$S$49])" office:value-type="float" office:value="2" calcext:value-type="float">
            <text:p>2</text:p>
          </table:table-cell>
          <table:table-cell table:style-name="ce298" table:formula="of:=SUMIF([$Partite.$D$2:$Partite.$D$49];[.D5];[$Partite.$N$2:$Partite.$N$49])+SUMIF([$Partite.$F$2:$Partite.$F$49];[.D5];[$Partite.$T$2:$Partite.$T$49])" office:value-type="float" office:value="0" calcext:value-type="float">
            <text:p>0</text:p>
          </table:table-cell>
          <table:table-cell table:style-name="ce298" table:formula="of:=2*[.F5]+1*[.G5]+0*[.H5]" office:value-type="float" office:value="4" calcext:value-type="float">
            <text:p>4</text:p>
          </table:table-cell>
          <table:table-cell table:style-name="ce298" table:formula="of:=SUMIF([$Partite.$D$2:$Partite.$D$49];[.D5];[$Partite.$O$2:$Partite.$O$49])+SUMIF([$Partite.$F$2:$Partite.$F$49];[.D5];[$Partite.$U$2:$Partite.$U$49])" office:value-type="float" office:value="151" calcext:value-type="float">
            <text:p>151</text:p>
          </table:table-cell>
          <table:table-cell table:style-name="ce298" table:formula="of:=SUMIF([$Partite.$D$2:$Partite.$D$49];[.D5];[$Partite.$P$2:$Partite.$P$49])+SUMIF([$Partite.$F$2:$Partite.$F$49];[.D5];[$Partite.$V$2:$Partite.$V$49])" office:value-type="float" office:value="161" calcext:value-type="float">
            <text:p>161</text:p>
          </table:table-cell>
          <table:table-cell table:style-name="ce301" table:formula="of:=SUMIF([$Partite.$D$2:$Partite.$D$49];[.D5];[$Partite.$Q$2:$Partite.$Q$49])+SUMIF([$Partite.$F$2:$Partite.$F$49];[.D5];[$Partite.$W$2:$Partite.$W$49])" office:value-type="float" office:value="-10" calcext:value-type="float">
            <text:p>-10</text:p>
          </table:table-cell>
          <table:table-cell table:style-name="ce298" table:formula="of:=IF([.I5]=[.I2];[$Partite.U4];0)" office:value-type="float" office:value="0" calcext:value-type="float">
            <text:p>0</text:p>
          </table:table-cell>
          <table:table-cell table:style-name="ce298" table:formula="of:=IF([.I5]=[.I3];[$Partite.U6];0)" office:value-type="float" office:value="0" calcext:value-type="float">
            <text:p>0</text:p>
          </table:table-cell>
          <table:table-cell table:style-name="ce298" table:formula="of:=IF([.I5]=[.I4];[$Partite.U7];0)" office:value-type="float" office:value="48" calcext:value-type="float">
            <text:p>48</text:p>
          </table:table-cell>
          <table:table-cell table:style-name="ce304" table:formula="of:=IF([.I5]=[.I2];[$Partite.W4];0)" office:value-type="float" office:value="0" calcext:value-type="float">
            <text:p>+0</text:p>
          </table:table-cell>
          <table:table-cell table:style-name="ce304" table:formula="of:=IF([.I5]=[.I2];[$Partite.W6];0)" office:value-type="float" office:value="0" calcext:value-type="float">
            <text:p>+0</text:p>
          </table:table-cell>
          <table:table-cell table:style-name="ce304" table:formula="of:=IF([.I5]=[.I4];[$Partite.W7];0)" office:value-type="float" office:value="-31" calcext:value-type="float">
            <text:p>-31</text:p>
          </table:table-cell>
          <table:table-cell table:style-name="ce135" table:formula="of:=[.I5]+(500+[.P5]+[.Q5]+[.R5])*10^-3+([.M5]+[.N5]+[.O5])*10^-6+(500+[.L5])*10^-9+[.J5]*10^-12" office:value-type="float" office:value="4.469048490151" calcext:value-type="float">
            <text:p>4,469048490151</text:p>
          </table:table-cell>
          <table:table-cell table:number-columns-repeated="45"/>
        </table:table-row>
        <table:table-row table:style-name="ro1">
          <table:table-cell table:style-name="ce385"/>
          <table:table-cell table:number-columns-repeated="63"/>
        </table:table-row>
        <table:table-row table:style-name="ro2">
          <table:table-cell table:style-name="ce25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295" office:value-type="string" calcext:value-type="string">
            <text:p>Giocate</text:p>
          </table:table-cell>
          <table:table-cell table:style-name="ce295" office:value-type="string" calcext:value-type="string">
            <text:p>Vinte</text:p>
          </table:table-cell>
          <table:table-cell table:style-name="ce295" office:value-type="string" calcext:value-type="string">
            <text:p>Perse</text:p>
          </table:table-cell>
          <table:table-cell table:style-name="ce295" office:value-type="string" calcext:value-type="string">
            <text:p>Forfait</text:p>
          </table:table-cell>
          <table:table-cell table:style-name="ce295" office:value-type="string" calcext:value-type="string">
            <text:p>P.Class.</text:p>
          </table:table-cell>
          <table:table-cell table:style-name="ce295" office:value-type="string" calcext:value-type="string">
            <text:p>P.Gara Fatti</text:p>
          </table:table-cell>
          <table:table-cell table:style-name="ce295" office:value-type="string" calcext:value-type="string">
            <text:p>P.Gara Subiti</text:p>
          </table:table-cell>
          <table:table-cell table:style-name="ce295" office:value-type="string" calcext:value-type="string">
            <text:p>Diff.P.Gara</text:p>
          </table:table-cell>
          <table:table-cell table:style-name="ce295" office:value-type="string" calcext:value-type="string">
            <text:p>P.Gara Fatti SD1</text:p>
          </table:table-cell>
          <table:table-cell table:style-name="ce295" office:value-type="string" calcext:value-type="string">
            <text:p>P.Gara Fatti SD2</text:p>
          </table:table-cell>
          <table:table-cell table:style-name="ce295" office:value-type="string" calcext:value-type="string">
            <text:p>P.Gara Fatti SD3</text:p>
          </table:table-cell>
          <table:table-cell table:style-name="ce295" office:value-type="string" calcext:value-type="string">
            <text:p>Diff.P.Gara SD1</text:p>
          </table:table-cell>
          <table:table-cell table:style-name="ce295" office:value-type="string" calcext:value-type="string">
            <text:p>Diff.P.Gara SD2</text:p>
          </table:table-cell>
          <table:table-cell table:style-name="ce295" office:value-type="string" calcext:value-type="string">
            <text:p>Diff.P.Gara SD3</text:p>
          </table:table-cell>
          <table:table-cell table:style-name="ce25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382" table:formula="of:=COUNTIF([.$S$8:.$S$11];&quot;&gt;=&quot;&amp;[.S8])" office:value-type="float" office:value="4" calcext:value-type="float">
            <text:p>4</text:p>
          </table:table-cell>
          <table:table-cell table:style-name="ce391" office:value-type="string" calcext:value-type="string">
            <text:p>B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8];&quot;ABCDEFGH&quot;;1)&gt;0;INDEX([$Parametri.A$6:$Parametri.D$37];MATCH(1;([$Parametri.C$6:$Parametri.C$37]=[.$B8])*([$Parametri.D$6:$Parametri.D$37]=[.$C8]);0);2)&amp;&quot; (&quot;&amp;INDEX([$Parametri.A$6:$Parametri.D$37];MATCH(1;([$Parametri.C$6:$Parametri.C$37]=[.$B8])*([$Parametri.D$6:$Parametri.D$37]=[.$C8]);0);1)&amp;&quot;)&quot;;&quot;DA SISTEMARE&quot;)" office:value-type="string" office:string-value="Giaguari (5)" calcext:value-type="string">
            <text:p>Giaguari (5)</text:p>
          </table:table-cell>
          <table:table-cell table:style-name="ce296" table:formula="of:=[.F8]+[.G8]+[.H8]" office:value-type="float" office:value="3" calcext:value-type="float">
            <text:p>3</text:p>
          </table:table-cell>
          <table:table-cell table:style-name="ce296" table:formula="of:=SUMIF([$Partite.$D$2:$Partite.$D$49];[.D8];[$Partite.$L$2:$Partite.$L$49])+SUMIF([$Partite.$F$2:$Partite.$F$49];[.D8];[$Partite.$R$2:$Partite.$R$49])" office:value-type="float" office:value="0" calcext:value-type="float">
            <text:p>0</text:p>
          </table:table-cell>
          <table:table-cell table:style-name="ce296" table:formula="of:=SUMIF([$Partite.$D$2:$Partite.$D$49];[.D8];[$Partite.$M$2:$Partite.$M$49])+SUMIF([$Partite.$F$2:$Partite.$F$49];[.D8];[$Partite.$S$2:$Partite.$S$49])" office:value-type="float" office:value="3" calcext:value-type="float">
            <text:p>3</text:p>
          </table:table-cell>
          <table:table-cell table:style-name="ce296" table:formula="of:=SUMIF([$Partite.$D$2:$Partite.$D$49];[.D8];[$Partite.$N$2:$Partite.$N$49])+SUMIF([$Partite.$F$2:$Partite.$F$49];[.D8];[$Partite.$T$2:$Partite.$T$49])" office:value-type="float" office:value="0" calcext:value-type="float">
            <text:p>0</text:p>
          </table:table-cell>
          <table:table-cell table:style-name="ce296" table:formula="of:=2*[.F8]+1*[.G8]+0*[.H8]" office:value-type="float" office:value="3" calcext:value-type="float">
            <text:p>3</text:p>
          </table:table-cell>
          <table:table-cell table:style-name="ce296" table:formula="of:=SUMIF([$Partite.$D$2:$Partite.$D$49];[.D8];[$Partite.$O$2:$Partite.$O$49])+SUMIF([$Partite.$F$2:$Partite.$F$49];[.D8];[$Partite.$U$2:$Partite.$U$49])" office:value-type="float" office:value="174" calcext:value-type="float">
            <text:p>174</text:p>
          </table:table-cell>
          <table:table-cell table:style-name="ce296" table:formula="of:=SUMIF([$Partite.$D$2:$Partite.$D$49];[.D8];[$Partite.$P$2:$Partite.$P$49])+SUMIF([$Partite.$F$2:$Partite.$F$49];[.D8];[$Partite.$V$2:$Partite.$V$49])" office:value-type="float" office:value="217" calcext:value-type="float">
            <text:p>217</text:p>
          </table:table-cell>
          <table:table-cell table:style-name="ce299" table:formula="of:=SUMIF([$Partite.$D$2:$Partite.$D$49];[.D8];[$Partite.$Q$2:$Partite.$Q$49])+SUMIF([$Partite.$F$2:$Partite.$F$49];[.D8];[$Partite.$W$2:$Partite.$W$49])" office:value-type="float" office:value="-43" calcext:value-type="float">
            <text:p>-43</text:p>
          </table:table-cell>
          <table:table-cell table:style-name="ce296" table:formula="of:=IF([.I8]=[.I9];[$Partite.O8];0)" office:value-type="float" office:value="0" calcext:value-type="float">
            <text:p>0</text:p>
          </table:table-cell>
          <table:table-cell table:style-name="ce296" table:formula="of:=IF([.I8]=[.I10];[$Partite.O9];0)" office:value-type="float" office:value="0" calcext:value-type="float">
            <text:p>0</text:p>
          </table:table-cell>
          <table:table-cell table:style-name="ce296" table:formula="of:=IF([.I8]=[.I11];[$Partite.O10];0)" office:value-type="float" office:value="0" calcext:value-type="float">
            <text:p>0</text:p>
          </table:table-cell>
          <table:table-cell table:style-name="ce302" table:formula="of:=IF([.I8]=[.I9];[$Partite.Q8];0)" office:value-type="float" office:value="0" calcext:value-type="float">
            <text:p>+0</text:p>
          </table:table-cell>
          <table:table-cell table:style-name="ce302" table:formula="of:=IF([.I8]=[.I10];[$Partite.Q9];0)" office:value-type="float" office:value="0" calcext:value-type="float">
            <text:p>+0</text:p>
          </table:table-cell>
          <table:table-cell table:style-name="ce302" table:formula="of:=IF([.I8]=[.I11];[$Partite.Q10];0)" office:value-type="float" office:value="0" calcext:value-type="float">
            <text:p>+0</text:p>
          </table:table-cell>
          <table:table-cell table:style-name="ce135" table:formula="of:=[.I8]+(500+[.P8]+[.Q8]+[.R8])*10^-3+([.M8]+[.N8]+[.O8])*10^-6+(500+[.L8])*10^-9+[.J8]*10^-12" office:value-type="float" office:value="3.500000457174" calcext:value-type="float">
            <text:p>3,50000045717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9])" office:value-type="float" office:value="3" calcext:value-type="float">
            <text:p>3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9];&quot;ABCDEFGH&quot;;1)&gt;0;INDEX([$Parametri.A$6:$Parametri.D$37];MATCH(1;([$Parametri.C$6:$Parametri.C$37]=[.$B9])*([$Parametri.D$6:$Parametri.D$37]=[.$C9]);0);2)&amp;&quot; (&quot;&amp;INDEX([$Parametri.A$6:$Parametri.D$37];MATCH(1;([$Parametri.C$6:$Parametri.C$37]=[.$B9])*([$Parametri.D$6:$Parametri.D$37]=[.$C9]);0);1)&amp;&quot;)&quot;;&quot;DA SISTEMARE&quot;)" office:value-type="string" office:string-value="Puma (6)" calcext:value-type="string">
            <text:p>Puma (6)</text:p>
          </table:table-cell>
          <table:table-cell table:style-name="ce297" table:formula="of:=[.F9]+[.G9]+[.H9]" office:value-type="float" office:value="3" calcext:value-type="float">
            <text:p>3</text:p>
          </table:table-cell>
          <table:table-cell table:style-name="ce297" table:formula="of:=SUMIF([$Partite.$D$2:$Partite.$D$49];[.D9];[$Partite.$L$2:$Partite.$L$49])+SUMIF([$Partite.$F$2:$Partite.$F$49];[.D9];[$Partite.$R$2:$Partite.$R$49])" office:value-type="float" office:value="1" calcext:value-type="float">
            <text:p>1</text:p>
          </table:table-cell>
          <table:table-cell table:style-name="ce297" table:formula="of:=SUMIF([$Partite.$D$2:$Partite.$D$49];[.D9];[$Partite.$M$2:$Partite.$M$49])+SUMIF([$Partite.$F$2:$Partite.$F$49];[.D9];[$Partite.$S$2:$Partite.$S$49])" office:value-type="float" office:value="2" calcext:value-type="float">
            <text:p>2</text:p>
          </table:table-cell>
          <table:table-cell table:style-name="ce297" table:formula="of:=SUMIF([$Partite.$D$2:$Partite.$D$49];[.D9];[$Partite.$N$2:$Partite.$N$49])+SUMIF([$Partite.$F$2:$Partite.$F$49];[.D9];[$Partite.$T$2:$Partite.$T$49])" office:value-type="float" office:value="0" calcext:value-type="float">
            <text:p>0</text:p>
          </table:table-cell>
          <table:table-cell table:style-name="ce297" table:formula="of:=2*[.F9]+1*[.G9]+0*[.H9]" office:value-type="float" office:value="4" calcext:value-type="float">
            <text:p>4</text:p>
          </table:table-cell>
          <table:table-cell table:style-name="ce297" table:formula="of:=SUMIF([$Partite.$D$2:$Partite.$D$49];[.D9];[$Partite.$O$2:$Partite.$O$49])+SUMIF([$Partite.$F$2:$Partite.$F$49];[.D9];[$Partite.$U$2:$Partite.$U$49])" office:value-type="float" office:value="184" calcext:value-type="float">
            <text:p>184</text:p>
          </table:table-cell>
          <table:table-cell table:style-name="ce297" table:formula="of:=SUMIF([$Partite.$D$2:$Partite.$D$49];[.D9];[$Partite.$P$2:$Partite.$P$49])+SUMIF([$Partite.$F$2:$Partite.$F$49];[.D9];[$Partite.$V$2:$Partite.$V$49])" office:value-type="float" office:value="216" calcext:value-type="float">
            <text:p>216</text:p>
          </table:table-cell>
          <table:table-cell table:style-name="ce300" table:formula="of:=SUMIF([$Partite.$D$2:$Partite.$D$49];[.D9];[$Partite.$Q$2:$Partite.$Q$49])+SUMIF([$Partite.$F$2:$Partite.$F$49];[.D9];[$Partite.$W$2:$Partite.$W$49])" office:value-type="float" office:value="-32" calcext:value-type="float">
            <text:p>-32</text:p>
          </table:table-cell>
          <table:table-cell table:style-name="ce297" table:formula="of:=IF([.I9]=[.I10];[$Partite.O11];0)" office:value-type="float" office:value="0" calcext:value-type="float">
            <text:p>0</text:p>
          </table:table-cell>
          <table:table-cell table:style-name="ce297" table:formula="of:=IF([.I9]=[.I11];[$Partite.O12];0)" office:value-type="float" office:value="0" calcext:value-type="float">
            <text:p>0</text:p>
          </table:table-cell>
          <table:table-cell table:style-name="ce297" table:formula="of:=IF([.I9]=[.I8];[$Partite.U8];0)" office:value-type="float" office:value="0" calcext:value-type="float">
            <text:p>0</text:p>
          </table:table-cell>
          <table:table-cell table:style-name="ce303" table:formula="of:=IF([.F9]=[.F10];[$Partite.Q11])" office:value-type="float" office:value="0" calcext:value-type="float">
            <text:p>+0</text:p>
          </table:table-cell>
          <table:table-cell table:style-name="ce303" table:formula="of:=IF([.I9]=[.I11];[$Partite.Q12];0)" office:value-type="float" office:value="0" calcext:value-type="float">
            <text:p>+0</text:p>
          </table:table-cell>
          <table:table-cell table:style-name="ce303" table:formula="of:=IF([.I9]=[.I8];[$Partite.W8];0)" office:value-type="float" office:value="0" calcext:value-type="float">
            <text:p>+0</text:p>
          </table:table-cell>
          <table:table-cell table:style-name="ce136" table:formula="of:=[.I9]+(500+[.P9]+[.Q9]+[.R9])*10^-3+([.M9]+[.N9]+[.O9])*10^-6+(500+[.L9])*10^-9+[.J9]*10^-12" office:value-type="float" office:value="4.500000468184" calcext:value-type="float">
            <text:p>4,500000468184</text:p>
          </table:table-cell>
          <table:table-cell table:number-columns-repeated="45"/>
        </table:table-row>
        <table:table-row table:style-name="ro2">
          <table:table-cell table:style-name="ce383" table:formula="of:=COUNTIF([.$S$8:.$S$11];&quot;&gt;=&quot;&amp;[.S10])" office:value-type="float" office:value="1" calcext:value-type="float">
            <text:p>1</text:p>
          </table:table-cell>
          <table:table-cell table:style-name="ce392" office:value-type="string" calcext:value-type="string">
            <text:p>B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0];&quot;ABCDEFGH&quot;;1)&gt;0;INDEX([$Parametri.A$6:$Parametri.D$37];MATCH(1;([$Parametri.C$6:$Parametri.C$37]=[.$B10])*([$Parametri.D$6:$Parametri.D$37]=[.$C10]);0);2)&amp;&quot; (&quot;&amp;INDEX([$Parametri.A$6:$Parametri.D$37];MATCH(1;([$Parametri.C$6:$Parametri.C$37]=[.$B10])*([$Parametri.D$6:$Parametri.D$37]=[.$C10]);0);1)&amp;&quot;)&quot;;&quot;DA SISTEMARE&quot;)" office:value-type="string" office:string-value="Linci (7)" calcext:value-type="string">
            <text:p>Linci (7)</text:p>
          </table:table-cell>
          <table:table-cell table:style-name="ce297" table:formula="of:=[.F10]+[.G10]+[.H10]" office:value-type="float" office:value="3" calcext:value-type="float">
            <text:p>3</text:p>
          </table:table-cell>
          <table:table-cell table:style-name="ce297" table:formula="of:=SUMIF([$Partite.$D$2:$Partite.$D$49];[.D10];[$Partite.$L$2:$Partite.$L$49])+SUMIF([$Partite.$F$2:$Partite.$F$49];[.D10];[$Partite.$R$2:$Partite.$R$49])" office:value-type="float" office:value="3" calcext:value-type="float">
            <text:p>3</text:p>
          </table:table-cell>
          <table:table-cell table:style-name="ce297" table:formula="of:=SUMIF([$Partite.$D$2:$Partite.$D$49];[.D10];[$Partite.$M$2:$Partite.$M$49])+SUMIF([$Partite.$F$2:$Partite.$F$49];[.D10];[$Partite.$S$2:$Partite.$S$49])" office:value-type="float" office:value="0" calcext:value-type="float">
            <text:p>0</text:p>
          </table:table-cell>
          <table:table-cell table:style-name="ce297" table:formula="of:=SUMIF([$Partite.$D$2:$Partite.$D$49];[.D10];[$Partite.$N$2:$Partite.$N$49])+SUMIF([$Partite.$F$2:$Partite.$F$49];[.D10];[$Partite.$T$2:$Partite.$T$49])" office:value-type="float" office:value="0" calcext:value-type="float">
            <text:p>0</text:p>
          </table:table-cell>
          <table:table-cell table:style-name="ce297" table:formula="of:=2*[.F10]+1*[.G10]+0*[.H10]" office:value-type="float" office:value="6" calcext:value-type="float">
            <text:p>6</text:p>
          </table:table-cell>
          <table:table-cell table:style-name="ce297" table:formula="of:=SUMIF([$Partite.$D$2:$Partite.$D$49];[.D10];[$Partite.$O$2:$Partite.$O$49])+SUMIF([$Partite.$F$2:$Partite.$F$49];[.D10];[$Partite.$U$2:$Partite.$U$49])" office:value-type="float" office:value="241" calcext:value-type="float">
            <text:p>241</text:p>
          </table:table-cell>
          <table:table-cell table:style-name="ce297" table:formula="of:=SUMIF([$Partite.$D$2:$Partite.$D$49];[.D10];[$Partite.$P$2:$Partite.$P$49])+SUMIF([$Partite.$F$2:$Partite.$F$49];[.D10];[$Partite.$V$2:$Partite.$V$49])" office:value-type="float" office:value="181" calcext:value-type="float">
            <text:p>181</text:p>
          </table:table-cell>
          <table:table-cell table:style-name="ce300" table:formula="of:=SUMIF([$Partite.$D$2:$Partite.$D$49];[.D10];[$Partite.$Q$2:$Partite.$Q$49])+SUMIF([$Partite.$F$2:$Partite.$F$49];[.D10];[$Partite.$W$2:$Partite.$W$49])" office:value-type="float" office:value="60" calcext:value-type="float">
            <text:p>+60</text:p>
          </table:table-cell>
          <table:table-cell table:style-name="ce297" table:formula="of:=IF([.I10]=[.I11];[$Partite.O13];0)" office:value-type="float" office:value="0" calcext:value-type="float">
            <text:p>0</text:p>
          </table:table-cell>
          <table:table-cell table:style-name="ce297" table:formula="of:=IF([.I10]=[.I8];[$Partite.U9];0)" office:value-type="float" office:value="0" calcext:value-type="float">
            <text:p>0</text:p>
          </table:table-cell>
          <table:table-cell table:style-name="ce297" table:formula="of:=IF([.I10]=[.I9];[$Partite.U11];0)" office:value-type="float" office:value="0" calcext:value-type="float">
            <text:p>0</text:p>
          </table:table-cell>
          <table:table-cell table:style-name="ce303" table:formula="of:=IF([.I10]=[.I11];[$Partite.Q13];0)" office:value-type="float" office:value="0" calcext:value-type="float">
            <text:p>+0</text:p>
          </table:table-cell>
          <table:table-cell table:style-name="ce303" table:formula="of:=IF([.D10]=[.D8];[$Partite.W9];0)" office:value-type="float" office:value="0" calcext:value-type="float">
            <text:p>+0</text:p>
          </table:table-cell>
          <table:table-cell table:style-name="ce303" table:formula="of:=IF([.I10]=[.I9];[$Partite.W11];0)" office:value-type="float" office:value="0" calcext:value-type="float">
            <text:p>+0</text:p>
          </table:table-cell>
          <table:table-cell table:style-name="ce136" table:formula="of:=[.I10]+(500+[.P10]+[.Q10]+[.R10])*10^-3+([.M10]+[.N10]+[.O10])*10^-6+(500+[.L10])*10^-9+[.J10]*10^-12" office:value-type="float" office:value="6.500000560241" calcext:value-type="float">
            <text:p>6,500000560241</text:p>
          </table:table-cell>
          <table:table-cell table:number-columns-repeated="45"/>
        </table:table-row>
        <table:table-row table:style-name="ro2">
          <table:table-cell table:style-name="ce384" table:formula="of:=COUNTIF([.$S$8:.$S$11];&quot;&gt;=&quot;&amp;[.S11])" office:value-type="float" office:value="2" calcext:value-type="float">
            <text:p>2</text:p>
          </table:table-cell>
          <table:table-cell table:style-name="ce393" office:value-type="string" calcext:value-type="string">
            <text:p>B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1];&quot;ABCDEFGH&quot;;1)&gt;0;INDEX([$Parametri.A$6:$Parametri.D$37];MATCH(1;([$Parametri.C$6:$Parametri.C$37]=[.$B11])*([$Parametri.D$6:$Parametri.D$37]=[.$C11]);0);2)&amp;&quot; (&quot;&amp;INDEX([$Parametri.A$6:$Parametri.D$37];MATCH(1;([$Parametri.C$6:$Parametri.C$37]=[.$B11])*([$Parametri.D$6:$Parametri.D$37]=[.$C11]);0);1)&amp;&quot;)&quot;;&quot;DA SISTEMARE&quot;)" office:value-type="string" office:string-value="Serval (8)" calcext:value-type="string">
            <text:p>Serval (8)</text:p>
          </table:table-cell>
          <table:table-cell table:style-name="ce298" table:formula="of:=[.F11]+[.G11]+[.H11]" office:value-type="float" office:value="3" calcext:value-type="float">
            <text:p>3</text:p>
          </table:table-cell>
          <table:table-cell table:style-name="ce298" table:formula="of:=SUMIF([$Partite.$D$2:$Partite.$D$49];[.D11];[$Partite.$L$2:$Partite.$L$49])+SUMIF([$Partite.$F$2:$Partite.$F$49];[.D11];[$Partite.$R$2:$Partite.$R$49])" office:value-type="float" office:value="2" calcext:value-type="float">
            <text:p>2</text:p>
          </table:table-cell>
          <table:table-cell table:style-name="ce298" table:formula="of:=SUMIF([$Partite.$D$2:$Partite.$D$49];[.D11];[$Partite.$M$2:$Partite.$M$49])+SUMIF([$Partite.$F$2:$Partite.$F$49];[.D11];[$Partite.$S$2:$Partite.$S$49])" office:value-type="float" office:value="1" calcext:value-type="float">
            <text:p>1</text:p>
          </table:table-cell>
          <table:table-cell table:style-name="ce298" table:formula="of:=SUMIF([$Partite.$D$2:$Partite.$D$49];[.D11];[$Partite.$N$2:$Partite.$N$49])+SUMIF([$Partite.$F$2:$Partite.$F$49];[.D11];[$Partite.$T$2:$Partite.$T$49])" office:value-type="float" office:value="0" calcext:value-type="float">
            <text:p>0</text:p>
          </table:table-cell>
          <table:table-cell table:style-name="ce298" table:formula="of:=2*[.F11]+1*[.G11]+0*[.H11]" office:value-type="float" office:value="5" calcext:value-type="float">
            <text:p>5</text:p>
          </table:table-cell>
          <table:table-cell table:style-name="ce298" table:formula="of:=SUMIF([$Partite.$D$2:$Partite.$D$49];[.D11];[$Partite.$O$2:$Partite.$O$49])+SUMIF([$Partite.$F$2:$Partite.$F$49];[.D11];[$Partite.$U$2:$Partite.$U$49])" office:value-type="float" office:value="224" calcext:value-type="float">
            <text:p>224</text:p>
          </table:table-cell>
          <table:table-cell table:style-name="ce298" table:formula="of:=SUMIF([$Partite.$D$2:$Partite.$D$49];[.D11];[$Partite.$P$2:$Partite.$P$49])+SUMIF([$Partite.$F$2:$Partite.$F$49];[.D11];[$Partite.$V$2:$Partite.$V$49])" office:value-type="float" office:value="209" calcext:value-type="float">
            <text:p>209</text:p>
          </table:table-cell>
          <table:table-cell table:style-name="ce301" table:formula="of:=SUMIF([$Partite.$D$2:$Partite.$D$49];[.D11];[$Partite.$Q$2:$Partite.$Q$49])+SUMIF([$Partite.$F$2:$Partite.$F$49];[.D11];[$Partite.$W$2:$Partite.$W$49])" office:value-type="float" office:value="15" calcext:value-type="float">
            <text:p>+15</text:p>
          </table:table-cell>
          <table:table-cell table:style-name="ce298" table:formula="of:=IF([.I11]=[.I8];[$Partite.U10];0)" office:value-type="float" office:value="0" calcext:value-type="float">
            <text:p>0</text:p>
          </table:table-cell>
          <table:table-cell table:style-name="ce298" table:formula="of:=IF([.I11]=[.I9];[$Partite.U12];0)" office:value-type="float" office:value="0" calcext:value-type="float">
            <text:p>0</text:p>
          </table:table-cell>
          <table:table-cell table:style-name="ce298" table:formula="of:=IF([.I11]=[.I10];[$Partite.U13];0)" office:value-type="float" office:value="0" calcext:value-type="float">
            <text:p>0</text:p>
          </table:table-cell>
          <table:table-cell table:style-name="ce304" table:formula="of:=IF([.I11]=[.I8];[$Partite.W10];0)" office:value-type="float" office:value="0" calcext:value-type="float">
            <text:p>+0</text:p>
          </table:table-cell>
          <table:table-cell table:style-name="ce304" table:formula="of:=IF([.I11]=[.I8];[$Partite.W12];0)" office:value-type="float" office:value="0" calcext:value-type="float">
            <text:p>+0</text:p>
          </table:table-cell>
          <table:table-cell table:style-name="ce304" table:formula="of:=IF([.I11]=[.I10];[$Partite.W13];0)" office:value-type="float" office:value="0" calcext:value-type="float">
            <text:p>+0</text:p>
          </table:table-cell>
          <table:table-cell table:style-name="ce137" table:formula="of:=[.I11]+(500+[.P11]+[.Q11]+[.R11])*10^-3+([.M11]+[.N11]+[.O11])*10^-6+(500+[.L11])*10^-9+[.J11]*10^-12" office:value-type="float" office:value="5.500000515224" calcext:value-type="float">
            <text:p>5,50000051522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25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295" office:value-type="string" calcext:value-type="string">
            <text:p>Giocate</text:p>
          </table:table-cell>
          <table:table-cell table:style-name="ce295" office:value-type="string" calcext:value-type="string">
            <text:p>Vinte</text:p>
          </table:table-cell>
          <table:table-cell table:style-name="ce295" office:value-type="string" calcext:value-type="string">
            <text:p>Perse</text:p>
          </table:table-cell>
          <table:table-cell table:style-name="ce295" office:value-type="string" calcext:value-type="string">
            <text:p>Forfait</text:p>
          </table:table-cell>
          <table:table-cell table:style-name="ce295" office:value-type="string" calcext:value-type="string">
            <text:p>P.Class.</text:p>
          </table:table-cell>
          <table:table-cell table:style-name="ce295" office:value-type="string" calcext:value-type="string">
            <text:p>P.Gara Fatti</text:p>
          </table:table-cell>
          <table:table-cell table:style-name="ce295" office:value-type="string" calcext:value-type="string">
            <text:p>P.Gara Subiti</text:p>
          </table:table-cell>
          <table:table-cell table:style-name="ce295" office:value-type="string" calcext:value-type="string">
            <text:p>Diff.P.Gara</text:p>
          </table:table-cell>
          <table:table-cell table:style-name="ce295" office:value-type="string" calcext:value-type="string">
            <text:p>P.Gara Fatti SD1</text:p>
          </table:table-cell>
          <table:table-cell table:style-name="ce295" office:value-type="string" calcext:value-type="string">
            <text:p>P.Gara Fatti SD2</text:p>
          </table:table-cell>
          <table:table-cell table:style-name="ce295" office:value-type="string" calcext:value-type="string">
            <text:p>P.Gara Fatti SD3</text:p>
          </table:table-cell>
          <table:table-cell table:style-name="ce295" office:value-type="string" calcext:value-type="string">
            <text:p>Diff.P.Gara SD1</text:p>
          </table:table-cell>
          <table:table-cell table:style-name="ce295" office:value-type="string" calcext:value-type="string">
            <text:p>Diff.P.Gara SD2</text:p>
          </table:table-cell>
          <table:table-cell table:style-name="ce295" office:value-type="string" calcext:value-type="string">
            <text:p>Diff.P.Gara SD3</text:p>
          </table:table-cell>
          <table:table-cell table:style-name="ce25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382" table:formula="of:=COUNTIF([.$S$14:.$S$17];&quot;&gt;=&quot;&amp;[.S14])" office:value-type="float" office:value="3" calcext:value-type="float">
            <text:p>3</text:p>
          </table:table-cell>
          <table:table-cell table:style-name="ce394" office:value-type="string" calcext:value-type="string">
            <text:p>C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14];&quot;ABCDEFGH&quot;;1)&gt;0;INDEX([$Parametri.A$6:$Parametri.D$37];MATCH(1;([$Parametri.C$6:$Parametri.C$37]=[.$B14])*([$Parametri.D$6:$Parametri.D$37]=[.$C14]);0);2)&amp;&quot; (&quot;&amp;INDEX([$Parametri.A$6:$Parametri.D$37];MATCH(1;([$Parametri.C$6:$Parametri.C$37]=[.$B14])*([$Parametri.D$6:$Parametri.D$37]=[.$C14]);0);1)&amp;&quot;)&quot;;&quot;DA SISTEMARE&quot;)" office:value-type="string" office:string-value="Elefanti (9)" calcext:value-type="string">
            <text:p>Elefanti (9)</text:p>
          </table:table-cell>
          <table:table-cell table:style-name="ce296" table:formula="of:=[.F14]+[.G14]+[.H14]" office:value-type="float" office:value="3" calcext:value-type="float">
            <text:p>3</text:p>
          </table:table-cell>
          <table:table-cell table:style-name="ce296" table:formula="of:=SUMIF([$Partite.$D$2:$Partite.$D$49];[.D14];[$Partite.$L$2:$Partite.$L$49])+SUMIF([$Partite.$F$2:$Partite.$F$49];[.D14];[$Partite.$R$2:$Partite.$R$49])" office:value-type="float" office:value="1" calcext:value-type="float">
            <text:p>1</text:p>
          </table:table-cell>
          <table:table-cell table:style-name="ce296" table:formula="of:=SUMIF([$Partite.$D$2:$Partite.$D$49];[.D14];[$Partite.$M$2:$Partite.$M$49])+SUMIF([$Partite.$F$2:$Partite.$F$49];[.D14];[$Partite.$S$2:$Partite.$S$49])" office:value-type="float" office:value="2" calcext:value-type="float">
            <text:p>2</text:p>
          </table:table-cell>
          <table:table-cell table:style-name="ce296" table:formula="of:=SUMIF([$Partite.$D$2:$Partite.$D$49];[.D14];[$Partite.$N$2:$Partite.$N$49])+SUMIF([$Partite.$F$2:$Partite.$F$49];[.D14];[$Partite.$T$2:$Partite.$T$49])" office:value-type="float" office:value="0" calcext:value-type="float">
            <text:p>0</text:p>
          </table:table-cell>
          <table:table-cell table:style-name="ce296" table:formula="of:=2*[.F14]+1*[.G14]+0*[.H14]" office:value-type="float" office:value="4" calcext:value-type="float">
            <text:p>4</text:p>
          </table:table-cell>
          <table:table-cell table:style-name="ce296" table:formula="of:=SUMIF([$Partite.$D$2:$Partite.$D$49];[.D14];[$Partite.$O$2:$Partite.$O$49])+SUMIF([$Partite.$F$2:$Partite.$F$49];[.D14];[$Partite.$U$2:$Partite.$U$49])" office:value-type="float" office:value="154" calcext:value-type="float">
            <text:p>154</text:p>
          </table:table-cell>
          <table:table-cell table:style-name="ce296" table:formula="of:=SUMIF([$Partite.$D$2:$Partite.$D$49];[.D14];[$Partite.$P$2:$Partite.$P$49])+SUMIF([$Partite.$F$2:$Partite.$F$49];[.D14];[$Partite.$V$2:$Partite.$V$49])" office:value-type="float" office:value="237" calcext:value-type="float">
            <text:p>237</text:p>
          </table:table-cell>
          <table:table-cell table:style-name="ce299" table:formula="of:=SUMIF([$Partite.$D$2:$Partite.$D$49];[.D14];[$Partite.$Q$2:$Partite.$Q$49])+SUMIF([$Partite.$F$2:$Partite.$F$49];[.D14];[$Partite.$W$2:$Partite.$W$49])" office:value-type="float" office:value="-83" calcext:value-type="float">
            <text:p>-83</text:p>
          </table:table-cell>
          <table:table-cell table:style-name="ce296" table:formula="of:=IF([.I14]=[.I15];[$Partite.O14];0)" office:value-type="float" office:value="0" calcext:value-type="float">
            <text:p>0</text:p>
          </table:table-cell>
          <table:table-cell table:style-name="ce296" table:formula="of:=IF([.I14]=[.I16];[$Partite.O15];0)" office:value-type="float" office:value="0" calcext:value-type="float">
            <text:p>0</text:p>
          </table:table-cell>
          <table:table-cell table:style-name="ce296" table:formula="of:=IF([.I14]=[.I17];[$Partite.O16];0)" office:value-type="float" office:value="0" calcext:value-type="float">
            <text:p>0</text:p>
          </table:table-cell>
          <table:table-cell table:style-name="ce302" table:formula="of:=IF([.I14]=[.I15];[$Partite.Q14];0)" office:value-type="float" office:value="0" calcext:value-type="float">
            <text:p>+0</text:p>
          </table:table-cell>
          <table:table-cell table:style-name="ce302" table:formula="of:=IF([.I14]=[.I16];[$Partite.Q15];0)" office:value-type="float" office:value="0" calcext:value-type="float">
            <text:p>+0</text:p>
          </table:table-cell>
          <table:table-cell table:style-name="ce302" table:formula="of:=IF([.I14]=[.I17];[$Partite.Q16];0)" office:value-type="float" office:value="0" calcext:value-type="float">
            <text:p>+0</text:p>
          </table:table-cell>
          <table:table-cell table:style-name="ce135" table:formula="of:=[.I14]+(500+[.P14]+[.Q14]+[.R14])*10^-3+([.M14]+[.N14]+[.O14])*10^-6+(500+[.L14])*10^-9+[.J14]*10^-12" office:value-type="float" office:value="4.500000417154" calcext:value-type="float">
            <text:p>4,500000417154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5])" office:value-type="float" office:value="1" calcext:value-type="float">
            <text:p>1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15];&quot;ABCDEFGH&quot;;1)&gt;0;INDEX([$Parametri.A$6:$Parametri.D$37];MATCH(1;([$Parametri.C$6:$Parametri.C$37]=[.$B15])*([$Parametri.D$6:$Parametri.D$37]=[.$C15]);0);2)&amp;&quot; (&quot;&amp;INDEX([$Parametri.A$6:$Parametri.D$37];MATCH(1;([$Parametri.C$6:$Parametri.C$37]=[.$B15])*([$Parametri.D$6:$Parametri.D$37]=[.$C15]);0);1)&amp;&quot;)&quot;;&quot;DA SISTEMARE&quot;)" office:value-type="string" office:string-value="Giraffe (10)" calcext:value-type="string">
            <text:p>Giraffe (10)</text:p>
          </table:table-cell>
          <table:table-cell table:style-name="ce297" table:formula="of:=[.F15]+[.G15]+[.H15]" office:value-type="float" office:value="3" calcext:value-type="float">
            <text:p>3</text:p>
          </table:table-cell>
          <table:table-cell table:style-name="ce297" table:formula="of:=SUMIF([$Partite.$D$2:$Partite.$D$49];[.D15];[$Partite.$L$2:$Partite.$L$49])+SUMIF([$Partite.$F$2:$Partite.$F$49];[.D15];[$Partite.$R$2:$Partite.$R$49])" office:value-type="float" office:value="3" calcext:value-type="float">
            <text:p>3</text:p>
          </table:table-cell>
          <table:table-cell table:style-name="ce297" table:formula="of:=SUMIF([$Partite.$D$2:$Partite.$D$49];[.D15];[$Partite.$M$2:$Partite.$M$49])+SUMIF([$Partite.$F$2:$Partite.$F$49];[.D15];[$Partite.$S$2:$Partite.$S$49])" office:value-type="float" office:value="0" calcext:value-type="float">
            <text:p>0</text:p>
          </table:table-cell>
          <table:table-cell table:style-name="ce297" table:formula="of:=SUMIF([$Partite.$D$2:$Partite.$D$49];[.D15];[$Partite.$N$2:$Partite.$N$49])+SUMIF([$Partite.$F$2:$Partite.$F$49];[.D15];[$Partite.$T$2:$Partite.$T$49])" office:value-type="float" office:value="0" calcext:value-type="float">
            <text:p>0</text:p>
          </table:table-cell>
          <table:table-cell table:style-name="ce297" table:formula="of:=2*[.F15]+1*[.G15]+0*[.H15]" office:value-type="float" office:value="6" calcext:value-type="float">
            <text:p>6</text:p>
          </table:table-cell>
          <table:table-cell table:style-name="ce297" table:formula="of:=SUMIF([$Partite.$D$2:$Partite.$D$49];[.D15];[$Partite.$O$2:$Partite.$O$49])+SUMIF([$Partite.$F$2:$Partite.$F$49];[.D15];[$Partite.$U$2:$Partite.$U$49])" office:value-type="float" office:value="258" calcext:value-type="float">
            <text:p>258</text:p>
          </table:table-cell>
          <table:table-cell table:style-name="ce297" table:formula="of:=SUMIF([$Partite.$D$2:$Partite.$D$49];[.D15];[$Partite.$P$2:$Partite.$P$49])+SUMIF([$Partite.$F$2:$Partite.$F$49];[.D15];[$Partite.$V$2:$Partite.$V$49])" office:value-type="float" office:value="154" calcext:value-type="float">
            <text:p>154</text:p>
          </table:table-cell>
          <table:table-cell table:style-name="ce300" table:formula="of:=SUMIF([$Partite.$D$2:$Partite.$D$49];[.D15];[$Partite.$Q$2:$Partite.$Q$49])+SUMIF([$Partite.$F$2:$Partite.$F$49];[.D15];[$Partite.$W$2:$Partite.$W$49])" office:value-type="float" office:value="104" calcext:value-type="float">
            <text:p>+104</text:p>
          </table:table-cell>
          <table:table-cell table:style-name="ce297" table:formula="of:=IF([.I15]=[.I16];[$Partite.O17];0)" office:value-type="float" office:value="0" calcext:value-type="float">
            <text:p>0</text:p>
          </table:table-cell>
          <table:table-cell table:style-name="ce297" table:formula="of:=IF([.I15]=[.I17];[$Partite.O18];0)" office:value-type="float" office:value="0" calcext:value-type="float">
            <text:p>0</text:p>
          </table:table-cell>
          <table:table-cell table:style-name="ce297" table:formula="of:=IF([.I15]=[.I14];[$Partite.U14];0)" office:value-type="float" office:value="0" calcext:value-type="float">
            <text:p>0</text:p>
          </table:table-cell>
          <table:table-cell table:style-name="ce303" table:formula="of:=IF([.F15]=[.F16];[$Partite.Q17])" office:value-type="float" office:value="0" calcext:value-type="float">
            <text:p>+0</text:p>
          </table:table-cell>
          <table:table-cell table:style-name="ce303" table:formula="of:=IF([.I15]=[.I17];[$Partite.Q18];0)" office:value-type="float" office:value="0" calcext:value-type="float">
            <text:p>+0</text:p>
          </table:table-cell>
          <table:table-cell table:style-name="ce303" table:formula="of:=IF([.I15]=[.I14];[$Partite.W14];0)" office:value-type="float" office:value="0" calcext:value-type="float">
            <text:p>+0</text:p>
          </table:table-cell>
          <table:table-cell table:style-name="ce136" table:formula="of:=[.I15]+(500+[.P15]+[.Q15]+[.R15])*10^-3+([.M15]+[.N15]+[.O15])*10^-6+(500+[.L15])*10^-9+[.J15]*10^-12" office:value-type="float" office:value="6.500000604258" calcext:value-type="float">
            <text:p>6,500000604258</text:p>
          </table:table-cell>
          <table:table-cell table:number-columns-repeated="45"/>
        </table:table-row>
        <table:table-row table:style-name="ro2">
          <table:table-cell table:style-name="ce383" table:formula="of:=COUNTIF([.$S$14:.$S$17];&quot;&gt;=&quot;&amp;[.S16])" office:value-type="float" office:value="2" calcext:value-type="float">
            <text:p>2</text:p>
          </table:table-cell>
          <table:table-cell table:style-name="ce395" office:value-type="string" calcext:value-type="string">
            <text:p>C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16];&quot;ABCDEFGH&quot;;1)&gt;0;INDEX([$Parametri.A$6:$Parametri.D$37];MATCH(1;([$Parametri.C$6:$Parametri.C$37]=[.$B16])*([$Parametri.D$6:$Parametri.D$37]=[.$C16]);0);2)&amp;&quot; (&quot;&amp;INDEX([$Parametri.A$6:$Parametri.D$37];MATCH(1;([$Parametri.C$6:$Parametri.C$37]=[.$B16])*([$Parametri.D$6:$Parametri.D$37]=[.$C16]);0);1)&amp;&quot;)&quot;;&quot;DA SISTEMARE&quot;)" office:value-type="string" office:string-value="Ippopotami (11)" calcext:value-type="string">
            <text:p>Ippopotami (11)</text:p>
          </table:table-cell>
          <table:table-cell table:style-name="ce297" table:formula="of:=[.F16]+[.G16]+[.H16]" office:value-type="float" office:value="3" calcext:value-type="float">
            <text:p>3</text:p>
          </table:table-cell>
          <table:table-cell table:style-name="ce297" table:formula="of:=SUMIF([$Partite.$D$2:$Partite.$D$49];[.D16];[$Partite.$L$2:$Partite.$L$49])+SUMIF([$Partite.$F$2:$Partite.$F$49];[.D16];[$Partite.$R$2:$Partite.$R$49])" office:value-type="float" office:value="2" calcext:value-type="float">
            <text:p>2</text:p>
          </table:table-cell>
          <table:table-cell table:style-name="ce297" table:formula="of:=SUMIF([$Partite.$D$2:$Partite.$D$49];[.D16];[$Partite.$M$2:$Partite.$M$49])+SUMIF([$Partite.$F$2:$Partite.$F$49];[.D16];[$Partite.$S$2:$Partite.$S$49])" office:value-type="float" office:value="1" calcext:value-type="float">
            <text:p>1</text:p>
          </table:table-cell>
          <table:table-cell table:style-name="ce297" table:formula="of:=SUMIF([$Partite.$D$2:$Partite.$D$49];[.D16];[$Partite.$N$2:$Partite.$N$49])+SUMIF([$Partite.$F$2:$Partite.$F$49];[.D16];[$Partite.$T$2:$Partite.$T$49])" office:value-type="float" office:value="0" calcext:value-type="float">
            <text:p>0</text:p>
          </table:table-cell>
          <table:table-cell table:style-name="ce297" table:formula="of:=2*[.F16]+1*[.G16]+0*[.H16]" office:value-type="float" office:value="5" calcext:value-type="float">
            <text:p>5</text:p>
          </table:table-cell>
          <table:table-cell table:style-name="ce297" table:formula="of:=SUMIF([$Partite.$D$2:$Partite.$D$49];[.D16];[$Partite.$O$2:$Partite.$O$49])+SUMIF([$Partite.$F$2:$Partite.$F$49];[.D16];[$Partite.$U$2:$Partite.$U$49])" office:value-type="float" office:value="280" calcext:value-type="float">
            <text:p>280</text:p>
          </table:table-cell>
          <table:table-cell table:style-name="ce297" table:formula="of:=SUMIF([$Partite.$D$2:$Partite.$D$49];[.D16];[$Partite.$P$2:$Partite.$P$49])+SUMIF([$Partite.$F$2:$Partite.$F$49];[.D16];[$Partite.$V$2:$Partite.$V$49])" office:value-type="float" office:value="189" calcext:value-type="float">
            <text:p>189</text:p>
          </table:table-cell>
          <table:table-cell table:style-name="ce300" table:formula="of:=SUMIF([$Partite.$D$2:$Partite.$D$49];[.D16];[$Partite.$Q$2:$Partite.$Q$49])+SUMIF([$Partite.$F$2:$Partite.$F$49];[.D16];[$Partite.$W$2:$Partite.$W$49])" office:value-type="float" office:value="91" calcext:value-type="float">
            <text:p>+91</text:p>
          </table:table-cell>
          <table:table-cell table:style-name="ce297" table:formula="of:=IF([.I16]=[.I17];[$Partite.O19];0)" office:value-type="float" office:value="0" calcext:value-type="float">
            <text:p>0</text:p>
          </table:table-cell>
          <table:table-cell table:style-name="ce297" table:formula="of:=IF([.I16]=[.I14];[$Partite.U15];0)" office:value-type="float" office:value="0" calcext:value-type="float">
            <text:p>0</text:p>
          </table:table-cell>
          <table:table-cell table:style-name="ce297" table:formula="of:=IF([.I16]=[.I15];[$Partite.U17];0)" office:value-type="float" office:value="0" calcext:value-type="float">
            <text:p>0</text:p>
          </table:table-cell>
          <table:table-cell table:style-name="ce303" table:formula="of:=IF([.I16]=[.I17];[$Partite.Q19];0)" office:value-type="float" office:value="0" calcext:value-type="float">
            <text:p>+0</text:p>
          </table:table-cell>
          <table:table-cell table:style-name="ce303" table:formula="of:=IF([.D16]=[.D14];[$Partite.W15];0)" office:value-type="float" office:value="0" calcext:value-type="float">
            <text:p>+0</text:p>
          </table:table-cell>
          <table:table-cell table:style-name="ce303" table:formula="of:=IF([.I16]=[.I15];[$Partite.W17];0)" office:value-type="float" office:value="0" calcext:value-type="float">
            <text:p>+0</text:p>
          </table:table-cell>
          <table:table-cell table:style-name="ce136" table:formula="of:=[.I16]+(500+[.P16]+[.Q16]+[.R16])*10^-3+([.M16]+[.N16]+[.O16])*10^-6+(500+[.L16])*10^-9+[.J16]*10^-12" office:value-type="float" office:value="5.50000059128" calcext:value-type="float">
            <text:p>5,500000591280</text:p>
          </table:table-cell>
          <table:table-cell table:number-columns-repeated="45"/>
        </table:table-row>
        <table:table-row table:style-name="ro2">
          <table:table-cell table:style-name="ce384" table:formula="of:=COUNTIF([.$S$14:.$S$17];&quot;&gt;=&quot;&amp;[.S17])" office:value-type="float" office:value="4" calcext:value-type="float">
            <text:p>4</text:p>
          </table:table-cell>
          <table:table-cell table:style-name="ce396" office:value-type="string" calcext:value-type="string">
            <text:p>C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17];&quot;ABCDEFGH&quot;;1)&gt;0;INDEX([$Parametri.A$6:$Parametri.D$37];MATCH(1;([$Parametri.C$6:$Parametri.C$37]=[.$B17])*([$Parametri.D$6:$Parametri.D$37]=[.$C17]);0);2)&amp;&quot; (&quot;&amp;INDEX([$Parametri.A$6:$Parametri.D$37];MATCH(1;([$Parametri.C$6:$Parametri.C$37]=[.$B17])*([$Parametri.D$6:$Parametri.D$37]=[.$C17]);0);1)&amp;&quot;)&quot;;&quot;DA SISTEMARE&quot;)" office:value-type="string" office:string-value="Iguane (12)" calcext:value-type="string">
            <text:p>Iguane (12)</text:p>
          </table:table-cell>
          <table:table-cell table:style-name="ce298" table:formula="of:=[.F17]+[.G17]+[.H17]" office:value-type="float" office:value="3" calcext:value-type="float">
            <text:p>3</text:p>
          </table:table-cell>
          <table:table-cell table:style-name="ce298" table:formula="of:=SUMIF([$Partite.$D$2:$Partite.$D$49];[.D17];[$Partite.$L$2:$Partite.$L$49])+SUMIF([$Partite.$F$2:$Partite.$F$49];[.D17];[$Partite.$R$2:$Partite.$R$49])" office:value-type="float" office:value="0" calcext:value-type="float">
            <text:p>0</text:p>
          </table:table-cell>
          <table:table-cell table:style-name="ce298" table:formula="of:=SUMIF([$Partite.$D$2:$Partite.$D$49];[.D17];[$Partite.$M$2:$Partite.$M$49])+SUMIF([$Partite.$F$2:$Partite.$F$49];[.D17];[$Partite.$S$2:$Partite.$S$49])" office:value-type="float" office:value="3" calcext:value-type="float">
            <text:p>3</text:p>
          </table:table-cell>
          <table:table-cell table:style-name="ce298" table:formula="of:=SUMIF([$Partite.$D$2:$Partite.$D$49];[.D17];[$Partite.$N$2:$Partite.$N$49])+SUMIF([$Partite.$F$2:$Partite.$F$49];[.D17];[$Partite.$T$2:$Partite.$T$49])" office:value-type="float" office:value="0" calcext:value-type="float">
            <text:p>0</text:p>
          </table:table-cell>
          <table:table-cell table:style-name="ce298" table:formula="of:=2*[.F17]+1*[.G17]+0*[.H17]" office:value-type="float" office:value="3" calcext:value-type="float">
            <text:p>3</text:p>
          </table:table-cell>
          <table:table-cell table:style-name="ce298" table:formula="of:=SUMIF([$Partite.$D$2:$Partite.$D$49];[.D17];[$Partite.$O$2:$Partite.$O$49])+SUMIF([$Partite.$F$2:$Partite.$F$49];[.D17];[$Partite.$U$2:$Partite.$U$49])" office:value-type="float" office:value="101" calcext:value-type="float">
            <text:p>101</text:p>
          </table:table-cell>
          <table:table-cell table:style-name="ce298" table:formula="of:=SUMIF([$Partite.$D$2:$Partite.$D$49];[.D17];[$Partite.$P$2:$Partite.$P$49])+SUMIF([$Partite.$F$2:$Partite.$F$49];[.D17];[$Partite.$V$2:$Partite.$V$49])" office:value-type="float" office:value="213" calcext:value-type="float">
            <text:p>213</text:p>
          </table:table-cell>
          <table:table-cell table:style-name="ce301" table:formula="of:=SUMIF([$Partite.$D$2:$Partite.$D$49];[.D17];[$Partite.$Q$2:$Partite.$Q$49])+SUMIF([$Partite.$F$2:$Partite.$F$49];[.D17];[$Partite.$W$2:$Partite.$W$49])" office:value-type="float" office:value="-112" calcext:value-type="float">
            <text:p>-112</text:p>
          </table:table-cell>
          <table:table-cell table:style-name="ce298" table:formula="of:=IF([.I17]=[.I14];[$Partite.U16];0)" office:value-type="float" office:value="0" calcext:value-type="float">
            <text:p>0</text:p>
          </table:table-cell>
          <table:table-cell table:style-name="ce298" table:formula="of:=IF([.I17]=[.I15];[$Partite.U18];0)" office:value-type="float" office:value="0" calcext:value-type="float">
            <text:p>0</text:p>
          </table:table-cell>
          <table:table-cell table:style-name="ce298" table:formula="of:=IF([.I17]=[.I16];[$Partite.U19];0)" office:value-type="float" office:value="0" calcext:value-type="float">
            <text:p>0</text:p>
          </table:table-cell>
          <table:table-cell table:style-name="ce304" table:formula="of:=IF([.I17]=[.I14];[$Partite.W16];0)" office:value-type="float" office:value="0" calcext:value-type="float">
            <text:p>+0</text:p>
          </table:table-cell>
          <table:table-cell table:style-name="ce304" table:formula="of:=IF([.I17]=[.I14];[$Partite.W18];0)" office:value-type="float" office:value="0" calcext:value-type="float">
            <text:p>+0</text:p>
          </table:table-cell>
          <table:table-cell table:style-name="ce304" table:formula="of:=IF([.I17]=[.I16];[$Partite.W19];0)" office:value-type="float" office:value="0" calcext:value-type="float">
            <text:p>+0</text:p>
          </table:table-cell>
          <table:table-cell table:style-name="ce137" table:formula="of:=[.I17]+(500+[.P17]+[.Q17]+[.R17])*10^-3+([.M17]+[.N17]+[.O17])*10^-6+(500+[.L17])*10^-9+[.J17]*10^-12" office:value-type="float" office:value="3.500000388101" calcext:value-type="float">
            <text:p>3,500000388101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25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295" office:value-type="string" calcext:value-type="string">
            <text:p>Giocate</text:p>
          </table:table-cell>
          <table:table-cell table:style-name="ce295" office:value-type="string" calcext:value-type="string">
            <text:p>Vinte</text:p>
          </table:table-cell>
          <table:table-cell table:style-name="ce295" office:value-type="string" calcext:value-type="string">
            <text:p>Perse</text:p>
          </table:table-cell>
          <table:table-cell table:style-name="ce295" office:value-type="string" calcext:value-type="string">
            <text:p>Forfait</text:p>
          </table:table-cell>
          <table:table-cell table:style-name="ce295" office:value-type="string" calcext:value-type="string">
            <text:p>P.Class.</text:p>
          </table:table-cell>
          <table:table-cell table:style-name="ce295" office:value-type="string" calcext:value-type="string">
            <text:p>P.Gara Fatti</text:p>
          </table:table-cell>
          <table:table-cell table:style-name="ce295" office:value-type="string" calcext:value-type="string">
            <text:p>P.Gara Subiti</text:p>
          </table:table-cell>
          <table:table-cell table:style-name="ce295" office:value-type="string" calcext:value-type="string">
            <text:p>Diff.P.Gara</text:p>
          </table:table-cell>
          <table:table-cell table:style-name="ce295" office:value-type="string" calcext:value-type="string">
            <text:p>P.Gara Fatti SD1</text:p>
          </table:table-cell>
          <table:table-cell table:style-name="ce295" office:value-type="string" calcext:value-type="string">
            <text:p>P.Gara Fatti SD2</text:p>
          </table:table-cell>
          <table:table-cell table:style-name="ce295" office:value-type="string" calcext:value-type="string">
            <text:p>P.Gara Fatti SD3</text:p>
          </table:table-cell>
          <table:table-cell table:style-name="ce295" office:value-type="string" calcext:value-type="string">
            <text:p>Diff.P.Gara SD1</text:p>
          </table:table-cell>
          <table:table-cell table:style-name="ce295" office:value-type="string" calcext:value-type="string">
            <text:p>Diff.P.Gara SD2</text:p>
          </table:table-cell>
          <table:table-cell table:style-name="ce295" office:value-type="string" calcext:value-type="string">
            <text:p>Diff.P.Gara SD3</text:p>
          </table:table-cell>
          <table:table-cell table:style-name="ce25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382" table:formula="of:=COUNTIF([.$S$20:.$S$23];&quot;&gt;=&quot;&amp;[.S20])" office:value-type="float" office:value="3" calcext:value-type="float">
            <text:p>3</text:p>
          </table:table-cell>
          <table:table-cell table:style-name="ce397" office:value-type="string" calcext:value-type="string">
            <text:p>D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0];&quot;ABCDEFGH&quot;;1)&gt;0;INDEX([$Parametri.A$6:$Parametri.D$37];MATCH(1;([$Parametri.C$6:$Parametri.C$37]=[.$B20])*([$Parametri.D$6:$Parametri.D$37]=[.$C20]);0);2)&amp;&quot; (&quot;&amp;INDEX([$Parametri.A$6:$Parametri.D$37];MATCH(1;([$Parametri.C$6:$Parametri.C$37]=[.$B20])*([$Parametri.D$6:$Parametri.D$37]=[.$C20]);0);1)&amp;&quot;)&quot;;&quot;DA SISTEMARE&quot;)" office:value-type="string" office:string-value="Coccodrilli (13)" calcext:value-type="string">
            <text:p>Coccodrilli (13)</text:p>
          </table:table-cell>
          <table:table-cell table:style-name="ce296" table:formula="of:=[.F20]+[.G20]+[.H20]" office:value-type="float" office:value="3" calcext:value-type="float">
            <text:p>3</text:p>
          </table:table-cell>
          <table:table-cell table:style-name="ce296" table:formula="of:=SUMIF([$Partite.$D$2:$Partite.$D$49];[.D20];[$Partite.$L$2:$Partite.$L$49])+SUMIF([$Partite.$F$2:$Partite.$F$49];[.D20];[$Partite.$R$2:$Partite.$R$49])" office:value-type="float" office:value="1" calcext:value-type="float">
            <text:p>1</text:p>
          </table:table-cell>
          <table:table-cell table:style-name="ce296" table:formula="of:=SUMIF([$Partite.$D$2:$Partite.$D$49];[.D20];[$Partite.$M$2:$Partite.$M$49])+SUMIF([$Partite.$F$2:$Partite.$F$49];[.D20];[$Partite.$S$2:$Partite.$S$49])" office:value-type="float" office:value="2" calcext:value-type="float">
            <text:p>2</text:p>
          </table:table-cell>
          <table:table-cell table:style-name="ce296" table:formula="of:=SUMIF([$Partite.$D$2:$Partite.$D$49];[.D20];[$Partite.$N$2:$Partite.$N$49])+SUMIF([$Partite.$F$2:$Partite.$F$49];[.D20];[$Partite.$T$2:$Partite.$T$49])" office:value-type="float" office:value="0" calcext:value-type="float">
            <text:p>0</text:p>
          </table:table-cell>
          <table:table-cell table:style-name="ce296" table:formula="of:=2*[.F20]+1*[.G20]+0*[.H20]" office:value-type="float" office:value="4" calcext:value-type="float">
            <text:p>4</text:p>
          </table:table-cell>
          <table:table-cell table:style-name="ce296" table:formula="of:=SUMIF([$Partite.$D$2:$Partite.$D$49];[.D20];[$Partite.$O$2:$Partite.$O$49])+SUMIF([$Partite.$F$2:$Partite.$F$49];[.D20];[$Partite.$U$2:$Partite.$U$49])" office:value-type="float" office:value="171" calcext:value-type="float">
            <text:p>171</text:p>
          </table:table-cell>
          <table:table-cell table:style-name="ce296" table:formula="of:=SUMIF([$Partite.$D$2:$Partite.$D$49];[.D20];[$Partite.$P$2:$Partite.$P$49])+SUMIF([$Partite.$F$2:$Partite.$F$49];[.D20];[$Partite.$V$2:$Partite.$V$49])" office:value-type="float" office:value="161" calcext:value-type="float">
            <text:p>161</text:p>
          </table:table-cell>
          <table:table-cell table:style-name="ce299" table:formula="of:=SUMIF([$Partite.$D$2:$Partite.$D$49];[.D20];[$Partite.$Q$2:$Partite.$Q$49])+SUMIF([$Partite.$F$2:$Partite.$F$49];[.D20];[$Partite.$W$2:$Partite.$W$49])" office:value-type="float" office:value="10" calcext:value-type="float">
            <text:p>+10</text:p>
          </table:table-cell>
          <table:table-cell table:style-name="ce296" table:formula="of:=IF([.I20]=[.I21];[$Partite.O20];0)" office:value-type="float" office:value="0" calcext:value-type="float">
            <text:p>0</text:p>
          </table:table-cell>
          <table:table-cell table:style-name="ce296" table:formula="of:=IF([.I20]=[.I22];[$Partite.O21];0)" office:value-type="float" office:value="0" calcext:value-type="float">
            <text:p>0</text:p>
          </table:table-cell>
          <table:table-cell table:style-name="ce296" table:formula="of:=IF([.I20]=[.I23];[$Partite.O22];0)" office:value-type="float" office:value="54" calcext:value-type="float">
            <text:p>54</text:p>
          </table:table-cell>
          <table:table-cell table:style-name="ce302" table:formula="of:=IF([.I20]=[.I21];[$Partite.Q20];0)" office:value-type="float" office:value="0" calcext:value-type="float">
            <text:p>+0</text:p>
          </table:table-cell>
          <table:table-cell table:style-name="ce302" table:formula="of:=IF([.I20]=[.I22];[$Partite.Q21];0)" office:value-type="float" office:value="0" calcext:value-type="float">
            <text:p>+0</text:p>
          </table:table-cell>
          <table:table-cell table:style-name="ce302" table:formula="of:=IF([.I20]=[.I23];[$Partite.Q22];0)" office:value-type="float" office:value="-10" calcext:value-type="float">
            <text:p>-10</text:p>
          </table:table-cell>
          <table:table-cell table:style-name="ce135" table:formula="of:=[.I20]+(500+[.P20]+[.Q20]+[.R20])*10^-3+([.M20]+[.N20]+[.O20])*10^-6+(500+[.L20])*10^-9+[.J20]*10^-12" office:value-type="float" office:value="4.490054510171" calcext:value-type="float">
            <text:p>4,490054510171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1])" office:value-type="float" office:value="1" calcext:value-type="float">
            <text:p>1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1];&quot;ABCDEFGH&quot;;1)&gt;0;INDEX([$Parametri.A$6:$Parametri.D$37];MATCH(1;([$Parametri.C$6:$Parametri.C$37]=[.$B21])*([$Parametri.D$6:$Parametri.D$37]=[.$C21]);0);2)&amp;&quot; (&quot;&amp;INDEX([$Parametri.A$6:$Parametri.D$37];MATCH(1;([$Parametri.C$6:$Parametri.C$37]=[.$B21])*([$Parametri.D$6:$Parametri.D$37]=[.$C21]);0);1)&amp;&quot;)&quot;;&quot;DA SISTEMARE&quot;)" office:value-type="string" office:string-value="Pitoni (14)" calcext:value-type="string">
            <text:p>Pitoni (14)</text:p>
          </table:table-cell>
          <table:table-cell table:style-name="ce297" table:formula="of:=[.F21]+[.G21]+[.H21]" office:value-type="float" office:value="3" calcext:value-type="float">
            <text:p>3</text:p>
          </table:table-cell>
          <table:table-cell table:style-name="ce297" table:formula="of:=SUMIF([$Partite.$D$2:$Partite.$D$49];[.D21];[$Partite.$L$2:$Partite.$L$49])+SUMIF([$Partite.$F$2:$Partite.$F$49];[.D21];[$Partite.$R$2:$Partite.$R$49])" office:value-type="float" office:value="2" calcext:value-type="float">
            <text:p>2</text:p>
          </table:table-cell>
          <table:table-cell table:style-name="ce297" table:formula="of:=SUMIF([$Partite.$D$2:$Partite.$D$49];[.D21];[$Partite.$M$2:$Partite.$M$49])+SUMIF([$Partite.$F$2:$Partite.$F$49];[.D21];[$Partite.$S$2:$Partite.$S$49])" office:value-type="float" office:value="1" calcext:value-type="float">
            <text:p>1</text:p>
          </table:table-cell>
          <table:table-cell table:style-name="ce297" table:formula="of:=SUMIF([$Partite.$D$2:$Partite.$D$49];[.D21];[$Partite.$N$2:$Partite.$N$49])+SUMIF([$Partite.$F$2:$Partite.$F$49];[.D21];[$Partite.$T$2:$Partite.$T$49])" office:value-type="float" office:value="0" calcext:value-type="float">
            <text:p>0</text:p>
          </table:table-cell>
          <table:table-cell table:style-name="ce297" table:formula="of:=2*[.F21]+1*[.G21]+0*[.H21]" office:value-type="float" office:value="5" calcext:value-type="float">
            <text:p>5</text:p>
          </table:table-cell>
          <table:table-cell table:style-name="ce297" table:formula="of:=SUMIF([$Partite.$D$2:$Partite.$D$49];[.D21];[$Partite.$O$2:$Partite.$O$49])+SUMIF([$Partite.$F$2:$Partite.$F$49];[.D21];[$Partite.$U$2:$Partite.$U$49])" office:value-type="float" office:value="218" calcext:value-type="float">
            <text:p>218</text:p>
          </table:table-cell>
          <table:table-cell table:style-name="ce297" table:formula="of:=SUMIF([$Partite.$D$2:$Partite.$D$49];[.D21];[$Partite.$P$2:$Partite.$P$49])+SUMIF([$Partite.$F$2:$Partite.$F$49];[.D21];[$Partite.$V$2:$Partite.$V$49])" office:value-type="float" office:value="206" calcext:value-type="float">
            <text:p>206</text:p>
          </table:table-cell>
          <table:table-cell table:style-name="ce300" table:formula="of:=SUMIF([$Partite.$D$2:$Partite.$D$49];[.D21];[$Partite.$Q$2:$Partite.$Q$49])+SUMIF([$Partite.$F$2:$Partite.$F$49];[.D21];[$Partite.$W$2:$Partite.$W$49])" office:value-type="float" office:value="12" calcext:value-type="float">
            <text:p>+12</text:p>
          </table:table-cell>
          <table:table-cell table:style-name="ce297" table:formula="of:=IF([.I21]=[.I22];[$Partite.O23];0)" office:value-type="float" office:value="67" calcext:value-type="float">
            <text:p>67</text:p>
          </table:table-cell>
          <table:table-cell table:style-name="ce297" table:formula="of:=IF([.I21]=[.I23];[$Partite.O24];0)" office:value-type="float" office:value="0" calcext:value-type="float">
            <text:p>0</text:p>
          </table:table-cell>
          <table:table-cell table:style-name="ce297" table:formula="of:=IF([.I21]=[.I20];[$Partite.U20];0)" office:value-type="float" office:value="0" calcext:value-type="float">
            <text:p>0</text:p>
          </table:table-cell>
          <table:table-cell table:style-name="ce303" table:formula="of:=IF([.F21]=[.F22];[$Partite.Q23])" office:value-type="float" office:value="14" calcext:value-type="float">
            <text:p>+14</text:p>
          </table:table-cell>
          <table:table-cell table:style-name="ce303" table:formula="of:=IF([.I21]=[.I23];[$Partite.Q24];0)" office:value-type="float" office:value="0" calcext:value-type="float">
            <text:p>+0</text:p>
          </table:table-cell>
          <table:table-cell table:style-name="ce303" table:formula="of:=IF([.I21]=[.I20];[$Partite.W20];0)" office:value-type="float" office:value="0" calcext:value-type="float">
            <text:p>+0</text:p>
          </table:table-cell>
          <table:table-cell table:style-name="ce136" table:formula="of:=[.I21]+(500+[.P21]+[.Q21]+[.R21])*10^-3+([.M21]+[.N21]+[.O21])*10^-6+(500+[.L21])*10^-9+[.J21]*10^-12" office:value-type="float" office:value="5.514067512218" calcext:value-type="float">
            <text:p>5,514067512218</text:p>
          </table:table-cell>
          <table:table-cell table:number-columns-repeated="45"/>
        </table:table-row>
        <table:table-row table:style-name="ro2">
          <table:table-cell table:style-name="ce383" table:formula="of:=COUNTIF([.$S$20:.$S$23];&quot;&gt;=&quot;&amp;[.S22])" office:value-type="float" office:value="2" calcext:value-type="float">
            <text:p>2</text:p>
          </table:table-cell>
          <table:table-cell table:style-name="ce398" office:value-type="string" calcext:value-type="string">
            <text:p>D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2];&quot;ABCDEFGH&quot;;1)&gt;0;INDEX([$Parametri.A$6:$Parametri.D$37];MATCH(1;([$Parametri.C$6:$Parametri.C$37]=[.$B22])*([$Parametri.D$6:$Parametri.D$37]=[.$C22]);0);2)&amp;&quot; (&quot;&amp;INDEX([$Parametri.A$6:$Parametri.D$37];MATCH(1;([$Parametri.C$6:$Parametri.C$37]=[.$B22])*([$Parametri.D$6:$Parametri.D$37]=[.$C22]);0);1)&amp;&quot;)&quot;;&quot;DA SISTEMARE&quot;)" office:value-type="string" office:string-value="Aquile (15)" calcext:value-type="string">
            <text:p>Aquile (15)</text:p>
          </table:table-cell>
          <table:table-cell table:style-name="ce297" table:formula="of:=[.F22]+[.G22]+[.H22]" office:value-type="float" office:value="3" calcext:value-type="float">
            <text:p>3</text:p>
          </table:table-cell>
          <table:table-cell table:style-name="ce297" table:formula="of:=SUMIF([$Partite.$D$2:$Partite.$D$49];[.D22];[$Partite.$L$2:$Partite.$L$49])+SUMIF([$Partite.$F$2:$Partite.$F$49];[.D22];[$Partite.$R$2:$Partite.$R$49])" office:value-type="float" office:value="2" calcext:value-type="float">
            <text:p>2</text:p>
          </table:table-cell>
          <table:table-cell table:style-name="ce297" table:formula="of:=SUMIF([$Partite.$D$2:$Partite.$D$49];[.D22];[$Partite.$M$2:$Partite.$M$49])+SUMIF([$Partite.$F$2:$Partite.$F$49];[.D22];[$Partite.$S$2:$Partite.$S$49])" office:value-type="float" office:value="1" calcext:value-type="float">
            <text:p>1</text:p>
          </table:table-cell>
          <table:table-cell table:style-name="ce297" table:formula="of:=SUMIF([$Partite.$D$2:$Partite.$D$49];[.D22];[$Partite.$N$2:$Partite.$N$49])+SUMIF([$Partite.$F$2:$Partite.$F$49];[.D22];[$Partite.$T$2:$Partite.$T$49])" office:value-type="float" office:value="0" calcext:value-type="float">
            <text:p>0</text:p>
          </table:table-cell>
          <table:table-cell table:style-name="ce297" table:formula="of:=2*[.F22]+1*[.G22]+0*[.H22]" office:value-type="float" office:value="5" calcext:value-type="float">
            <text:p>5</text:p>
          </table:table-cell>
          <table:table-cell table:style-name="ce297" table:formula="of:=SUMIF([$Partite.$D$2:$Partite.$D$49];[.D22];[$Partite.$O$2:$Partite.$O$49])+SUMIF([$Partite.$F$2:$Partite.$F$49];[.D22];[$Partite.$U$2:$Partite.$U$49])" office:value-type="float" office:value="154" calcext:value-type="float">
            <text:p>154</text:p>
          </table:table-cell>
          <table:table-cell table:style-name="ce297" table:formula="of:=SUMIF([$Partite.$D$2:$Partite.$D$49];[.D22];[$Partite.$P$2:$Partite.$P$49])+SUMIF([$Partite.$F$2:$Partite.$F$49];[.D22];[$Partite.$V$2:$Partite.$V$49])" office:value-type="float" office:value="140" calcext:value-type="float">
            <text:p>140</text:p>
          </table:table-cell>
          <table:table-cell table:style-name="ce300" table:formula="of:=SUMIF([$Partite.$D$2:$Partite.$D$49];[.D22];[$Partite.$Q$2:$Partite.$Q$49])+SUMIF([$Partite.$F$2:$Partite.$F$49];[.D22];[$Partite.$W$2:$Partite.$W$49])" office:value-type="float" office:value="14" calcext:value-type="float">
            <text:p>+14</text:p>
          </table:table-cell>
          <table:table-cell table:style-name="ce297" table:formula="of:=IF([.I22]=[.I23];[$Partite.O25];0)" office:value-type="float" office:value="0" calcext:value-type="float">
            <text:p>0</text:p>
          </table:table-cell>
          <table:table-cell table:style-name="ce297" table:formula="of:=IF([.I22]=[.I20];[$Partite.U21];0)" office:value-type="float" office:value="0" calcext:value-type="float">
            <text:p>0</text:p>
          </table:table-cell>
          <table:table-cell table:style-name="ce297" table:formula="of:=IF([.I22]=[.I21];[$Partite.U23];0)" office:value-type="float" office:value="53" calcext:value-type="float">
            <text:p>53</text:p>
          </table:table-cell>
          <table:table-cell table:style-name="ce303" table:formula="of:=IF([.I22]=[.I23];[$Partite.Q25];0)" office:value-type="float" office:value="0" calcext:value-type="float">
            <text:p>+0</text:p>
          </table:table-cell>
          <table:table-cell table:style-name="ce303" table:formula="of:=IF([.D22]=[.D20];[$Partite.W21];0)" office:value-type="float" office:value="0" calcext:value-type="float">
            <text:p>+0</text:p>
          </table:table-cell>
          <table:table-cell table:style-name="ce303" table:formula="of:=IF([.I22]=[.I21];[$Partite.W23];0)" office:value-type="float" office:value="-14" calcext:value-type="float">
            <text:p>-14</text:p>
          </table:table-cell>
          <table:table-cell table:style-name="ce136" table:formula="of:=[.I22]+(500+[.P22]+[.Q22]+[.R22])*10^-3+([.M22]+[.N22]+[.O22])*10^-6+(500+[.L22])*10^-9+[.J22]*10^-12" office:value-type="float" office:value="5.486053514154" calcext:value-type="float">
            <text:p>5,486053514154</text:p>
          </table:table-cell>
          <table:table-cell table:number-columns-repeated="45"/>
        </table:table-row>
        <table:table-row table:style-name="ro2">
          <table:table-cell table:style-name="ce384" table:formula="of:=COUNTIF([.$S$20:.$S$23];&quot;&gt;=&quot;&amp;[.S23])" office:value-type="float" office:value="4" calcext:value-type="float">
            <text:p>4</text:p>
          </table:table-cell>
          <table:table-cell table:style-name="ce399" office:value-type="string" calcext:value-type="string">
            <text:p>D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3];&quot;ABCDEFGH&quot;;1)&gt;0;INDEX([$Parametri.A$6:$Parametri.D$37];MATCH(1;([$Parametri.C$6:$Parametri.C$37]=[.$B23])*([$Parametri.D$6:$Parametri.D$37]=[.$C23]);0);2)&amp;&quot; (&quot;&amp;INDEX([$Parametri.A$6:$Parametri.D$37];MATCH(1;([$Parametri.C$6:$Parametri.C$37]=[.$B23])*([$Parametri.D$6:$Parametri.D$37]=[.$C23]);0);1)&amp;&quot;)&quot;;&quot;DA SISTEMARE&quot;)" office:value-type="string" office:string-value="Falchi (16)" calcext:value-type="string">
            <text:p>Falchi (16)</text:p>
          </table:table-cell>
          <table:table-cell table:style-name="ce298" table:formula="of:=[.F23]+[.G23]+[.H23]" office:value-type="float" office:value="3" calcext:value-type="float">
            <text:p>3</text:p>
          </table:table-cell>
          <table:table-cell table:style-name="ce298" table:formula="of:=SUMIF([$Partite.$D$2:$Partite.$D$49];[.D23];[$Partite.$L$2:$Partite.$L$49])+SUMIF([$Partite.$F$2:$Partite.$F$49];[.D23];[$Partite.$R$2:$Partite.$R$49])" office:value-type="float" office:value="1" calcext:value-type="float">
            <text:p>1</text:p>
          </table:table-cell>
          <table:table-cell table:style-name="ce298" table:formula="of:=SUMIF([$Partite.$D$2:$Partite.$D$49];[.D23];[$Partite.$M$2:$Partite.$M$49])+SUMIF([$Partite.$F$2:$Partite.$F$49];[.D23];[$Partite.$S$2:$Partite.$S$49])" office:value-type="float" office:value="2" calcext:value-type="float">
            <text:p>2</text:p>
          </table:table-cell>
          <table:table-cell table:style-name="ce298" table:formula="of:=SUMIF([$Partite.$D$2:$Partite.$D$49];[.D23];[$Partite.$N$2:$Partite.$N$49])+SUMIF([$Partite.$F$2:$Partite.$F$49];[.D23];[$Partite.$T$2:$Partite.$T$49])" office:value-type="float" office:value="0" calcext:value-type="float">
            <text:p>0</text:p>
          </table:table-cell>
          <table:table-cell table:style-name="ce298" table:formula="of:=2*[.F23]+1*[.G23]+0*[.H23]" office:value-type="float" office:value="4" calcext:value-type="float">
            <text:p>4</text:p>
          </table:table-cell>
          <table:table-cell table:style-name="ce298" table:formula="of:=SUMIF([$Partite.$D$2:$Partite.$D$49];[.D23];[$Partite.$O$2:$Partite.$O$49])+SUMIF([$Partite.$F$2:$Partite.$F$49];[.D23];[$Partite.$U$2:$Partite.$U$49])" office:value-type="float" office:value="173" calcext:value-type="float">
            <text:p>173</text:p>
          </table:table-cell>
          <table:table-cell table:style-name="ce298" table:formula="of:=SUMIF([$Partite.$D$2:$Partite.$D$49];[.D23];[$Partite.$P$2:$Partite.$P$49])+SUMIF([$Partite.$F$2:$Partite.$F$49];[.D23];[$Partite.$V$2:$Partite.$V$49])" office:value-type="float" office:value="209" calcext:value-type="float">
            <text:p>209</text:p>
          </table:table-cell>
          <table:table-cell table:style-name="ce301" table:formula="of:=SUMIF([$Partite.$D$2:$Partite.$D$49];[.D23];[$Partite.$Q$2:$Partite.$Q$49])+SUMIF([$Partite.$F$2:$Partite.$F$49];[.D23];[$Partite.$W$2:$Partite.$W$49])" office:value-type="float" office:value="-36" calcext:value-type="float">
            <text:p>-36</text:p>
          </table:table-cell>
          <table:table-cell table:style-name="ce298" table:formula="of:=IF([.I23]=[.I20];[$Partite.U22];0)" office:value-type="float" office:value="64" calcext:value-type="float">
            <text:p>64</text:p>
          </table:table-cell>
          <table:table-cell table:style-name="ce298" table:formula="of:=IF([.I23]=[.I21];[$Partite.U24];0)" office:value-type="float" office:value="0" calcext:value-type="float">
            <text:p>0</text:p>
          </table:table-cell>
          <table:table-cell table:style-name="ce298" table:formula="of:=IF([.I23]=[.I22];[$Partite.U25];0)" office:value-type="float" office:value="0" calcext:value-type="float">
            <text:p>0</text:p>
          </table:table-cell>
          <table:table-cell table:style-name="ce304" table:formula="of:=IF([.I23]=[.I20];[$Partite.W22];0)" office:value-type="float" office:value="10" calcext:value-type="float">
            <text:p>+10</text:p>
          </table:table-cell>
          <table:table-cell table:style-name="ce304" table:formula="of:=IF([.I23]=[.I20];[$Partite.W24];0)" office:value-type="float" office:value="-26" calcext:value-type="float">
            <text:p>-26</text:p>
          </table:table-cell>
          <table:table-cell table:style-name="ce304" table:formula="of:=IF([.I23]=[.I22];[$Partite.W25];0)" office:value-type="float" office:value="0" calcext:value-type="float">
            <text:p>+0</text:p>
          </table:table-cell>
          <table:table-cell table:style-name="ce137" table:formula="of:=[.I23]+(500+[.P23]+[.Q23]+[.R23])*10^-3+([.M23]+[.N23]+[.O23])*10^-6+(500+[.L23])*10^-9+[.J23]*10^-12" office:value-type="float" office:value="4.484064464173" calcext:value-type="float">
            <text:p>4,48406446417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25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295" office:value-type="string" calcext:value-type="string">
            <text:p>Giocate</text:p>
          </table:table-cell>
          <table:table-cell table:style-name="ce295" office:value-type="string" calcext:value-type="string">
            <text:p>Vinte</text:p>
          </table:table-cell>
          <table:table-cell table:style-name="ce295" office:value-type="string" calcext:value-type="string">
            <text:p>Perse</text:p>
          </table:table-cell>
          <table:table-cell table:style-name="ce295" office:value-type="string" calcext:value-type="string">
            <text:p>Forfait</text:p>
          </table:table-cell>
          <table:table-cell table:style-name="ce295" office:value-type="string" calcext:value-type="string">
            <text:p>P.Class.</text:p>
          </table:table-cell>
          <table:table-cell table:style-name="ce295" office:value-type="string" calcext:value-type="string">
            <text:p>P.Gara Fatti</text:p>
          </table:table-cell>
          <table:table-cell table:style-name="ce295" office:value-type="string" calcext:value-type="string">
            <text:p>P.Gara Subiti</text:p>
          </table:table-cell>
          <table:table-cell table:style-name="ce295" office:value-type="string" calcext:value-type="string">
            <text:p>Diff.P.Gara</text:p>
          </table:table-cell>
          <table:table-cell table:style-name="ce295" office:value-type="string" calcext:value-type="string">
            <text:p>P.Gara Fatti SD1</text:p>
          </table:table-cell>
          <table:table-cell table:style-name="ce295" office:value-type="string" calcext:value-type="string">
            <text:p>P.Gara Fatti SD2</text:p>
          </table:table-cell>
          <table:table-cell table:style-name="ce295" office:value-type="string" calcext:value-type="string">
            <text:p>P.Gara Fatti SD3</text:p>
          </table:table-cell>
          <table:table-cell table:style-name="ce295" office:value-type="string" calcext:value-type="string">
            <text:p>Diff.P.Gara SD1</text:p>
          </table:table-cell>
          <table:table-cell table:style-name="ce295" office:value-type="string" calcext:value-type="string">
            <text:p>Diff.P.Gara SD2</text:p>
          </table:table-cell>
          <table:table-cell table:style-name="ce295" office:value-type="string" calcext:value-type="string">
            <text:p>Diff.P.Gara SD3</text:p>
          </table:table-cell>
          <table:table-cell table:style-name="ce25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382" table:formula="of:=COUNTIF([.$S$26:.$S$29];&quot;&gt;=&quot;&amp;[.S26])" office:value-type="float" office:value="3" calcext:value-type="float">
            <text:p>3</text:p>
          </table:table-cell>
          <table:table-cell table:style-name="ce400" office:value-type="string" calcext:value-type="string">
            <text:p>E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26];&quot;ABCDEFGH&quot;;1)&gt;0;INDEX([$Parametri.A$6:$Parametri.D$37];MATCH(1;([$Parametri.C$6:$Parametri.C$37]=[.$B26])*([$Parametri.D$6:$Parametri.D$37]=[.$C26]);0);2)&amp;&quot; (&quot;&amp;INDEX([$Parametri.A$6:$Parametri.D$37];MATCH(1;([$Parametri.C$6:$Parametri.C$37]=[.$B26])*([$Parametri.D$6:$Parametri.D$37]=[.$C26]);0);1)&amp;&quot;)&quot;;&quot;DA SISTEMARE&quot;)" office:value-type="string" office:string-value="Bisonti (17)" calcext:value-type="string">
            <text:p>Bisonti (17)</text:p>
          </table:table-cell>
          <table:table-cell table:style-name="ce296" table:formula="of:=[.F26]+[.G26]+[.H26]" office:value-type="float" office:value="3" calcext:value-type="float">
            <text:p>3</text:p>
          </table:table-cell>
          <table:table-cell table:style-name="ce296" table:formula="of:=SUMIF([$Partite.$D$2:$Partite.$D$49];[.D26];[$Partite.$L$2:$Partite.$L$49])+SUMIF([$Partite.$F$2:$Partite.$F$49];[.D26];[$Partite.$R$2:$Partite.$R$49])" office:value-type="float" office:value="1" calcext:value-type="float">
            <text:p>1</text:p>
          </table:table-cell>
          <table:table-cell table:style-name="ce296" table:formula="of:=SUMIF([$Partite.$D$2:$Partite.$D$49];[.D26];[$Partite.$M$2:$Partite.$M$49])+SUMIF([$Partite.$F$2:$Partite.$F$49];[.D26];[$Partite.$S$2:$Partite.$S$49])" office:value-type="float" office:value="2" calcext:value-type="float">
            <text:p>2</text:p>
          </table:table-cell>
          <table:table-cell table:style-name="ce296" table:formula="of:=SUMIF([$Partite.$D$2:$Partite.$D$49];[.D26];[$Partite.$N$2:$Partite.$N$49])+SUMIF([$Partite.$F$2:$Partite.$F$49];[.D26];[$Partite.$T$2:$Partite.$T$49])" office:value-type="float" office:value="0" calcext:value-type="float">
            <text:p>0</text:p>
          </table:table-cell>
          <table:table-cell table:style-name="ce296" table:formula="of:=2*[.F26]+1*[.G26]+0*[.H26]" office:value-type="float" office:value="4" calcext:value-type="float">
            <text:p>4</text:p>
          </table:table-cell>
          <table:table-cell table:style-name="ce296" table:formula="of:=SUMIF([$Partite.$D$2:$Partite.$D$49];[.D26];[$Partite.$O$2:$Partite.$O$49])+SUMIF([$Partite.$F$2:$Partite.$F$49];[.D26];[$Partite.$U$2:$Partite.$U$49])" office:value-type="float" office:value="148" calcext:value-type="float">
            <text:p>148</text:p>
          </table:table-cell>
          <table:table-cell table:style-name="ce296" table:formula="of:=SUMIF([$Partite.$D$2:$Partite.$D$49];[.D26];[$Partite.$P$2:$Partite.$P$49])+SUMIF([$Partite.$F$2:$Partite.$F$49];[.D26];[$Partite.$V$2:$Partite.$V$49])" office:value-type="float" office:value="179" calcext:value-type="float">
            <text:p>179</text:p>
          </table:table-cell>
          <table:table-cell table:style-name="ce299" table:formula="of:=SUMIF([$Partite.$D$2:$Partite.$D$49];[.D26];[$Partite.$Q$2:$Partite.$Q$49])+SUMIF([$Partite.$F$2:$Partite.$F$49];[.D26];[$Partite.$W$2:$Partite.$W$49])" office:value-type="float" office:value="-31" calcext:value-type="float">
            <text:p>-31</text:p>
          </table:table-cell>
          <table:table-cell table:style-name="ce296" table:formula="of:=IF([.I26]=[.I27];[$Partite.O26];0)" office:value-type="float" office:value="86" calcext:value-type="float">
            <text:p>86</text:p>
          </table:table-cell>
          <table:table-cell table:style-name="ce296" table:formula="of:=IF([.I26]=[.I28];[$Partite.O27];0)" office:value-type="float" office:value="0" calcext:value-type="float">
            <text:p>0</text:p>
          </table:table-cell>
          <table:table-cell table:style-name="ce296" table:formula="of:=IF([.I26]=[.I29];[$Partite.O28];0)" office:value-type="float" office:value="0" calcext:value-type="float">
            <text:p>0</text:p>
          </table:table-cell>
          <table:table-cell table:style-name="ce302" table:formula="of:=IF([.I26]=[.I27];[$Partite.Q26];0)" office:value-type="float" office:value="-11" calcext:value-type="float">
            <text:p>-11</text:p>
          </table:table-cell>
          <table:table-cell table:style-name="ce302" table:formula="of:=IF([.I26]=[.I28];[$Partite.Q27];0)" office:value-type="float" office:value="0" calcext:value-type="float">
            <text:p>+0</text:p>
          </table:table-cell>
          <table:table-cell table:style-name="ce302" table:formula="of:=IF([.I26]=[.I29];[$Partite.Q28];0)" office:value-type="float" office:value="0" calcext:value-type="float">
            <text:p>+0</text:p>
          </table:table-cell>
          <table:table-cell table:style-name="ce135" table:formula="of:=[.I26]+(500+[.P26]+[.Q26]+[.R26])*10^-3+([.M26]+[.N26]+[.O26])*10^-6+(500+[.L26])*10^-9+[.J26]*10^-12" office:value-type="float" office:value="4.489086469148" calcext:value-type="float">
            <text:p>4,489086469148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7])" office:value-type="float" office:value="2" calcext:value-type="float">
            <text:p>2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27];&quot;ABCDEFGH&quot;;1)&gt;0;INDEX([$Parametri.A$6:$Parametri.D$37];MATCH(1;([$Parametri.C$6:$Parametri.C$37]=[.$B27])*([$Parametri.D$6:$Parametri.D$37]=[.$C27]);0);2)&amp;&quot; (&quot;&amp;INDEX([$Parametri.A$6:$Parametri.D$37];MATCH(1;([$Parametri.C$6:$Parametri.C$37]=[.$B27])*([$Parametri.D$6:$Parametri.D$37]=[.$C27]);0);1)&amp;&quot;)&quot;;&quot;DA SISTEMARE&quot;)" office:value-type="string" office:string-value="Bufali (18)" calcext:value-type="string">
            <text:p>Bufali (18)</text:p>
          </table:table-cell>
          <table:table-cell table:style-name="ce297" table:formula="of:=[.F27]+[.G27]+[.H27]" office:value-type="float" office:value="3" calcext:value-type="float">
            <text:p>3</text:p>
          </table:table-cell>
          <table:table-cell table:style-name="ce297" table:formula="of:=SUMIF([$Partite.$D$2:$Partite.$D$49];[.D27];[$Partite.$L$2:$Partite.$L$49])+SUMIF([$Partite.$F$2:$Partite.$F$49];[.D27];[$Partite.$R$2:$Partite.$R$49])" office:value-type="float" office:value="2" calcext:value-type="float">
            <text:p>2</text:p>
          </table:table-cell>
          <table:table-cell table:style-name="ce297" table:formula="of:=SUMIF([$Partite.$D$2:$Partite.$D$49];[.D27];[$Partite.$M$2:$Partite.$M$49])+SUMIF([$Partite.$F$2:$Partite.$F$49];[.D27];[$Partite.$S$2:$Partite.$S$49])" office:value-type="float" office:value="0" calcext:value-type="float">
            <text:p>0</text:p>
          </table:table-cell>
          <table:table-cell table:style-name="ce297" table:formula="of:=SUMIF([$Partite.$D$2:$Partite.$D$49];[.D27];[$Partite.$N$2:$Partite.$N$49])+SUMIF([$Partite.$F$2:$Partite.$F$49];[.D27];[$Partite.$T$2:$Partite.$T$49])" office:value-type="float" office:value="1" calcext:value-type="float">
            <text:p>1</text:p>
          </table:table-cell>
          <table:table-cell table:style-name="ce297" table:formula="of:=2*[.F27]+1*[.G27]+0*[.H27]" office:value-type="float" office:value="4" calcext:value-type="float">
            <text:p>4</text:p>
          </table:table-cell>
          <table:table-cell table:style-name="ce297" table:formula="of:=SUMIF([$Partite.$D$2:$Partite.$D$49];[.D27];[$Partite.$O$2:$Partite.$O$49])+SUMIF([$Partite.$F$2:$Partite.$F$49];[.D27];[$Partite.$U$2:$Partite.$U$49])" office:value-type="float" office:value="163" calcext:value-type="float">
            <text:p>163</text:p>
          </table:table-cell>
          <table:table-cell table:style-name="ce297" table:formula="of:=SUMIF([$Partite.$D$2:$Partite.$D$49];[.D27];[$Partite.$P$2:$Partite.$P$49])+SUMIF([$Partite.$F$2:$Partite.$F$49];[.D27];[$Partite.$V$2:$Partite.$V$49])" office:value-type="float" office:value="155" calcext:value-type="float">
            <text:p>155</text:p>
          </table:table-cell>
          <table:table-cell table:style-name="ce300" table:formula="of:=SUMIF([$Partite.$D$2:$Partite.$D$49];[.D27];[$Partite.$Q$2:$Partite.$Q$49])+SUMIF([$Partite.$F$2:$Partite.$F$49];[.D27];[$Partite.$W$2:$Partite.$W$49])" office:value-type="float" office:value="8" calcext:value-type="float">
            <text:p>+8</text:p>
          </table:table-cell>
          <table:table-cell table:style-name="ce297" table:formula="of:=IF([.I27]=[.I28];[$Partite.O29];0)" office:value-type="float" office:value="0" calcext:value-type="float">
            <text:p>0</text:p>
          </table:table-cell>
          <table:table-cell table:style-name="ce297" table:formula="of:=IF([.I27]=[.I29];[$Partite.O30];0)" office:value-type="float" office:value="0" calcext:value-type="float">
            <text:p>0</text:p>
          </table:table-cell>
          <table:table-cell table:style-name="ce297" table:formula="of:=IF([.I27]=[.I26];[$Partite.U26];0)" office:value-type="float" office:value="97" calcext:value-type="float">
            <text:p>97</text:p>
          </table:table-cell>
          <table:table-cell table:style-name="ce303" table:formula="of:=IF([.F27]=[.F28];[$Partite.Q29])" office:value-type="float" office:value="0" calcext:value-type="float">
            <text:p>+0</text:p>
          </table:table-cell>
          <table:table-cell table:style-name="ce303" table:formula="of:=IF([.I27]=[.I29];[$Partite.Q30];0)" office:value-type="float" office:value="0" calcext:value-type="float">
            <text:p>+0</text:p>
          </table:table-cell>
          <table:table-cell table:style-name="ce303" table:formula="of:=IF([.I27]=[.I26];[$Partite.W26];0)" office:value-type="float" office:value="11" calcext:value-type="float">
            <text:p>+11</text:p>
          </table:table-cell>
          <table:table-cell table:style-name="ce136" table:formula="of:=[.I27]+(500+[.P27]+[.Q27]+[.R27])*10^-3+([.M27]+[.N27]+[.O27])*10^-6+(500+[.L27])*10^-9+[.J27]*10^-12" office:value-type="float" office:value="4.511097508163" calcext:value-type="float">
            <text:p>4,511097508163</text:p>
          </table:table-cell>
          <table:table-cell table:number-columns-repeated="45"/>
        </table:table-row>
        <table:table-row table:style-name="ro2">
          <table:table-cell table:style-name="ce383" table:formula="of:=COUNTIF([.$S$26:.$S$29];&quot;&gt;=&quot;&amp;[.S28])" office:value-type="float" office:value="4" calcext:value-type="float">
            <text:p>4</text:p>
          </table:table-cell>
          <table:table-cell table:style-name="ce401" office:value-type="string" calcext:value-type="string">
            <text:p>E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28];&quot;ABCDEFGH&quot;;1)&gt;0;INDEX([$Parametri.A$6:$Parametri.D$37];MATCH(1;([$Parametri.C$6:$Parametri.C$37]=[.$B28])*([$Parametri.D$6:$Parametri.D$37]=[.$C28]);0);2)&amp;&quot; (&quot;&amp;INDEX([$Parametri.A$6:$Parametri.D$37];MATCH(1;([$Parametri.C$6:$Parametri.C$37]=[.$B28])*([$Parametri.D$6:$Parametri.D$37]=[.$C28]);0);1)&amp;&quot;)&quot;;&quot;DA SISTEMARE&quot;)" office:value-type="string" office:string-value="Cervi (19)" calcext:value-type="string">
            <text:p>Cervi (19)</text:p>
          </table:table-cell>
          <table:table-cell table:style-name="ce297" table:formula="of:=[.F28]+[.G28]+[.H28]" office:value-type="float" office:value="3" calcext:value-type="float">
            <text:p>3</text:p>
          </table:table-cell>
          <table:table-cell table:style-name="ce297" table:formula="of:=SUMIF([$Partite.$D$2:$Partite.$D$49];[.D28];[$Partite.$L$2:$Partite.$L$49])+SUMIF([$Partite.$F$2:$Partite.$F$49];[.D28];[$Partite.$R$2:$Partite.$R$49])" office:value-type="float" office:value="0" calcext:value-type="float">
            <text:p>0</text:p>
          </table:table-cell>
          <table:table-cell table:style-name="ce297" table:formula="of:=SUMIF([$Partite.$D$2:$Partite.$D$49];[.D28];[$Partite.$M$2:$Partite.$M$49])+SUMIF([$Partite.$F$2:$Partite.$F$49];[.D28];[$Partite.$S$2:$Partite.$S$49])" office:value-type="float" office:value="1" calcext:value-type="float">
            <text:p>1</text:p>
          </table:table-cell>
          <table:table-cell table:style-name="ce297" table:formula="of:=SUMIF([$Partite.$D$2:$Partite.$D$49];[.D28];[$Partite.$N$2:$Partite.$N$49])+SUMIF([$Partite.$F$2:$Partite.$F$49];[.D28];[$Partite.$T$2:$Partite.$T$49])" office:value-type="float" office:value="2" calcext:value-type="float">
            <text:p>2</text:p>
          </table:table-cell>
          <table:table-cell table:style-name="ce297" table:formula="of:=2*[.F28]+1*[.G28]+0*[.H28]" office:value-type="float" office:value="1" calcext:value-type="float">
            <text:p>1</text:p>
          </table:table-cell>
          <table:table-cell table:style-name="ce297" table:formula="of:=SUMIF([$Partite.$D$2:$Partite.$D$49];[.D28];[$Partite.$O$2:$Partite.$O$49])+SUMIF([$Partite.$F$2:$Partite.$F$49];[.D28];[$Partite.$U$2:$Partite.$U$49])" office:value-type="float" office:value="49" calcext:value-type="float">
            <text:p>49</text:p>
          </table:table-cell>
          <table:table-cell table:style-name="ce297" table:formula="of:=SUMIF([$Partite.$D$2:$Partite.$D$49];[.D28];[$Partite.$P$2:$Partite.$P$49])+SUMIF([$Partite.$F$2:$Partite.$F$49];[.D28];[$Partite.$V$2:$Partite.$V$49])" office:value-type="float" office:value="106" calcext:value-type="float">
            <text:p>106</text:p>
          </table:table-cell>
          <table:table-cell table:style-name="ce300" table:formula="of:=SUMIF([$Partite.$D$2:$Partite.$D$49];[.D28];[$Partite.$Q$2:$Partite.$Q$49])+SUMIF([$Partite.$F$2:$Partite.$F$49];[.D28];[$Partite.$W$2:$Partite.$W$49])" office:value-type="float" office:value="-57" calcext:value-type="float">
            <text:p>-57</text:p>
          </table:table-cell>
          <table:table-cell table:style-name="ce297" table:formula="of:=IF([.I28]=[.I29];[$Partite.O31];0)" office:value-type="float" office:value="0" calcext:value-type="float">
            <text:p>0</text:p>
          </table:table-cell>
          <table:table-cell table:style-name="ce297" table:formula="of:=IF([.I28]=[.I26];[$Partite.U27];0)" office:value-type="float" office:value="0" calcext:value-type="float">
            <text:p>0</text:p>
          </table:table-cell>
          <table:table-cell table:style-name="ce297" table:formula="of:=IF([.I28]=[.I27];[$Partite.U29];0)" office:value-type="float" office:value="0" calcext:value-type="float">
            <text:p>0</text:p>
          </table:table-cell>
          <table:table-cell table:style-name="ce303" table:formula="of:=IF([.I28]=[.I29];[$Partite.Q31];0)" office:value-type="float" office:value="0" calcext:value-type="float">
            <text:p>+0</text:p>
          </table:table-cell>
          <table:table-cell table:style-name="ce303" table:formula="of:=IF([.D28]=[.D26];[$Partite.W27];0)" office:value-type="float" office:value="0" calcext:value-type="float">
            <text:p>+0</text:p>
          </table:table-cell>
          <table:table-cell table:style-name="ce303" table:formula="of:=IF([.I28]=[.I27];[$Partite.W29];0)" office:value-type="float" office:value="0" calcext:value-type="float">
            <text:p>+0</text:p>
          </table:table-cell>
          <table:table-cell table:style-name="ce136" table:formula="of:=[.I28]+(500+[.P28]+[.Q28]+[.R28])*10^-3+([.M28]+[.N28]+[.O28])*10^-6+(500+[.L28])*10^-9+[.J28]*10^-12" office:value-type="float" office:value="1.500000443049" calcext:value-type="float">
            <text:p>1,500000443049</text:p>
          </table:table-cell>
          <table:table-cell table:number-columns-repeated="45"/>
        </table:table-row>
        <table:table-row table:style-name="ro2">
          <table:table-cell table:style-name="ce384" table:formula="of:=COUNTIF([.$S$26:.$S$29];&quot;&gt;=&quot;&amp;[.S29])" office:value-type="float" office:value="1" calcext:value-type="float">
            <text:p>1</text:p>
          </table:table-cell>
          <table:table-cell table:style-name="ce402" office:value-type="string" calcext:value-type="string">
            <text:p>E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29];&quot;ABCDEFGH&quot;;1)&gt;0;INDEX([$Parametri.A$6:$Parametri.D$37];MATCH(1;([$Parametri.C$6:$Parametri.C$37]=[.$B29])*([$Parametri.D$6:$Parametri.D$37]=[.$C29]);0);2)&amp;&quot; (&quot;&amp;INDEX([$Parametri.A$6:$Parametri.D$37];MATCH(1;([$Parametri.C$6:$Parametri.C$37]=[.$B29])*([$Parametri.D$6:$Parametri.D$37]=[.$C29]);0);1)&amp;&quot;)&quot;;&quot;DA SISTEMARE&quot;)" office:value-type="string" office:string-value="Cinghiali (20)" calcext:value-type="string">
            <text:p>Cinghiali (20)</text:p>
          </table:table-cell>
          <table:table-cell table:style-name="ce298" table:formula="of:=[.F29]+[.G29]+[.H29]" office:value-type="float" office:value="3" calcext:value-type="float">
            <text:p>3</text:p>
          </table:table-cell>
          <table:table-cell table:style-name="ce298" table:formula="of:=SUMIF([$Partite.$D$2:$Partite.$D$49];[.D29];[$Partite.$L$2:$Partite.$L$49])+SUMIF([$Partite.$F$2:$Partite.$F$49];[.D29];[$Partite.$R$2:$Partite.$R$49])" office:value-type="float" office:value="3" calcext:value-type="float">
            <text:p>3</text:p>
          </table:table-cell>
          <table:table-cell table:style-name="ce298" table:formula="of:=SUMIF([$Partite.$D$2:$Partite.$D$49];[.D29];[$Partite.$M$2:$Partite.$M$49])+SUMIF([$Partite.$F$2:$Partite.$F$49];[.D29];[$Partite.$S$2:$Partite.$S$49])" office:value-type="float" office:value="0" calcext:value-type="float">
            <text:p>0</text:p>
          </table:table-cell>
          <table:table-cell table:style-name="ce298" table:formula="of:=SUMIF([$Partite.$D$2:$Partite.$D$49];[.D29];[$Partite.$N$2:$Partite.$N$49])+SUMIF([$Partite.$F$2:$Partite.$F$49];[.D29];[$Partite.$T$2:$Partite.$T$49])" office:value-type="float" office:value="0" calcext:value-type="float">
            <text:p>0</text:p>
          </table:table-cell>
          <table:table-cell table:style-name="ce298" table:formula="of:=2*[.F29]+1*[.G29]+0*[.H29]" office:value-type="float" office:value="6" calcext:value-type="float">
            <text:p>6</text:p>
          </table:table-cell>
          <table:table-cell table:style-name="ce298" table:formula="of:=SUMIF([$Partite.$D$2:$Partite.$D$49];[.D29];[$Partite.$O$2:$Partite.$O$49])+SUMIF([$Partite.$F$2:$Partite.$F$49];[.D29];[$Partite.$U$2:$Partite.$U$49])" office:value-type="float" office:value="122" calcext:value-type="float">
            <text:p>122</text:p>
          </table:table-cell>
          <table:table-cell table:style-name="ce298" table:formula="of:=SUMIF([$Partite.$D$2:$Partite.$D$49];[.D29];[$Partite.$P$2:$Partite.$P$49])+SUMIF([$Partite.$F$2:$Partite.$F$49];[.D29];[$Partite.$V$2:$Partite.$V$49])" office:value-type="float" office:value="42" calcext:value-type="float">
            <text:p>42</text:p>
          </table:table-cell>
          <table:table-cell table:style-name="ce301" table:formula="of:=SUMIF([$Partite.$D$2:$Partite.$D$49];[.D29];[$Partite.$Q$2:$Partite.$Q$49])+SUMIF([$Partite.$F$2:$Partite.$F$49];[.D29];[$Partite.$W$2:$Partite.$W$49])" office:value-type="float" office:value="80" calcext:value-type="float">
            <text:p>+80</text:p>
          </table:table-cell>
          <table:table-cell table:style-name="ce298" table:formula="of:=IF([.I29]=[.I26];[$Partite.U28];0)" office:value-type="float" office:value="0" calcext:value-type="float">
            <text:p>0</text:p>
          </table:table-cell>
          <table:table-cell table:style-name="ce298" table:formula="of:=IF([.I29]=[.I27];[$Partite.U30];0)" office:value-type="float" office:value="0" calcext:value-type="float">
            <text:p>0</text:p>
          </table:table-cell>
          <table:table-cell table:style-name="ce298" table:formula="of:=IF([.I29]=[.I28];[$Partite.U31];0)" office:value-type="float" office:value="0" calcext:value-type="float">
            <text:p>0</text:p>
          </table:table-cell>
          <table:table-cell table:style-name="ce304" table:formula="of:=IF([.I29]=[.I26];[$Partite.W28];0)" office:value-type="float" office:value="0" calcext:value-type="float">
            <text:p>+0</text:p>
          </table:table-cell>
          <table:table-cell table:style-name="ce304" table:formula="of:=IF([.I29]=[.I26];[$Partite.W30];0)" office:value-type="float" office:value="0" calcext:value-type="float">
            <text:p>+0</text:p>
          </table:table-cell>
          <table:table-cell table:style-name="ce304" table:formula="of:=IF([.I29]=[.I28];[$Partite.W31];0)" office:value-type="float" office:value="0" calcext:value-type="float">
            <text:p>+0</text:p>
          </table:table-cell>
          <table:table-cell table:style-name="ce137" table:formula="of:=[.I29]+(500+[.P29]+[.Q29]+[.R29])*10^-3+([.M29]+[.N29]+[.O29])*10^-6+(500+[.L29])*10^-9+[.J29]*10^-12" office:value-type="float" office:value="6.500000580122" calcext:value-type="float">
            <text:p>6,500000580122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25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295" office:value-type="string" calcext:value-type="string">
            <text:p>Giocate</text:p>
          </table:table-cell>
          <table:table-cell table:style-name="ce295" office:value-type="string" calcext:value-type="string">
            <text:p>Vinte</text:p>
          </table:table-cell>
          <table:table-cell table:style-name="ce295" office:value-type="string" calcext:value-type="string">
            <text:p>Perse</text:p>
          </table:table-cell>
          <table:table-cell table:style-name="ce295" office:value-type="string" calcext:value-type="string">
            <text:p>Forfait</text:p>
          </table:table-cell>
          <table:table-cell table:style-name="ce295" office:value-type="string" calcext:value-type="string">
            <text:p>P.Class.</text:p>
          </table:table-cell>
          <table:table-cell table:style-name="ce295" office:value-type="string" calcext:value-type="string">
            <text:p>P.Gara Fatti</text:p>
          </table:table-cell>
          <table:table-cell table:style-name="ce295" office:value-type="string" calcext:value-type="string">
            <text:p>P.Gara Subiti</text:p>
          </table:table-cell>
          <table:table-cell table:style-name="ce295" office:value-type="string" calcext:value-type="string">
            <text:p>Diff.P.Gara</text:p>
          </table:table-cell>
          <table:table-cell table:style-name="ce295" office:value-type="string" calcext:value-type="string">
            <text:p>P.Gara Fatti SD1</text:p>
          </table:table-cell>
          <table:table-cell table:style-name="ce295" office:value-type="string" calcext:value-type="string">
            <text:p>P.Gara Fatti SD2</text:p>
          </table:table-cell>
          <table:table-cell table:style-name="ce295" office:value-type="string" calcext:value-type="string">
            <text:p>P.Gara Fatti SD3</text:p>
          </table:table-cell>
          <table:table-cell table:style-name="ce295" office:value-type="string" calcext:value-type="string">
            <text:p>Diff.P.Gara SD1</text:p>
          </table:table-cell>
          <table:table-cell table:style-name="ce295" office:value-type="string" calcext:value-type="string">
            <text:p>Diff.P.Gara SD2</text:p>
          </table:table-cell>
          <table:table-cell table:style-name="ce295" office:value-type="string" calcext:value-type="string">
            <text:p>Diff.P.Gara SD3</text:p>
          </table:table-cell>
          <table:table-cell table:style-name="ce25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382" table:formula="of:=COUNTIF([.$S$32:.$S$35];&quot;&gt;=&quot;&amp;[.S32])" office:value-type="float" office:value="1" calcext:value-type="float">
            <text:p>1</text:p>
          </table:table-cell>
          <table:table-cell table:style-name="ce403" office:value-type="string" calcext:value-type="string">
            <text:p>F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2];&quot;ABCDEFGH&quot;;1)&gt;0;INDEX([$Parametri.A$6:$Parametri.D$37];MATCH(1;([$Parametri.C$6:$Parametri.C$37]=[.$B32])*([$Parametri.D$6:$Parametri.D$37]=[.$C32]);0);2)&amp;&quot; (&quot;&amp;INDEX([$Parametri.A$6:$Parametri.D$37];MATCH(1;([$Parametri.C$6:$Parametri.C$37]=[.$B32])*([$Parametri.D$6:$Parametri.D$37]=[.$C32]);0);1)&amp;&quot;)&quot;;&quot;DA SISTEMARE&quot;)" office:value-type="string" office:string-value="Balene (21)" calcext:value-type="string">
            <text:p>Balene (21)</text:p>
          </table:table-cell>
          <table:table-cell table:style-name="ce296" table:formula="of:=[.F32]+[.G32]+[.H32]" office:value-type="float" office:value="3" calcext:value-type="float">
            <text:p>3</text:p>
          </table:table-cell>
          <table:table-cell table:style-name="ce296" table:formula="of:=SUMIF([$Partite.$D$2:$Partite.$D$49];[.D32];[$Partite.$L$2:$Partite.$L$49])+SUMIF([$Partite.$F$2:$Partite.$F$49];[.D32];[$Partite.$R$2:$Partite.$R$49])" office:value-type="float" office:value="3" calcext:value-type="float">
            <text:p>3</text:p>
          </table:table-cell>
          <table:table-cell table:style-name="ce296" table:formula="of:=SUMIF([$Partite.$D$2:$Partite.$D$49];[.D32];[$Partite.$M$2:$Partite.$M$49])+SUMIF([$Partite.$F$2:$Partite.$F$49];[.D32];[$Partite.$S$2:$Partite.$S$49])" office:value-type="float" office:value="0" calcext:value-type="float">
            <text:p>0</text:p>
          </table:table-cell>
          <table:table-cell table:style-name="ce296" table:formula="of:=SUMIF([$Partite.$D$2:$Partite.$D$49];[.D32];[$Partite.$N$2:$Partite.$N$49])+SUMIF([$Partite.$F$2:$Partite.$F$49];[.D32];[$Partite.$T$2:$Partite.$T$49])" office:value-type="float" office:value="0" calcext:value-type="float">
            <text:p>0</text:p>
          </table:table-cell>
          <table:table-cell table:style-name="ce296" table:formula="of:=2*[.F32]+1*[.G32]+0*[.H32]" office:value-type="float" office:value="6" calcext:value-type="float">
            <text:p>6</text:p>
          </table:table-cell>
          <table:table-cell table:style-name="ce296" table:formula="of:=SUMIF([$Partite.$D$2:$Partite.$D$49];[.D32];[$Partite.$O$2:$Partite.$O$49])+SUMIF([$Partite.$F$2:$Partite.$F$49];[.D32];[$Partite.$U$2:$Partite.$U$49])" office:value-type="float" office:value="149" calcext:value-type="float">
            <text:p>149</text:p>
          </table:table-cell>
          <table:table-cell table:style-name="ce296" table:formula="of:=SUMIF([$Partite.$D$2:$Partite.$D$49];[.D32];[$Partite.$P$2:$Partite.$P$49])+SUMIF([$Partite.$F$2:$Partite.$F$49];[.D32];[$Partite.$V$2:$Partite.$V$49])" office:value-type="float" office:value="88" calcext:value-type="float">
            <text:p>88</text:p>
          </table:table-cell>
          <table:table-cell table:style-name="ce299" table:formula="of:=SUMIF([$Partite.$D$2:$Partite.$D$49];[.D32];[$Partite.$Q$2:$Partite.$Q$49])+SUMIF([$Partite.$F$2:$Partite.$F$49];[.D32];[$Partite.$W$2:$Partite.$W$49])" office:value-type="float" office:value="61" calcext:value-type="float">
            <text:p>+61</text:p>
          </table:table-cell>
          <table:table-cell table:style-name="ce296" table:formula="of:=IF([.I32]=[.I33];[$Partite.O32];0)" office:value-type="float" office:value="0" calcext:value-type="float">
            <text:p>0</text:p>
          </table:table-cell>
          <table:table-cell table:style-name="ce296" table:formula="of:=IF([.I32]=[.I34];[$Partite.O33];0)" office:value-type="float" office:value="0" calcext:value-type="float">
            <text:p>0</text:p>
          </table:table-cell>
          <table:table-cell table:style-name="ce296" table:formula="of:=IF([.I32]=[.I35];[$Partite.O34];0)" office:value-type="float" office:value="0" calcext:value-type="float">
            <text:p>0</text:p>
          </table:table-cell>
          <table:table-cell table:style-name="ce302" table:formula="of:=IF([.I32]=[.I33];[$Partite.Q32];0)" office:value-type="float" office:value="0" calcext:value-type="float">
            <text:p>+0</text:p>
          </table:table-cell>
          <table:table-cell table:style-name="ce302" table:formula="of:=IF([.I32]=[.I34];[$Partite.Q33];0)" office:value-type="float" office:value="0" calcext:value-type="float">
            <text:p>+0</text:p>
          </table:table-cell>
          <table:table-cell table:style-name="ce302" table:formula="of:=IF([.I32]=[.I35];[$Partite.Q34];0)" office:value-type="float" office:value="0" calcext:value-type="float">
            <text:p>+0</text:p>
          </table:table-cell>
          <table:table-cell table:style-name="ce135" table:formula="of:=[.I32]+(500+[.P32]+[.Q32]+[.R32])*10^-3+([.M32]+[.N32]+[.O32])*10^-6+(500+[.L32])*10^-9+[.J32]*10^-12" office:value-type="float" office:value="6.500000561149" calcext:value-type="float">
            <text:p>6,500000561149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3])" office:value-type="float" office:value="2" calcext:value-type="float">
            <text:p>2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3];&quot;ABCDEFGH&quot;;1)&gt;0;INDEX([$Parametri.A$6:$Parametri.D$37];MATCH(1;([$Parametri.C$6:$Parametri.C$37]=[.$B33])*([$Parametri.D$6:$Parametri.D$37]=[.$C33]);0);2)&amp;&quot; (&quot;&amp;INDEX([$Parametri.A$6:$Parametri.D$37];MATCH(1;([$Parametri.C$6:$Parametri.C$37]=[.$B33])*([$Parametri.D$6:$Parametri.D$37]=[.$C33]);0);1)&amp;&quot;)&quot;;&quot;DA SISTEMARE&quot;)" office:value-type="string" office:string-value="Gabbiani (22)" calcext:value-type="string">
            <text:p>Gabbiani (22)</text:p>
          </table:table-cell>
          <table:table-cell table:style-name="ce297" table:formula="of:=[.F33]+[.G33]+[.H33]" office:value-type="float" office:value="3" calcext:value-type="float">
            <text:p>3</text:p>
          </table:table-cell>
          <table:table-cell table:style-name="ce297" table:formula="of:=SUMIF([$Partite.$D$2:$Partite.$D$49];[.D33];[$Partite.$L$2:$Partite.$L$49])+SUMIF([$Partite.$F$2:$Partite.$F$49];[.D33];[$Partite.$R$2:$Partite.$R$49])" office:value-type="float" office:value="2" calcext:value-type="float">
            <text:p>2</text:p>
          </table:table-cell>
          <table:table-cell table:style-name="ce297" table:formula="of:=SUMIF([$Partite.$D$2:$Partite.$D$49];[.D33];[$Partite.$M$2:$Partite.$M$49])+SUMIF([$Partite.$F$2:$Partite.$F$49];[.D33];[$Partite.$S$2:$Partite.$S$49])" office:value-type="float" office:value="1" calcext:value-type="float">
            <text:p>1</text:p>
          </table:table-cell>
          <table:table-cell table:style-name="ce297" table:formula="of:=SUMIF([$Partite.$D$2:$Partite.$D$49];[.D33];[$Partite.$N$2:$Partite.$N$49])+SUMIF([$Partite.$F$2:$Partite.$F$49];[.D33];[$Partite.$T$2:$Partite.$T$49])" office:value-type="float" office:value="0" calcext:value-type="float">
            <text:p>0</text:p>
          </table:table-cell>
          <table:table-cell table:style-name="ce297" table:formula="of:=2*[.F33]+1*[.G33]+0*[.H33]" office:value-type="float" office:value="5" calcext:value-type="float">
            <text:p>5</text:p>
          </table:table-cell>
          <table:table-cell table:style-name="ce297" table:formula="of:=SUMIF([$Partite.$D$2:$Partite.$D$49];[.D33];[$Partite.$O$2:$Partite.$O$49])+SUMIF([$Partite.$F$2:$Partite.$F$49];[.D33];[$Partite.$U$2:$Partite.$U$49])" office:value-type="float" office:value="176" calcext:value-type="float">
            <text:p>176</text:p>
          </table:table-cell>
          <table:table-cell table:style-name="ce297" table:formula="of:=SUMIF([$Partite.$D$2:$Partite.$D$49];[.D33];[$Partite.$P$2:$Partite.$P$49])+SUMIF([$Partite.$F$2:$Partite.$F$49];[.D33];[$Partite.$V$2:$Partite.$V$49])" office:value-type="float" office:value="134" calcext:value-type="float">
            <text:p>134</text:p>
          </table:table-cell>
          <table:table-cell table:style-name="ce300" table:formula="of:=SUMIF([$Partite.$D$2:$Partite.$D$49];[.D33];[$Partite.$Q$2:$Partite.$Q$49])+SUMIF([$Partite.$F$2:$Partite.$F$49];[.D33];[$Partite.$W$2:$Partite.$W$49])" office:value-type="float" office:value="42" calcext:value-type="float">
            <text:p>+42</text:p>
          </table:table-cell>
          <table:table-cell table:style-name="ce297" table:formula="of:=IF([.I33]=[.I34];[$Partite.O35];0)" office:value-type="float" office:value="0" calcext:value-type="float">
            <text:p>0</text:p>
          </table:table-cell>
          <table:table-cell table:style-name="ce297" table:formula="of:=IF([.I33]=[.I35];[$Partite.O36];0)" office:value-type="float" office:value="0" calcext:value-type="float">
            <text:p>0</text:p>
          </table:table-cell>
          <table:table-cell table:style-name="ce297" table:formula="of:=IF([.I33]=[.I32];[$Partite.U32];0)" office:value-type="float" office:value="0" calcext:value-type="float">
            <text:p>0</text:p>
          </table:table-cell>
          <table:table-cell table:style-name="ce303" table:formula="of:=IF([.F33]=[.F34];[$Partite.Q35])" office:value-type="float" office:value="0" calcext:value-type="float">
            <text:p>+0</text:p>
          </table:table-cell>
          <table:table-cell table:style-name="ce303" table:formula="of:=IF([.I33]=[.I35];[$Partite.Q36];0)" office:value-type="float" office:value="0" calcext:value-type="float">
            <text:p>+0</text:p>
          </table:table-cell>
          <table:table-cell table:style-name="ce303" table:formula="of:=IF([.I33]=[.I32];[$Partite.W32];0)" office:value-type="float" office:value="0" calcext:value-type="float">
            <text:p>+0</text:p>
          </table:table-cell>
          <table:table-cell table:style-name="ce136" table:formula="of:=[.I33]+(500+[.P33]+[.Q33]+[.R33])*10^-3+([.M33]+[.N33]+[.O33])*10^-6+(500+[.L33])*10^-9+[.J33]*10^-12" office:value-type="float" office:value="5.500000542176" calcext:value-type="float">
            <text:p>5,500000542176</text:p>
          </table:table-cell>
          <table:table-cell table:number-columns-repeated="45"/>
        </table:table-row>
        <table:table-row table:style-name="ro2">
          <table:table-cell table:style-name="ce383" table:formula="of:=COUNTIF([.$S$32:.$S$35];&quot;&gt;=&quot;&amp;[.S34])" office:value-type="float" office:value="3" calcext:value-type="float">
            <text:p>3</text:p>
          </table:table-cell>
          <table:table-cell table:style-name="ce404" office:value-type="string" calcext:value-type="string">
            <text:p>F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34];&quot;ABCDEFGH&quot;;1)&gt;0;INDEX([$Parametri.A$6:$Parametri.D$37];MATCH(1;([$Parametri.C$6:$Parametri.C$37]=[.$B34])*([$Parametri.D$6:$Parametri.D$37]=[.$C34]);0);2)&amp;&quot; (&quot;&amp;INDEX([$Parametri.A$6:$Parametri.D$37];MATCH(1;([$Parametri.C$6:$Parametri.C$37]=[.$B34])*([$Parametri.D$6:$Parametri.D$37]=[.$C34]);0);1)&amp;&quot;)&quot;;&quot;DA SISTEMARE&quot;)" office:value-type="string" office:string-value="Delfini (23)" calcext:value-type="string">
            <text:p>Delfini (23)</text:p>
          </table:table-cell>
          <table:table-cell table:style-name="ce297" table:formula="of:=[.F34]+[.G34]+[.H34]" office:value-type="float" office:value="3" calcext:value-type="float">
            <text:p>3</text:p>
          </table:table-cell>
          <table:table-cell table:style-name="ce297" table:formula="of:=SUMIF([$Partite.$D$2:$Partite.$D$49];[.D34];[$Partite.$L$2:$Partite.$L$49])+SUMIF([$Partite.$F$2:$Partite.$F$49];[.D34];[$Partite.$R$2:$Partite.$R$49])" office:value-type="float" office:value="1" calcext:value-type="float">
            <text:p>1</text:p>
          </table:table-cell>
          <table:table-cell table:style-name="ce297" table:formula="of:=SUMIF([$Partite.$D$2:$Partite.$D$49];[.D34];[$Partite.$M$2:$Partite.$M$49])+SUMIF([$Partite.$F$2:$Partite.$F$49];[.D34];[$Partite.$S$2:$Partite.$S$49])" office:value-type="float" office:value="2" calcext:value-type="float">
            <text:p>2</text:p>
          </table:table-cell>
          <table:table-cell table:style-name="ce297" table:formula="of:=SUMIF([$Partite.$D$2:$Partite.$D$49];[.D34];[$Partite.$N$2:$Partite.$N$49])+SUMIF([$Partite.$F$2:$Partite.$F$49];[.D34];[$Partite.$T$2:$Partite.$T$49])" office:value-type="float" office:value="0" calcext:value-type="float">
            <text:p>0</text:p>
          </table:table-cell>
          <table:table-cell table:style-name="ce297" table:formula="of:=2*[.F34]+1*[.G34]+0*[.H34]" office:value-type="float" office:value="4" calcext:value-type="float">
            <text:p>4</text:p>
          </table:table-cell>
          <table:table-cell table:style-name="ce297" table:formula="of:=SUMIF([$Partite.$D$2:$Partite.$D$49];[.D34];[$Partite.$O$2:$Partite.$O$49])+SUMIF([$Partite.$F$2:$Partite.$F$49];[.D34];[$Partite.$U$2:$Partite.$U$49])" office:value-type="float" office:value="134" calcext:value-type="float">
            <text:p>134</text:p>
          </table:table-cell>
          <table:table-cell table:style-name="ce297" table:formula="of:=SUMIF([$Partite.$D$2:$Partite.$D$49];[.D34];[$Partite.$P$2:$Partite.$P$49])+SUMIF([$Partite.$F$2:$Partite.$F$49];[.D34];[$Partite.$V$2:$Partite.$V$49])" office:value-type="float" office:value="204" calcext:value-type="float">
            <text:p>204</text:p>
          </table:table-cell>
          <table:table-cell table:style-name="ce300" table:formula="of:=SUMIF([$Partite.$D$2:$Partite.$D$49];[.D34];[$Partite.$Q$2:$Partite.$Q$49])+SUMIF([$Partite.$F$2:$Partite.$F$49];[.D34];[$Partite.$W$2:$Partite.$W$49])" office:value-type="float" office:value="-70" calcext:value-type="float">
            <text:p>-70</text:p>
          </table:table-cell>
          <table:table-cell table:style-name="ce297" table:formula="of:=IF([.I34]=[.I35];[$Partite.O37];0)" office:value-type="float" office:value="0" calcext:value-type="float">
            <text:p>0</text:p>
          </table:table-cell>
          <table:table-cell table:style-name="ce297" table:formula="of:=IF([.I34]=[.I32];[$Partite.U33];0)" office:value-type="float" office:value="0" calcext:value-type="float">
            <text:p>0</text:p>
          </table:table-cell>
          <table:table-cell table:style-name="ce297" table:formula="of:=IF([.I34]=[.I33];[$Partite.U35];0)" office:value-type="float" office:value="0" calcext:value-type="float">
            <text:p>0</text:p>
          </table:table-cell>
          <table:table-cell table:style-name="ce303" table:formula="of:=IF([.I34]=[.I35];[$Partite.Q37];0)" office:value-type="float" office:value="0" calcext:value-type="float">
            <text:p>+0</text:p>
          </table:table-cell>
          <table:table-cell table:style-name="ce303" table:formula="of:=IF([.D34]=[.D32];[$Partite.W33];0)" office:value-type="float" office:value="0" calcext:value-type="float">
            <text:p>+0</text:p>
          </table:table-cell>
          <table:table-cell table:style-name="ce303" table:formula="of:=IF([.I34]=[.I33];[$Partite.W35];0)" office:value-type="float" office:value="0" calcext:value-type="float">
            <text:p>+0</text:p>
          </table:table-cell>
          <table:table-cell table:style-name="ce136" table:formula="of:=[.I34]+(500+[.P34]+[.Q34]+[.R34])*10^-3+([.M34]+[.N34]+[.O34])*10^-6+(500+[.L34])*10^-9+[.J34]*10^-12" office:value-type="float" office:value="4.500000430134" calcext:value-type="float">
            <text:p>4,500000430134</text:p>
          </table:table-cell>
          <table:table-cell table:number-columns-repeated="45"/>
        </table:table-row>
        <table:table-row table:style-name="ro2">
          <table:table-cell table:style-name="ce384" table:formula="of:=COUNTIF([.$S$32:.$S$35];&quot;&gt;=&quot;&amp;[.S35])" office:value-type="float" office:value="4" calcext:value-type="float">
            <text:p>4</text:p>
          </table:table-cell>
          <table:table-cell table:style-name="ce405" office:value-type="string" calcext:value-type="string">
            <text:p>F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35];&quot;ABCDEFGH&quot;;1)&gt;0;INDEX([$Parametri.A$6:$Parametri.D$37];MATCH(1;([$Parametri.C$6:$Parametri.C$37]=[.$B35])*([$Parametri.D$6:$Parametri.D$37]=[.$C35]);0);2)&amp;&quot; (&quot;&amp;INDEX([$Parametri.A$6:$Parametri.D$37];MATCH(1;([$Parametri.C$6:$Parametri.C$37]=[.$B35])*([$Parametri.D$6:$Parametri.D$37]=[.$C35]);0);1)&amp;&quot;)&quot;;&quot;DA SISTEMARE&quot;)" office:value-type="string" office:string-value="Fenicotteri (24)" calcext:value-type="string">
            <text:p>Fenicotteri (24)</text:p>
          </table:table-cell>
          <table:table-cell table:style-name="ce298" table:formula="of:=[.F35]+[.G35]+[.H35]" office:value-type="float" office:value="3" calcext:value-type="float">
            <text:p>3</text:p>
          </table:table-cell>
          <table:table-cell table:style-name="ce298" table:formula="of:=SUMIF([$Partite.$D$2:$Partite.$D$49];[.D35];[$Partite.$L$2:$Partite.$L$49])+SUMIF([$Partite.$F$2:$Partite.$F$49];[.D35];[$Partite.$R$2:$Partite.$R$49])" office:value-type="float" office:value="0" calcext:value-type="float">
            <text:p>0</text:p>
          </table:table-cell>
          <table:table-cell table:style-name="ce298" table:formula="of:=SUMIF([$Partite.$D$2:$Partite.$D$49];[.D35];[$Partite.$M$2:$Partite.$M$49])+SUMIF([$Partite.$F$2:$Partite.$F$49];[.D35];[$Partite.$S$2:$Partite.$S$49])" office:value-type="float" office:value="3" calcext:value-type="float">
            <text:p>3</text:p>
          </table:table-cell>
          <table:table-cell table:style-name="ce298" table:formula="of:=SUMIF([$Partite.$D$2:$Partite.$D$49];[.D35];[$Partite.$N$2:$Partite.$N$49])+SUMIF([$Partite.$F$2:$Partite.$F$49];[.D35];[$Partite.$T$2:$Partite.$T$49])" office:value-type="float" office:value="0" calcext:value-type="float">
            <text:p>0</text:p>
          </table:table-cell>
          <table:table-cell table:style-name="ce298" table:formula="of:=2*[.F35]+1*[.G35]+0*[.H35]" office:value-type="float" office:value="3" calcext:value-type="float">
            <text:p>3</text:p>
          </table:table-cell>
          <table:table-cell table:style-name="ce298" table:formula="of:=SUMIF([$Partite.$D$2:$Partite.$D$49];[.D35];[$Partite.$O$2:$Partite.$O$49])+SUMIF([$Partite.$F$2:$Partite.$F$49];[.D35];[$Partite.$U$2:$Partite.$U$49])" office:value-type="float" office:value="104" calcext:value-type="float">
            <text:p>104</text:p>
          </table:table-cell>
          <table:table-cell table:style-name="ce298" table:formula="of:=SUMIF([$Partite.$D$2:$Partite.$D$49];[.D35];[$Partite.$P$2:$Partite.$P$49])+SUMIF([$Partite.$F$2:$Partite.$F$49];[.D35];[$Partite.$V$2:$Partite.$V$49])" office:value-type="float" office:value="137" calcext:value-type="float">
            <text:p>137</text:p>
          </table:table-cell>
          <table:table-cell table:style-name="ce301" table:formula="of:=SUMIF([$Partite.$D$2:$Partite.$D$49];[.D35];[$Partite.$Q$2:$Partite.$Q$49])+SUMIF([$Partite.$F$2:$Partite.$F$49];[.D35];[$Partite.$W$2:$Partite.$W$49])" office:value-type="float" office:value="-33" calcext:value-type="float">
            <text:p>-33</text:p>
          </table:table-cell>
          <table:table-cell table:style-name="ce298" table:formula="of:=IF([.I35]=[.I32];[$Partite.U34];0)" office:value-type="float" office:value="0" calcext:value-type="float">
            <text:p>0</text:p>
          </table:table-cell>
          <table:table-cell table:style-name="ce298" table:formula="of:=IF([.I35]=[.I33];[$Partite.U36];0)" office:value-type="float" office:value="0" calcext:value-type="float">
            <text:p>0</text:p>
          </table:table-cell>
          <table:table-cell table:style-name="ce298" table:formula="of:=IF([.I35]=[.I34];[$Partite.U37];0)" office:value-type="float" office:value="0" calcext:value-type="float">
            <text:p>0</text:p>
          </table:table-cell>
          <table:table-cell table:style-name="ce304" table:formula="of:=IF([.I35]=[.I32];[$Partite.W34];0)" office:value-type="float" office:value="0" calcext:value-type="float">
            <text:p>+0</text:p>
          </table:table-cell>
          <table:table-cell table:style-name="ce304" table:formula="of:=IF([.I35]=[.I32];[$Partite.W36];0)" office:value-type="float" office:value="0" calcext:value-type="float">
            <text:p>+0</text:p>
          </table:table-cell>
          <table:table-cell table:style-name="ce304" table:formula="of:=IF([.I35]=[.I34];[$Partite.W37];0)" office:value-type="float" office:value="0" calcext:value-type="float">
            <text:p>+0</text:p>
          </table:table-cell>
          <table:table-cell table:style-name="ce137" table:formula="of:=[.I35]+(500+[.P35]+[.Q35]+[.R35])*10^-3+([.M35]+[.N35]+[.O35])*10^-6+(500+[.L35])*10^-9+[.J35]*10^-12" office:value-type="float" office:value="3.500000467104" calcext:value-type="float">
            <text:p>3,500000467104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25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295" office:value-type="string" calcext:value-type="string">
            <text:p>Giocate</text:p>
          </table:table-cell>
          <table:table-cell table:style-name="ce295" office:value-type="string" calcext:value-type="string">
            <text:p>Vinte</text:p>
          </table:table-cell>
          <table:table-cell table:style-name="ce295" office:value-type="string" calcext:value-type="string">
            <text:p>Perse</text:p>
          </table:table-cell>
          <table:table-cell table:style-name="ce295" office:value-type="string" calcext:value-type="string">
            <text:p>Forfait</text:p>
          </table:table-cell>
          <table:table-cell table:style-name="ce295" office:value-type="string" calcext:value-type="string">
            <text:p>P.Class.</text:p>
          </table:table-cell>
          <table:table-cell table:style-name="ce295" office:value-type="string" calcext:value-type="string">
            <text:p>P.Gara Fatti</text:p>
          </table:table-cell>
          <table:table-cell table:style-name="ce295" office:value-type="string" calcext:value-type="string">
            <text:p>P.Gara Subiti</text:p>
          </table:table-cell>
          <table:table-cell table:style-name="ce295" office:value-type="string" calcext:value-type="string">
            <text:p>Diff.P.Gara</text:p>
          </table:table-cell>
          <table:table-cell table:style-name="ce295" office:value-type="string" calcext:value-type="string">
            <text:p>P.Gara Fatti SD1</text:p>
          </table:table-cell>
          <table:table-cell table:style-name="ce295" office:value-type="string" calcext:value-type="string">
            <text:p>P.Gara Fatti SD2</text:p>
          </table:table-cell>
          <table:table-cell table:style-name="ce295" office:value-type="string" calcext:value-type="string">
            <text:p>P.Gara Fatti SD3</text:p>
          </table:table-cell>
          <table:table-cell table:style-name="ce295" office:value-type="string" calcext:value-type="string">
            <text:p>Diff.P.Gara SD1</text:p>
          </table:table-cell>
          <table:table-cell table:style-name="ce295" office:value-type="string" calcext:value-type="string">
            <text:p>Diff.P.Gara SD2</text:p>
          </table:table-cell>
          <table:table-cell table:style-name="ce295" office:value-type="string" calcext:value-type="string">
            <text:p>Diff.P.Gara SD3</text:p>
          </table:table-cell>
          <table:table-cell table:style-name="ce25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382" table:formula="of:=COUNTIF([.$S$38:.$S$41];&quot;&gt;=&quot;&amp;[.S38])" office:value-type="float" office:value="1" calcext:value-type="float">
            <text:p>1</text:p>
          </table:table-cell>
          <table:table-cell table:style-name="ce406" office:value-type="string" calcext:value-type="string">
            <text:p>G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38];&quot;ABCDEFGH&quot;;1)&gt;0;INDEX([$Parametri.A$6:$Parametri.D$37];MATCH(1;([$Parametri.C$6:$Parametri.C$37]=[.$B38])*([$Parametri.D$6:$Parametri.D$37]=[.$C38]);0);2)&amp;&quot; (&quot;&amp;INDEX([$Parametri.A$6:$Parametri.D$37];MATCH(1;([$Parametri.C$6:$Parametri.C$37]=[.$B38])*([$Parametri.D$6:$Parametri.D$37]=[.$C38]);0);1)&amp;&quot;)&quot;;&quot;DA SISTEMARE&quot;)" office:value-type="string" office:string-value="Istrici (25)" calcext:value-type="string">
            <text:p>Istrici (25)</text:p>
          </table:table-cell>
          <table:table-cell table:style-name="ce296" table:formula="of:=[.F38]+[.G38]+[.H38]" office:value-type="float" office:value="3" calcext:value-type="float">
            <text:p>3</text:p>
          </table:table-cell>
          <table:table-cell table:style-name="ce296" table:formula="of:=SUMIF([$Partite.$D$2:$Partite.$D$49];[.D38];[$Partite.$L$2:$Partite.$L$49])+SUMIF([$Partite.$F$2:$Partite.$F$49];[.D38];[$Partite.$R$2:$Partite.$R$49])" office:value-type="float" office:value="3" calcext:value-type="float">
            <text:p>3</text:p>
          </table:table-cell>
          <table:table-cell table:style-name="ce296" table:formula="of:=SUMIF([$Partite.$D$2:$Partite.$D$49];[.D38];[$Partite.$M$2:$Partite.$M$49])+SUMIF([$Partite.$F$2:$Partite.$F$49];[.D38];[$Partite.$S$2:$Partite.$S$49])" office:value-type="float" office:value="0" calcext:value-type="float">
            <text:p>0</text:p>
          </table:table-cell>
          <table:table-cell table:style-name="ce296" table:formula="of:=SUMIF([$Partite.$D$2:$Partite.$D$49];[.D38];[$Partite.$N$2:$Partite.$N$49])+SUMIF([$Partite.$F$2:$Partite.$F$49];[.D38];[$Partite.$T$2:$Partite.$T$49])" office:value-type="float" office:value="0" calcext:value-type="float">
            <text:p>0</text:p>
          </table:table-cell>
          <table:table-cell table:style-name="ce296" table:formula="of:=2*[.F38]+1*[.G38]+0*[.H38]" office:value-type="float" office:value="6" calcext:value-type="float">
            <text:p>6</text:p>
          </table:table-cell>
          <table:table-cell table:style-name="ce296" table:formula="of:=SUMIF([$Partite.$D$2:$Partite.$D$49];[.D38];[$Partite.$O$2:$Partite.$O$49])+SUMIF([$Partite.$F$2:$Partite.$F$49];[.D38];[$Partite.$U$2:$Partite.$U$49])" office:value-type="float" office:value="137" calcext:value-type="float">
            <text:p>137</text:p>
          </table:table-cell>
          <table:table-cell table:style-name="ce296" table:formula="of:=SUMIF([$Partite.$D$2:$Partite.$D$49];[.D38];[$Partite.$P$2:$Partite.$P$49])+SUMIF([$Partite.$F$2:$Partite.$F$49];[.D38];[$Partite.$V$2:$Partite.$V$49])" office:value-type="float" office:value="122" calcext:value-type="float">
            <text:p>122</text:p>
          </table:table-cell>
          <table:table-cell table:style-name="ce299" table:formula="of:=SUMIF([$Partite.$D$2:$Partite.$D$49];[.D38];[$Partite.$Q$2:$Partite.$Q$49])+SUMIF([$Partite.$F$2:$Partite.$F$49];[.D38];[$Partite.$W$2:$Partite.$W$49])" office:value-type="float" office:value="15" calcext:value-type="float">
            <text:p>+15</text:p>
          </table:table-cell>
          <table:table-cell table:style-name="ce296" table:formula="of:=IF([.I38]=[.I39];[$Partite.O38];0)" office:value-type="float" office:value="0" calcext:value-type="float">
            <text:p>0</text:p>
          </table:table-cell>
          <table:table-cell table:style-name="ce296" table:formula="of:=IF([.I38]=[.I40];[$Partite.O39];0)" office:value-type="float" office:value="0" calcext:value-type="float">
            <text:p>0</text:p>
          </table:table-cell>
          <table:table-cell table:style-name="ce296" table:formula="of:=IF([.I38]=[.I41];[$Partite.O40];0)" office:value-type="float" office:value="0" calcext:value-type="float">
            <text:p>0</text:p>
          </table:table-cell>
          <table:table-cell table:style-name="ce302" table:formula="of:=IF([.I38]=[.I39];[$Partite.Q38];0)" office:value-type="float" office:value="0" calcext:value-type="float">
            <text:p>+0</text:p>
          </table:table-cell>
          <table:table-cell table:style-name="ce302" table:formula="of:=IF([.I38]=[.I40];[$Partite.Q39];0)" office:value-type="float" office:value="0" calcext:value-type="float">
            <text:p>+0</text:p>
          </table:table-cell>
          <table:table-cell table:style-name="ce302" table:formula="of:=IF([.I38]=[.I41];[$Partite.Q40];0)" office:value-type="float" office:value="0" calcext:value-type="float">
            <text:p>+0</text:p>
          </table:table-cell>
          <table:table-cell table:style-name="ce135" table:formula="of:=[.I38]+(500+[.P38]+[.Q38]+[.R38])*10^-3+([.M38]+[.N38]+[.O38])*10^-6+(500+[.L38])*10^-9+[.J38]*10^-12" office:value-type="float" office:value="6.500000515137" calcext:value-type="float">
            <text:p>6,500000515137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39])" office:value-type="float" office:value="4" calcext:value-type="float">
            <text:p>4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39];&quot;ABCDEFGH&quot;;1)&gt;0;INDEX([$Parametri.A$6:$Parametri.D$37];MATCH(1;([$Parametri.C$6:$Parametri.C$37]=[.$B39])*([$Parametri.D$6:$Parametri.D$37]=[.$C39]);0);2)&amp;&quot; (&quot;&amp;INDEX([$Parametri.A$6:$Parametri.D$37];MATCH(1;([$Parametri.C$6:$Parametri.C$37]=[.$B39])*([$Parametri.D$6:$Parametri.D$37]=[.$C39]);0);1)&amp;&quot;)&quot;;&quot;DA SISTEMARE&quot;)" office:value-type="string" office:string-value="Gorilla (26)" calcext:value-type="string">
            <text:p>Gorilla (26)</text:p>
          </table:table-cell>
          <table:table-cell table:style-name="ce297" table:formula="of:=[.F39]+[.G39]+[.H39]" office:value-type="float" office:value="3" calcext:value-type="float">
            <text:p>3</text:p>
          </table:table-cell>
          <table:table-cell table:style-name="ce297" table:formula="of:=SUMIF([$Partite.$D$2:$Partite.$D$49];[.D39];[$Partite.$L$2:$Partite.$L$49])+SUMIF([$Partite.$F$2:$Partite.$F$49];[.D39];[$Partite.$R$2:$Partite.$R$49])" office:value-type="float" office:value="0" calcext:value-type="float">
            <text:p>0</text:p>
          </table:table-cell>
          <table:table-cell table:style-name="ce297" table:formula="of:=SUMIF([$Partite.$D$2:$Partite.$D$49];[.D39];[$Partite.$M$2:$Partite.$M$49])+SUMIF([$Partite.$F$2:$Partite.$F$49];[.D39];[$Partite.$S$2:$Partite.$S$49])" office:value-type="float" office:value="3" calcext:value-type="float">
            <text:p>3</text:p>
          </table:table-cell>
          <table:table-cell table:style-name="ce297" table:formula="of:=SUMIF([$Partite.$D$2:$Partite.$D$49];[.D39];[$Partite.$N$2:$Partite.$N$49])+SUMIF([$Partite.$F$2:$Partite.$F$49];[.D39];[$Partite.$T$2:$Partite.$T$49])" office:value-type="float" office:value="0" calcext:value-type="float">
            <text:p>0</text:p>
          </table:table-cell>
          <table:table-cell table:style-name="ce297" table:formula="of:=2*[.F39]+1*[.G39]+0*[.H39]" office:value-type="float" office:value="3" calcext:value-type="float">
            <text:p>3</text:p>
          </table:table-cell>
          <table:table-cell table:style-name="ce297" table:formula="of:=SUMIF([$Partite.$D$2:$Partite.$D$49];[.D39];[$Partite.$O$2:$Partite.$O$49])+SUMIF([$Partite.$F$2:$Partite.$F$49];[.D39];[$Partite.$U$2:$Partite.$U$49])" office:value-type="float" office:value="161" calcext:value-type="float">
            <text:p>161</text:p>
          </table:table-cell>
          <table:table-cell table:style-name="ce297" table:formula="of:=SUMIF([$Partite.$D$2:$Partite.$D$49];[.D39];[$Partite.$P$2:$Partite.$P$49])+SUMIF([$Partite.$F$2:$Partite.$F$49];[.D39];[$Partite.$V$2:$Partite.$V$49])" office:value-type="float" office:value="179" calcext:value-type="float">
            <text:p>179</text:p>
          </table:table-cell>
          <table:table-cell table:style-name="ce300" table:formula="of:=SUMIF([$Partite.$D$2:$Partite.$D$49];[.D39];[$Partite.$Q$2:$Partite.$Q$49])+SUMIF([$Partite.$F$2:$Partite.$F$49];[.D39];[$Partite.$W$2:$Partite.$W$49])" office:value-type="float" office:value="-18" calcext:value-type="float">
            <text:p>-18</text:p>
          </table:table-cell>
          <table:table-cell table:style-name="ce297" table:formula="of:=IF([.I39]=[.I40];[$Partite.O41];0)" office:value-type="float" office:value="0" calcext:value-type="float">
            <text:p>0</text:p>
          </table:table-cell>
          <table:table-cell table:style-name="ce297" table:formula="of:=IF([.I39]=[.I41];[$Partite.O42];0)" office:value-type="float" office:value="0" calcext:value-type="float">
            <text:p>0</text:p>
          </table:table-cell>
          <table:table-cell table:style-name="ce297" table:formula="of:=IF([.I39]=[.I38];[$Partite.U38];0)" office:value-type="float" office:value="0" calcext:value-type="float">
            <text:p>0</text:p>
          </table:table-cell>
          <table:table-cell table:style-name="ce303" table:formula="of:=IF([.F39]=[.F40];[$Partite.Q41])" office:value-type="float" office:value="0" calcext:value-type="float">
            <text:p>+0</text:p>
          </table:table-cell>
          <table:table-cell table:style-name="ce303" table:formula="of:=IF([.I39]=[.I41];[$Partite.Q42];0)" office:value-type="float" office:value="0" calcext:value-type="float">
            <text:p>+0</text:p>
          </table:table-cell>
          <table:table-cell table:style-name="ce303" table:formula="of:=IF([.I39]=[.I38];[$Partite.W38];0)" office:value-type="float" office:value="0" calcext:value-type="float">
            <text:p>+0</text:p>
          </table:table-cell>
          <table:table-cell table:style-name="ce136" table:formula="of:=[.I39]+(500+[.P39]+[.Q39]+[.R39])*10^-3+([.M39]+[.N39]+[.O39])*10^-6+(500+[.L39])*10^-9+[.J39]*10^-12" office:value-type="float" office:value="3.500000482161" calcext:value-type="float">
            <text:p>3,500000482161</text:p>
          </table:table-cell>
          <table:table-cell table:number-columns-repeated="45"/>
        </table:table-row>
        <table:table-row table:style-name="ro2">
          <table:table-cell table:style-name="ce383" table:formula="of:=COUNTIF([.$S$38:.$S$41];&quot;&gt;=&quot;&amp;[.S40])" office:value-type="float" office:value="3" calcext:value-type="float">
            <text:p>3</text:p>
          </table:table-cell>
          <table:table-cell table:style-name="ce407" office:value-type="string" calcext:value-type="string">
            <text:p>G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0];&quot;ABCDEFGH&quot;;1)&gt;0;INDEX([$Parametri.A$6:$Parametri.D$37];MATCH(1;([$Parametri.C$6:$Parametri.C$37]=[.$B40])*([$Parametri.D$6:$Parametri.D$37]=[.$C40]);0);2)&amp;&quot; (&quot;&amp;INDEX([$Parametri.A$6:$Parametri.D$37];MATCH(1;([$Parametri.C$6:$Parametri.C$37]=[.$B40])*([$Parametri.D$6:$Parametri.D$37]=[.$C40]);0);1)&amp;&quot;)&quot;;&quot;DA SISTEMARE&quot;)" office:value-type="string" office:string-value="Muli (27)" calcext:value-type="string">
            <text:p>Muli (27)</text:p>
          </table:table-cell>
          <table:table-cell table:style-name="ce297" table:formula="of:=[.F40]+[.G40]+[.H40]" office:value-type="float" office:value="3" calcext:value-type="float">
            <text:p>3</text:p>
          </table:table-cell>
          <table:table-cell table:style-name="ce297" table:formula="of:=SUMIF([$Partite.$D$2:$Partite.$D$49];[.D40];[$Partite.$L$2:$Partite.$L$49])+SUMIF([$Partite.$F$2:$Partite.$F$49];[.D40];[$Partite.$R$2:$Partite.$R$49])" office:value-type="float" office:value="1" calcext:value-type="float">
            <text:p>1</text:p>
          </table:table-cell>
          <table:table-cell table:style-name="ce297" table:formula="of:=SUMIF([$Partite.$D$2:$Partite.$D$49];[.D40];[$Partite.$M$2:$Partite.$M$49])+SUMIF([$Partite.$F$2:$Partite.$F$49];[.D40];[$Partite.$S$2:$Partite.$S$49])" office:value-type="float" office:value="2" calcext:value-type="float">
            <text:p>2</text:p>
          </table:table-cell>
          <table:table-cell table:style-name="ce297" table:formula="of:=SUMIF([$Partite.$D$2:$Partite.$D$49];[.D40];[$Partite.$N$2:$Partite.$N$49])+SUMIF([$Partite.$F$2:$Partite.$F$49];[.D40];[$Partite.$T$2:$Partite.$T$49])" office:value-type="float" office:value="0" calcext:value-type="float">
            <text:p>0</text:p>
          </table:table-cell>
          <table:table-cell table:style-name="ce297" table:formula="of:=2*[.F40]+1*[.G40]+0*[.H40]" office:value-type="float" office:value="4" calcext:value-type="float">
            <text:p>4</text:p>
          </table:table-cell>
          <table:table-cell table:style-name="ce297" table:formula="of:=SUMIF([$Partite.$D$2:$Partite.$D$49];[.D40];[$Partite.$O$2:$Partite.$O$49])+SUMIF([$Partite.$F$2:$Partite.$F$49];[.D40];[$Partite.$U$2:$Partite.$U$49])" office:value-type="float" office:value="143" calcext:value-type="float">
            <text:p>143</text:p>
          </table:table-cell>
          <table:table-cell table:style-name="ce297" table:formula="of:=SUMIF([$Partite.$D$2:$Partite.$D$49];[.D40];[$Partite.$P$2:$Partite.$P$49])+SUMIF([$Partite.$F$2:$Partite.$F$49];[.D40];[$Partite.$V$2:$Partite.$V$49])" office:value-type="float" office:value="192" calcext:value-type="float">
            <text:p>192</text:p>
          </table:table-cell>
          <table:table-cell table:style-name="ce300" table:formula="of:=SUMIF([$Partite.$D$2:$Partite.$D$49];[.D40];[$Partite.$Q$2:$Partite.$Q$49])+SUMIF([$Partite.$F$2:$Partite.$F$49];[.D40];[$Partite.$W$2:$Partite.$W$49])" office:value-type="float" office:value="-49" calcext:value-type="float">
            <text:p>-49</text:p>
          </table:table-cell>
          <table:table-cell table:style-name="ce297" table:formula="of:=IF([.I40]=[.I41];[$Partite.O43];0)" office:value-type="float" office:value="0" calcext:value-type="float">
            <text:p>0</text:p>
          </table:table-cell>
          <table:table-cell table:style-name="ce297" table:formula="of:=IF([.I40]=[.I38];[$Partite.U39];0)" office:value-type="float" office:value="0" calcext:value-type="float">
            <text:p>0</text:p>
          </table:table-cell>
          <table:table-cell table:style-name="ce297" table:formula="of:=IF([.I40]=[.I39];[$Partite.U41];0)" office:value-type="float" office:value="0" calcext:value-type="float">
            <text:p>0</text:p>
          </table:table-cell>
          <table:table-cell table:style-name="ce303" table:formula="of:=IF([.I40]=[.I41];[$Partite.Q43];0)" office:value-type="float" office:value="0" calcext:value-type="float">
            <text:p>+0</text:p>
          </table:table-cell>
          <table:table-cell table:style-name="ce303" table:formula="of:=IF([.D40]=[.D38];[$Partite.W39];0)" office:value-type="float" office:value="0" calcext:value-type="float">
            <text:p>+0</text:p>
          </table:table-cell>
          <table:table-cell table:style-name="ce303" table:formula="of:=IF([.I40]=[.I39];[$Partite.W41];0)" office:value-type="float" office:value="0" calcext:value-type="float">
            <text:p>+0</text:p>
          </table:table-cell>
          <table:table-cell table:style-name="ce136" table:formula="of:=[.I40]+(500+[.P40]+[.Q40]+[.R40])*10^-3+([.M40]+[.N40]+[.O40])*10^-6+(500+[.L40])*10^-9+[.J40]*10^-12" office:value-type="float" office:value="4.500000451143" calcext:value-type="float">
            <text:p>4,500000451143</text:p>
          </table:table-cell>
          <table:table-cell table:number-columns-repeated="45"/>
        </table:table-row>
        <table:table-row table:style-name="ro2">
          <table:table-cell table:style-name="ce384" table:formula="of:=COUNTIF([.$S$38:.$S$41];&quot;&gt;=&quot;&amp;[.S41])" office:value-type="float" office:value="2" calcext:value-type="float">
            <text:p>2</text:p>
          </table:table-cell>
          <table:table-cell table:style-name="ce408" office:value-type="string" calcext:value-type="string">
            <text:p>G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1];&quot;ABCDEFGH&quot;;1)&gt;0;INDEX([$Parametri.A$6:$Parametri.D$37];MATCH(1;([$Parametri.C$6:$Parametri.C$37]=[.$B41])*([$Parametri.D$6:$Parametri.D$37]=[.$C41]);0);2)&amp;&quot; (&quot;&amp;INDEX([$Parametri.A$6:$Parametri.D$37];MATCH(1;([$Parametri.C$6:$Parametri.C$37]=[.$B41])*([$Parametri.D$6:$Parametri.D$37]=[.$C41]);0);1)&amp;&quot;)&quot;;&quot;DA SISTEMARE&quot;)" office:value-type="string" office:string-value="Orche (28)" calcext:value-type="string">
            <text:p>Orche (28)</text:p>
          </table:table-cell>
          <table:table-cell table:style-name="ce298" table:formula="of:=[.F41]+[.G41]+[.H41]" office:value-type="float" office:value="3" calcext:value-type="float">
            <text:p>3</text:p>
          </table:table-cell>
          <table:table-cell table:style-name="ce298" table:formula="of:=SUMIF([$Partite.$D$2:$Partite.$D$49];[.D41];[$Partite.$L$2:$Partite.$L$49])+SUMIF([$Partite.$F$2:$Partite.$F$49];[.D41];[$Partite.$R$2:$Partite.$R$49])" office:value-type="float" office:value="2" calcext:value-type="float">
            <text:p>2</text:p>
          </table:table-cell>
          <table:table-cell table:style-name="ce298" table:formula="of:=SUMIF([$Partite.$D$2:$Partite.$D$49];[.D41];[$Partite.$M$2:$Partite.$M$49])+SUMIF([$Partite.$F$2:$Partite.$F$49];[.D41];[$Partite.$S$2:$Partite.$S$49])" office:value-type="float" office:value="1" calcext:value-type="float">
            <text:p>1</text:p>
          </table:table-cell>
          <table:table-cell table:style-name="ce298" table:formula="of:=SUMIF([$Partite.$D$2:$Partite.$D$49];[.D41];[$Partite.$N$2:$Partite.$N$49])+SUMIF([$Partite.$F$2:$Partite.$F$49];[.D41];[$Partite.$T$2:$Partite.$T$49])" office:value-type="float" office:value="0" calcext:value-type="float">
            <text:p>0</text:p>
          </table:table-cell>
          <table:table-cell table:style-name="ce298" table:formula="of:=2*[.F41]+1*[.G41]+0*[.H41]" office:value-type="float" office:value="5" calcext:value-type="float">
            <text:p>5</text:p>
          </table:table-cell>
          <table:table-cell table:style-name="ce298" table:formula="of:=SUMIF([$Partite.$D$2:$Partite.$D$49];[.D41];[$Partite.$O$2:$Partite.$O$49])+SUMIF([$Partite.$F$2:$Partite.$F$49];[.D41];[$Partite.$U$2:$Partite.$U$49])" office:value-type="float" office:value="183" calcext:value-type="float">
            <text:p>183</text:p>
          </table:table-cell>
          <table:table-cell table:style-name="ce298" table:formula="of:=SUMIF([$Partite.$D$2:$Partite.$D$49];[.D41];[$Partite.$P$2:$Partite.$P$49])+SUMIF([$Partite.$F$2:$Partite.$F$49];[.D41];[$Partite.$V$2:$Partite.$V$49])" office:value-type="float" office:value="131" calcext:value-type="float">
            <text:p>131</text:p>
          </table:table-cell>
          <table:table-cell table:style-name="ce301" table:formula="of:=SUMIF([$Partite.$D$2:$Partite.$D$49];[.D41];[$Partite.$Q$2:$Partite.$Q$49])+SUMIF([$Partite.$F$2:$Partite.$F$49];[.D41];[$Partite.$W$2:$Partite.$W$49])" office:value-type="float" office:value="52" calcext:value-type="float">
            <text:p>+52</text:p>
          </table:table-cell>
          <table:table-cell table:style-name="ce298" table:formula="of:=IF([.I41]=[.I38];[$Partite.U40];0)" office:value-type="float" office:value="0" calcext:value-type="float">
            <text:p>0</text:p>
          </table:table-cell>
          <table:table-cell table:style-name="ce298" table:formula="of:=IF([.I41]=[.I39];[$Partite.U42];0)" office:value-type="float" office:value="0" calcext:value-type="float">
            <text:p>0</text:p>
          </table:table-cell>
          <table:table-cell table:style-name="ce298" table:formula="of:=IF([.I41]=[.I40];[$Partite.U43];0)" office:value-type="float" office:value="0" calcext:value-type="float">
            <text:p>0</text:p>
          </table:table-cell>
          <table:table-cell table:style-name="ce304" table:formula="of:=IF([.I41]=[.I38];[$Partite.W40];0)" office:value-type="float" office:value="0" calcext:value-type="float">
            <text:p>+0</text:p>
          </table:table-cell>
          <table:table-cell table:style-name="ce304" table:formula="of:=IF([.I41]=[.I38];[$Partite.W42];0)" office:value-type="float" office:value="0" calcext:value-type="float">
            <text:p>+0</text:p>
          </table:table-cell>
          <table:table-cell table:style-name="ce304" table:formula="of:=IF([.I41]=[.I40];[$Partite.W43];0)" office:value-type="float" office:value="0" calcext:value-type="float">
            <text:p>+0</text:p>
          </table:table-cell>
          <table:table-cell table:style-name="ce137" table:formula="of:=[.I41]+(500+[.P41]+[.Q41]+[.R41])*10^-3+([.M41]+[.N41]+[.O41])*10^-6+(500+[.L41])*10^-9+[.J41]*10^-12" office:value-type="float" office:value="5.500000552183" calcext:value-type="float">
            <text:p>5,500000552183</text:p>
          </table:table-cell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2">
          <table:table-cell table:style-name="ce258" office:value-type="string" calcext:value-type="string">
            <text:p>Pos</text:p>
          </table:table-cell>
          <table:table-cell table:style-name="ce387" office:value-type="string" calcext:value-type="string">
            <text:p>Girone</text:p>
          </table:table-cell>
          <table:table-cell table:style-name="ce387" office:value-type="string" calcext:value-type="string">
            <text:p>IDG</text:p>
          </table:table-cell>
          <table:table-cell table:style-name="ce387" office:value-type="string" calcext:value-type="string">
            <text:p>Squadra</text:p>
          </table:table-cell>
          <table:table-cell table:style-name="ce295" office:value-type="string" calcext:value-type="string">
            <text:p>Giocate</text:p>
          </table:table-cell>
          <table:table-cell table:style-name="ce295" office:value-type="string" calcext:value-type="string">
            <text:p>Vinte</text:p>
          </table:table-cell>
          <table:table-cell table:style-name="ce295" office:value-type="string" calcext:value-type="string">
            <text:p>Perse</text:p>
          </table:table-cell>
          <table:table-cell table:style-name="ce295" office:value-type="string" calcext:value-type="string">
            <text:p>Forfait</text:p>
          </table:table-cell>
          <table:table-cell table:style-name="ce295" office:value-type="string" calcext:value-type="string">
            <text:p>P.Class.</text:p>
          </table:table-cell>
          <table:table-cell table:style-name="ce295" office:value-type="string" calcext:value-type="string">
            <text:p>P.Gara Fatti</text:p>
          </table:table-cell>
          <table:table-cell table:style-name="ce295" office:value-type="string" calcext:value-type="string">
            <text:p>P.Gara Subiti</text:p>
          </table:table-cell>
          <table:table-cell table:style-name="ce295" office:value-type="string" calcext:value-type="string">
            <text:p>Diff.P.Gara</text:p>
          </table:table-cell>
          <table:table-cell table:style-name="ce295" office:value-type="string" calcext:value-type="string">
            <text:p>P.Gara Fatti SD1</text:p>
          </table:table-cell>
          <table:table-cell table:style-name="ce295" office:value-type="string" calcext:value-type="string">
            <text:p>P.Gara Fatti SD2</text:p>
          </table:table-cell>
          <table:table-cell table:style-name="ce295" office:value-type="string" calcext:value-type="string">
            <text:p>P.Gara Fatti SD3</text:p>
          </table:table-cell>
          <table:table-cell table:style-name="ce295" office:value-type="string" calcext:value-type="string">
            <text:p>Diff.P.Gara SD1</text:p>
          </table:table-cell>
          <table:table-cell table:style-name="ce295" office:value-type="string" calcext:value-type="string">
            <text:p>Diff.P.Gara SD2</text:p>
          </table:table-cell>
          <table:table-cell table:style-name="ce295" office:value-type="string" calcext:value-type="string">
            <text:p>Diff.P.Gara SD3</text:p>
          </table:table-cell>
          <table:table-cell table:style-name="ce258" office:value-type="string" calcext:value-type="string">
            <text:p>Coeff.</text:p>
          </table:table-cell>
          <table:table-cell table:style-name="ce257" table:number-columns-repeated="41"/>
          <table:table-cell table:number-columns-repeated="4"/>
        </table:table-row>
        <table:table-row table:style-name="ro2">
          <table:table-cell table:style-name="ce382" table:formula="of:=COUNTIF([.$S$44:.$S$47];&quot;&gt;=&quot;&amp;[.S44])" office:value-type="float" office:value="2" calcext:value-type="float">
            <text:p>2</text:p>
          </table:table-cell>
          <table:table-cell table:style-name="ce409" office:value-type="string" calcext:value-type="string">
            <text:p>H</text:p>
          </table:table-cell>
          <table:table-cell table:style-name="ce412" office:value-type="float" office:value="1" calcext:value-type="float">
            <text:p>1</text:p>
          </table:table-cell>
          <table:table-cell table:style-name="ce415" table:formula="of:=IF(FIND([.$B44];&quot;ABCDEFGH&quot;;1)&gt;0;INDEX([$Parametri.A$6:$Parametri.D$37];MATCH(1;([$Parametri.C$6:$Parametri.C$37]=[.$B44])*([$Parametri.D$6:$Parametri.D$37]=[.$C44]);0);2)&amp;&quot; (&quot;&amp;INDEX([$Parametri.A$6:$Parametri.D$37];MATCH(1;([$Parametri.C$6:$Parametri.C$37]=[.$B44])*([$Parametri.D$6:$Parametri.D$37]=[.$C44]);0);1)&amp;&quot;)&quot;;&quot;DA SISTEMARE&quot;)" office:value-type="string" office:string-value="Piranha (29)" calcext:value-type="string">
            <text:p>Piranha (29)</text:p>
          </table:table-cell>
          <table:table-cell table:style-name="ce296" table:formula="of:=[.F44]+[.G44]+[.H44]" office:value-type="float" office:value="3" calcext:value-type="float">
            <text:p>3</text:p>
          </table:table-cell>
          <table:table-cell table:style-name="ce296" table:formula="of:=SUMIF([$Partite.$D$2:$Partite.$D$49];[.D44];[$Partite.$L$2:$Partite.$L$49])+SUMIF([$Partite.$F$2:$Partite.$F$49];[.D44];[$Partite.$R$2:$Partite.$R$49])" office:value-type="float" office:value="2" calcext:value-type="float">
            <text:p>2</text:p>
          </table:table-cell>
          <table:table-cell table:style-name="ce296" table:formula="of:=SUMIF([$Partite.$D$2:$Partite.$D$49];[.D44];[$Partite.$M$2:$Partite.$M$49])+SUMIF([$Partite.$F$2:$Partite.$F$49];[.D44];[$Partite.$S$2:$Partite.$S$49])" office:value-type="float" office:value="1" calcext:value-type="float">
            <text:p>1</text:p>
          </table:table-cell>
          <table:table-cell table:style-name="ce296" table:formula="of:=SUMIF([$Partite.$D$2:$Partite.$D$49];[.D44];[$Partite.$N$2:$Partite.$N$49])+SUMIF([$Partite.$F$2:$Partite.$F$49];[.D44];[$Partite.$T$2:$Partite.$T$49])" office:value-type="float" office:value="0" calcext:value-type="float">
            <text:p>0</text:p>
          </table:table-cell>
          <table:table-cell table:style-name="ce296" table:formula="of:=2*[.F44]+1*[.G44]+0*[.H44]" office:value-type="float" office:value="5" calcext:value-type="float">
            <text:p>5</text:p>
          </table:table-cell>
          <table:table-cell table:style-name="ce296" table:formula="of:=SUMIF([$Partite.$D$2:$Partite.$D$49];[.D44];[$Partite.$O$2:$Partite.$O$49])+SUMIF([$Partite.$F$2:$Partite.$F$49];[.D44];[$Partite.$U$2:$Partite.$U$49])" office:value-type="float" office:value="189" calcext:value-type="float">
            <text:p>189</text:p>
          </table:table-cell>
          <table:table-cell table:style-name="ce296" table:formula="of:=SUMIF([$Partite.$D$2:$Partite.$D$49];[.D44];[$Partite.$P$2:$Partite.$P$49])+SUMIF([$Partite.$F$2:$Partite.$F$49];[.D44];[$Partite.$V$2:$Partite.$V$49])" office:value-type="float" office:value="215" calcext:value-type="float">
            <text:p>215</text:p>
          </table:table-cell>
          <table:table-cell table:style-name="ce299" table:formula="of:=SUMIF([$Partite.$D$2:$Partite.$D$49];[.D44];[$Partite.$Q$2:$Partite.$Q$49])+SUMIF([$Partite.$F$2:$Partite.$F$49];[.D44];[$Partite.$W$2:$Partite.$W$49])" office:value-type="float" office:value="-26" calcext:value-type="float">
            <text:p>-26</text:p>
          </table:table-cell>
          <table:table-cell table:style-name="ce296" table:formula="of:=IF([.I44]=[.I45];[$Partite.O44];0)" office:value-type="float" office:value="28" calcext:value-type="float">
            <text:p>28</text:p>
          </table:table-cell>
          <table:table-cell table:style-name="ce296" table:formula="of:=IF([.I44]=[.I46];[$Partite.O45];0)" office:value-type="float" office:value="0" calcext:value-type="float">
            <text:p>0</text:p>
          </table:table-cell>
          <table:table-cell table:style-name="ce296" table:formula="of:=IF([.I44]=[.I47];[$Partite.O46];0)" office:value-type="float" office:value="0" calcext:value-type="float">
            <text:p>0</text:p>
          </table:table-cell>
          <table:table-cell table:style-name="ce302" table:formula="of:=IF([.I44]=[.I45];[$Partite.Q44];0)" office:value-type="float" office:value="-65" calcext:value-type="float">
            <text:p>-65</text:p>
          </table:table-cell>
          <table:table-cell table:style-name="ce302" table:formula="of:=IF([.I44]=[.I46];[$Partite.Q45];0)" office:value-type="float" office:value="0" calcext:value-type="float">
            <text:p>+0</text:p>
          </table:table-cell>
          <table:table-cell table:style-name="ce302" table:formula="of:=IF([.I44]=[.I47];[$Partite.Q46];0)" office:value-type="float" office:value="0" calcext:value-type="float">
            <text:p>+0</text:p>
          </table:table-cell>
          <table:table-cell table:style-name="ce135" table:formula="of:=[.I44]+(500+[.P44]+[.Q44]+[.R44])*10^-3+([.M44]+[.N44]+[.O44])*10^-6+(500+[.L44])*10^-9+[.J44]*10^-12" office:value-type="float" office:value="5.435028474189" calcext:value-type="float">
            <text:p>5,435028474189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5])" office:value-type="float" office:value="1" calcext:value-type="float">
            <text:p>1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2" calcext:value-type="float">
            <text:p>2</text:p>
          </table:table-cell>
          <table:table-cell table:style-name="ce416" table:formula="of:=IF(FIND([.$B45];&quot;ABCDEFGH&quot;;1)&gt;0;INDEX([$Parametri.A$6:$Parametri.D$37];MATCH(1;([$Parametri.C$6:$Parametri.C$37]=[.$B45])*([$Parametri.D$6:$Parametri.D$37]=[.$C45]);0);2)&amp;&quot; (&quot;&amp;INDEX([$Parametri.A$6:$Parametri.D$37];MATCH(1;([$Parametri.C$6:$Parametri.C$37]=[.$B45])*([$Parametri.D$6:$Parametri.D$37]=[.$C45]);0);1)&amp;&quot;)&quot;;&quot;DA SISTEMARE&quot;)" office:value-type="string" office:string-value="Scorpioni (30)" calcext:value-type="string">
            <text:p>Scorpioni (30)</text:p>
          </table:table-cell>
          <table:table-cell table:style-name="ce297" table:formula="of:=[.F45]+[.G45]+[.H45]" office:value-type="float" office:value="3" calcext:value-type="float">
            <text:p>3</text:p>
          </table:table-cell>
          <table:table-cell table:style-name="ce297" table:formula="of:=SUMIF([$Partite.$D$2:$Partite.$D$49];[.D45];[$Partite.$L$2:$Partite.$L$49])+SUMIF([$Partite.$F$2:$Partite.$F$49];[.D45];[$Partite.$R$2:$Partite.$R$49])" office:value-type="float" office:value="2" calcext:value-type="float">
            <text:p>2</text:p>
          </table:table-cell>
          <table:table-cell table:style-name="ce297" table:formula="of:=SUMIF([$Partite.$D$2:$Partite.$D$49];[.D45];[$Partite.$M$2:$Partite.$M$49])+SUMIF([$Partite.$F$2:$Partite.$F$49];[.D45];[$Partite.$S$2:$Partite.$S$49])" office:value-type="float" office:value="1" calcext:value-type="float">
            <text:p>1</text:p>
          </table:table-cell>
          <table:table-cell table:style-name="ce297" table:formula="of:=SUMIF([$Partite.$D$2:$Partite.$D$49];[.D45];[$Partite.$N$2:$Partite.$N$49])+SUMIF([$Partite.$F$2:$Partite.$F$49];[.D45];[$Partite.$T$2:$Partite.$T$49])" office:value-type="float" office:value="0" calcext:value-type="float">
            <text:p>0</text:p>
          </table:table-cell>
          <table:table-cell table:style-name="ce297" table:formula="of:=2*[.F45]+1*[.G45]+0*[.H45]" office:value-type="float" office:value="5" calcext:value-type="float">
            <text:p>5</text:p>
          </table:table-cell>
          <table:table-cell table:style-name="ce297" table:formula="of:=SUMIF([$Partite.$D$2:$Partite.$D$49];[.D45];[$Partite.$O$2:$Partite.$O$49])+SUMIF([$Partite.$F$2:$Partite.$F$49];[.D45];[$Partite.$U$2:$Partite.$U$49])" office:value-type="float" office:value="214" calcext:value-type="float">
            <text:p>214</text:p>
          </table:table-cell>
          <table:table-cell table:style-name="ce297" table:formula="of:=SUMIF([$Partite.$D$2:$Partite.$D$49];[.D45];[$Partite.$P$2:$Partite.$P$49])+SUMIF([$Partite.$F$2:$Partite.$F$49];[.D45];[$Partite.$V$2:$Partite.$V$49])" office:value-type="float" office:value="183" calcext:value-type="float">
            <text:p>183</text:p>
          </table:table-cell>
          <table:table-cell table:style-name="ce300" table:formula="of:=SUMIF([$Partite.$D$2:$Partite.$D$49];[.D45];[$Partite.$Q$2:$Partite.$Q$49])+SUMIF([$Partite.$F$2:$Partite.$F$49];[.D45];[$Partite.$W$2:$Partite.$W$49])" office:value-type="float" office:value="31" calcext:value-type="float">
            <text:p>+31</text:p>
          </table:table-cell>
          <table:table-cell table:style-name="ce297" table:formula="of:=IF([.I45]=[.I46];[$Partite.O47];0)" office:value-type="float" office:value="0" calcext:value-type="float">
            <text:p>0</text:p>
          </table:table-cell>
          <table:table-cell table:style-name="ce297" table:formula="of:=IF([.I45]=[.I47];[$Partite.O48];0)" office:value-type="float" office:value="0" calcext:value-type="float">
            <text:p>0</text:p>
          </table:table-cell>
          <table:table-cell table:style-name="ce297" table:formula="of:=IF([.I45]=[.I44];[$Partite.U44];0)" office:value-type="float" office:value="93" calcext:value-type="float">
            <text:p>93</text:p>
          </table:table-cell>
          <table:table-cell table:style-name="ce303" table:formula="of:=IF([.F45]=[.F46];[$Partite.Q47])" office:value-type="float" office:value="0" calcext:value-type="float">
            <text:p>+0</text:p>
          </table:table-cell>
          <table:table-cell table:style-name="ce303" table:formula="of:=IF([.I45]=[.I47];[$Partite.Q48];0)" office:value-type="float" office:value="0" calcext:value-type="float">
            <text:p>+0</text:p>
          </table:table-cell>
          <table:table-cell table:style-name="ce303" table:formula="of:=IF([.I45]=[.I44];[$Partite.W44];0)" office:value-type="float" office:value="65" calcext:value-type="float">
            <text:p>+65</text:p>
          </table:table-cell>
          <table:table-cell table:style-name="ce136" table:formula="of:=[.I45]+(500+[.P45]+[.Q45]+[.R45])*10^-3+([.M45]+[.N45]+[.O45])*10^-6+(500+[.L45])*10^-9+[.J45]*10^-12" office:value-type="float" office:value="5.565093531214" calcext:value-type="float">
            <text:p>5,565093531214</text:p>
          </table:table-cell>
          <table:table-cell table:number-columns-repeated="45"/>
        </table:table-row>
        <table:table-row table:style-name="ro2">
          <table:table-cell table:style-name="ce383" table:formula="of:=COUNTIF([.$S$44:.$S$47];&quot;&gt;=&quot;&amp;[.S46])" office:value-type="float" office:value="4" calcext:value-type="float">
            <text:p>4</text:p>
          </table:table-cell>
          <table:table-cell table:style-name="ce410" office:value-type="string" calcext:value-type="string">
            <text:p>H</text:p>
          </table:table-cell>
          <table:table-cell table:style-name="ce413" office:value-type="float" office:value="3" calcext:value-type="float">
            <text:p>3</text:p>
          </table:table-cell>
          <table:table-cell table:style-name="ce416" table:formula="of:=IF(FIND([.$B46];&quot;ABCDEFGH&quot;;1)&gt;0;INDEX([$Parametri.A$6:$Parametri.D$37];MATCH(1;([$Parametri.C$6:$Parametri.C$37]=[.$B46])*([$Parametri.D$6:$Parametri.D$37]=[.$C46]);0);2)&amp;&quot; (&quot;&amp;INDEX([$Parametri.A$6:$Parametri.D$37];MATCH(1;([$Parametri.C$6:$Parametri.C$37]=[.$B46])*([$Parametri.D$6:$Parametri.D$37]=[.$C46]);0);1)&amp;&quot;)&quot;;&quot;DA SISTEMARE&quot;)" office:value-type="string" office:string-value="Tonni (31)" calcext:value-type="string">
            <text:p>Tonni (31)</text:p>
          </table:table-cell>
          <table:table-cell table:style-name="ce297" table:formula="of:=[.F46]+[.G46]+[.H46]" office:value-type="float" office:value="3" calcext:value-type="float">
            <text:p>3</text:p>
          </table:table-cell>
          <table:table-cell table:style-name="ce297" table:formula="of:=SUMIF([$Partite.$D$2:$Partite.$D$49];[.D46];[$Partite.$L$2:$Partite.$L$49])+SUMIF([$Partite.$F$2:$Partite.$F$49];[.D46];[$Partite.$R$2:$Partite.$R$49])" office:value-type="float" office:value="1" calcext:value-type="float">
            <text:p>1</text:p>
          </table:table-cell>
          <table:table-cell table:style-name="ce297" table:formula="of:=SUMIF([$Partite.$D$2:$Partite.$D$49];[.D46];[$Partite.$M$2:$Partite.$M$49])+SUMIF([$Partite.$F$2:$Partite.$F$49];[.D46];[$Partite.$S$2:$Partite.$S$49])" office:value-type="float" office:value="2" calcext:value-type="float">
            <text:p>2</text:p>
          </table:table-cell>
          <table:table-cell table:style-name="ce297" table:formula="of:=SUMIF([$Partite.$D$2:$Partite.$D$49];[.D46];[$Partite.$N$2:$Partite.$N$49])+SUMIF([$Partite.$F$2:$Partite.$F$49];[.D46];[$Partite.$T$2:$Partite.$T$49])" office:value-type="float" office:value="0" calcext:value-type="float">
            <text:p>0</text:p>
          </table:table-cell>
          <table:table-cell table:style-name="ce297" table:formula="of:=2*[.F46]+1*[.G46]+0*[.H46]" office:value-type="float" office:value="4" calcext:value-type="float">
            <text:p>4</text:p>
          </table:table-cell>
          <table:table-cell table:style-name="ce297" table:formula="of:=SUMIF([$Partite.$D$2:$Partite.$D$49];[.D46];[$Partite.$O$2:$Partite.$O$49])+SUMIF([$Partite.$F$2:$Partite.$F$49];[.D46];[$Partite.$U$2:$Partite.$U$49])" office:value-type="float" office:value="185" calcext:value-type="float">
            <text:p>185</text:p>
          </table:table-cell>
          <table:table-cell table:style-name="ce297" table:formula="of:=SUMIF([$Partite.$D$2:$Partite.$D$49];[.D46];[$Partite.$P$2:$Partite.$P$49])+SUMIF([$Partite.$F$2:$Partite.$F$49];[.D46];[$Partite.$V$2:$Partite.$V$49])" office:value-type="float" office:value="183" calcext:value-type="float">
            <text:p>183</text:p>
          </table:table-cell>
          <table:table-cell table:style-name="ce300" table:formula="of:=SUMIF([$Partite.$D$2:$Partite.$D$49];[.D46];[$Partite.$Q$2:$Partite.$Q$49])+SUMIF([$Partite.$F$2:$Partite.$F$49];[.D46];[$Partite.$W$2:$Partite.$W$49])" office:value-type="float" office:value="2" calcext:value-type="float">
            <text:p>+2</text:p>
          </table:table-cell>
          <table:table-cell table:style-name="ce297" table:formula="of:=IF([.I46]=[.I47];[$Partite.O49];0)" office:value-type="float" office:value="55" calcext:value-type="float">
            <text:p>55</text:p>
          </table:table-cell>
          <table:table-cell table:style-name="ce297" table:formula="of:=IF([.I46]=[.I44];[$Partite.U45];0)" office:value-type="float" office:value="0" calcext:value-type="float">
            <text:p>0</text:p>
          </table:table-cell>
          <table:table-cell table:style-name="ce297" table:formula="of:=IF([.I46]=[.I45];[$Partite.U47];0)" office:value-type="float" office:value="0" calcext:value-type="float">
            <text:p>0</text:p>
          </table:table-cell>
          <table:table-cell table:style-name="ce303" table:formula="of:=IF([.I46]=[.I47];[$Partite.Q49];0)" office:value-type="float" office:value="-14" calcext:value-type="float">
            <text:p>-14</text:p>
          </table:table-cell>
          <table:table-cell table:style-name="ce303" table:formula="of:=IF([.D46]=[.D44];[$Partite.W45];0)" office:value-type="float" office:value="0" calcext:value-type="float">
            <text:p>+0</text:p>
          </table:table-cell>
          <table:table-cell table:style-name="ce303" table:formula="of:=IF([.I46]=[.I45];[$Partite.W47];0)" office:value-type="float" office:value="0" calcext:value-type="float">
            <text:p>+0</text:p>
          </table:table-cell>
          <table:table-cell table:style-name="ce136" table:formula="of:=[.I46]+(500+[.P46]+[.Q46]+[.R46])*10^-3+([.M46]+[.N46]+[.O46])*10^-6+(500+[.L46])*10^-9+[.J46]*10^-12" office:value-type="float" office:value="4.486055502185" calcext:value-type="float">
            <text:p>4,486055502185</text:p>
          </table:table-cell>
          <table:table-cell table:number-columns-repeated="45"/>
        </table:table-row>
        <table:table-row table:style-name="ro2">
          <table:table-cell table:style-name="ce384" table:formula="of:=COUNTIF([.$S$44:.$S$47];&quot;&gt;=&quot;&amp;[.S47])" office:value-type="float" office:value="3" calcext:value-type="float">
            <text:p>3</text:p>
          </table:table-cell>
          <table:table-cell table:style-name="ce411" office:value-type="string" calcext:value-type="string">
            <text:p>H</text:p>
          </table:table-cell>
          <table:table-cell table:style-name="ce414" office:value-type="float" office:value="4" calcext:value-type="float">
            <text:p>4</text:p>
          </table:table-cell>
          <table:table-cell table:style-name="ce417" table:formula="of:=IF(FIND([.$B47];&quot;ABCDEFGH&quot;;1)&gt;0;INDEX([$Parametri.A$6:$Parametri.D$37];MATCH(1;([$Parametri.C$6:$Parametri.C$37]=[.$B47])*([$Parametri.D$6:$Parametri.D$37]=[.$C47]);0);2)&amp;&quot; (&quot;&amp;INDEX([$Parametri.A$6:$Parametri.D$37];MATCH(1;([$Parametri.C$6:$Parametri.C$37]=[.$B47])*([$Parametri.D$6:$Parametri.D$37]=[.$C47]);0);1)&amp;&quot;)&quot;;&quot;DA SISTEMARE&quot;)" office:value-type="string" office:string-value="Zebre (32)" calcext:value-type="string">
            <text:p>Zebre (32)</text:p>
          </table:table-cell>
          <table:table-cell table:style-name="ce298" table:formula="of:=[.F47]+[.G47]+[.H47]" office:value-type="float" office:value="3" calcext:value-type="float">
            <text:p>3</text:p>
          </table:table-cell>
          <table:table-cell table:style-name="ce298" table:formula="of:=SUMIF([$Partite.$D$2:$Partite.$D$49];[.D47];[$Partite.$L$2:$Partite.$L$49])+SUMIF([$Partite.$F$2:$Partite.$F$49];[.D47];[$Partite.$R$2:$Partite.$R$49])" office:value-type="float" office:value="1" calcext:value-type="float">
            <text:p>1</text:p>
          </table:table-cell>
          <table:table-cell table:style-name="ce298" table:formula="of:=SUMIF([$Partite.$D$2:$Partite.$D$49];[.D47];[$Partite.$M$2:$Partite.$M$49])+SUMIF([$Partite.$F$2:$Partite.$F$49];[.D47];[$Partite.$S$2:$Partite.$S$49])" office:value-type="float" office:value="2" calcext:value-type="float">
            <text:p>2</text:p>
          </table:table-cell>
          <table:table-cell table:style-name="ce298" table:formula="of:=SUMIF([$Partite.$D$2:$Partite.$D$49];[.D47];[$Partite.$N$2:$Partite.$N$49])+SUMIF([$Partite.$F$2:$Partite.$F$49];[.D47];[$Partite.$T$2:$Partite.$T$49])" office:value-type="float" office:value="0" calcext:value-type="float">
            <text:p>0</text:p>
          </table:table-cell>
          <table:table-cell table:style-name="ce298" table:formula="of:=2*[.F47]+1*[.G47]+0*[.H47]" office:value-type="float" office:value="4" calcext:value-type="float">
            <text:p>4</text:p>
          </table:table-cell>
          <table:table-cell table:style-name="ce298" table:formula="of:=SUMIF([$Partite.$D$2:$Partite.$D$49];[.D47];[$Partite.$O$2:$Partite.$O$49])+SUMIF([$Partite.$F$2:$Partite.$F$49];[.D47];[$Partite.$U$2:$Partite.$U$49])" office:value-type="float" office:value="216" calcext:value-type="float">
            <text:p>216</text:p>
          </table:table-cell>
          <table:table-cell table:style-name="ce298" table:formula="of:=SUMIF([$Partite.$D$2:$Partite.$D$49];[.D47];[$Partite.$P$2:$Partite.$P$49])+SUMIF([$Partite.$F$2:$Partite.$F$49];[.D47];[$Partite.$V$2:$Partite.$V$49])" office:value-type="float" office:value="223" calcext:value-type="float">
            <text:p>223</text:p>
          </table:table-cell>
          <table:table-cell table:style-name="ce301" table:formula="of:=SUMIF([$Partite.$D$2:$Partite.$D$49];[.D47];[$Partite.$Q$2:$Partite.$Q$49])+SUMIF([$Partite.$F$2:$Partite.$F$49];[.D47];[$Partite.$W$2:$Partite.$W$49])" office:value-type="float" office:value="-7" calcext:value-type="float">
            <text:p>-7</text:p>
          </table:table-cell>
          <table:table-cell table:style-name="ce298" table:formula="of:=IF([.I47]=[.I44];[$Partite.U46];0)" office:value-type="float" office:value="0" calcext:value-type="float">
            <text:p>0</text:p>
          </table:table-cell>
          <table:table-cell table:style-name="ce298" table:formula="of:=IF([.I47]=[.I45];[$Partite.U48];0)" office:value-type="float" office:value="0" calcext:value-type="float">
            <text:p>0</text:p>
          </table:table-cell>
          <table:table-cell table:style-name="ce298" table:formula="of:=IF([.I47]=[.I46];[$Partite.U49];0)" office:value-type="float" office:value="69" calcext:value-type="float">
            <text:p>69</text:p>
          </table:table-cell>
          <table:table-cell table:style-name="ce304" table:formula="of:=IF([.I47]=[.I44];[$Partite.W46];0)" office:value-type="float" office:value="0" calcext:value-type="float">
            <text:p>+0</text:p>
          </table:table-cell>
          <table:table-cell table:style-name="ce304" table:formula="of:=IF([.I47]=[.I44];[$Partite.W48];0)" office:value-type="float" office:value="0" calcext:value-type="float">
            <text:p>+0</text:p>
          </table:table-cell>
          <table:table-cell table:style-name="ce304" table:formula="of:=IF([.I47]=[.I46];[$Partite.W49];0)" office:value-type="float" office:value="14" calcext:value-type="float">
            <text:p>+14</text:p>
          </table:table-cell>
          <table:table-cell table:style-name="ce137" table:formula="of:=[.I47]+(500+[.P47]+[.Q47]+[.R47])*10^-3+([.M47]+[.N47]+[.O47])*10^-6+(500+[.L47])*10^-9+[.J47]*10^-12" office:value-type="float" office:value="4.514069493216" calcext:value-type="float">
            <text:p>4,514069493216</text:p>
          </table:table-cell>
          <table:table-cell table:number-columns-repeated="45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Classifiche Gironi'.E7:'Classifiche Gironi'.R7 'Classifiche Gironi'.E13:'Classifiche Gironi'.R13 'Classifiche Gironi'.E19:'Classifiche Gironi'.R19 'Classifiche Gironi'.E25:'Classifiche Gironi'.R25 'Classifiche Gironi'.E31:'Classifiche Gironi'.R31 'Classifiche Gironi'.E37:'Classifiche Gironi'.R37 'Classifiche Gironi'.E43:'Classifiche Gironi'.R43 'Classifiche Gironi'.E1:'Classifiche Gironi'.R1">
            <calcext:condition calcext:apply-style-name="ConditionalStyle_207" calcext:value="formula-is([.$E$2]=&quot;Black and White&quot;)" calcext:base-cell-address="'Classifiche Gironi'.E1"/>
          </calcext:conditional-format>
          <calcext:conditional-format calcext:target-range-address="'Classifiche Gironi'.S1:'Classifiche Gironi'.S1 'Classifiche Gironi'.S7:'Classifiche Gironi'.S7 'Classifiche Gironi'.S13:'Classifiche Gironi'.S13 'Classifiche Gironi'.S19:'Classifiche Gironi'.S19 'Classifiche Gironi'.S25:'Classifiche Gironi'.S25 'Classifiche Gironi'.S31:'Classifiche Gironi'.S31 'Classifiche Gironi'.S37:'Classifiche Gironi'.S37 'Classifiche Gironi'.S43:'Classifiche Gironi'.S43 'Classifiche Gironi'.A1:'Classifiche Gironi'.A1 'Classifiche Gironi'.A7:'Classifiche Gironi'.A7 'Classifiche Gironi'.A13:'Classifiche Gironi'.A13 'Classifiche Gironi'.A19:'Classifiche Gironi'.A19 'Classifiche Gironi'.A25:'Classifiche Gironi'.A25 'Classifiche Gironi'.A31:'Classifiche Gironi'.A31 'Classifiche Gironi'.A37:'Classifiche Gironi'.A37 'Classifiche Gironi'.A43:'Classifiche Gironi'.A43">
            <calcext:condition calcext:apply-style-name="ConditionalStyle_163" calcext:value="formula-is([.$E$2]=&quot;Black and White&quot;)" calcext:base-cell-address="'Classifiche Gironi'.A1"/>
          </calcext:conditional-format>
          <calcext:conditional-format calcext:target-range-address="'Classifiche Gironi'.C2:'Classifiche Gironi'.D5 'Classifiche Gironi'.C8:'Classifiche Gironi'.D11 'Classifiche Gironi'.C20:'Classifiche Gironi'.D23 'Classifiche Gironi'.C26:'Classifiche Gironi'.D29 'Classifiche Gironi'.C32:'Classifiche Gironi'.D35 'Classifiche Gironi'.C38:'Classifiche Gironi'.D41 'Classifiche Gironi'.C44:'Classifiche Gironi'.D47 'Classifiche Gironi'.C14:'Classifiche Gironi'.D17">
            <calcext:condition calcext:apply-style-name="ConditionalStyle_182" calcext:value="formula-is([.$E$2]=&quot;Black and White&quot;)" calcext:base-cell-address="'Classifiche Gironi'.C2"/>
          </calcext:conditional-format>
          <calcext:conditional-format calcext:target-range-address="'Classifiche Gironi'.B1:'Classifiche Gironi'.D1 'Classifiche Gironi'.B7:'Classifiche Gironi'.D7 'Classifiche Gironi'.B13:'Classifiche Gironi'.D13 'Classifiche Gironi'.B19:'Classifiche Gironi'.D19 'Classifiche Gironi'.B25:'Classifiche Gironi'.D25 'Classifiche Gironi'.B31:'Classifiche Gironi'.D31 'Classifiche Gironi'.B37:'Classifiche Gironi'.D37 'Classifiche Gironi'.B43:'Classifiche Gironi'.D43">
            <calcext:condition calcext:apply-style-name="ConditionalStyle_173" calcext:value="formula-is([.$E$2]=&quot;Black and White&quot;)" calcext:base-cell-address="'Classifiche Gironi'.B1"/>
          </calcext:conditional-format>
          <calcext:conditional-format calcext:target-range-address="'Classifiche Gironi'.E2:'Classifiche Gironi'.R5 'Classifiche Gironi'.E8:'Classifiche Gironi'.R11 'Classifiche Gironi'.E14:'Classifiche Gironi'.R17 'Classifiche Gironi'.E20:'Classifiche Gironi'.R23 'Classifiche Gironi'.E26:'Classifiche Gironi'.R29 'Classifiche Gironi'.E32:'Classifiche Gironi'.R35 'Classifiche Gironi'.E38:'Classifiche Gironi'.R41 'Classifiche Gironi'.E44:'Classifiche Gironi'.R47">
            <calcext:condition calcext:apply-style-name="ConditionalStyle_150" calcext:value="formula-is([.$E$2]=&quot;Black and White&quot;)" calcext:base-cell-address="'Classifiche Gironi'.E2"/>
          </calcext:conditional-format>
        </calcext:conditional-formats>
      </table:table>
      <table:table table:name="Calendario e Tabellone" table:style-name="ta1">
        <table:table-column table:style-name="co28" table:visibility="collapse" table:default-cell-style-name="ce161"/>
        <table:table-column table:style-name="co29" table:default-cell-style-name="ce435"/>
        <table:table-column table:style-name="co30" table:default-cell-style-name="ce447"/>
        <table:table-column table:style-name="co31" table:default-cell-style-name="ce459"/>
        <table:table-column table:style-name="co32" table:number-columns-repeated="2" table:default-cell-style-name="ce473"/>
        <table:table-column table:style-name="co31" table:default-cell-style-name="ce490"/>
        <table:table-column table:style-name="co33" table:default-cell-style-name="ce473"/>
        <table:table-column table:style-name="co34" table:default-cell-style-name="ce473"/>
        <table:table-column table:style-name="co35" table:default-cell-style-name="ce498"/>
        <table:table-column table:style-name="co11" table:default-cell-style-name="ce497"/>
        <table:table-column table:style-name="co36" table:default-cell-style-name="ce497"/>
        <table:table-column table:style-name="co37" table:default-cell-style-name="ce473"/>
        <table:table-column table:style-name="co36" table:default-cell-style-name="ce473"/>
        <table:table-column table:style-name="co38" table:default-cell-style-name="ce473"/>
        <table:table-column table:style-name="co39" table:default-cell-style-name="ce473"/>
        <table:table-column table:style-name="co40" table:number-columns-repeated="2" table:default-cell-style-name="ce473"/>
        <table:table-column table:style-name="co41" table:default-cell-style-name="ce473"/>
        <table:table-column table:style-name="co42" table:default-cell-style-name="ce497"/>
        <table:table-column table:style-name="co43" table:default-cell-style-name="ce497"/>
        <table:table-column table:style-name="co44" table:default-cell-style-name="ce498"/>
        <table:table-column table:style-name="co45" table:default-cell-style-name="ce649"/>
        <table:table-column table:style-name="co32" table:default-cell-style-name="ce498"/>
        <table:table-column table:style-name="co46" table:number-columns-repeated="2" table:default-cell-style-name="ce498"/>
        <table:table-column table:style-name="co44" table:default-cell-style-name="ce498"/>
        <table:table-column table:style-name="co45" table:default-cell-style-name="ce498"/>
        <table:table-column table:style-name="co32" table:default-cell-style-name="ce498"/>
        <table:table-column table:style-name="co46" table:number-columns-repeated="2" table:default-cell-style-name="ce498"/>
        <table:table-column table:style-name="co44" table:default-cell-style-name="ce498"/>
        <table:table-column table:style-name="co45" table:default-cell-style-name="ce498"/>
        <table:table-column table:style-name="co32" table:default-cell-style-name="ce498"/>
        <table:table-column table:style-name="co46" table:number-columns-repeated="2" table:default-cell-style-name="ce498"/>
        <table:table-column table:style-name="co44" table:default-cell-style-name="ce498"/>
        <table:table-column table:style-name="co45" table:default-cell-style-name="ce498"/>
        <table:table-column table:style-name="co32" table:default-cell-style-name="ce498"/>
        <table:table-column table:style-name="co47" table:number-columns-repeated="13" table:default-cell-style-name="ce498"/>
        <table:table-column table:style-name="co48" table:number-columns-repeated="49" table:default-cell-style-name="ce497"/>
        <table:table-column table:style-name="co49" table:default-cell-style-name="ce497"/>
        <table:table-column table:style-name="co50" table:default-cell-style-name="ce497"/>
        <table:table-column table:style-name="co50" table:number-columns-repeated="8" table:default-cell-style-name="ce473"/>
        <table:table-column table:style-name="co48" table:number-columns-repeated="2" table:default-cell-style-name="ce497"/>
        <table:table-row table:style-name="ro3">
          <table:table-cell table:style-name="ce201"/>
          <table:table-cell table:style-name="ce166" table:formula="of:=[$Parametri.C1]&amp;&quot; &quot;&amp;[$Parametri.C2]" office:value-type="string" office:string-value="Torneo dell’Estate 2021" calcext:value-type="string" table:number-columns-spanned="8" table:number-rows-spanned="2">
            <text:p>Torneo dell’Estate 2021</text:p>
          </table:table-cell>
          <table:covered-table-cell table:number-columns-repeated="7" table:style-name="ce316"/>
          <table:table-cell table:style-name="ce316" table:number-columns-repeated="11"/>
          <table:table-cell table:style-name="ce623"/>
          <table:table-cell table:style-name="ce669" table:formula="of:=[$Parametri.C1]&amp;&quot; &quot;&amp;[$Parametri.C2]&amp;&quot; - Tabellone 1° Classificato&quot;" office:value-type="string" office:string-value="Torneo dell’Estate 2021 - Tabellone 1° Classificato" calcext:value-type="string" table:number-columns-spanned="18" table:number-rows-spanned="2">
            <text:p>Torneo dell’Estate 2021 - Tabellone 1° Classificato</text:p>
          </table:table-cell>
          <table:covered-table-cell table:number-columns-repeated="10" table:style-name="ce766"/>
          <table:covered-table-cell table:number-columns-repeated="7" table:style-name="ce828"/>
          <table:table-cell table:style-name="ce496" table:number-columns-repeated="13"/>
          <table:table-cell table:style-name="ce626" table:number-columns-repeated="61"/>
        </table:table-row>
        <table:table-row table:style-name="ro4">
          <table:table-cell table:style-name="ce202"/>
          <table:covered-table-cell table:number-columns-repeated="8" table:style-name="ce316"/>
          <table:table-cell table:style-name="ce316" table:number-columns-repeated="11"/>
          <table:table-cell table:style-name="ce623"/>
          <table:covered-table-cell table:number-columns-repeated="11" table:style-name="ce766"/>
          <table:covered-table-cell table:number-columns-repeated="7" table:style-name="ce828"/>
          <table:table-cell table:style-name="ce496" table:number-columns-repeated="13"/>
          <table:table-cell table:style-name="ce626" table:number-columns-repeated="49"/>
          <table:table-cell table:style-name="ce496" table:number-columns-repeated="10"/>
          <table:table-cell table:style-name="ce626" table:number-columns-repeated="2"/>
        </table:table-row>
        <table:table-row table:style-name="ro5">
          <table:table-cell table:style-name="ce202"/>
          <table:table-cell table:style-name="ce317" office:value-type="string" calcext:value-type="string" table:number-columns-spanned="7" table:number-rows-spanned="1">
            <text:p>Fase a Gironi</text:p>
          </table:table-cell>
          <table:covered-table-cell table:number-columns-repeated="5" table:style-name="ce173"/>
          <table:covered-table-cell table:style-name="ce317"/>
          <table:table-cell table:style-name="ce317"/>
          <table:table-cell table:style-name="ce496"/>
          <table:table-cell table:style-name="ce499" office:value-type="string" calcext:value-type="string" table:number-columns-spanned="10" table:number-rows-spanned="1">
            <text:p>Classifiche</text:p>
          </table:table-cell>
          <table:covered-table-cell table:number-columns-repeated="8" table:style-name="ce529"/>
          <table:covered-table-cell table:style-name="ce619"/>
          <table:table-cell table:style-name="ce624"/>
          <table:table-cell table:style-name="ce628" office:value-type="string" calcext:value-type="string" table:number-columns-spanned="3" table:number-rows-spanned="2">
            <text:p>Ottavi di finale</text:p>
          </table:table-cell>
          <table:covered-table-cell table:style-name="ce634"/>
          <table:covered-table-cell table:style-name="ce650"/>
          <table:table-cell table:style-name="ce496"/>
          <table:table-cell table:style-name="ce663"/>
          <table:table-cell table:style-name="ce628" office:value-type="string" calcext:value-type="string" table:number-columns-spanned="3" table:number-rows-spanned="2">
            <text:p>Quarti di finale</text:p>
          </table:table-cell>
          <table:covered-table-cell table:style-name="ce634"/>
          <table:covered-table-cell table:style-name="ce650"/>
          <table:table-cell table:style-name="ce663" table:number-columns-repeated="2"/>
          <table:table-cell table:style-name="ce628" office:value-type="string" calcext:value-type="string" table:number-columns-spanned="3" table:number-rows-spanned="2">
            <text:p>Semifinali</text:p>
          </table:table-cell>
          <table:covered-table-cell table:style-name="ce634"/>
          <table:covered-table-cell table:style-name="ce650"/>
          <table:table-cell table:style-name="ce626" table:number-columns-repeated="2"/>
          <table:table-cell table:style-name="ce628" office:value-type="string" calcext:value-type="string" table:number-columns-spanned="3" table:number-rows-spanned="2">
            <text:p>Finale</text:p>
          </table:table-cell>
          <table:covered-table-cell table:style-name="ce634"/>
          <table:covered-table-cell table:style-name="ce650"/>
          <table:table-cell table:style-name="ce496" table:number-columns-repeated="13"/>
          <table:table-cell table:style-name="ce626" table:number-columns-repeated="61"/>
        </table:table-row>
        <table:table-row table:style-name="ro6">
          <table:table-cell table:style-name="ce440" office:value-type="string" calcext:value-type="string">
            <text:p>N.</text:p>
          </table:table-cell>
          <table:table-cell table:style-name="ce440" office:value-type="string" calcext:value-type="string">
            <text:p>Data</text:p>
          </table:table-cell>
          <table:table-cell table:style-name="ce440" office:value-type="string" calcext:value-type="string">
            <text:p>Ora</text:p>
          </table:table-cell>
          <table:table-cell table:style-name="ce440" office:value-type="string" calcext:value-type="string">
            <text:p>Squadra A</text:p>
          </table:table-cell>
          <table:table-cell table:style-name="ce428" office:value-type="string" calcext:value-type="string" table:number-columns-spanned="2" table:number-rows-spanned="1">
            <text:p>Risult.</text:p>
          </table:table-cell>
          <table:covered-table-cell table:style-name="ce437"/>
          <table:table-cell table:style-name="ce440" office:value-type="string" calcext:value-type="string">
            <text:p>Squadra B</text:p>
          </table:table-cell>
          <table:table-cell table:style-name="ce440" office:value-type="string" calcext:value-type="string">
            <text:p>Gp</text:p>
          </table:table-cell>
          <table:table-cell table:style-name="ce440" office:value-type="string" calcext:value-type="string">
            <text:p>Campo</text:p>
          </table:table-cell>
          <table:table-cell table:style-name="ce496"/>
          <table:table-cell table:style-name="ce500" office:value-type="string" calcext:value-type="string">
            <text:p>Gruppo A</text:p>
          </table:table-cell>
          <table:table-cell table:style-name="ce530" office:value-type="string" calcext:value-type="string">
            <text:p>G</text:p>
          </table:table-cell>
          <table:table-cell table:style-name="ce530" office:value-type="string" calcext:value-type="string">
            <text:p>V</text:p>
          </table:table-cell>
          <table:table-cell table:style-name="ce530" office:value-type="string" calcext:value-type="string">
            <text:p>P</text:p>
          </table:table-cell>
          <table:table-cell table:style-name="ce530" office:value-type="string" calcext:value-type="string">
            <text:p>F</text:p>
          </table:table-cell>
          <table:table-cell table:style-name="ce530" office:value-type="string" calcext:value-type="string">
            <text:p>PC</text:p>
          </table:table-cell>
          <table:table-cell table:style-name="ce530" office:value-type="string" calcext:value-type="string">
            <text:p>PGF</text:p>
          </table:table-cell>
          <table:table-cell table:style-name="ce530" office:value-type="string" calcext:value-type="string">
            <text:p>PGS</text:p>
          </table:table-cell>
          <table:table-cell table:style-name="ce530" office:value-type="string" calcext:value-type="string">
            <text:p>DPG</text:p>
          </table:table-cell>
          <table:table-cell table:style-name="ce620"/>
          <table:table-cell table:style-name="ce625"/>
          <table:covered-table-cell table:style-name="ce629"/>
          <table:covered-table-cell table:style-name="ce635"/>
          <table:covered-table-cell table:style-name="ce651"/>
          <table:table-cell table:style-name="ce496"/>
          <table:table-cell table:style-name="ce663"/>
          <table:covered-table-cell table:style-name="ce629"/>
          <table:covered-table-cell table:style-name="ce635"/>
          <table:covered-table-cell table:style-name="ce651"/>
          <table:table-cell table:style-name="ce663" table:number-columns-repeated="2"/>
          <table:covered-table-cell table:style-name="ce629"/>
          <table:covered-table-cell table:style-name="ce635"/>
          <table:covered-table-cell table:style-name="ce651"/>
          <table:table-cell table:style-name="ce626" table:number-columns-repeated="2"/>
          <table:covered-table-cell table:style-name="ce629"/>
          <table:covered-table-cell table:style-name="ce635"/>
          <table:covered-table-cell table:style-name="ce651"/>
          <table:table-cell table:style-name="ce496" table:number-columns-repeated="13"/>
          <table:table-cell table:style-name="ce626" table:number-columns-repeated="49"/>
          <table:table-cell table:style-name="ce701" office:value-type="string" calcext:value-type="string">
            <text:p>Gruppo A</text:p>
          </table:table-cell>
          <table:table-cell table:style-name="ce701" office:value-type="string" calcext:value-type="string">
            <text:p>G</text:p>
          </table:table-cell>
          <table:table-cell table:style-name="ce701" office:value-type="string" calcext:value-type="string">
            <text:p>V</text:p>
          </table:table-cell>
          <table:table-cell table:style-name="ce701" office:value-type="string" calcext:value-type="string">
            <text:p>N</text:p>
          </table:table-cell>
          <table:table-cell table:style-name="ce701" office:value-type="string" calcext:value-type="string">
            <text:p>P</text:p>
          </table:table-cell>
          <table:table-cell table:style-name="ce701" office:value-type="string" calcext:value-type="string">
            <text:p>GF</text:p>
          </table:table-cell>
          <table:table-cell table:style-name="ce701" office:value-type="string" calcext:value-type="string">
            <text:p>GS</text:p>
          </table:table-cell>
          <table:table-cell table:style-name="ce701" office:value-type="string" calcext:value-type="string">
            <text:p>DR</text:p>
          </table:table-cell>
          <table:table-cell table:style-name="ce701" office:value-type="string" calcext:value-type="string">
            <text:p>P.ti</text:p>
          </table:table-cell>
          <table:table-cell table:style-name="ce701"/>
          <table:table-cell table:style-name="ce701" office:value-type="string" calcext:value-type="string">
            <text:p>Rank</text:p>
          </table:table-cell>
          <table:table-cell table:style-name="ce626"/>
        </table:table-row>
        <table:table-row table:style-name="ro6">
          <table:table-cell table:style-name="ce178" office:value-type="float" office:value="1" calcext:value-type="float">
            <text:p>1</text:p>
          </table:table-cell>
          <table:table-cell table:style-name="ce210" office:value-type="date" office:date-value="2021-06-07" calcext:value-type="date">
            <text:p>lun 7 giu</text:p>
          </table:table-cell>
          <table:table-cell table:style-name="ce214" office:value-type="time" office:time-value="PT16H00M00S" calcext:value-type="time">
            <text:p>16:00</text:p>
          </table:table-cell>
          <table:table-cell table:style-name="ce178" table:formula="of:=IF([.$A5]=&quot;&quot;;&quot;&quot;;VLOOKUP([.$A5];PARTITE_GIRONI;4;0))" office:value-type="string" office:string-value="Leoni (1)" calcext:value-type="string">
            <text:p>Leoni (1)</text:p>
          </table:table-cell>
          <table:table-cell table:style-name="ce231" table:number-columns-repeated="2"/>
          <table:table-cell table:style-name="ce178" table:formula="of:=IF([.$A5]=&quot;&quot;;&quot;&quot;;VLOOKUP([.$A5];PARTITE_GIRONI;6;0))" office:value-type="string" office:string-value="Pantere (2)" calcext:value-type="string">
            <text:p>Pantere (2)</text:p>
          </table:table-cell>
          <table:table-cell table:style-name="ce178" table:formula="of:=IF([.$A5]=&quot;&quot;;&quot;&quot;;VLOOKUP([.$A5];PARTITE_GIRONI;2;0))" office:value-type="string" office:string-value="A" calcext:value-type="string">
            <text:p>A</text:p>
          </table:table-cell>
          <table:table-cell table:style-name="ce491" table:formula="of:=IF([.$A5]=&quot;&quot;;&quot;&quot;;VLOOKUP([.$A5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01" table:formula="of:=VLOOKUP(ROW()-4;CLASSIFICA_GIRONE_A;4;0)" office:value-type="string" office:string-value="Leoni (1)" calcext:value-type="string">
            <text:p>Leoni (1)</text:p>
          </table:table-cell>
          <table:table-cell table:style-name="ce531" table:formula="of:=VLOOKUP(ROW()-4;CLASSIFICA_GIRONE_A;5;0)" office:value-type="float" office:value="3" calcext:value-type="float">
            <text:p>3</text:p>
          </table:table-cell>
          <table:table-cell table:style-name="ce531" table:formula="of:=VLOOKUP(ROW()-4;CLASSIFICA_GIRONE_A;6;0)" office:value-type="float" office:value="2" calcext:value-type="float">
            <text:p>2</text:p>
          </table:table-cell>
          <table:table-cell table:style-name="ce531" table:formula="of:=VLOOKUP(ROW()-4;CLASSIFICA_GIRONE_A;7;0)" office:value-type="float" office:value="1" calcext:value-type="float">
            <text:p>1</text:p>
          </table:table-cell>
          <table:table-cell table:style-name="ce531" table:formula="of:=VLOOKUP(ROW()-4;CLASSIFICA_GIRONE_A;8;0)" office:value-type="float" office:value="0" calcext:value-type="float">
            <text:p>0</text:p>
          </table:table-cell>
          <table:table-cell table:style-name="ce531" table:formula="of:=VLOOKUP(ROW()-4;CLASSIFICA_GIRONE_A;9;0)" office:value-type="float" office:value="5" calcext:value-type="float">
            <text:p>5</text:p>
          </table:table-cell>
          <table:table-cell table:style-name="ce531" table:formula="of:=VLOOKUP(ROW()-4;CLASSIFICA_GIRONE_A;10;0)" office:value-type="float" office:value="187" calcext:value-type="float">
            <text:p>187</text:p>
          </table:table-cell>
          <table:table-cell table:style-name="ce531" table:formula="of:=VLOOKUP(ROW()-4;CLASSIFICA_GIRONE_A;11;0)" office:value-type="float" office:value="153" calcext:value-type="float">
            <text:p>153</text:p>
          </table:table-cell>
          <table:table-cell table:style-name="ce594" table:formula="of:=VLOOKUP(ROW()-4;CLASSIFICA_GIRONE_A;12;0)" office:value-type="float" office:value="34" calcext:value-type="float">
            <text:p>+34</text:p>
          </table:table-cell>
          <table:table-cell table:style-name="ce621"/>
          <table:table-cell table:style-name="ce625"/>
          <table:table-cell table:style-name="ce630"/>
          <table:table-cell table:style-name="ce776"/>
          <table:table-cell table:style-name="ce626"/>
          <table:table-cell table:style-name="ce49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Franc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 office:value-type="float" office:value="70307" calcext:value-type="float">
            <text:p>70307</text:p>
          </table:table-cell>
          <table:table-cell table:style-name="ce626" office:value-type="float" office:value="1" calcext:value-type="float">
            <text:p>1</text:p>
          </table:table-cell>
        </table:table-row>
        <table:table-row table:style-name="ro6">
          <table:table-cell table:style-name="ce179" office:value-type="float" office:value="6" calcext:value-type="float">
            <text:p>6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6]=&quot;&quot;;&quot;&quot;;VLOOKUP([.$A6];PARTITE_GIRONI;4;0))" office:value-type="string" office:string-value="Tigri (3)" calcext:value-type="string">
            <text:p>Tigri (3)</text:p>
          </table:table-cell>
          <table:table-cell table:style-name="ce232"/>
          <table:table-cell table:style-name="ce235"/>
          <table:table-cell table:style-name="ce188" table:formula="of:=IF([.$A6]=&quot;&quot;;&quot;&quot;;VLOOKUP([.$A6];PARTITE_GIRONI;6;0))" office:value-type="string" office:string-value="Ghepardi (4)" calcext:value-type="string">
            <text:p>Ghepardi (4)</text:p>
          </table:table-cell>
          <table:table-cell table:style-name="ce492" table:formula="of:=IF([.$A6]=&quot;&quot;;&quot;&quot;;VLOOKUP([.$A6];PARTITE_GIRONI;2;0))" office:value-type="string" office:string-value="A" calcext:value-type="string">
            <text:p>A</text:p>
          </table:table-cell>
          <table:table-cell table:style-name="ce492" table:formula="of:=IF([.$A6]=&quot;&quot;;&quot;&quot;;VLOOKUP([.$A6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02" table:formula="of:=VLOOKUP(ROW()-4;CLASSIFICA_GIRONE_A;4;0)" office:value-type="string" office:string-value="Pantere (2)" calcext:value-type="string">
            <text:p>Pantere (2)</text:p>
          </table:table-cell>
          <table:table-cell table:style-name="ce532" table:formula="of:=VLOOKUP(ROW()-4;CLASSIFICA_GIRONE_A;5;0)" office:value-type="float" office:value="3" calcext:value-type="float">
            <text:p>3</text:p>
          </table:table-cell>
          <table:table-cell table:style-name="ce564" table:formula="of:=VLOOKUP(ROW()-4;CLASSIFICA_GIRONE_A;6;0)" office:value-type="float" office:value="2" calcext:value-type="float">
            <text:p>2</text:p>
          </table:table-cell>
          <table:table-cell table:style-name="ce564" table:formula="of:=VLOOKUP(ROW()-4;CLASSIFICA_GIRONE_A;7;0)" office:value-type="float" office:value="1" calcext:value-type="float">
            <text:p>1</text:p>
          </table:table-cell>
          <table:table-cell table:style-name="ce564" table:formula="of:=VLOOKUP(ROW()-4;CLASSIFICA_GIRONE_A;8;0)" office:value-type="float" office:value="0" calcext:value-type="float">
            <text:p>0</text:p>
          </table:table-cell>
          <table:table-cell table:style-name="ce564" table:formula="of:=VLOOKUP(ROW()-4;CLASSIFICA_GIRONE_A;9;0)" office:value-type="float" office:value="5" calcext:value-type="float">
            <text:p>5</text:p>
          </table:table-cell>
          <table:table-cell table:style-name="ce564" table:formula="of:=VLOOKUP(ROW()-4;CLASSIFICA_GIRONE_A;10;0)" office:value-type="float" office:value="199" calcext:value-type="float">
            <text:p>199</text:p>
          </table:table-cell>
          <table:table-cell table:style-name="ce564" table:formula="of:=VLOOKUP(ROW()-4;CLASSIFICA_GIRONE_A;11;0)" office:value-type="float" office:value="123" calcext:value-type="float">
            <text:p>123</text:p>
          </table:table-cell>
          <table:table-cell table:style-name="ce595" table:formula="of:=VLOOKUP(ROW()-4;CLASSIFICA_GIRONE_A;12;0)" office:value-type="float" office:value="76" calcext:value-type="float">
            <text:p>+76</text:p>
          </table:table-cell>
          <table:table-cell table:style-name="ce621"/>
          <table:table-cell table:style-name="ce625"/>
          <table:table-cell table:style-name="ce328" office:value-type="string" calcext:value-type="string" table:number-columns-spanned="3" table:number-rows-spanned="1">
            <text:p>gio 10 giu h. 9:00</text:p>
          </table:table-cell>
          <table:covered-table-cell table:style-name="ce776"/>
          <table:covered-table-cell table:style-name="ce426"/>
          <table:table-cell table:style-name="ce626"/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lb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 office:value-type="float" office:value="29799" calcext:value-type="float">
            <text:p>29799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179" office:value-type="float" office:value="7" calcext:value-type="float">
            <text:p>7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7]=&quot;&quot;;&quot;&quot;;VLOOKUP([.$A7];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7]=&quot;&quot;;&quot;&quot;;VLOOKUP([.$A7];PARTITE_GIRONI;6;0))" office:value-type="string" office:string-value="Puma (6)" calcext:value-type="string">
            <text:p>Puma (6)</text:p>
          </table:table-cell>
          <table:table-cell table:style-name="ce492" table:formula="of:=IF([.$A7]=&quot;&quot;;&quot;&quot;;VLOOKUP([.$A7];PARTITE_GIRONI;2;0))" office:value-type="string" office:string-value="B" calcext:value-type="string">
            <text:p>B</text:p>
          </table:table-cell>
          <table:table-cell table:style-name="ce492" table:formula="of:=IF([.$A7]=&quot;&quot;;&quot;&quot;;VLOOKUP([.$A7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03" table:formula="of:=VLOOKUP(ROW()-4;CLASSIFICA_GIRONE_A;4;0)" office:value-type="string" office:string-value="Tigri (3)" calcext:value-type="string">
            <text:p>Tigri (3)</text:p>
          </table:table-cell>
          <table:table-cell table:style-name="ce533" table:formula="of:=VLOOKUP(ROW()-4;CLASSIFICA_GIRONE_A;5;0)" office:value-type="float" office:value="3" calcext:value-type="float">
            <text:p>3</text:p>
          </table:table-cell>
          <table:table-cell table:style-name="ce565" table:formula="of:=VLOOKUP(ROW()-4;CLASSIFICA_GIRONE_A;6;0)" office:value-type="float" office:value="1" calcext:value-type="float">
            <text:p>1</text:p>
          </table:table-cell>
          <table:table-cell table:style-name="ce584" table:formula="of:=VLOOKUP(ROW()-4;CLASSIFICA_GIRONE_A;7;0)" office:value-type="float" office:value="2" calcext:value-type="float">
            <text:p>2</text:p>
          </table:table-cell>
          <table:table-cell table:style-name="ce589" table:formula="of:=VLOOKUP(ROW()-4;CLASSIFICA_GIRONE_A;8;0)" office:value-type="float" office:value="0" calcext:value-type="float">
            <text:p>0</text:p>
          </table:table-cell>
          <table:table-cell table:style-name="ce589" table:formula="of:=VLOOKUP(ROW()-4;CLASSIFICA_GIRONE_A;9;0)" office:value-type="float" office:value="4" calcext:value-type="float">
            <text:p>4</text:p>
          </table:table-cell>
          <table:table-cell table:style-name="ce589" table:formula="of:=VLOOKUP(ROW()-4;CLASSIFICA_GIRONE_A;10;0)" office:value-type="float" office:value="131" calcext:value-type="float">
            <text:p>131</text:p>
          </table:table-cell>
          <table:table-cell table:style-name="ce589" table:formula="of:=VLOOKUP(ROW()-4;CLASSIFICA_GIRONE_A;11;0)" office:value-type="float" office:value="231" calcext:value-type="float">
            <text:p>231</text:p>
          </table:table-cell>
          <table:table-cell table:style-name="ce596" table:formula="of:=VLOOKUP(ROW()-4;CLASSIFICA_GIRONE_A;12;0)" office:value-type="float" office:value="-100" calcext:value-type="float">
            <text:p>-100</text:p>
          </table:table-cell>
          <table:table-cell table:style-name="ce621"/>
          <table:table-cell table:style-name="ce625"/>
          <table:table-cell table:style-name="ce632" office:value-type="float" office:value="49" calcext:value-type="float" table:number-columns-spanned="1" table:number-rows-spanned="2">
            <text:p>49</text:p>
          </table:table-cell>
          <table:table-cell table:style-name="ce636" table:formula="of:=[.K5]" office:value-type="string" office:string-value="Leoni (1)" calcext:value-type="string">
            <text:p>Leoni (1)</text:p>
          </table:table-cell>
          <table:table-cell table:style-name="ce482"/>
          <table:table-cell table:style-name="ce658" office:value-type="string" calcext:value-type="string">
            <text:p>1A</text:p>
          </table:table-cell>
          <table:table-cell table:style-name="ce663"/>
          <table:table-cell table:style-name="ce626" table:number-columns-repeated="4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09" office:value-type="float" office:value="1" calcext:value-type="float">
            <text:p>1</text:p>
          </table:table-cell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715" office:value-type="float" office:value="50103" calcext:value-type="float">
            <text:p>50103</text:p>
          </table:table-cell>
          <table:table-cell table:style-name="ce626" office:value-type="float" office:value="2" calcext:value-type="float">
            <text:p>2</text:p>
          </table:table-cell>
        </table:table-row>
        <table:table-row table:style-name="ro6">
          <table:table-cell table:style-name="ce179" office:value-type="float" office:value="12" calcext:value-type="float">
            <text:p>12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8]=&quot;&quot;;&quot;&quot;;VLOOKUP([.$A8];PARTITE_GIRONI;4;0))" office:value-type="string" office:string-value="Linci (7)" calcext:value-type="string">
            <text:p>Linci (7)</text:p>
          </table:table-cell>
          <table:table-cell table:style-name="ce232"/>
          <table:table-cell table:style-name="ce235"/>
          <table:table-cell table:style-name="ce188" table:formula="of:=IF([.$A8]=&quot;&quot;;&quot;&quot;;VLOOKUP([.$A8];PARTITE_GIRONI;6;0))" office:value-type="string" office:string-value="Serval (8)" calcext:value-type="string">
            <text:p>Serval (8)</text:p>
          </table:table-cell>
          <table:table-cell table:style-name="ce492" table:formula="of:=IF([.$A8]=&quot;&quot;;&quot;&quot;;VLOOKUP([.$A8];PARTITE_GIRONI;2;0))" office:value-type="string" office:string-value="B" calcext:value-type="string">
            <text:p>B</text:p>
          </table:table-cell>
          <table:table-cell table:style-name="ce492" table:formula="of:=IF([.$A8]=&quot;&quot;;&quot;&quot;;VLOOKUP([.$A8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03" table:formula="of:=VLOOKUP(ROW()-4;CLASSIFICA_GIRONE_A;4;0)" office:value-type="string" office:string-value="Ghepardi (4)" calcext:value-type="string">
            <text:p>Ghepardi (4)</text:p>
          </table:table-cell>
          <table:table-cell table:style-name="ce534" table:formula="of:=VLOOKUP(ROW()-4;CLASSIFICA_GIRONE_A;5;0)" office:value-type="float" office:value="3" calcext:value-type="float">
            <text:p>3</text:p>
          </table:table-cell>
          <table:table-cell table:style-name="ce566" table:formula="of:=VLOOKUP(ROW()-4;CLASSIFICA_GIRONE_A;6;0)" office:value-type="float" office:value="1" calcext:value-type="float">
            <text:p>1</text:p>
          </table:table-cell>
          <table:table-cell table:style-name="ce584" table:formula="of:=VLOOKUP(ROW()-4;CLASSIFICA_GIRONE_A;7;0)" office:value-type="float" office:value="2" calcext:value-type="float">
            <text:p>2</text:p>
          </table:table-cell>
          <table:table-cell table:style-name="ce589" table:formula="of:=VLOOKUP(ROW()-4;CLASSIFICA_GIRONE_A;8;0)" office:value-type="float" office:value="0" calcext:value-type="float">
            <text:p>0</text:p>
          </table:table-cell>
          <table:table-cell table:style-name="ce589" table:formula="of:=VLOOKUP(ROW()-4;CLASSIFICA_GIRONE_A;9;0)" office:value-type="float" office:value="4" calcext:value-type="float">
            <text:p>4</text:p>
          </table:table-cell>
          <table:table-cell table:style-name="ce589" table:formula="of:=VLOOKUP(ROW()-4;CLASSIFICA_GIRONE_A;10;0)" office:value-type="float" office:value="151" calcext:value-type="float">
            <text:p>151</text:p>
          </table:table-cell>
          <table:table-cell table:style-name="ce589" table:formula="of:=VLOOKUP(ROW()-4;CLASSIFICA_GIRONE_A;11;0)" office:value-type="float" office:value="161" calcext:value-type="float">
            <text:p>161</text:p>
          </table:table-cell>
          <table:table-cell table:style-name="ce596" table:formula="of:=VLOOKUP(ROW()-4;CLASSIFICA_GIRONE_A;12;0)" office:value-type="float" office:value="-10" calcext:value-type="float">
            <text:p>-10</text:p>
          </table:table-cell>
          <table:table-cell table:style-name="ce621"/>
          <table:table-cell table:style-name="ce625"/>
          <table:covered-table-cell table:style-name="ce448"/>
          <table:table-cell table:style-name="ce637" table:formula="of:=[.K16]" office:value-type="string" office:string-value="Ippopotami (11)" calcext:value-type="string">
            <text:p>Ippopotami (11)</text:p>
          </table:table-cell>
          <table:table-cell table:style-name="ce483"/>
          <table:table-cell table:style-name="ce659" office:value-type="string" calcext:value-type="string">
            <text:p>2C</text:p>
          </table:table-cell>
          <table:table-cell table:style-name="ce663"/>
          <table:table-cell table:style-name="ce631" office:value-type="string" calcext:value-type="string">
            <text:p>30 Giu <text:s/>h. 21</text:p>
          </table:table-cell>
          <table:table-cell table:style-name="ce626"/>
          <table:table-cell table:style-name="ce652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o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-2" calcext:value-type="float">
            <text:p>-2</text:p>
          </table:table-cell>
          <table:table-cell table:style-name="ce709" office:value-type="float" office:value="0.9998" calcext:value-type="float">
            <text:p>0,9998</text:p>
          </table:table-cell>
          <table:table-cell table:style-name="ce709"/>
          <table:table-cell table:style-name="ce715" office:value-type="float" office:value="9800" calcext:value-type="float">
            <text:p>9800</text:p>
          </table:table-cell>
          <table:table-cell table:style-name="ce626" office:value-type="float" office:value="3" calcext:value-type="float">
            <text:p>3</text:p>
          </table:table-cell>
        </table:table-row>
        <table:table-row table:style-name="ro6">
          <table:table-cell table:style-name="ce179" office:value-type="float" office:value="13" calcext:value-type="float">
            <text:p>13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9]=&quot;&quot;;&quot;&quot;;VLOOKUP([.$A9];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9]=&quot;&quot;;&quot;&quot;;VLOOKUP([.$A9];PARTITE_GIRONI;6;0))" office:value-type="string" office:string-value="Giraffe (10)" calcext:value-type="string">
            <text:p>Giraffe (10)</text:p>
          </table:table-cell>
          <table:table-cell table:style-name="ce492" table:formula="of:=IF([.$A9]=&quot;&quot;;&quot;&quot;;VLOOKUP([.$A9];PARTITE_GIRONI;2;0))" office:value-type="string" office:string-value="C" calcext:value-type="string">
            <text:p>C</text:p>
          </table:table-cell>
          <table:table-cell table:style-name="ce492" table:formula="of:=IF([.$A9]=&quot;&quot;;&quot;&quot;;VLOOKUP([.$A9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04" office:value-type="string" calcext:value-type="string">
            <text:p>Gruppo B</text:p>
          </table:table-cell>
          <table:table-cell table:style-name="ce535" office:value-type="string" calcext:value-type="string">
            <text:p>G</text:p>
          </table:table-cell>
          <table:table-cell table:style-name="ce535" office:value-type="string" calcext:value-type="string">
            <text:p>V</text:p>
          </table:table-cell>
          <table:table-cell table:style-name="ce535" office:value-type="string" calcext:value-type="string">
            <text:p>P</text:p>
          </table:table-cell>
          <table:table-cell table:style-name="ce535" office:value-type="string" calcext:value-type="string">
            <text:p>F</text:p>
          </table:table-cell>
          <table:table-cell table:style-name="ce535" office:value-type="string" calcext:value-type="string">
            <text:p>PC</text:p>
          </table:table-cell>
          <table:table-cell table:style-name="ce535" office:value-type="string" calcext:value-type="string">
            <text:p>PGF</text:p>
          </table:table-cell>
          <table:table-cell table:style-name="ce535" office:value-type="string" calcext:value-type="string">
            <text:p>PGS</text:p>
          </table:table-cell>
          <table:table-cell table:style-name="ce53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776"/>
          <table:table-cell table:style-name="ce655"/>
          <table:table-cell table:style-name="ce660"/>
          <table:table-cell table:style-name="ce626"/>
          <table:table-cell table:style-name="ce665" table:formula="of:=[.V35]+1" office:value-type="float" office:value="57" calcext:value-type="float" table:number-columns-spanned="1" table:number-rows-spanned="2">
            <text:p>57</text:p>
          </table:table-cell>
          <table:table-cell table:style-name="ce667" table:formula="of:=IF([.X7]&amp;[.X8]=&quot;&quot;;&quot;Vincente &quot;&amp;[.V7];IF([.X7]&gt;[.X8];[.W7];[.W8]))" office:value-type="string" office:string-value="Vincente 49" calcext:value-type="string">
            <text:p>Vincente 49</text:p>
          </table:table-cell>
          <table:table-cell table:style-name="ce679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3" office:value-type="string" calcext:value-type="string">
            <text:p>Gruppo B</text:p>
          </table:table-cell>
          <table:table-cell table:style-name="ce703" office:value-type="string" calcext:value-type="string">
            <text:p>G</text:p>
          </table:table-cell>
          <table:table-cell table:style-name="ce703" office:value-type="string" calcext:value-type="string">
            <text:p>V</text:p>
          </table:table-cell>
          <table:table-cell table:style-name="ce703" office:value-type="string" calcext:value-type="string">
            <text:p>N</text:p>
          </table:table-cell>
          <table:table-cell table:style-name="ce703" office:value-type="string" calcext:value-type="string">
            <text:p>P</text:p>
          </table:table-cell>
          <table:table-cell table:style-name="ce703" office:value-type="string" calcext:value-type="string">
            <text:p>GF</text:p>
          </table:table-cell>
          <table:table-cell table:style-name="ce703" office:value-type="string" calcext:value-type="string">
            <text:p>GS</text:p>
          </table:table-cell>
          <table:table-cell table:style-name="ce703"/>
          <table:table-cell table:style-name="ce703" office:value-type="string" calcext:value-type="string">
            <text:p>P.ti</text:p>
          </table:table-cell>
          <table:table-cell table:style-name="ce70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8" calcext:value-type="float">
            <text:p>18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10]=&quot;&quot;;&quot;&quot;;VLOOKUP([.$A10];PARTITE_GIRONI;4;0))" office:value-type="string" office:string-value="Ippopotami (11)" calcext:value-type="string">
            <text:p>Ippopotami (11)</text:p>
          </table:table-cell>
          <table:table-cell table:style-name="ce232"/>
          <table:table-cell table:style-name="ce235"/>
          <table:table-cell table:style-name="ce188" table:formula="of:=IF([.$A10]=&quot;&quot;;&quot;&quot;;VLOOKUP([.$A10];PARTITE_GIRONI;6;0))" office:value-type="string" office:string-value="Iguane (12)" calcext:value-type="string">
            <text:p>Iguane (12)</text:p>
          </table:table-cell>
          <table:table-cell table:style-name="ce492" table:formula="of:=IF([.$A10]=&quot;&quot;;&quot;&quot;;VLOOKUP([.$A10];PARTITE_GIRONI;2;0))" office:value-type="string" office:string-value="C" calcext:value-type="string">
            <text:p>C</text:p>
          </table:table-cell>
          <table:table-cell table:style-name="ce492" table:formula="of:=IF([.$A10]=&quot;&quot;;&quot;&quot;;VLOOKUP([.$A10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05" table:formula="of:=VLOOKUP(ROW()-9;CLASSIFICA_GIRONE_B;4;0)" office:value-type="string" office:string-value="Linci (7)" calcext:value-type="string">
            <text:p>Linci (7)</text:p>
          </table:table-cell>
          <table:table-cell table:style-name="ce536" table:formula="of:=VLOOKUP(ROW()-9;CLASSIFICA_GIRONE_B;5;0)" office:value-type="float" office:value="3" calcext:value-type="float">
            <text:p>3</text:p>
          </table:table-cell>
          <table:table-cell table:style-name="ce536" table:formula="of:=VLOOKUP(ROW()-9;CLASSIFICA_GIRONE_B;6;0)" office:value-type="float" office:value="3" calcext:value-type="float">
            <text:p>3</text:p>
          </table:table-cell>
          <table:table-cell table:style-name="ce536" table:formula="of:=VLOOKUP(ROW()-9;CLASSIFICA_GIRONE_B;7;0)" office:value-type="float" office:value="0" calcext:value-type="float">
            <text:p>0</text:p>
          </table:table-cell>
          <table:table-cell table:style-name="ce536" table:formula="of:=VLOOKUP(ROW()-9;CLASSIFICA_GIRONE_B;8;0)" office:value-type="float" office:value="0" calcext:value-type="float">
            <text:p>0</text:p>
          </table:table-cell>
          <table:table-cell table:style-name="ce536" table:formula="of:=VLOOKUP(ROW()-9;CLASSIFICA_GIRONE_B;9;0)" office:value-type="float" office:value="6" calcext:value-type="float">
            <text:p>6</text:p>
          </table:table-cell>
          <table:table-cell table:style-name="ce536" table:formula="of:=VLOOKUP(ROW()-9;CLASSIFICA_GIRONE_B;10;0)" office:value-type="float" office:value="241" calcext:value-type="float">
            <text:p>241</text:p>
          </table:table-cell>
          <table:table-cell table:style-name="ce536" table:formula="of:=VLOOKUP(ROW()-9;CLASSIFICA_GIRONE_B;11;0)" office:value-type="float" office:value="181" calcext:value-type="float">
            <text:p>181</text:p>
          </table:table-cell>
          <table:table-cell table:style-name="ce597" table:formula="of:=VLOOKUP(ROW()-9;CLASSIFICA_GIRONE_B;12;0)" office:value-type="float" office:value="60" calcext:value-type="float">
            <text:p>+60</text:p>
          </table:table-cell>
          <table:table-cell table:style-name="ce621"/>
          <table:table-cell table:style-name="ce625"/>
          <table:table-cell table:style-name="ce328" office:value-type="string" calcext:value-type="string" table:number-columns-spanned="3" table:number-rows-spanned="1">
            <text:p>gio 10 giu h. 11:00</text:p>
          </table:table-cell>
          <table:covered-table-cell table:style-name="ce776"/>
          <table:covered-table-cell table:style-name="ce627"/>
          <table:table-cell table:style-name="ce660"/>
          <table:table-cell table:style-name="ce664"/>
          <table:covered-table-cell table:style-name="ce666"/>
          <table:table-cell table:style-name="ce668" table:formula="of:=IF([.X11]&amp;[.X12]=&quot;&quot;;&quot;Vincente &quot;&amp;[.V11];IF([.X11]&gt;[.X12];[.W11];[.W12]))" office:value-type="string" office:string-value="Vincente 50" calcext:value-type="string">
            <text:p>Vincente 50</text:p>
          </table:table-cell>
          <table:table-cell table:style-name="ce680"/>
          <table:table-cell table:style-name="ce681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nghilterr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 office:value-type="float" office:value="50104" calcext:value-type="float">
            <text:p>50104</text:p>
          </table:table-cell>
          <table:table-cell table:style-name="ce626"/>
        </table:table-row>
        <table:table-row table:style-name="ro6">
          <table:table-cell table:style-name="ce179" office:value-type="float" office:value="19" calcext:value-type="float">
            <text:p>19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6H00M00S" calcext:value-type="time">
            <text:p>16:00</text:p>
          </table:table-cell>
          <table:table-cell table:style-name="ce179" table:formula="of:=IF([.$A11]=&quot;&quot;;&quot;&quot;;VLOOKUP([.$A11];PARTITE_GIRONI;4;0))" office:value-type="string" office:string-value="Coccodrilli (13)" calcext:value-type="string">
            <text:p>Coccodrilli (13)</text:p>
          </table:table-cell>
          <table:table-cell table:style-name="ce232"/>
          <table:table-cell table:style-name="ce235"/>
          <table:table-cell table:style-name="ce188" table:formula="of:=IF([.$A11]=&quot;&quot;;&quot;&quot;;VLOOKUP([.$A11];PARTITE_GIRONI;6;0))" office:value-type="string" office:string-value="Pitoni (14)" calcext:value-type="string">
            <text:p>Pitoni (14)</text:p>
          </table:table-cell>
          <table:table-cell table:style-name="ce492" table:formula="of:=IF([.$A11]=&quot;&quot;;&quot;&quot;;VLOOKUP([.$A11];PARTITE_GIRONI;2;0))" office:value-type="string" office:string-value="D" calcext:value-type="string">
            <text:p>D</text:p>
          </table:table-cell>
          <table:table-cell table:style-name="ce492" table:formula="of:=IF([.$A11]=&quot;&quot;;&quot;&quot;;VLOOKUP([.$A11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06" table:formula="of:=VLOOKUP(ROW()-9;CLASSIFICA_GIRONE_B;4;0)" office:value-type="string" office:string-value="Serval (8)" calcext:value-type="string">
            <text:p>Serval (8)</text:p>
          </table:table-cell>
          <table:table-cell table:style-name="ce537" table:formula="of:=VLOOKUP(ROW()-9;CLASSIFICA_GIRONE_B;5;0)" office:value-type="float" office:value="3" calcext:value-type="float">
            <text:p>3</text:p>
          </table:table-cell>
          <table:table-cell table:style-name="ce567" table:formula="of:=VLOOKUP(ROW()-9;CLASSIFICA_GIRONE_B;6;0)" office:value-type="float" office:value="2" calcext:value-type="float">
            <text:p>2</text:p>
          </table:table-cell>
          <table:table-cell table:style-name="ce567" table:formula="of:=VLOOKUP(ROW()-9;CLASSIFICA_GIRONE_B;7;0)" office:value-type="float" office:value="1" calcext:value-type="float">
            <text:p>1</text:p>
          </table:table-cell>
          <table:table-cell table:style-name="ce567" table:formula="of:=VLOOKUP(ROW()-9;CLASSIFICA_GIRONE_B;8;0)" office:value-type="float" office:value="0" calcext:value-type="float">
            <text:p>0</text:p>
          </table:table-cell>
          <table:table-cell table:style-name="ce567" table:formula="of:=VLOOKUP(ROW()-9;CLASSIFICA_GIRONE_B;9;0)" office:value-type="float" office:value="5" calcext:value-type="float">
            <text:p>5</text:p>
          </table:table-cell>
          <table:table-cell table:style-name="ce567" table:formula="of:=VLOOKUP(ROW()-9;CLASSIFICA_GIRONE_B;10;0)" office:value-type="float" office:value="224" calcext:value-type="float">
            <text:p>224</text:p>
          </table:table-cell>
          <table:table-cell table:style-name="ce567" table:formula="of:=VLOOKUP(ROW()-9;CLASSIFICA_GIRONE_B;11;0)" office:value-type="float" office:value="209" calcext:value-type="float">
            <text:p>209</text:p>
          </table:table-cell>
          <table:table-cell table:style-name="ce598" table:formula="of:=VLOOKUP(ROW()-9;CLASSIFICA_GIRONE_B;12;0)" office:value-type="float" office:value="15" calcext:value-type="float">
            <text:p>+15</text:p>
          </table:table-cell>
          <table:table-cell table:style-name="ce621"/>
          <table:table-cell table:style-name="ce625"/>
          <table:table-cell table:style-name="ce632" table:formula="of:=[.V7]+1" office:value-type="float" office:value="50" calcext:value-type="float" table:number-columns-spanned="1" table:number-rows-spanned="2">
            <text:p>50</text:p>
          </table:table-cell>
          <table:table-cell table:style-name="ce638" table:formula="of:=[.K10]" office:value-type="string" office:string-value="Linci (7)" calcext:value-type="string">
            <text:p>Linci (7)</text:p>
          </table:table-cell>
          <table:table-cell table:style-name="ce482"/>
          <table:table-cell table:style-name="ce661" office:value-type="string" calcext:value-type="string">
            <text:p>1B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alles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6" calcext:value-type="float">
            <text:p>6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6.0003" calcext:value-type="float">
            <text:p>6,0003</text:p>
          </table:table-cell>
          <table:table-cell table:style-name="ce709"/>
          <table:table-cell table:style-name="ce715" office:value-type="float" office:value="60309" calcext:value-type="float">
            <text:p>60309</text:p>
          </table:table-cell>
          <table:table-cell table:style-name="ce626"/>
        </table:table-row>
        <table:table-row table:style-name="ro6">
          <table:table-cell table:style-name="ce179" office:value-type="float" office:value="24" calcext:value-type="float">
            <text:p>24</text:p>
          </table:table-cell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18H00M00S" calcext:value-type="time">
            <text:p>18:00</text:p>
          </table:table-cell>
          <table:table-cell table:style-name="ce179" table:formula="of:=IF([.$A12]=&quot;&quot;;&quot;&quot;;VLOOKUP([.$A12];PARTITE_GIRONI;4;0))" office:value-type="string" office:string-value="Aquile (15)" calcext:value-type="string">
            <text:p>Aquile (15)</text:p>
          </table:table-cell>
          <table:table-cell table:style-name="ce232"/>
          <table:table-cell table:style-name="ce235"/>
          <table:table-cell table:style-name="ce188" table:formula="of:=IF([.$A12]=&quot;&quot;;&quot;&quot;;VLOOKUP([.$A12];PARTITE_GIRONI;6;0))" office:value-type="string" office:string-value="Falchi (16)" calcext:value-type="string">
            <text:p>Falchi (16)</text:p>
          </table:table-cell>
          <table:table-cell table:style-name="ce492" table:formula="of:=IF([.$A12]=&quot;&quot;;&quot;&quot;;VLOOKUP([.$A12];PARTITE_GIRONI;2;0))" office:value-type="string" office:string-value="D" calcext:value-type="string">
            <text:p>D</text:p>
          </table:table-cell>
          <table:table-cell table:style-name="ce492" table:formula="of:=IF([.$A12]=&quot;&quot;;&quot;&quot;;VLOOKUP([.$A12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07" table:formula="of:=VLOOKUP(ROW()-9;CLASSIFICA_GIRONE_B;4;0)" office:value-type="string" office:string-value="Puma (6)" calcext:value-type="string">
            <text:p>Puma (6)</text:p>
          </table:table-cell>
          <table:table-cell table:style-name="ce538" table:formula="of:=VLOOKUP(ROW()-9;CLASSIFICA_GIRONE_B;5;0)" office:value-type="float" office:value="3" calcext:value-type="float">
            <text:p>3</text:p>
          </table:table-cell>
          <table:table-cell table:style-name="ce568" table:formula="of:=VLOOKUP(ROW()-9;CLASSIFICA_GIRONE_B;6;0)" office:value-type="float" office:value="1" calcext:value-type="float">
            <text:p>1</text:p>
          </table:table-cell>
          <table:table-cell table:style-name="ce585" table:formula="of:=VLOOKUP(ROW()-9;CLASSIFICA_GIRONE_B;7;0)" office:value-type="float" office:value="2" calcext:value-type="float">
            <text:p>2</text:p>
          </table:table-cell>
          <table:table-cell table:style-name="ce590" table:formula="of:=VLOOKUP(ROW()-9;CLASSIFICA_GIRONE_B;8;0)" office:value-type="float" office:value="0" calcext:value-type="float">
            <text:p>0</text:p>
          </table:table-cell>
          <table:table-cell table:style-name="ce590" table:formula="of:=VLOOKUP(ROW()-9;CLASSIFICA_GIRONE_B;9;0)" office:value-type="float" office:value="4" calcext:value-type="float">
            <text:p>4</text:p>
          </table:table-cell>
          <table:table-cell table:style-name="ce590" table:formula="of:=VLOOKUP(ROW()-9;CLASSIFICA_GIRONE_B;10;0)" office:value-type="float" office:value="184" calcext:value-type="float">
            <text:p>184</text:p>
          </table:table-cell>
          <table:table-cell table:style-name="ce590" table:formula="of:=VLOOKUP(ROW()-9;CLASSIFICA_GIRONE_B;11;0)" office:value-type="float" office:value="216" calcext:value-type="float">
            <text:p>216</text:p>
          </table:table-cell>
          <table:table-cell table:style-name="ce599" table:formula="of:=VLOOKUP(ROW()-9;CLASSIFICA_GIRONE_B;12;0)" office:value-type="float" office:value="-32" calcext:value-type="float">
            <text:p>-32</text:p>
          </table:table-cell>
          <table:table-cell table:style-name="ce621"/>
          <table:table-cell table:style-name="ce625"/>
          <table:covered-table-cell table:style-name="ce448"/>
          <table:table-cell table:style-name="ce639" table:formula="of:=[.K21]" office:value-type="string" office:string-value="Aquile (15)" calcext:value-type="string">
            <text:p>Aquile (15)</text:p>
          </table:table-cell>
          <table:table-cell table:style-name="ce483"/>
          <table:table-cell table:style-name="ce658" office:value-type="string" calcext:value-type="string">
            <text:p>2D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6 Lug <text:s/>h. 21</text:p>
          </table:table-cell>
          <table:table-cell table:style-name="ce626" table:number-columns-repeated="7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lovacchi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13" office:value-type="float" office:value="1" calcext:value-type="float">
            <text:p>1</text:p>
          </table:table-cell>
          <table:table-cell table:number-columns-repeated="2"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5" office:value-type="float" office:value="40003" calcext:value-type="float">
            <text:p>40003</text:p>
          </table:table-cell>
          <table:table-cell table:style-name="ce626"/>
        </table:table-row>
        <table:table-row table:style-name="ro6">
          <table:table-cell table:style-name="ce179"/>
          <table:table-cell table:style-name="ce211" office:value-type="date" office:date-value="2021-06-07" calcext:value-type="date">
            <text:p>lun 7 giu</text:p>
          </table:table-cell>
          <table:table-cell table:style-name="ce215" office:value-type="time" office:time-value="PT21H00M00S" calcext:value-type="time">
            <text:p>21:00</text:p>
          </table:table-cell>
          <table:table-cell table:style-name="ce179" table:formula="of:=IF([.$A13]=&quot;&quot;;&quot;&quot;;VLOOKUP([.$A13];PARTITE_GIRONI;4;0))">
            <text:p/>
          </table:table-cell>
          <table:table-cell table:style-name="ce232"/>
          <table:table-cell table:style-name="ce235"/>
          <table:table-cell table:style-name="ce188" table:formula="of:=IF([.$A13]=&quot;&quot;;&quot;&quot;;VLOOKUP([.$A13];PARTITE_GIRONI;6;0))">
            <text:p/>
          </table:table-cell>
          <table:table-cell table:style-name="ce492" table:formula="of:=IF([.$A13]=&quot;&quot;;&quot;&quot;;VLOOKUP([.$A13];PARTITE_GIRONI;2;0))">
            <text:p/>
          </table:table-cell>
          <table:table-cell table:style-name="ce492" table:formula="of:=IF([.$A13]=&quot;&quot;;&quot;&quot;;VLOOKUP([.$A13];PARTITE_GIRONI;11;0))">
            <text:p/>
          </table:table-cell>
          <table:table-cell table:style-name="ce496"/>
          <table:table-cell table:style-name="ce507" table:formula="of:=VLOOKUP(ROW()-9;CLASSIFICA_GIRONE_B;4;0)" office:value-type="string" office:string-value="Giaguari (5)" calcext:value-type="string">
            <text:p>Giaguari (5)</text:p>
          </table:table-cell>
          <table:table-cell table:style-name="ce539" table:formula="of:=VLOOKUP(ROW()-9;CLASSIFICA_GIRONE_B;5;0)" office:value-type="float" office:value="3" calcext:value-type="float">
            <text:p>3</text:p>
          </table:table-cell>
          <table:table-cell table:style-name="ce569" table:formula="of:=VLOOKUP(ROW()-9;CLASSIFICA_GIRONE_B;6;0)" office:value-type="float" office:value="0" calcext:value-type="float">
            <text:p>0</text:p>
          </table:table-cell>
          <table:table-cell table:style-name="ce585" table:formula="of:=VLOOKUP(ROW()-9;CLASSIFICA_GIRONE_B;7;0)" office:value-type="float" office:value="3" calcext:value-type="float">
            <text:p>3</text:p>
          </table:table-cell>
          <table:table-cell table:style-name="ce590" table:formula="of:=VLOOKUP(ROW()-9;CLASSIFICA_GIRONE_B;8;0)" office:value-type="float" office:value="0" calcext:value-type="float">
            <text:p>0</text:p>
          </table:table-cell>
          <table:table-cell table:style-name="ce590" table:formula="of:=VLOOKUP(ROW()-9;CLASSIFICA_GIRONE_B;9;0)" office:value-type="float" office:value="3" calcext:value-type="float">
            <text:p>3</text:p>
          </table:table-cell>
          <table:table-cell table:style-name="ce590" table:formula="of:=VLOOKUP(ROW()-9;CLASSIFICA_GIRONE_B;10;0)" office:value-type="float" office:value="174" calcext:value-type="float">
            <text:p>174</text:p>
          </table:table-cell>
          <table:table-cell table:style-name="ce590" table:formula="of:=VLOOKUP(ROW()-9;CLASSIFICA_GIRONE_B;11;0)" office:value-type="float" office:value="217" calcext:value-type="float">
            <text:p>217</text:p>
          </table:table-cell>
          <table:table-cell table:style-name="ce599" table:formula="of:=VLOOKUP(ROW()-9;CLASSIFICA_GIRONE_B;12;0)" office:value-type="float" office:value="-43" calcext:value-type="float">
            <text:p>-43</text:p>
          </table:table-cell>
          <table:table-cell table:style-name="ce621"/>
          <table:table-cell table:style-name="ce625"/>
          <table:table-cell table:style-name="ce630"/>
          <table:table-cell table:style-name="ce776"/>
          <table:table-cell table:style-name="ce655"/>
          <table:table-cell table:style-name="ce626" table:number-columns-repeated="4"/>
          <table:table-cell table:style-name="ce655"/>
          <table:table-cell table:style-name="ce660"/>
          <table:table-cell table:style-name="ce663"/>
          <table:table-cell table:style-name="ce684" table:formula="of:=[.AA33]+1" office:value-type="float" office:value="61" calcext:value-type="float" table:number-columns-spanned="1" table:number-rows-spanned="2">
            <text:p>61</text:p>
          </table:table-cell>
          <table:table-cell table:style-name="ce667" table:formula="of:=IF([.AC9]&amp;[.AC10]=&quot;&quot;;&quot;Vincente &quot;&amp;[.AA9];IF([.AC9]&gt;[.AC10];[.AB9];[.AB10]))" office:value-type="string" office:string-value="Vincente 57" calcext:value-type="string">
            <text:p>Vincente 57</text:p>
          </table:table-cell>
          <table:table-cell table:style-name="ce723"/>
          <table:table-cell table:style-name="ce626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uss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6" calcext:value-type="float">
            <text:p>6</text:p>
          </table:table-cell>
          <table:table-cell table:style-name="ce709"/>
          <table:table-cell table:style-name="ce709" office:value-type="float" office:value="0.9996" calcext:value-type="float">
            <text:p>0,9996</text:p>
          </table:table-cell>
          <table:table-cell table:style-name="ce709"/>
          <table:table-cell table:style-name="ce715" office:value-type="float" office:value="9598" calcext:value-type="float">
            <text:p>9598</text:p>
          </table:table-cell>
          <table:table-cell table:style-name="ce626"/>
        </table:table-row>
        <table:table-row table:style-name="ro6">
          <table:table-cell table:style-name="ce179" office:value-type="float" office:value="2" calcext:value-type="float">
            <text:p>2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4]=&quot;&quot;;&quot;&quot;;VLOOKUP([.$A14];PARTITE_GIRONI;4;0))" office:value-type="string" office:string-value="Leoni (1)" calcext:value-type="string">
            <text:p>Leoni (1)</text:p>
          </table:table-cell>
          <table:table-cell table:style-name="ce232"/>
          <table:table-cell table:style-name="ce235"/>
          <table:table-cell table:style-name="ce188" table:formula="of:=IF([.$A14]=&quot;&quot;;&quot;&quot;;VLOOKUP([.$A14];PARTITE_GIRONI;6;0))" office:value-type="string" office:string-value="Tigri (3)" calcext:value-type="string">
            <text:p>Tigri (3)</text:p>
          </table:table-cell>
          <table:table-cell table:style-name="ce492" table:formula="of:=IF([.$A14]=&quot;&quot;;&quot;&quot;;VLOOKUP([.$A14];PARTITE_GIRONI;2;0))" office:value-type="string" office:string-value="A" calcext:value-type="string">
            <text:p>A</text:p>
          </table:table-cell>
          <table:table-cell table:style-name="ce492" table:formula="of:=IF([.$A14]=&quot;&quot;;&quot;&quot;;VLOOKUP([.$A14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08" office:value-type="string" calcext:value-type="string">
            <text:p>Gruppo C</text:p>
          </table:table-cell>
          <table:table-cell table:style-name="ce540" office:value-type="string" calcext:value-type="string">
            <text:p>G</text:p>
          </table:table-cell>
          <table:table-cell table:style-name="ce540" office:value-type="string" calcext:value-type="string">
            <text:p>V</text:p>
          </table:table-cell>
          <table:table-cell table:style-name="ce540" office:value-type="string" calcext:value-type="string">
            <text:p>P</text:p>
          </table:table-cell>
          <table:table-cell table:style-name="ce540" office:value-type="string" calcext:value-type="string">
            <text:p>F</text:p>
          </table:table-cell>
          <table:table-cell table:style-name="ce540" office:value-type="string" calcext:value-type="string">
            <text:p>PC</text:p>
          </table:table-cell>
          <table:table-cell table:style-name="ce540" office:value-type="string" calcext:value-type="string">
            <text:p>PGF</text:p>
          </table:table-cell>
          <table:table-cell table:style-name="ce540" office:value-type="string" calcext:value-type="string">
            <text:p>PGS</text:p>
          </table:table-cell>
          <table:table-cell table:style-name="ce54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5 Giu <text:s/>h. 18</text:p>
          </table:table-cell>
          <table:table-cell table:style-name="ce776"/>
          <table:table-cell table:style-name="ce656"/>
          <table:table-cell table:style-name="ce626" table:number-columns-repeated="4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7" table:formula="of:=IF([.AC17]&amp;[.AC18]=&quot;&quot;;&quot;Vincente &quot;&amp;[.AA17];IF([.AC17]&gt;[.AC18];[.AB17];[.AB18]))" office:value-type="string" office:string-value="Vincente 58" calcext:value-type="string">
            <text:p>Vincente 58</text:p>
          </table:table-cell>
          <table:table-cell table:style-name="ce724"/>
          <table:table-cell table:style-name="ce681"/>
          <table:table-cell table:style-name="ce694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4" office:value-type="string" calcext:value-type="string">
            <text:p>Gruppo C</text:p>
          </table:table-cell>
          <table:table-cell table:style-name="ce704" office:value-type="string" calcext:value-type="string">
            <text:p>G</text:p>
          </table:table-cell>
          <table:table-cell table:style-name="ce704" office:value-type="string" calcext:value-type="string">
            <text:p>V</text:p>
          </table:table-cell>
          <table:table-cell table:style-name="ce704" office:value-type="string" calcext:value-type="string">
            <text:p>N</text:p>
          </table:table-cell>
          <table:table-cell table:style-name="ce704" office:value-type="string" calcext:value-type="string">
            <text:p>P</text:p>
          </table:table-cell>
          <table:table-cell table:style-name="ce704" office:value-type="string" calcext:value-type="string">
            <text:p>GF</text:p>
          </table:table-cell>
          <table:table-cell table:style-name="ce704" office:value-type="string" calcext:value-type="string">
            <text:p>GS</text:p>
          </table:table-cell>
          <table:table-cell table:style-name="ce704"/>
          <table:table-cell table:style-name="ce704" office:value-type="string" calcext:value-type="string">
            <text:p>P.ti</text:p>
          </table:table-cell>
          <table:table-cell table:style-name="ce704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8" calcext:value-type="float">
            <text:p>8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5]=&quot;&quot;;&quot;&quot;;VLOOKUP([.$A15];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15]=&quot;&quot;;&quot;&quot;;VLOOKUP([.$A15];PARTITE_GIRONI;6;0))" office:value-type="string" office:string-value="Linci (7)" calcext:value-type="string">
            <text:p>Linci (7)</text:p>
          </table:table-cell>
          <table:table-cell table:style-name="ce492" table:formula="of:=IF([.$A15]=&quot;&quot;;&quot;&quot;;VLOOKUP([.$A15];PARTITE_GIRONI;2;0))" office:value-type="string" office:string-value="B" calcext:value-type="string">
            <text:p>B</text:p>
          </table:table-cell>
          <table:table-cell table:style-name="ce492" table:formula="of:=IF([.$A15]=&quot;&quot;;&quot;&quot;;VLOOKUP([.$A15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09" table:formula="of:=VLOOKUP(ROW()-14;CLASSIFICA_GIRONE_C;4;0)" office:value-type="string" office:string-value="Giraffe (10)" calcext:value-type="string">
            <text:p>Giraffe (10)</text:p>
          </table:table-cell>
          <table:table-cell table:style-name="ce541" table:formula="of:=VLOOKUP(ROW()-14;CLASSIFICA_GIRONE_C;5;0)" office:value-type="float" office:value="3" calcext:value-type="float">
            <text:p>3</text:p>
          </table:table-cell>
          <table:table-cell table:style-name="ce541" table:formula="of:=VLOOKUP(ROW()-14;CLASSIFICA_GIRONE_C;6;0)" office:value-type="float" office:value="3" calcext:value-type="float">
            <text:p>3</text:p>
          </table:table-cell>
          <table:table-cell table:style-name="ce541" table:formula="of:=VLOOKUP(ROW()-14;CLASSIFICA_GIRONE_C;7;0)" office:value-type="float" office:value="0" calcext:value-type="float">
            <text:p>0</text:p>
          </table:table-cell>
          <table:table-cell table:style-name="ce541" table:formula="of:=VLOOKUP(ROW()-14;CLASSIFICA_GIRONE_C;8;0)" office:value-type="float" office:value="0" calcext:value-type="float">
            <text:p>0</text:p>
          </table:table-cell>
          <table:table-cell table:style-name="ce541" table:formula="of:=VLOOKUP(ROW()-14;CLASSIFICA_GIRONE_C;9;0)" office:value-type="float" office:value="6" calcext:value-type="float">
            <text:p>6</text:p>
          </table:table-cell>
          <table:table-cell table:style-name="ce541" table:formula="of:=VLOOKUP(ROW()-14;CLASSIFICA_GIRONE_C;10;0)" office:value-type="float" office:value="258" calcext:value-type="float">
            <text:p>258</text:p>
          </table:table-cell>
          <table:table-cell table:style-name="ce541" table:formula="of:=VLOOKUP(ROW()-14;CLASSIFICA_GIRONE_C;11;0)" office:value-type="float" office:value="154" calcext:value-type="float">
            <text:p>154</text:p>
          </table:table-cell>
          <table:table-cell table:style-name="ce600" table:formula="of:=VLOOKUP(ROW()-14;CLASSIFICA_GIRONE_C;12;0)" office:value-type="float" office:value="104" calcext:value-type="float">
            <text:p>+104</text:p>
          </table:table-cell>
          <table:table-cell table:style-name="ce621"/>
          <table:table-cell table:style-name="ce625"/>
          <table:table-cell table:style-name="ce632" table:formula="of:=[.V11]+1" office:value-type="float" office:value="51" calcext:value-type="float" table:number-columns-spanned="1" table:number-rows-spanned="2">
            <text:p>51</text:p>
          </table:table-cell>
          <table:table-cell table:style-name="ce638" table:formula="of:=[.K25]" office:value-type="string" office:string-value="Cinghiali (20)" calcext:value-type="string">
            <text:p>Cinghiali (20)</text:p>
          </table:table-cell>
          <table:table-cell table:style-name="ce482"/>
          <table:table-cell table:style-name="ce658" office:value-type="string" calcext:value-type="string">
            <text:p>1E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r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3"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4" calcext:value-type="float">
            <text:p>14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6]=&quot;&quot;;&quot;&quot;;VLOOKUP([.$A16];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16]=&quot;&quot;;&quot;&quot;;VLOOKUP([.$A16];PARTITE_GIRONI;6;0))" office:value-type="string" office:string-value="Ippopotami (11)" calcext:value-type="string">
            <text:p>Ippopotami (11)</text:p>
          </table:table-cell>
          <table:table-cell table:style-name="ce492" table:formula="of:=IF([.$A16]=&quot;&quot;;&quot;&quot;;VLOOKUP([.$A16];PARTITE_GIRONI;2;0))" office:value-type="string" office:string-value="C" calcext:value-type="string">
            <text:p>C</text:p>
          </table:table-cell>
          <table:table-cell table:style-name="ce492" table:formula="of:=IF([.$A16]=&quot;&quot;;&quot;&quot;;VLOOKUP([.$A16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0" table:formula="of:=VLOOKUP(ROW()-14;CLASSIFICA_GIRONE_C;4;0)" office:value-type="string" office:string-value="Ippopotami (11)" calcext:value-type="string">
            <text:p>Ippopotami (11)</text:p>
          </table:table-cell>
          <table:table-cell table:style-name="ce542" table:formula="of:=VLOOKUP(ROW()-14;CLASSIFICA_GIRONE_C;5;0)" office:value-type="float" office:value="3" calcext:value-type="float">
            <text:p>3</text:p>
          </table:table-cell>
          <table:table-cell table:style-name="ce570" table:formula="of:=VLOOKUP(ROW()-14;CLASSIFICA_GIRONE_C;6;0)" office:value-type="float" office:value="2" calcext:value-type="float">
            <text:p>2</text:p>
          </table:table-cell>
          <table:table-cell table:style-name="ce570" table:formula="of:=VLOOKUP(ROW()-14;CLASSIFICA_GIRONE_C;7;0)" office:value-type="float" office:value="1" calcext:value-type="float">
            <text:p>1</text:p>
          </table:table-cell>
          <table:table-cell table:style-name="ce570" table:formula="of:=VLOOKUP(ROW()-14;CLASSIFICA_GIRONE_C;8;0)" office:value-type="float" office:value="0" calcext:value-type="float">
            <text:p>0</text:p>
          </table:table-cell>
          <table:table-cell table:style-name="ce570" table:formula="of:=VLOOKUP(ROW()-14;CLASSIFICA_GIRONE_C;9;0)" office:value-type="float" office:value="5" calcext:value-type="float">
            <text:p>5</text:p>
          </table:table-cell>
          <table:table-cell table:style-name="ce570" table:formula="of:=VLOOKUP(ROW()-14;CLASSIFICA_GIRONE_C;10;0)" office:value-type="float" office:value="280" calcext:value-type="float">
            <text:p>280</text:p>
          </table:table-cell>
          <table:table-cell table:style-name="ce570" table:formula="of:=VLOOKUP(ROW()-14;CLASSIFICA_GIRONE_C;11;0)" office:value-type="float" office:value="189" calcext:value-type="float">
            <text:p>189</text:p>
          </table:table-cell>
          <table:table-cell table:style-name="ce601" table:formula="of:=VLOOKUP(ROW()-14;CLASSIFICA_GIRONE_C;12;0)" office:value-type="float" office:value="91" calcext:value-type="float">
            <text:p>+91</text:p>
          </table:table-cell>
          <table:table-cell table:style-name="ce621"/>
          <table:table-cell table:style-name="ce625"/>
          <table:covered-table-cell table:style-name="ce448"/>
          <table:table-cell table:style-name="ce640" table:formula="of:=[.K36]" office:value-type="string" office:string-value="Orche (28)" calcext:value-type="string">
            <text:p>Orche (28)</text:p>
          </table:table-cell>
          <table:table-cell table:style-name="ce483"/>
          <table:table-cell table:style-name="ce659" office:value-type="string" calcext:value-type="string">
            <text:p>2G</text:p>
          </table:table-cell>
          <table:table-cell table:style-name="ce626"/>
          <table:table-cell table:style-name="ce631" office:value-type="string" calcext:value-type="string">
            <text:p>01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/>
          <table:table-cell table:style-name="ce709" office:value-type="float" office:value="7.0003" calcext:value-type="float">
            <text:p>7,000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0" calcext:value-type="float">
            <text:p>20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09H00M00S" calcext:value-type="time">
            <text:p>09:00</text:p>
          </table:table-cell>
          <table:table-cell table:style-name="ce179" table:formula="of:=IF([.$A17]=&quot;&quot;;&quot;&quot;;VLOOKUP([.$A17];PARTITE_GIRONI;4;0))" office:value-type="string" office:string-value="Coccodrilli (13)" calcext:value-type="string">
            <text:p>Coccodrilli (13)</text:p>
          </table:table-cell>
          <table:table-cell table:style-name="ce232"/>
          <table:table-cell table:style-name="ce235"/>
          <table:table-cell table:style-name="ce188" table:formula="of:=IF([.$A17]=&quot;&quot;;&quot;&quot;;VLOOKUP([.$A17];PARTITE_GIRONI;6;0))" office:value-type="string" office:string-value="Aquile (15)" calcext:value-type="string">
            <text:p>Aquile (15)</text:p>
          </table:table-cell>
          <table:table-cell table:style-name="ce492" table:formula="of:=IF([.$A17]=&quot;&quot;;&quot;&quot;;VLOOKUP([.$A17];PARTITE_GIRONI;2;0))" office:value-type="string" office:string-value="D" calcext:value-type="string">
            <text:p>D</text:p>
          </table:table-cell>
          <table:table-cell table:style-name="ce492" table:formula="of:=IF([.$A17]=&quot;&quot;;&quot;&quot;;VLOOKUP([.$A17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11" table:formula="of:=VLOOKUP(ROW()-14;CLASSIFICA_GIRONE_C;4;0)" office:value-type="string" office:string-value="Elefanti (9)" calcext:value-type="string">
            <text:p>Elefanti (9)</text:p>
          </table:table-cell>
          <table:table-cell table:style-name="ce543" table:formula="of:=VLOOKUP(ROW()-14;CLASSIFICA_GIRONE_C;5;0)" office:value-type="float" office:value="3" calcext:value-type="float">
            <text:p>3</text:p>
          </table:table-cell>
          <table:table-cell table:style-name="ce571" table:formula="of:=VLOOKUP(ROW()-14;CLASSIFICA_GIRONE_C;6;0)" office:value-type="float" office:value="1" calcext:value-type="float">
            <text:p>1</text:p>
          </table:table-cell>
          <table:table-cell table:style-name="ce586" table:formula="of:=VLOOKUP(ROW()-14;CLASSIFICA_GIRONE_C;7;0)" office:value-type="float" office:value="2" calcext:value-type="float">
            <text:p>2</text:p>
          </table:table-cell>
          <table:table-cell table:style-name="ce591" table:formula="of:=VLOOKUP(ROW()-14;CLASSIFICA_GIRONE_C;8;0)" office:value-type="float" office:value="0" calcext:value-type="float">
            <text:p>0</text:p>
          </table:table-cell>
          <table:table-cell table:style-name="ce591" table:formula="of:=VLOOKUP(ROW()-14;CLASSIFICA_GIRONE_C;9;0)" office:value-type="float" office:value="4" calcext:value-type="float">
            <text:p>4</text:p>
          </table:table-cell>
          <table:table-cell table:style-name="ce591" table:formula="of:=VLOOKUP(ROW()-14;CLASSIFICA_GIRONE_C;10;0)" office:value-type="float" office:value="154" calcext:value-type="float">
            <text:p>154</text:p>
          </table:table-cell>
          <table:table-cell table:style-name="ce591" table:formula="of:=VLOOKUP(ROW()-14;CLASSIFICA_GIRONE_C;11;0)" office:value-type="float" office:value="237" calcext:value-type="float">
            <text:p>237</text:p>
          </table:table-cell>
          <table:table-cell table:style-name="ce602" table:formula="of:=VLOOKUP(ROW()-14;CLASSIFICA_GIRONE_C;12;0)" office:value-type="float" office:value="-83" calcext:value-type="float">
            <text:p>-83</text:p>
          </table:table-cell>
          <table:table-cell table:style-name="ce621"/>
          <table:table-cell table:style-name="ce625"/>
          <table:table-cell table:style-name="ce630"/>
          <table:table-cell table:style-name="ce776"/>
          <table:table-cell table:style-name="ce655"/>
          <table:table-cell table:style-name="ce662"/>
          <table:table-cell table:style-name="ce626"/>
          <table:table-cell table:style-name="ce665" table:formula="of:=[.AA9]+1" office:value-type="float" office:value="58" calcext:value-type="float" table:number-columns-spanned="1" table:number-rows-spanned="2">
            <text:p>58</text:p>
          </table:table-cell>
          <table:table-cell table:style-name="ce667" table:formula="of:=IF([.X15]&amp;[.X16]=&quot;&quot;;&quot;Vincente &quot;&amp;[.V15];IF([.X15]&gt;[.X16];[.W15];[.W16]))" office:value-type="string" office:string-value="Vincente 51" calcext:value-type="string">
            <text:p>Vincente 51</text:p>
          </table:table-cell>
          <table:table-cell table:style-name="ce686"/>
          <table:table-cell table:style-name="ce682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5" calcext:value-type="float">
            <text:p>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18]=&quot;&quot;;&quot;&quot;;VLOOKUP([.$A18];PARTITE_GIRONI;4;0))" office:value-type="string" office:string-value="Pantere (2)" calcext:value-type="string">
            <text:p>Pantere (2)</text:p>
          </table:table-cell>
          <table:table-cell table:style-name="ce232"/>
          <table:table-cell table:style-name="ce235"/>
          <table:table-cell table:style-name="ce188" table:formula="of:=IF([.$A18]=&quot;&quot;;&quot;&quot;;VLOOKUP([.$A18];PARTITE_GIRONI;6;0))" office:value-type="string" office:string-value="Ghepardi (4)" calcext:value-type="string">
            <text:p>Ghepardi (4)</text:p>
          </table:table-cell>
          <table:table-cell table:style-name="ce492" table:formula="of:=IF([.$A18]=&quot;&quot;;&quot;&quot;;VLOOKUP([.$A18];PARTITE_GIRONI;2;0))" office:value-type="string" office:string-value="A" calcext:value-type="string">
            <text:p>A</text:p>
          </table:table-cell>
          <table:table-cell table:style-name="ce492" table:formula="of:=IF([.$A18]=&quot;&quot;;&quot;&quot;;VLOOKUP([.$A18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11" table:formula="of:=VLOOKUP(ROW()-14;CLASSIFICA_GIRONE_C;4;0)" office:value-type="string" office:string-value="Iguane (12)" calcext:value-type="string">
            <text:p>Iguane (12)</text:p>
          </table:table-cell>
          <table:table-cell table:style-name="ce544" table:formula="of:=VLOOKUP(ROW()-14;CLASSIFICA_GIRONE_C;5;0)" office:value-type="float" office:value="3" calcext:value-type="float">
            <text:p>3</text:p>
          </table:table-cell>
          <table:table-cell table:style-name="ce572" table:formula="of:=VLOOKUP(ROW()-14;CLASSIFICA_GIRONE_C;6;0)" office:value-type="float" office:value="0" calcext:value-type="float">
            <text:p>0</text:p>
          </table:table-cell>
          <table:table-cell table:style-name="ce586" table:formula="of:=VLOOKUP(ROW()-14;CLASSIFICA_GIRONE_C;7;0)" office:value-type="float" office:value="3" calcext:value-type="float">
            <text:p>3</text:p>
          </table:table-cell>
          <table:table-cell table:style-name="ce591" table:formula="of:=VLOOKUP(ROW()-14;CLASSIFICA_GIRONE_C;8;0)" office:value-type="float" office:value="0" calcext:value-type="float">
            <text:p>0</text:p>
          </table:table-cell>
          <table:table-cell table:style-name="ce591" table:formula="of:=VLOOKUP(ROW()-14;CLASSIFICA_GIRONE_C;9;0)" office:value-type="float" office:value="3" calcext:value-type="float">
            <text:p>3</text:p>
          </table:table-cell>
          <table:table-cell table:style-name="ce591" table:formula="of:=VLOOKUP(ROW()-14;CLASSIFICA_GIRONE_C;10;0)" office:value-type="float" office:value="101" calcext:value-type="float">
            <text:p>101</text:p>
          </table:table-cell>
          <table:table-cell table:style-name="ce591" table:formula="of:=VLOOKUP(ROW()-14;CLASSIFICA_GIRONE_C;11;0)" office:value-type="float" office:value="213" calcext:value-type="float">
            <text:p>213</text:p>
          </table:table-cell>
          <table:table-cell table:style-name="ce602" table:formula="of:=VLOOKUP(ROW()-14;CLASSIFICA_GIRONE_C;12;0)" office:value-type="float" office:value="-112" calcext:value-type="float">
            <text:p>-112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21</text:p>
          </table:table-cell>
          <table:table-cell table:style-name="ce776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0" table:formula="of:=IF([.X19]&amp;[.X20]=&quot;&quot;;&quot;Vincente &quot;&amp;[.V19];IF([.X19]&gt;[.X20];[.W19];[.W20]))" office:value-type="string" office:string-value="Vincente 52" calcext:value-type="string">
            <text:p>Vincente 52</text:p>
          </table:table-cell>
          <table:table-cell table:style-name="ce689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crain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2"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-0.0005" calcext:value-type="float">
            <text:p>-0,0005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1" calcext:value-type="float">
            <text:p>1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19]=&quot;&quot;;&quot;&quot;;VLOOKUP([.$A19];PARTITE_GIRONI;4;0))" office:value-type="string" office:string-value="Puma (6)" calcext:value-type="string">
            <text:p>Puma (6)</text:p>
          </table:table-cell>
          <table:table-cell table:style-name="ce232"/>
          <table:table-cell table:style-name="ce235"/>
          <table:table-cell table:style-name="ce188" table:formula="of:=IF([.$A19]=&quot;&quot;;&quot;&quot;;VLOOKUP([.$A19];PARTITE_GIRONI;6;0))" office:value-type="string" office:string-value="Serval (8)" calcext:value-type="string">
            <text:p>Serval (8)</text:p>
          </table:table-cell>
          <table:table-cell table:style-name="ce492" table:formula="of:=IF([.$A19]=&quot;&quot;;&quot;&quot;;VLOOKUP([.$A19];PARTITE_GIRONI;2;0))" office:value-type="string" office:string-value="B" calcext:value-type="string">
            <text:p>B</text:p>
          </table:table-cell>
          <table:table-cell table:style-name="ce492" table:formula="of:=IF([.$A19]=&quot;&quot;;&quot;&quot;;VLOOKUP([.$A19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12" office:value-type="string" calcext:value-type="string">
            <text:p>Gruppo D</text:p>
          </table:table-cell>
          <table:table-cell table:style-name="ce545" office:value-type="string" calcext:value-type="string">
            <text:p>G</text:p>
          </table:table-cell>
          <table:table-cell table:style-name="ce545" office:value-type="string" calcext:value-type="string">
            <text:p>V</text:p>
          </table:table-cell>
          <table:table-cell table:style-name="ce545" office:value-type="string" calcext:value-type="string">
            <text:p>P</text:p>
          </table:table-cell>
          <table:table-cell table:style-name="ce545" office:value-type="string" calcext:value-type="string">
            <text:p>F</text:p>
          </table:table-cell>
          <table:table-cell table:style-name="ce545" office:value-type="string" calcext:value-type="string">
            <text:p>PC</text:p>
          </table:table-cell>
          <table:table-cell table:style-name="ce545" office:value-type="string" calcext:value-type="string">
            <text:p>PGF</text:p>
          </table:table-cell>
          <table:table-cell table:style-name="ce545" office:value-type="string" calcext:value-type="string">
            <text:p>PGS</text:p>
          </table:table-cell>
          <table:table-cell table:style-name="ce545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2" table:formula="of:=[.V15]+1" office:value-type="float" office:value="52" calcext:value-type="float" table:number-columns-spanned="1" table:number-rows-spanned="2">
            <text:p>52</text:p>
          </table:table-cell>
          <table:table-cell table:style-name="ce638" table:formula="of:=[.K30]" office:value-type="string" office:string-value="Balene (21)" calcext:value-type="string">
            <text:p>Balene (21)</text:p>
          </table:table-cell>
          <table:table-cell table:style-name="ce482"/>
          <table:table-cell table:style-name="ce661" office:value-type="string" calcext:value-type="string">
            <text:p>1F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31" office:value-type="string" calcext:value-type="string">
            <text:p>10 Lug <text:s/>h. 21</text:p>
          </table:table-cell>
          <table:table-cell table:style-name="ce626" table:number-columns-repeated="2"/>
          <table:table-cell table:style-name="ce496" table:number-columns-repeated="13"/>
          <table:table-cell table:style-name="ce626" table:number-columns-repeated="49"/>
          <table:table-cell table:style-name="ce705" office:value-type="string" calcext:value-type="string">
            <text:p>Gruppo D</text:p>
          </table:table-cell>
          <table:table-cell table:style-name="ce711" office:value-type="string" calcext:value-type="string">
            <text:p>G</text:p>
          </table:table-cell>
          <table:table-cell table:style-name="ce705" office:value-type="string" calcext:value-type="string">
            <text:p>V</text:p>
          </table:table-cell>
          <table:table-cell table:style-name="ce705" office:value-type="string" calcext:value-type="string">
            <text:p>N</text:p>
          </table:table-cell>
          <table:table-cell table:style-name="ce705" office:value-type="string" calcext:value-type="string">
            <text:p>P</text:p>
          </table:table-cell>
          <table:table-cell table:style-name="ce705" office:value-type="string" calcext:value-type="string">
            <text:p>GF</text:p>
          </table:table-cell>
          <table:table-cell table:style-name="ce705" office:value-type="string" calcext:value-type="string">
            <text:p>GS</text:p>
          </table:table-cell>
          <table:table-cell table:style-name="ce705"/>
          <table:table-cell table:style-name="ce705" office:value-type="string" calcext:value-type="string">
            <text:p>P.ti</text:p>
          </table:table-cell>
          <table:table-cell table:style-name="ce705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7" calcext:value-type="float">
            <text:p>17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20]=&quot;&quot;;&quot;&quot;;VLOOKUP([.$A20];PARTITE_GIRONI;4;0))" office:value-type="string" office:string-value="Giraffe (10)" calcext:value-type="string">
            <text:p>Giraffe (10)</text:p>
          </table:table-cell>
          <table:table-cell table:style-name="ce232"/>
          <table:table-cell table:style-name="ce235"/>
          <table:table-cell table:style-name="ce188" table:formula="of:=IF([.$A20]=&quot;&quot;;&quot;&quot;;VLOOKUP([.$A20];PARTITE_GIRONI;6;0))" office:value-type="string" office:string-value="Iguane (12)" calcext:value-type="string">
            <text:p>Iguane (12)</text:p>
          </table:table-cell>
          <table:table-cell table:style-name="ce492" table:formula="of:=IF([.$A20]=&quot;&quot;;&quot;&quot;;VLOOKUP([.$A20];PARTITE_GIRONI;2;0))" office:value-type="string" office:string-value="C" calcext:value-type="string">
            <text:p>C</text:p>
          </table:table-cell>
          <table:table-cell table:style-name="ce492" table:formula="of:=IF([.$A20]=&quot;&quot;;&quot;&quot;;VLOOKUP([.$A20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3" table:formula="of:=VLOOKUP(ROW()-19;CLASSIFICA_GIRONE_D;4;0)" office:value-type="string" office:string-value="Pitoni (14)" calcext:value-type="string">
            <text:p>Pitoni (14)</text:p>
          </table:table-cell>
          <table:table-cell table:style-name="ce546" table:formula="of:=VLOOKUP(ROW()-19;CLASSIFICA_GIRONE_D;5;0)" office:value-type="float" office:value="3" calcext:value-type="float">
            <text:p>3</text:p>
          </table:table-cell>
          <table:table-cell table:style-name="ce546" table:formula="of:=VLOOKUP(ROW()-19;CLASSIFICA_GIRONE_D;6;0)" office:value-type="float" office:value="2" calcext:value-type="float">
            <text:p>2</text:p>
          </table:table-cell>
          <table:table-cell table:style-name="ce546" table:formula="of:=VLOOKUP(ROW()-19;CLASSIFICA_GIRONE_D;7;0)" office:value-type="float" office:value="1" calcext:value-type="float">
            <text:p>1</text:p>
          </table:table-cell>
          <table:table-cell table:style-name="ce546" table:formula="of:=VLOOKUP(ROW()-19;CLASSIFICA_GIRONE_D;8;0)" office:value-type="float" office:value="0" calcext:value-type="float">
            <text:p>0</text:p>
          </table:table-cell>
          <table:table-cell table:style-name="ce546" table:formula="of:=VLOOKUP(ROW()-19;CLASSIFICA_GIRONE_D;9;0)" office:value-type="float" office:value="5" calcext:value-type="float">
            <text:p>5</text:p>
          </table:table-cell>
          <table:table-cell table:style-name="ce546" table:formula="of:=VLOOKUP(ROW()-19;CLASSIFICA_GIRONE_D;10;0)" office:value-type="float" office:value="218" calcext:value-type="float">
            <text:p>218</text:p>
          </table:table-cell>
          <table:table-cell table:style-name="ce546" table:formula="of:=VLOOKUP(ROW()-19;CLASSIFICA_GIRONE_D;11;0)" office:value-type="float" office:value="206" calcext:value-type="float">
            <text:p>206</text:p>
          </table:table-cell>
          <table:table-cell table:style-name="ce603" table:formula="of:=VLOOKUP(ROW()-19;CLASSIFICA_GIRONE_D;12;0)" office:value-type="float" office:value="12" calcext:value-type="float">
            <text:p>+12</text:p>
          </table:table-cell>
          <table:table-cell table:style-name="ce621"/>
          <table:table-cell table:style-name="ce625"/>
          <table:covered-table-cell table:style-name="ce448"/>
          <table:table-cell table:style-name="ce641" table:formula="of:=[.K41]" office:value-type="string" office:string-value="Piranha (29)" calcext:value-type="string">
            <text:p>Piranha (29)</text:p>
          </table:table-cell>
          <table:table-cell table:style-name="ce483"/>
          <table:table-cell table:style-name="ce658" office:value-type="string" calcext:value-type="string">
            <text:p>2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/>
          <table:table-cell table:style-name="ce695" table:formula="of:=[.AF29]+1" office:value-type="float" office:value="63" calcext:value-type="float" table:number-columns-spanned="1" table:number-rows-spanned="2">
            <text:p>63</text:p>
          </table:table-cell>
          <table:table-cell table:style-name="ce667" table:formula="of:=IF([.AH13]&amp;[.AH14]=&quot;&quot;;&quot;Vincente &quot;&amp;[.AF13];IF([.AH13]&gt;[.AH14];[.AG13];[.AG14]))" office:value-type="string" office:string-value="Vincente 61" calcext:value-type="string">
            <text:p>Vincente 61</text:p>
          </table:table-cell>
          <table:table-cell table:style-name="ce732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Turch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2.9998" calcext:value-type="float">
            <text:p>2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3" calcext:value-type="float">
            <text:p>2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1H00M00S" calcext:value-type="time">
            <text:p>11:00</text:p>
          </table:table-cell>
          <table:table-cell table:style-name="ce179" table:formula="of:=IF([.$A21]=&quot;&quot;;&quot;&quot;;VLOOKUP([.$A21];PARTITE_GIRONI;4;0))" office:value-type="string" office:string-value="Pitoni (14)" calcext:value-type="string">
            <text:p>Pitoni (14)</text:p>
          </table:table-cell>
          <table:table-cell table:style-name="ce232"/>
          <table:table-cell table:style-name="ce235"/>
          <table:table-cell table:style-name="ce188" table:formula="of:=IF([.$A21]=&quot;&quot;;&quot;&quot;;VLOOKUP([.$A21];PARTITE_GIRONI;6;0))" office:value-type="string" office:string-value="Falchi (16)" calcext:value-type="string">
            <text:p>Falchi (16)</text:p>
          </table:table-cell>
          <table:table-cell table:style-name="ce492" table:formula="of:=IF([.$A21]=&quot;&quot;;&quot;&quot;;VLOOKUP([.$A21];PARTITE_GIRONI;2;0))" office:value-type="string" office:string-value="D" calcext:value-type="string">
            <text:p>D</text:p>
          </table:table-cell>
          <table:table-cell table:style-name="ce492" table:formula="of:=IF([.$A21]=&quot;&quot;;&quot;&quot;;VLOOKUP([.$A21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14" table:formula="of:=VLOOKUP(ROW()-19;CLASSIFICA_GIRONE_D;4;0)" office:value-type="string" office:string-value="Aquile (15)" calcext:value-type="string">
            <text:p>Aquile (15)</text:p>
          </table:table-cell>
          <table:table-cell table:style-name="ce547" table:formula="of:=VLOOKUP(ROW()-19;CLASSIFICA_GIRONE_D;5;0)" office:value-type="float" office:value="3" calcext:value-type="float">
            <text:p>3</text:p>
          </table:table-cell>
          <table:table-cell table:style-name="ce573" table:formula="of:=VLOOKUP(ROW()-19;CLASSIFICA_GIRONE_D;6;0)" office:value-type="float" office:value="2" calcext:value-type="float">
            <text:p>2</text:p>
          </table:table-cell>
          <table:table-cell table:style-name="ce573" table:formula="of:=VLOOKUP(ROW()-19;CLASSIFICA_GIRONE_D;7;0)" office:value-type="float" office:value="1" calcext:value-type="float">
            <text:p>1</text:p>
          </table:table-cell>
          <table:table-cell table:style-name="ce573" table:formula="of:=VLOOKUP(ROW()-19;CLASSIFICA_GIRONE_D;8;0)" office:value-type="float" office:value="0" calcext:value-type="float">
            <text:p>0</text:p>
          </table:table-cell>
          <table:table-cell table:style-name="ce573" table:formula="of:=VLOOKUP(ROW()-19;CLASSIFICA_GIRONE_D;9;0)" office:value-type="float" office:value="5" calcext:value-type="float">
            <text:p>5</text:p>
          </table:table-cell>
          <table:table-cell table:style-name="ce573" table:formula="of:=VLOOKUP(ROW()-19;CLASSIFICA_GIRONE_D;10;0)" office:value-type="float" office:value="154" calcext:value-type="float">
            <text:p>154</text:p>
          </table:table-cell>
          <table:table-cell table:style-name="ce573" table:formula="of:=VLOOKUP(ROW()-19;CLASSIFICA_GIRONE_D;11;0)" office:value-type="float" office:value="140" calcext:value-type="float">
            <text:p>140</text:p>
          </table:table-cell>
          <table:table-cell table:style-name="ce604" table:formula="of:=VLOOKUP(ROW()-19;CLASSIFICA_GIRONE_D;12;0)" office:value-type="float" office:value="14" calcext:value-type="float">
            <text:p>+14</text:p>
          </table:table-cell>
          <table:table-cell table:style-name="ce621"/>
          <table:table-cell table:style-name="ce625"/>
          <table:table-cell table:style-name="ce630"/>
          <table:table-cell table:style-name="ce776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64"/>
          <table:covered-table-cell table:style-name="ce696"/>
          <table:table-cell table:style-name="ce697" table:formula="of:=IF([.AH29]&amp;[.AH30]=&quot;&quot;;&quot;Vincente &quot;&amp;[.AF29];IF([.AH29]&gt;[.AH30];[.AG29];[.AG30]))" office:value-type="string" office:string-value="Vincente 62" calcext:value-type="string">
            <text:p>Vincente 62</text:p>
          </table:table-cell>
          <table:table-cell table:style-name="ce741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Croaz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5" calcext:value-type="float">
            <text:p>5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7.0002" calcext:value-type="float">
            <text:p>7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5" calcext:value-type="float">
            <text:p>2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2]=&quot;&quot;;&quot;&quot;;VLOOKUP([.$A22];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22]=&quot;&quot;;&quot;&quot;;VLOOKUP([.$A22];PARTITE_GIRONI;6;0))" office:value-type="string" office:string-value="Bufali (18)" calcext:value-type="string">
            <text:p>Bufali (18)</text:p>
          </table:table-cell>
          <table:table-cell table:style-name="ce492" table:formula="of:=IF([.$A22]=&quot;&quot;;&quot;&quot;;VLOOKUP([.$A22];PARTITE_GIRONI;2;0))" office:value-type="string" office:string-value="E" calcext:value-type="string">
            <text:p>E</text:p>
          </table:table-cell>
          <table:table-cell table:style-name="ce492" table:formula="of:=IF([.$A22]=&quot;&quot;;&quot;&quot;;VLOOKUP([.$A22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15" table:formula="of:=VLOOKUP(ROW()-19;CLASSIFICA_GIRONE_D;4;0)" office:value-type="string" office:string-value="Coccodrilli (13)" calcext:value-type="string">
            <text:p>Coccodrilli (13)</text:p>
          </table:table-cell>
          <table:table-cell table:style-name="ce548" table:formula="of:=VLOOKUP(ROW()-19;CLASSIFICA_GIRONE_D;5;0)" office:value-type="float" office:value="3" calcext:value-type="float">
            <text:p>3</text:p>
          </table:table-cell>
          <table:table-cell table:style-name="ce574" table:formula="of:=VLOOKUP(ROW()-19;CLASSIFICA_GIRONE_D;6;0)" office:value-type="float" office:value="1" calcext:value-type="float">
            <text:p>1</text:p>
          </table:table-cell>
          <table:table-cell table:style-name="ce587" table:formula="of:=VLOOKUP(ROW()-19;CLASSIFICA_GIRONE_D;7;0)" office:value-type="float" office:value="2" calcext:value-type="float">
            <text:p>2</text:p>
          </table:table-cell>
          <table:table-cell table:style-name="ce592" table:formula="of:=VLOOKUP(ROW()-19;CLASSIFICA_GIRONE_D;8;0)" office:value-type="float" office:value="0" calcext:value-type="float">
            <text:p>0</text:p>
          </table:table-cell>
          <table:table-cell table:style-name="ce592" table:formula="of:=VLOOKUP(ROW()-19;CLASSIFICA_GIRONE_D;9;0)" office:value-type="float" office:value="4" calcext:value-type="float">
            <text:p>4</text:p>
          </table:table-cell>
          <table:table-cell table:style-name="ce592" table:formula="of:=VLOOKUP(ROW()-19;CLASSIFICA_GIRONE_D;10;0)" office:value-type="float" office:value="171" calcext:value-type="float">
            <text:p>171</text:p>
          </table:table-cell>
          <table:table-cell table:style-name="ce592" table:formula="of:=VLOOKUP(ROW()-19;CLASSIFICA_GIRONE_D;11;0)" office:value-type="float" office:value="161" calcext:value-type="float">
            <text:p>161</text:p>
          </table:table-cell>
          <table:table-cell table:style-name="ce605" table:formula="of:=VLOOKUP(ROW()-19;CLASSIFICA_GIRONE_D;12;0)" office:value-type="float" office:value="10" calcext:value-type="float">
            <text:p>+10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8</text:p>
          </table:table-cell>
          <table:table-cell table:style-name="ce776"/>
          <table:table-cell table:style-name="ce657"/>
          <table:table-cell table:style-name="ce658"/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pagn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5" calcext:value-type="float">
            <text:p>5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3" calcext:value-type="float">
            <text:p>6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1" calcext:value-type="float">
            <text:p>3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3]=&quot;&quot;;&quot;&quot;;VLOOKUP([.$A23];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23]=&quot;&quot;;&quot;&quot;;VLOOKUP([.$A23];PARTITE_GIRONI;6;0))" office:value-type="string" office:string-value="Gabbiani (22)" calcext:value-type="string">
            <text:p>Gabbiani (22)</text:p>
          </table:table-cell>
          <table:table-cell table:style-name="ce492" table:formula="of:=IF([.$A23]=&quot;&quot;;&quot;&quot;;VLOOKUP([.$A23];PARTITE_GIRONI;2;0))" office:value-type="string" office:string-value="F" calcext:value-type="string">
            <text:p>F</text:p>
          </table:table-cell>
          <table:table-cell table:style-name="ce492" table:formula="of:=IF([.$A23]=&quot;&quot;;&quot;&quot;;VLOOKUP([.$A23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15" table:formula="of:=VLOOKUP(ROW()-19;CLASSIFICA_GIRONE_D;4;0)" office:value-type="string" office:string-value="Falchi (16)" calcext:value-type="string">
            <text:p>Falchi (16)</text:p>
          </table:table-cell>
          <table:table-cell table:style-name="ce549" table:formula="of:=VLOOKUP(ROW()-19;CLASSIFICA_GIRONE_D;5;0)" office:value-type="float" office:value="3" calcext:value-type="float">
            <text:p>3</text:p>
          </table:table-cell>
          <table:table-cell table:style-name="ce575" table:formula="of:=VLOOKUP(ROW()-19;CLASSIFICA_GIRONE_D;6;0)" office:value-type="float" office:value="1" calcext:value-type="float">
            <text:p>1</text:p>
          </table:table-cell>
          <table:table-cell table:style-name="ce587" table:formula="of:=VLOOKUP(ROW()-19;CLASSIFICA_GIRONE_D;7;0)" office:value-type="float" office:value="2" calcext:value-type="float">
            <text:p>2</text:p>
          </table:table-cell>
          <table:table-cell table:style-name="ce592" table:formula="of:=VLOOKUP(ROW()-19;CLASSIFICA_GIRONE_D;8;0)" office:value-type="float" office:value="0" calcext:value-type="float">
            <text:p>0</text:p>
          </table:table-cell>
          <table:table-cell table:style-name="ce592" table:formula="of:=VLOOKUP(ROW()-19;CLASSIFICA_GIRONE_D;9;0)" office:value-type="float" office:value="4" calcext:value-type="float">
            <text:p>4</text:p>
          </table:table-cell>
          <table:table-cell table:style-name="ce592" table:formula="of:=VLOOKUP(ROW()-19;CLASSIFICA_GIRONE_D;10;0)" office:value-type="float" office:value="173" calcext:value-type="float">
            <text:p>173</text:p>
          </table:table-cell>
          <table:table-cell table:style-name="ce592" table:formula="of:=VLOOKUP(ROW()-19;CLASSIFICA_GIRONE_D;11;0)" office:value-type="float" office:value="209" calcext:value-type="float">
            <text:p>209</text:p>
          </table:table-cell>
          <table:table-cell table:style-name="ce605" table:formula="of:=VLOOKUP(ROW()-19;CLASSIFICA_GIRONE_D;12;0)" office:value-type="float" office:value="-36" calcext:value-type="float">
            <text:p>-36</text:p>
          </table:table-cell>
          <table:table-cell table:style-name="ce621"/>
          <table:table-cell table:style-name="ce625"/>
          <table:table-cell table:style-name="ce632" table:formula="of:=[.V19]+1" office:value-type="float" office:value="53" calcext:value-type="float" table:number-columns-spanned="1" table:number-rows-spanned="2">
            <text:p>53</text:p>
          </table:table-cell>
          <table:table-cell table:style-name="ce638" table:formula="of:=[.K40]" office:value-type="string" office:string-value="Scorpioni (30)" calcext:value-type="string">
            <text:p>Scorpioni (30)</text:p>
          </table:table-cell>
          <table:table-cell table:style-name="ce482"/>
          <table:table-cell table:style-name="ce658" office:value-type="string" calcext:value-type="string">
            <text:p>1H</text:p>
          </table:table-cell>
          <table:table-cell table:style-name="ce626" table:number-columns-repeated="3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Cec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number-columns-repeated="2" table:style-name="ce709" office:value-type="float" office:value="2" calcext:value-type="float">
            <text:p>2</text:p>
          </table:table-cell>
          <table:table-cell table:style-name="ce709" office:value-type="float" office:value="5" calcext:value-type="float">
            <text:p>5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7" calcext:value-type="float">
            <text:p>37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4]=&quot;&quot;;&quot;&quot;;VLOOKUP([.$A24];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5"/>
          <table:table-cell table:style-name="ce188" table:formula="of:=IF([.$A24]=&quot;&quot;;&quot;&quot;;VLOOKUP([.$A24];PARTITE_GIRONI;6;0))" office:value-type="string" office:string-value="Gorilla (26)" calcext:value-type="string">
            <text:p>Gorilla (26)</text:p>
          </table:table-cell>
          <table:table-cell table:style-name="ce492" table:formula="of:=IF([.$A24]=&quot;&quot;;&quot;&quot;;VLOOKUP([.$A24];PARTITE_GIRONI;2;0))" office:value-type="string" office:string-value="G" calcext:value-type="string">
            <text:p>G</text:p>
          </table:table-cell>
          <table:table-cell table:style-name="ce492" table:formula="of:=IF([.$A24]=&quot;&quot;;&quot;&quot;;VLOOKUP([.$A24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6" office:value-type="string" calcext:value-type="string">
            <text:p>Gruppo E</text:p>
          </table:table-cell>
          <table:table-cell table:style-name="ce550" office:value-type="string" calcext:value-type="string">
            <text:p>G</text:p>
          </table:table-cell>
          <table:table-cell table:style-name="ce576" office:value-type="string" calcext:value-type="string">
            <text:p>V</text:p>
          </table:table-cell>
          <table:table-cell table:style-name="ce576" office:value-type="string" calcext:value-type="string">
            <text:p>P</text:p>
          </table:table-cell>
          <table:table-cell table:style-name="ce576" office:value-type="string" calcext:value-type="string">
            <text:p>F</text:p>
          </table:table-cell>
          <table:table-cell table:style-name="ce576" office:value-type="string" calcext:value-type="string">
            <text:p>PC</text:p>
          </table:table-cell>
          <table:table-cell table:style-name="ce576" office:value-type="string" calcext:value-type="string">
            <text:p>PGF</text:p>
          </table:table-cell>
          <table:table-cell table:style-name="ce576" office:value-type="string" calcext:value-type="string">
            <text:p>PGS</text:p>
          </table:table-cell>
          <table:table-cell table:style-name="ce606" office:value-type="string" calcext:value-type="string">
            <text:p>DPG</text:p>
          </table:table-cell>
          <table:table-cell table:style-name="ce621"/>
          <table:table-cell table:style-name="ce625"/>
          <table:covered-table-cell table:style-name="ce448"/>
          <table:table-cell table:style-name="ce642" table:formula="of:=[.K31]" office:value-type="string" office:string-value="Gabbiani (22)" calcext:value-type="string">
            <text:p>Gabbiani (22)</text:p>
          </table:table-cell>
          <table:table-cell table:style-name="ce483"/>
          <table:table-cell table:style-name="ce659" office:value-type="string" calcext:value-type="string">
            <text:p>2F</text:p>
          </table:table-cell>
          <table:table-cell table:style-name="ce626"/>
          <table:table-cell table:style-name="ce631" office:value-type="string" calcext:value-type="string">
            <text:p>02 Lug <text:s/>h. 21</text:p>
          </table:table-cell>
          <table:table-cell table:style-name="ce626"/>
          <table:table-cell table:style-name="ce655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6" office:value-type="string" calcext:value-type="string">
            <text:p>Gruppo E</text:p>
          </table:table-cell>
          <table:table-cell table:style-name="ce712" office:value-type="string" calcext:value-type="string">
            <text:p>G</text:p>
          </table:table-cell>
          <table:table-cell table:style-name="ce706" office:value-type="string" calcext:value-type="string">
            <text:p>V</text:p>
          </table:table-cell>
          <table:table-cell table:style-name="ce706" office:value-type="string" calcext:value-type="string">
            <text:p>N</text:p>
          </table:table-cell>
          <table:table-cell table:style-name="ce706" office:value-type="string" calcext:value-type="string">
            <text:p>P</text:p>
          </table:table-cell>
          <table:table-cell table:style-name="ce706" office:value-type="string" calcext:value-type="string">
            <text:p>GF</text:p>
          </table:table-cell>
          <table:table-cell table:style-name="ce706" office:value-type="string" calcext:value-type="string">
            <text:p>GS</text:p>
          </table:table-cell>
          <table:table-cell table:style-name="ce706"/>
          <table:table-cell table:style-name="ce706" office:value-type="string" calcext:value-type="string">
            <text:p>P.ti</text:p>
          </table:table-cell>
          <table:table-cell table:style-name="ce706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43" calcext:value-type="float">
            <text:p>4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5H30M00S" calcext:value-type="time">
            <text:p>15:30</text:p>
          </table:table-cell>
          <table:table-cell table:style-name="ce179" table:formula="of:=IF([.$A25]=&quot;&quot;;&quot;&quot;;VLOOKUP([.$A25];PARTITE_GIRONI;4;0))" office:value-type="string" office:string-value="Piranha (29)" calcext:value-type="string">
            <text:p>Piranha (29)</text:p>
          </table:table-cell>
          <table:table-cell table:style-name="ce232"/>
          <table:table-cell table:style-name="ce235"/>
          <table:table-cell table:style-name="ce188" table:formula="of:=IF([.$A25]=&quot;&quot;;&quot;&quot;;VLOOKUP([.$A25];PARTITE_GIRONI;6;0))" office:value-type="string" office:string-value="Scorpioni (30)" calcext:value-type="string">
            <text:p>Scorpioni (30)</text:p>
          </table:table-cell>
          <table:table-cell table:style-name="ce492" table:formula="of:=IF([.$A25]=&quot;&quot;;&quot;&quot;;VLOOKUP([.$A25];PARTITE_GIRONI;2;0))" office:value-type="string" office:string-value="H" calcext:value-type="string">
            <text:p>H</text:p>
          </table:table-cell>
          <table:table-cell table:style-name="ce492" table:formula="of:=IF([.$A25]=&quot;&quot;;&quot;&quot;;VLOOKUP([.$A25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17" table:formula="of:=VLOOKUP(ROW()-24;CLASSIFICA_GIRONE_E;4;0)" office:value-type="string" office:string-value="Cinghiali (20)" calcext:value-type="string">
            <text:p>Cinghiali (20)</text:p>
          </table:table-cell>
          <table:table-cell table:style-name="ce551" table:formula="of:=VLOOKUP(ROW()-24;CLASSIFICA_GIRONE_E;5;0)" office:value-type="float" office:value="3" calcext:value-type="float">
            <text:p>3</text:p>
          </table:table-cell>
          <table:table-cell table:style-name="ce551" table:formula="of:=VLOOKUP(ROW()-24;CLASSIFICA_GIRONE_E;6;0)" office:value-type="float" office:value="3" calcext:value-type="float">
            <text:p>3</text:p>
          </table:table-cell>
          <table:table-cell table:style-name="ce551" table:formula="of:=VLOOKUP(ROW()-24;CLASSIFICA_GIRONE_E;7;0)" office:value-type="float" office:value="0" calcext:value-type="float">
            <text:p>0</text:p>
          </table:table-cell>
          <table:table-cell table:style-name="ce551" table:formula="of:=VLOOKUP(ROW()-24;CLASSIFICA_GIRONE_E;8;0)" office:value-type="float" office:value="0" calcext:value-type="float">
            <text:p>0</text:p>
          </table:table-cell>
          <table:table-cell table:style-name="ce551" table:formula="of:=VLOOKUP(ROW()-24;CLASSIFICA_GIRONE_E;9;0)" office:value-type="float" office:value="6" calcext:value-type="float">
            <text:p>6</text:p>
          </table:table-cell>
          <table:table-cell table:style-name="ce551" table:formula="of:=VLOOKUP(ROW()-24;CLASSIFICA_GIRONE_E;10;0)" office:value-type="float" office:value="122" calcext:value-type="float">
            <text:p>122</text:p>
          </table:table-cell>
          <table:table-cell table:style-name="ce551" table:formula="of:=VLOOKUP(ROW()-24;CLASSIFICA_GIRONE_E;11;0)" office:value-type="float" office:value="42" calcext:value-type="float">
            <text:p>42</text:p>
          </table:table-cell>
          <table:table-cell table:style-name="ce607" table:formula="of:=VLOOKUP(ROW()-24;CLASSIFICA_GIRONE_E;12;0)" office:value-type="float" office:value="80" calcext:value-type="float">
            <text:p>+80</text:p>
          </table:table-cell>
          <table:table-cell table:style-name="ce621"/>
          <table:table-cell table:style-name="ce625"/>
          <table:table-cell table:style-name="ce630"/>
          <table:table-cell table:style-name="ce776"/>
          <table:table-cell table:style-name="ce655"/>
          <table:table-cell table:style-name="ce662"/>
          <table:table-cell table:style-name="ce626"/>
          <table:table-cell table:style-name="ce665" table:formula="of:=[.AA17]+1" office:value-type="float" office:value="59" calcext:value-type="float" table:number-columns-spanned="1" table:number-rows-spanned="2">
            <text:p>59</text:p>
          </table:table-cell>
          <table:table-cell table:style-name="ce667" table:formula="of:=IF([.X23]&amp;[.X24]=&quot;&quot;;&quot;Vincente &quot;&amp;[.V23];IF([.X23]&gt;[.X24];[.W23];[.W24]))" office:value-type="string" office:string-value="Vincente 53" calcext:value-type="string">
            <text:p>Vincente 53</text:p>
          </table:table-cell>
          <table:table-cell table:style-name="ce690"/>
          <table:table-cell table:style-name="ce626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tal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0" calcext:value-type="float">
            <text:p>30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6]=&quot;&quot;;&quot;&quot;;VLOOKUP([.$A26];PARTITE_GIRONI;4;0))" office:value-type="string" office:string-value="Cervi (19)" calcext:value-type="string">
            <text:p>Cervi (19)</text:p>
          </table:table-cell>
          <table:table-cell table:style-name="ce232"/>
          <table:table-cell table:style-name="ce235"/>
          <table:table-cell table:style-name="ce188" table:formula="of:=IF([.$A26]=&quot;&quot;;&quot;&quot;;VLOOKUP([.$A26];PARTITE_GIRONI;6;0))" office:value-type="string" office:string-value="Cinghiali (20)" calcext:value-type="string">
            <text:p>Cinghiali (20)</text:p>
          </table:table-cell>
          <table:table-cell table:style-name="ce492" table:formula="of:=IF([.$A26]=&quot;&quot;;&quot;&quot;;VLOOKUP([.$A26];PARTITE_GIRONI;2;0))" office:value-type="string" office:string-value="E" calcext:value-type="string">
            <text:p>E</text:p>
          </table:table-cell>
          <table:table-cell table:style-name="ce492" table:formula="of:=IF([.$A26]=&quot;&quot;;&quot;&quot;;VLOOKUP([.$A26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18" table:formula="of:=VLOOKUP(ROW()-24;CLASSIFICA_GIRONE_E;4;0)" office:value-type="string" office:string-value="Bufali (18)" calcext:value-type="string">
            <text:p>Bufali (18)</text:p>
          </table:table-cell>
          <table:table-cell table:style-name="ce552" table:formula="of:=VLOOKUP(ROW()-24;CLASSIFICA_GIRONE_E;5;0)" office:value-type="float" office:value="3" calcext:value-type="float">
            <text:p>3</text:p>
          </table:table-cell>
          <table:table-cell table:style-name="ce577" table:formula="of:=VLOOKUP(ROW()-24;CLASSIFICA_GIRONE_E;6;0)" office:value-type="float" office:value="2" calcext:value-type="float">
            <text:p>2</text:p>
          </table:table-cell>
          <table:table-cell table:style-name="ce577" table:formula="of:=VLOOKUP(ROW()-24;CLASSIFICA_GIRONE_E;7;0)" office:value-type="float" office:value="0" calcext:value-type="float">
            <text:p>0</text:p>
          </table:table-cell>
          <table:table-cell table:style-name="ce577" table:formula="of:=VLOOKUP(ROW()-24;CLASSIFICA_GIRONE_E;8;0)" office:value-type="float" office:value="1" calcext:value-type="float">
            <text:p>1</text:p>
          </table:table-cell>
          <table:table-cell table:style-name="ce577" table:formula="of:=VLOOKUP(ROW()-24;CLASSIFICA_GIRONE_E;9;0)" office:value-type="float" office:value="4" calcext:value-type="float">
            <text:p>4</text:p>
          </table:table-cell>
          <table:table-cell table:style-name="ce577" table:formula="of:=VLOOKUP(ROW()-24;CLASSIFICA_GIRONE_E;10;0)" office:value-type="float" office:value="163" calcext:value-type="float">
            <text:p>163</text:p>
          </table:table-cell>
          <table:table-cell table:style-name="ce577" table:formula="of:=VLOOKUP(ROW()-24;CLASSIFICA_GIRONE_E;11;0)" office:value-type="float" office:value="155" calcext:value-type="float">
            <text:p>155</text:p>
          </table:table-cell>
          <table:table-cell table:style-name="ce608" table:formula="of:=VLOOKUP(ROW()-24;CLASSIFICA_GIRONE_E;12;0)" office:value-type="float" office:value="8" calcext:value-type="float">
            <text:p>+8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18</text:p>
          </table:table-cell>
          <table:table-cell table:style-name="ce776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1" table:formula="of:=IF([.X27]&amp;[.X28]=&quot;&quot;;&quot;Vincente &quot;&amp;[.V27];IF([.X27]&gt;[.X28];[.W27];[.W28]))" office:value-type="string" office:string-value="Vincente 54" calcext:value-type="string">
            <text:p>Vincente 54</text:p>
          </table:table-cell>
          <table:table-cell table:style-name="ce691"/>
          <table:table-cell table:style-name="ce681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700" table:number-columns-repeated="13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2" calcext:value-type="float">
            <text:p>2</text:p>
          </table:table-cell>
          <table:table-cell table:style-name="ce709"/>
          <table:table-cell table:style-name="ce709" office:value-type="float" office:value="6.0002" calcext:value-type="float">
            <text:p>6,0002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6" calcext:value-type="float">
            <text:p>36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7]=&quot;&quot;;&quot;&quot;;VLOOKUP([.$A27];PARTITE_GIRONI;4;0))" office:value-type="string" office:string-value="Delfini (23)" calcext:value-type="string">
            <text:p>Delfini (23)</text:p>
          </table:table-cell>
          <table:table-cell table:style-name="ce232"/>
          <table:table-cell table:style-name="ce235"/>
          <table:table-cell table:style-name="ce188" table:formula="of:=IF([.$A27]=&quot;&quot;;&quot;&quot;;VLOOKUP([.$A27];PARTITE_GIRONI;6;0))" office:value-type="string" office:string-value="Fenicotteri (24)" calcext:value-type="string">
            <text:p>Fenicotteri (24)</text:p>
          </table:table-cell>
          <table:table-cell table:style-name="ce492" table:formula="of:=IF([.$A27]=&quot;&quot;;&quot;&quot;;VLOOKUP([.$A27];PARTITE_GIRONI;2;0))" office:value-type="string" office:string-value="F" calcext:value-type="string">
            <text:p>F</text:p>
          </table:table-cell>
          <table:table-cell table:style-name="ce492" table:formula="of:=IF([.$A27]=&quot;&quot;;&quot;&quot;;VLOOKUP([.$A27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19" table:formula="of:=VLOOKUP(ROW()-24;CLASSIFICA_GIRONE_E;4;0)" office:value-type="string" office:string-value="Bisonti (17)" calcext:value-type="string">
            <text:p>Bisonti (17)</text:p>
          </table:table-cell>
          <table:table-cell table:style-name="ce553" table:formula="of:=VLOOKUP(ROW()-24;CLASSIFICA_GIRONE_E;5;0)" office:value-type="float" office:value="3" calcext:value-type="float">
            <text:p>3</text:p>
          </table:table-cell>
          <table:table-cell table:style-name="ce578" table:formula="of:=VLOOKUP(ROW()-24;CLASSIFICA_GIRONE_E;6;0)" office:value-type="float" office:value="1" calcext:value-type="float">
            <text:p>1</text:p>
          </table:table-cell>
          <table:table-cell table:style-name="ce588" table:formula="of:=VLOOKUP(ROW()-24;CLASSIFICA_GIRONE_E;7;0)" office:value-type="float" office:value="2" calcext:value-type="float">
            <text:p>2</text:p>
          </table:table-cell>
          <table:table-cell table:style-name="ce593" table:formula="of:=VLOOKUP(ROW()-24;CLASSIFICA_GIRONE_E;8;0)" office:value-type="float" office:value="0" calcext:value-type="float">
            <text:p>0</text:p>
          </table:table-cell>
          <table:table-cell table:style-name="ce593" table:formula="of:=VLOOKUP(ROW()-24;CLASSIFICA_GIRONE_E;9;0)" office:value-type="float" office:value="4" calcext:value-type="float">
            <text:p>4</text:p>
          </table:table-cell>
          <table:table-cell table:style-name="ce593" table:formula="of:=VLOOKUP(ROW()-24;CLASSIFICA_GIRONE_E;10;0)" office:value-type="float" office:value="148" calcext:value-type="float">
            <text:p>148</text:p>
          </table:table-cell>
          <table:table-cell table:style-name="ce593" table:formula="of:=VLOOKUP(ROW()-24;CLASSIFICA_GIRONE_E;11;0)" office:value-type="float" office:value="179" calcext:value-type="float">
            <text:p>179</text:p>
          </table:table-cell>
          <table:table-cell table:style-name="ce609" table:formula="of:=VLOOKUP(ROW()-24;CLASSIFICA_GIRONE_E;12;0)" office:value-type="float" office:value="-31" calcext:value-type="float">
            <text:p>-31</text:p>
          </table:table-cell>
          <table:table-cell table:style-name="ce621"/>
          <table:table-cell table:style-name="ce625"/>
          <table:table-cell table:style-name="ce632" table:formula="of:=[.V23]+1" office:value-type="float" office:value="54" calcext:value-type="float" table:number-columns-spanned="1" table:number-rows-spanned="2">
            <text:p>54</text:p>
          </table:table-cell>
          <table:table-cell table:style-name="ce643" table:formula="of:=[.K35]" office:value-type="string" office:string-value="Istrici (25)" calcext:value-type="string">
            <text:p>Istrici (25)</text:p>
          </table:table-cell>
          <table:table-cell table:style-name="ce482"/>
          <table:table-cell table:style-name="ce661" office:value-type="string" calcext:value-type="string">
            <text:p>1G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26" table:number-columns-repeated="2"/>
          <table:table-cell table:style-name="ce655"/>
          <table:table-cell table:style-name="ce660"/>
          <table:table-cell table:style-name="ce626" table:number-columns-repeated="4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ez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3" calcext:value-type="float">
            <text:p>3</text:p>
          </table:table-cell>
          <table:table-cell table:style-name="ce713"/>
          <table:table-cell table:style-name="ce713" office:value-type="float" office:value="0.9998" calcext:value-type="float">
            <text:p>1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42" calcext:value-type="float">
            <text:p>42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8]=&quot;&quot;;&quot;&quot;;VLOOKUP([.$A28];PARTITE_GIRONI;4;0))" office:value-type="string" office:string-value="Muli (27)" calcext:value-type="string">
            <text:p>Muli (27)</text:p>
          </table:table-cell>
          <table:table-cell table:style-name="ce232"/>
          <table:table-cell table:style-name="ce235"/>
          <table:table-cell table:style-name="ce188" table:formula="of:=IF([.$A28]=&quot;&quot;;&quot;&quot;;VLOOKUP([.$A28];PARTITE_GIRONI;6;0))" office:value-type="string" office:string-value="Orche (28)" calcext:value-type="string">
            <text:p>Orche (28)</text:p>
          </table:table-cell>
          <table:table-cell table:style-name="ce492" table:formula="of:=IF([.$A28]=&quot;&quot;;&quot;&quot;;VLOOKUP([.$A28];PARTITE_GIRONI;2;0))" office:value-type="string" office:string-value="G" calcext:value-type="string">
            <text:p>G</text:p>
          </table:table-cell>
          <table:table-cell table:style-name="ce492" table:formula="of:=IF([.$A28]=&quot;&quot;;&quot;&quot;;VLOOKUP([.$A28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19" table:formula="of:=VLOOKUP(ROW()-24;CLASSIFICA_GIRONE_E;4;0)" office:value-type="string" office:string-value="Cervi (19)" calcext:value-type="string">
            <text:p>Cervi (19)</text:p>
          </table:table-cell>
          <table:table-cell table:style-name="ce554" table:formula="of:=VLOOKUP(ROW()-24;CLASSIFICA_GIRONE_E;5;0)" office:value-type="float" office:value="3" calcext:value-type="float">
            <text:p>3</text:p>
          </table:table-cell>
          <table:table-cell table:style-name="ce579" table:formula="of:=VLOOKUP(ROW()-24;CLASSIFICA_GIRONE_E;6;0)" office:value-type="float" office:value="0" calcext:value-type="float">
            <text:p>0</text:p>
          </table:table-cell>
          <table:table-cell table:style-name="ce588" table:formula="of:=VLOOKUP(ROW()-24;CLASSIFICA_GIRONE_E;7;0)" office:value-type="float" office:value="1" calcext:value-type="float">
            <text:p>1</text:p>
          </table:table-cell>
          <table:table-cell table:style-name="ce593" table:formula="of:=VLOOKUP(ROW()-24;CLASSIFICA_GIRONE_E;8;0)" office:value-type="float" office:value="2" calcext:value-type="float">
            <text:p>2</text:p>
          </table:table-cell>
          <table:table-cell table:style-name="ce593" table:formula="of:=VLOOKUP(ROW()-24;CLASSIFICA_GIRONE_E;9;0)" office:value-type="float" office:value="1" calcext:value-type="float">
            <text:p>1</text:p>
          </table:table-cell>
          <table:table-cell table:style-name="ce593" table:formula="of:=VLOOKUP(ROW()-24;CLASSIFICA_GIRONE_E;10;0)" office:value-type="float" office:value="49" calcext:value-type="float">
            <text:p>49</text:p>
          </table:table-cell>
          <table:table-cell table:style-name="ce593" table:formula="of:=VLOOKUP(ROW()-24;CLASSIFICA_GIRONE_E;11;0)" office:value-type="float" office:value="106" calcext:value-type="float">
            <text:p>106</text:p>
          </table:table-cell>
          <table:table-cell table:style-name="ce609" table:formula="of:=VLOOKUP(ROW()-24;CLASSIFICA_GIRONE_E;12;0)" office:value-type="float" office:value="-57" calcext:value-type="float">
            <text:p>-57</text:p>
          </table:table-cell>
          <table:table-cell table:style-name="ce621"/>
          <table:table-cell table:style-name="ce625"/>
          <table:covered-table-cell table:style-name="ce448"/>
          <table:table-cell table:style-name="ce644" table:formula="of:=[.K26]" office:value-type="string" office:string-value="Bufali (18)" calcext:value-type="string">
            <text:p>Bufali (18)</text:p>
          </table:table-cell>
          <table:table-cell table:style-name="ce483"/>
          <table:table-cell table:style-name="ce658" office:value-type="string" calcext:value-type="string">
            <text:p>2E</text:p>
          </table:table-cell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31" office:value-type="string" calcext:value-type="string">
            <text:p>07 Lug <text:s/>h. 21</text:p>
          </table:table-cell>
          <table:table-cell table:style-name="ce626"/>
          <table:table-cell table:style-name="ce655"/>
          <table:table-cell table:style-name="ce660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Rep. d'Irlanda</text:p>
          </table:table-cell>
          <table:table-cell table:style-name="ce709" office:value-type="float" office:value="3" calcext:value-type="float">
            <text:p>3</text:p>
          </table:table-cell>
          <table:table-cell table:number-columns-repeated="3"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.9998" calcext:value-type="float">
            <text:p>3,9998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48" calcext:value-type="float">
            <text:p>48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7H00M00S" calcext:value-type="time">
            <text:p>17:00</text:p>
          </table:table-cell>
          <table:table-cell table:style-name="ce179" table:formula="of:=IF([.$A29]=&quot;&quot;;&quot;&quot;;VLOOKUP([.$A29];PARTITE_GIRONI;4;0))" office:value-type="string" office:string-value="Tonni (31)" calcext:value-type="string">
            <text:p>Tonni (31)</text:p>
          </table:table-cell>
          <table:table-cell table:style-name="ce232"/>
          <table:table-cell table:style-name="ce235"/>
          <table:table-cell table:style-name="ce188" table:formula="of:=IF([.$A29]=&quot;&quot;;&quot;&quot;;VLOOKUP([.$A29];PARTITE_GIRONI;6;0))" office:value-type="string" office:string-value="Zebre (32)" calcext:value-type="string">
            <text:p>Zebre (32)</text:p>
          </table:table-cell>
          <table:table-cell table:style-name="ce492" table:formula="of:=IF([.$A29]=&quot;&quot;;&quot;&quot;;VLOOKUP([.$A29];PARTITE_GIRONI;2;0))" office:value-type="string" office:string-value="H" calcext:value-type="string">
            <text:p>H</text:p>
          </table:table-cell>
          <table:table-cell table:style-name="ce492" table:formula="of:=IF([.$A29]=&quot;&quot;;&quot;&quot;;VLOOKUP([.$A29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0" office:value-type="string" calcext:value-type="string">
            <text:p>Gruppo F</text:p>
          </table:table-cell>
          <table:table-cell table:style-name="ce555" office:value-type="string" calcext:value-type="string">
            <text:p>G</text:p>
          </table:table-cell>
          <table:table-cell table:style-name="ce555" office:value-type="string" calcext:value-type="string">
            <text:p>V</text:p>
          </table:table-cell>
          <table:table-cell table:style-name="ce555" office:value-type="string" calcext:value-type="string">
            <text:p>P</text:p>
          </table:table-cell>
          <table:table-cell table:style-name="ce555" office:value-type="string" calcext:value-type="string">
            <text:p>F</text:p>
          </table:table-cell>
          <table:table-cell table:style-name="ce555" office:value-type="string" calcext:value-type="string">
            <text:p>PC</text:p>
          </table:table-cell>
          <table:table-cell table:style-name="ce555" office:value-type="string" calcext:value-type="string">
            <text:p>PGF</text:p>
          </table:table-cell>
          <table:table-cell table:style-name="ce555" office:value-type="string" calcext:value-type="string">
            <text:p>PGS</text:p>
          </table:table-cell>
          <table:table-cell table:style-name="ce610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0"/>
          <table:table-cell table:style-name="ce776"/>
          <table:table-cell table:style-name="ce655"/>
          <table:table-cell table:style-name="ce658"/>
          <table:table-cell table:style-name="ce626" table:number-columns-repeated="3"/>
          <table:table-cell table:style-name="ce655"/>
          <table:table-cell table:style-name="ce660"/>
          <table:table-cell table:style-name="ce663"/>
          <table:table-cell table:style-name="ce684" table:formula="of:=[.AF13]+1" office:value-type="float" office:value="62" calcext:value-type="float" table:number-columns-spanned="1" table:number-rows-spanned="2">
            <text:p>62</text:p>
          </table:table-cell>
          <table:table-cell table:style-name="ce667" table:formula="of:=IF([.AC25]&amp;[.AC26]=&quot;&quot;;&quot;Vincente &quot;&amp;[.AA25];IF([.AC25]&gt;[.AC26];[.AB25];[.AB26]))" office:value-type="string" office:string-value="Vincente 59" calcext:value-type="string">
            <text:p>Vincente 59</text:p>
          </table:table-cell>
          <table:table-cell table:style-name="ce725"/>
          <table:table-cell table:style-name="ce682"/>
          <table:table-cell table:style-name="ce693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7" office:value-type="string" calcext:value-type="string">
            <text:p>Gruppo F</text:p>
          </table:table-cell>
          <table:table-cell table:style-name="ce707" office:value-type="string" calcext:value-type="string">
            <text:p>G</text:p>
          </table:table-cell>
          <table:table-cell table:style-name="ce707" office:value-type="string" calcext:value-type="string">
            <text:p>V</text:p>
          </table:table-cell>
          <table:table-cell table:style-name="ce707" office:value-type="string" calcext:value-type="string">
            <text:p>N</text:p>
          </table:table-cell>
          <table:table-cell table:style-name="ce707" office:value-type="string" calcext:value-type="string">
            <text:p>P</text:p>
          </table:table-cell>
          <table:table-cell table:style-name="ce707" office:value-type="string" calcext:value-type="string">
            <text:p>GF</text:p>
          </table:table-cell>
          <table:table-cell table:style-name="ce707" office:value-type="string" calcext:value-type="string">
            <text:p>GS</text:p>
          </table:table-cell>
          <table:table-cell table:style-name="ce707"/>
          <table:table-cell table:style-name="ce707" office:value-type="string" calcext:value-type="string">
            <text:p>P.ti</text:p>
          </table:table-cell>
          <table:table-cell table:style-name="ce707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3" calcext:value-type="float">
            <text:p>3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0]=&quot;&quot;;&quot;&quot;;VLOOKUP([.$A30];PARTITE_GIRONI;4;0))" office:value-type="string" office:string-value="Leoni (1)" calcext:value-type="string">
            <text:p>Leoni (1)</text:p>
          </table:table-cell>
          <table:table-cell table:style-name="ce232"/>
          <table:table-cell table:style-name="ce235"/>
          <table:table-cell table:style-name="ce188" table:formula="of:=IF([.$A30]=&quot;&quot;;&quot;&quot;;VLOOKUP([.$A30];PARTITE_GIRONI;6;0))" office:value-type="string" office:string-value="Ghepardi (4)" calcext:value-type="string">
            <text:p>Ghepardi (4)</text:p>
          </table:table-cell>
          <table:table-cell table:style-name="ce492" table:formula="of:=IF([.$A30]=&quot;&quot;;&quot;&quot;;VLOOKUP([.$A30];PARTITE_GIRONI;2;0))" office:value-type="string" office:string-value="A" calcext:value-type="string">
            <text:p>A</text:p>
          </table:table-cell>
          <table:table-cell table:style-name="ce492" table:formula="of:=IF([.$A30]=&quot;&quot;;&quot;&quot;;VLOOKUP([.$A30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1" table:formula="of:=VLOOKUP(ROW()-29;CLASSIFICA_GIRONE_F;4;0)" office:value-type="string" office:string-value="Balene (21)" calcext:value-type="string">
            <text:p>Balene (21)</text:p>
          </table:table-cell>
          <table:table-cell table:style-name="ce556" table:formula="of:=VLOOKUP(ROW()-29;CLASSIFICA_GIRONE_F;5;0)" office:value-type="float" office:value="3" calcext:value-type="float">
            <text:p>3</text:p>
          </table:table-cell>
          <table:table-cell table:style-name="ce556" table:formula="of:=VLOOKUP(ROW()-29;CLASSIFICA_GIRONE_F;6;0)" office:value-type="float" office:value="3" calcext:value-type="float">
            <text:p>3</text:p>
          </table:table-cell>
          <table:table-cell table:style-name="ce556" table:formula="of:=VLOOKUP(ROW()-29;CLASSIFICA_GIRONE_F;7;0)" office:value-type="float" office:value="0" calcext:value-type="float">
            <text:p>0</text:p>
          </table:table-cell>
          <table:table-cell table:style-name="ce556" table:formula="of:=VLOOKUP(ROW()-29;CLASSIFICA_GIRONE_F;8;0)" office:value-type="float" office:value="0" calcext:value-type="float">
            <text:p>0</text:p>
          </table:table-cell>
          <table:table-cell table:style-name="ce556" table:formula="of:=VLOOKUP(ROW()-29;CLASSIFICA_GIRONE_F;9;0)" office:value-type="float" office:value="6" calcext:value-type="float">
            <text:p>6</text:p>
          </table:table-cell>
          <table:table-cell table:style-name="ce556" table:formula="of:=VLOOKUP(ROW()-29;CLASSIFICA_GIRONE_F;10;0)" office:value-type="float" office:value="149" calcext:value-type="float">
            <text:p>149</text:p>
          </table:table-cell>
          <table:table-cell table:style-name="ce556" table:formula="of:=VLOOKUP(ROW()-29;CLASSIFICA_GIRONE_F;11;0)" office:value-type="float" office:value="88" calcext:value-type="float">
            <text:p>88</text:p>
          </table:table-cell>
          <table:table-cell table:style-name="ce611" table:formula="of:=VLOOKUP(ROW()-29;CLASSIFICA_GIRONE_F;12;0)" office:value-type="float" office:value="61" calcext:value-type="float">
            <text:p>+61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6 Giu <text:s/>h. 15</text:p>
          </table:table-cell>
          <table:table-cell table:style-name="ce776"/>
          <table:table-cell table:style-name="ce656"/>
          <table:table-cell table:style-name="ce658"/>
          <table:table-cell table:style-name="ce626" table:number-columns-repeated="3"/>
          <table:table-cell table:style-name="ce656"/>
          <table:table-cell table:style-name="ce660"/>
          <table:table-cell table:style-name="ce683"/>
          <table:covered-table-cell table:style-name="ce685"/>
          <table:table-cell table:style-name="ce688" table:formula="of:=IF([.AC33]&amp;[.AC34]=&quot;&quot;;&quot;Vincente &quot;&amp;[.AA33];IF([.AC33]&gt;[.AC34];[.AB33];[.AB34]))" office:value-type="string" office:string-value="Vincente 60" calcext:value-type="string">
            <text:p>Vincente 60</text:p>
          </table:table-cell>
          <table:table-cell table:style-name="ce726"/>
          <table:table-cell table:style-name="ce693" table:number-columns-repeated="2"/>
          <table:table-cell table:style-name="ce626" table:number-columns-repeated="3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Portogallo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2"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9" calcext:value-type="float">
            <text:p>9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1]=&quot;&quot;;&quot;&quot;;VLOOKUP([.$A31];PARTITE_GIRONI;4;0))" office:value-type="string" office:string-value="Giaguari (5)" calcext:value-type="string">
            <text:p>Giaguari (5)</text:p>
          </table:table-cell>
          <table:table-cell table:style-name="ce232"/>
          <table:table-cell table:style-name="ce235"/>
          <table:table-cell table:style-name="ce188" table:formula="of:=IF([.$A31]=&quot;&quot;;&quot;&quot;;VLOOKUP([.$A31];PARTITE_GIRONI;6;0))" office:value-type="string" office:string-value="Serval (8)" calcext:value-type="string">
            <text:p>Serval (8)</text:p>
          </table:table-cell>
          <table:table-cell table:style-name="ce492" table:formula="of:=IF([.$A31]=&quot;&quot;;&quot;&quot;;VLOOKUP([.$A31];PARTITE_GIRONI;2;0))" office:value-type="string" office:string-value="B" calcext:value-type="string">
            <text:p>B</text:p>
          </table:table-cell>
          <table:table-cell table:style-name="ce492" table:formula="of:=IF([.$A31]=&quot;&quot;;&quot;&quot;;VLOOKUP([.$A31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2" table:formula="of:=VLOOKUP(ROW()-29;CLASSIFICA_GIRONE_F;4;0)" office:value-type="string" office:string-value="Gabbiani (22)" calcext:value-type="string">
            <text:p>Gabbiani (22)</text:p>
          </table:table-cell>
          <table:table-cell table:style-name="ce557" table:formula="of:=VLOOKUP(ROW()-29;CLASSIFICA_GIRONE_F;5;0)" office:value-type="float" office:value="3" calcext:value-type="float">
            <text:p>3</text:p>
          </table:table-cell>
          <table:table-cell table:style-name="ce557" table:formula="of:=VLOOKUP(ROW()-29;CLASSIFICA_GIRONE_F;6;0)" office:value-type="float" office:value="2" calcext:value-type="float">
            <text:p>2</text:p>
          </table:table-cell>
          <table:table-cell table:style-name="ce557" table:formula="of:=VLOOKUP(ROW()-29;CLASSIFICA_GIRONE_F;7;0)" office:value-type="float" office:value="1" calcext:value-type="float">
            <text:p>1</text:p>
          </table:table-cell>
          <table:table-cell table:style-name="ce557" table:formula="of:=VLOOKUP(ROW()-29;CLASSIFICA_GIRONE_F;8;0)" office:value-type="float" office:value="0" calcext:value-type="float">
            <text:p>0</text:p>
          </table:table-cell>
          <table:table-cell table:style-name="ce557" table:formula="of:=VLOOKUP(ROW()-29;CLASSIFICA_GIRONE_F;9;0)" office:value-type="float" office:value="5" calcext:value-type="float">
            <text:p>5</text:p>
          </table:table-cell>
          <table:table-cell table:style-name="ce557" table:formula="of:=VLOOKUP(ROW()-29;CLASSIFICA_GIRONE_F;10;0)" office:value-type="float" office:value="176" calcext:value-type="float">
            <text:p>176</text:p>
          </table:table-cell>
          <table:table-cell table:style-name="ce557" table:formula="of:=VLOOKUP(ROW()-29;CLASSIFICA_GIRONE_F;11;0)" office:value-type="float" office:value="134" calcext:value-type="float">
            <text:p>134</text:p>
          </table:table-cell>
          <table:table-cell table:style-name="ce612" table:formula="of:=VLOOKUP(ROW()-29;CLASSIFICA_GIRONE_F;12;0)" office:value-type="float" office:value="42" calcext:value-type="float">
            <text:p>+42</text:p>
          </table:table-cell>
          <table:table-cell table:style-name="ce621"/>
          <table:table-cell table:style-name="ce625"/>
          <table:table-cell table:style-name="ce632" table:formula="of:=[.V27]+1" office:value-type="float" office:value="55" calcext:value-type="float" table:number-columns-spanned="1" table:number-rows-spanned="2">
            <text:p>55</text:p>
          </table:table-cell>
          <table:table-cell table:style-name="ce638" table:formula="of:=[.K20]" office:value-type="string" office:string-value="Pitoni (14)" calcext:value-type="string">
            <text:p>Pitoni (14)</text:p>
          </table:table-cell>
          <table:table-cell table:style-name="ce482"/>
          <table:table-cell table:style-name="ce658" office:value-type="string" calcext:value-type="string">
            <text:p>1D</text:p>
          </table:table-cell>
          <table:table-cell table:style-name="ce626" table:number-columns-repeated="3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4" calcext:value-type="float">
            <text:p>4</text:p>
          </table:table-cell>
          <table:table-cell table:style-name="ce709"/>
          <table:table-cell table:style-name="ce709" office:value-type="float" office:value="0.9997" calcext:value-type="float">
            <text:p>0,9997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15" calcext:value-type="float">
            <text:p>15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2]=&quot;&quot;;&quot;&quot;;VLOOKUP([.$A32];PARTITE_GIRONI;4;0))" office:value-type="string" office:string-value="Elefanti (9)" calcext:value-type="string">
            <text:p>Elefanti (9)</text:p>
          </table:table-cell>
          <table:table-cell table:style-name="ce232"/>
          <table:table-cell table:style-name="ce235"/>
          <table:table-cell table:style-name="ce188" table:formula="of:=IF([.$A32]=&quot;&quot;;&quot;&quot;;VLOOKUP([.$A32];PARTITE_GIRONI;6;0))" office:value-type="string" office:string-value="Iguane (12)" calcext:value-type="string">
            <text:p>Iguane (12)</text:p>
          </table:table-cell>
          <table:table-cell table:style-name="ce492" table:formula="of:=IF([.$A32]=&quot;&quot;;&quot;&quot;;VLOOKUP([.$A32];PARTITE_GIRONI;2;0))" office:value-type="string" office:string-value="C" calcext:value-type="string">
            <text:p>C</text:p>
          </table:table-cell>
          <table:table-cell table:style-name="ce492" table:formula="of:=IF([.$A32]=&quot;&quot;;&quot;&quot;;VLOOKUP([.$A32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3" table:formula="of:=VLOOKUP(ROW()-29;CLASSIFICA_GIRONE_F;4;0)" office:value-type="string" office:string-value="Delfini (23)" calcext:value-type="string">
            <text:p>Delfini (23)</text:p>
          </table:table-cell>
          <table:table-cell table:style-name="ce558" table:formula="of:=VLOOKUP(ROW()-29;CLASSIFICA_GIRONE_F;5;0)" office:value-type="float" office:value="3" calcext:value-type="float">
            <text:p>3</text:p>
          </table:table-cell>
          <table:table-cell table:style-name="ce580" table:formula="of:=VLOOKUP(ROW()-29;CLASSIFICA_GIRONE_F;6;0)" office:value-type="float" office:value="1" calcext:value-type="float">
            <text:p>1</text:p>
          </table:table-cell>
          <table:table-cell table:style-name="ce580" table:formula="of:=VLOOKUP(ROW()-29;CLASSIFICA_GIRONE_F;7;0)" office:value-type="float" office:value="2" calcext:value-type="float">
            <text:p>2</text:p>
          </table:table-cell>
          <table:table-cell table:style-name="ce580" table:formula="of:=VLOOKUP(ROW()-29;CLASSIFICA_GIRONE_F;8;0)" office:value-type="float" office:value="0" calcext:value-type="float">
            <text:p>0</text:p>
          </table:table-cell>
          <table:table-cell table:style-name="ce580" table:formula="of:=VLOOKUP(ROW()-29;CLASSIFICA_GIRONE_F;9;0)" office:value-type="float" office:value="4" calcext:value-type="float">
            <text:p>4</text:p>
          </table:table-cell>
          <table:table-cell table:style-name="ce580" table:formula="of:=VLOOKUP(ROW()-29;CLASSIFICA_GIRONE_F;10;0)" office:value-type="float" office:value="134" calcext:value-type="float">
            <text:p>134</text:p>
          </table:table-cell>
          <table:table-cell table:style-name="ce580" table:formula="of:=VLOOKUP(ROW()-29;CLASSIFICA_GIRONE_F;11;0)" office:value-type="float" office:value="204" calcext:value-type="float">
            <text:p>204</text:p>
          </table:table-cell>
          <table:table-cell table:style-name="ce613" table:formula="of:=VLOOKUP(ROW()-29;CLASSIFICA_GIRONE_F;12;0)" office:value-type="float" office:value="-70" calcext:value-type="float">
            <text:p>-70</text:p>
          </table:table-cell>
          <table:table-cell table:style-name="ce621"/>
          <table:table-cell table:style-name="ce625"/>
          <table:covered-table-cell table:style-name="ce448"/>
          <table:table-cell table:style-name="ce645" table:formula="of:=[.K11]" office:value-type="string" office:string-value="Serval (8)" calcext:value-type="string">
            <text:p>Serval (8)</text:p>
          </table:table-cell>
          <table:table-cell table:style-name="ce483"/>
          <table:table-cell table:style-name="ce659" office:value-type="string" calcext:value-type="string">
            <text:p>2B</text:p>
          </table:table-cell>
          <table:table-cell table:style-name="ce626"/>
          <table:table-cell table:style-name="ce631" office:value-type="string" calcext:value-type="string">
            <text:p>03 Lug <text:s/>h. 21</text:p>
          </table:table-cell>
          <table:table-cell table:style-name="ce626"/>
          <table:table-cell table:style-name="ce656"/>
          <table:table-cell table:style-name="ce660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Ungheria</text:p>
          </table:table-cell>
          <table:table-cell table:style-name="ce709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6" calcext:value-type="float">
            <text:p>6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5.0002" calcext:value-type="float">
            <text:p>5</text:p>
          </table:table-cell>
          <table:table-cell table:style-name="ce713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1" calcext:value-type="float">
            <text:p>21</text:p>
          </table:table-cell>
          <table:table-cell table:style-name="ce211" office:value-type="date" office:date-value="2021-06-08" calcext:value-type="date">
            <text:p>mar 8 giu</text:p>
          </table:table-cell>
          <table:table-cell table:style-name="ce215" office:value-type="time" office:time-value="PT18H30M00S" calcext:value-type="time">
            <text:p>18:30</text:p>
          </table:table-cell>
          <table:table-cell table:style-name="ce179" table:formula="of:=IF([.$A33]=&quot;&quot;;&quot;&quot;;VLOOKUP([.$A33];PARTITE_GIRONI;4;0))" office:value-type="string" office:string-value="Coccodrilli (13)" calcext:value-type="string">
            <text:p>Coccodrilli (13)</text:p>
          </table:table-cell>
          <table:table-cell table:style-name="ce232"/>
          <table:table-cell table:style-name="ce235"/>
          <table:table-cell table:style-name="ce188" table:formula="of:=IF([.$A33]=&quot;&quot;;&quot;&quot;;VLOOKUP([.$A33];PARTITE_GIRONI;6;0))" office:value-type="string" office:string-value="Falchi (16)" calcext:value-type="string">
            <text:p>Falchi (16)</text:p>
          </table:table-cell>
          <table:table-cell table:style-name="ce492" table:formula="of:=IF([.$A33]=&quot;&quot;;&quot;&quot;;VLOOKUP([.$A33];PARTITE_GIRONI;2;0))" office:value-type="string" office:string-value="D" calcext:value-type="string">
            <text:p>D</text:p>
          </table:table-cell>
          <table:table-cell table:style-name="ce492" table:formula="of:=IF([.$A33]=&quot;&quot;;&quot;&quot;;VLOOKUP([.$A33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3" table:formula="of:=VLOOKUP(ROW()-29;CLASSIFICA_GIRONE_F;4;0)" office:value-type="string" office:string-value="Fenicotteri (24)" calcext:value-type="string">
            <text:p>Fenicotteri (24)</text:p>
          </table:table-cell>
          <table:table-cell table:style-name="ce559" table:formula="of:=VLOOKUP(ROW()-29;CLASSIFICA_GIRONE_F;5;0)" office:value-type="float" office:value="3" calcext:value-type="float">
            <text:p>3</text:p>
          </table:table-cell>
          <table:table-cell table:style-name="ce580" table:formula="of:=VLOOKUP(ROW()-29;CLASSIFICA_GIRONE_F;6;0)" office:value-type="float" office:value="0" calcext:value-type="float">
            <text:p>0</text:p>
          </table:table-cell>
          <table:table-cell table:style-name="ce580" table:formula="of:=VLOOKUP(ROW()-29;CLASSIFICA_GIRONE_F;7;0)" office:value-type="float" office:value="3" calcext:value-type="float">
            <text:p>3</text:p>
          </table:table-cell>
          <table:table-cell table:style-name="ce580" table:formula="of:=VLOOKUP(ROW()-29;CLASSIFICA_GIRONE_F;8;0)" office:value-type="float" office:value="0" calcext:value-type="float">
            <text:p>0</text:p>
          </table:table-cell>
          <table:table-cell table:style-name="ce580" table:formula="of:=VLOOKUP(ROW()-29;CLASSIFICA_GIRONE_F;9;0)" office:value-type="float" office:value="3" calcext:value-type="float">
            <text:p>3</text:p>
          </table:table-cell>
          <table:table-cell table:style-name="ce580" table:formula="of:=VLOOKUP(ROW()-29;CLASSIFICA_GIRONE_F;10;0)" office:value-type="float" office:value="104" calcext:value-type="float">
            <text:p>104</text:p>
          </table:table-cell>
          <table:table-cell table:style-name="ce580" table:formula="of:=VLOOKUP(ROW()-29;CLASSIFICA_GIRONE_F;11;0)" office:value-type="float" office:value="137" calcext:value-type="float">
            <text:p>137</text:p>
          </table:table-cell>
          <table:table-cell table:style-name="ce613" table:formula="of:=VLOOKUP(ROW()-29;CLASSIFICA_GIRONE_F;12;0)" office:value-type="float" office:value="-33" calcext:value-type="float">
            <text:p>-33</text:p>
          </table:table-cell>
          <table:table-cell table:style-name="ce621"/>
          <table:table-cell table:style-name="ce625"/>
          <table:table-cell table:style-name="ce630"/>
          <table:table-cell table:style-name="ce776"/>
          <table:table-cell table:style-name="ce655"/>
          <table:table-cell table:style-name="ce662"/>
          <table:table-cell table:style-name="ce626"/>
          <table:table-cell table:style-name="ce665" table:formula="of:=[.AA25]+1" office:value-type="float" office:value="60" calcext:value-type="float" table:number-columns-spanned="1" table:number-rows-spanned="2">
            <text:p>60</text:p>
          </table:table-cell>
          <table:table-cell table:style-name="ce667" table:formula="of:=IF([.X31]&amp;[.X32]=&quot;&quot;;&quot;Vincente &quot;&amp;[.V31];IF([.X31]&gt;[.X32];[.W31];[.W32]))" office:value-type="string" office:string-value="Vincente 55" calcext:value-type="string">
            <text:p>Vincente 55</text:p>
          </table:table-cell>
          <table:table-cell table:style-name="ce692"/>
          <table:table-cell table:style-name="ce682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Islanda</text:p>
          </table:table-cell>
          <table:table-cell table:style-name="ce709" office:value-type="float" office:value="3" calcext:value-type="float">
            <text:p>3</text:p>
          </table:table-cell>
          <table:table-cell table:style-name="ce709" office:value-type="float" office:value="1" calcext:value-type="float">
            <text:p>1</text:p>
          </table:table-cell>
          <table:table-cell table:style-name="ce709" office:value-type="float" office:value="2" calcext:value-type="float">
            <text:p>2</text:p>
          </table:table-cell>
          <table:table-cell table:style-name="ce709" office:value-type="float" office:value="0" calcext:value-type="float">
            <text:p>0</text:p>
          </table:table-cell>
          <table:table-cell table:style-name="ce709" office:value-type="float" office:value="4" calcext:value-type="float">
            <text:p>4</text:p>
          </table:table-cell>
          <table:table-cell table:style-name="ce709" office:value-type="float" office:value="3" calcext:value-type="float">
            <text:p>3</text:p>
          </table:table-cell>
          <table:table-cell table:style-name="ce709"/>
          <table:table-cell table:style-name="ce709" office:value-type="float" office:value="5.0001" calcext:value-type="float">
            <text:p>5,0001</text:p>
          </table:table-cell>
          <table:table-cell table:style-name="ce709"/>
          <table:table-cell table:style-name="ce715"/>
          <table:table-cell table:style-name="ce626"/>
        </table:table-row>
        <table:table-row table:style-name="ro6">
          <table:table-cell table:style-name="ce179" office:value-type="float" office:value="26" calcext:value-type="float">
            <text:p>26</text:p>
          </table:table-cell>
          <table:table-cell table:style-name="ce211" table:formula="of:=[.B14]+1" office:value-type="date" office:date-value="2021-06-09" calcext:value-type="date">
            <text:p>mer 9 giu</text:p>
          </table:table-cell>
          <table:table-cell table:style-name="ce215" table:formula="of:=[.C14]" office:value-type="time" office:time-value="PT09H00M00S" calcext:value-type="time">
            <text:p>09:00</text:p>
          </table:table-cell>
          <table:table-cell table:style-name="ce179" table:formula="of:=IF([.$A34]=&quot;&quot;;&quot;&quot;;VLOOKUP([.$A34];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34]=&quot;&quot;;&quot;&quot;;VLOOKUP([.$A34];PARTITE_GIRONI;6;0))" office:value-type="string" office:string-value="Cervi (19)" calcext:value-type="string">
            <text:p>Cervi (19)</text:p>
          </table:table-cell>
          <table:table-cell table:style-name="ce492" table:formula="of:=IF([.$A34]=&quot;&quot;;&quot;&quot;;VLOOKUP([.$A34];PARTITE_GIRONI;2;0))" office:value-type="string" office:string-value="E" calcext:value-type="string">
            <text:p>E</text:p>
          </table:table-cell>
          <table:table-cell table:style-name="ce492" table:formula="of:=IF([.$A34]=&quot;&quot;;&quot;&quot;;VLOOKUP([.$A34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4" office:value-type="string" calcext:value-type="string">
            <text:p>Gruppo G</text:p>
          </table:table-cell>
          <table:table-cell table:style-name="ce560" office:value-type="string" calcext:value-type="string">
            <text:p>G</text:p>
          </table:table-cell>
          <table:table-cell table:style-name="ce581" office:value-type="string" calcext:value-type="string">
            <text:p>V</text:p>
          </table:table-cell>
          <table:table-cell table:style-name="ce581" office:value-type="string" calcext:value-type="string">
            <text:p>P</text:p>
          </table:table-cell>
          <table:table-cell table:style-name="ce581" office:value-type="string" calcext:value-type="string">
            <text:p>F</text:p>
          </table:table-cell>
          <table:table-cell table:style-name="ce581" office:value-type="string" calcext:value-type="string">
            <text:p>PC</text:p>
          </table:table-cell>
          <table:table-cell table:style-name="ce581" office:value-type="string" calcext:value-type="string">
            <text:p>PGF</text:p>
          </table:table-cell>
          <table:table-cell table:style-name="ce581" office:value-type="string" calcext:value-type="string">
            <text:p>PGS</text:p>
          </table:table-cell>
          <table:table-cell table:style-name="ce581" office:value-type="string" calcext:value-type="string">
            <text:p>DPG</text:p>
          </table:table-cell>
          <table:table-cell table:style-name="ce621"/>
          <table:table-cell table:style-name="ce625"/>
          <table:table-cell table:style-name="ce631" office:value-type="string" calcext:value-type="string">
            <text:p>27 Giu <text:s/>h. 21</text:p>
          </table:table-cell>
          <table:table-cell table:style-name="ce776"/>
          <table:table-cell table:style-name="ce656"/>
          <table:table-cell table:style-name="ce662"/>
          <table:table-cell table:style-name="ce664"/>
          <table:covered-table-cell table:style-name="ce666"/>
          <table:table-cell table:style-name="ce672" table:formula="of:=IF([.X35]&amp;[.X36]=&quot;&quot;;&quot;Vincente &quot;&amp;[.V35];IF([.X35]&gt;[.X36];[.W35];[.W36]))" office:value-type="string" office:string-value="Vincente 56" calcext:value-type="string">
            <text:p>Vincente 56</text:p>
          </table:table-cell>
          <table:table-cell table:style-name="ce698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8" office:value-type="string" calcext:value-type="string">
            <text:p>Gruppo Terze</text:p>
          </table:table-cell>
          <table:table-cell table:style-name="ce708" office:value-type="string" calcext:value-type="string">
            <text:p>G</text:p>
          </table:table-cell>
          <table:table-cell table:style-name="ce708" office:value-type="string" calcext:value-type="string">
            <text:p>V</text:p>
          </table:table-cell>
          <table:table-cell table:style-name="ce708" office:value-type="string" calcext:value-type="string">
            <text:p>N</text:p>
          </table:table-cell>
          <table:table-cell table:style-name="ce708" office:value-type="string" calcext:value-type="string">
            <text:p>P</text:p>
          </table:table-cell>
          <table:table-cell table:style-name="ce708" office:value-type="string" calcext:value-type="string">
            <text:p>GF</text:p>
          </table:table-cell>
          <table:table-cell table:style-name="ce708" office:value-type="string" calcext:value-type="string">
            <text:p>GS</text:p>
          </table:table-cell>
          <table:table-cell table:style-name="ce708"/>
          <table:table-cell table:style-name="ce708" office:value-type="string" calcext:value-type="string">
            <text:p>P.ti</text:p>
          </table:table-cell>
          <table:table-cell table:style-name="ce708"/>
          <table:table-cell table:style-name="ce626" table:number-columns-repeated="2"/>
        </table:table-row>
        <table:table-row table:style-name="ro6">
          <table:table-cell table:style-name="ce179" office:value-type="float" office:value="32" calcext:value-type="float">
            <text:p>32</text:p>
          </table:table-cell>
          <table:table-cell table:style-name="ce211" table:formula="of:=[.B15]+1" office:value-type="date" office:date-value="2021-06-09" calcext:value-type="date">
            <text:p>mer 9 giu</text:p>
          </table:table-cell>
          <table:table-cell table:style-name="ce215" table:formula="of:=[.C15]" office:value-type="time" office:time-value="PT09H00M00S" calcext:value-type="time">
            <text:p>09:00</text:p>
          </table:table-cell>
          <table:table-cell table:style-name="ce179" table:formula="of:=IF([.$A35]=&quot;&quot;;&quot;&quot;;VLOOKUP([.$A35];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35]=&quot;&quot;;&quot;&quot;;VLOOKUP([.$A35];PARTITE_GIRONI;6;0))" office:value-type="string" office:string-value="Delfini (23)" calcext:value-type="string">
            <text:p>Delfini (23)</text:p>
          </table:table-cell>
          <table:table-cell table:style-name="ce492" table:formula="of:=IF([.$A35]=&quot;&quot;;&quot;&quot;;VLOOKUP([.$A35];PARTITE_GIRONI;2;0))" office:value-type="string" office:string-value="F" calcext:value-type="string">
            <text:p>F</text:p>
          </table:table-cell>
          <table:table-cell table:style-name="ce492" table:formula="of:=IF([.$A35]=&quot;&quot;;&quot;&quot;;VLOOKUP([.$A35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1" table:formula="of:=VLOOKUP(ROW()-34;CLASSIFICA_GIRONE_G;4;0)" office:value-type="string" office:string-value="Istrici (25)" calcext:value-type="string">
            <text:p>Istrici (25)</text:p>
          </table:table-cell>
          <table:table-cell table:style-name="ce556" table:formula="of:=VLOOKUP(ROW()-34;CLASSIFICA_GIRONE_G;5;0)" office:value-type="float" office:value="3" calcext:value-type="float">
            <text:p>3</text:p>
          </table:table-cell>
          <table:table-cell table:style-name="ce556" table:formula="of:=VLOOKUP(ROW()-34;CLASSIFICA_GIRONE_G;6;0)" office:value-type="float" office:value="3" calcext:value-type="float">
            <text:p>3</text:p>
          </table:table-cell>
          <table:table-cell table:style-name="ce556" table:formula="of:=VLOOKUP(ROW()-34;CLASSIFICA_GIRONE_G;7;0)" office:value-type="float" office:value="0" calcext:value-type="float">
            <text:p>0</text:p>
          </table:table-cell>
          <table:table-cell table:style-name="ce556" table:formula="of:=VLOOKUP(ROW()-34;CLASSIFICA_GIRONE_G;8;0)" office:value-type="float" office:value="0" calcext:value-type="float">
            <text:p>0</text:p>
          </table:table-cell>
          <table:table-cell table:style-name="ce556" table:formula="of:=VLOOKUP(ROW()-34;CLASSIFICA_GIRONE_G;9;0)" office:value-type="float" office:value="6" calcext:value-type="float">
            <text:p>6</text:p>
          </table:table-cell>
          <table:table-cell table:style-name="ce556" table:formula="of:=VLOOKUP(ROW()-34;CLASSIFICA_GIRONE_G;10;0)" office:value-type="float" office:value="137" calcext:value-type="float">
            <text:p>137</text:p>
          </table:table-cell>
          <table:table-cell table:style-name="ce556" table:formula="of:=VLOOKUP(ROW()-34;CLASSIFICA_GIRONE_G;11;0)" office:value-type="float" office:value="122" calcext:value-type="float">
            <text:p>122</text:p>
          </table:table-cell>
          <table:table-cell table:style-name="ce556" table:formula="of:=VLOOKUP(ROW()-34;CLASSIFICA_GIRONE_G;12;0)" office:value-type="float" office:value="15" calcext:value-type="float">
            <text:p>15</text:p>
          </table:table-cell>
          <table:table-cell table:style-name="ce621" office:value-type="float" office:value="1" calcext:value-type="float">
            <text:p>1</text:p>
          </table:table-cell>
          <table:table-cell table:style-name="ce625"/>
          <table:table-cell table:style-name="ce632" table:formula="of:=[.V31]+1" office:value-type="float" office:value="56" calcext:value-type="float" table:number-columns-spanned="1" table:number-rows-spanned="2">
            <text:p>56</text:p>
          </table:table-cell>
          <table:table-cell table:style-name="ce646" table:formula="of:=[.K15]" office:value-type="string" office:string-value="Giraffe (10)" calcext:value-type="string">
            <text:p>Giraffe (10)</text:p>
          </table:table-cell>
          <table:table-cell table:style-name="ce482"/>
          <table:table-cell table:style-name="ce661" office:value-type="string" calcext:value-type="string">
            <text:p>1C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/>
          <table:table-cell table:style-name="ce626" table:number-columns-repeated="8"/>
          <table:table-cell table:style-name="ce496" table:number-columns-repeated="13"/>
          <table:table-cell table:style-name="ce626" table:number-columns-repeated="49"/>
          <table:table-cell table:style-name="ce709" office:value-type="string" calcext:value-type="string">
            <text:p>Gruppo D</text:p>
          </table:table-cell>
          <table:table-cell table:style-name="ce709" office:value-type="float" office:value="0" calcext:value-type="float">
            <text:p>0</text:p>
          </table:table-cell>
          <table:table-cell table:number-columns-repeated="5"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38" calcext:value-type="float">
            <text:p>38</text:p>
          </table:table-cell>
          <table:table-cell table:style-name="ce211" table:formula="of:=[.B16]+1" office:value-type="date" office:date-value="2021-06-09" calcext:value-type="date">
            <text:p>mer 9 giu</text:p>
          </table:table-cell>
          <table:table-cell table:style-name="ce215" table:formula="of:=[.C16]" office:value-type="time" office:time-value="PT09H00M00S" calcext:value-type="time">
            <text:p>09:00</text:p>
          </table:table-cell>
          <table:table-cell table:style-name="ce179" table:formula="of:=IF([.$A36]=&quot;&quot;;&quot;&quot;;VLOOKUP([.$A36];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5"/>
          <table:table-cell table:style-name="ce188" table:formula="of:=IF([.$A36]=&quot;&quot;;&quot;&quot;;VLOOKUP([.$A36];PARTITE_GIRONI;6;0))" office:value-type="string" office:string-value="Muli (27)" calcext:value-type="string">
            <text:p>Muli (27)</text:p>
          </table:table-cell>
          <table:table-cell table:style-name="ce492" table:formula="of:=IF([.$A36]=&quot;&quot;;&quot;&quot;;VLOOKUP([.$A36];PARTITE_GIRONI;2;0))" office:value-type="string" office:string-value="G" calcext:value-type="string">
            <text:p>G</text:p>
          </table:table-cell>
          <table:table-cell table:style-name="ce492" table:formula="of:=IF([.$A36]=&quot;&quot;;&quot;&quot;;VLOOKUP([.$A36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2" table:formula="of:=VLOOKUP(ROW()-34;CLASSIFICA_GIRONE_G;4;0)" office:value-type="string" office:string-value="Orche (28)" calcext:value-type="string">
            <text:p>Orche (28)</text:p>
          </table:table-cell>
          <table:table-cell table:style-name="ce557" table:formula="of:=VLOOKUP(ROW()-34;CLASSIFICA_GIRONE_G;5;0)" office:value-type="float" office:value="3" calcext:value-type="float">
            <text:p>3</text:p>
          </table:table-cell>
          <table:table-cell table:style-name="ce557" table:formula="of:=VLOOKUP(ROW()-34;CLASSIFICA_GIRONE_G;6;0)" office:value-type="float" office:value="2" calcext:value-type="float">
            <text:p>2</text:p>
          </table:table-cell>
          <table:table-cell table:style-name="ce557" table:formula="of:=VLOOKUP(ROW()-34;CLASSIFICA_GIRONE_G;7;0)" office:value-type="float" office:value="1" calcext:value-type="float">
            <text:p>1</text:p>
          </table:table-cell>
          <table:table-cell table:style-name="ce557" table:formula="of:=VLOOKUP(ROW()-34;CLASSIFICA_GIRONE_G;8;0)" office:value-type="float" office:value="0" calcext:value-type="float">
            <text:p>0</text:p>
          </table:table-cell>
          <table:table-cell table:style-name="ce557" table:formula="of:=VLOOKUP(ROW()-34;CLASSIFICA_GIRONE_G;9;0)" office:value-type="float" office:value="5" calcext:value-type="float">
            <text:p>5</text:p>
          </table:table-cell>
          <table:table-cell table:style-name="ce557" table:formula="of:=VLOOKUP(ROW()-34;CLASSIFICA_GIRONE_G;10;0)" office:value-type="float" office:value="183" calcext:value-type="float">
            <text:p>183</text:p>
          </table:table-cell>
          <table:table-cell table:style-name="ce557" table:formula="of:=VLOOKUP(ROW()-34;CLASSIFICA_GIRONE_G;11;0)" office:value-type="float" office:value="131" calcext:value-type="float">
            <text:p>131</text:p>
          </table:table-cell>
          <table:table-cell table:style-name="ce557" table:formula="of:=VLOOKUP(ROW()-34;CLASSIFICA_GIRONE_G;12;0)" office:value-type="float" office:value="52" calcext:value-type="float">
            <text:p>52</text:p>
          </table:table-cell>
          <table:table-cell table:style-name="ce621" office:value-type="float" office:value="2" calcext:value-type="float">
            <text:p>2</text:p>
          </table:table-cell>
          <table:table-cell table:style-name="ce625"/>
          <table:covered-table-cell table:style-name="ce448"/>
          <table:table-cell table:style-name="ce647" table:formula="of:=[.K6]" office:value-type="string" office:string-value="Pantere (2)" calcext:value-type="string">
            <text:p>Pantere (2)</text:p>
          </table:table-cell>
          <table:table-cell table:style-name="ce483"/>
          <table:table-cell table:style-name="ce658" office:value-type="string" calcext:value-type="string">
            <text:p>2A</text:p>
          </table:table-cell>
          <table:table-cell table:style-name="ce626" table:number-columns-repeated="3"/>
          <table:table-cell table:style-name="ce496"/>
          <table:table-cell table:style-name="ce626"/>
          <table:table-cell table:style-name="ce663" table:number-columns-repeated="9"/>
          <table:table-cell table:style-name="ce496" table:number-columns-repeated="13"/>
          <table:table-cell table:style-name="ce626" table:number-columns-repeated="49"/>
          <table:table-cell table:style-name="ce702" office:value-type="string" calcext:value-type="string">
            <text:p>Svizzer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/>
          <table:table-cell table:style-name="ce713" office:value-type="float" office:value="5.0001" calcext:value-type="float">
            <text:p>5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44" calcext:value-type="float">
            <text:p>44</text:p>
          </table:table-cell>
          <table:table-cell table:style-name="ce211" table:formula="of:=[.B17]+1" office:value-type="date" office:date-value="2021-06-09" calcext:value-type="date">
            <text:p>mer 9 giu</text:p>
          </table:table-cell>
          <table:table-cell table:style-name="ce215" table:formula="of:=[.C17]" office:value-type="time" office:time-value="PT09H00M00S" calcext:value-type="time">
            <text:p>09:00</text:p>
          </table:table-cell>
          <table:table-cell table:style-name="ce179" table:formula="of:=IF([.$A37]=&quot;&quot;;&quot;&quot;;VLOOKUP([.$A37];PARTITE_GIRONI;4;0))" office:value-type="string" office:string-value="Piranha (29)" calcext:value-type="string">
            <text:p>Piranha (29)</text:p>
          </table:table-cell>
          <table:table-cell table:style-name="ce232"/>
          <table:table-cell table:style-name="ce235"/>
          <table:table-cell table:style-name="ce188" table:formula="of:=IF([.$A37]=&quot;&quot;;&quot;&quot;;VLOOKUP([.$A37];PARTITE_GIRONI;6;0))" office:value-type="string" office:string-value="Tonni (31)" calcext:value-type="string">
            <text:p>Tonni (31)</text:p>
          </table:table-cell>
          <table:table-cell table:style-name="ce492" table:formula="of:=IF([.$A37]=&quot;&quot;;&quot;&quot;;VLOOKUP([.$A37];PARTITE_GIRONI;2;0))" office:value-type="string" office:string-value="H" calcext:value-type="string">
            <text:p>H</text:p>
          </table:table-cell>
          <table:table-cell table:style-name="ce492" table:formula="of:=IF([.$A37]=&quot;&quot;;&quot;&quot;;VLOOKUP([.$A37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3" table:formula="of:=VLOOKUP(ROW()-34;CLASSIFICA_GIRONE_G;4;0)" office:value-type="string" office:string-value="Muli (27)" calcext:value-type="string">
            <text:p>Muli (27)</text:p>
          </table:table-cell>
          <table:table-cell table:style-name="ce558" table:formula="of:=VLOOKUP(ROW()-34;CLASSIFICA_GIRONE_G;5;0)" office:value-type="float" office:value="3" calcext:value-type="float">
            <text:p>3</text:p>
          </table:table-cell>
          <table:table-cell table:style-name="ce580" table:formula="of:=VLOOKUP(ROW()-34;CLASSIFICA_GIRONE_G;6;0)" office:value-type="float" office:value="1" calcext:value-type="float">
            <text:p>1</text:p>
          </table:table-cell>
          <table:table-cell table:style-name="ce580" table:formula="of:=VLOOKUP(ROW()-34;CLASSIFICA_GIRONE_G;7;0)" office:value-type="float" office:value="2" calcext:value-type="float">
            <text:p>2</text:p>
          </table:table-cell>
          <table:table-cell table:style-name="ce580" table:formula="of:=VLOOKUP(ROW()-34;CLASSIFICA_GIRONE_G;8;0)" office:value-type="float" office:value="0" calcext:value-type="float">
            <text:p>0</text:p>
          </table:table-cell>
          <table:table-cell table:style-name="ce580" table:formula="of:=VLOOKUP(ROW()-34;CLASSIFICA_GIRONE_G;9;0)" office:value-type="float" office:value="4" calcext:value-type="float">
            <text:p>4</text:p>
          </table:table-cell>
          <table:table-cell table:style-name="ce580" table:formula="of:=VLOOKUP(ROW()-34;CLASSIFICA_GIRONE_G;10;0)" office:value-type="float" office:value="143" calcext:value-type="float">
            <text:p>143</text:p>
          </table:table-cell>
          <table:table-cell table:style-name="ce580" table:formula="of:=VLOOKUP(ROW()-34;CLASSIFICA_GIRONE_G;11;0)" office:value-type="float" office:value="192" calcext:value-type="float">
            <text:p>192</text:p>
          </table:table-cell>
          <table:table-cell table:style-name="ce580" table:formula="of:=VLOOKUP(ROW()-34;CLASSIFICA_GIRONE_G;12;0)" office:value-type="float" office:value="-49" calcext:value-type="float">
            <text:p>-49</text:p>
          </table:table-cell>
          <table:table-cell table:style-name="ce621" office:value-type="float" office:value="3" calcext:value-type="float">
            <text:p>3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Polo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2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29" calcext:value-type="float">
            <text:p>29</text:p>
          </table:table-cell>
          <table:table-cell table:style-name="ce211" table:formula="of:=[.B18]+1" office:value-type="date" office:date-value="2021-06-09" calcext:value-type="date">
            <text:p>mer 9 giu</text:p>
          </table:table-cell>
          <table:table-cell table:style-name="ce215" table:formula="of:=[.C18]" office:value-type="time" office:time-value="PT11H00M00S" calcext:value-type="time">
            <text:p>11:00</text:p>
          </table:table-cell>
          <table:table-cell table:style-name="ce179" table:formula="of:=IF([.$A38]=&quot;&quot;;&quot;&quot;;VLOOKUP([.$A38];PARTITE_GIRONI;4;0))" office:value-type="string" office:string-value="Bufali (18)" calcext:value-type="string">
            <text:p>Bufali (18)</text:p>
          </table:table-cell>
          <table:table-cell table:style-name="ce232"/>
          <table:table-cell table:style-name="ce235"/>
          <table:table-cell table:style-name="ce188" table:formula="of:=IF([.$A38]=&quot;&quot;;&quot;&quot;;VLOOKUP([.$A38];PARTITE_GIRONI;6;0))" office:value-type="string" office:string-value="Cinghiali (20)" calcext:value-type="string">
            <text:p>Cinghiali (20)</text:p>
          </table:table-cell>
          <table:table-cell table:style-name="ce492" table:formula="of:=IF([.$A38]=&quot;&quot;;&quot;&quot;;VLOOKUP([.$A38];PARTITE_GIRONI;2;0))" office:value-type="string" office:string-value="E" calcext:value-type="string">
            <text:p>E</text:p>
          </table:table-cell>
          <table:table-cell table:style-name="ce492" table:formula="of:=IF([.$A38]=&quot;&quot;;&quot;&quot;;VLOOKUP([.$A38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3" table:formula="of:=VLOOKUP(ROW()-34;CLASSIFICA_GIRONE_G;4;0)" office:value-type="string" office:string-value="Gorilla (26)" calcext:value-type="string">
            <text:p>Gorilla (26)</text:p>
          </table:table-cell>
          <table:table-cell table:style-name="ce559" table:formula="of:=VLOOKUP(ROW()-34;CLASSIFICA_GIRONE_G;5;0)" office:value-type="float" office:value="3" calcext:value-type="float">
            <text:p>3</text:p>
          </table:table-cell>
          <table:table-cell table:style-name="ce580" table:formula="of:=VLOOKUP(ROW()-34;CLASSIFICA_GIRONE_G;6;0)" office:value-type="float" office:value="0" calcext:value-type="float">
            <text:p>0</text:p>
          </table:table-cell>
          <table:table-cell table:style-name="ce580" table:formula="of:=VLOOKUP(ROW()-34;CLASSIFICA_GIRONE_G;7;0)" office:value-type="float" office:value="3" calcext:value-type="float">
            <text:p>3</text:p>
          </table:table-cell>
          <table:table-cell table:style-name="ce580" table:formula="of:=VLOOKUP(ROW()-34;CLASSIFICA_GIRONE_G;8;0)" office:value-type="float" office:value="0" calcext:value-type="float">
            <text:p>0</text:p>
          </table:table-cell>
          <table:table-cell table:style-name="ce580" table:formula="of:=VLOOKUP(ROW()-34;CLASSIFICA_GIRONE_G;9;0)" office:value-type="float" office:value="3" calcext:value-type="float">
            <text:p>3</text:p>
          </table:table-cell>
          <table:table-cell table:style-name="ce580" table:formula="of:=VLOOKUP(ROW()-34;CLASSIFICA_GIRONE_G;10;0)" office:value-type="float" office:value="161" calcext:value-type="float">
            <text:p>161</text:p>
          </table:table-cell>
          <table:table-cell table:style-name="ce580" table:formula="of:=VLOOKUP(ROW()-34;CLASSIFICA_GIRONE_G;11;0)" office:value-type="float" office:value="179" calcext:value-type="float">
            <text:p>179</text:p>
          </table:table-cell>
          <table:table-cell table:style-name="ce580" table:formula="of:=VLOOKUP(ROW()-34;CLASSIFICA_GIRONE_G;12;0)" office:value-type="float" office:value="-18" calcext:value-type="float">
            <text:p>-18</text:p>
          </table:table-cell>
          <table:table-cell table:style-name="ce621" office:value-type="float" office:value="4" calcext:value-type="float">
            <text:p>4</text:p>
          </table:table-cell>
          <table:table-cell table:style-name="ce625"/>
          <table:table-cell table:style-name="ce496"/>
          <table:table-cell table:style-name="ce648"/>
          <table:table-cell table:style-name="ce496" table:number-columns-repeated="3"/>
          <table:table-cell table:style-name="ce626" table:number-columns-repeated="2"/>
          <table:table-cell table:style-name="ce496" table:number-columns-repeated="24"/>
          <table:table-cell table:style-name="ce626" table:number-columns-repeated="49"/>
          <table:table-cell table:style-name="ce702" office:value-type="string" calcext:value-type="string">
            <text:p>Belgio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 office:value-type="float" office:value="2" calcext:value-type="float">
            <text:p>2</text:p>
          </table:table-cell>
          <table:table-cell table:style-name="ce713"/>
          <table:table-cell table:style-name="ce713" office:value-type="float" office:value="6.0002" calcext:value-type="float">
            <text:p>6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35" calcext:value-type="float">
            <text:p>35</text:p>
          </table:table-cell>
          <table:table-cell table:style-name="ce211" table:formula="of:=[.B19]+1" office:value-type="date" office:date-value="2021-06-09" calcext:value-type="date">
            <text:p>mer 9 giu</text:p>
          </table:table-cell>
          <table:table-cell table:style-name="ce215" table:formula="of:=[.C19]" office:value-type="time" office:time-value="PT11H00M00S" calcext:value-type="time">
            <text:p>11:00</text:p>
          </table:table-cell>
          <table:table-cell table:style-name="ce179" table:formula="of:=IF([.$A39]=&quot;&quot;;&quot;&quot;;VLOOKUP([.$A39];PARTITE_GIRONI;4;0))" office:value-type="string" office:string-value="Gabbiani (22)" calcext:value-type="string">
            <text:p>Gabbiani (22)</text:p>
          </table:table-cell>
          <table:table-cell table:style-name="ce232"/>
          <table:table-cell table:style-name="ce235"/>
          <table:table-cell table:style-name="ce188" table:formula="of:=IF([.$A39]=&quot;&quot;;&quot;&quot;;VLOOKUP([.$A39];PARTITE_GIRONI;6;0))" office:value-type="string" office:string-value="Fenicotteri (24)" calcext:value-type="string">
            <text:p>Fenicotteri (24)</text:p>
          </table:table-cell>
          <table:table-cell table:style-name="ce492" table:formula="of:=IF([.$A39]=&quot;&quot;;&quot;&quot;;VLOOKUP([.$A39];PARTITE_GIRONI;2;0))" office:value-type="string" office:string-value="F" calcext:value-type="string">
            <text:p>F</text:p>
          </table:table-cell>
          <table:table-cell table:style-name="ce492" table:formula="of:=IF([.$A39]=&quot;&quot;;&quot;&quot;;VLOOKUP([.$A39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5" office:value-type="string" calcext:value-type="string">
            <text:p>Gruppo H</text:p>
          </table:table-cell>
          <table:table-cell table:style-name="ce561" office:value-type="string" calcext:value-type="string">
            <text:p>G</text:p>
          </table:table-cell>
          <table:table-cell table:style-name="ce561" office:value-type="string" calcext:value-type="string">
            <text:p>V</text:p>
          </table:table-cell>
          <table:table-cell table:style-name="ce561" office:value-type="string" calcext:value-type="string">
            <text:p>P</text:p>
          </table:table-cell>
          <table:table-cell table:style-name="ce561" office:value-type="string" calcext:value-type="string">
            <text:p>F</text:p>
          </table:table-cell>
          <table:table-cell table:style-name="ce561" office:value-type="string" calcext:value-type="string">
            <text:p>PC</text:p>
          </table:table-cell>
          <table:table-cell table:style-name="ce561" office:value-type="string" calcext:value-type="string">
            <text:p>PGF</text:p>
          </table:table-cell>
          <table:table-cell table:style-name="ce561" office:value-type="string" calcext:value-type="string">
            <text:p>PGS</text:p>
          </table:table-cell>
          <table:table-cell table:style-name="ce614" office:value-type="string" calcext:value-type="string">
            <text:p>DPG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Austr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4" calcext:value-type="float">
            <text:p>4</text:p>
          </table:table-cell>
          <table:table-cell table:style-name="ce713"/>
          <table:table-cell table:style-name="ce713" office:value-type="float" office:value="0.9997" calcext:value-type="float">
            <text:p>1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41" calcext:value-type="float">
            <text:p>41</text:p>
          </table:table-cell>
          <table:table-cell table:style-name="ce211" table:formula="of:=[.B20]+1" office:value-type="date" office:date-value="2021-06-09" calcext:value-type="date">
            <text:p>mer 9 giu</text:p>
          </table:table-cell>
          <table:table-cell table:style-name="ce215" table:formula="of:=[.C20]" office:value-type="time" office:time-value="PT11H00M00S" calcext:value-type="time">
            <text:p>11:00</text:p>
          </table:table-cell>
          <table:table-cell table:style-name="ce179" table:formula="of:=IF([.$A40]=&quot;&quot;;&quot;&quot;;VLOOKUP([.$A40];PARTITE_GIRONI;4;0))" office:value-type="string" office:string-value="Gorilla (26)" calcext:value-type="string">
            <text:p>Gorilla (26)</text:p>
          </table:table-cell>
          <table:table-cell table:style-name="ce232"/>
          <table:table-cell table:style-name="ce235"/>
          <table:table-cell table:style-name="ce188" table:formula="of:=IF([.$A40]=&quot;&quot;;&quot;&quot;;VLOOKUP([.$A40];PARTITE_GIRONI;6;0))" office:value-type="string" office:string-value="Orche (28)" calcext:value-type="string">
            <text:p>Orche (28)</text:p>
          </table:table-cell>
          <table:table-cell table:style-name="ce492" table:formula="of:=IF([.$A40]=&quot;&quot;;&quot;&quot;;VLOOKUP([.$A40];PARTITE_GIRONI;2;0))" office:value-type="string" office:string-value="G" calcext:value-type="string">
            <text:p>G</text:p>
          </table:table-cell>
          <table:table-cell table:style-name="ce492" table:formula="of:=IF([.$A40]=&quot;&quot;;&quot;&quot;;VLOOKUP([.$A40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1" table:formula="of:=VLOOKUP(ROW()-39;CLASSIFICA_GIRONE_H;4;0)" office:value-type="string" office:string-value="Scorpioni (30)" calcext:value-type="string">
            <text:p>Scorpioni (30)</text:p>
          </table:table-cell>
          <table:table-cell table:style-name="ce556" table:formula="of:=VLOOKUP(ROW()-39;CLASSIFICA_GIRONE_H;5;0)" office:value-type="float" office:value="3" calcext:value-type="float">
            <text:p>3</text:p>
          </table:table-cell>
          <table:table-cell table:style-name="ce556" table:formula="of:=VLOOKUP(ROW()-39;CLASSIFICA_GIRONE_H;6;0)" office:value-type="float" office:value="2" calcext:value-type="float">
            <text:p>2</text:p>
          </table:table-cell>
          <table:table-cell table:style-name="ce556" table:formula="of:=VLOOKUP(ROW()-39;CLASSIFICA_GIRONE_H;7;0)" office:value-type="float" office:value="1" calcext:value-type="float">
            <text:p>1</text:p>
          </table:table-cell>
          <table:table-cell table:style-name="ce556" table:formula="of:=VLOOKUP(ROW()-39;CLASSIFICA_GIRONE_H;8;0)" office:value-type="float" office:value="0" calcext:value-type="float">
            <text:p>0</text:p>
          </table:table-cell>
          <table:table-cell table:style-name="ce556" table:formula="of:=VLOOKUP(ROW()-39;CLASSIFICA_GIRONE_H;9;0)" office:value-type="float" office:value="5" calcext:value-type="float">
            <text:p>5</text:p>
          </table:table-cell>
          <table:table-cell table:style-name="ce556" table:formula="of:=VLOOKUP(ROW()-39;CLASSIFICA_GIRONE_H;10;0)" office:value-type="float" office:value="214" calcext:value-type="float">
            <text:p>214</text:p>
          </table:table-cell>
          <table:table-cell table:style-name="ce556" table:formula="of:=VLOOKUP(ROW()-39;CLASSIFICA_GIRONE_H;11;0)" office:value-type="float" office:value="183" calcext:value-type="float">
            <text:p>183</text:p>
          </table:table-cell>
          <table:table-cell table:style-name="ce611" table:formula="of:=VLOOKUP(ROW()-39;CLASSIFICA_GIRONE_H;12;0)" office:value-type="float" office:value="31" calcext:value-type="float">
            <text:p>+31</text:p>
          </table:table-cell>
          <table:table-cell table:style-name="ce621"/>
          <table:table-cell table:style-name="ce625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02" office:value-type="string" calcext:value-type="string">
            <text:p>Germania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2" calcext:value-type="float">
            <text:p>2</text:p>
          </table:table-cell>
          <table:table-cell table:style-name="ce713" office:value-type="float" office:value="1" calcext:value-type="float">
            <text:p>1</text:p>
          </table:table-cell>
          <table:table-cell table:style-name="ce713" office:value-type="float" office:value="0" calcext:value-type="float">
            <text:p>0</text:p>
          </table:table-cell>
          <table:table-cell table:style-name="ce713" office:value-type="float" office:value="3" calcext:value-type="float">
            <text:p>3</text:p>
          </table:table-cell>
          <table:table-cell table:style-name="ce713" office:value-type="float" office:value="0" calcext:value-type="float">
            <text:p>0</text:p>
          </table:table-cell>
          <table:table-cell table:style-name="ce713"/>
          <table:table-cell table:style-name="ce713" office:value-type="float" office:value="7.0003" calcext:value-type="float">
            <text:p>7</text:p>
          </table:table-cell>
          <table:table-cell table:style-name="ce713"/>
          <table:table-cell table:style-name="ce626" table:number-columns-repeated="2"/>
        </table:table-row>
        <table:table-row table:style-name="ro6">
          <table:table-cell table:style-name="ce179" office:value-type="float" office:value="47" calcext:value-type="float">
            <text:p>47</text:p>
          </table:table-cell>
          <table:table-cell table:style-name="ce211" table:formula="of:=[.B21]+1" office:value-type="date" office:date-value="2021-06-09" calcext:value-type="date">
            <text:p>mer 9 giu</text:p>
          </table:table-cell>
          <table:table-cell table:style-name="ce215" table:formula="of:=[.C21]" office:value-type="time" office:time-value="PT11H00M00S" calcext:value-type="time">
            <text:p>11:00</text:p>
          </table:table-cell>
          <table:table-cell table:style-name="ce179" table:formula="of:=IF([.$A41]=&quot;&quot;;&quot;&quot;;VLOOKUP([.$A41];PARTITE_GIRONI;4;0))" office:value-type="string" office:string-value="Scorpioni (30)" calcext:value-type="string">
            <text:p>Scorpioni (30)</text:p>
          </table:table-cell>
          <table:table-cell table:style-name="ce232"/>
          <table:table-cell table:style-name="ce235"/>
          <table:table-cell table:style-name="ce188" table:formula="of:=IF([.$A41]=&quot;&quot;;&quot;&quot;;VLOOKUP([.$A41];PARTITE_GIRONI;6;0))" office:value-type="string" office:string-value="Zebre (32)" calcext:value-type="string">
            <text:p>Zebre (32)</text:p>
          </table:table-cell>
          <table:table-cell table:style-name="ce492" table:formula="of:=IF([.$A41]=&quot;&quot;;&quot;&quot;;VLOOKUP([.$A41];PARTITE_GIRONI;2;0))" office:value-type="string" office:string-value="H" calcext:value-type="string">
            <text:p>H</text:p>
          </table:table-cell>
          <table:table-cell table:style-name="ce492" table:formula="of:=IF([.$A41]=&quot;&quot;;&quot;&quot;;VLOOKUP([.$A41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2" table:formula="of:=VLOOKUP(ROW()-39;CLASSIFICA_GIRONE_H;4;0)" office:value-type="string" office:string-value="Piranha (29)" calcext:value-type="string">
            <text:p>Piranha (29)</text:p>
          </table:table-cell>
          <table:table-cell table:style-name="ce557" table:formula="of:=VLOOKUP(ROW()-39;CLASSIFICA_GIRONE_H;5;0)" office:value-type="float" office:value="3" calcext:value-type="float">
            <text:p>3</text:p>
          </table:table-cell>
          <table:table-cell table:style-name="ce557" table:formula="of:=VLOOKUP(ROW()-39;CLASSIFICA_GIRONE_H;6;0)" office:value-type="float" office:value="2" calcext:value-type="float">
            <text:p>2</text:p>
          </table:table-cell>
          <table:table-cell table:style-name="ce557" table:formula="of:=VLOOKUP(ROW()-39;CLASSIFICA_GIRONE_H;7;0)" office:value-type="float" office:value="1" calcext:value-type="float">
            <text:p>1</text:p>
          </table:table-cell>
          <table:table-cell table:style-name="ce557" table:formula="of:=VLOOKUP(ROW()-39;CLASSIFICA_GIRONE_H;8;0)" office:value-type="float" office:value="0" calcext:value-type="float">
            <text:p>0</text:p>
          </table:table-cell>
          <table:table-cell table:style-name="ce557" table:formula="of:=VLOOKUP(ROW()-39;CLASSIFICA_GIRONE_H;9;0)" office:value-type="float" office:value="5" calcext:value-type="float">
            <text:p>5</text:p>
          </table:table-cell>
          <table:table-cell table:style-name="ce557" table:formula="of:=VLOOKUP(ROW()-39;CLASSIFICA_GIRONE_H;10;0)" office:value-type="float" office:value="189" calcext:value-type="float">
            <text:p>189</text:p>
          </table:table-cell>
          <table:table-cell table:style-name="ce557" table:formula="of:=VLOOKUP(ROW()-39;CLASSIFICA_GIRONE_H;11;0)" office:value-type="float" office:value="215" calcext:value-type="float">
            <text:p>215</text:p>
          </table:table-cell>
          <table:table-cell table:style-name="ce612" table:formula="of:=VLOOKUP(ROW()-39;CLASSIFICA_GIRONE_H;12;0)" office:value-type="float" office:value="-26" calcext:value-type="float">
            <text:p>-26</text:p>
          </table:table-cell>
          <table:table-cell table:style-name="ce621"/>
          <table:table-cell table:style-name="ce626"/>
          <table:table-cell table:style-name="ce496"/>
          <table:table-cell table:style-name="ce648"/>
          <table:table-cell table:style-name="ce496" table:number-columns-repeated="29"/>
          <table:table-cell table:style-name="ce626" table:number-columns-repeated="49"/>
          <table:table-cell table:style-name="ce710" table:number-columns-repeated="2"/>
          <table:table-cell table:style-name="ce714" table:number-columns-repeated="8"/>
          <table:table-cell table:style-name="ce626" table:number-columns-repeated="2"/>
        </table:table-row>
        <table:table-row table:style-name="ro6">
          <table:table-cell table:style-name="ce179" office:value-type="float" office:value="4" calcext:value-type="float">
            <text:p>4</text:p>
          </table:table-cell>
          <table:table-cell table:style-name="ce211" table:formula="of:=[.B22]+1" office:value-type="date" office:date-value="2021-06-09" calcext:value-type="date">
            <text:p>mer 9 giu</text:p>
          </table:table-cell>
          <table:table-cell table:style-name="ce215" table:formula="of:=[.C22]" office:value-type="time" office:time-value="PT15H30M00S" calcext:value-type="time">
            <text:p>15:30</text:p>
          </table:table-cell>
          <table:table-cell table:style-name="ce179" table:formula="of:=IF([.$A42]=&quot;&quot;;&quot;&quot;;VLOOKUP([.$A42];PARTITE_GIRONI;4;0))" office:value-type="string" office:string-value="Pantere (2)" calcext:value-type="string">
            <text:p>Pantere (2)</text:p>
          </table:table-cell>
          <table:table-cell table:style-name="ce232"/>
          <table:table-cell table:style-name="ce235"/>
          <table:table-cell table:style-name="ce188" table:formula="of:=IF([.$A42]=&quot;&quot;;&quot;&quot;;VLOOKUP([.$A42];PARTITE_GIRONI;6;0))" office:value-type="string" office:string-value="Tigri (3)" calcext:value-type="string">
            <text:p>Tigri (3)</text:p>
          </table:table-cell>
          <table:table-cell table:style-name="ce492" table:formula="of:=IF([.$A42]=&quot;&quot;;&quot;&quot;;VLOOKUP([.$A42];PARTITE_GIRONI;2;0))" office:value-type="string" office:string-value="A" calcext:value-type="string">
            <text:p>A</text:p>
          </table:table-cell>
          <table:table-cell table:style-name="ce492" table:formula="of:=IF([.$A42]=&quot;&quot;;&quot;&quot;;VLOOKUP([.$A42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6" table:formula="of:=VLOOKUP(ROW()-39;CLASSIFICA_GIRONE_H;4;0)" office:value-type="string" office:string-value="Zebre (32)" calcext:value-type="string">
            <text:p>Zebre (32)</text:p>
          </table:table-cell>
          <table:table-cell table:style-name="ce562" table:formula="of:=VLOOKUP(ROW()-39;CLASSIFICA_GIRONE_H;5;0)" office:value-type="float" office:value="3" calcext:value-type="float">
            <text:p>3</text:p>
          </table:table-cell>
          <table:table-cell table:style-name="ce582" table:formula="of:=VLOOKUP(ROW()-39;CLASSIFICA_GIRONE_H;6;0)" office:value-type="float" office:value="1" calcext:value-type="float">
            <text:p>1</text:p>
          </table:table-cell>
          <table:table-cell table:style-name="ce582" table:formula="of:=VLOOKUP(ROW()-39;CLASSIFICA_GIRONE_H;7;0)" office:value-type="float" office:value="2" calcext:value-type="float">
            <text:p>2</text:p>
          </table:table-cell>
          <table:table-cell table:style-name="ce582" table:formula="of:=VLOOKUP(ROW()-39;CLASSIFICA_GIRONE_H;8;0)" office:value-type="float" office:value="0" calcext:value-type="float">
            <text:p>0</text:p>
          </table:table-cell>
          <table:table-cell table:style-name="ce582" table:formula="of:=VLOOKUP(ROW()-39;CLASSIFICA_GIRONE_H;9;0)" office:value-type="float" office:value="4" calcext:value-type="float">
            <text:p>4</text:p>
          </table:table-cell>
          <table:table-cell table:style-name="ce582" table:formula="of:=VLOOKUP(ROW()-39;CLASSIFICA_GIRONE_H;10;0)" office:value-type="float" office:value="216" calcext:value-type="float">
            <text:p>216</text:p>
          </table:table-cell>
          <table:table-cell table:style-name="ce582" table:formula="of:=VLOOKUP(ROW()-39;CLASSIFICA_GIRONE_H;11;0)" office:value-type="float" office:value="223" calcext:value-type="float">
            <text:p>223</text:p>
          </table:table-cell>
          <table:table-cell table:style-name="ce617" table:formula="of:=VLOOKUP(ROW()-39;CLASSIFICA_GIRONE_H;12;0)" office:value-type="float" office:value="-7" calcext:value-type="float">
            <text:p>-7</text:p>
          </table:table-cell>
          <table:table-cell table:style-name="ce621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10" calcext:value-type="float">
            <text:p>10</text:p>
          </table:table-cell>
          <table:table-cell table:style-name="ce211" table:formula="of:=[.B23]+1" office:value-type="date" office:date-value="2021-06-09" calcext:value-type="date">
            <text:p>mer 9 giu</text:p>
          </table:table-cell>
          <table:table-cell table:style-name="ce215" table:formula="of:=[.C23]" office:value-type="time" office:time-value="PT15H30M00S" calcext:value-type="time">
            <text:p>15:30</text:p>
          </table:table-cell>
          <table:table-cell table:style-name="ce179" table:formula="of:=IF([.$A43]=&quot;&quot;;&quot;&quot;;VLOOKUP([.$A43];PARTITE_GIRONI;4;0))" office:value-type="string" office:string-value="Puma (6)" calcext:value-type="string">
            <text:p>Puma (6)</text:p>
          </table:table-cell>
          <table:table-cell table:style-name="ce232"/>
          <table:table-cell table:style-name="ce235"/>
          <table:table-cell table:style-name="ce188" table:formula="of:=IF([.$A43]=&quot;&quot;;&quot;&quot;;VLOOKUP([.$A43];PARTITE_GIRONI;6;0))" office:value-type="string" office:string-value="Linci (7)" calcext:value-type="string">
            <text:p>Linci (7)</text:p>
          </table:table-cell>
          <table:table-cell table:style-name="ce492" table:formula="of:=IF([.$A43]=&quot;&quot;;&quot;&quot;;VLOOKUP([.$A43];PARTITE_GIRONI;2;0))" office:value-type="string" office:string-value="B" calcext:value-type="string">
            <text:p>B</text:p>
          </table:table-cell>
          <table:table-cell table:style-name="ce492" table:formula="of:=IF([.$A43]=&quot;&quot;;&quot;&quot;;VLOOKUP([.$A43];PARTITE_GIRONI;11;0))" office:value-type="string" office:string-value="Cristo Re 2" calcext:value-type="string">
            <text:p>Cristo Re 2</text:p>
          </table:table-cell>
          <table:table-cell table:style-name="ce496"/>
          <table:table-cell table:style-name="ce527" table:formula="of:=VLOOKUP(ROW()-39;CLASSIFICA_GIRONE_H;4;0)" office:value-type="string" office:string-value="Tonni (31)" calcext:value-type="string">
            <text:p>Tonni (31)</text:p>
          </table:table-cell>
          <table:table-cell table:style-name="ce563" table:formula="of:=VLOOKUP(ROW()-39;CLASSIFICA_GIRONE_H;5;0)" office:value-type="float" office:value="3" calcext:value-type="float">
            <text:p>3</text:p>
          </table:table-cell>
          <table:table-cell table:style-name="ce583" table:formula="of:=VLOOKUP(ROW()-39;CLASSIFICA_GIRONE_H;6;0)" office:value-type="float" office:value="1" calcext:value-type="float">
            <text:p>1</text:p>
          </table:table-cell>
          <table:table-cell table:style-name="ce583" table:formula="of:=VLOOKUP(ROW()-39;CLASSIFICA_GIRONE_H;7;0)" office:value-type="float" office:value="2" calcext:value-type="float">
            <text:p>2</text:p>
          </table:table-cell>
          <table:table-cell table:style-name="ce583" table:formula="of:=VLOOKUP(ROW()-39;CLASSIFICA_GIRONE_H;8;0)" office:value-type="float" office:value="0" calcext:value-type="float">
            <text:p>0</text:p>
          </table:table-cell>
          <table:table-cell table:style-name="ce583" table:formula="of:=VLOOKUP(ROW()-39;CLASSIFICA_GIRONE_H;9;0)" office:value-type="float" office:value="4" calcext:value-type="float">
            <text:p>4</text:p>
          </table:table-cell>
          <table:table-cell table:style-name="ce583" table:formula="of:=VLOOKUP(ROW()-39;CLASSIFICA_GIRONE_H;10;0)" office:value-type="float" office:value="185" calcext:value-type="float">
            <text:p>185</text:p>
          </table:table-cell>
          <table:table-cell table:style-name="ce583" table:formula="of:=VLOOKUP(ROW()-39;CLASSIFICA_GIRONE_H;11;0)" office:value-type="float" office:value="183" calcext:value-type="float">
            <text:p>183</text:p>
          </table:table-cell>
          <table:table-cell table:style-name="ce618" table:formula="of:=VLOOKUP(ROW()-39;CLASSIFICA_GIRONE_H;12;0)" office:value-type="float" office:value="2" calcext:value-type="float">
            <text:p>+2</text:p>
          </table:table-cell>
          <table:table-cell table:style-name="ce622"/>
          <table:table-cell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16" calcext:value-type="float">
            <text:p>16</text:p>
          </table:table-cell>
          <table:table-cell table:style-name="ce211" table:formula="of:=[.B24]+1" office:value-type="date" office:date-value="2021-06-09" calcext:value-type="date">
            <text:p>mer 9 giu</text:p>
          </table:table-cell>
          <table:table-cell table:style-name="ce215" table:formula="of:=[.C24]" office:value-type="time" office:time-value="PT15H30M00S" calcext:value-type="time">
            <text:p>15:30</text:p>
          </table:table-cell>
          <table:table-cell table:style-name="ce179" table:formula="of:=IF([.$A44]=&quot;&quot;;&quot;&quot;;VLOOKUP([.$A44];PARTITE_GIRONI;4;0))" office:value-type="string" office:string-value="Giraffe (10)" calcext:value-type="string">
            <text:p>Giraffe (10)</text:p>
          </table:table-cell>
          <table:table-cell table:style-name="ce232"/>
          <table:table-cell table:style-name="ce235"/>
          <table:table-cell table:style-name="ce188" table:formula="of:=IF([.$A44]=&quot;&quot;;&quot;&quot;;VLOOKUP([.$A44];PARTITE_GIRONI;6;0))" office:value-type="string" office:string-value="Ippopotami (11)" calcext:value-type="string">
            <text:p>Ippopotami (11)</text:p>
          </table:table-cell>
          <table:table-cell table:style-name="ce492" table:formula="of:=IF([.$A44]=&quot;&quot;;&quot;&quot;;VLOOKUP([.$A44];PARTITE_GIRONI;2;0))" office:value-type="string" office:string-value="C" calcext:value-type="string">
            <text:p>C</text:p>
          </table:table-cell>
          <table:table-cell table:style-name="ce492" table:formula="of:=IF([.$A44]=&quot;&quot;;&quot;&quot;;VLOOKUP([.$A44];PARTITE_GIRONI;11;0))" office:value-type="string" office:string-value="Basket Giovane" calcext:value-type="string">
            <text:p>Basket Giovane</text:p>
          </table:table-cell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22" calcext:value-type="float">
            <text:p>22</text:p>
          </table:table-cell>
          <table:table-cell table:style-name="ce211" table:formula="of:=[.B25]+1" office:value-type="date" office:date-value="2021-06-09" calcext:value-type="date">
            <text:p>mer 9 giu</text:p>
          </table:table-cell>
          <table:table-cell table:style-name="ce215" table:formula="of:=[.C25]" office:value-type="time" office:time-value="PT15H30M00S" calcext:value-type="time">
            <text:p>15:30</text:p>
          </table:table-cell>
          <table:table-cell table:style-name="ce179" table:formula="of:=IF([.$A45]=&quot;&quot;;&quot;&quot;;VLOOKUP([.$A45];PARTITE_GIRONI;4;0))" office:value-type="string" office:string-value="Pitoni (14)" calcext:value-type="string">
            <text:p>Pitoni (14)</text:p>
          </table:table-cell>
          <table:table-cell table:style-name="ce232"/>
          <table:table-cell table:style-name="ce235"/>
          <table:table-cell table:style-name="ce188" table:formula="of:=IF([.$A45]=&quot;&quot;;&quot;&quot;;VLOOKUP([.$A45];PARTITE_GIRONI;6;0))" office:value-type="string" office:string-value="Aquile (15)" calcext:value-type="string">
            <text:p>Aquile (15)</text:p>
          </table:table-cell>
          <table:table-cell table:style-name="ce492" table:formula="of:=IF([.$A45]=&quot;&quot;;&quot;&quot;;VLOOKUP([.$A45];PARTITE_GIRONI;2;0))" office:value-type="string" office:string-value="D" calcext:value-type="string">
            <text:p>D</text:p>
          </table:table-cell>
          <table:table-cell table:style-name="ce492" table:formula="of:=IF([.$A45]=&quot;&quot;;&quot;&quot;;VLOOKUP([.$A45];PARTITE_GIRONI;11;0))" office:value-type="string" office:string-value="Nuova Scuola" calcext:value-type="string">
            <text:p>Nuova Scuola</text:p>
          </table:table-cell>
          <table:table-cell table:style-name="ce496"/>
          <table:table-cell table:style-name="ce528"/>
          <table:table-cell table:number-columns-repeated="10"/>
          <table:table-cell table:style-name="ce496"/>
          <table:table-cell table:style-name="ce648"/>
          <table:table-cell table:style-name="ce496" table:number-columns-repeated="6"/>
          <table:table-cell table:style-name="ce497" table:number-columns-repeated="23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27" calcext:value-type="float">
            <text:p>27</text:p>
          </table:table-cell>
          <table:table-cell table:style-name="ce211" table:formula="of:=[.B26]+1" office:value-type="date" office:date-value="2021-06-09" calcext:value-type="date">
            <text:p>mer 9 giu</text:p>
          </table:table-cell>
          <table:table-cell table:style-name="ce215" table:formula="of:=[.C26]" office:value-type="time" office:time-value="PT17H00M00S" calcext:value-type="time">
            <text:p>17:00</text:p>
          </table:table-cell>
          <table:table-cell table:style-name="ce179" table:formula="of:=IF([.$A46]=&quot;&quot;;&quot;&quot;;VLOOKUP([.$A46];PARTITE_GIRONI;4;0))" office:value-type="string" office:string-value="Bisonti (17)" calcext:value-type="string">
            <text:p>Bisonti (17)</text:p>
          </table:table-cell>
          <table:table-cell table:style-name="ce232"/>
          <table:table-cell table:style-name="ce235"/>
          <table:table-cell table:style-name="ce188" table:formula="of:=IF([.$A46]=&quot;&quot;;&quot;&quot;;VLOOKUP([.$A46];PARTITE_GIRONI;6;0))" office:value-type="string" office:string-value="Cinghiali (20)" calcext:value-type="string">
            <text:p>Cinghiali (20)</text:p>
          </table:table-cell>
          <table:table-cell table:style-name="ce492" table:formula="of:=IF([.$A46]=&quot;&quot;;&quot;&quot;;VLOOKUP([.$A46];PARTITE_GIRONI;2;0))" office:value-type="string" office:string-value="E" calcext:value-type="string">
            <text:p>E</text:p>
          </table:table-cell>
          <table:table-cell table:style-name="ce492" table:formula="of:=IF([.$A46]=&quot;&quot;;&quot;&quot;;VLOOKUP([.$A46];PARTITE_GIRONI;11;0))" office:value-type="string" office:string-value="Cristo Re 1" calcext:value-type="string">
            <text:p>Cristo Re 1</text:p>
          </table:table-cell>
          <table:table-cell table:style-name="ce496"/>
          <table:table-cell table:style-name="ce528"/>
          <table:table-cell table:number-columns-repeated="10"/>
          <table:table-cell table:style-name="ce497"/>
          <table:table-cell table:style-name="ce648"/>
          <table:table-cell table:style-name="ce497" table:number-columns-repeated="29"/>
          <table:table-cell table:number-columns-repeated="49"/>
          <table:table-cell table:style-name="ce528"/>
          <table:table-cell table:number-columns-repeated="11"/>
        </table:table-row>
        <table:table-row table:style-name="ro6">
          <table:table-cell table:style-name="ce179" office:value-type="float" office:value="33" calcext:value-type="float">
            <text:p>33</text:p>
          </table:table-cell>
          <table:table-cell table:style-name="ce211" table:formula="of:=[.B27]+1" office:value-type="date" office:date-value="2021-06-09" calcext:value-type="date">
            <text:p>mer 9 giu</text:p>
          </table:table-cell>
          <table:table-cell table:style-name="ce215" table:formula="of:=[.C27]" office:value-type="time" office:time-value="PT17H00M00S" calcext:value-type="time">
            <text:p>17:00</text:p>
          </table:table-cell>
          <table:table-cell table:style-name="ce179" table:formula="of:=IF([.$A47]=&quot;&quot;;&quot;&quot;;VLOOKUP([.$A47];PARTITE_GIRONI;4;0))" office:value-type="string" office:string-value="Balene (21)" calcext:value-type="string">
            <text:p>Balene (21)</text:p>
          </table:table-cell>
          <table:table-cell table:style-name="ce232"/>
          <table:table-cell table:style-name="ce235"/>
          <table:table-cell table:style-name="ce188" table:formula="of:=IF([.$A47]=&quot;&quot;;&quot;&quot;;VLOOKUP([.$A47];PARTITE_GIRONI;6;0))" office:value-type="string" office:string-value="Fenicotteri (24)" calcext:value-type="string">
            <text:p>Fenicotteri (24)</text:p>
          </table:table-cell>
          <table:table-cell table:style-name="ce492" table:formula="of:=IF([.$A47]=&quot;&quot;;&quot;&quot;;VLOOKUP([.$A47];PARTITE_GIRONI;2;0))" office:value-type="string" office:string-value="F" calcext:value-type="string">
            <text:p>F</text:p>
          </table:table-cell>
          <table:table-cell table:style-name="ce492" table:formula="of:=IF([.$A47]=&quot;&quot;;&quot;&quot;;VLOOKUP([.$A47];PARTITE_GIRONI;11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39" calcext:value-type="float">
            <text:p>39</text:p>
          </table:table-cell>
          <table:table-cell table:style-name="ce211" table:formula="of:=[.B28]+1" office:value-type="date" office:date-value="2021-06-09" calcext:value-type="date">
            <text:p>mer 9 giu</text:p>
          </table:table-cell>
          <table:table-cell table:style-name="ce215" table:formula="of:=[.C28]" office:value-type="time" office:time-value="PT17H00M00S" calcext:value-type="time">
            <text:p>17:00</text:p>
          </table:table-cell>
          <table:table-cell table:style-name="ce179" table:formula="of:=IF([.$A48]=&quot;&quot;;&quot;&quot;;VLOOKUP([.$A48];PARTITE_GIRONI;4;0))" office:value-type="string" office:string-value="Istrici (25)" calcext:value-type="string">
            <text:p>Istrici (25)</text:p>
          </table:table-cell>
          <table:table-cell table:style-name="ce232"/>
          <table:table-cell table:style-name="ce236"/>
          <table:table-cell table:style-name="ce188" table:formula="of:=IF([.$A48]=&quot;&quot;;&quot;&quot;;VLOOKUP([.$A48];PARTITE_GIRONI;6;0))" office:value-type="string" office:string-value="Orche (28)" calcext:value-type="string">
            <text:p>Orche (28)</text:p>
          </table:table-cell>
          <table:table-cell table:style-name="ce492" table:formula="of:=IF([.$A48]=&quot;&quot;;&quot;&quot;;VLOOKUP([.$A48];PARTITE_GIRONI;2;0))" office:value-type="string" office:string-value="G" calcext:value-type="string">
            <text:p>G</text:p>
          </table:table-cell>
          <table:table-cell table:style-name="ce492" table:formula="of:=IF([.$A48]=&quot;&quot;;&quot;&quot;;VLOOKUP([.$A48];PARTITE_GIRONI;11;0))" office:value-type="string" office:string-value="Basket Giovane" calcext:value-type="string">
            <text:p>Basket Giovane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45" calcext:value-type="float">
            <text:p>45</text:p>
          </table:table-cell>
          <table:table-cell table:style-name="ce211" table:formula="of:=[.B29]+1" office:value-type="date" office:date-value="2021-06-09" calcext:value-type="date">
            <text:p>mer 9 giu</text:p>
          </table:table-cell>
          <table:table-cell table:style-name="ce215" table:formula="of:=[.C29]" office:value-type="time" office:time-value="PT17H00M00S" calcext:value-type="time">
            <text:p>17:00</text:p>
          </table:table-cell>
          <table:table-cell table:style-name="ce179" table:formula="of:=IF([.$A49]=&quot;&quot;;&quot;&quot;;VLOOKUP([.$A49];PARTITE_GIRONI;4;0))" office:value-type="string" office:string-value="Piranha (29)" calcext:value-type="string">
            <text:p>Piranha (29)</text:p>
          </table:table-cell>
          <table:table-cell table:style-name="ce232" table:number-columns-repeated="2"/>
          <table:table-cell table:style-name="ce188" table:formula="of:=IF([.$A49]=&quot;&quot;;&quot;&quot;;VLOOKUP([.$A49];PARTITE_GIRONI;6;0))" office:value-type="string" office:string-value="Zebre (32)" calcext:value-type="string">
            <text:p>Zebre (32)</text:p>
          </table:table-cell>
          <table:table-cell table:style-name="ce492" table:formula="of:=IF([.$A49]=&quot;&quot;;&quot;&quot;;VLOOKUP([.$A49];PARTITE_GIRONI;2;0))" office:value-type="string" office:string-value="H" calcext:value-type="string">
            <text:p>H</text:p>
          </table:table-cell>
          <table:table-cell table:style-name="ce492" table:formula="of:=IF([.$A49]=&quot;&quot;;&quot;&quot;;VLOOKUP([.$A49];PARTITE_GIRONI;11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28" calcext:value-type="float">
            <text:p>28</text:p>
          </table:table-cell>
          <table:table-cell table:style-name="ce211" table:formula="of:=[.B30]+1" office:value-type="date" office:date-value="2021-06-09" calcext:value-type="date">
            <text:p>mer 9 giu</text:p>
          </table:table-cell>
          <table:table-cell table:style-name="ce215" table:formula="of:=[.C30]" office:value-type="time" office:time-value="PT18H30M00S" calcext:value-type="time">
            <text:p>18:30</text:p>
          </table:table-cell>
          <table:table-cell table:style-name="ce179" table:formula="of:=IF([.$A50]=&quot;&quot;;&quot;&quot;;VLOOKUP([.$A50];PARTITE_GIRONI;4;0))" office:value-type="string" office:string-value="Bufali (18)" calcext:value-type="string">
            <text:p>Bufali (18)</text:p>
          </table:table-cell>
          <table:table-cell table:style-name="ce232" table:number-columns-repeated="2"/>
          <table:table-cell table:style-name="ce188" table:formula="of:=IF([.$A50]=&quot;&quot;;&quot;&quot;;VLOOKUP([.$A50];PARTITE_GIRONI;6;0))" office:value-type="string" office:string-value="Cervi (19)" calcext:value-type="string">
            <text:p>Cervi (19)</text:p>
          </table:table-cell>
          <table:table-cell table:style-name="ce492" table:formula="of:=IF([.$A50]=&quot;&quot;;&quot;&quot;;VLOOKUP([.$A50];PARTITE_GIRONI;2;0))" office:value-type="string" office:string-value="E" calcext:value-type="string">
            <text:p>E</text:p>
          </table:table-cell>
          <table:table-cell table:style-name="ce492" table:formula="of:=IF([.$A50]=&quot;&quot;;&quot;&quot;;VLOOKUP([.$A50];PARTITE_GIRONI;11;0))" office:value-type="string" office:string-value="Cristo Re 1" calcext:value-type="string">
            <text:p>Cristo Re 1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34" calcext:value-type="float">
            <text:p>34</text:p>
          </table:table-cell>
          <table:table-cell table:style-name="ce211" table:formula="of:=[.B31]+1" office:value-type="date" office:date-value="2021-06-09" calcext:value-type="date">
            <text:p>mer 9 giu</text:p>
          </table:table-cell>
          <table:table-cell table:style-name="ce215" table:formula="of:=[.C31]" office:value-type="time" office:time-value="PT18H30M00S" calcext:value-type="time">
            <text:p>18:30</text:p>
          </table:table-cell>
          <table:table-cell table:style-name="ce179" table:formula="of:=IF([.$A51]=&quot;&quot;;&quot;&quot;;VLOOKUP([.$A51];PARTITE_GIRONI;4;0))" office:value-type="string" office:string-value="Gabbiani (22)" calcext:value-type="string">
            <text:p>Gabbiani (22)</text:p>
          </table:table-cell>
          <table:table-cell table:style-name="ce232" table:number-columns-repeated="2"/>
          <table:table-cell table:style-name="ce188" table:formula="of:=IF([.$A51]=&quot;&quot;;&quot;&quot;;VLOOKUP([.$A51];PARTITE_GIRONI;6;0))" office:value-type="string" office:string-value="Delfini (23)" calcext:value-type="string">
            <text:p>Delfini (23)</text:p>
          </table:table-cell>
          <table:table-cell table:style-name="ce492" table:formula="of:=IF([.$A51]=&quot;&quot;;&quot;&quot;;VLOOKUP([.$A51];PARTITE_GIRONI;2;0))" office:value-type="string" office:string-value="F" calcext:value-type="string">
            <text:p>F</text:p>
          </table:table-cell>
          <table:table-cell table:style-name="ce492" table:formula="of:=IF([.$A51]=&quot;&quot;;&quot;&quot;;VLOOKUP([.$A51];PARTITE_GIRONI;11;0))" office:value-type="string" office:string-value="Cristo Re 2" calcext:value-type="string">
            <text:p>Cristo Re 2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40" calcext:value-type="float">
            <text:p>40</text:p>
          </table:table-cell>
          <table:table-cell table:style-name="ce211" table:formula="of:=[.B32]+1" office:value-type="date" office:date-value="2021-06-09" calcext:value-type="date">
            <text:p>mer 9 giu</text:p>
          </table:table-cell>
          <table:table-cell table:style-name="ce215" table:formula="of:=[.C32]" office:value-type="time" office:time-value="PT18H30M00S" calcext:value-type="time">
            <text:p>18:30</text:p>
          </table:table-cell>
          <table:table-cell table:style-name="ce179" table:formula="of:=IF([.$A52]=&quot;&quot;;&quot;&quot;;VLOOKUP([.$A52];PARTITE_GIRONI;4;0))" office:value-type="string" office:string-value="Gorilla (26)" calcext:value-type="string">
            <text:p>Gorilla (26)</text:p>
          </table:table-cell>
          <table:table-cell table:style-name="ce232" table:number-columns-repeated="2"/>
          <table:table-cell table:style-name="ce188" table:formula="of:=IF([.$A52]=&quot;&quot;;&quot;&quot;;VLOOKUP([.$A52];PARTITE_GIRONI;6;0))" office:value-type="string" office:string-value="Muli (27)" calcext:value-type="string">
            <text:p>Muli (27)</text:p>
          </table:table-cell>
          <table:table-cell table:style-name="ce492" table:formula="of:=IF([.$A52]=&quot;&quot;;&quot;&quot;;VLOOKUP([.$A52];PARTITE_GIRONI;2;0))" office:value-type="string" office:string-value="G" calcext:value-type="string">
            <text:p>G</text:p>
          </table:table-cell>
          <table:table-cell table:style-name="ce492" table:formula="of:=IF([.$A52]=&quot;&quot;;&quot;&quot;;VLOOKUP([.$A52];PARTITE_GIRONI;11;0))" office:value-type="string" office:string-value="Basket Giovane" calcext:value-type="string">
            <text:p>Basket Giovane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6">
          <table:table-cell table:style-name="ce179" office:value-type="float" office:value="46" calcext:value-type="float">
            <text:p>46</text:p>
          </table:table-cell>
          <table:table-cell table:style-name="ce211" table:formula="of:=[.B33]+1" office:value-type="date" office:date-value="2021-06-09" calcext:value-type="date">
            <text:p>mer 9 giu</text:p>
          </table:table-cell>
          <table:table-cell table:style-name="ce215" table:formula="of:=[.C33]" office:value-type="time" office:time-value="PT18H30M00S" calcext:value-type="time">
            <text:p>18:30</text:p>
          </table:table-cell>
          <table:table-cell table:style-name="ce179" table:formula="of:=IF([.$A53]=&quot;&quot;;&quot;&quot;;VLOOKUP([.$A53];PARTITE_GIRONI;4;0))" office:value-type="string" office:string-value="Scorpioni (30)" calcext:value-type="string">
            <text:p>Scorpioni (30)</text:p>
          </table:table-cell>
          <table:table-cell table:style-name="ce232" table:number-columns-repeated="2"/>
          <table:table-cell table:style-name="ce188" table:formula="of:=IF([.$A53]=&quot;&quot;;&quot;&quot;;VLOOKUP([.$A53];PARTITE_GIRONI;6;0))" office:value-type="string" office:string-value="Tonni (31)" calcext:value-type="string">
            <text:p>Tonni (31)</text:p>
          </table:table-cell>
          <table:table-cell table:style-name="ce492" table:formula="of:=IF([.$A53]=&quot;&quot;;&quot;&quot;;VLOOKUP([.$A53];PARTITE_GIRONI;2;0))" office:value-type="string" office:string-value="H" calcext:value-type="string">
            <text:p>H</text:p>
          </table:table-cell>
          <table:table-cell table:style-name="ce492" table:formula="of:=IF([.$A53]=&quot;&quot;;&quot;&quot;;VLOOKUP([.$A53];PARTITE_GIRONI;11;0))" office:value-type="string" office:string-value="Nuova Scuola" calcext:value-type="string">
            <text:p>Nuova Scuola</text:p>
          </table:table-cell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853">
          <table:table-cell table:number-columns-repeated="9"/>
          <table:table-cell table:style-name="ce497"/>
          <table:table-cell table:number-columns-repeated="11"/>
          <table:table-cell table:style-name="ce497"/>
          <table:table-cell table:style-name="ce473"/>
          <table:table-cell table:style-name="ce497" table:number-columns-repeated="29"/>
          <table:table-cell table:number-columns-repeated="61"/>
        </table:table-row>
        <table:table-row table:style-name="ro7" table:number-rows-repeated="1047669">
          <table:table-cell table:number-columns-repeated="113"/>
        </table:table-row>
        <table:table-row table:style-name="ro7">
          <table:table-cell table:number-columns-repeated="113"/>
        </table:table-row>
        <calcext:conditional-formats>
          <calcext:conditional-format calcext:target-range-address="'Calendario e Tabellone'.AN26:'Calendario e Tabellone'.AZ26">
            <calcext:condition calcext:apply-style-name="ConditionalStyle_228" calcext:value="formula-is(IF(#REF!=#REF!;1;IF(#REF!=#REF!;1;0)))" calcext:base-cell-address="'Calendario e Tabellone'.AN26"/>
          </calcext:conditional-format>
          <calcext:conditional-format calcext:target-range-address="'Calendario e Tabellone'.A6:'Calendario e Tabellone'.D53">
            <calcext:condition calcext:apply-style-name="ConditionalStyle_227" calcext:value="formula-is(IF(#REF!=CONCATENATE([.$D5];&quot;_win&quot;);1;0))" calcext:base-cell-address="'Calendario e Tabellone'.A6"/>
          </calcext:conditional-format>
          <calcext:conditional-format calcext:target-range-address="'Calendario e Tabellone'.G5:'Calendario e Tabellone'.G53 'Calendario e Tabellone'.H5:'Calendario e Tabellone'.H5 'Calendario e Tabellone'.A5:'Calendario e Tabellone'.D53">
            <calcext:condition calcext:apply-style-name="ConditionalStyle_226" calcext:value="formula-is(IF(#REF!=CONCATENATE([.$G5];&quot;_win&quot;);1;0))" calcext:base-cell-address="'Calendario e Tabellone'.A5"/>
          </calcext:conditional-format>
          <calcext:conditional-format calcext:target-range-address="'Calendario e Tabellone'.K24:'Calendario e Tabellone'.K24 'Calendario e Tabellone'.M24:'Calendario e Tabellone'.S24">
            <calcext:condition calcext:apply-style-name="ConditionalStyle_223" calcext:value="formula-is(IF(#REF!=#REF!;1;IF(#REF!=#REF!;1;0)))" calcext:base-cell-address="'Calendario e Tabellone'.K24"/>
          </calcext:conditional-format>
          <calcext:conditional-format calcext:target-range-address="'Calendario e Tabellone'.CX41:'Calendario e Tabellone'.DG41">
            <calcext:condition calcext:apply-style-name="ConditionalStyle_222" calcext:value="formula-is(IF(#REF!=#REF!;1;IF(#REF!=#REF!;1;0)))" calcext:base-cell-address="'Calendario e Tabellone'.CX41"/>
          </calcext:conditional-format>
          <calcext:conditional-format calcext:target-range-address="'Calendario e Tabellone'.CX19:'Calendario e Tabellone'.CX19 'Calendario e Tabellone'.CZ19:'Calendario e Tabellone'.DG19">
            <calcext:condition calcext:apply-style-name="ConditionalStyle_221" calcext:value="formula-is(IF(#REF!=#REF!;1;IF(#REF!=#REF!;1;0)))" calcext:base-cell-address="'Calendario e Tabellone'.CX19"/>
          </calcext:conditional-format>
          <calcext:conditional-format calcext:target-range-address="'Calendario e Tabellone'.CX24:'Calendario e Tabellone'.CX24 'Calendario e Tabellone'.CZ24:'Calendario e Tabellone'.DG24">
            <calcext:condition calcext:apply-style-name="ConditionalStyle_220" calcext:value="formula-is(IF(#REF!=#REF!;1;IF(#REF!=#REF!;1;0)))" calcext:base-cell-address="'Calendario e Tabellone'.CX24"/>
          </calcext:conditional-format>
          <calcext:conditional-format calcext:target-range-address="'Calendario e Tabellone'.W12:'Calendario e Tabellone'.W12">
            <calcext:condition calcext:apply-style-name="ConditionalStyle_219" calcext:value="formula-is(IF([.$AW12]=#REF!;1;0))" calcext:base-cell-address="'Calendario e Tabellone'.W12"/>
            <calcext:condition calcext:apply-style-name="ConditionalStyle_218" calcext:value="formula-is(IF([.$AW11]=#REF!;1;0))" calcext:base-cell-address="'Calendario e Tabellone'.W12"/>
          </calcext:conditional-format>
          <calcext:conditional-format calcext:target-range-address="'Calendario e Tabellone'.W32:'Calendario e Tabellone'.W32">
            <calcext:condition calcext:apply-style-name="ConditionalStyle_217" calcext:value="formula-is(IF([.$AW32]=#REF!;1;0))" calcext:base-cell-address="'Calendario e Tabellone'.W32"/>
            <calcext:condition calcext:apply-style-name="ConditionalStyle_216" calcext:value="formula-is(IF([.$AW31]=#REF!;1;0))" calcext:base-cell-address="'Calendario e Tabellone'.W32"/>
          </calcext:conditional-format>
          <calcext:conditional-format calcext:target-range-address="'Calendario e Tabellone'.W24:'Calendario e Tabellone'.W24">
            <calcext:condition calcext:apply-style-name="ConditionalStyle_215" calcext:value="formula-is(IF([.$AW24]=#REF!;1;0))" calcext:base-cell-address="'Calendario e Tabellone'.W24"/>
            <calcext:condition calcext:apply-style-name="ConditionalStyle_214" calcext:value="formula-is(IF([.$AW23]=#REF!;1;0))" calcext:base-cell-address="'Calendario e Tabellone'.W24"/>
          </calcext:conditional-format>
          <calcext:conditional-format calcext:target-range-address="'Calendario e Tabellone'.W15:'Calendario e Tabellone'.W15 'Calendario e Tabellone'.W11:'Calendario e Tabellone'.W11 'Calendario e Tabellone'.W23:'Calendario e Tabellone'.W23 'Calendario e Tabellone'.W31:'Calendario e Tabellone'.W31 'Calendario e Tabellone'.W27:'Calendario e Tabellone'.W28 'Calendario e Tabellone'.W19:'Calendario e Tabellone'.W19">
            <calcext:condition calcext:apply-style-name="ConditionalStyle_213" calcext:value="formula-is(IF([.$AW11]=#REF!;1;0))" calcext:base-cell-address="'Calendario e Tabellone'.W11"/>
            <calcext:condition calcext:apply-style-name="ConditionalStyle_212" calcext:value="formula-is(IF([.$AW12]=#REF!;1;0))" calcext:base-cell-address="'Calendario e Tabellone'.W11"/>
          </calcext:conditional-format>
          <calcext:conditional-format calcext:target-range-address="'Calendario e Tabellone'.W16:'Calendario e Tabellone'.W16">
            <calcext:condition calcext:apply-style-name="ConditionalStyle_211" calcext:value="formula-is(IF([.$AW16]=#REF!;1;0))" calcext:base-cell-address="'Calendario e Tabellone'.W16"/>
            <calcext:condition calcext:apply-style-name="ConditionalStyle_210" calcext:value="formula-is(IF([.$AW15]=#REF!;1;0))" calcext:base-cell-address="'Calendario e Tabellone'.W16"/>
          </calcext:conditional-format>
          <calcext:conditional-format calcext:target-range-address="'Calendario e Tabellone'.G4:'Calendario e Tabellone'.I4 'Calendario e Tabellone'.A4:'Calendario e Tabellone'.E4">
            <calcext:condition calcext:apply-style-name="ConditionalStyle_209" calcext:value="formula-is([.$P$5]=&quot;Black and White&quot;)" calcext:base-cell-address="'Calendario e Tabellone'.A4"/>
          </calcext:conditional-format>
          <calcext:conditional-format calcext:target-range-address="'Calendario e Tabellone'.K9:'Calendario e Tabellone'.S9 'Calendario e Tabellone'.K19:'Calendario e Tabellone'.S19 'Calendario e Tabellone'.K14:'Calendario e Tabellone'.S14">
            <calcext:condition calcext:apply-style-name="ConditionalStyle_208" calcext:value="formula-is([.$P$5]=&quot;Black and White&quot;)" calcext:base-cell-address="'Calendario e Tabellone'.K9"/>
          </calcext:conditional-format>
          <calcext:conditional-format calcext:target-range-address="'Calendario e Tabellone'.K4:'Calendario e Tabellone'.S4">
            <calcext:condition calcext:apply-style-name="ConditionalStyle_206" calcext:value="formula-is([.$P$5]=&quot;Black and White&quot;)" calcext:base-cell-address="'Calendario e Tabellone'.K4"/>
          </calcext:conditional-format>
          <calcext:conditional-format calcext:target-range-address="'Calendario e Tabellone'.X11:'Calendario e Tabellone'.X11 'Calendario e Tabellone'.X31:'Calendario e Tabellone'.X31 'Calendario e Tabellone'.X35:'Calendario e Tabellone'.X35 'Calendario e Tabellone'.X23:'Calendario e Tabellone'.X23 'Calendario e Tabellone'.X27:'Calendario e Tabellone'.X27 'Calendario e Tabellone'.X15:'Calendario e Tabellone'.X15 'Calendario e Tabellone'.X19:'Calendario e Tabellone'.X19 'Calendario e Tabellone'.X7:'Calendario e Tabellone'.X7">
            <calcext:condition calcext:apply-style-name="ConditionalStyle_202" calcext:value="formula-is(IF(AND(#REF!&gt;#REF!;ISNUMBER(#REF!);ISNUMBER(#REF!));1;0))" calcext:base-cell-address="'Calendario e Tabellone'.X7"/>
          </calcext:conditional-format>
          <calcext:conditional-format calcext:target-range-address="'Calendario e Tabellone'.X12:'Calendario e Tabellone'.X12 'Calendario e Tabellone'.X32:'Calendario e Tabellone'.X32 'Calendario e Tabellone'.X36:'Calendario e Tabellone'.X36 'Calendario e Tabellone'.X24:'Calendario e Tabellone'.X24 'Calendario e Tabellone'.X28:'Calendario e Tabellone'.X28 'Calendario e Tabellone'.X16:'Calendario e Tabellone'.X16 'Calendario e Tabellone'.X20:'Calendario e Tabellone'.X20 'Calendario e Tabellone'.X8:'Calendario e Tabellone'.X8">
            <calcext:condition calcext:apply-style-name="ConditionalStyle_201" calcext:value="formula-is(IF(AND(#REF!&lt;#REF!;ISNUMBER(#REF!);ISNUMBER(#REF!));1;0))" calcext:base-cell-address="'Calendario e Tabellone'.X8"/>
          </calcext:conditional-format>
          <calcext:conditional-format calcext:target-range-address="'Calendario e Tabellone'.W7:'Calendario e Tabellone'.W7">
            <calcext:condition calcext:apply-style-name="ConditionalStyle_200" calcext:value="formula-is([.$P$5]=&quot;Black and White&quot;)" calcext:base-cell-address="'Calendario e Tabellone'.W7"/>
          </calcext:conditional-format>
          <calcext:conditional-format calcext:target-range-address="'Calendario e Tabellone'.W8:'Calendario e Tabellone'.W8">
            <calcext:condition calcext:apply-style-name="ConditionalStyle_199" calcext:value="formula-is([.$P$5]=&quot;Black and White&quot;)" calcext:base-cell-address="'Calendario e Tabellone'.W8"/>
          </calcext:conditional-format>
          <calcext:conditional-format calcext:target-range-address="'Calendario e Tabellone'.W20:'Calendario e Tabellone'.W20">
            <calcext:condition calcext:apply-style-name="ConditionalStyle_198" calcext:value="formula-is(IF([.$AW20]=#REF!;1;0))" calcext:base-cell-address="'Calendario e Tabellone'.W20"/>
            <calcext:condition calcext:apply-style-name="ConditionalStyle_197" calcext:value="formula-is(IF([.$AW19]=#REF!;1;0))" calcext:base-cell-address="'Calendario e Tabellone'.W20"/>
          </calcext:conditional-format>
          <calcext:conditional-format calcext:target-range-address="'Calendario e Tabellone'.W35:'Calendario e Tabellone'.W35">
            <calcext:condition calcext:apply-style-name="ConditionalStyle_196" calcext:value="formula-is(IF([.$AW35]=#REF!;1;0))" calcext:base-cell-address="'Calendario e Tabellone'.W35"/>
            <calcext:condition calcext:apply-style-name="ConditionalStyle_195" calcext:value="formula-is(IF([.$AW36]=#REF!;1;0))" calcext:base-cell-address="'Calendario e Tabellone'.W35"/>
          </calcext:conditional-format>
          <calcext:conditional-format calcext:target-range-address="'Calendario e Tabellone'.W36:'Calendario e Tabellone'.W36">
            <calcext:condition calcext:apply-style-name="ConditionalStyle_194" calcext:value="formula-is(IF([.$AW36]=#REF!;1;0))" calcext:base-cell-address="'Calendario e Tabellone'.W36"/>
            <calcext:condition calcext:apply-style-name="ConditionalStyle_193" calcext:value="formula-is(IF([.$AW35]=#REF!;1;0))" calcext:base-cell-address="'Calendario e Tabellone'.W36"/>
          </calcext:conditional-format>
          <calcext:conditional-format calcext:target-range-address="'Calendario e Tabellone'.K25:'Calendario e Tabellone'.S25">
            <calcext:condition calcext:apply-style-name="ConditionalStyle_192" calcext:value="formula-is([.$P$5]=&quot;Black and White&quot;)" calcext:base-cell-address="'Calendario e Tabellone'.K25"/>
          </calcext:conditional-format>
          <calcext:conditional-format calcext:target-range-address="'Calendario e Tabellone'.K34:'Calendario e Tabellone'.K34">
            <calcext:condition calcext:apply-style-name="ConditionalStyle_191" calcext:value="formula-is([.$P$5]=&quot;Black and White&quot;)" calcext:base-cell-address="'Calendario e Tabellone'.K34"/>
          </calcext:conditional-format>
          <calcext:conditional-format calcext:target-range-address="'Calendario e Tabellone'.L34:'Calendario e Tabellone'.L34">
            <calcext:condition calcext:apply-style-name="ConditionalStyle_190" calcext:value="formula-is([.$P$5]=&quot;Black and White&quot;)" calcext:base-cell-address="'Calendario e Tabellone'.L34"/>
          </calcext:conditional-format>
          <calcext:conditional-format calcext:target-range-address="'Calendario e Tabellone'.M34:'Calendario e Tabellone'.S34">
            <calcext:condition calcext:apply-style-name="ConditionalStyle_189" calcext:value="formula-is([.$P$5]=&quot;Black and White&quot;)" calcext:base-cell-address="'Calendario e Tabellone'.M34"/>
          </calcext:conditional-format>
          <calcext:conditional-format calcext:target-range-address="'Calendario e Tabellone'.K27:'Calendario e Tabellone'.K28">
            <calcext:condition calcext:apply-style-name="ConditionalStyle_135" calcext:value="formula-is([.$P$5]=&quot;Black and White&quot;)" calcext:base-cell-address="'Calendario e Tabellone'.K27"/>
          </calcext:conditional-format>
          <calcext:conditional-format calcext:target-range-address="'Calendario e Tabellone'.K26:'Calendario e Tabellone'.K26">
            <calcext:condition calcext:apply-style-name="ConditionalStyle_134" calcext:value="formula-is([.$P$5]=&quot;Black and White&quot;)" calcext:base-cell-address="'Calendario e Tabellone'.K26"/>
          </calcext:conditional-format>
          <calcext:conditional-format calcext:target-range-address="'Calendario e Tabellone'.M27:'Calendario e Tabellone'.M27">
            <calcext:condition calcext:apply-style-name="ConditionalStyle_133" calcext:value="formula-is([.$P$5]=&quot;Black and White&quot;)" calcext:base-cell-address="'Calendario e Tabellone'.M27"/>
          </calcext:conditional-format>
          <calcext:conditional-format calcext:target-range-address="'Calendario e Tabellone'.M28:'Calendario e Tabellone'.M28">
            <calcext:condition calcext:apply-style-name="ConditionalStyle_132" calcext:value="formula-is([.$P$5]=&quot;Black and White&quot;)" calcext:base-cell-address="'Calendario e Tabellone'.M28"/>
          </calcext:conditional-format>
          <calcext:conditional-format calcext:target-range-address="'Calendario e Tabellone'.N27:'Calendario e Tabellone'.N28">
            <calcext:condition calcext:apply-style-name="ConditionalStyle_131" calcext:value="formula-is([.$P$5]=&quot;Black and White&quot;)" calcext:base-cell-address="'Calendario e Tabellone'.N27"/>
          </calcext:conditional-format>
          <calcext:conditional-format calcext:target-range-address="'Calendario e Tabellone'.O27:'Calendario e Tabellone'.S28">
            <calcext:condition calcext:apply-style-name="ConditionalStyle_130" calcext:value="formula-is([.$P$5]=&quot;Black and White&quot;)" calcext:base-cell-address="'Calendario e Tabellone'.O27"/>
          </calcext:conditional-format>
          <calcext:conditional-format calcext:target-range-address="'Calendario e Tabellone'.M26:'Calendario e Tabellone'.S26">
            <calcext:condition calcext:apply-style-name="ConditionalStyle_129" calcext:value="formula-is([.$P$5]=&quot;Black and White&quot;)" calcext:base-cell-address="'Calendario e Tabellone'.M26"/>
          </calcext:conditional-format>
          <calcext:conditional-format calcext:target-range-address="'Calendario e Tabellone'.AC9:'Calendario e Tabellone'.AC9">
            <calcext:condition calcext:apply-style-name="ConditionalStyle_128" calcext:value="formula-is(IF(AND(#REF!&gt;#REF!;ISNUMBER(#REF!);ISNUMBER(#REF!));1;0))" calcext:base-cell-address="'Calendario e Tabellone'.AC9"/>
          </calcext:conditional-format>
          <calcext:conditional-format calcext:target-range-address="'Calendario e Tabellone'.AC10:'Calendario e Tabellone'.AC10">
            <calcext:condition calcext:apply-style-name="ConditionalStyle_127" calcext:value="formula-is(IF(AND(#REF!&lt;#REF!;ISNUMBER(#REF!);ISNUMBER(#REF!));1;0))" calcext:base-cell-address="'Calendario e Tabellone'.AC10"/>
          </calcext:conditional-format>
          <calcext:conditional-format calcext:target-range-address="'Calendario e Tabellone'.AC17:'Calendario e Tabellone'.AC17">
            <calcext:condition calcext:apply-style-name="ConditionalStyle_126" calcext:value="formula-is(IF(AND(#REF!&gt;#REF!;ISNUMBER(#REF!);ISNUMBER(#REF!));1;0))" calcext:base-cell-address="'Calendario e Tabellone'.AC17"/>
          </calcext:conditional-format>
          <calcext:conditional-format calcext:target-range-address="'Calendario e Tabellone'.AC18:'Calendario e Tabellone'.AC18">
            <calcext:condition calcext:apply-style-name="ConditionalStyle_125" calcext:value="formula-is(IF(AND(#REF!&lt;#REF!;ISNUMBER(#REF!);ISNUMBER(#REF!));1;0))" calcext:base-cell-address="'Calendario e Tabellone'.AC18"/>
          </calcext:conditional-format>
          <calcext:conditional-format calcext:target-range-address="'Calendario e Tabellone'.AC25:'Calendario e Tabellone'.AC25">
            <calcext:condition calcext:apply-style-name="ConditionalStyle_124" calcext:value="formula-is(IF(AND(#REF!&gt;#REF!;ISNUMBER(#REF!);ISNUMBER(#REF!));1;0))" calcext:base-cell-address="'Calendario e Tabellone'.AC25"/>
          </calcext:conditional-format>
          <calcext:conditional-format calcext:target-range-address="'Calendario e Tabellone'.AC26:'Calendario e Tabellone'.AC26">
            <calcext:condition calcext:apply-style-name="ConditionalStyle_123" calcext:value="formula-is(IF(AND(#REF!&lt;#REF!;ISNUMBER(#REF!);ISNUMBER(#REF!));1;0))" calcext:base-cell-address="'Calendario e Tabellone'.AC26"/>
          </calcext:conditional-format>
          <calcext:conditional-format calcext:target-range-address="'Calendario e Tabellone'.AC33:'Calendario e Tabellone'.AC33">
            <calcext:condition calcext:apply-style-name="ConditionalStyle_122" calcext:value="formula-is(IF(AND(#REF!&gt;#REF!;ISNUMBER(#REF!);ISNUMBER(#REF!));1;0))" calcext:base-cell-address="'Calendario e Tabellone'.AC33"/>
          </calcext:conditional-format>
          <calcext:conditional-format calcext:target-range-address="'Calendario e Tabellone'.AC34:'Calendario e Tabellone'.AC34">
            <calcext:condition calcext:apply-style-name="ConditionalStyle_121" calcext:value="formula-is(IF(AND(#REF!&lt;#REF!;ISNUMBER(#REF!);ISNUMBER(#REF!));1;0))" calcext:base-cell-address="'Calendario e Tabellone'.AC34"/>
          </calcext:conditional-format>
          <calcext:conditional-format calcext:target-range-address="'Calendario e Tabellone'.AH13:'Calendario e Tabellone'.AH13">
            <calcext:condition calcext:apply-style-name="ConditionalStyle_120" calcext:value="formula-is(IF(AND(#REF!&gt;#REF!;ISNUMBER(#REF!);ISNUMBER(#REF!));1;0))" calcext:base-cell-address="'Calendario e Tabellone'.AH13"/>
          </calcext:conditional-format>
          <calcext:conditional-format calcext:target-range-address="'Calendario e Tabellone'.AH14:'Calendario e Tabellone'.AH14">
            <calcext:condition calcext:apply-style-name="ConditionalStyle_119" calcext:value="formula-is(IF(AND(#REF!&lt;#REF!;ISNUMBER(#REF!);ISNUMBER(#REF!));1;0))" calcext:base-cell-address="'Calendario e Tabellone'.AH14"/>
          </calcext:conditional-format>
          <calcext:conditional-format calcext:target-range-address="'Calendario e Tabellone'.AH29:'Calendario e Tabellone'.AH29">
            <calcext:condition calcext:apply-style-name="ConditionalStyle_118" calcext:value="formula-is(IF(AND(#REF!&gt;#REF!;ISNUMBER(#REF!);ISNUMBER(#REF!));1;0))" calcext:base-cell-address="'Calendario e Tabellone'.AH29"/>
          </calcext:conditional-format>
          <calcext:conditional-format calcext:target-range-address="'Calendario e Tabellone'.AH30:'Calendario e Tabellone'.AH30">
            <calcext:condition calcext:apply-style-name="ConditionalStyle_117" calcext:value="formula-is(IF(AND(#REF!&lt;#REF!;ISNUMBER(#REF!);ISNUMBER(#REF!));1;0))" calcext:base-cell-address="'Calendario e Tabellone'.AH30"/>
          </calcext:conditional-format>
          <calcext:conditional-format calcext:target-range-address="'Calendario e Tabellone'.AM20:'Calendario e Tabellone'.AM20">
            <calcext:condition calcext:apply-style-name="ConditionalStyle_116" calcext:value="formula-is(IF(AND(#REF!&gt;#REF!;ISNUMBER(#REF!);ISNUMBER(#REF!));1;0))" calcext:base-cell-address="'Calendario e Tabellone'.AM20"/>
          </calcext:conditional-format>
          <calcext:conditional-format calcext:target-range-address="'Calendario e Tabellone'.AM21:'Calendario e Tabellone'.AM21">
            <calcext:condition calcext:apply-style-name="ConditionalStyle_115" calcext:value="formula-is(IF(AND(#REF!&lt;#REF!;ISNUMBER(#REF!);ISNUMBER(#REF!));1;0))" calcext:base-cell-address="'Calendario e Tabellone'.AM21"/>
          </calcext:conditional-format>
          <calcext:conditional-format calcext:target-range-address="'Calendario e Tabellone'.AB10:'Calendario e Tabellone'.AB10">
            <calcext:condition calcext:apply-style-name="ConditionalStyle_113" calcext:value="formula-is([.$P$5]=&quot;Black and White&quot;)" calcext:base-cell-address="'Calendario e Tabellone'.AB10"/>
          </calcext:conditional-format>
          <calcext:conditional-format calcext:target-range-address="'Calendario e Tabellone'.AB18:'Calendario e Tabellone'.AB18">
            <calcext:condition calcext:apply-style-name="ConditionalStyle_111" calcext:value="formula-is([.$P$5]=&quot;Black and White&quot;)" calcext:base-cell-address="'Calendario e Tabellone'.AB18"/>
          </calcext:conditional-format>
          <calcext:conditional-format calcext:target-range-address="'Calendario e Tabellone'.AB26:'Calendario e Tabellone'.AB26">
            <calcext:condition calcext:apply-style-name="ConditionalStyle_109" calcext:value="formula-is([.$P$5]=&quot;Black and White&quot;)" calcext:base-cell-address="'Calendario e Tabellone'.AB26"/>
          </calcext:conditional-format>
          <calcext:conditional-format calcext:target-range-address="'Calendario e Tabellone'.AB34:'Calendario e Tabellone'.AB34">
            <calcext:condition calcext:apply-style-name="ConditionalStyle_107" calcext:value="formula-is([.$P$5]=&quot;Black and White&quot;)" calcext:base-cell-address="'Calendario e Tabellone'.AB34"/>
          </calcext:conditional-format>
          <calcext:conditional-format calcext:target-range-address="'Calendario e Tabellone'.AG14:'Calendario e Tabellone'.AG14">
            <calcext:condition calcext:apply-style-name="ConditionalStyle_105" calcext:value="formula-is([.$P$5]=&quot;Black and White&quot;)" calcext:base-cell-address="'Calendario e Tabellone'.AG14"/>
          </calcext:conditional-format>
          <calcext:conditional-format calcext:target-range-address="'Calendario e Tabellone'.AG30:'Calendario e Tabellone'.AG30">
            <calcext:condition calcext:apply-style-name="ConditionalStyle_103" calcext:value="formula-is([.$P$5]=&quot;Black and White&quot;)" calcext:base-cell-address="'Calendario e Tabellone'.AG30"/>
          </calcext:conditional-format>
          <calcext:conditional-format calcext:target-range-address="'Calendario e Tabellone'.AL21:'Calendario e Tabellone'.AL21">
            <calcext:condition calcext:apply-style-name="ConditionalStyle_101" calcext:value="formula-is([.$P$5]=&quot;Black and White&quot;)" calcext:base-cell-address="'Calendario e Tabellone'.AL21"/>
          </calcext:conditional-format>
          <calcext:conditional-format calcext:target-range-address="'Calendario e Tabellone'.L28:'Calendario e Tabellone'.L28">
            <calcext:condition calcext:apply-style-name="ConditionalStyle_85" calcext:value="formula-is([.$P$5]=&quot;Black and White&quot;)" calcext:base-cell-address="'Calendario e Tabellone'.L28"/>
          </calcext:conditional-format>
          <calcext:conditional-format calcext:target-range-address="'Calendario e Tabellone'.L27:'Calendario e Tabellone'.L27">
            <calcext:condition calcext:apply-style-name="ConditionalStyle_84" calcext:value="formula-is([.$P$5]=&quot;Black and White&quot;)" calcext:base-cell-address="'Calendario e Tabellone'.L27"/>
          </calcext:conditional-format>
          <calcext:conditional-format calcext:target-range-address="'Calendario e Tabellone'.L30:'Calendario e Tabellone'.S30 'Calendario e Tabellone'.L35:'Calendario e Tabellone'.S35 'Calendario e Tabellone'.L40:'Calendario e Tabellone'.S40">
            <calcext:condition calcext:apply-style-name="ConditionalStyle_83" calcext:value="formula-is([.$P$5]=&quot;Black and White&quot;)" calcext:base-cell-address="'Calendario e Tabellone'.L30"/>
          </calcext:conditional-format>
          <calcext:conditional-format calcext:target-range-address="'Calendario e Tabellone'.L33:'Calendario e Tabellone'.L33 'Calendario e Tabellone'.L38:'Calendario e Tabellone'.L38">
            <calcext:condition calcext:apply-style-name="ConditionalStyle_82" calcext:value="formula-is([.$P$5]=&quot;Black and White&quot;)" calcext:base-cell-address="'Calendario e Tabellone'.L33"/>
          </calcext:conditional-format>
          <calcext:conditional-format calcext:target-range-address="'Calendario e Tabellone'.L32:'Calendario e Tabellone'.L32 'Calendario e Tabellone'.L37:'Calendario e Tabellone'.L37">
            <calcext:condition calcext:apply-style-name="ConditionalStyle_81" calcext:value="formula-is([.$P$5]=&quot;Black and White&quot;)" calcext:base-cell-address="'Calendario e Tabellone'.L32"/>
          </calcext:conditional-format>
          <calcext:conditional-format calcext:target-range-address="'Calendario e Tabellone'.K35:'Calendario e Tabellone'.K35 'Calendario e Tabellone'.K40:'Calendario e Tabellone'.K40 'Calendario e Tabellone'.K30:'Calendario e Tabellone'.K30">
            <calcext:condition calcext:apply-style-name="ConditionalStyle_80" calcext:value="formula-is([.$P$5]=&quot;Black and White&quot;)" calcext:base-cell-address="'Calendario e Tabellone'.K30"/>
          </calcext:conditional-format>
          <calcext:conditional-format calcext:target-range-address="'Calendario e Tabellone'.K31:'Calendario e Tabellone'.K31 'Calendario e Tabellone'.K36:'Calendario e Tabellone'.K36 'Calendario e Tabellone'.K41:'Calendario e Tabellone'.K41">
            <calcext:condition calcext:apply-style-name="ConditionalStyle_79" calcext:value="formula-is([.$P$5]=&quot;Black and White&quot;)" calcext:base-cell-address="'Calendario e Tabellone'.K31"/>
          </calcext:conditional-format>
          <calcext:conditional-format calcext:target-range-address="'Calendario e Tabellone'.K32:'Calendario e Tabellone'.K33 'Calendario e Tabellone'.K37:'Calendario e Tabellone'.K38">
            <calcext:condition calcext:apply-style-name="ConditionalStyle_78" calcext:value="formula-is([.$P$5]=&quot;Black and White&quot;)" calcext:base-cell-address="'Calendario e Tabellone'.K32"/>
          </calcext:conditional-format>
          <calcext:conditional-format calcext:target-range-address="'Calendario e Tabellone'.K20:'Calendario e Tabellone'.K20">
            <calcext:condition calcext:apply-style-name="ConditionalStyle_77" calcext:value="formula-is([.$P$5]=&quot;Black and White&quot;)" calcext:base-cell-address="'Calendario e Tabellone'.K20"/>
          </calcext:conditional-format>
          <calcext:conditional-format calcext:target-range-address="'Calendario e Tabellone'.K22:'Calendario e Tabellone'.K23">
            <calcext:condition calcext:apply-style-name="ConditionalStyle_76" calcext:value="formula-is([.$P$5]=&quot;Black and White&quot;)" calcext:base-cell-address="'Calendario e Tabellone'.K22"/>
          </calcext:conditional-format>
          <calcext:conditional-format calcext:target-range-address="'Calendario e Tabellone'.K21:'Calendario e Tabellone'.K21">
            <calcext:condition calcext:apply-style-name="ConditionalStyle_75" calcext:value="formula-is([.$P$5]=&quot;Black and White&quot;)" calcext:base-cell-address="'Calendario e Tabellone'.K21"/>
          </calcext:conditional-format>
          <calcext:conditional-format calcext:target-range-address="'Calendario e Tabellone'.K15:'Calendario e Tabellone'.K15">
            <calcext:condition calcext:apply-style-name="ConditionalStyle_74" calcext:value="formula-is([.$P$5]=&quot;Black and White&quot;)" calcext:base-cell-address="'Calendario e Tabellone'.K15"/>
          </calcext:conditional-format>
          <calcext:conditional-format calcext:target-range-address="'Calendario e Tabellone'.K17:'Calendario e Tabellone'.K18">
            <calcext:condition calcext:apply-style-name="ConditionalStyle_73" calcext:value="formula-is([.$P$5]=&quot;Black and White&quot;)" calcext:base-cell-address="'Calendario e Tabellone'.K17"/>
          </calcext:conditional-format>
          <calcext:conditional-format calcext:target-range-address="'Calendario e Tabellone'.K16:'Calendario e Tabellone'.K16">
            <calcext:condition calcext:apply-style-name="ConditionalStyle_72" calcext:value="formula-is([.$P$5]=&quot;Black and White&quot;)" calcext:base-cell-address="'Calendario e Tabellone'.K16"/>
          </calcext:conditional-format>
          <calcext:conditional-format calcext:target-range-address="'Calendario e Tabellone'.K10:'Calendario e Tabellone'.K10">
            <calcext:condition calcext:apply-style-name="ConditionalStyle_71" calcext:value="formula-is([.$P$5]=&quot;Black and White&quot;)" calcext:base-cell-address="'Calendario e Tabellone'.K10"/>
          </calcext:conditional-format>
          <calcext:conditional-format calcext:target-range-address="'Calendario e Tabellone'.K12:'Calendario e Tabellone'.K13">
            <calcext:condition calcext:apply-style-name="ConditionalStyle_70" calcext:value="formula-is([.$P$5]=&quot;Black and White&quot;)" calcext:base-cell-address="'Calendario e Tabellone'.K12"/>
          </calcext:conditional-format>
          <calcext:conditional-format calcext:target-range-address="'Calendario e Tabellone'.K11:'Calendario e Tabellone'.K11">
            <calcext:condition calcext:apply-style-name="ConditionalStyle_69" calcext:value="formula-is([.$P$5]=&quot;Black and White&quot;)" calcext:base-cell-address="'Calendario e Tabellone'.K11"/>
          </calcext:conditional-format>
          <calcext:conditional-format calcext:target-range-address="'Calendario e Tabellone'.K5:'Calendario e Tabellone'.K5">
            <calcext:condition calcext:apply-style-name="ConditionalStyle_68" calcext:value="formula-is([.$P$5]=&quot;Black and White&quot;)" calcext:base-cell-address="'Calendario e Tabellone'.K5"/>
          </calcext:conditional-format>
          <calcext:conditional-format calcext:target-range-address="'Calendario e Tabellone'.K7:'Calendario e Tabellone'.K8">
            <calcext:condition calcext:apply-style-name="ConditionalStyle_67" calcext:value="formula-is([.$P$5]=&quot;Black and White&quot;)" calcext:base-cell-address="'Calendario e Tabellone'.K7"/>
          </calcext:conditional-format>
          <calcext:conditional-format calcext:target-range-address="'Calendario e Tabellone'.K6:'Calendario e Tabellone'.K6">
            <calcext:condition calcext:apply-style-name="ConditionalStyle_66" calcext:value="formula-is([.$P$5]=&quot;Black and White&quot;)" calcext:base-cell-address="'Calendario e Tabellone'.K6"/>
          </calcext:conditional-format>
          <calcext:conditional-format calcext:target-range-address="'Calendario e Tabellone'.L26:'Calendario e Tabellone'.L26">
            <calcext:condition calcext:apply-style-name="ConditionalStyle_65" calcext:value="formula-is([.$P$5]=&quot;Black and White&quot;)" calcext:base-cell-address="'Calendario e Tabellone'.L26"/>
          </calcext:conditional-format>
          <calcext:conditional-format calcext:target-range-address="'Calendario e Tabellone'.L31:'Calendario e Tabellone'.S31 'Calendario e Tabellone'.L36:'Calendario e Tabellone'.S36 'Calendario e Tabellone'.L41:'Calendario e Tabellone'.S41">
            <calcext:condition calcext:apply-style-name="ConditionalStyle_64" calcext:value="formula-is([.$P$5]=&quot;Black and White&quot;)" calcext:base-cell-address="'Calendario e Tabellone'.L31"/>
          </calcext:conditional-format>
          <calcext:conditional-format calcext:target-range-address="'Calendario e Tabellone'.M32:'Calendario e Tabellone'.S33 'Calendario e Tabellone'.M37:'Calendario e Tabellone'.S38">
            <calcext:condition calcext:apply-style-name="ConditionalStyle_63" calcext:value="formula-is([.$P$5]=&quot;Black and White&quot;)" calcext:base-cell-address="'Calendario e Tabellone'.M32"/>
          </calcext:conditional-format>
          <calcext:conditional-format calcext:target-range-address="'Calendario e Tabellone'.L20:'Calendario e Tabellone'.S20">
            <calcext:condition calcext:apply-style-name="ConditionalStyle_62" calcext:value="formula-is([.$P$5]=&quot;Black and White&quot;)" calcext:base-cell-address="'Calendario e Tabellone'.L20"/>
          </calcext:conditional-format>
          <calcext:conditional-format calcext:target-range-address="'Calendario e Tabellone'.M22:'Calendario e Tabellone'.M22">
            <calcext:condition calcext:apply-style-name="ConditionalStyle_61" calcext:value="formula-is([.$P$5]=&quot;Black and White&quot;)" calcext:base-cell-address="'Calendario e Tabellone'.M22"/>
          </calcext:conditional-format>
          <calcext:conditional-format calcext:target-range-address="'Calendario e Tabellone'.M23:'Calendario e Tabellone'.M23">
            <calcext:condition calcext:apply-style-name="ConditionalStyle_60" calcext:value="formula-is([.$P$5]=&quot;Black and White&quot;)" calcext:base-cell-address="'Calendario e Tabellone'.M23"/>
          </calcext:conditional-format>
          <calcext:conditional-format calcext:target-range-address="'Calendario e Tabellone'.N22:'Calendario e Tabellone'.N23">
            <calcext:condition calcext:apply-style-name="ConditionalStyle_59" calcext:value="formula-is([.$P$5]=&quot;Black and White&quot;)" calcext:base-cell-address="'Calendario e Tabellone'.N22"/>
          </calcext:conditional-format>
          <calcext:conditional-format calcext:target-range-address="'Calendario e Tabellone'.O22:'Calendario e Tabellone'.S23">
            <calcext:condition calcext:apply-style-name="ConditionalStyle_58" calcext:value="formula-is([.$P$5]=&quot;Black and White&quot;)" calcext:base-cell-address="'Calendario e Tabellone'.O22"/>
          </calcext:conditional-format>
          <calcext:conditional-format calcext:target-range-address="'Calendario e Tabellone'.M21:'Calendario e Tabellone'.S21">
            <calcext:condition calcext:apply-style-name="ConditionalStyle_57" calcext:value="formula-is([.$P$5]=&quot;Black and White&quot;)" calcext:base-cell-address="'Calendario e Tabellone'.M21"/>
          </calcext:conditional-format>
          <calcext:conditional-format calcext:target-range-address="'Calendario e Tabellone'.L23:'Calendario e Tabellone'.L23">
            <calcext:condition calcext:apply-style-name="ConditionalStyle_56" calcext:value="formula-is([.$P$5]=&quot;Black and White&quot;)" calcext:base-cell-address="'Calendario e Tabellone'.L23"/>
          </calcext:conditional-format>
          <calcext:conditional-format calcext:target-range-address="'Calendario e Tabellone'.L22:'Calendario e Tabellone'.L22">
            <calcext:condition calcext:apply-style-name="ConditionalStyle_55" calcext:value="formula-is([.$P$5]=&quot;Black and White&quot;)" calcext:base-cell-address="'Calendario e Tabellone'.L22"/>
          </calcext:conditional-format>
          <calcext:conditional-format calcext:target-range-address="'Calendario e Tabellone'.L21:'Calendario e Tabellone'.L21">
            <calcext:condition calcext:apply-style-name="ConditionalStyle_54" calcext:value="formula-is([.$P$5]=&quot;Black and White&quot;)" calcext:base-cell-address="'Calendario e Tabellone'.L21"/>
          </calcext:conditional-format>
          <calcext:conditional-format calcext:target-range-address="'Calendario e Tabellone'.L15:'Calendario e Tabellone'.S15">
            <calcext:condition calcext:apply-style-name="ConditionalStyle_53" calcext:value="formula-is([.$P$5]=&quot;Black and White&quot;)" calcext:base-cell-address="'Calendario e Tabellone'.L15"/>
          </calcext:conditional-format>
          <calcext:conditional-format calcext:target-range-address="'Calendario e Tabellone'.M17:'Calendario e Tabellone'.M17">
            <calcext:condition calcext:apply-style-name="ConditionalStyle_52" calcext:value="formula-is([.$P$5]=&quot;Black and White&quot;)" calcext:base-cell-address="'Calendario e Tabellone'.M17"/>
          </calcext:conditional-format>
          <calcext:conditional-format calcext:target-range-address="'Calendario e Tabellone'.M18:'Calendario e Tabellone'.M18">
            <calcext:condition calcext:apply-style-name="ConditionalStyle_51" calcext:value="formula-is([.$P$5]=&quot;Black and White&quot;)" calcext:base-cell-address="'Calendario e Tabellone'.M18"/>
          </calcext:conditional-format>
          <calcext:conditional-format calcext:target-range-address="'Calendario e Tabellone'.N17:'Calendario e Tabellone'.N18">
            <calcext:condition calcext:apply-style-name="ConditionalStyle_50" calcext:value="formula-is([.$P$5]=&quot;Black and White&quot;)" calcext:base-cell-address="'Calendario e Tabellone'.N17"/>
          </calcext:conditional-format>
          <calcext:conditional-format calcext:target-range-address="'Calendario e Tabellone'.O17:'Calendario e Tabellone'.S18">
            <calcext:condition calcext:apply-style-name="ConditionalStyle_49" calcext:value="formula-is([.$P$5]=&quot;Black and White&quot;)" calcext:base-cell-address="'Calendario e Tabellone'.O17"/>
          </calcext:conditional-format>
          <calcext:conditional-format calcext:target-range-address="'Calendario e Tabellone'.M16:'Calendario e Tabellone'.S16">
            <calcext:condition calcext:apply-style-name="ConditionalStyle_48" calcext:value="formula-is([.$P$5]=&quot;Black and White&quot;)" calcext:base-cell-address="'Calendario e Tabellone'.M16"/>
          </calcext:conditional-format>
          <calcext:conditional-format calcext:target-range-address="'Calendario e Tabellone'.L18:'Calendario e Tabellone'.L18">
            <calcext:condition calcext:apply-style-name="ConditionalStyle_47" calcext:value="formula-is([.$P$5]=&quot;Black and White&quot;)" calcext:base-cell-address="'Calendario e Tabellone'.L18"/>
          </calcext:conditional-format>
          <calcext:conditional-format calcext:target-range-address="'Calendario e Tabellone'.L17:'Calendario e Tabellone'.L17">
            <calcext:condition calcext:apply-style-name="ConditionalStyle_46" calcext:value="formula-is([.$P$5]=&quot;Black and White&quot;)" calcext:base-cell-address="'Calendario e Tabellone'.L17"/>
          </calcext:conditional-format>
          <calcext:conditional-format calcext:target-range-address="'Calendario e Tabellone'.L16:'Calendario e Tabellone'.L16">
            <calcext:condition calcext:apply-style-name="ConditionalStyle_45" calcext:value="formula-is([.$P$5]=&quot;Black and White&quot;)" calcext:base-cell-address="'Calendario e Tabellone'.L16"/>
          </calcext:conditional-format>
          <calcext:conditional-format calcext:target-range-address="'Calendario e Tabellone'.L10:'Calendario e Tabellone'.S10">
            <calcext:condition calcext:apply-style-name="ConditionalStyle_44" calcext:value="formula-is([.$P$5]=&quot;Black and White&quot;)" calcext:base-cell-address="'Calendario e Tabellone'.L10"/>
          </calcext:conditional-format>
          <calcext:conditional-format calcext:target-range-address="'Calendario e Tabellone'.M12:'Calendario e Tabellone'.M12">
            <calcext:condition calcext:apply-style-name="ConditionalStyle_43" calcext:value="formula-is([.$P$5]=&quot;Black and White&quot;)" calcext:base-cell-address="'Calendario e Tabellone'.M12"/>
          </calcext:conditional-format>
          <calcext:conditional-format calcext:target-range-address="'Calendario e Tabellone'.M13:'Calendario e Tabellone'.M13">
            <calcext:condition calcext:apply-style-name="ConditionalStyle_42" calcext:value="formula-is([.$P$5]=&quot;Black and White&quot;)" calcext:base-cell-address="'Calendario e Tabellone'.M13"/>
          </calcext:conditional-format>
          <calcext:conditional-format calcext:target-range-address="'Calendario e Tabellone'.N12:'Calendario e Tabellone'.N13">
            <calcext:condition calcext:apply-style-name="ConditionalStyle_41" calcext:value="formula-is([.$P$5]=&quot;Black and White&quot;)" calcext:base-cell-address="'Calendario e Tabellone'.N12"/>
          </calcext:conditional-format>
          <calcext:conditional-format calcext:target-range-address="'Calendario e Tabellone'.O12:'Calendario e Tabellone'.S13">
            <calcext:condition calcext:apply-style-name="ConditionalStyle_40" calcext:value="formula-is([.$P$5]=&quot;Black and White&quot;)" calcext:base-cell-address="'Calendario e Tabellone'.O12"/>
          </calcext:conditional-format>
          <calcext:conditional-format calcext:target-range-address="'Calendario e Tabellone'.M11:'Calendario e Tabellone'.S11">
            <calcext:condition calcext:apply-style-name="ConditionalStyle_39" calcext:value="formula-is([.$P$5]=&quot;Black and White&quot;)" calcext:base-cell-address="'Calendario e Tabellone'.M11"/>
          </calcext:conditional-format>
          <calcext:conditional-format calcext:target-range-address="'Calendario e Tabellone'.L13:'Calendario e Tabellone'.L13">
            <calcext:condition calcext:apply-style-name="ConditionalStyle_38" calcext:value="formula-is([.$P$5]=&quot;Black and White&quot;)" calcext:base-cell-address="'Calendario e Tabellone'.L13"/>
          </calcext:conditional-format>
          <calcext:conditional-format calcext:target-range-address="'Calendario e Tabellone'.L12:'Calendario e Tabellone'.L12">
            <calcext:condition calcext:apply-style-name="ConditionalStyle_37" calcext:value="formula-is([.$P$5]=&quot;Black and White&quot;)" calcext:base-cell-address="'Calendario e Tabellone'.L12"/>
          </calcext:conditional-format>
          <calcext:conditional-format calcext:target-range-address="'Calendario e Tabellone'.L11:'Calendario e Tabellone'.L11">
            <calcext:condition calcext:apply-style-name="ConditionalStyle_36" calcext:value="formula-is([.$P$5]=&quot;Black and White&quot;)" calcext:base-cell-address="'Calendario e Tabellone'.L11"/>
          </calcext:conditional-format>
          <calcext:conditional-format calcext:target-range-address="'Calendario e Tabellone'.L5:'Calendario e Tabellone'.S5">
            <calcext:condition calcext:apply-style-name="ConditionalStyle_35" calcext:value="formula-is([.$P$5]=&quot;Black and White&quot;)" calcext:base-cell-address="'Calendario e Tabellone'.L5"/>
          </calcext:conditional-format>
          <calcext:conditional-format calcext:target-range-address="'Calendario e Tabellone'.M7:'Calendario e Tabellone'.M7">
            <calcext:condition calcext:apply-style-name="ConditionalStyle_34" calcext:value="formula-is([.$P$5]=&quot;Black and White&quot;)" calcext:base-cell-address="'Calendario e Tabellone'.M7"/>
          </calcext:conditional-format>
          <calcext:conditional-format calcext:target-range-address="'Calendario e Tabellone'.M8:'Calendario e Tabellone'.M8">
            <calcext:condition calcext:apply-style-name="ConditionalStyle_33" calcext:value="formula-is([.$P$5]=&quot;Black and White&quot;)" calcext:base-cell-address="'Calendario e Tabellone'.M8"/>
          </calcext:conditional-format>
          <calcext:conditional-format calcext:target-range-address="'Calendario e Tabellone'.N7:'Calendario e Tabellone'.N8">
            <calcext:condition calcext:apply-style-name="ConditionalStyle_32" calcext:value="formula-is([.$P$5]=&quot;Black and White&quot;)" calcext:base-cell-address="'Calendario e Tabellone'.N7"/>
          </calcext:conditional-format>
          <calcext:conditional-format calcext:target-range-address="'Calendario e Tabellone'.O7:'Calendario e Tabellone'.S8">
            <calcext:condition calcext:apply-style-name="ConditionalStyle_31" calcext:value="formula-is([.$P$5]=&quot;Black and White&quot;)" calcext:base-cell-address="'Calendario e Tabellone'.O7"/>
          </calcext:conditional-format>
          <calcext:conditional-format calcext:target-range-address="'Calendario e Tabellone'.M6:'Calendario e Tabellone'.S6">
            <calcext:condition calcext:apply-style-name="ConditionalStyle_30" calcext:value="formula-is([.$P$5]=&quot;Black and White&quot;)" calcext:base-cell-address="'Calendario e Tabellone'.M6"/>
          </calcext:conditional-format>
          <calcext:conditional-format calcext:target-range-address="'Calendario e Tabellone'.L8:'Calendario e Tabellone'.L8">
            <calcext:condition calcext:apply-style-name="ConditionalStyle_29" calcext:value="formula-is([.$P$5]=&quot;Black and White&quot;)" calcext:base-cell-address="'Calendario e Tabellone'.L8"/>
          </calcext:conditional-format>
          <calcext:conditional-format calcext:target-range-address="'Calendario e Tabellone'.L7:'Calendario e Tabellone'.L7">
            <calcext:condition calcext:apply-style-name="ConditionalStyle_28" calcext:value="formula-is([.$P$5]=&quot;Black and White&quot;)" calcext:base-cell-address="'Calendario e Tabellone'.L7"/>
          </calcext:conditional-format>
          <calcext:conditional-format calcext:target-range-address="'Calendario e Tabellone'.L6:'Calendario e Tabellone'.L6">
            <calcext:condition calcext:apply-style-name="ConditionalStyle_27" calcext:value="formula-is([.$P$5]=&quot;Black and White&quot;)" calcext:base-cell-address="'Calendario e Tabellone'.L6"/>
          </calcext:conditional-format>
          <calcext:conditional-format calcext:target-range-address="'Calendario e Tabellone'.K42:'Calendario e Tabellone'.K42">
            <calcext:condition calcext:apply-style-name="ConditionalStyle_14" calcext:value="formula-is([.$P$5]=&quot;Black and White&quot;)" calcext:base-cell-address="'Calendario e Tabellone'.K42"/>
          </calcext:conditional-format>
          <calcext:conditional-format calcext:target-range-address="'Calendario e Tabellone'.K43:'Calendario e Tabellone'.K43">
            <calcext:condition calcext:apply-style-name="ConditionalStyle_13" calcext:value="formula-is([.$P$5]=&quot;Black and White&quot;)" calcext:base-cell-address="'Calendario e Tabellone'.K43"/>
          </calcext:conditional-format>
          <calcext:conditional-format calcext:target-range-address="'Calendario e Tabellone'.L42:'Calendario e Tabellone'.L42">
            <calcext:condition calcext:apply-style-name="ConditionalStyle_4" calcext:value="formula-is([.$P$5]=&quot;Black and White&quot;)" calcext:base-cell-address="'Calendario e Tabellone'.L42"/>
          </calcext:conditional-format>
          <calcext:conditional-format calcext:target-range-address="'Calendario e Tabellone'.L43:'Calendario e Tabellone'.L43">
            <calcext:condition calcext:apply-style-name="ConditionalStyle_3" calcext:value="formula-is([.$P$5]=&quot;Black and White&quot;)" calcext:base-cell-address="'Calendario e Tabellone'.L43"/>
          </calcext:conditional-format>
          <calcext:conditional-format calcext:target-range-address="'Calendario e Tabellone'.M43:'Calendario e Tabellone'.S43">
            <calcext:condition calcext:apply-style-name="ConditionalStyle_2" calcext:value="formula-is([.$P$5]=&quot;Black and White&quot;)" calcext:base-cell-address="'Calendario e Tabellone'.M43"/>
          </calcext:conditional-format>
          <calcext:conditional-format calcext:target-range-address="'Calendario e Tabellone'.M42:'Calendario e Tabellone'.S42">
            <calcext:condition calcext:apply-style-name="ConditionalStyle_1" calcext:value="formula-is([.$P$5]=&quot;Black and White&quot;)" calcext:base-cell-address="'Calendario e Tabellone'.M42"/>
          </calcext:conditional-format>
          <calcext:conditional-format calcext:target-range-address="'Calendario e Tabellone'.AB9:'Calendario e Tabellone'.AB9 'Calendario e Tabellone'.AB17:'Calendario e Tabellone'.AB17 'Calendario e Tabellone'.AB25:'Calendario e Tabellone'.AB25 'Calendario e Tabellone'.AB33:'Calendario e Tabellone'.AB33 'Calendario e Tabellone'.AG13:'Calendario e Tabellone'.AG13 'Calendario e Tabellone'.AG29:'Calendario e Tabellone'.AG29 'Calendario e Tabellone'.AL20:'Calendario e Tabellone'.AL20">
            <calcext:condition calcext:apply-style-name="ConditionalStyle_114" calcext:value="formula-is([.$P$5]=&quot;Black and White&quot;)" calcext:base-cell-address="'Calendario e Tabellone'.AB9"/>
          </calcext:conditional-format>
          <calcext:conditional-format calcext:target-range-address="'Calendario e Tabellone'.B1:'Calendario e Tabellone'.B1">
            <calcext:condition calcext:apply-style-name="ConditionalStyle_204" calcext:value="formula-is([.$P$5]=&quot;Black and White&quot;)" calcext:base-cell-address="'Calendario e Tabellone'.B1"/>
          </calcext:conditional-format>
        </calcext:conditional-formats>
      </table:table>
      <table:named-expressions>
        <table:named-range table:name="CAMPI" table:base-cell-address="$Parametri.$F$6" table:cell-range-address="$Parametri.$F$6:.$G$13"/>
        <table:named-range table:name="CLASSIFICA_GIRONE_A" table:base-cell-address="$'Classifiche Gironi'.$A$2" table:cell-range-address="$'Classifiche Gironi'.$A$2:.$S$5"/>
        <table:named-range table:name="CLASSIFICA_GIRONE_B" table:base-cell-address="$'Classifiche Gironi'.$A$8" table:cell-range-address="$'Classifiche Gironi'.$A$8:.$S$11"/>
        <table:named-range table:name="CLASSIFICA_GIRONE_C" table:base-cell-address="$'Classifiche Gironi'.$A$14" table:cell-range-address="$'Classifiche Gironi'.$A$14:.$S$17"/>
        <table:named-range table:name="CLASSIFICA_GIRONE_D" table:base-cell-address="$'Classifiche Gironi'.$A$20" table:cell-range-address="$'Classifiche Gironi'.$A$20:.$S$23"/>
        <table:named-range table:name="CLASSIFICA_GIRONE_E" table:base-cell-address="$'Classifiche Gironi'.$A$26" table:cell-range-address="$'Classifiche Gironi'.$A$26:.$S$29"/>
        <table:named-range table:name="CLASSIFICA_GIRONE_F" table:base-cell-address="$'Classifiche Gironi'.$A$32" table:cell-range-address="$'Classifiche Gironi'.$A$32:.$S$35"/>
        <table:named-range table:name="CLASSIFICA_GIRONE_G" table:base-cell-address="$'Classifiche Gironi'.$S$41" table:cell-range-address="$'Classifiche Gironi'.$A$38:.$S$41"/>
        <table:named-range table:name="CLASSIFICA_GIRONE_H" table:base-cell-address="$'Classifiche Gironi'.$S$47" table:cell-range-address="$'Classifiche Gironi'.$A$44:.$S$47"/>
        <table:named-range table:name="PARTITE_GIRONI" table:base-cell-address="$Partite.$A$2" table:cell-range-address="$Partite.$A$2:.$W$49"/>
        <table:named-range table:name="SQUADRE" table:base-cell-address="$Parametri.$A$5" table:cell-range-address="$Parametri.$A$5:.$D$37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 CYR" svg:font-family="'Arial CYR'" style:font-family-generic="swiss"/>
    <style:font-face style:name="Arial Cyr" svg:font-family="'Arial Cyr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10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0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2P0" style:volatile="true">
      <number:text>+</number:text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date-style style:name="N114P0" style:volatile="true">
      <number:day/>
      <number:text> </number:text>
      <number:month number:textual="true"/>
    </number:date-style>
    <number:text-style style:name="N114">
      <number:text-content/>
      <style:map style:condition="value()&lt;=1.79769313486232E+308" style:apply-style-name="N114P0"/>
    </number:text-style>
    <number:time-style style:name="N116P0" style:volatile="true">
      <number:hours/>
      <number:text>:</number:text>
      <number:minutes number:style="long"/>
    </number:time-style>
    <number:text-style style:name="N116">
      <number:text-content/>
      <style:map style:condition="value()&lt;=1.79769313486232E+308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lt;=1.79769313486232E+308" style:apply-style-name="N118P0"/>
    </number:text-style>
    <number:number-style style:name="N119" number:title="Personalizzato">
      <number:number number:decimal-places="6" loext:min-decimal-places="6" number:min-integer-digits="0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0" loext:min-decimal-places="0" number:min-integer-digits="1" number:grouping="true"/>
    </number:currency-style>
    <number:currency-style style:name="N121" number:title="Personalizzato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1" number:grouping="true"/>
      <style:map style:condition="value()&gt;=0" style:apply-style-name="N121P0"/>
    </number:currency-style>
    <number:currency-style style:name="N123P0" style:volatile="true">
      <number:text>+</number:text>
      <number:currency-symbol number:language="it" number:country="IT">€</number:currency-symbol>
      <number:text> </number:text>
      <number:number number:decimal-places="0" loext:min-decimal-places="0" number:min-integer-digits="0"/>
    </number:currency-style>
    <number:currency-style style:name="N123" number:title="Personalizzato">
      <number:text>-</number:text>
      <number:currency-symbol number:language="it" number:country="IT">€</number:currency-symbol>
      <number:text> </number:text>
      <number:number number:decimal-places="0" loext:min-decimal-places="0" number:min-integer-digits="0"/>
      <style:map style:condition="value()&gt;=0" style:apply-style-name="N123P0"/>
    </number:currency-style>
    <number:number-style style:name="N125P0" style:volatile="true">
      <number:text>+</number:text>
      <number:number number:decimal-places="0" loext:min-decimal-places="0" number:min-integer-digits="1"/>
    </number:number-style>
    <number:number-style style:name="N125"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6">
      <number:number number:decimal-places="12" loext:min-decimal-places="12" number:min-integer-digits="0"/>
    </number:number-style>
    <number:date-style style:name="N127">
      <number:day-of-week/>
      <number:text> </number:text>
      <number:day/>
      <number:text> </number:text>
      <number:month number:textual="true"/>
    </number:date-style>
    <number:date-style style:name="N128" number:title="Personalizzato">
      <number:day-of-week/>
      <number:text> </number:text>
      <number:day number:style="long"/>
      <number:text> </number:text>
      <number:month number:textual="true"/>
    </number:date-style>
    <number:date-style style:name="N129">
      <number:day-of-week/>
      <number:text> </number:text>
      <number:day number:style="long"/>
      <number:text>/</number:text>
      <number:month number:style="long"/>
      <number:text>/</number:text>
      <number:year number:style="long"/>
    </number:date-style>
    <number:number-style style:name="N130P0" style:volatile="true">
      <number:text>+</number:text>
      <number:number number:decimal-places="0" loext:min-decimal-places="0" number:min-integer-digits="1"/>
    </number:number-style>
    <number:number-style style:name="N130">
      <number:text>-</number:text>
      <number:number number:decimal-places="0" loext:min-decimal-places="0" number:min-integer-digits="1"/>
      <style:map style:condition="value()&gt;=0" style:apply-style-name="N130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05P0"/>
    </number:number-style>
    <number:number-style style:name="N2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06P0"/>
    </number:number-style>
    <number:number-style style:name="N2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08P0"/>
    </number:number-style>
    <number:number-style style:name="N2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09P0"/>
    </number:number-style>
    <number:date-style style:name="N2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11" number:language="it" number:country="IT">
      <number:day number:style="long"/>
      <number:text>-</number:text>
      <number:month number:textual="true"/>
    </number:date-style>
    <number:date-style style:name="N20112" number:language="it" number:country="IT">
      <number:month number:textual="true"/>
      <number:text>-</number:text>
      <number:year/>
    </number:date-style>
    <number:time-style style:name="N20113" number:language="it" number:country="IT">
      <number:hours/>
      <number:text>:</number:text>
      <number:minutes number:style="long"/>
      <number:text> </number:text>
      <number:am-pm/>
    </number:time-style>
    <number:time-style style:name="N2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5" number:language="it" number:country="IT">
      <number:hours/>
      <number:text>:</number:text>
      <number:minutes number:style="long"/>
    </number:time-style>
    <number:time-style style:name="N2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2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18P0" style:volatile="true" number:language="it" number:country="IT">
      <number:number number:decimal-places="0" loext:min-decimal-places="0" number:min-integer-digits="1" number:grouping="true"/>
    </number:number-style>
    <number:number-style style:name="N2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it" number:country="IT">
      <number:number number:decimal-places="0" loext:min-decimal-places="0" number:min-integer-digits="1" number:grouping="true"/>
    </number:number-style>
    <number:number-style style:name="N2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number number:decimal-places="2" loext:min-decimal-places="2" number:min-integer-digits="1" number:grouping="true"/>
    </number:number-style>
    <number:number-style style:name="N2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number number:decimal-places="2" loext:min-decimal-places="2" number:min-integer-digits="1" number:grouping="true"/>
    </number:number-style>
    <number:number-style style:name="N2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1P0"/>
    </number:number-style>
    <number:number-style style:name="N2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5P2" style:volatile="true" number:language="it" number:country="IT">
      <loext:text> </loext:text>
      <loext:fill-character> </loext:fill-character>
      <number:text>- </number:text>
    </number:number-style>
    <number:text-style style:name="N20125" number:language="it" number:country="IT">
      <number:text> </number:text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9P2" style:volatile="true" number:language="it" number:country="IT">
      <loext:text> € </loext:text>
      <loext:fill-character> </loext:fill-character>
      <number:text>- </number:text>
    </number:number-style>
    <number:text-style style:name="N20129" number:language="it" number:country="IT">
      <number:text> </number:text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3" number:language="it" number:country="IT">
      <number:text> </number:text>
      <number:text-content/>
      <number:text> </number:text>
      <style:map style:condition="value()&gt;0" style:apply-style-name="N20133P0"/>
      <style:map style:condition="value()&lt;0" style:apply-style-name="N20133P1"/>
      <style:map style:condition="value()=0" style:apply-style-name="N20133P2"/>
    </number:text-style>
    <number:number-style style:name="N2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7" number:language="it" number:country="IT">
      <number:text> </number:text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 Cyr" fo:font-family="'Arial Cyr'" style:font-family-generic="swiss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 Cyr" style:font-family-complex="'Arial Cyr'" style:font-family-generic-complex="swiss" style:font-size-complex="8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ConditionalStyle_5f_228" style:display-name="ConditionalStyle_228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7" style:display-name="ConditionalStyle_227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6" style:display-name="ConditionalStyle_226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4" style:display-name="ConditionalStyle_224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3" style:display-name="ConditionalStyle_223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2" style:display-name="ConditionalStyle_222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1" style:display-name="ConditionalStyle_221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20" style:display-name="ConditionalStyle_220" style:family="table-cell" style:parent-style-name="Default">
      <style:text-properties fo:color="#0000ff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19" style:display-name="ConditionalStyle_219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8" style:display-name="ConditionalStyle_218" style:family="table-cell" style:parent-style-name="Default">
      <style:text-properties fo:color="#ff0000"/>
    </style:style>
    <style:style style:name="ConditionalStyle_5f_217" style:display-name="ConditionalStyle_217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6" style:display-name="ConditionalStyle_216" style:family="table-cell" style:parent-style-name="Default">
      <style:text-properties fo:color="#ff0000"/>
    </style:style>
    <style:style style:name="ConditionalStyle_5f_215" style:display-name="ConditionalStyle_215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4" style:display-name="ConditionalStyle_214" style:family="table-cell" style:parent-style-name="Default">
      <style:text-properties fo:color="#ff0000"/>
    </style:style>
    <style:style style:name="ConditionalStyle_5f_213" style:display-name="ConditionalStyle_213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2" style:display-name="ConditionalStyle_212" style:family="table-cell" style:parent-style-name="Default">
      <style:text-properties fo:color="#ff0000"/>
    </style:style>
    <style:style style:name="ConditionalStyle_5f_211" style:display-name="ConditionalStyle_211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210" style:display-name="ConditionalStyle_210" style:family="table-cell" style:parent-style-name="Default">
      <style:text-properties fo:color="#ff0000"/>
    </style:style>
    <style:style style:name="ConditionalStyle_5f_209" style:display-name="ConditionalStyle_2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8" style:display-name="ConditionalStyle_2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7" style:display-name="ConditionalStyle_20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6" style:display-name="ConditionalStyle_2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4" style:display-name="ConditionalStyle_2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03" style:display-name="ConditionalStyle_203" style:family="table-cell" style:parent-style-name="Default"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202" style:display-name="ConditionalStyle_20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1" style:display-name="ConditionalStyle_20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200" style:display-name="ConditionalStyle_20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9" style:display-name="ConditionalStyle_19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98" style:display-name="ConditionalStyle_198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7" style:display-name="ConditionalStyle_197" style:family="table-cell" style:parent-style-name="Default">
      <style:text-properties fo:color="#ff0000"/>
    </style:style>
    <style:style style:name="ConditionalStyle_5f_196" style:display-name="ConditionalStyle_196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5" style:display-name="ConditionalStyle_195" style:family="table-cell" style:parent-style-name="Default">
      <style:text-properties fo:color="#ff0000"/>
    </style:style>
    <style:style style:name="ConditionalStyle_5f_194" style:display-name="ConditionalStyle_194" style:family="table-cell" style:parent-style-name="Default">
      <style:text-properties fo:color="#0000ff" fo:font-style="normal" fo:font-weight="bold" style:font-style-asian="normal" style:font-weight-asian="bold" style:font-style-complex="normal" style:font-weight-complex="bold"/>
    </style:style>
    <style:style style:name="ConditionalStyle_5f_193" style:display-name="ConditionalStyle_193" style:family="table-cell" style:parent-style-name="Default">
      <style:text-properties fo:color="#ff0000"/>
    </style:style>
    <style:style style:name="ConditionalStyle_5f_192" style:display-name="ConditionalStyle_1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1" style:display-name="ConditionalStyle_1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0" style:display-name="ConditionalStyle_1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9" style:display-name="ConditionalStyle_1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6" style:display-name="ConditionalStyle_186" style:family="table-cell" style:parent-style-name="Default">
      <style:table-cell-properties fo:background-color="transparent"/>
      <style:text-properties fo:color="#ff0000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onditionalStyle_5f_185" style:display-name="ConditionalStyle_18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4" style:display-name="ConditionalStyle_18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3" style:display-name="ConditionalStyle_1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2" style:display-name="ConditionalStyle_18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1" style:display-name="ConditionalStyle_18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80" style:display-name="ConditionalStyle_1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9" style:display-name="ConditionalStyle_17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8" style:display-name="ConditionalStyle_17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7" style:display-name="ConditionalStyle_1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6" style:display-name="ConditionalStyle_17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5" style:display-name="ConditionalStyle_17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4" style:display-name="ConditionalStyle_1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3" style:display-name="ConditionalStyle_17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2" style:display-name="ConditionalStyle_17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1" style:display-name="ConditionalStyle_1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0" style:display-name="ConditionalStyle_17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9" style:display-name="ConditionalStyle_16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8" style:display-name="ConditionalStyle_1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7" style:display-name="ConditionalStyle_16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6" style:display-name="ConditionalStyle_16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5" style:display-name="ConditionalStyle_16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4" style:display-name="ConditionalStyle_16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3" style:display-name="ConditionalStyle_16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2" style:display-name="ConditionalStyle_1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1" style:display-name="ConditionalStyle_16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0" style:display-name="ConditionalStyle_16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9" style:display-name="ConditionalStyle_15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6" style:display-name="ConditionalStyle_15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5" style:display-name="ConditionalStyle_15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4" style:display-name="ConditionalStyle_15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3" style:display-name="ConditionalStyle_1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2" style:display-name="ConditionalStyle_15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1" style:display-name="ConditionalStyle_15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0" style:display-name="ConditionalStyle_15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9" style:display-name="ConditionalStyle_14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8" style:display-name="ConditionalStyle_14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7" style:display-name="ConditionalStyle_14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6" style:display-name="ConditionalStyle_14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5" style:display-name="ConditionalStyle_14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4" style:display-name="ConditionalStyle_1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3" style:display-name="ConditionalStyle_14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2" style:display-name="ConditionalStyle_14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1" style:display-name="ConditionalStyle_14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0" style:display-name="ConditionalStyle_14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9" style:display-name="ConditionalStyle_13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8" style:display-name="ConditionalStyle_13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7" style:display-name="ConditionalStyle_13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6" style:display-name="ConditionalStyle_13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35" style:display-name="ConditionalStyle_135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4" style:display-name="ConditionalStyle_13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33" style:display-name="ConditionalStyle_1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2" style:display-name="ConditionalStyle_1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1" style:display-name="ConditionalStyle_1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30" style:display-name="ConditionalStyle_13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129" style:display-name="ConditionalStyle_12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28" style:display-name="ConditionalStyle_12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7" style:display-name="ConditionalStyle_12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6" style:display-name="ConditionalStyle_12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5" style:display-name="ConditionalStyle_12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4" style:display-name="ConditionalStyle_12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3" style:display-name="ConditionalStyle_12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2" style:display-name="ConditionalStyle_1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1" style:display-name="ConditionalStyle_1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20" style:display-name="ConditionalStyle_12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9" style:display-name="ConditionalStyle_1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8" style:display-name="ConditionalStyle_11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7" style:display-name="ConditionalStyle_11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6" style:display-name="ConditionalStyle_11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5" style:display-name="ConditionalStyle_1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onditionalStyle_5f_114" style:display-name="ConditionalStyle_11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3" style:display-name="ConditionalStyle_11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2" style:display-name="ConditionalStyle_11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1" style:display-name="ConditionalStyle_11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10" style:display-name="ConditionalStyle_11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9" style:display-name="ConditionalStyle_10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8" style:display-name="ConditionalStyle_10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7" style:display-name="ConditionalStyle_10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6" style:display-name="ConditionalStyle_10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5" style:display-name="ConditionalStyle_10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4" style:display-name="ConditionalStyle_10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3" style:display-name="ConditionalStyle_103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2" style:display-name="ConditionalStyle_10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1" style:display-name="ConditionalStyle_101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100" style:display-name="ConditionalStyle_10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9" style:display-name="ConditionalStyle_9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8" style:display-name="ConditionalStyle_9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7" style:display-name="ConditionalStyle_9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6" style:display-name="ConditionalStyle_9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5" style:display-name="ConditionalStyle_9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4" style:display-name="ConditionalStyle_9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3" style:display-name="ConditionalStyle_9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2" style:display-name="ConditionalStyle_9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1" style:display-name="ConditionalStyle_9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90" style:display-name="ConditionalStyle_9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9" style:display-name="ConditionalStyle_8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8" style:display-name="ConditionalStyle_8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7" style:display-name="ConditionalStyle_8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6" style:display-name="ConditionalStyle_8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5" style:display-name="ConditionalStyle_8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4" style:display-name="ConditionalStyle_8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3" style:display-name="ConditionalStyle_8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82" style:display-name="ConditionalStyle_8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1" style:display-name="ConditionalStyle_8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80" style:display-name="ConditionalStyle_8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9" style:display-name="ConditionalStyle_7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8" style:display-name="ConditionalStyle_78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7" style:display-name="ConditionalStyle_7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6" style:display-name="ConditionalStyle_76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5" style:display-name="ConditionalStyle_7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4" style:display-name="ConditionalStyle_7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3" style:display-name="ConditionalStyle_7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72" style:display-name="ConditionalStyle_72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71" style:display-name="ConditionalStyle_7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70" style:display-name="ConditionalStyle_70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9" style:display-name="ConditionalStyle_6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8" style:display-name="ConditionalStyle_6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7" style:display-name="ConditionalStyle_67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66" style:display-name="ConditionalStyle_6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5" style:display-name="ConditionalStyle_6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4" style:display-name="ConditionalStyle_6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63" style:display-name="ConditionalStyle_6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2" style:display-name="ConditionalStyle_6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61" style:display-name="ConditionalStyle_6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60" style:display-name="ConditionalStyle_6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9" style:display-name="ConditionalStyle_5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8" style:display-name="ConditionalStyle_5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7" style:display-name="ConditionalStyle_5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6" style:display-name="ConditionalStyle_5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5" style:display-name="ConditionalStyle_55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4" style:display-name="ConditionalStyle_54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53" style:display-name="ConditionalStyle_5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52" style:display-name="ConditionalStyle_5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1" style:display-name="ConditionalStyle_5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50" style:display-name="ConditionalStyle_5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9" style:display-name="ConditionalStyle_4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8" style:display-name="ConditionalStyle_48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7" style:display-name="ConditionalStyle_4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6" style:display-name="ConditionalStyle_46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5" style:display-name="ConditionalStyle_45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44" style:display-name="ConditionalStyle_4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43" style:display-name="ConditionalStyle_4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2" style:display-name="ConditionalStyle_4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1" style:display-name="ConditionalStyle_4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40" style:display-name="ConditionalStyle_40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9" style:display-name="ConditionalStyle_39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8" style:display-name="ConditionalStyle_3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7" style:display-name="ConditionalStyle_37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6" style:display-name="ConditionalStyle_36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3" style:display-name="ConditionalStyle_33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2" style:display-name="ConditionalStyle_32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1" style:display-name="ConditionalStyle_3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0" style:display-name="ConditionalStyle_30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9" style:display-name="ConditionalStyle_29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8" style:display-name="ConditionalStyle_28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27" style:display-name="ConditionalStyle_27" style:family="table-cell" style:parent-style-name="Default">
      <style:table-cell-properties fo:background-color="#000000" fo:border="0.74pt solid #000000"/>
      <style:text-properties fo:color="#ffffff" fo:font-style="normal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2" style:display-name="ConditionalStyle_22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1" style:display-name="ConditionalStyle_21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20" style:display-name="ConditionalStyle_20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9" style:display-name="ConditionalStyle_19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8" style:display-name="ConditionalStyle_18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ffffff" fo:border="0.74pt solid #000000"/>
      <style:text-properties fo:color="#000000" fo:font-style="normal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3" style:display-name="ConditionalStyle_1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4" style:display-name="ConditionalStyle_4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style:style style:name="ConditionalStyle_5f_3" style:display-name="ConditionalStyle_3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2" style:display-name="ConditionalStyle_2" style:family="table-cell" style:parent-style-name="Default">
      <style:table-cell-properties fo:background-color="#000000" fo:border="0.74pt solid #000000"/>
      <style:text-properties fo:color="#ffffff" fo:font-weight="normal" style:font-weight-asian="normal" style:font-weight-complex="normal"/>
    </style:style>
    <style:style style:name="ConditionalStyle_5f_1" style:display-name="ConditionalStyle_1" style:family="table-cell" style:parent-style-name="Default">
      <style:table-cell-properties fo:background-color="#ffffff" fo:border="0.74pt solid #000000"/>
      <style:text-properties fo:color="#000000" fo:font-weight="normal" style:font-weight-asian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2">00/00/0000</text:date>, <text:time style:data-style-name="N2" text:time-value="18:13:01.53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0-07-22T18:15:25.129000000</dc:date>
    <meta:editing-duration>PT3H58M1S</meta:editing-duration>
    <meta:editing-cycles>55</meta:editing-cycles>
    <meta:document-statistic meta:table-count="4" meta:cell-count="3153" meta:object-count="0"/>
  </office:meta>
</office:document-meta>
</file>